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0.901cm"/>
    </style:style>
    <style:style style:name="co12" style:family="table-column">
      <style:table-column-properties fo:break-before="auto" style:column-width="1.52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0.379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0.497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0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8"/>
    <style:style style:name="ce3" style:family="table-cell" style:parent-style-name="Default" style:data-style-name="N10000">
      <style:text-properties fo:font-weight="normal" style:font-weight-asian="normal" style:font-weight-complex="normal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background-color="#dddddd"/>
    </style:style>
    <style:style style:name="ce7" style:family="table-cell" style:parent-style-name="Default" style:data-style-name="N10000">
      <style:table-cell-properties fo:background-color="#ffffa6"/>
    </style:style>
    <style:style style:name="ce8" style:family="table-cell" style:parent-style-name="Default" style:data-style-name="N10000">
      <style:table-cell-properties fo:background-color="transparent"/>
    </style:style>
    <style:style style:name="ce9" style:family="table-cell" style:parent-style-name="Default" style:data-style-name="N1000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AngleCircle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6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" table:default-cell-style-name="ce7"/>
        <table:table-column table:style-name="co1" table:number-columns-repeated="983" table:default-cell-style-name="ce1"/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DIUS: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IC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lt;polygon points="200,10 250,190 160,210" style="fill:lime;stroke:purple;stroke-width:1" /&gt;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OFFSE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FFSE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style-name="ce1" office:value-type="string" calcext:value-type="string">
            <text:p>fill:none;stroke:#000000;stroke-width:0.75590551;stroke-miterlimit:4;stroke-dasharray: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GLEFACT</text:p>
          </table:table-cell>
          <table:table-cell table:style-name="ce1" office:value-type="string" calcext:value-type="string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XTSTYLE</text:p>
          </table:table-cell>
          <table:table-cell table:style-name="ce1" table:formula="of:=COM.MICROSOFT.CONCAT(&quot;font-style:normal;font-variant:normal;font-weight:normal;font-stretch:normal;font-size:&quot;;textheight;&quot;px;line-height:1.25;font-family:'Droid Serif';-inkscape-font-specification:'Droid Serif'&quot;)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mfac</text:p>
          </table:table-cell>
          <table:table-cell office:value-type="float" office:value="3" calcext:value-type="float">
            <text:p>3,0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TEXTHEIGHT</text:p>
          </table:table-cell>
          <table:table-cell table:style-name="ce1" table:formula="of:=4*[.C9]" office:value-type="float" office:value="12" calcext:value-type="float">
            <text:p>12</text:p>
          </table:table-cell>
          <table:table-cell table:style-name="ce1" table:number-columns-repeated="5"/>
          <table:table-cell table:number-columns-repeated="5"/>
          <table:table-cell table:style-name="ce3" office:value-type="string" calcext:value-type="string">
            <text:p>&lt;svg width="</text:p>
          </table:table-cell>
          <table:table-cell table:formula="of:=(2*xoff)*Mmfac" office:value-type="float" office:value="600" calcext:value-type="float">
            <text:p>600</text:p>
          </table:table-cell>
          <table:table-cell office:value-type="string" calcext:value-type="string">
            <text:p>" height="</text:p>
          </table:table-cell>
          <table:table-cell table:formula="of:=(2*yoff)*Mmfac" office:value-type="float" office:value="600" calcext:value-type="float">
            <text:p>600</text:p>
          </table:table-cell>
          <table:table-cell office:value-type="string" calcext:value-type="string">
            <text:p>" &gt;</text:p>
          </table:table-cell>
          <table:table-cell table:number-columns-repeated="6"/>
          <table:table-cell table:formula="of:=COM.MICROSOFT.CONCAT([.N10:.R10])" office:value-type="string" office:string-value="&lt;svg width=&quot;600&quot; height=&quot;600&quot; &gt;" calcext:value-type="string">
            <text:p>&lt;svg width="600" height="600" &gt;</text:p>
          </table:table-cell>
          <table:table-cell table:number-columns-repeated="15"/>
          <table:table-cell table:formula="of:=[.Y10]" office:value-type="string" office:string-value="&lt;svg width=&quot;600&quot; height=&quot;600&quot; &gt;" calcext:value-type="string">
            <text:p>&lt;svg width="600" height="600" &gt;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3"/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&lt;line x1="</text:p>
          </table:table-cell>
          <table:table-cell table:style-name="ce2" table:formula="of:=TEXT((xoff-2*strich)*Mmfac;&quot;#.###&quot;)" office:value-type="string" office:string-value="288" calcext:value-type="string">
            <text:p>288</text:p>
          </table:table-cell>
          <table:table-cell office:value-type="string" calcext:value-type="string">
            <text:p>" y1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x2="</text:p>
          </table:table-cell>
          <table:table-cell table:style-name="ce2" table:formula="of:=TEXT((xoff+2*strich)*Mmfac;&quot;#.###&quot;)" office:value-type="string" office:string-value="312" calcext:value-type="string">
            <text:p>312</text:p>
          </table:table-cell>
          <table:table-cell office:value-type="string" calcext:value-type="string">
            <text:p>" y2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2:.X12])" office:value-type="string" office:string-value="&lt;line x1=&quot;288&quot; y1=&quot;300&quot; x2=&quot;312&quot; y2=&quot;300&quot; style=&quot;fill:none;stroke:#000000;stroke-width:0.75590551;stroke-miterlimit:4;stroke-dasharray:none&quot; /&gt;" calcext:value-type="string">
            <text:p>&lt;line x1="288" y1="300" x2="312" y2="30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Y12]" office:value-type="string" office:string-value="&lt;line x1=&quot;288&quot; y1=&quot;300&quot; x2=&quot;312&quot; y2=&quot;300&quot; style=&quot;fill:none;stroke:#000000;stroke-width:0.75590551;stroke-miterlimit:4;stroke-dasharray:none&quot; /&gt;" calcext:value-type="string">
            <text:p>&lt;line x1="288" y1="300" x2="312" y2="30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 table:number-columns-repeated="13"/>
          <table:table-cell office:value-type="string" calcext:value-type="string">
            <text:p>&lt;line x1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y1="</text:p>
          </table:table-cell>
          <table:table-cell table:style-name="ce2" table:formula="of:=TEXT((yoff-2*strich)*Mmfac;&quot;#.###&quot;)" office:value-type="string" office:string-value="288" calcext:value-type="string">
            <text:p>288</text:p>
          </table:table-cell>
          <table:table-cell office:value-type="string" calcext:value-type="string">
            <text:p>" x2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y2="</text:p>
          </table:table-cell>
          <table:table-cell table:style-name="ce2" table:formula="of:=TEXT((yoff+2*strich)*Mmfac;&quot;#.###&quot;)" office:value-type="string" office:string-value="312" calcext:value-type="string">
            <text:p>31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3:.X13])" office:value-type="string" office:string-value="&lt;line x1=&quot;300&quot; y1=&quot;288&quot; x2=&quot;300&quot; y2=&quot;312&quot; style=&quot;fill:none;stroke:#000000;stroke-width:0.75590551;stroke-miterlimit:4;stroke-dasharray:none&quot; /&gt;" calcext:value-type="string">
            <text:p>&lt;line x1="300" y1="288" x2="300" y2="312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Y13]" office:value-type="string" office:string-value="&lt;line x1=&quot;300&quot; y1=&quot;288&quot; x2=&quot;300&quot; y2=&quot;312&quot; style=&quot;fill:none;stroke:#000000;stroke-width:0.75590551;stroke-miterlimit:4;stroke-dasharray:none&quot; /&gt;" calcext:value-type="string">
            <text:p>&lt;line x1="300" y1="288" x2="300" y2="312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5" office:value-type="string" calcext:value-type="string">
            <text:p>&lt;circle cx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cy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r="</text:p>
          </table:table-cell>
          <table:table-cell table:style-name="ce2" table:formula="of:=TEXT(radius*Mmfac;&quot;#.###&quot;)" office:value-type="string" office:string-value="210" calcext:value-type="string">
            <text:p>2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number-columns-repeated="2"/>
          <table:table-cell table:formula="of:=COM.MICROSOFT.CONCAT([.N14:.X14])" office:value-type="string" office:string-value="&lt;circle cx=&quot;300&quot; cy=&quot;300&quot; r=&quot;210&quot; style=&quot;fill:none;stroke:#000000;stroke-width:0.75590551;stroke-miterlimit:4;stroke-dasharray:none&quot; /&gt;" calcext:value-type="string">
            <text:p>&lt;circle cx="300" cy="300" r="21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Y14]" office:value-type="string" office:string-value="&lt;circle cx=&quot;300&quot; cy=&quot;300&quot; r=&quot;210&quot; style=&quot;fill:none;stroke:#000000;stroke-width:0.75590551;stroke-miterlimit:4;stroke-dasharray:none&quot; /&gt;" calcext:value-type="string">
            <text:p>&lt;circle cx="300" cy="300" r="21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5" office:value-type="string" calcext:value-type="string">
            <text:p>&lt;circle cx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cy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r="</text:p>
          </table:table-cell>
          <table:table-cell table:style-name="ce2" table:formula="of:=TEXT((radius+20)*Mmfac;&quot;#.###&quot;)" office:value-type="string" office:string-value="270" calcext:value-type="string">
            <text:p>27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number-columns-repeated="2"/>
          <table:table-cell table:formula="of:=COM.MICROSOFT.CONCAT([.N15:.X15])" office:value-type="string" office:string-value="&lt;circle cx=&quot;300&quot; cy=&quot;300&quot; r=&quot;270&quot; style=&quot;fill:none;stroke:#000000;stroke-width:0.75590551;stroke-miterlimit:4;stroke-dasharray:none&quot; /&gt;" calcext:value-type="string">
            <text:p>&lt;circle cx="300" cy="300" r="27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Y15]" office:value-type="string" office:string-value="&lt;circle cx=&quot;300&quot; cy=&quot;300&quot; r=&quot;270&quot; style=&quot;fill:none;stroke:#000000;stroke-width:0.75590551;stroke-miterlimit:4;stroke-dasharray:none&quot; /&gt;" calcext:value-type="string">
            <text:p>&lt;circle cx="300" cy="300" r="27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 table:number-rows-repeated="9">
          <table:table-cell table:number-columns-repeated="10"/>
          <table:table-cell table:style-name="ce2"/>
          <table:table-cell table:number-columns-repeated="27"/>
          <table:table-cell table:style-name="ce2"/>
          <table:table-cell table:number-columns-repeated="985"/>
        </table:table-row>
        <table:table-row table:style-name="ro1">
          <table:table-cell/>
          <table:table-cell table:formula="of:=[.B26]-1" office:value-type="float" office:value="5" calcext:value-type="float">
            <text:p>5,000</text:p>
          </table:table-cell>
          <table:table-cell table:formula="of:=([.B25]/200)* PI()" office:value-type="float" office:value="0.0785398163397448" calcext:value-type="float">
            <text:p>0,079</text:p>
          </table:table-cell>
          <table:table-cell table:formula="of:=[.C25]/(0.5*PI())*90" office:value-type="float" office:value="4.5" calcext:value-type="float">
            <text:p>4,500</text:p>
          </table:table-cell>
          <table:table-cell table:formula="of:=TAN([.C25])" office:value-type="float" office:value="0.0787017068246184" calcext:value-type="float">
            <text:p>0,079</text:p>
          </table:table-cell>
          <table:table-cell table:formula="of:=LOG([.E25])" office:value-type="float" office:value="-1.10401584888013" calcext:value-type="float">
            <text:p>-1,104</text:p>
          </table:table-cell>
          <table:table-cell table:formula="of:=SIN([.F25]*afact)" office:value-type="float" office:value="-0.372362266849905" calcext:value-type="float">
            <text:p>-0,372</text:p>
          </table:table-cell>
          <table:table-cell table:formula="of:=COS([.F25]*afact)" office:value-type="float" office:value="-0.928087464750171" calcext:value-type="float">
            <text:p>-0,928</text:p>
          </table:table-cell>
          <table:table-cell table:formula="of:=([.H25]*radius+xoff)*Mmfac" office:value-type="float" office:value="105.101632402464" calcext:value-type="float">
            <text:p>105.101632402464</text:p>
          </table:table-cell>
          <table:table-cell table:formula="of:=([.G25]*radius+yoff)*Mmfac" office:value-type="float" office:value="221.80392396152" calcext:value-type="float">
            <text:p>221.80392396152</text:p>
          </table:table-cell>
          <table:table-cell table:style-name="ce2" table:formula="of:=(IF(0=MOD([.B25];5);IF(0=MOD([.B25];10);2*strich;1.5*strich);strich))" office:value-type="float" office:value="3" calcext:value-type="float">
            <text:p>3,000</text:p>
          </table:table-cell>
          <table:table-cell table:formula="of:=([.H25]*(radius+[.K25])+xoff)*Mmfac" office:value-type="float" office:value="96.7488452197126" calcext:value-type="float">
            <text:p>96.7488452197126</text:p>
          </table:table-cell>
          <table:table-cell table:formula="of:=([.G25]*(radius+[.K25])+yoff)*Mmfac" office:value-type="float" office:value="218.452663559871" calcext:value-type="float">
            <text:p>218.452663559871</text:p>
          </table:table-cell>
          <table:table-cell office:value-type="string" calcext:value-type="string">
            <text:p>&lt;line x1="</text:p>
          </table:table-cell>
          <table:table-cell table:formula="of:=TEXT([.I25];&quot;000.000&quot;)" office:value-type="string" office:string-value="105.102" calcext:value-type="string">
            <text:p>105.102</text:p>
          </table:table-cell>
          <table:table-cell office:value-type="string" calcext:value-type="string">
            <text:p>" y1="</text:p>
          </table:table-cell>
          <table:table-cell table:formula="of:=TEXT([.J25];&quot;000.000&quot;)" office:value-type="string" office:string-value="221.804" calcext:value-type="string">
            <text:p>221.804</text:p>
          </table:table-cell>
          <table:table-cell office:value-type="string" calcext:value-type="string">
            <text:p>" x2="</text:p>
          </table:table-cell>
          <table:table-cell table:formula="of:=TEXT([.L25];&quot;000.000&quot;)" office:value-type="string" office:string-value="096.749" calcext:value-type="string">
            <text:p>096.749</text:p>
          </table:table-cell>
          <table:table-cell office:value-type="string" calcext:value-type="string">
            <text:p>" y2="</text:p>
          </table:table-cell>
          <table:table-cell table:formula="of:=TEXT([.M25];&quot;000.000&quot;)" office:value-type="string" office:string-value="218.453" calcext:value-type="string">
            <text:p>218.45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25:.X25])" office:value-type="string" office:string-value="&lt;line x1=&quot;105.102&quot; y1=&quot;221.804&quot; x2=&quot;096.749&quot; y2=&quot;218.453&quot; style=&quot;fill:none;stroke:#000000;stroke-width:0.75590551;stroke-miterlimit:4;stroke-dasharray:none&quot; /&gt;" calcext:value-type="string">
            <text:p>&lt;line x1="105.102" y1="221.804" x2="096.749" y2="218.45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25]*afact)*90)) / (0.5*PI());&quot;0.###&quot;)" office:value-type="string" office:string-value="-158.139" calcext:value-type="string">
            <text:p>-158.1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5];&quot;#&quot;)" office:value-type="string" office:string-value="5" calcext:value-type="string">
            <text:p>5</text:p>
          </table:table-cell>
          <table:table-cell office:value-type="string" calcext:value-type="string">
            <text:p>&lt;/text&gt;</text:p>
          </table:table-cell>
          <table:table-cell table:formula="of:=IF(0=MOD([.B25];1);COM.MICROSOFT.CONCAT([.Y25:.AN25]);[.Y25])" office:value-type="string" office:string-value="&lt;line x1=&quot;105.102&quot; y1=&quot;221.804&quot; x2=&quot;096.749&quot; y2=&quot;218.45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58.139, 300, 300)&quot;&gt;5&lt;/text&gt;" calcext:value-type="string">
            <text:p>&lt;line x1="105.102" y1="221.804" x2="096.749" y2="218.45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58.139, 300, 300)"&gt;5&lt;/text&gt;</text:p>
          </table:table-cell>
          <table:table-cell table:number-columns-repeated="983"/>
        </table:table-row>
        <table:table-row table:style-name="ro1">
          <table:table-cell/>
          <table:table-cell table:formula="of:=[.B27]-1" office:value-type="float" office:value="6" calcext:value-type="float">
            <text:p>6,000</text:p>
          </table:table-cell>
          <table:table-cell table:formula="of:=([.B26]/200)* PI()" office:value-type="float" office:value="0.0942477796076938" calcext:value-type="float">
            <text:p>0,094</text:p>
          </table:table-cell>
          <table:table-cell table:formula="of:=[.C26]/(0.5*PI())*90" office:value-type="float" office:value="5.4" calcext:value-type="float">
            <text:p>5,400</text:p>
          </table:table-cell>
          <table:table-cell table:formula="of:=TAN([.C26])" office:value-type="float" office:value="0.094527831179282" calcext:value-type="float">
            <text:p>0,095</text:p>
          </table:table-cell>
          <table:table-cell table:formula="of:=LOG([.E26])" office:value-type="float" office:value="-1.0244403063259" calcext:value-type="float">
            <text:p>-1,024</text:p>
          </table:table-cell>
          <table:table-cell table:formula="of:=SIN([.F26]*afact)" office:value-type="float" office:value="-0.548435316228875" calcext:value-type="float">
            <text:p>-0,548</text:p>
          </table:table-cell>
          <table:table-cell table:formula="of:=COS([.F26]*afact)" office:value-type="float" office:value="-0.836192982458555" calcext:value-type="float">
            <text:p>-0,836</text:p>
          </table:table-cell>
          <table:table-cell table:formula="of:=([.H26]*radius+xoff)*Mmfac" office:value-type="float" office:value="124.399473683703" calcext:value-type="float">
            <text:p>124.399473683703</text:p>
          </table:table-cell>
          <table:table-cell table:formula="of:=([.G26]*radius+yoff)*Mmfac" office:value-type="float" office:value="184.828583591936" calcext:value-type="float">
            <text:p>184.828583591936</text:p>
          </table:table-cell>
          <table:table-cell table:style-name="ce2" table:formula="of:=(IF(0=MOD([.B26];5);IF(0=MOD([.B26];10);2*strich;1.5*strich);strich))" office:value-type="float" office:value="2" calcext:value-type="float">
            <text:p>2,000</text:p>
          </table:table-cell>
          <table:table-cell table:formula="of:=([.H26]*(radius+[.K26])+xoff)*Mmfac" office:value-type="float" office:value="119.382315788952" calcext:value-type="float">
            <text:p>119.382315788952</text:p>
          </table:table-cell>
          <table:table-cell table:formula="of:=([.G26]*(radius+[.K26])+yoff)*Mmfac" office:value-type="float" office:value="181.537971694563" calcext:value-type="float">
            <text:p>181.537971694563</text:p>
          </table:table-cell>
          <table:table-cell office:value-type="string" calcext:value-type="string">
            <text:p>&lt;line x1="</text:p>
          </table:table-cell>
          <table:table-cell table:formula="of:=TEXT([.I26];&quot;000.000&quot;)" office:value-type="string" office:string-value="124.399" calcext:value-type="string">
            <text:p>124.399</text:p>
          </table:table-cell>
          <table:table-cell office:value-type="string" calcext:value-type="string">
            <text:p>" y1="</text:p>
          </table:table-cell>
          <table:table-cell table:formula="of:=TEXT([.J26];&quot;000.000&quot;)" office:value-type="string" office:string-value="184.829" calcext:value-type="string">
            <text:p>184.829</text:p>
          </table:table-cell>
          <table:table-cell office:value-type="string" calcext:value-type="string">
            <text:p>" x2="</text:p>
          </table:table-cell>
          <table:table-cell table:formula="of:=TEXT([.L26];&quot;000.000&quot;)" office:value-type="string" office:string-value="119.382" calcext:value-type="string">
            <text:p>119.382</text:p>
          </table:table-cell>
          <table:table-cell office:value-type="string" calcext:value-type="string">
            <text:p>" y2="</text:p>
          </table:table-cell>
          <table:table-cell table:formula="of:=TEXT([.M26];&quot;000.000&quot;)" office:value-type="string" office:string-value="181.538" calcext:value-type="string">
            <text:p>181.53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26:.X26])" office:value-type="string" office:string-value="&lt;line x1=&quot;124.399&quot; y1=&quot;184.829&quot; x2=&quot;119.382&quot; y2=&quot;181.538&quot; style=&quot;fill:none;stroke:#000000;stroke-width:0.75590551;stroke-miterlimit:4;stroke-dasharray:none&quot; /&gt;" calcext:value-type="string">
            <text:p>&lt;line x1="124.399" y1="184.829" x2="119.382" y2="181.53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26]*afact)*90)) / (0.5*PI());&quot;0.###&quot;)" office:value-type="string" office:string-value="-146.74" calcext:value-type="string">
            <text:p>-146.7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6];&quot;#&quot;)" office:value-type="string" office:string-value="6" calcext:value-type="string">
            <text:p>6</text:p>
          </table:table-cell>
          <table:table-cell office:value-type="string" calcext:value-type="string">
            <text:p>&lt;/text&gt;</text:p>
          </table:table-cell>
          <table:table-cell table:formula="of:=IF(0=MOD([.B26];1);COM.MICROSOFT.CONCAT([.Y26:.AN26]);[.Y26])" office:value-type="string" office:string-value="&lt;line x1=&quot;124.399&quot; y1=&quot;184.829&quot; x2=&quot;119.382&quot; y2=&quot;181.538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46.74, 300, 300)&quot;&gt;6&lt;/text&gt;" calcext:value-type="string">
            <text:p>&lt;line x1="124.399" y1="184.829" x2="119.382" y2="181.538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46.74, 300, 300)"&gt;6&lt;/text&gt;</text:p>
          </table:table-cell>
          <table:table-cell table:number-columns-repeated="983"/>
        </table:table-row>
        <table:table-row table:style-name="ro1">
          <table:table-cell/>
          <table:table-cell table:formula="of:=[.B28]-1" office:value-type="float" office:value="7" calcext:value-type="float">
            <text:p>7,000</text:p>
          </table:table-cell>
          <table:table-cell table:formula="of:=([.B27]/200)* PI()" office:value-type="float" office:value="0.109955742875643" calcext:value-type="float">
            <text:p>0,110</text:p>
          </table:table-cell>
          <table:table-cell table:formula="of:=[.C27]/(0.5*PI())*90" office:value-type="float" office:value="6.3" calcext:value-type="float">
            <text:p>6,300</text:p>
          </table:table-cell>
          <table:table-cell table:formula="of:=TAN([.C27])" office:value-type="float" office:value="0.110401027815819" calcext:value-type="float">
            <text:p>0,110</text:p>
          </table:table-cell>
          <table:table-cell table:formula="of:=LOG([.E27])" office:value-type="float" office:value="-0.957026883376197" calcext:value-type="float">
            <text:p>-0,957</text:p>
          </table:table-cell>
          <table:table-cell table:formula="of:=SIN([.F27]*afact)" office:value-type="float" office:value="-0.680925365504224" calcext:value-type="float">
            <text:p>-0,681</text:p>
          </table:table-cell>
          <table:table-cell table:formula="of:=COS([.F27]*afact)" office:value-type="float" office:value="-0.732352815665331" calcext:value-type="float">
            <text:p>-0,732</text:p>
          </table:table-cell>
          <table:table-cell table:formula="of:=([.H27]*radius+xoff)*Mmfac" office:value-type="float" office:value="146.205908710281" calcext:value-type="float">
            <text:p>146.205908710281</text:p>
          </table:table-cell>
          <table:table-cell table:formula="of:=([.G27]*radius+yoff)*Mmfac" office:value-type="float" office:value="157.005673244113" calcext:value-type="float">
            <text:p>157.005673244113</text:p>
          </table:table-cell>
          <table:table-cell table:style-name="ce2" table:formula="of:=(IF(0=MOD([.B27];5);IF(0=MOD([.B27];10);2*strich;1.5*strich);strich))" office:value-type="float" office:value="2" calcext:value-type="float">
            <text:p>2,000</text:p>
          </table:table-cell>
          <table:table-cell table:formula="of:=([.H27]*(radius+[.K27])+xoff)*Mmfac" office:value-type="float" office:value="141.811791816289" calcext:value-type="float">
            <text:p>141.811791816289</text:p>
          </table:table-cell>
          <table:table-cell table:formula="of:=([.G27]*(radius+[.K27])+yoff)*Mmfac" office:value-type="float" office:value="152.920121051088" calcext:value-type="float">
            <text:p>152.920121051088</text:p>
          </table:table-cell>
          <table:table-cell office:value-type="string" calcext:value-type="string">
            <text:p>&lt;line x1="</text:p>
          </table:table-cell>
          <table:table-cell table:formula="of:=TEXT([.I27];&quot;000.000&quot;)" office:value-type="string" office:string-value="146.206" calcext:value-type="string">
            <text:p>146.206</text:p>
          </table:table-cell>
          <table:table-cell office:value-type="string" calcext:value-type="string">
            <text:p>" y1="</text:p>
          </table:table-cell>
          <table:table-cell table:formula="of:=TEXT([.J27];&quot;000.000&quot;)" office:value-type="string" office:string-value="157.006" calcext:value-type="string">
            <text:p>157.006</text:p>
          </table:table-cell>
          <table:table-cell office:value-type="string" calcext:value-type="string">
            <text:p>" x2="</text:p>
          </table:table-cell>
          <table:table-cell table:formula="of:=TEXT([.L27];&quot;000.000&quot;)" office:value-type="string" office:string-value="141.812" calcext:value-type="string">
            <text:p>141.812</text:p>
          </table:table-cell>
          <table:table-cell office:value-type="string" calcext:value-type="string">
            <text:p>" y2="</text:p>
          </table:table-cell>
          <table:table-cell table:formula="of:=TEXT([.M27];&quot;000.000&quot;)" office:value-type="string" office:string-value="152.920" calcext:value-type="string">
            <text:p>152.92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27:.X27])" office:value-type="string" office:string-value="&lt;line x1=&quot;146.206&quot; y1=&quot;157.006&quot; x2=&quot;141.812&quot; y2=&quot;152.920&quot; style=&quot;fill:none;stroke:#000000;stroke-width:0.75590551;stroke-miterlimit:4;stroke-dasharray:none&quot; /&gt;" calcext:value-type="string">
            <text:p>&lt;line x1="146.206" y1="157.006" x2="141.812" y2="152.92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27]*afact)*90)) / (0.5*PI());&quot;0.###&quot;)" office:value-type="string" office:string-value="-137.084" calcext:value-type="string">
            <text:p>-137.08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7];&quot;#&quot;)" office:value-type="string" office:string-value="7" calcext:value-type="string">
            <text:p>7</text:p>
          </table:table-cell>
          <table:table-cell office:value-type="string" calcext:value-type="string">
            <text:p>&lt;/text&gt;</text:p>
          </table:table-cell>
          <table:table-cell table:formula="of:=IF(0=MOD([.B27];1);COM.MICROSOFT.CONCAT([.Y27:.AN27]);[.Y27])" office:value-type="string" office:string-value="&lt;line x1=&quot;146.206&quot; y1=&quot;157.006&quot; x2=&quot;141.812&quot; y2=&quot;152.920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37.084, 300, 300)&quot;&gt;7&lt;/text&gt;" calcext:value-type="string">
            <text:p>&lt;line x1="146.206" y1="157.006" x2="141.812" y2="152.920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37.084, 300, 300)"&gt;7&lt;/text&gt;</text:p>
          </table:table-cell>
          <table:table-cell table:number-columns-repeated="983"/>
        </table:table-row>
        <table:table-row table:style-name="ro1">
          <table:table-cell/>
          <table:table-cell table:formula="of:=[.B29]-1" office:value-type="float" office:value="8" calcext:value-type="float">
            <text:p>8,000</text:p>
          </table:table-cell>
          <table:table-cell table:formula="of:=([.B28]/200)* PI()" office:value-type="float" office:value="0.125663706143592" calcext:value-type="float">
            <text:p>0,126</text:p>
          </table:table-cell>
          <table:table-cell table:formula="of:=[.C28]/(0.5*PI())*90" office:value-type="float" office:value="7.2" calcext:value-type="float">
            <text:p>7,200</text:p>
          </table:table-cell>
          <table:table-cell table:formula="of:=TAN([.C28])" office:value-type="float" office:value="0.126329378446108" calcext:value-type="float">
            <text:p>0,126</text:p>
          </table:table-cell>
          <table:table-cell table:formula="of:=LOG([.E28])" office:value-type="float" office:value="-0.898495640629561" calcext:value-type="float">
            <text:p>-0,898</text:p>
          </table:table-cell>
          <table:table-cell table:formula="of:=SIN([.F28]*afact)" office:value-type="float" office:value="-0.780430185841568" calcext:value-type="float">
            <text:p>-0,780</text:p>
          </table:table-cell>
          <table:table-cell table:formula="of:=COS([.F28]*afact)" office:value-type="float" office:value="-0.625242932808757" calcext:value-type="float">
            <text:p>-0,625</text:p>
          </table:table-cell>
          <table:table-cell table:formula="of:=([.H28]*radius+xoff)*Mmfac" office:value-type="float" office:value="168.698984110161" calcext:value-type="float">
            <text:p>168.698984110161</text:p>
          </table:table-cell>
          <table:table-cell table:formula="of:=([.G28]*radius+yoff)*Mmfac" office:value-type="float" office:value="136.109660973271" calcext:value-type="float">
            <text:p>136.109660973271</text:p>
          </table:table-cell>
          <table:table-cell table:style-name="ce2" table:formula="of:=(IF(0=MOD([.B28];5);IF(0=MOD([.B28];10);2*strich;1.5*strich);strich))" office:value-type="float" office:value="2" calcext:value-type="float">
            <text:p>2,000</text:p>
          </table:table-cell>
          <table:table-cell table:formula="of:=([.H28]*(radius+[.K28])+xoff)*Mmfac" office:value-type="float" office:value="164.947526513309" calcext:value-type="float">
            <text:p>164.947526513309</text:p>
          </table:table-cell>
          <table:table-cell table:formula="of:=([.G28]*(radius+[.K28])+yoff)*Mmfac" office:value-type="float" office:value="131.427079858221" calcext:value-type="float">
            <text:p>131.427079858221</text:p>
          </table:table-cell>
          <table:table-cell office:value-type="string" calcext:value-type="string">
            <text:p>&lt;line x1="</text:p>
          </table:table-cell>
          <table:table-cell table:formula="of:=TEXT([.I28];&quot;000.000&quot;)" office:value-type="string" office:string-value="168.699" calcext:value-type="string">
            <text:p>168.699</text:p>
          </table:table-cell>
          <table:table-cell office:value-type="string" calcext:value-type="string">
            <text:p>" y1="</text:p>
          </table:table-cell>
          <table:table-cell table:formula="of:=TEXT([.J28];&quot;000.000&quot;)" office:value-type="string" office:string-value="136.110" calcext:value-type="string">
            <text:p>136.110</text:p>
          </table:table-cell>
          <table:table-cell office:value-type="string" calcext:value-type="string">
            <text:p>" x2="</text:p>
          </table:table-cell>
          <table:table-cell table:formula="of:=TEXT([.L28];&quot;000.000&quot;)" office:value-type="string" office:string-value="164.948" calcext:value-type="string">
            <text:p>164.948</text:p>
          </table:table-cell>
          <table:table-cell office:value-type="string" calcext:value-type="string">
            <text:p>" y2="</text:p>
          </table:table-cell>
          <table:table-cell table:formula="of:=TEXT([.M28];&quot;000.000&quot;)" office:value-type="string" office:string-value="131.427" calcext:value-type="string">
            <text:p>131.42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28:.X28])" office:value-type="string" office:string-value="&lt;line x1=&quot;168.699&quot; y1=&quot;136.110&quot; x2=&quot;164.948&quot; y2=&quot;131.427&quot; style=&quot;fill:none;stroke:#000000;stroke-width:0.75590551;stroke-miterlimit:4;stroke-dasharray:none&quot; /&gt;" calcext:value-type="string">
            <text:p>&lt;line x1="168.699" y1="136.110" x2="164.948" y2="131.42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28]*afact)*90)) / (0.5*PI());&quot;0.###&quot;)" office:value-type="string" office:string-value="-128.7" calcext:value-type="string">
            <text:p>-128.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8];&quot;#&quot;)" office:value-type="string" office:string-value="8" calcext:value-type="string">
            <text:p>8</text:p>
          </table:table-cell>
          <table:table-cell office:value-type="string" calcext:value-type="string">
            <text:p>&lt;/text&gt;</text:p>
          </table:table-cell>
          <table:table-cell table:formula="of:=IF(0=MOD([.B28];1);COM.MICROSOFT.CONCAT([.Y28:.AN28]);[.Y28])" office:value-type="string" office:string-value="&lt;line x1=&quot;168.699&quot; y1=&quot;136.110&quot; x2=&quot;164.948&quot; y2=&quot;131.42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28.7, 300, 300)&quot;&gt;8&lt;/text&gt;" calcext:value-type="string">
            <text:p>&lt;line x1="168.699" y1="136.110" x2="164.948" y2="131.42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28.7, 300, 300)"&gt;8&lt;/text&gt;</text:p>
          </table:table-cell>
          <table:table-cell table:number-columns-repeated="983"/>
        </table:table-row>
        <table:table-row table:style-name="ro1">
          <table:table-cell/>
          <table:table-cell table:formula="of:=[.B30]-1" office:value-type="float" office:value="9" calcext:value-type="float">
            <text:p>9,000</text:p>
          </table:table-cell>
          <table:table-cell table:formula="of:=([.B29]/200)* PI()" office:value-type="float" office:value="0.141371669411541" calcext:value-type="float">
            <text:p>0,141</text:p>
          </table:table-cell>
          <table:table-cell table:formula="of:=[.C29]/(0.5*PI())*90" office:value-type="float" office:value="8.1" calcext:value-type="float">
            <text:p>8,100</text:p>
          </table:table-cell>
          <table:table-cell table:formula="of:=TAN([.C29])" office:value-type="float" office:value="0.142321075702943" calcext:value-type="float">
            <text:p>0,142</text:p>
          </table:table-cell>
          <table:table-cell table:formula="of:=LOG([.E29])" office:value-type="float" office:value="-0.8467307823912" calcext:value-type="float">
            <text:p>-0,847</text:p>
          </table:table-cell>
          <table:table-cell table:formula="of:=SIN([.F29]*afact)" office:value-type="float" office:value="-0.854592539905423" calcext:value-type="float">
            <text:p>-0,855</text:p>
          </table:table-cell>
          <table:table-cell table:formula="of:=COS([.F29]*afact)" office:value-type="float" office:value="-0.519299134158721" calcext:value-type="float">
            <text:p>-0,519</text:p>
          </table:table-cell>
          <table:table-cell table:formula="of:=([.H29]*radius+xoff)*Mmfac" office:value-type="float" office:value="190.947181826669" calcext:value-type="float">
            <text:p>190.947181826669</text:p>
          </table:table-cell>
          <table:table-cell table:formula="of:=([.G29]*radius+yoff)*Mmfac" office:value-type="float" office:value="120.535566619861" calcext:value-type="float">
            <text:p>120.535566619861</text:p>
          </table:table-cell>
          <table:table-cell table:style-name="ce2" table:formula="of:=(IF(0=MOD([.B29];5);IF(0=MOD([.B29];10);2*strich;1.5*strich);strich))" office:value-type="float" office:value="2" calcext:value-type="float">
            <text:p>2,000</text:p>
          </table:table-cell>
          <table:table-cell table:formula="of:=([.H29]*(radius+[.K29])+xoff)*Mmfac" office:value-type="float" office:value="187.831387021716" calcext:value-type="float">
            <text:p>187.831387021716</text:p>
          </table:table-cell>
          <table:table-cell table:formula="of:=([.G29]*(radius+[.K29])+yoff)*Mmfac" office:value-type="float" office:value="115.408011380429" calcext:value-type="float">
            <text:p>115.408011380429</text:p>
          </table:table-cell>
          <table:table-cell office:value-type="string" calcext:value-type="string">
            <text:p>&lt;line x1="</text:p>
          </table:table-cell>
          <table:table-cell table:formula="of:=TEXT([.I29];&quot;000.000&quot;)" office:value-type="string" office:string-value="190.947" calcext:value-type="string">
            <text:p>190.947</text:p>
          </table:table-cell>
          <table:table-cell office:value-type="string" calcext:value-type="string">
            <text:p>" y1="</text:p>
          </table:table-cell>
          <table:table-cell table:formula="of:=TEXT([.J29];&quot;000.000&quot;)" office:value-type="string" office:string-value="120.536" calcext:value-type="string">
            <text:p>120.536</text:p>
          </table:table-cell>
          <table:table-cell office:value-type="string" calcext:value-type="string">
            <text:p>" x2="</text:p>
          </table:table-cell>
          <table:table-cell table:formula="of:=TEXT([.L29];&quot;000.000&quot;)" office:value-type="string" office:string-value="187.831" calcext:value-type="string">
            <text:p>187.831</text:p>
          </table:table-cell>
          <table:table-cell office:value-type="string" calcext:value-type="string">
            <text:p>" y2="</text:p>
          </table:table-cell>
          <table:table-cell table:formula="of:=TEXT([.M29];&quot;000.000&quot;)" office:value-type="string" office:string-value="115.408" calcext:value-type="string">
            <text:p>115.4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29:.X29])" office:value-type="string" office:string-value="&lt;line x1=&quot;190.947&quot; y1=&quot;120.536&quot; x2=&quot;187.831&quot; y2=&quot;115.408&quot; style=&quot;fill:none;stroke:#000000;stroke-width:0.75590551;stroke-miterlimit:4;stroke-dasharray:none&quot; /&gt;" calcext:value-type="string">
            <text:p>&lt;line x1="190.947" y1="120.536" x2="187.831" y2="115.4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29]*afact)*90)) / (0.5*PI());&quot;0.###&quot;)" office:value-type="string" office:string-value="-121.285" calcext:value-type="string">
            <text:p>-121.28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9];&quot;#&quot;)" office:value-type="string" office:string-value="9" calcext:value-type="string">
            <text:p>9</text:p>
          </table:table-cell>
          <table:table-cell office:value-type="string" calcext:value-type="string">
            <text:p>&lt;/text&gt;</text:p>
          </table:table-cell>
          <table:table-cell table:formula="of:=IF(0=MOD([.B29];1);COM.MICROSOFT.CONCAT([.Y29:.AN29]);[.Y29])" office:value-type="string" office:string-value="&lt;line x1=&quot;190.947&quot; y1=&quot;120.536&quot; x2=&quot;187.831&quot; y2=&quot;115.408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21.285, 300, 300)&quot;&gt;9&lt;/text&gt;" calcext:value-type="string">
            <text:p>&lt;line x1="190.947" y1="120.536" x2="187.831" y2="115.408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21.285, 300, 300)"&gt;9&lt;/text&gt;</text:p>
          </table:table-cell>
          <table:table-cell table:number-columns-repeated="983"/>
        </table:table-row>
        <table:table-row table:style-name="ro1">
          <table:table-cell/>
          <table:table-cell table:formula="of:=[.B31]-1" office:value-type="float" office:value="10" calcext:value-type="float">
            <text:p>10,000</text:p>
          </table:table-cell>
          <table:table-cell table:formula="of:=([.B30]/200)* PI()" office:value-type="float" office:value="0.15707963267949" calcext:value-type="float">
            <text:p>0,157</text:p>
          </table:table-cell>
          <table:table-cell table:formula="of:=[.C30]/(0.5*PI())*90" office:value-type="float" office:value="9" calcext:value-type="float">
            <text:p>9,000</text:p>
          </table:table-cell>
          <table:table-cell table:formula="of:=TAN([.C30])" office:value-type="float" office:value="0.158384440324536" calcext:value-type="float">
            <text:p>0,158</text:p>
          </table:table-cell>
          <table:table-cell table:formula="of:=LOG([.E30])" office:value-type="float" office:value="-0.800287485708081" calcext:value-type="float">
            <text:p>-0,800</text:p>
          </table:table-cell>
          <table:table-cell table:formula="of:=SIN([.F30]*afact)" office:value-type="float" office:value="-0.90899810133263" calcext:value-type="float">
            <text:p>-0,909</text:p>
          </table:table-cell>
          <table:table-cell table:formula="of:=COS([.F30]*afact)" office:value-type="float" office:value="-0.416800254047036" calcext:value-type="float">
            <text:p>-0,417</text:p>
          </table:table-cell>
          <table:table-cell table:formula="of:=([.H30]*radius+xoff)*Mmfac" office:value-type="float" office:value="212.471946650122" calcext:value-type="float">
            <text:p>212.471946650122</text:p>
          </table:table-cell>
          <table:table-cell table:formula="of:=([.G30]*radius+yoff)*Mmfac" office:value-type="float" office:value="109.110398720148" calcext:value-type="float">
            <text:p>109.110398720148</text:p>
          </table:table-cell>
          <table:table-cell table:style-name="ce2" table:formula="of:=(IF(0=MOD([.B30];5);IF(0=MOD([.B30];10);2*strich;1.5*strich);strich))" office:value-type="float" office:value="4" calcext:value-type="float">
            <text:p>4,000</text:p>
          </table:table-cell>
          <table:table-cell table:formula="of:=([.H30]*(radius+[.K30])+xoff)*Mmfac" office:value-type="float" office:value="207.470343601558" calcext:value-type="float">
            <text:p>207.470343601558</text:p>
          </table:table-cell>
          <table:table-cell table:formula="of:=([.G30]*(radius+[.K30])+yoff)*Mmfac" office:value-type="float" office:value="98.2024215041561" calcext:value-type="float">
            <text:p>98.2024215041561</text:p>
          </table:table-cell>
          <table:table-cell office:value-type="string" calcext:value-type="string">
            <text:p>&lt;line x1="</text:p>
          </table:table-cell>
          <table:table-cell table:formula="of:=TEXT([.I30];&quot;000.000&quot;)" office:value-type="string" office:string-value="212.472" calcext:value-type="string">
            <text:p>212.472</text:p>
          </table:table-cell>
          <table:table-cell office:value-type="string" calcext:value-type="string">
            <text:p>" y1="</text:p>
          </table:table-cell>
          <table:table-cell table:formula="of:=TEXT([.J30];&quot;000.000&quot;)" office:value-type="string" office:string-value="109.110" calcext:value-type="string">
            <text:p>109.110</text:p>
          </table:table-cell>
          <table:table-cell office:value-type="string" calcext:value-type="string">
            <text:p>" x2="</text:p>
          </table:table-cell>
          <table:table-cell table:formula="of:=TEXT([.L30];&quot;000.000&quot;)" office:value-type="string" office:string-value="207.470" calcext:value-type="string">
            <text:p>207.470</text:p>
          </table:table-cell>
          <table:table-cell office:value-type="string" calcext:value-type="string">
            <text:p>" y2="</text:p>
          </table:table-cell>
          <table:table-cell table:formula="of:=TEXT([.M30];&quot;000.000&quot;)" office:value-type="string" office:string-value="098.202" calcext:value-type="string">
            <text:p>098.20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0:.X30])" office:value-type="string" office:string-value="&lt;line x1=&quot;212.472&quot; y1=&quot;109.110&quot; x2=&quot;207.470&quot; y2=&quot;098.202&quot; style=&quot;fill:none;stroke:#000000;stroke-width:0.75590551;stroke-miterlimit:4;stroke-dasharray:none&quot; /&gt;" calcext:value-type="string">
            <text:p>&lt;line x1="212.472" y1="109.110" x2="207.470" y2="098.20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0]*afact)*90)) / (0.5*PI());&quot;0.###&quot;)" office:value-type="string" office:string-value="-114.633" calcext:value-type="string">
            <text:p>-114.6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0];&quot;#&quot;)" office:value-type="string" office:string-value="10" calcext:value-type="string">
            <text:p>10</text:p>
          </table:table-cell>
          <table:table-cell office:value-type="string" calcext:value-type="string">
            <text:p>&lt;/text&gt;</text:p>
          </table:table-cell>
          <table:table-cell table:formula="of:=IF(0=MOD([.B30];1);COM.MICROSOFT.CONCAT([.Y30:.AN30]);[.Y30])" office:value-type="string" office:string-value="&lt;line x1=&quot;212.472&quot; y1=&quot;109.110&quot; x2=&quot;207.470&quot; y2=&quot;098.202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14.633, 300, 300)&quot;&gt;10&lt;/text&gt;" calcext:value-type="string">
            <text:p>&lt;line x1="212.472" y1="109.110" x2="207.470" y2="098.202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14.633, 300, 300)"&gt;10&lt;/text&gt;</text:p>
          </table:table-cell>
          <table:table-cell table:number-columns-repeated="983"/>
        </table:table-row>
        <table:table-row table:style-name="ro1">
          <table:table-cell/>
          <table:table-cell table:formula="of:=[.B32]-1" office:value-type="float" office:value="11" calcext:value-type="float">
            <text:p>11,000</text:p>
          </table:table-cell>
          <table:table-cell table:formula="of:=([.B31]/200)* PI()" office:value-type="float" office:value="0.172787595947439" calcext:value-type="float">
            <text:p>0,173</text:p>
          </table:table-cell>
          <table:table-cell table:formula="of:=[.C31]/(0.5*PI())*90" office:value-type="float" office:value="9.9" calcext:value-type="float">
            <text:p>9,900</text:p>
          </table:table-cell>
          <table:table-cell table:formula="of:=TAN([.C31])" office:value-type="float" office:value="0.174527938894365" calcext:value-type="float">
            <text:p>0,175</text:p>
          </table:table-cell>
          <table:table-cell table:formula="of:=LOG([.E31])" office:value-type="float" office:value="-0.758135040129424" calcext:value-type="float">
            <text:p>-0,758</text:p>
          </table:table-cell>
          <table:table-cell table:formula="of:=SIN([.F31]*afact)" office:value-type="float" office:value="-0.947797102095224" calcext:value-type="float">
            <text:p>-0,948</text:p>
          </table:table-cell>
          <table:table-cell table:formula="of:=COS([.F31]*afact)" office:value-type="float" office:value="-0.318874039802389" calcext:value-type="float">
            <text:p>-0,319</text:p>
          </table:table-cell>
          <table:table-cell table:formula="of:=([.H31]*radius+xoff)*Mmfac" office:value-type="float" office:value="233.036451641498" calcext:value-type="float">
            <text:p>233.036451641498</text:p>
          </table:table-cell>
          <table:table-cell table:formula="of:=([.G31]*radius+yoff)*Mmfac" office:value-type="float" office:value="100.962608560003" calcext:value-type="float">
            <text:p>100.962608560003</text:p>
          </table:table-cell>
          <table:table-cell table:style-name="ce2" table:formula="of:=(IF(0=MOD([.B31];5);IF(0=MOD([.B31];10);2*strich;1.5*strich);strich))" office:value-type="float" office:value="2" calcext:value-type="float">
            <text:p>2,000</text:p>
          </table:table-cell>
          <table:table-cell table:formula="of:=([.H31]*(radius+[.K31])+xoff)*Mmfac" office:value-type="float" office:value="231.123207402684" calcext:value-type="float">
            <text:p>231.123207402684</text:p>
          </table:table-cell>
          <table:table-cell table:formula="of:=([.G31]*(radius+[.K31])+yoff)*Mmfac" office:value-type="float" office:value="95.2758259474316" calcext:value-type="float">
            <text:p>95.2758259474316</text:p>
          </table:table-cell>
          <table:table-cell office:value-type="string" calcext:value-type="string">
            <text:p>&lt;line x1="</text:p>
          </table:table-cell>
          <table:table-cell table:formula="of:=TEXT([.I31];&quot;000.000&quot;)" office:value-type="string" office:string-value="233.036" calcext:value-type="string">
            <text:p>233.036</text:p>
          </table:table-cell>
          <table:table-cell office:value-type="string" calcext:value-type="string">
            <text:p>" y1="</text:p>
          </table:table-cell>
          <table:table-cell table:formula="of:=TEXT([.J31];&quot;000.000&quot;)" office:value-type="string" office:string-value="100.963" calcext:value-type="string">
            <text:p>100.963</text:p>
          </table:table-cell>
          <table:table-cell office:value-type="string" calcext:value-type="string">
            <text:p>" x2="</text:p>
          </table:table-cell>
          <table:table-cell table:formula="of:=TEXT([.L31];&quot;000.000&quot;)" office:value-type="string" office:string-value="231.123" calcext:value-type="string">
            <text:p>231.123</text:p>
          </table:table-cell>
          <table:table-cell office:value-type="string" calcext:value-type="string">
            <text:p>" y2="</text:p>
          </table:table-cell>
          <table:table-cell table:formula="of:=TEXT([.M31];&quot;000.000&quot;)" office:value-type="string" office:string-value="095.276" calcext:value-type="string">
            <text:p>095.27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1:.X31])" office:value-type="string" office:string-value="&lt;line x1=&quot;233.036&quot; y1=&quot;100.963&quot; x2=&quot;231.123&quot; y2=&quot;095.276&quot; style=&quot;fill:none;stroke:#000000;stroke-width:0.75590551;stroke-miterlimit:4;stroke-dasharray:none&quot; /&gt;" calcext:value-type="string">
            <text:p>&lt;line x1="233.036" y1="100.963" x2="231.123" y2="095.27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1]*afact)*90)) / (0.5*PI());&quot;0.###&quot;)" office:value-type="string" office:string-value="-108.595" calcext:value-type="string">
            <text:p>-108.59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1];&quot;#&quot;)" office:value-type="string" office:string-value="11" calcext:value-type="string">
            <text:p>11</text:p>
          </table:table-cell>
          <table:table-cell office:value-type="string" calcext:value-type="string">
            <text:p>&lt;/text&gt;</text:p>
          </table:table-cell>
          <table:table-cell table:formula="of:=IF(0=MOD([.B31];1);COM.MICROSOFT.CONCAT([.Y31:.AN31]);[.Y31])" office:value-type="string" office:string-value="&lt;line x1=&quot;233.036&quot; y1=&quot;100.963&quot; x2=&quot;231.123&quot; y2=&quot;095.276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08.595, 300, 300)&quot;&gt;11&lt;/text&gt;" calcext:value-type="string">
            <text:p>&lt;line x1="233.036" y1="100.963" x2="231.123" y2="095.276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08.595, 300, 300)"&gt;11&lt;/text&gt;</text:p>
          </table:table-cell>
          <table:table-cell table:number-columns-repeated="983"/>
        </table:table-row>
        <table:table-row table:style-name="ro1">
          <table:table-cell/>
          <table:table-cell table:formula="of:=[.B33]-1" office:value-type="float" office:value="12" calcext:value-type="float">
            <text:p>12,000</text:p>
          </table:table-cell>
          <table:table-cell table:formula="of:=([.B32]/200)* PI()" office:value-type="float" office:value="0.188495559215388" calcext:value-type="float">
            <text:p>0,188</text:p>
          </table:table-cell>
          <table:table-cell table:formula="of:=[.C32]/(0.5*PI())*90" office:value-type="float" office:value="10.8" calcext:value-type="float">
            <text:p>10,800</text:p>
          </table:table-cell>
          <table:table-cell table:formula="of:=TAN([.C32])" office:value-type="float" office:value="0.190760202218567" calcext:value-type="float">
            <text:p>0,191</text:p>
          </table:table-cell>
          <table:table-cell table:formula="of:=LOG([.E32])" office:value-type="float" office:value="-0.719512225856743" calcext:value-type="float">
            <text:p>-0,720</text:p>
          </table:table-cell>
          <table:table-cell table:formula="of:=SIN([.F32]*afact)" office:value-type="float" office:value="-0.974123965010618" calcext:value-type="float">
            <text:p>-0,974</text:p>
          </table:table-cell>
          <table:table-cell table:formula="of:=COS([.F32]*afact)" office:value-type="float" office:value="-0.226014381825565" calcext:value-type="float">
            <text:p>-0,226</text:p>
          </table:table-cell>
          <table:table-cell table:formula="of:=([.H32]*radius+xoff)*Mmfac" office:value-type="float" office:value="252.536979816631" calcext:value-type="float">
            <text:p>252.536979816631</text:p>
          </table:table-cell>
          <table:table-cell table:formula="of:=([.G32]*radius+yoff)*Mmfac" office:value-type="float" office:value="95.4339673477702" calcext:value-type="float">
            <text:p>95.4339673477702</text:p>
          </table:table-cell>
          <table:table-cell table:style-name="ce2" table:formula="of:=(IF(0=MOD([.B32];5);IF(0=MOD([.B32];10);2*strich;1.5*strich);strich))" office:value-type="float" office:value="2" calcext:value-type="float">
            <text:p>2,000</text:p>
          </table:table-cell>
          <table:table-cell table:formula="of:=([.H32]*(radius+[.K32])+xoff)*Mmfac" office:value-type="float" office:value="251.180893525678" calcext:value-type="float">
            <text:p>251.180893525678</text:p>
          </table:table-cell>
          <table:table-cell table:formula="of:=([.G32]*(radius+[.K32])+yoff)*Mmfac" office:value-type="float" office:value="89.5892235577065" calcext:value-type="float">
            <text:p>89.5892235577065</text:p>
          </table:table-cell>
          <table:table-cell office:value-type="string" calcext:value-type="string">
            <text:p>&lt;line x1="</text:p>
          </table:table-cell>
          <table:table-cell table:formula="of:=TEXT([.I32];&quot;000.000&quot;)" office:value-type="string" office:string-value="252.537" calcext:value-type="string">
            <text:p>252.537</text:p>
          </table:table-cell>
          <table:table-cell office:value-type="string" calcext:value-type="string">
            <text:p>" y1="</text:p>
          </table:table-cell>
          <table:table-cell table:formula="of:=TEXT([.J32];&quot;000.000&quot;)" office:value-type="string" office:string-value="095.434" calcext:value-type="string">
            <text:p>095.434</text:p>
          </table:table-cell>
          <table:table-cell office:value-type="string" calcext:value-type="string">
            <text:p>" x2="</text:p>
          </table:table-cell>
          <table:table-cell table:formula="of:=TEXT([.L32];&quot;000.000&quot;)" office:value-type="string" office:string-value="251.181" calcext:value-type="string">
            <text:p>251.181</text:p>
          </table:table-cell>
          <table:table-cell office:value-type="string" calcext:value-type="string">
            <text:p>" y2="</text:p>
          </table:table-cell>
          <table:table-cell table:formula="of:=TEXT([.M32];&quot;000.000&quot;)" office:value-type="string" office:string-value="089.589" calcext:value-type="string">
            <text:p>089.5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2:.X32])" office:value-type="string" office:string-value="&lt;line x1=&quot;252.537&quot; y1=&quot;095.434&quot; x2=&quot;251.181&quot; y2=&quot;089.589&quot; style=&quot;fill:none;stroke:#000000;stroke-width:0.75590551;stroke-miterlimit:4;stroke-dasharray:none&quot; /&gt;" calcext:value-type="string">
            <text:p>&lt;line x1="252.537" y1="095.434" x2="251.181" y2="089.5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2]*afact)*90)) / (0.5*PI());&quot;0.###&quot;)" office:value-type="string" office:string-value="-103.063" calcext:value-type="string">
            <text:p>-103.0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2];&quot;#&quot;)" office:value-type="string" office:string-value="12" calcext:value-type="string">
            <text:p>12</text:p>
          </table:table-cell>
          <table:table-cell office:value-type="string" calcext:value-type="string">
            <text:p>&lt;/text&gt;</text:p>
          </table:table-cell>
          <table:table-cell table:formula="of:=IF(0=MOD([.B32];1);COM.MICROSOFT.CONCAT([.Y32:.AN32]);[.Y32])" office:value-type="string" office:string-value="&lt;line x1=&quot;252.537&quot; y1=&quot;095.434&quot; x2=&quot;251.181&quot; y2=&quot;089.589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03.063, 300, 300)&quot;&gt;12&lt;/text&gt;" calcext:value-type="string">
            <text:p>&lt;line x1="252.537" y1="095.434" x2="251.181" y2="089.589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03.063, 300, 300)"&gt;12&lt;/text&gt;</text:p>
          </table:table-cell>
          <table:table-cell table:number-columns-repeated="983"/>
        </table:table-row>
        <table:table-row table:style-name="ro1">
          <table:table-cell/>
          <table:table-cell table:formula="of:=[.B34]-1" office:value-type="float" office:value="13" calcext:value-type="float">
            <text:p>13,000</text:p>
          </table:table-cell>
          <table:table-cell table:formula="of:=([.B33]/200)* PI()" office:value-type="float" office:value="0.204203522483337" calcext:value-type="float">
            <text:p>0,204</text:p>
          </table:table-cell>
          <table:table-cell table:formula="of:=[.C33]/(0.5*PI())*90" office:value-type="float" office:value="11.7" calcext:value-type="float">
            <text:p>11,700</text:p>
          </table:table-cell>
          <table:table-cell table:formula="of:=TAN([.C33])" office:value-type="float" office:value="0.207090044427939" calcext:value-type="float">
            <text:p>0,207</text:p>
          </table:table-cell>
          <table:table-cell table:formula="of:=LOG([.E33])" office:value-type="float" office:value="-0.683840778720915" calcext:value-type="float">
            <text:p>-0,684</text:p>
          </table:table-cell>
          <table:table-cell table:formula="of:=SIN([.F33]*afact)" office:value-type="float" office:value="-0.990381957384203" calcext:value-type="float">
            <text:p>-0,990</text:p>
          </table:table-cell>
          <table:table-cell table:formula="of:=COS([.F33]*afact)" office:value-type="float" office:value="-0.138360321219038" calcext:value-type="float">
            <text:p>-0,138</text:p>
          </table:table-cell>
          <table:table-cell table:formula="of:=([.H33]*radius+xoff)*Mmfac" office:value-type="float" office:value="270.944332544002" calcext:value-type="float">
            <text:p>270.944332544002</text:p>
          </table:table-cell>
          <table:table-cell table:formula="of:=([.G33]*radius+yoff)*Mmfac" office:value-type="float" office:value="92.0197889493174" calcext:value-type="float">
            <text:p>92.0197889493174</text:p>
          </table:table-cell>
          <table:table-cell table:style-name="ce2" table:formula="of:=(IF(0=MOD([.B33];5);IF(0=MOD([.B33];10);2*strich;1.5*strich);strich))" office:value-type="float" office:value="2" calcext:value-type="float">
            <text:p>2,000</text:p>
          </table:table-cell>
          <table:table-cell table:formula="of:=([.H33]*(radius+[.K33])+xoff)*Mmfac" office:value-type="float" office:value="270.114170616688" calcext:value-type="float">
            <text:p>270.114170616688</text:p>
          </table:table-cell>
          <table:table-cell table:formula="of:=([.G33]*(radius+[.K33])+yoff)*Mmfac" office:value-type="float" office:value="86.0774972050121" calcext:value-type="float">
            <text:p>86.0774972050121</text:p>
          </table:table-cell>
          <table:table-cell office:value-type="string" calcext:value-type="string">
            <text:p>&lt;line x1="</text:p>
          </table:table-cell>
          <table:table-cell table:formula="of:=TEXT([.I33];&quot;000.000&quot;)" office:value-type="string" office:string-value="270.944" calcext:value-type="string">
            <text:p>270.944</text:p>
          </table:table-cell>
          <table:table-cell office:value-type="string" calcext:value-type="string">
            <text:p>" y1="</text:p>
          </table:table-cell>
          <table:table-cell table:formula="of:=TEXT([.J33];&quot;000.000&quot;)" office:value-type="string" office:string-value="092.020" calcext:value-type="string">
            <text:p>092.020</text:p>
          </table:table-cell>
          <table:table-cell office:value-type="string" calcext:value-type="string">
            <text:p>" x2="</text:p>
          </table:table-cell>
          <table:table-cell table:formula="of:=TEXT([.L33];&quot;000.000&quot;)" office:value-type="string" office:string-value="270.114" calcext:value-type="string">
            <text:p>270.114</text:p>
          </table:table-cell>
          <table:table-cell office:value-type="string" calcext:value-type="string">
            <text:p>" y2="</text:p>
          </table:table-cell>
          <table:table-cell table:formula="of:=TEXT([.M33];&quot;000.000&quot;)" office:value-type="string" office:string-value="086.077" calcext:value-type="string">
            <text:p>086.07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3:.X33])" office:value-type="string" office:string-value="&lt;line x1=&quot;270.944&quot; y1=&quot;092.020&quot; x2=&quot;270.114&quot; y2=&quot;086.077&quot; style=&quot;fill:none;stroke:#000000;stroke-width:0.75590551;stroke-miterlimit:4;stroke-dasharray:none&quot; /&gt;" calcext:value-type="string">
            <text:p>&lt;line x1="270.944" y1="092.020" x2="270.114" y2="086.07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3]*afact)*90)) / (0.5*PI());&quot;0.###&quot;)" office:value-type="string" office:string-value="-97.953" calcext:value-type="string">
            <text:p>-97.9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3];&quot;#&quot;)" office:value-type="string" office:string-value="13" calcext:value-type="string">
            <text:p>13</text:p>
          </table:table-cell>
          <table:table-cell office:value-type="string" calcext:value-type="string">
            <text:p>&lt;/text&gt;</text:p>
          </table:table-cell>
          <table:table-cell table:formula="of:=IF(0=MOD([.B33];1);COM.MICROSOFT.CONCAT([.Y33:.AN33]);[.Y33])" office:value-type="string" office:string-value="&lt;line x1=&quot;270.944&quot; y1=&quot;092.020&quot; x2=&quot;270.114&quot; y2=&quot;086.07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97.953, 300, 300)&quot;&gt;13&lt;/text&gt;" calcext:value-type="string">
            <text:p>&lt;line x1="270.944" y1="092.020" x2="270.114" y2="086.07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97.953, 300, 300)"&gt;13&lt;/text&gt;</text:p>
          </table:table-cell>
          <table:table-cell table:number-columns-repeated="983"/>
        </table:table-row>
        <table:table-row table:style-name="ro1">
          <table:table-cell/>
          <table:table-cell table:formula="of:=[.B35]-1" office:value-type="float" office:value="14" calcext:value-type="float">
            <text:p>14,000</text:p>
          </table:table-cell>
          <table:table-cell table:formula="of:=([.B34]/200)* PI()" office:value-type="float" office:value="0.219911485751286" calcext:value-type="float">
            <text:p>0,220</text:p>
          </table:table-cell>
          <table:table-cell table:formula="of:=[.C34]/(0.5*PI())*90" office:value-type="float" office:value="12.6" calcext:value-type="float">
            <text:p>12,600</text:p>
          </table:table-cell>
          <table:table-cell table:formula="of:=TAN([.C34])" office:value-type="float" office:value="0.223526482897149" calcext:value-type="float">
            <text:p>0,224</text:p>
          </table:table-cell>
          <table:table-cell table:formula="of:=LOG([.E34])" office:value-type="float" office:value="-0.650671015284878" calcext:value-type="float">
            <text:p>-0,651</text:p>
          </table:table-cell>
          <table:table-cell table:formula="of:=SIN([.F34]*afact)" office:value-type="float" office:value="-0.998439051367829" calcext:value-type="float">
            <text:p>-0,998</text:p>
          </table:table-cell>
          <table:table-cell table:formula="of:=COS([.F34]*afact)" office:value-type="float" office:value="-0.0558521324902666" calcext:value-type="float">
            <text:p>-0,056</text:p>
          </table:table-cell>
          <table:table-cell table:formula="of:=([.H34]*radius+xoff)*Mmfac" office:value-type="float" office:value="288.271052177044" calcext:value-type="float">
            <text:p>288.271052177044</text:p>
          </table:table-cell>
          <table:table-cell table:formula="of:=([.G34]*radius+yoff)*Mmfac" office:value-type="float" office:value="90.3277992127559" calcext:value-type="float">
            <text:p>90.3277992127559</text:p>
          </table:table-cell>
          <table:table-cell table:style-name="ce2" table:formula="of:=(IF(0=MOD([.B34];5);IF(0=MOD([.B34];10);2*strich;1.5*strich);strich))" office:value-type="float" office:value="2" calcext:value-type="float">
            <text:p>2,000</text:p>
          </table:table-cell>
          <table:table-cell table:formula="of:=([.H34]*(radius+[.K34])+xoff)*Mmfac" office:value-type="float" office:value="287.935939382102" calcext:value-type="float">
            <text:p>287.935939382102</text:p>
          </table:table-cell>
          <table:table-cell table:formula="of:=([.G34]*(radius+[.K34])+yoff)*Mmfac" office:value-type="float" office:value="84.337164904549" calcext:value-type="float">
            <text:p>84.337164904549</text:p>
          </table:table-cell>
          <table:table-cell office:value-type="string" calcext:value-type="string">
            <text:p>&lt;line x1="</text:p>
          </table:table-cell>
          <table:table-cell table:formula="of:=TEXT([.I34];&quot;000.000&quot;)" office:value-type="string" office:string-value="288.271" calcext:value-type="string">
            <text:p>288.271</text:p>
          </table:table-cell>
          <table:table-cell office:value-type="string" calcext:value-type="string">
            <text:p>" y1="</text:p>
          </table:table-cell>
          <table:table-cell table:formula="of:=TEXT([.J34];&quot;000.000&quot;)" office:value-type="string" office:string-value="090.328" calcext:value-type="string">
            <text:p>090.328</text:p>
          </table:table-cell>
          <table:table-cell office:value-type="string" calcext:value-type="string">
            <text:p>" x2="</text:p>
          </table:table-cell>
          <table:table-cell table:formula="of:=TEXT([.L34];&quot;000.000&quot;)" office:value-type="string" office:string-value="287.936" calcext:value-type="string">
            <text:p>287.936</text:p>
          </table:table-cell>
          <table:table-cell office:value-type="string" calcext:value-type="string">
            <text:p>" y2="</text:p>
          </table:table-cell>
          <table:table-cell table:formula="of:=TEXT([.M34];&quot;000.000&quot;)" office:value-type="string" office:string-value="084.337" calcext:value-type="string">
            <text:p>084.3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4:.X34])" office:value-type="string" office:string-value="&lt;line x1=&quot;288.271&quot; y1=&quot;090.328&quot; x2=&quot;287.936&quot; y2=&quot;084.337&quot; style=&quot;fill:none;stroke:#000000;stroke-width:0.75590551;stroke-miterlimit:4;stroke-dasharray:none&quot; /&gt;" calcext:value-type="string">
            <text:p>&lt;line x1="288.271" y1="090.328" x2="287.936" y2="084.3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4]*afact)*90)) / (0.5*PI());&quot;0.###&quot;)" office:value-type="string" office:string-value="-93.202" calcext:value-type="string">
            <text:p>-93.2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4];&quot;#&quot;)" office:value-type="string" office:string-value="14" calcext:value-type="string">
            <text:p>14</text:p>
          </table:table-cell>
          <table:table-cell office:value-type="string" calcext:value-type="string">
            <text:p>&lt;/text&gt;</text:p>
          </table:table-cell>
          <table:table-cell table:formula="of:=IF(0=MOD([.B34];1);COM.MICROSOFT.CONCAT([.Y34:.AN34]);[.Y34])" office:value-type="string" office:string-value="&lt;line x1=&quot;288.271&quot; y1=&quot;090.328&quot; x2=&quot;287.936&quot; y2=&quot;084.33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93.202, 300, 300)&quot;&gt;14&lt;/text&gt;" calcext:value-type="string">
            <text:p>&lt;line x1="288.271" y1="090.328" x2="287.936" y2="084.33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93.202, 300, 300)"&gt;14&lt;/text&gt;</text:p>
          </table:table-cell>
          <table:table-cell table:number-columns-repeated="983"/>
        </table:table-row>
        <table:table-row table:style-name="ro1">
          <table:table-cell/>
          <table:table-cell table:formula="of:=[.B36]-1" office:value-type="float" office:value="15" calcext:value-type="float">
            <text:p>15,000</text:p>
          </table:table-cell>
          <table:table-cell table:formula="of:=([.B35]/200)* PI()" office:value-type="float" office:value="0.235619449019234" calcext:value-type="float">
            <text:p>0,236</text:p>
          </table:table-cell>
          <table:table-cell table:formula="of:=[.C35]/(0.5*PI())*90" office:value-type="float" office:value="13.5" calcext:value-type="float">
            <text:p>13,500</text:p>
          </table:table-cell>
          <table:table-cell table:formula="of:=TAN([.C35])" office:value-type="float" office:value="0.240078759080116" calcext:value-type="float">
            <text:p>0,240</text:p>
          </table:table-cell>
          <table:table-cell table:formula="of:=LOG([.E35])" office:value-type="float" office:value="-0.619646262360157" calcext:value-type="float">
            <text:p>-0,620</text:p>
          </table:table-cell>
          <table:table-cell table:formula="of:=SIN([.F35]*afact)" office:value-type="float" office:value="-0.999764983460821" calcext:value-type="float">
            <text:p>-1,000</text:p>
          </table:table-cell>
          <table:table-cell table:formula="of:=COS([.F35]*afact)" office:value-type="float" office:value="0.0216789724291452" calcext:value-type="float">
            <text:p>0,022</text:p>
          </table:table-cell>
          <table:table-cell table:formula="of:=([.H35]*radius+xoff)*Mmfac" office:value-type="float" office:value="304.55258421012" calcext:value-type="float">
            <text:p>304.55258421012</text:p>
          </table:table-cell>
          <table:table-cell table:formula="of:=([.G35]*radius+yoff)*Mmfac" office:value-type="float" office:value="90.0493534732276" calcext:value-type="float">
            <text:p>90.0493534732276</text:p>
          </table:table-cell>
          <table:table-cell table:style-name="ce2" table:formula="of:=(IF(0=MOD([.B35];5);IF(0=MOD([.B35];10);2*strich;1.5*strich);strich))" office:value-type="float" office:value="3" calcext:value-type="float">
            <text:p>3,000</text:p>
          </table:table-cell>
          <table:table-cell table:formula="of:=([.H35]*(radius+[.K35])+xoff)*Mmfac" office:value-type="float" office:value="304.747694961983" calcext:value-type="float">
            <text:p>304.747694961983</text:p>
          </table:table-cell>
          <table:table-cell table:formula="of:=([.G35]*(radius+[.K35])+yoff)*Mmfac" office:value-type="float" office:value="81.0514686220802" calcext:value-type="float">
            <text:p>81.0514686220802</text:p>
          </table:table-cell>
          <table:table-cell office:value-type="string" calcext:value-type="string">
            <text:p>&lt;line x1="</text:p>
          </table:table-cell>
          <table:table-cell table:formula="of:=TEXT([.I35];&quot;000.000&quot;)" office:value-type="string" office:string-value="304.553" calcext:value-type="string">
            <text:p>304.553</text:p>
          </table:table-cell>
          <table:table-cell office:value-type="string" calcext:value-type="string">
            <text:p>" y1="</text:p>
          </table:table-cell>
          <table:table-cell table:formula="of:=TEXT([.J35];&quot;000.000&quot;)" office:value-type="string" office:string-value="090.049" calcext:value-type="string">
            <text:p>090.049</text:p>
          </table:table-cell>
          <table:table-cell office:value-type="string" calcext:value-type="string">
            <text:p>" x2="</text:p>
          </table:table-cell>
          <table:table-cell table:formula="of:=TEXT([.L35];&quot;000.000&quot;)" office:value-type="string" office:string-value="304.748" calcext:value-type="string">
            <text:p>304.748</text:p>
          </table:table-cell>
          <table:table-cell office:value-type="string" calcext:value-type="string">
            <text:p>" y2="</text:p>
          </table:table-cell>
          <table:table-cell table:formula="of:=TEXT([.M35];&quot;000.000&quot;)" office:value-type="string" office:string-value="081.051" calcext:value-type="string">
            <text:p>081.05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5:.X35])" office:value-type="string" office:string-value="&lt;line x1=&quot;304.553&quot; y1=&quot;090.049&quot; x2=&quot;304.748&quot; y2=&quot;081.051&quot; style=&quot;fill:none;stroke:#000000;stroke-width:0.75590551;stroke-miterlimit:4;stroke-dasharray:none&quot; /&gt;" calcext:value-type="string">
            <text:p>&lt;line x1="304.553" y1="090.049" x2="304.748" y2="081.05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5]*afact)*90)) / (0.5*PI());&quot;0.###&quot;)" office:value-type="string" office:string-value="-88.758" calcext:value-type="string">
            <text:p>-88.75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5];&quot;#&quot;)" office:value-type="string" office:string-value="15" calcext:value-type="string">
            <text:p>15</text:p>
          </table:table-cell>
          <table:table-cell office:value-type="string" calcext:value-type="string">
            <text:p>&lt;/text&gt;</text:p>
          </table:table-cell>
          <table:table-cell table:formula="of:=IF(0=MOD([.B35];1);COM.MICROSOFT.CONCAT([.Y35:.AN35]);[.Y35])" office:value-type="string" office:string-value="&lt;line x1=&quot;304.553&quot; y1=&quot;090.049&quot; x2=&quot;304.748&quot; y2=&quot;081.051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88.758, 300, 300)&quot;&gt;15&lt;/text&gt;" calcext:value-type="string">
            <text:p>&lt;line x1="304.553" y1="090.049" x2="304.748" y2="081.051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88.758, 300, 300)"&gt;15&lt;/text&gt;</text:p>
          </table:table-cell>
          <table:table-cell table:number-columns-repeated="983"/>
        </table:table-row>
        <table:table-row table:style-name="ro1">
          <table:table-cell/>
          <table:table-cell table:formula="of:=[.B37]-1" office:value-type="float" office:value="16" calcext:value-type="float">
            <text:p>16,000</text:p>
          </table:table-cell>
          <table:table-cell table:formula="of:=([.B36]/200)* PI()" office:value-type="float" office:value="0.251327412287183" calcext:value-type="float">
            <text:p>0,251</text:p>
          </table:table-cell>
          <table:table-cell table:formula="of:=[.C36]/(0.5*PI())*90" office:value-type="float" office:value="14.4" calcext:value-type="float">
            <text:p>14,400</text:p>
          </table:table-cell>
          <table:table-cell table:formula="of:=TAN([.C36])" office:value-type="float" office:value="0.256756360367727" calcext:value-type="float">
            <text:p>0,257</text:p>
          </table:table-cell>
          <table:table-cell table:formula="of:=LOG([.E36])" office:value-type="float" office:value="-0.590478789255931" calcext:value-type="float">
            <text:p>-0,590</text:p>
          </table:table-cell>
          <table:table-cell table:formula="of:=SIN([.F36]*afact)" office:value-type="float" office:value="-0.995528817035282" calcext:value-type="float">
            <text:p>-0,996</text:p>
          </table:table-cell>
          <table:table-cell table:formula="of:=COS([.F36]*afact)" office:value-type="float" office:value="0.0944583212445155" calcext:value-type="float">
            <text:p>0,094</text:p>
          </table:table-cell>
          <table:table-cell table:formula="of:=([.H36]*radius+xoff)*Mmfac" office:value-type="float" office:value="319.836247461348" calcext:value-type="float">
            <text:p>319.836247461348</text:p>
          </table:table-cell>
          <table:table-cell table:formula="of:=([.G36]*radius+yoff)*Mmfac" office:value-type="float" office:value="90.9389484225908" calcext:value-type="float">
            <text:p>90.9389484225908</text:p>
          </table:table-cell>
          <table:table-cell table:style-name="ce2" table:formula="of:=(IF(0=MOD([.B36];5);IF(0=MOD([.B36];10);2*strich;1.5*strich);strich))" office:value-type="float" office:value="2" calcext:value-type="float">
            <text:p>2,000</text:p>
          </table:table-cell>
          <table:table-cell table:formula="of:=([.H36]*(radius+[.K36])+xoff)*Mmfac" office:value-type="float" office:value="320.402997388815" calcext:value-type="float">
            <text:p>320.402997388815</text:p>
          </table:table-cell>
          <table:table-cell table:formula="of:=([.G36]*(radius+[.K36])+yoff)*Mmfac" office:value-type="float" office:value="84.9657755203791" calcext:value-type="float">
            <text:p>84.9657755203791</text:p>
          </table:table-cell>
          <table:table-cell office:value-type="string" calcext:value-type="string">
            <text:p>&lt;line x1="</text:p>
          </table:table-cell>
          <table:table-cell table:formula="of:=TEXT([.I36];&quot;000.000&quot;)" office:value-type="string" office:string-value="319.836" calcext:value-type="string">
            <text:p>319.836</text:p>
          </table:table-cell>
          <table:table-cell office:value-type="string" calcext:value-type="string">
            <text:p>" y1="</text:p>
          </table:table-cell>
          <table:table-cell table:formula="of:=TEXT([.J36];&quot;000.000&quot;)" office:value-type="string" office:string-value="090.939" calcext:value-type="string">
            <text:p>090.939</text:p>
          </table:table-cell>
          <table:table-cell office:value-type="string" calcext:value-type="string">
            <text:p>" x2="</text:p>
          </table:table-cell>
          <table:table-cell table:formula="of:=TEXT([.L36];&quot;000.000&quot;)" office:value-type="string" office:string-value="320.403" calcext:value-type="string">
            <text:p>320.403</text:p>
          </table:table-cell>
          <table:table-cell office:value-type="string" calcext:value-type="string">
            <text:p>" y2="</text:p>
          </table:table-cell>
          <table:table-cell table:formula="of:=TEXT([.M36];&quot;000.000&quot;)" office:value-type="string" office:string-value="084.966" calcext:value-type="string">
            <text:p>084.96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6:.X36])" office:value-type="string" office:string-value="&lt;line x1=&quot;319.836&quot; y1=&quot;090.939&quot; x2=&quot;320.403&quot; y2=&quot;084.966&quot; style=&quot;fill:none;stroke:#000000;stroke-width:0.75590551;stroke-miterlimit:4;stroke-dasharray:none&quot; /&gt;" calcext:value-type="string">
            <text:p>&lt;line x1="319.836" y1="090.939" x2="320.403" y2="084.96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6]*afact)*90)) / (0.5*PI());&quot;0.###&quot;)" office:value-type="string" office:string-value="-84.58" calcext:value-type="string">
            <text:p>-84.5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6];&quot;#&quot;)" office:value-type="string" office:string-value="16" calcext:value-type="string">
            <text:p>16</text:p>
          </table:table-cell>
          <table:table-cell office:value-type="string" calcext:value-type="string">
            <text:p>&lt;/text&gt;</text:p>
          </table:table-cell>
          <table:table-cell table:formula="of:=IF(0=MOD([.B36];5);COM.MICROSOFT.CONCAT([.Y36:.AN36]);[.Y36])" office:value-type="string" office:string-value="&lt;line x1=&quot;319.836&quot; y1=&quot;090.939&quot; x2=&quot;320.403&quot; y2=&quot;084.966&quot; style=&quot;fill:none;stroke:#000000;stroke-width:0.75590551;stroke-miterlimit:4;stroke-dasharray:none&quot; /&gt;" calcext:value-type="string">
            <text:p>&lt;line x1="319.836" y1="090.939" x2="320.403" y2="084.96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38]-1" office:value-type="float" office:value="17" calcext:value-type="float">
            <text:p>17,000</text:p>
          </table:table-cell>
          <table:table-cell table:formula="of:=([.B37]/200)* PI()" office:value-type="float" office:value="0.267035375555132" calcext:value-type="float">
            <text:p>0,267</text:p>
          </table:table-cell>
          <table:table-cell table:formula="of:=[.C37]/(0.5*PI())*90" office:value-type="float" office:value="15.3" calcext:value-type="float">
            <text:p>15,300</text:p>
          </table:table-cell>
          <table:table-cell table:formula="of:=TAN([.C37])" office:value-type="float" office:value="0.273569043082237" calcext:value-type="float">
            <text:p>0,274</text:p>
          </table:table-cell>
          <table:table-cell table:formula="of:=LOG([.E37])" office:value-type="float" office:value="-0.562933048688814" calcext:value-type="float">
            <text:p>-0,563</text:p>
          </table:table-cell>
          <table:table-cell table:formula="of:=SIN([.F37]*afact)" office:value-type="float" office:value="-0.986669531196847" calcext:value-type="float">
            <text:p>-0,987</text:p>
          </table:table-cell>
          <table:table-cell table:formula="of:=COS([.F37]*afact)" office:value-type="float" office:value="0.162736708236936" calcext:value-type="float">
            <text:p>0,163</text:p>
          </table:table-cell>
          <table:table-cell table:formula="of:=([.H37]*radius+xoff)*Mmfac" office:value-type="float" office:value="334.174708729757" calcext:value-type="float">
            <text:p>334.174708729757</text:p>
          </table:table-cell>
          <table:table-cell table:formula="of:=([.G37]*radius+yoff)*Mmfac" office:value-type="float" office:value="92.7993984486621" calcext:value-type="float">
            <text:p>92.7993984486621</text:p>
          </table:table-cell>
          <table:table-cell table:style-name="ce2" table:formula="of:=(IF(0=MOD([.B37];5);IF(0=MOD([.B37];10);2*strich;1.5*strich);strich))" office:value-type="float" office:value="2" calcext:value-type="float">
            <text:p>2,000</text:p>
          </table:table-cell>
          <table:table-cell table:formula="of:=([.H37]*(radius+[.K37])+xoff)*Mmfac" office:value-type="float" office:value="335.151128979178" calcext:value-type="float">
            <text:p>335.151128979178</text:p>
          </table:table-cell>
          <table:table-cell table:formula="of:=([.G37]*(radius+[.K37])+yoff)*Mmfac" office:value-type="float" office:value="86.879381261481" calcext:value-type="float">
            <text:p>86.879381261481</text:p>
          </table:table-cell>
          <table:table-cell office:value-type="string" calcext:value-type="string">
            <text:p>&lt;line x1="</text:p>
          </table:table-cell>
          <table:table-cell table:formula="of:=TEXT([.I37];&quot;000.000&quot;)" office:value-type="string" office:string-value="334.175" calcext:value-type="string">
            <text:p>334.175</text:p>
          </table:table-cell>
          <table:table-cell office:value-type="string" calcext:value-type="string">
            <text:p>" y1="</text:p>
          </table:table-cell>
          <table:table-cell table:formula="of:=TEXT([.J37];&quot;000.000&quot;)" office:value-type="string" office:string-value="092.799" calcext:value-type="string">
            <text:p>092.799</text:p>
          </table:table-cell>
          <table:table-cell office:value-type="string" calcext:value-type="string">
            <text:p>" x2="</text:p>
          </table:table-cell>
          <table:table-cell table:formula="of:=TEXT([.L37];&quot;000.000&quot;)" office:value-type="string" office:string-value="335.151" calcext:value-type="string">
            <text:p>335.151</text:p>
          </table:table-cell>
          <table:table-cell office:value-type="string" calcext:value-type="string">
            <text:p>" y2="</text:p>
          </table:table-cell>
          <table:table-cell table:formula="of:=TEXT([.M37];&quot;000.000&quot;)" office:value-type="string" office:string-value="086.879" calcext:value-type="string">
            <text:p>086.87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7:.X37])" office:value-type="string" office:string-value="&lt;line x1=&quot;334.175&quot; y1=&quot;092.799&quot; x2=&quot;335.151&quot; y2=&quot;086.879&quot; style=&quot;fill:none;stroke:#000000;stroke-width:0.75590551;stroke-miterlimit:4;stroke-dasharray:none&quot; /&gt;" calcext:value-type="string">
            <text:p>&lt;line x1="334.175" y1="092.799" x2="335.151" y2="086.87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7]*afact)*90)) / (0.5*PI());&quot;0.###&quot;)" office:value-type="string" office:string-value="-80.634" calcext:value-type="string">
            <text:p>-80.63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7];&quot;#&quot;)" office:value-type="string" office:string-value="17" calcext:value-type="string">
            <text:p>17</text:p>
          </table:table-cell>
          <table:table-cell office:value-type="string" calcext:value-type="string">
            <text:p>&lt;/text&gt;</text:p>
          </table:table-cell>
          <table:table-cell table:formula="of:=IF(0=MOD([.B37];5);COM.MICROSOFT.CONCAT([.Y37:.AN37]);[.Y37])" office:value-type="string" office:string-value="&lt;line x1=&quot;334.175&quot; y1=&quot;092.799&quot; x2=&quot;335.151&quot; y2=&quot;086.879&quot; style=&quot;fill:none;stroke:#000000;stroke-width:0.75590551;stroke-miterlimit:4;stroke-dasharray:none&quot; /&gt;" calcext:value-type="string">
            <text:p>&lt;line x1="334.175" y1="092.799" x2="335.151" y2="086.87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39]-1" office:value-type="float" office:value="18" calcext:value-type="float">
            <text:p>18,000</text:p>
          </table:table-cell>
          <table:table-cell table:formula="of:=([.B38]/200)* PI()" office:value-type="float" office:value="0.282743338823081" calcext:value-type="float">
            <text:p>0,283</text:p>
          </table:table-cell>
          <table:table-cell table:formula="of:=[.C38]/(0.5*PI())*90" office:value-type="float" office:value="16.2" calcext:value-type="float">
            <text:p>16,200</text:p>
          </table:table-cell>
          <table:table-cell table:formula="of:=TAN([.C38])" office:value-type="float" office:value="0.290526856731916" calcext:value-type="float">
            <text:p>0,291</text:p>
          </table:table-cell>
          <table:table-cell table:formula="of:=LOG([.E38])" office:value-type="float" office:value="-0.536813714594303" calcext:value-type="float">
            <text:p>-0,537</text:p>
          </table:table-cell>
          <table:table-cell table:formula="of:=SIN([.F38]*afact)" office:value-type="float" office:value="-0.97394787582455" calcext:value-type="float">
            <text:p>-0,974</text:p>
          </table:table-cell>
          <table:table-cell table:formula="of:=COS([.F38]*afact)" office:value-type="float" office:value="0.226771989400911" calcext:value-type="float">
            <text:p>0,227</text:p>
          </table:table-cell>
          <table:table-cell table:formula="of:=([.H38]*radius+xoff)*Mmfac" office:value-type="float" office:value="347.622117774191" calcext:value-type="float">
            <text:p>347.622117774191</text:p>
          </table:table-cell>
          <table:table-cell table:formula="of:=([.G38]*radius+yoff)*Mmfac" office:value-type="float" office:value="95.4709460768445" calcext:value-type="float">
            <text:p>95.4709460768445</text:p>
          </table:table-cell>
          <table:table-cell table:style-name="ce2" table:formula="of:=(IF(0=MOD([.B38];5);IF(0=MOD([.B38];10);2*strich;1.5*strich);strich))" office:value-type="float" office:value="2" calcext:value-type="float">
            <text:p>2,000</text:p>
          </table:table-cell>
          <table:table-cell table:formula="of:=([.H38]*(radius+[.K38])+xoff)*Mmfac" office:value-type="float" office:value="348.982749710597" calcext:value-type="float">
            <text:p>348.982749710597</text:p>
          </table:table-cell>
          <table:table-cell table:formula="of:=([.G38]*(radius+[.K38])+yoff)*Mmfac" office:value-type="float" office:value="89.6272588218972" calcext:value-type="float">
            <text:p>89.6272588218972</text:p>
          </table:table-cell>
          <table:table-cell office:value-type="string" calcext:value-type="string">
            <text:p>&lt;line x1="</text:p>
          </table:table-cell>
          <table:table-cell table:formula="of:=TEXT([.I38];&quot;000.000&quot;)" office:value-type="string" office:string-value="347.622" calcext:value-type="string">
            <text:p>347.622</text:p>
          </table:table-cell>
          <table:table-cell office:value-type="string" calcext:value-type="string">
            <text:p>" y1="</text:p>
          </table:table-cell>
          <table:table-cell table:formula="of:=TEXT([.J38];&quot;000.000&quot;)" office:value-type="string" office:string-value="095.471" calcext:value-type="string">
            <text:p>095.471</text:p>
          </table:table-cell>
          <table:table-cell office:value-type="string" calcext:value-type="string">
            <text:p>" x2="</text:p>
          </table:table-cell>
          <table:table-cell table:formula="of:=TEXT([.L38];&quot;000.000&quot;)" office:value-type="string" office:string-value="348.983" calcext:value-type="string">
            <text:p>348.983</text:p>
          </table:table-cell>
          <table:table-cell office:value-type="string" calcext:value-type="string">
            <text:p>" y2="</text:p>
          </table:table-cell>
          <table:table-cell table:formula="of:=TEXT([.M38];&quot;000.000&quot;)" office:value-type="string" office:string-value="089.627" calcext:value-type="string">
            <text:p>089.62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8:.X38])" office:value-type="string" office:string-value="&lt;line x1=&quot;347.622&quot; y1=&quot;095.471&quot; x2=&quot;348.983&quot; y2=&quot;089.627&quot; style=&quot;fill:none;stroke:#000000;stroke-width:0.75590551;stroke-miterlimit:4;stroke-dasharray:none&quot; /&gt;" calcext:value-type="string">
            <text:p>&lt;line x1="347.622" y1="095.471" x2="348.983" y2="089.62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8]*afact)*90)) / (0.5*PI());&quot;0.###&quot;)" office:value-type="string" office:string-value="-76.893" calcext:value-type="string">
            <text:p>-76.89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8];&quot;#&quot;)" office:value-type="string" office:string-value="18" calcext:value-type="string">
            <text:p>18</text:p>
          </table:table-cell>
          <table:table-cell office:value-type="string" calcext:value-type="string">
            <text:p>&lt;/text&gt;</text:p>
          </table:table-cell>
          <table:table-cell table:formula="of:=IF(0=MOD([.B38];5);COM.MICROSOFT.CONCAT([.Y38:.AN38]);[.Y38])" office:value-type="string" office:string-value="&lt;line x1=&quot;347.622&quot; y1=&quot;095.471&quot; x2=&quot;348.983&quot; y2=&quot;089.627&quot; style=&quot;fill:none;stroke:#000000;stroke-width:0.75590551;stroke-miterlimit:4;stroke-dasharray:none&quot; /&gt;" calcext:value-type="string">
            <text:p>&lt;line x1="347.622" y1="095.471" x2="348.983" y2="089.62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0]-1" office:value-type="float" office:value="19" calcext:value-type="float">
            <text:p>19,000</text:p>
          </table:table-cell>
          <table:table-cell table:formula="of:=([.B39]/200)* PI()" office:value-type="float" office:value="0.29845130209103" calcext:value-type="float">
            <text:p>0,298</text:p>
          </table:table-cell>
          <table:table-cell table:formula="of:=[.C39]/(0.5*PI())*90" office:value-type="float" office:value="17.1" calcext:value-type="float">
            <text:p>17,100</text:p>
          </table:table-cell>
          <table:table-cell table:formula="of:=TAN([.C39])" office:value-type="float" office:value="0.307640169659898" calcext:value-type="float">
            <text:p>0,308</text:p>
          </table:table-cell>
          <table:table-cell table:formula="of:=LOG([.E39])" office:value-type="float" office:value="-0.511956957808752" calcext:value-type="float">
            <text:p>-0,512</text:p>
          </table:table-cell>
          <table:table-cell table:formula="of:=SIN([.F39]*afact)" office:value-type="float" office:value="-0.957985002615664" calcext:value-type="float">
            <text:p>-0,958</text:p>
          </table:table-cell>
          <table:table-cell table:formula="of:=COS([.F39]*afact)" office:value-type="float" office:value="0.286818295726521" calcext:value-type="float">
            <text:p>0,287</text:p>
          </table:table-cell>
          <table:table-cell table:formula="of:=([.H39]*radius+xoff)*Mmfac" office:value-type="float" office:value="360.231842102569" calcext:value-type="float">
            <text:p>360.231842102569</text:p>
          </table:table-cell>
          <table:table-cell table:formula="of:=([.G39]*radius+yoff)*Mmfac" office:value-type="float" office:value="98.8231494507106" calcext:value-type="float">
            <text:p>98.8231494507106</text:p>
          </table:table-cell>
          <table:table-cell table:style-name="ce2" table:formula="of:=(IF(0=MOD([.B39];5);IF(0=MOD([.B39];10);2*strich;1.5*strich);strich))" office:value-type="float" office:value="2" calcext:value-type="float">
            <text:p>2,000</text:p>
          </table:table-cell>
          <table:table-cell table:formula="of:=([.H39]*(radius+[.K39])+xoff)*Mmfac" office:value-type="float" office:value="361.952751876929" calcext:value-type="float">
            <text:p>361.952751876929</text:p>
          </table:table-cell>
          <table:table-cell table:formula="of:=([.G39]*(radius+[.K39])+yoff)*Mmfac" office:value-type="float" office:value="93.0752394350166" calcext:value-type="float">
            <text:p>93.0752394350166</text:p>
          </table:table-cell>
          <table:table-cell office:value-type="string" calcext:value-type="string">
            <text:p>&lt;line x1="</text:p>
          </table:table-cell>
          <table:table-cell table:formula="of:=TEXT([.I39];&quot;000.000&quot;)" office:value-type="string" office:string-value="360.232" calcext:value-type="string">
            <text:p>360.232</text:p>
          </table:table-cell>
          <table:table-cell office:value-type="string" calcext:value-type="string">
            <text:p>" y1="</text:p>
          </table:table-cell>
          <table:table-cell table:formula="of:=TEXT([.J39];&quot;000.000&quot;)" office:value-type="string" office:string-value="098.823" calcext:value-type="string">
            <text:p>098.823</text:p>
          </table:table-cell>
          <table:table-cell office:value-type="string" calcext:value-type="string">
            <text:p>" x2="</text:p>
          </table:table-cell>
          <table:table-cell table:formula="of:=TEXT([.L39];&quot;000.000&quot;)" office:value-type="string" office:string-value="361.953" calcext:value-type="string">
            <text:p>361.953</text:p>
          </table:table-cell>
          <table:table-cell office:value-type="string" calcext:value-type="string">
            <text:p>" y2="</text:p>
          </table:table-cell>
          <table:table-cell table:formula="of:=TEXT([.M39];&quot;000.000&quot;)" office:value-type="string" office:string-value="093.075" calcext:value-type="string">
            <text:p>093.07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39:.X39])" office:value-type="string" office:string-value="&lt;line x1=&quot;360.232&quot; y1=&quot;098.823&quot; x2=&quot;361.953&quot; y2=&quot;093.075&quot; style=&quot;fill:none;stroke:#000000;stroke-width:0.75590551;stroke-miterlimit:4;stroke-dasharray:none&quot; /&gt;" calcext:value-type="string">
            <text:p>&lt;line x1="360.232" y1="098.823" x2="361.953" y2="093.07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39]*afact)*90)) / (0.5*PI());&quot;0.###&quot;)" office:value-type="string" office:string-value="-73.332" calcext:value-type="string">
            <text:p>-73.33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9];&quot;#&quot;)" office:value-type="string" office:string-value="19" calcext:value-type="string">
            <text:p>19</text:p>
          </table:table-cell>
          <table:table-cell office:value-type="string" calcext:value-type="string">
            <text:p>&lt;/text&gt;</text:p>
          </table:table-cell>
          <table:table-cell table:formula="of:=IF(0=MOD([.B39];5);COM.MICROSOFT.CONCAT([.Y39:.AN39]);[.Y39])" office:value-type="string" office:string-value="&lt;line x1=&quot;360.232&quot; y1=&quot;098.823&quot; x2=&quot;361.953&quot; y2=&quot;093.075&quot; style=&quot;fill:none;stroke:#000000;stroke-width:0.75590551;stroke-miterlimit:4;stroke-dasharray:none&quot; /&gt;" calcext:value-type="string">
            <text:p>&lt;line x1="360.232" y1="098.823" x2="361.953" y2="093.075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1]-1" office:value-type="float" office:value="20" calcext:value-type="float">
            <text:p>20,000</text:p>
          </table:table-cell>
          <table:table-cell table:formula="of:=([.B40]/200)* PI()" office:value-type="float" office:value="0.314159265358979" calcext:value-type="float">
            <text:p>0,314</text:p>
          </table:table-cell>
          <table:table-cell table:formula="of:=[.C40]/(0.5*PI())*90" office:value-type="float" office:value="18" calcext:value-type="float">
            <text:p>18,000</text:p>
          </table:table-cell>
          <table:table-cell table:formula="of:=TAN([.C40])" office:value-type="float" office:value="0.324919696232906" calcext:value-type="float">
            <text:p>0,325</text:p>
          </table:table-cell>
          <table:table-cell table:formula="of:=LOG([.E40])" office:value-type="float" office:value="-0.488223961458973" calcext:value-type="float">
            <text:p>-0,488</text:p>
          </table:table-cell>
          <table:table-cell table:formula="of:=SIN([.F40]*afact)" office:value-type="float" office:value="-0.939291617615693" calcext:value-type="float">
            <text:p>-0,939</text:p>
          </table:table-cell>
          <table:table-cell table:formula="of:=COS([.F40]*afact)" office:value-type="float" office:value="0.343119887323505" calcext:value-type="float">
            <text:p>0,343</text:p>
          </table:table-cell>
          <table:table-cell table:formula="of:=([.H40]*radius+xoff)*Mmfac" office:value-type="float" office:value="372.055176337936" calcext:value-type="float">
            <text:p>372.055176337936</text:p>
          </table:table-cell>
          <table:table-cell table:formula="of:=([.G40]*radius+yoff)*Mmfac" office:value-type="float" office:value="102.748760300704" calcext:value-type="float">
            <text:p>102.748760300704</text:p>
          </table:table-cell>
          <table:table-cell table:style-name="ce2" table:formula="of:=(IF(0=MOD([.B40];5);IF(0=MOD([.B40];10);2*strich;1.5*strich);strich))" office:value-type="float" office:value="4" calcext:value-type="float">
            <text:p>4,000</text:p>
          </table:table-cell>
          <table:table-cell table:formula="of:=([.H40]*(radius+[.K40])+xoff)*Mmfac" office:value-type="float" office:value="376.172614985818" calcext:value-type="float">
            <text:p>376.172614985818</text:p>
          </table:table-cell>
          <table:table-cell table:formula="of:=([.G40]*(radius+[.K40])+yoff)*Mmfac" office:value-type="float" office:value="91.4772608893162" calcext:value-type="float">
            <text:p>91.4772608893162</text:p>
          </table:table-cell>
          <table:table-cell office:value-type="string" calcext:value-type="string">
            <text:p>&lt;line x1="</text:p>
          </table:table-cell>
          <table:table-cell table:formula="of:=TEXT([.I40];&quot;000.000&quot;)" office:value-type="string" office:string-value="372.055" calcext:value-type="string">
            <text:p>372.055</text:p>
          </table:table-cell>
          <table:table-cell office:value-type="string" calcext:value-type="string">
            <text:p>" y1="</text:p>
          </table:table-cell>
          <table:table-cell table:formula="of:=TEXT([.J40];&quot;000.000&quot;)" office:value-type="string" office:string-value="102.749" calcext:value-type="string">
            <text:p>102.749</text:p>
          </table:table-cell>
          <table:table-cell office:value-type="string" calcext:value-type="string">
            <text:p>" x2="</text:p>
          </table:table-cell>
          <table:table-cell table:formula="of:=TEXT([.L40];&quot;000.000&quot;)" office:value-type="string" office:string-value="376.173" calcext:value-type="string">
            <text:p>376.173</text:p>
          </table:table-cell>
          <table:table-cell office:value-type="string" calcext:value-type="string">
            <text:p>" y2="</text:p>
          </table:table-cell>
          <table:table-cell table:formula="of:=TEXT([.M40];&quot;000.000&quot;)" office:value-type="string" office:string-value="091.477" calcext:value-type="string">
            <text:p>091.47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0:.X40])" office:value-type="string" office:string-value="&lt;line x1=&quot;372.055&quot; y1=&quot;102.749&quot; x2=&quot;376.173&quot; y2=&quot;091.477&quot; style=&quot;fill:none;stroke:#000000;stroke-width:0.75590551;stroke-miterlimit:4;stroke-dasharray:none&quot; /&gt;" calcext:value-type="string">
            <text:p>&lt;line x1="372.055" y1="102.749" x2="376.173" y2="091.47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0]*afact)*90)) / (0.5*PI());&quot;0.###&quot;)" office:value-type="string" office:string-value="-69.933" calcext:value-type="string">
            <text:p>-69.9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0];&quot;#&quot;)" office:value-type="string" office:string-value="20" calcext:value-type="string">
            <text:p>20</text:p>
          </table:table-cell>
          <table:table-cell office:value-type="string" calcext:value-type="string">
            <text:p>&lt;/text&gt;</text:p>
          </table:table-cell>
          <table:table-cell table:formula="of:=IF(0=MOD([.B40];5);COM.MICROSOFT.CONCAT([.Y40:.AN40]);[.Y40])" office:value-type="string" office:string-value="&lt;line x1=&quot;372.055&quot; y1=&quot;102.749&quot; x2=&quot;376.173&quot; y2=&quot;091.47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69.933, 300, 300)&quot;&gt;20&lt;/text&gt;" calcext:value-type="string">
            <text:p>&lt;line x1="372.055" y1="102.749" x2="376.173" y2="091.47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69.933, 300, 300)"&gt;20&lt;/text&gt;</text:p>
          </table:table-cell>
          <table:table-cell table:number-columns-repeated="983"/>
        </table:table-row>
        <table:table-row table:style-name="ro1">
          <table:table-cell/>
          <table:table-cell table:formula="of:=[.B42]-1" office:value-type="float" office:value="21" calcext:value-type="float">
            <text:p>21,000</text:p>
          </table:table-cell>
          <table:table-cell table:formula="of:=([.B41]/200)* PI()" office:value-type="float" office:value="0.329867228626928" calcext:value-type="float">
            <text:p>0,330</text:p>
          </table:table-cell>
          <table:table-cell table:formula="of:=[.C41]/(0.5*PI())*90" office:value-type="float" office:value="18.9" calcext:value-type="float">
            <text:p>18,900</text:p>
          </table:table-cell>
          <table:table-cell table:formula="of:=TAN([.C41])" office:value-type="float" office:value="0.342376525728683" calcext:value-type="float">
            <text:p>0,342</text:p>
          </table:table-cell>
          <table:table-cell table:formula="of:=LOG([.E41])" office:value-type="float" office:value="-0.465496019392027" calcext:value-type="float">
            <text:p>-0,465</text:p>
          </table:table-cell>
          <table:table-cell table:formula="of:=SIN([.F41]*afact)" office:value-type="float" office:value="-0.918290242393465" calcext:value-type="float">
            <text:p>-0,918</text:p>
          </table:table-cell>
          <table:table-cell table:formula="of:=COS([.F41]*afact)" office:value-type="float" office:value="0.395907856356693" calcext:value-type="float">
            <text:p>0,396</text:p>
          </table:table-cell>
          <table:table-cell table:formula="of:=([.H41]*radius+xoff)*Mmfac" office:value-type="float" office:value="383.140649834906" calcext:value-type="float">
            <text:p>383.140649834906</text:p>
          </table:table-cell>
          <table:table-cell table:formula="of:=([.G41]*radius+yoff)*Mmfac" office:value-type="float" office:value="107.159049097372" calcext:value-type="float">
            <text:p>107.159049097372</text:p>
          </table:table-cell>
          <table:table-cell table:style-name="ce2" table:formula="of:=(IF(0=MOD([.B41];5);IF(0=MOD([.B41];10);2*strich;1.5*strich);strich))" office:value-type="float" office:value="2" calcext:value-type="float">
            <text:p>2,000</text:p>
          </table:table-cell>
          <table:table-cell table:formula="of:=([.H41]*(radius+[.K41])+xoff)*Mmfac" office:value-type="float" office:value="385.516096973046" calcext:value-type="float">
            <text:p>385.516096973046</text:p>
          </table:table-cell>
          <table:table-cell table:formula="of:=([.G41]*(radius+[.K41])+yoff)*Mmfac" office:value-type="float" office:value="101.649307643012" calcext:value-type="float">
            <text:p>101.649307643012</text:p>
          </table:table-cell>
          <table:table-cell office:value-type="string" calcext:value-type="string">
            <text:p>&lt;line x1="</text:p>
          </table:table-cell>
          <table:table-cell table:formula="of:=TEXT([.I41];&quot;000.000&quot;)" office:value-type="string" office:string-value="383.141" calcext:value-type="string">
            <text:p>383.141</text:p>
          </table:table-cell>
          <table:table-cell office:value-type="string" calcext:value-type="string">
            <text:p>" y1="</text:p>
          </table:table-cell>
          <table:table-cell table:formula="of:=TEXT([.J41];&quot;000.000&quot;)" office:value-type="string" office:string-value="107.159" calcext:value-type="string">
            <text:p>107.159</text:p>
          </table:table-cell>
          <table:table-cell office:value-type="string" calcext:value-type="string">
            <text:p>" x2="</text:p>
          </table:table-cell>
          <table:table-cell table:formula="of:=TEXT([.L41];&quot;000.000&quot;)" office:value-type="string" office:string-value="385.516" calcext:value-type="string">
            <text:p>385.516</text:p>
          </table:table-cell>
          <table:table-cell office:value-type="string" calcext:value-type="string">
            <text:p>" y2="</text:p>
          </table:table-cell>
          <table:table-cell table:formula="of:=TEXT([.M41];&quot;000.000&quot;)" office:value-type="string" office:string-value="101.649" calcext:value-type="string">
            <text:p>101.64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1:.X41])" office:value-type="string" office:string-value="&lt;line x1=&quot;383.141&quot; y1=&quot;107.159&quot; x2=&quot;385.516&quot; y2=&quot;101.649&quot; style=&quot;fill:none;stroke:#000000;stroke-width:0.75590551;stroke-miterlimit:4;stroke-dasharray:none&quot; /&gt;" calcext:value-type="string">
            <text:p>&lt;line x1="383.141" y1="107.159" x2="385.516" y2="101.64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1]*afact)*90)) / (0.5*PI());&quot;0.###&quot;)" office:value-type="string" office:string-value="-66.677" calcext:value-type="string">
            <text:p>-66.67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1];&quot;#&quot;)" office:value-type="string" office:string-value="21" calcext:value-type="string">
            <text:p>21</text:p>
          </table:table-cell>
          <table:table-cell office:value-type="string" calcext:value-type="string">
            <text:p>&lt;/text&gt;</text:p>
          </table:table-cell>
          <table:table-cell table:formula="of:=IF(0=MOD([.B41];5);COM.MICROSOFT.CONCAT([.Y41:.AN41]);[.Y41])" office:value-type="string" office:string-value="&lt;line x1=&quot;383.141&quot; y1=&quot;107.159&quot; x2=&quot;385.516&quot; y2=&quot;101.649&quot; style=&quot;fill:none;stroke:#000000;stroke-width:0.75590551;stroke-miterlimit:4;stroke-dasharray:none&quot; /&gt;" calcext:value-type="string">
            <text:p>&lt;line x1="383.141" y1="107.159" x2="385.516" y2="101.64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3]-1" office:value-type="float" office:value="22" calcext:value-type="float">
            <text:p>22,000</text:p>
          </table:table-cell>
          <table:table-cell table:formula="of:=([.B42]/200)* PI()" office:value-type="float" office:value="0.345575191894877" calcext:value-type="float">
            <text:p>0,346</text:p>
          </table:table-cell>
          <table:table-cell table:formula="of:=[.C42]/(0.5*PI())*90" office:value-type="float" office:value="19.8" calcext:value-type="float">
            <text:p>19,800</text:p>
          </table:table-cell>
          <table:table-cell table:formula="of:=TAN([.C42])" office:value-type="float" office:value="0.360022153095757" calcext:value-type="float">
            <text:p>0,360</text:p>
          </table:table-cell>
          <table:table-cell table:formula="of:=LOG([.E42])" office:value-type="float" office:value="-0.443670775145945" calcext:value-type="float">
            <text:p>-0,444</text:p>
          </table:table-cell>
          <table:table-cell table:formula="of:=SIN([.F42]*afact)" office:value-type="float" office:value="-0.89533239827685" calcext:value-type="float">
            <text:p>-0,895</text:p>
          </table:table-cell>
          <table:table-cell table:formula="of:=COS([.F42]*afact)" office:value-type="float" office:value="0.445398581717347" calcext:value-type="float">
            <text:p>0,445</text:p>
          </table:table-cell>
          <table:table-cell table:formula="of:=([.H42]*radius+xoff)*Mmfac" office:value-type="float" office:value="393.533702160643" calcext:value-type="float">
            <text:p>393.533702160643</text:p>
          </table:table-cell>
          <table:table-cell table:formula="of:=([.G42]*radius+yoff)*Mmfac" office:value-type="float" office:value="111.980196361862" calcext:value-type="float">
            <text:p>111.980196361862</text:p>
          </table:table-cell>
          <table:table-cell table:style-name="ce2" table:formula="of:=(IF(0=MOD([.B42];5);IF(0=MOD([.B42];10);2*strich;1.5*strich);strich))" office:value-type="float" office:value="2" calcext:value-type="float">
            <text:p>2,000</text:p>
          </table:table-cell>
          <table:table-cell table:formula="of:=([.H42]*(radius+[.K42])+xoff)*Mmfac" office:value-type="float" office:value="396.206093650947" calcext:value-type="float">
            <text:p>396.206093650947</text:p>
          </table:table-cell>
          <table:table-cell table:formula="of:=([.G42]*(radius+[.K42])+yoff)*Mmfac" office:value-type="float" office:value="106.6082019722" calcext:value-type="float">
            <text:p>106.6082019722</text:p>
          </table:table-cell>
          <table:table-cell office:value-type="string" calcext:value-type="string">
            <text:p>&lt;line x1="</text:p>
          </table:table-cell>
          <table:table-cell table:formula="of:=TEXT([.I42];&quot;000.000&quot;)" office:value-type="string" office:string-value="393.534" calcext:value-type="string">
            <text:p>393.534</text:p>
          </table:table-cell>
          <table:table-cell office:value-type="string" calcext:value-type="string">
            <text:p>" y1="</text:p>
          </table:table-cell>
          <table:table-cell table:formula="of:=TEXT([.J42];&quot;000.000&quot;)" office:value-type="string" office:string-value="111.980" calcext:value-type="string">
            <text:p>111.980</text:p>
          </table:table-cell>
          <table:table-cell office:value-type="string" calcext:value-type="string">
            <text:p>" x2="</text:p>
          </table:table-cell>
          <table:table-cell table:formula="of:=TEXT([.L42];&quot;000.000&quot;)" office:value-type="string" office:string-value="396.206" calcext:value-type="string">
            <text:p>396.206</text:p>
          </table:table-cell>
          <table:table-cell office:value-type="string" calcext:value-type="string">
            <text:p>" y2="</text:p>
          </table:table-cell>
          <table:table-cell table:formula="of:=TEXT([.M42];&quot;000.000&quot;)" office:value-type="string" office:string-value="106.608" calcext:value-type="string">
            <text:p>106.6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2:.X42])" office:value-type="string" office:string-value="&lt;line x1=&quot;393.534&quot; y1=&quot;111.980&quot; x2=&quot;396.206&quot; y2=&quot;106.608&quot; style=&quot;fill:none;stroke:#000000;stroke-width:0.75590551;stroke-miterlimit:4;stroke-dasharray:none&quot; /&gt;" calcext:value-type="string">
            <text:p>&lt;line x1="393.534" y1="111.980" x2="396.206" y2="106.6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2]*afact)*90)) / (0.5*PI());&quot;0.###&quot;)" office:value-type="string" office:string-value="-63.551" calcext:value-type="string">
            <text:p>-63.55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2];&quot;#&quot;)" office:value-type="string" office:string-value="22" calcext:value-type="string">
            <text:p>22</text:p>
          </table:table-cell>
          <table:table-cell office:value-type="string" calcext:value-type="string">
            <text:p>&lt;/text&gt;</text:p>
          </table:table-cell>
          <table:table-cell table:formula="of:=IF(0=MOD([.B42];5);COM.MICROSOFT.CONCAT([.Y42:.AN42]);[.Y42])" office:value-type="string" office:string-value="&lt;line x1=&quot;393.534&quot; y1=&quot;111.980&quot; x2=&quot;396.206&quot; y2=&quot;106.608&quot; style=&quot;fill:none;stroke:#000000;stroke-width:0.75590551;stroke-miterlimit:4;stroke-dasharray:none&quot; /&gt;" calcext:value-type="string">
            <text:p>&lt;line x1="393.534" y1="111.980" x2="396.206" y2="106.608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4]-1" office:value-type="float" office:value="23" calcext:value-type="float">
            <text:p>23,000</text:p>
          </table:table-cell>
          <table:table-cell table:formula="of:=([.B43]/200)* PI()" office:value-type="float" office:value="0.361283155162826" calcext:value-type="float">
            <text:p>0,361</text:p>
          </table:table-cell>
          <table:table-cell table:formula="of:=[.C43]/(0.5*PI())*90" office:value-type="float" office:value="20.7" calcext:value-type="float">
            <text:p>20,700</text:p>
          </table:table-cell>
          <table:table-cell table:formula="of:=TAN([.C43])" office:value-type="float" office:value="0.377868511775821" calcext:value-type="float">
            <text:p>0,378</text:p>
          </table:table-cell>
          <table:table-cell table:formula="of:=LOG([.E43])" office:value-type="float" office:value="-0.422659296841317" calcext:value-type="float">
            <text:p>-0,423</text:p>
          </table:table-cell>
          <table:table-cell table:formula="of:=SIN([.F43]*afact)" office:value-type="float" office:value="-0.870712004413454" calcext:value-type="float">
            <text:p>-0,871</text:p>
          </table:table-cell>
          <table:table-cell table:formula="of:=COS([.F43]*afact)" office:value-type="float" office:value="0.491793254701918" calcext:value-type="float">
            <text:p>0,492</text:p>
          </table:table-cell>
          <table:table-cell table:formula="of:=([.H43]*radius+xoff)*Mmfac" office:value-type="float" office:value="403.276583487403" calcext:value-type="float">
            <text:p>403.276583487403</text:p>
          </table:table-cell>
          <table:table-cell table:formula="of:=([.G43]*radius+yoff)*Mmfac" office:value-type="float" office:value="117.150479073175" calcext:value-type="float">
            <text:p>117.150479073175</text:p>
          </table:table-cell>
          <table:table-cell table:style-name="ce2" table:formula="of:=(IF(0=MOD([.B43];5);IF(0=MOD([.B43];10);2*strich;1.5*strich);strich))" office:value-type="float" office:value="2" calcext:value-type="float">
            <text:p>2,000</text:p>
          </table:table-cell>
          <table:table-cell table:formula="of:=([.H43]*(radius+[.K43])+xoff)*Mmfac" office:value-type="float" office:value="406.227343015614" calcext:value-type="float">
            <text:p>406.227343015614</text:p>
          </table:table-cell>
          <table:table-cell table:formula="of:=([.G43]*(radius+[.K43])+yoff)*Mmfac" office:value-type="float" office:value="111.926207046694" calcext:value-type="float">
            <text:p>111.926207046694</text:p>
          </table:table-cell>
          <table:table-cell office:value-type="string" calcext:value-type="string">
            <text:p>&lt;line x1="</text:p>
          </table:table-cell>
          <table:table-cell table:formula="of:=TEXT([.I43];&quot;000.000&quot;)" office:value-type="string" office:string-value="403.277" calcext:value-type="string">
            <text:p>403.277</text:p>
          </table:table-cell>
          <table:table-cell office:value-type="string" calcext:value-type="string">
            <text:p>" y1="</text:p>
          </table:table-cell>
          <table:table-cell table:formula="of:=TEXT([.J43];&quot;000.000&quot;)" office:value-type="string" office:string-value="117.150" calcext:value-type="string">
            <text:p>117.150</text:p>
          </table:table-cell>
          <table:table-cell office:value-type="string" calcext:value-type="string">
            <text:p>" x2="</text:p>
          </table:table-cell>
          <table:table-cell table:formula="of:=TEXT([.L43];&quot;000.000&quot;)" office:value-type="string" office:string-value="406.227" calcext:value-type="string">
            <text:p>406.227</text:p>
          </table:table-cell>
          <table:table-cell office:value-type="string" calcext:value-type="string">
            <text:p>" y2="</text:p>
          </table:table-cell>
          <table:table-cell table:formula="of:=TEXT([.M43];&quot;000.000&quot;)" office:value-type="string" office:string-value="111.926" calcext:value-type="string">
            <text:p>111.92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3:.X43])" office:value-type="string" office:string-value="&lt;line x1=&quot;403.277&quot; y1=&quot;117.150&quot; x2=&quot;406.227&quot; y2=&quot;111.926&quot; style=&quot;fill:none;stroke:#000000;stroke-width:0.75590551;stroke-miterlimit:4;stroke-dasharray:none&quot; /&gt;" calcext:value-type="string">
            <text:p>&lt;line x1="403.277" y1="117.150" x2="406.227" y2="111.92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3]*afact)*90)) / (0.5*PI());&quot;0.###&quot;)" office:value-type="string" office:string-value="-60.541" calcext:value-type="string">
            <text:p>-60.5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3];&quot;#&quot;)" office:value-type="string" office:string-value="23" calcext:value-type="string">
            <text:p>23</text:p>
          </table:table-cell>
          <table:table-cell office:value-type="string" calcext:value-type="string">
            <text:p>&lt;/text&gt;</text:p>
          </table:table-cell>
          <table:table-cell table:formula="of:=IF(0=MOD([.B43];5);COM.MICROSOFT.CONCAT([.Y43:.AN43]);[.Y43])" office:value-type="string" office:string-value="&lt;line x1=&quot;403.277&quot; y1=&quot;117.150&quot; x2=&quot;406.227&quot; y2=&quot;111.926&quot; style=&quot;fill:none;stroke:#000000;stroke-width:0.75590551;stroke-miterlimit:4;stroke-dasharray:none&quot; /&gt;" calcext:value-type="string">
            <text:p>&lt;line x1="403.277" y1="117.150" x2="406.227" y2="111.92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5]-1" office:value-type="float" office:value="24" calcext:value-type="float">
            <text:p>24,000</text:p>
          </table:table-cell>
          <table:table-cell table:formula="of:=([.B44]/200)* PI()" office:value-type="float" office:value="0.376991118430775" calcext:value-type="float">
            <text:p>0,377</text:p>
          </table:table-cell>
          <table:table-cell table:formula="of:=[.C44]/(0.5*PI())*90" office:value-type="float" office:value="21.6" calcext:value-type="float">
            <text:p>21,600</text:p>
          </table:table-cell>
          <table:table-cell table:formula="of:=TAN([.C44])" office:value-type="float" office:value="0.395928008797721" calcext:value-type="float">
            <text:p>0,396</text:p>
          </table:table-cell>
          <table:table-cell table:formula="of:=LOG([.E44])" office:value-type="float" office:value="-0.402383774236609" calcext:value-type="float">
            <text:p>-0,402</text:p>
          </table:table-cell>
          <table:table-cell table:formula="of:=SIN([.F44]*afact)" office:value-type="float" office:value="-0.844675920217489" calcext:value-type="float">
            <text:p>-0,845</text:p>
          </table:table-cell>
          <table:table-cell table:formula="of:=COS([.F44]*afact)" office:value-type="float" office:value="0.535278049059307" calcext:value-type="float">
            <text:p>0,535</text:p>
          </table:table-cell>
          <table:table-cell table:formula="of:=([.H44]*radius+xoff)*Mmfac" office:value-type="float" office:value="412.408390302454" calcext:value-type="float">
            <text:p>412.408390302454</text:p>
          </table:table-cell>
          <table:table-cell table:formula="of:=([.G44]*radius+yoff)*Mmfac" office:value-type="float" office:value="122.618056754327" calcext:value-type="float">
            <text:p>122.618056754327</text:p>
          </table:table-cell>
          <table:table-cell table:style-name="ce2" table:formula="of:=(IF(0=MOD([.B44];5);IF(0=MOD([.B44];10);2*strich;1.5*strich);strich))" office:value-type="float" office:value="2" calcext:value-type="float">
            <text:p>2,000</text:p>
          </table:table-cell>
          <table:table-cell table:formula="of:=([.H44]*(radius+[.K44])+xoff)*Mmfac" office:value-type="float" office:value="415.62005859681" calcext:value-type="float">
            <text:p>415.62005859681</text:p>
          </table:table-cell>
          <table:table-cell table:formula="of:=([.G44]*(radius+[.K44])+yoff)*Mmfac" office:value-type="float" office:value="117.550001233022" calcext:value-type="float">
            <text:p>117.550001233022</text:p>
          </table:table-cell>
          <table:table-cell office:value-type="string" calcext:value-type="string">
            <text:p>&lt;line x1="</text:p>
          </table:table-cell>
          <table:table-cell table:formula="of:=TEXT([.I44];&quot;000.000&quot;)" office:value-type="string" office:string-value="412.408" calcext:value-type="string">
            <text:p>412.408</text:p>
          </table:table-cell>
          <table:table-cell office:value-type="string" calcext:value-type="string">
            <text:p>" y1="</text:p>
          </table:table-cell>
          <table:table-cell table:formula="of:=TEXT([.J44];&quot;000.000&quot;)" office:value-type="string" office:string-value="122.618" calcext:value-type="string">
            <text:p>122.618</text:p>
          </table:table-cell>
          <table:table-cell office:value-type="string" calcext:value-type="string">
            <text:p>" x2="</text:p>
          </table:table-cell>
          <table:table-cell table:formula="of:=TEXT([.L44];&quot;000.000&quot;)" office:value-type="string" office:string-value="415.620" calcext:value-type="string">
            <text:p>415.620</text:p>
          </table:table-cell>
          <table:table-cell office:value-type="string" calcext:value-type="string">
            <text:p>" y2="</text:p>
          </table:table-cell>
          <table:table-cell table:formula="of:=TEXT([.M44];&quot;000.000&quot;)" office:value-type="string" office:string-value="117.550" calcext:value-type="string">
            <text:p>117.5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4:.X44])" office:value-type="string" office:string-value="&lt;line x1=&quot;412.408&quot; y1=&quot;122.618&quot; x2=&quot;415.620&quot; y2=&quot;117.550&quot; style=&quot;fill:none;stroke:#000000;stroke-width:0.75590551;stroke-miterlimit:4;stroke-dasharray:none&quot; /&gt;" calcext:value-type="string">
            <text:p>&lt;line x1="412.408" y1="122.618" x2="415.620" y2="117.55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4]*afact)*90)) / (0.5*PI());&quot;0.###&quot;)" office:value-type="string" office:string-value="-57.637" calcext:value-type="string">
            <text:p>-57.63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4];&quot;#&quot;)" office:value-type="string" office:string-value="24" calcext:value-type="string">
            <text:p>24</text:p>
          </table:table-cell>
          <table:table-cell office:value-type="string" calcext:value-type="string">
            <text:p>&lt;/text&gt;</text:p>
          </table:table-cell>
          <table:table-cell table:formula="of:=IF(0=MOD([.B44];5);COM.MICROSOFT.CONCAT([.Y44:.AN44]);[.Y44])" office:value-type="string" office:string-value="&lt;line x1=&quot;412.408&quot; y1=&quot;122.618&quot; x2=&quot;415.620&quot; y2=&quot;117.550&quot; style=&quot;fill:none;stroke:#000000;stroke-width:0.75590551;stroke-miterlimit:4;stroke-dasharray:none&quot; /&gt;" calcext:value-type="string">
            <text:p>&lt;line x1="412.408" y1="122.618" x2="415.620" y2="117.55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6]-1" office:value-type="float" office:value="25" calcext:value-type="float">
            <text:p>25,000</text:p>
          </table:table-cell>
          <table:table-cell table:formula="of:=([.B45]/200)* PI()" office:value-type="float" office:value="0.392699081698724" calcext:value-type="float">
            <text:p>0,393</text:p>
          </table:table-cell>
          <table:table-cell table:formula="of:=[.C45]/(0.5*PI())*90" office:value-type="float" office:value="22.5" calcext:value-type="float">
            <text:p>22,500</text:p>
          </table:table-cell>
          <table:table-cell table:formula="of:=TAN([.C45])" office:value-type="float" office:value="0.414213562373095" calcext:value-type="float">
            <text:p>0,414</text:p>
          </table:table-cell>
          <table:table-cell table:formula="of:=LOG([.E45])" office:value-type="float" office:value="-0.382775685337863" calcext:value-type="float">
            <text:p>-0,383</text:p>
          </table:table-cell>
          <table:table-cell table:formula="of:=SIN([.F45]*afact)" office:value-type="float" office:value="-0.817432311461703" calcext:value-type="float">
            <text:p>-0,817</text:p>
          </table:table-cell>
          <table:table-cell table:formula="of:=COS([.F45]*afact)" office:value-type="float" office:value="0.57602466629336" calcext:value-type="float">
            <text:p>0,576</text:p>
          </table:table-cell>
          <table:table-cell table:formula="of:=([.H45]*radius+xoff)*Mmfac" office:value-type="float" office:value="420.965179921606" calcext:value-type="float">
            <text:p>420.965179921606</text:p>
          </table:table-cell>
          <table:table-cell table:formula="of:=([.G45]*radius+yoff)*Mmfac" office:value-type="float" office:value="128.339214593042" calcext:value-type="float">
            <text:p>128.339214593042</text:p>
          </table:table-cell>
          <table:table-cell table:style-name="ce2" table:formula="of:=(IF(0=MOD([.B45];5);IF(0=MOD([.B45];10);2*strich;1.5*strich);strich))" office:value-type="float" office:value="3" calcext:value-type="float">
            <text:p>3,000</text:p>
          </table:table-cell>
          <table:table-cell table:formula="of:=([.H45]*(radius+[.K45])+xoff)*Mmfac" office:value-type="float" office:value="426.149401918246" calcext:value-type="float">
            <text:p>426.149401918246</text:p>
          </table:table-cell>
          <table:table-cell table:formula="of:=([.G45]*(radius+[.K45])+yoff)*Mmfac" office:value-type="float" office:value="120.982323789887" calcext:value-type="float">
            <text:p>120.982323789887</text:p>
          </table:table-cell>
          <table:table-cell office:value-type="string" calcext:value-type="string">
            <text:p>&lt;line x1="</text:p>
          </table:table-cell>
          <table:table-cell table:formula="of:=TEXT([.I45];&quot;000.000&quot;)" office:value-type="string" office:string-value="420.965" calcext:value-type="string">
            <text:p>420.965</text:p>
          </table:table-cell>
          <table:table-cell office:value-type="string" calcext:value-type="string">
            <text:p>" y1="</text:p>
          </table:table-cell>
          <table:table-cell table:formula="of:=TEXT([.J45];&quot;000.000&quot;)" office:value-type="string" office:string-value="128.339" calcext:value-type="string">
            <text:p>128.339</text:p>
          </table:table-cell>
          <table:table-cell office:value-type="string" calcext:value-type="string">
            <text:p>" x2="</text:p>
          </table:table-cell>
          <table:table-cell table:formula="of:=TEXT([.L45];&quot;000.000&quot;)" office:value-type="string" office:string-value="426.149" calcext:value-type="string">
            <text:p>426.149</text:p>
          </table:table-cell>
          <table:table-cell office:value-type="string" calcext:value-type="string">
            <text:p>" y2="</text:p>
          </table:table-cell>
          <table:table-cell table:formula="of:=TEXT([.M45];&quot;000.000&quot;)" office:value-type="string" office:string-value="120.982" calcext:value-type="string">
            <text:p>120.98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5:.X45])" office:value-type="string" office:string-value="&lt;line x1=&quot;420.965&quot; y1=&quot;128.339&quot; x2=&quot;426.149&quot; y2=&quot;120.982&quot; style=&quot;fill:none;stroke:#000000;stroke-width:0.75590551;stroke-miterlimit:4;stroke-dasharray:none&quot; /&gt;" calcext:value-type="string">
            <text:p>&lt;line x1="420.965" y1="128.339" x2="426.149" y2="120.98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5]*afact)*90)) / (0.5*PI());&quot;0.###&quot;)" office:value-type="string" office:string-value="-54.829" calcext:value-type="string">
            <text:p>-54.8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5];&quot;#&quot;)" office:value-type="string" office:string-value="25" calcext:value-type="string">
            <text:p>25</text:p>
          </table:table-cell>
          <table:table-cell office:value-type="string" calcext:value-type="string">
            <text:p>&lt;/text&gt;</text:p>
          </table:table-cell>
          <table:table-cell table:formula="of:=IF(0=MOD([.B45];5);COM.MICROSOFT.CONCAT([.Y45:.AN45]);[.Y45])" office:value-type="string" office:string-value="&lt;line x1=&quot;420.965&quot; y1=&quot;128.339&quot; x2=&quot;426.149&quot; y2=&quot;120.982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54.829, 300, 300)&quot;&gt;25&lt;/text&gt;" calcext:value-type="string">
            <text:p>&lt;line x1="420.965" y1="128.339" x2="426.149" y2="120.982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54.829, 300, 300)"&gt;25&lt;/text&gt;</text:p>
          </table:table-cell>
          <table:table-cell table:number-columns-repeated="983"/>
        </table:table-row>
        <table:table-row table:style-name="ro1">
          <table:table-cell/>
          <table:table-cell table:formula="of:=[.B47]-1" office:value-type="float" office:value="26" calcext:value-type="float">
            <text:p>26,000</text:p>
          </table:table-cell>
          <table:table-cell table:formula="of:=([.B46]/200)* PI()" office:value-type="float" office:value="0.408407044966673" calcext:value-type="float">
            <text:p>0,408</text:p>
          </table:table-cell>
          <table:table-cell table:formula="of:=[.C46]/(0.5*PI())*90" office:value-type="float" office:value="23.4" calcext:value-type="float">
            <text:p>23,400</text:p>
          </table:table-cell>
          <table:table-cell table:formula="of:=TAN([.C46])" office:value-type="float" office:value="0.432738642247426" calcext:value-type="float">
            <text:p>0,433</text:p>
          </table:table-cell>
          <table:table-cell table:formula="of:=LOG([.E46])" office:value-type="float" office:value="-0.363774321890466" calcext:value-type="float">
            <text:p>-0,364</text:p>
          </table:table-cell>
          <table:table-cell table:formula="of:=SIN([.F46]*afact)" office:value-type="float" office:value="-0.78915734160117" calcext:value-type="float">
            <text:p>-0,789</text:p>
          </table:table-cell>
          <table:table-cell table:formula="of:=COS([.F46]*afact)" office:value-type="float" office:value="0.61419108606115" calcext:value-type="float">
            <text:p>0,614</text:p>
          </table:table-cell>
          <table:table-cell table:formula="of:=([.H46]*radius+xoff)*Mmfac" office:value-type="float" office:value="428.980128072842" calcext:value-type="float">
            <text:p>428.980128072842</text:p>
          </table:table-cell>
          <table:table-cell table:formula="of:=([.G46]*radius+yoff)*Mmfac" office:value-type="float" office:value="134.276958263754" calcext:value-type="float">
            <text:p>134.276958263754</text:p>
          </table:table-cell>
          <table:table-cell table:style-name="ce2" table:formula="of:=(IF(0=MOD([.B46];5);IF(0=MOD([.B46];10);2*strich;1.5*strich);strich))" office:value-type="float" office:value="2" calcext:value-type="float">
            <text:p>2,000</text:p>
          </table:table-cell>
          <table:table-cell table:formula="of:=([.H46]*(radius+[.K46])+xoff)*Mmfac" office:value-type="float" office:value="432.665274589208" calcext:value-type="float">
            <text:p>432.665274589208</text:p>
          </table:table-cell>
          <table:table-cell table:formula="of:=([.G46]*(radius+[.K46])+yoff)*Mmfac" office:value-type="float" office:value="129.542014214147" calcext:value-type="float">
            <text:p>129.542014214147</text:p>
          </table:table-cell>
          <table:table-cell office:value-type="string" calcext:value-type="string">
            <text:p>&lt;line x1="</text:p>
          </table:table-cell>
          <table:table-cell table:formula="of:=TEXT([.I46];&quot;000.000&quot;)" office:value-type="string" office:string-value="428.980" calcext:value-type="string">
            <text:p>428.980</text:p>
          </table:table-cell>
          <table:table-cell office:value-type="string" calcext:value-type="string">
            <text:p>" y1="</text:p>
          </table:table-cell>
          <table:table-cell table:formula="of:=TEXT([.J46];&quot;000.000&quot;)" office:value-type="string" office:string-value="134.277" calcext:value-type="string">
            <text:p>134.277</text:p>
          </table:table-cell>
          <table:table-cell office:value-type="string" calcext:value-type="string">
            <text:p>" x2="</text:p>
          </table:table-cell>
          <table:table-cell table:formula="of:=TEXT([.L46];&quot;000.000&quot;)" office:value-type="string" office:string-value="432.665" calcext:value-type="string">
            <text:p>432.665</text:p>
          </table:table-cell>
          <table:table-cell office:value-type="string" calcext:value-type="string">
            <text:p>" y2="</text:p>
          </table:table-cell>
          <table:table-cell table:formula="of:=TEXT([.M46];&quot;000.000&quot;)" office:value-type="string" office:string-value="129.542" calcext:value-type="string">
            <text:p>129.54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6:.X46])" office:value-type="string" office:string-value="&lt;line x1=&quot;428.980&quot; y1=&quot;134.277&quot; x2=&quot;432.665&quot; y2=&quot;129.542&quot; style=&quot;fill:none;stroke:#000000;stroke-width:0.75590551;stroke-miterlimit:4;stroke-dasharray:none&quot; /&gt;" calcext:value-type="string">
            <text:p>&lt;line x1="428.980" y1="134.277" x2="432.665" y2="129.54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6]*afact)*90)) / (0.5*PI());&quot;0.###&quot;)" office:value-type="string" office:string-value="-52.107" calcext:value-type="string">
            <text:p>-52.1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6];&quot;#&quot;)" office:value-type="string" office:string-value="26" calcext:value-type="string">
            <text:p>26</text:p>
          </table:table-cell>
          <table:table-cell office:value-type="string" calcext:value-type="string">
            <text:p>&lt;/text&gt;</text:p>
          </table:table-cell>
          <table:table-cell table:formula="of:=IF(0=MOD([.B46];5);COM.MICROSOFT.CONCAT([.Y46:.AN46]);[.Y46])" office:value-type="string" office:string-value="&lt;line x1=&quot;428.980&quot; y1=&quot;134.277&quot; x2=&quot;432.665&quot; y2=&quot;129.542&quot; style=&quot;fill:none;stroke:#000000;stroke-width:0.75590551;stroke-miterlimit:4;stroke-dasharray:none&quot; /&gt;" calcext:value-type="string">
            <text:p>&lt;line x1="428.980" y1="134.277" x2="432.665" y2="129.542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8]-1" office:value-type="float" office:value="27" calcext:value-type="float">
            <text:p>27,000</text:p>
          </table:table-cell>
          <table:table-cell table:formula="of:=([.B47]/200)* PI()" office:value-type="float" office:value="0.424115008234622" calcext:value-type="float">
            <text:p>0,424</text:p>
          </table:table-cell>
          <table:table-cell table:formula="of:=[.C47]/(0.5*PI())*90" office:value-type="float" office:value="24.3" calcext:value-type="float">
            <text:p>24,300</text:p>
          </table:table-cell>
          <table:table-cell table:formula="of:=TAN([.C47])" office:value-type="float" office:value="0.451517313086983" calcext:value-type="float">
            <text:p>0,452</text:p>
          </table:table-cell>
          <table:table-cell table:formula="of:=LOG([.E47])" office:value-type="float" office:value="-0.345325592340542" calcext:value-type="float">
            <text:p>-0,345</text:p>
          </table:table-cell>
          <table:table-cell table:formula="of:=SIN([.F47]*afact)" office:value-type="float" office:value="-0.760000562726379" calcext:value-type="float">
            <text:p>-0,760</text:p>
          </table:table-cell>
          <table:table-cell table:formula="of:=COS([.F47]*afact)" office:value-type="float" office:value="0.649922414335425" calcext:value-type="float">
            <text:p>0,650</text:p>
          </table:table-cell>
          <table:table-cell table:formula="of:=([.H47]*radius+xoff)*Mmfac" office:value-type="float" office:value="436.483707010439" calcext:value-type="float">
            <text:p>436.483707010439</text:p>
          </table:table-cell>
          <table:table-cell table:formula="of:=([.G47]*radius+yoff)*Mmfac" office:value-type="float" office:value="140.39988182746" calcext:value-type="float">
            <text:p>140.39988182746</text:p>
          </table:table-cell>
          <table:table-cell table:style-name="ce2" table:formula="of:=(IF(0=MOD([.B47];5);IF(0=MOD([.B47];10);2*strich;1.5*strich);strich))" office:value-type="float" office:value="2" calcext:value-type="float">
            <text:p>2,000</text:p>
          </table:table-cell>
          <table:table-cell table:formula="of:=([.H47]*(radius+[.K47])+xoff)*Mmfac" office:value-type="float" office:value="440.383241496452" calcext:value-type="float">
            <text:p>440.383241496452</text:p>
          </table:table-cell>
          <table:table-cell table:formula="of:=([.G47]*(radius+[.K47])+yoff)*Mmfac" office:value-type="float" office:value="135.839878451102" calcext:value-type="float">
            <text:p>135.839878451102</text:p>
          </table:table-cell>
          <table:table-cell office:value-type="string" calcext:value-type="string">
            <text:p>&lt;line x1="</text:p>
          </table:table-cell>
          <table:table-cell table:formula="of:=TEXT([.I47];&quot;000.000&quot;)" office:value-type="string" office:string-value="436.484" calcext:value-type="string">
            <text:p>436.484</text:p>
          </table:table-cell>
          <table:table-cell office:value-type="string" calcext:value-type="string">
            <text:p>" y1="</text:p>
          </table:table-cell>
          <table:table-cell table:formula="of:=TEXT([.J47];&quot;000.000&quot;)" office:value-type="string" office:string-value="140.400" calcext:value-type="string">
            <text:p>140.400</text:p>
          </table:table-cell>
          <table:table-cell office:value-type="string" calcext:value-type="string">
            <text:p>" x2="</text:p>
          </table:table-cell>
          <table:table-cell table:formula="of:=TEXT([.L47];&quot;000.000&quot;)" office:value-type="string" office:string-value="440.383" calcext:value-type="string">
            <text:p>440.383</text:p>
          </table:table-cell>
          <table:table-cell office:value-type="string" calcext:value-type="string">
            <text:p>" y2="</text:p>
          </table:table-cell>
          <table:table-cell table:formula="of:=TEXT([.M47];&quot;000.000&quot;)" office:value-type="string" office:string-value="135.840" calcext:value-type="string">
            <text:p>135.84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7:.X47])" office:value-type="string" office:string-value="&lt;line x1=&quot;436.484&quot; y1=&quot;140.400&quot; x2=&quot;440.383&quot; y2=&quot;135.840&quot; style=&quot;fill:none;stroke:#000000;stroke-width:0.75590551;stroke-miterlimit:4;stroke-dasharray:none&quot; /&gt;" calcext:value-type="string">
            <text:p>&lt;line x1="436.484" y1="140.400" x2="440.383" y2="135.84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7]*afact)*90)) / (0.5*PI());&quot;0.###&quot;)" office:value-type="string" office:string-value="-49.464" calcext:value-type="string">
            <text:p>-49.46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7];&quot;#&quot;)" office:value-type="string" office:string-value="27" calcext:value-type="string">
            <text:p>27</text:p>
          </table:table-cell>
          <table:table-cell office:value-type="string" calcext:value-type="string">
            <text:p>&lt;/text&gt;</text:p>
          </table:table-cell>
          <table:table-cell table:formula="of:=IF(0=MOD([.B47];5);COM.MICROSOFT.CONCAT([.Y47:.AN47]);[.Y47])" office:value-type="string" office:string-value="&lt;line x1=&quot;436.484&quot; y1=&quot;140.400&quot; x2=&quot;440.383&quot; y2=&quot;135.840&quot; style=&quot;fill:none;stroke:#000000;stroke-width:0.75590551;stroke-miterlimit:4;stroke-dasharray:none&quot; /&gt;" calcext:value-type="string">
            <text:p>&lt;line x1="436.484" y1="140.400" x2="440.383" y2="135.84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49]-1" office:value-type="float" office:value="28" calcext:value-type="float">
            <text:p>28,000</text:p>
          </table:table-cell>
          <table:table-cell table:formula="of:=([.B48]/200)* PI()" office:value-type="float" office:value="0.439822971502571" calcext:value-type="float">
            <text:p>0,440</text:p>
          </table:table-cell>
          <table:table-cell table:formula="of:=[.C48]/(0.5*PI())*90" office:value-type="float" office:value="25.2" calcext:value-type="float">
            <text:p>25,200</text:p>
          </table:table-cell>
          <table:table-cell table:formula="of:=TAN([.C48])" office:value-type="float" office:value="0.470564281212252" calcext:value-type="float">
            <text:p>0,471</text:p>
          </table:table-cell>
          <table:table-cell table:formula="of:=LOG([.E48])" office:value-type="float" office:value="-0.327381041590834" calcext:value-type="float">
            <text:p>-0,327</text:p>
          </table:table-cell>
          <table:table-cell table:formula="of:=SIN([.F48]*afact)" office:value-type="float" office:value="-0.730089288425071" calcext:value-type="float">
            <text:p>-0,730</text:p>
          </table:table-cell>
          <table:table-cell table:formula="of:=COS([.F48]*afact)" office:value-type="float" office:value="0.683351762218386" calcext:value-type="float">
            <text:p>0,683</text:p>
          </table:table-cell>
          <table:table-cell table:formula="of:=([.H48]*radius+xoff)*Mmfac" office:value-type="float" office:value="443.503870065861" calcext:value-type="float">
            <text:p>443.503870065861</text:p>
          </table:table-cell>
          <table:table-cell table:formula="of:=([.G48]*radius+yoff)*Mmfac" office:value-type="float" office:value="146.681249430735" calcext:value-type="float">
            <text:p>146.681249430735</text:p>
          </table:table-cell>
          <table:table-cell table:style-name="ce2" table:formula="of:=(IF(0=MOD([.B48];5);IF(0=MOD([.B48];10);2*strich;1.5*strich);strich))" office:value-type="float" office:value="2" calcext:value-type="float">
            <text:p>2,000</text:p>
          </table:table-cell>
          <table:table-cell table:formula="of:=([.H48]*(radius+[.K48])+xoff)*Mmfac" office:value-type="float" office:value="447.603980639171" calcext:value-type="float">
            <text:p>447.603980639171</text:p>
          </table:table-cell>
          <table:table-cell table:formula="of:=([.G48]*(radius+[.K48])+yoff)*Mmfac" office:value-type="float" office:value="142.300713700185" calcext:value-type="float">
            <text:p>142.300713700185</text:p>
          </table:table-cell>
          <table:table-cell office:value-type="string" calcext:value-type="string">
            <text:p>&lt;line x1="</text:p>
          </table:table-cell>
          <table:table-cell table:formula="of:=TEXT([.I48];&quot;000.000&quot;)" office:value-type="string" office:string-value="443.504" calcext:value-type="string">
            <text:p>443.504</text:p>
          </table:table-cell>
          <table:table-cell office:value-type="string" calcext:value-type="string">
            <text:p>" y1="</text:p>
          </table:table-cell>
          <table:table-cell table:formula="of:=TEXT([.J48];&quot;000.000&quot;)" office:value-type="string" office:string-value="146.681" calcext:value-type="string">
            <text:p>146.681</text:p>
          </table:table-cell>
          <table:table-cell office:value-type="string" calcext:value-type="string">
            <text:p>" x2="</text:p>
          </table:table-cell>
          <table:table-cell table:formula="of:=TEXT([.L48];&quot;000.000&quot;)" office:value-type="string" office:string-value="447.604" calcext:value-type="string">
            <text:p>447.604</text:p>
          </table:table-cell>
          <table:table-cell office:value-type="string" calcext:value-type="string">
            <text:p>" y2="</text:p>
          </table:table-cell>
          <table:table-cell table:formula="of:=TEXT([.M48];&quot;000.000&quot;)" office:value-type="string" office:string-value="142.301" calcext:value-type="string">
            <text:p>142.30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8:.X48])" office:value-type="string" office:string-value="&lt;line x1=&quot;443.504&quot; y1=&quot;146.681&quot; x2=&quot;447.604&quot; y2=&quot;142.301&quot; style=&quot;fill:none;stroke:#000000;stroke-width:0.75590551;stroke-miterlimit:4;stroke-dasharray:none&quot; /&gt;" calcext:value-type="string">
            <text:p>&lt;line x1="443.504" y1="146.681" x2="447.604" y2="142.30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8]*afact)*90)) / (0.5*PI());&quot;0.###&quot;)" office:value-type="string" office:string-value="-46.894" calcext:value-type="string">
            <text:p>-46.89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8];&quot;#&quot;)" office:value-type="string" office:string-value="28" calcext:value-type="string">
            <text:p>28</text:p>
          </table:table-cell>
          <table:table-cell office:value-type="string" calcext:value-type="string">
            <text:p>&lt;/text&gt;</text:p>
          </table:table-cell>
          <table:table-cell table:formula="of:=IF(0=MOD([.B48];5);COM.MICROSOFT.CONCAT([.Y48:.AN48]);[.Y48])" office:value-type="string" office:string-value="&lt;line x1=&quot;443.504&quot; y1=&quot;146.681&quot; x2=&quot;447.604&quot; y2=&quot;142.301&quot; style=&quot;fill:none;stroke:#000000;stroke-width:0.75590551;stroke-miterlimit:4;stroke-dasharray:none&quot; /&gt;" calcext:value-type="string">
            <text:p>&lt;line x1="443.504" y1="146.681" x2="447.604" y2="142.30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0]-1" office:value-type="float" office:value="29" calcext:value-type="float">
            <text:p>29,000</text:p>
          </table:table-cell>
          <table:table-cell table:formula="of:=([.B49]/200)* PI()" office:value-type="float" office:value="0.45553093477052" calcext:value-type="float">
            <text:p>0,456</text:p>
          </table:table-cell>
          <table:table-cell table:formula="of:=[.C49]/(0.5*PI())*90" office:value-type="float" office:value="26.1" calcext:value-type="float">
            <text:p>26,100</text:p>
          </table:table-cell>
          <table:table-cell table:formula="of:=TAN([.C49])" office:value-type="float" office:value="0.489894945022477" calcext:value-type="float">
            <text:p>0,490</text:p>
          </table:table-cell>
          <table:table-cell table:formula="of:=LOG([.E49])" office:value-type="float" office:value="-0.309897041785087" calcext:value-type="float">
            <text:p>-0,310</text:p>
          </table:table-cell>
          <table:table-cell table:formula="of:=SIN([.F49]*afact)" office:value-type="float" office:value="-0.699532163383771" calcext:value-type="float">
            <text:p>-0,700</text:p>
          </table:table-cell>
          <table:table-cell table:formula="of:=COS([.F49]*afact)" office:value-type="float" office:value="0.714601114183025" calcext:value-type="float">
            <text:p>0,715</text:p>
          </table:table-cell>
          <table:table-cell table:formula="of:=([.H49]*radius+xoff)*Mmfac" office:value-type="float" office:value="450.066233978435" calcext:value-type="float">
            <text:p>450.066233978435</text:p>
          </table:table-cell>
          <table:table-cell table:formula="of:=([.G49]*radius+yoff)*Mmfac" office:value-type="float" office:value="153.098245689408" calcext:value-type="float">
            <text:p>153.098245689408</text:p>
          </table:table-cell>
          <table:table-cell table:style-name="ce2" table:formula="of:=(IF(0=MOD([.B49];5);IF(0=MOD([.B49];10);2*strich;1.5*strich);strich))" office:value-type="float" office:value="2" calcext:value-type="float">
            <text:p>2,000</text:p>
          </table:table-cell>
          <table:table-cell table:formula="of:=([.H49]*(radius+[.K49])+xoff)*Mmfac" office:value-type="float" office:value="454.353840663533" calcext:value-type="float">
            <text:p>454.353840663533</text:p>
          </table:table-cell>
          <table:table-cell table:formula="of:=([.G49]*(radius+[.K49])+yoff)*Mmfac" office:value-type="float" office:value="148.901052709105" calcext:value-type="float">
            <text:p>148.901052709105</text:p>
          </table:table-cell>
          <table:table-cell office:value-type="string" calcext:value-type="string">
            <text:p>&lt;line x1="</text:p>
          </table:table-cell>
          <table:table-cell table:formula="of:=TEXT([.I49];&quot;000.000&quot;)" office:value-type="string" office:string-value="450.066" calcext:value-type="string">
            <text:p>450.066</text:p>
          </table:table-cell>
          <table:table-cell office:value-type="string" calcext:value-type="string">
            <text:p>" y1="</text:p>
          </table:table-cell>
          <table:table-cell table:formula="of:=TEXT([.J49];&quot;000.000&quot;)" office:value-type="string" office:string-value="153.098" calcext:value-type="string">
            <text:p>153.098</text:p>
          </table:table-cell>
          <table:table-cell office:value-type="string" calcext:value-type="string">
            <text:p>" x2="</text:p>
          </table:table-cell>
          <table:table-cell table:formula="of:=TEXT([.L49];&quot;000.000&quot;)" office:value-type="string" office:string-value="454.354" calcext:value-type="string">
            <text:p>454.354</text:p>
          </table:table-cell>
          <table:table-cell office:value-type="string" calcext:value-type="string">
            <text:p>" y2="</text:p>
          </table:table-cell>
          <table:table-cell table:formula="of:=TEXT([.M49];&quot;000.000&quot;)" office:value-type="string" office:string-value="148.901" calcext:value-type="string">
            <text:p>148.90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49:.X49])" office:value-type="string" office:string-value="&lt;line x1=&quot;450.066&quot; y1=&quot;153.098&quot; x2=&quot;454.354&quot; y2=&quot;148.901&quot; style=&quot;fill:none;stroke:#000000;stroke-width:0.75590551;stroke-miterlimit:4;stroke-dasharray:none&quot; /&gt;" calcext:value-type="string">
            <text:p>&lt;line x1="450.066" y1="153.098" x2="454.354" y2="148.90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49]*afact)*90)) / (0.5*PI());&quot;0.###&quot;)" office:value-type="string" office:string-value="-44.389" calcext:value-type="string">
            <text:p>-44.38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9];&quot;#&quot;)" office:value-type="string" office:string-value="29" calcext:value-type="string">
            <text:p>29</text:p>
          </table:table-cell>
          <table:table-cell office:value-type="string" calcext:value-type="string">
            <text:p>&lt;/text&gt;</text:p>
          </table:table-cell>
          <table:table-cell table:formula="of:=IF(0=MOD([.B49];5);COM.MICROSOFT.CONCAT([.Y49:.AN49]);[.Y49])" office:value-type="string" office:string-value="&lt;line x1=&quot;450.066&quot; y1=&quot;153.098&quot; x2=&quot;454.354&quot; y2=&quot;148.901&quot; style=&quot;fill:none;stroke:#000000;stroke-width:0.75590551;stroke-miterlimit:4;stroke-dasharray:none&quot; /&gt;" calcext:value-type="string">
            <text:p>&lt;line x1="450.066" y1="153.098" x2="454.354" y2="148.90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1]-1" office:value-type="float" office:value="30" calcext:value-type="float">
            <text:p>30,000</text:p>
          </table:table-cell>
          <table:table-cell table:formula="of:=([.B50]/200)* PI()" office:value-type="float" office:value="0.471238898038469" calcext:value-type="float">
            <text:p>0,471</text:p>
          </table:table-cell>
          <table:table-cell table:formula="of:=[.C50]/(0.5*PI())*90" office:value-type="float" office:value="27" calcext:value-type="float">
            <text:p>27,000</text:p>
          </table:table-cell>
          <table:table-cell table:formula="of:=TAN([.C50])" office:value-type="float" office:value="0.509525449494429" calcext:value-type="float">
            <text:p>0,510</text:p>
          </table:table-cell>
          <table:table-cell table:formula="of:=LOG([.E50])" office:value-type="float" office:value="-0.292834119216006" calcext:value-type="float">
            <text:p>-0,293</text:p>
          </table:table-cell>
          <table:table-cell table:formula="of:=SIN([.F50]*afact)" office:value-type="float" office:value="-0.668422094668108" calcext:value-type="float">
            <text:p>-0,668</text:p>
          </table:table-cell>
          <table:table-cell table:formula="of:=COS([.F50]*afact)" office:value-type="float" office:value="0.743782161226994" calcext:value-type="float">
            <text:p>0,744</text:p>
          </table:table-cell>
          <table:table-cell table:formula="of:=([.H50]*radius+xoff)*Mmfac" office:value-type="float" office:value="456.194253857669" calcext:value-type="float">
            <text:p>456.194253857669</text:p>
          </table:table-cell>
          <table:table-cell table:formula="of:=([.G50]*radius+yoff)*Mmfac" office:value-type="float" office:value="159.631360119697" calcext:value-type="float">
            <text:p>159.631360119697</text:p>
          </table:table-cell>
          <table:table-cell table:style-name="ce2" table:formula="of:=(IF(0=MOD([.B50];5);IF(0=MOD([.B50];10);2*strich;1.5*strich);strich))" office:value-type="float" office:value="4" calcext:value-type="float">
            <text:p>4,000</text:p>
          </table:table-cell>
          <table:table-cell table:formula="of:=([.H50]*(radius+[.K50])+xoff)*Mmfac" office:value-type="float" office:value="465.119639792393" calcext:value-type="float">
            <text:p>465.119639792393</text:p>
          </table:table-cell>
          <table:table-cell table:formula="of:=([.G50]*(radius+[.K50])+yoff)*Mmfac" office:value-type="float" office:value="151.61029498368" calcext:value-type="float">
            <text:p>151.61029498368</text:p>
          </table:table-cell>
          <table:table-cell office:value-type="string" calcext:value-type="string">
            <text:p>&lt;line x1="</text:p>
          </table:table-cell>
          <table:table-cell table:formula="of:=TEXT([.I50];&quot;000.000&quot;)" office:value-type="string" office:string-value="456.194" calcext:value-type="string">
            <text:p>456.194</text:p>
          </table:table-cell>
          <table:table-cell office:value-type="string" calcext:value-type="string">
            <text:p>" y1="</text:p>
          </table:table-cell>
          <table:table-cell table:formula="of:=TEXT([.J50];&quot;000.000&quot;)" office:value-type="string" office:string-value="159.631" calcext:value-type="string">
            <text:p>159.631</text:p>
          </table:table-cell>
          <table:table-cell office:value-type="string" calcext:value-type="string">
            <text:p>" x2="</text:p>
          </table:table-cell>
          <table:table-cell table:formula="of:=TEXT([.L50];&quot;000.000&quot;)" office:value-type="string" office:string-value="465.120" calcext:value-type="string">
            <text:p>465.120</text:p>
          </table:table-cell>
          <table:table-cell office:value-type="string" calcext:value-type="string">
            <text:p>" y2="</text:p>
          </table:table-cell>
          <table:table-cell table:formula="of:=TEXT([.M50];&quot;000.000&quot;)" office:value-type="string" office:string-value="151.610" calcext:value-type="string">
            <text:p>151.6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0:.X50])" office:value-type="string" office:string-value="&lt;line x1=&quot;456.194&quot; y1=&quot;159.631&quot; x2=&quot;465.120&quot; y2=&quot;151.610&quot; style=&quot;fill:none;stroke:#000000;stroke-width:0.75590551;stroke-miterlimit:4;stroke-dasharray:none&quot; /&gt;" calcext:value-type="string">
            <text:p>&lt;line x1="456.194" y1="159.631" x2="465.120" y2="151.61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0]*afact)*90)) / (0.5*PI());&quot;0.###&quot;)" office:value-type="string" office:string-value="-41.945" calcext:value-type="string">
            <text:p>-41.94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0];&quot;#&quot;)" office:value-type="string" office:string-value="30" calcext:value-type="string">
            <text:p>30</text:p>
          </table:table-cell>
          <table:table-cell office:value-type="string" calcext:value-type="string">
            <text:p>&lt;/text&gt;</text:p>
          </table:table-cell>
          <table:table-cell table:formula="of:=IF(0=MOD([.B50];5);COM.MICROSOFT.CONCAT([.Y50:.AN50]);[.Y50])" office:value-type="string" office:string-value="&lt;line x1=&quot;456.194&quot; y1=&quot;159.631&quot; x2=&quot;465.120&quot; y2=&quot;151.610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41.945, 300, 300)&quot;&gt;30&lt;/text&gt;" calcext:value-type="string">
            <text:p>&lt;line x1="456.194" y1="159.631" x2="465.120" y2="151.610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41.945, 300, 300)"&gt;30&lt;/text&gt;</text:p>
          </table:table-cell>
          <table:table-cell table:number-columns-repeated="983"/>
        </table:table-row>
        <table:table-row table:style-name="ro1">
          <table:table-cell/>
          <table:table-cell table:formula="of:=[.B52]-1" office:value-type="float" office:value="31" calcext:value-type="float">
            <text:p>31,000</text:p>
          </table:table-cell>
          <table:table-cell table:formula="of:=([.B51]/200)* PI()" office:value-type="float" office:value="0.486946861306418" calcext:value-type="float">
            <text:p>0,487</text:p>
          </table:table-cell>
          <table:table-cell table:formula="of:=[.C51]/(0.5*PI())*90" office:value-type="float" office:value="27.9" calcext:value-type="float">
            <text:p>27,900</text:p>
          </table:table-cell>
          <table:table-cell table:formula="of:=TAN([.C51])" office:value-type="float" office:value="0.529472745182015" calcext:value-type="float">
            <text:p>0,529</text:p>
          </table:table-cell>
          <table:table-cell table:formula="of:=LOG([.E51])" office:value-type="float" office:value="-0.276156390460554" calcext:value-type="float">
            <text:p>-0,276</text:p>
          </table:table-cell>
          <table:table-cell table:formula="of:=SIN([.F51]*afact)" office:value-type="float" office:value="-0.636838672361715" calcext:value-type="float">
            <text:p>-0,637</text:p>
          </table:table-cell>
          <table:table-cell table:formula="of:=COS([.F51]*afact)" office:value-type="float" office:value="0.770997085198491" calcext:value-type="float">
            <text:p>0,771</text:p>
          </table:table-cell>
          <table:table-cell table:formula="of:=([.H51]*radius+xoff)*Mmfac" office:value-type="float" office:value="461.909387891683" calcext:value-type="float">
            <text:p>461.909387891683</text:p>
          </table:table-cell>
          <table:table-cell table:formula="of:=([.G51]*radius+yoff)*Mmfac" office:value-type="float" office:value="166.26387880404" calcext:value-type="float">
            <text:p>166.26387880404</text:p>
          </table:table-cell>
          <table:table-cell table:style-name="ce2" table:formula="of:=(IF(0=MOD([.B51];5);IF(0=MOD([.B51];10);2*strich;1.5*strich);strich))" office:value-type="float" office:value="2" calcext:value-type="float">
            <text:p>2,000</text:p>
          </table:table-cell>
          <table:table-cell table:formula="of:=([.H51]*(radius+[.K51])+xoff)*Mmfac" office:value-type="float" office:value="466.535370402874" calcext:value-type="float">
            <text:p>466.535370402874</text:p>
          </table:table-cell>
          <table:table-cell table:formula="of:=([.G51]*(radius+[.K51])+yoff)*Mmfac" office:value-type="float" office:value="162.44284676987" calcext:value-type="float">
            <text:p>162.44284676987</text:p>
          </table:table-cell>
          <table:table-cell office:value-type="string" calcext:value-type="string">
            <text:p>&lt;line x1="</text:p>
          </table:table-cell>
          <table:table-cell table:formula="of:=TEXT([.I51];&quot;000.000&quot;)" office:value-type="string" office:string-value="461.909" calcext:value-type="string">
            <text:p>461.909</text:p>
          </table:table-cell>
          <table:table-cell office:value-type="string" calcext:value-type="string">
            <text:p>" y1="</text:p>
          </table:table-cell>
          <table:table-cell table:formula="of:=TEXT([.J51];&quot;000.000&quot;)" office:value-type="string" office:string-value="166.264" calcext:value-type="string">
            <text:p>166.264</text:p>
          </table:table-cell>
          <table:table-cell office:value-type="string" calcext:value-type="string">
            <text:p>" x2="</text:p>
          </table:table-cell>
          <table:table-cell table:formula="of:=TEXT([.L51];&quot;000.000&quot;)" office:value-type="string" office:string-value="466.535" calcext:value-type="string">
            <text:p>466.535</text:p>
          </table:table-cell>
          <table:table-cell office:value-type="string" calcext:value-type="string">
            <text:p>" y2="</text:p>
          </table:table-cell>
          <table:table-cell table:formula="of:=TEXT([.M51];&quot;000.000&quot;)" office:value-type="string" office:string-value="162.443" calcext:value-type="string">
            <text:p>162.44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1:.X51])" office:value-type="string" office:string-value="&lt;line x1=&quot;461.909&quot; y1=&quot;166.264&quot; x2=&quot;466.535&quot; y2=&quot;162.443&quot; style=&quot;fill:none;stroke:#000000;stroke-width:0.75590551;stroke-miterlimit:4;stroke-dasharray:none&quot; /&gt;" calcext:value-type="string">
            <text:p>&lt;line x1="461.909" y1="166.264" x2="466.535" y2="162.44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1]*afact)*90)) / (0.5*PI());&quot;0.###&quot;)" office:value-type="string" office:string-value="-39.556" calcext:value-type="string">
            <text:p>-39.55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1];&quot;#&quot;)" office:value-type="string" office:string-value="31" calcext:value-type="string">
            <text:p>31</text:p>
          </table:table-cell>
          <table:table-cell office:value-type="string" calcext:value-type="string">
            <text:p>&lt;/text&gt;</text:p>
          </table:table-cell>
          <table:table-cell table:formula="of:=IF(0=MOD([.B51];5);COM.MICROSOFT.CONCAT([.Y51:.AN51]);[.Y51])" office:value-type="string" office:string-value="&lt;line x1=&quot;461.909&quot; y1=&quot;166.264&quot; x2=&quot;466.535&quot; y2=&quot;162.443&quot; style=&quot;fill:none;stroke:#000000;stroke-width:0.75590551;stroke-miterlimit:4;stroke-dasharray:none&quot; /&gt;" calcext:value-type="string">
            <text:p>&lt;line x1="461.909" y1="166.264" x2="466.535" y2="162.44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3]-1" office:value-type="float" office:value="32" calcext:value-type="float">
            <text:p>32,000</text:p>
          </table:table-cell>
          <table:table-cell table:formula="of:=([.B52]/200)* PI()" office:value-type="float" office:value="0.502654824574367" calcext:value-type="float">
            <text:p>0,503</text:p>
          </table:table-cell>
          <table:table-cell table:formula="of:=[.C52]/(0.5*PI())*90" office:value-type="float" office:value="28.8" calcext:value-type="float">
            <text:p>28,800</text:p>
          </table:table-cell>
          <table:table-cell table:formula="of:=TAN([.C52])" office:value-type="float" office:value="0.54975465219277" calcext:value-type="float">
            <text:p>0,550</text:p>
          </table:table-cell>
          <table:table-cell table:formula="of:=LOG([.E52])" office:value-type="float" office:value="-0.259831086818286" calcext:value-type="float">
            <text:p>-0,260</text:p>
          </table:table-cell>
          <table:table-cell table:formula="of:=SIN([.F52]*afact)" office:value-type="float" office:value="-0.604850179168426" calcext:value-type="float">
            <text:p>-0,605</text:p>
          </table:table-cell>
          <table:table-cell table:formula="of:=COS([.F52]*afact)" office:value-type="float" office:value="0.796339287464786" calcext:value-type="float">
            <text:p>0,796</text:p>
          </table:table-cell>
          <table:table-cell table:formula="of:=([.H52]*radius+xoff)*Mmfac" office:value-type="float" office:value="467.231250367605" calcext:value-type="float">
            <text:p>467.231250367605</text:p>
          </table:table-cell>
          <table:table-cell table:formula="of:=([.G52]*radius+yoff)*Mmfac" office:value-type="float" office:value="172.981462374631" calcext:value-type="float">
            <text:p>172.981462374631</text:p>
          </table:table-cell>
          <table:table-cell table:style-name="ce2" table:formula="of:=(IF(0=MOD([.B52];5);IF(0=MOD([.B52];10);2*strich;1.5*strich);strich))" office:value-type="float" office:value="2" calcext:value-type="float">
            <text:p>2,000</text:p>
          </table:table-cell>
          <table:table-cell table:formula="of:=([.H52]*(radius+[.K52])+xoff)*Mmfac" office:value-type="float" office:value="472.009286092394" calcext:value-type="float">
            <text:p>472.009286092394</text:p>
          </table:table-cell>
          <table:table-cell table:formula="of:=([.G52]*(radius+[.K52])+yoff)*Mmfac" office:value-type="float" office:value="169.35236129962" calcext:value-type="float">
            <text:p>169.35236129962</text:p>
          </table:table-cell>
          <table:table-cell office:value-type="string" calcext:value-type="string">
            <text:p>&lt;line x1="</text:p>
          </table:table-cell>
          <table:table-cell table:formula="of:=TEXT([.I52];&quot;000.000&quot;)" office:value-type="string" office:string-value="467.231" calcext:value-type="string">
            <text:p>467.231</text:p>
          </table:table-cell>
          <table:table-cell office:value-type="string" calcext:value-type="string">
            <text:p>" y1="</text:p>
          </table:table-cell>
          <table:table-cell table:formula="of:=TEXT([.J52];&quot;000.000&quot;)" office:value-type="string" office:string-value="172.981" calcext:value-type="string">
            <text:p>172.981</text:p>
          </table:table-cell>
          <table:table-cell office:value-type="string" calcext:value-type="string">
            <text:p>" x2="</text:p>
          </table:table-cell>
          <table:table-cell table:formula="of:=TEXT([.L52];&quot;000.000&quot;)" office:value-type="string" office:string-value="472.009" calcext:value-type="string">
            <text:p>472.009</text:p>
          </table:table-cell>
          <table:table-cell office:value-type="string" calcext:value-type="string">
            <text:p>" y2="</text:p>
          </table:table-cell>
          <table:table-cell table:formula="of:=TEXT([.M52];&quot;000.000&quot;)" office:value-type="string" office:string-value="169.352" calcext:value-type="string">
            <text:p>169.35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2:.X52])" office:value-type="string" office:string-value="&lt;line x1=&quot;467.231&quot; y1=&quot;172.981&quot; x2=&quot;472.009&quot; y2=&quot;169.352&quot; style=&quot;fill:none;stroke:#000000;stroke-width:0.75590551;stroke-miterlimit:4;stroke-dasharray:none&quot; /&gt;" calcext:value-type="string">
            <text:p>&lt;line x1="467.231" y1="172.981" x2="472.009" y2="169.35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2]*afact)*90)) / (0.5*PI());&quot;0.###&quot;)" office:value-type="string" office:string-value="-37.218" calcext:value-type="string">
            <text:p>-37.21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2];&quot;#&quot;)" office:value-type="string" office:string-value="32" calcext:value-type="string">
            <text:p>32</text:p>
          </table:table-cell>
          <table:table-cell office:value-type="string" calcext:value-type="string">
            <text:p>&lt;/text&gt;</text:p>
          </table:table-cell>
          <table:table-cell table:formula="of:=IF(0=MOD([.B52];5);COM.MICROSOFT.CONCAT([.Y52:.AN52]);[.Y52])" office:value-type="string" office:string-value="&lt;line x1=&quot;467.231&quot; y1=&quot;172.981&quot; x2=&quot;472.009&quot; y2=&quot;169.352&quot; style=&quot;fill:none;stroke:#000000;stroke-width:0.75590551;stroke-miterlimit:4;stroke-dasharray:none&quot; /&gt;" calcext:value-type="string">
            <text:p>&lt;line x1="467.231" y1="172.981" x2="472.009" y2="169.352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4]-1" office:value-type="float" office:value="33" calcext:value-type="float">
            <text:p>33,000</text:p>
          </table:table-cell>
          <table:table-cell table:formula="of:=([.B53]/200)* PI()" office:value-type="float" office:value="0.518362787842316" calcext:value-type="float">
            <text:p>0,518</text:p>
          </table:table-cell>
          <table:table-cell table:formula="of:=[.C53]/(0.5*PI())*90" office:value-type="float" office:value="29.7" calcext:value-type="float">
            <text:p>29,700</text:p>
          </table:table-cell>
          <table:table-cell table:formula="of:=TAN([.C53])" office:value-type="float" office:value="0.570389929673295" calcext:value-type="float">
            <text:p>0,570</text:p>
          </table:table-cell>
          <table:table-cell table:formula="of:=LOG([.E53])" office:value-type="float" office:value="-0.243828150628011" calcext:value-type="float">
            <text:p>-0,244</text:p>
          </table:table-cell>
          <table:table-cell table:formula="of:=SIN([.F53]*afact)" office:value-type="float" office:value="-0.572515267249642" calcext:value-type="float">
            <text:p>-0,573</text:p>
          </table:table-cell>
          <table:table-cell table:formula="of:=COS([.F53]*afact)" office:value-type="float" office:value="0.819894059477242" calcext:value-type="float">
            <text:p>0,820</text:p>
          </table:table-cell>
          <table:table-cell table:formula="of:=([.H53]*radius+xoff)*Mmfac" office:value-type="float" office:value="472.177752490221" calcext:value-type="float">
            <text:p>472.177752490221</text:p>
          </table:table-cell>
          <table:table-cell table:formula="of:=([.G53]*radius+yoff)*Mmfac" office:value-type="float" office:value="179.771793877575" calcext:value-type="float">
            <text:p>179.771793877575</text:p>
          </table:table-cell>
          <table:table-cell table:style-name="ce2" table:formula="of:=(IF(0=MOD([.B53];5);IF(0=MOD([.B53];10);2*strich;1.5*strich);strich))" office:value-type="float" office:value="2" calcext:value-type="float">
            <text:p>2,000</text:p>
          </table:table-cell>
          <table:table-cell table:formula="of:=([.H53]*(radius+[.K53])+xoff)*Mmfac" office:value-type="float" office:value="477.097116847084" calcext:value-type="float">
            <text:p>477.097116847084</text:p>
          </table:table-cell>
          <table:table-cell table:formula="of:=([.G53]*(radius+[.K53])+yoff)*Mmfac" office:value-type="float" office:value="176.336702274077" calcext:value-type="float">
            <text:p>176.336702274077</text:p>
          </table:table-cell>
          <table:table-cell office:value-type="string" calcext:value-type="string">
            <text:p>&lt;line x1="</text:p>
          </table:table-cell>
          <table:table-cell table:formula="of:=TEXT([.I53];&quot;000.000&quot;)" office:value-type="string" office:string-value="472.178" calcext:value-type="string">
            <text:p>472.178</text:p>
          </table:table-cell>
          <table:table-cell office:value-type="string" calcext:value-type="string">
            <text:p>" y1="</text:p>
          </table:table-cell>
          <table:table-cell table:formula="of:=TEXT([.J53];&quot;000.000&quot;)" office:value-type="string" office:string-value="179.772" calcext:value-type="string">
            <text:p>179.772</text:p>
          </table:table-cell>
          <table:table-cell office:value-type="string" calcext:value-type="string">
            <text:p>" x2="</text:p>
          </table:table-cell>
          <table:table-cell table:formula="of:=TEXT([.L53];&quot;000.000&quot;)" office:value-type="string" office:string-value="477.097" calcext:value-type="string">
            <text:p>477.097</text:p>
          </table:table-cell>
          <table:table-cell office:value-type="string" calcext:value-type="string">
            <text:p>" y2="</text:p>
          </table:table-cell>
          <table:table-cell table:formula="of:=TEXT([.M53];&quot;000.000&quot;)" office:value-type="string" office:string-value="176.337" calcext:value-type="string">
            <text:p>176.3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3:.X53])" office:value-type="string" office:string-value="&lt;line x1=&quot;472.178&quot; y1=&quot;179.772&quot; x2=&quot;477.097&quot; y2=&quot;176.337&quot; style=&quot;fill:none;stroke:#000000;stroke-width:0.75590551;stroke-miterlimit:4;stroke-dasharray:none&quot; /&gt;" calcext:value-type="string">
            <text:p>&lt;line x1="472.178" y1="179.772" x2="477.097" y2="176.3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3]*afact)*90)) / (0.5*PI());&quot;0.###&quot;)" office:value-type="string" office:string-value="-34.926" calcext:value-type="string">
            <text:p>-34.92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3];&quot;#&quot;)" office:value-type="string" office:string-value="33" calcext:value-type="string">
            <text:p>33</text:p>
          </table:table-cell>
          <table:table-cell office:value-type="string" calcext:value-type="string">
            <text:p>&lt;/text&gt;</text:p>
          </table:table-cell>
          <table:table-cell table:formula="of:=IF(0=MOD([.B53];5);COM.MICROSOFT.CONCAT([.Y53:.AN53]);[.Y53])" office:value-type="string" office:string-value="&lt;line x1=&quot;472.178&quot; y1=&quot;179.772&quot; x2=&quot;477.097&quot; y2=&quot;176.337&quot; style=&quot;fill:none;stroke:#000000;stroke-width:0.75590551;stroke-miterlimit:4;stroke-dasharray:none&quot; /&gt;" calcext:value-type="string">
            <text:p>&lt;line x1="472.178" y1="179.772" x2="477.097" y2="176.33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5]-1" office:value-type="float" office:value="34" calcext:value-type="float">
            <text:p>34,000</text:p>
          </table:table-cell>
          <table:table-cell table:formula="of:=([.B54]/200)* PI()" office:value-type="float" office:value="0.534070751110265" calcext:value-type="float">
            <text:p>0,534</text:p>
          </table:table-cell>
          <table:table-cell table:formula="of:=[.C54]/(0.5*PI())*90" office:value-type="float" office:value="30.6" calcext:value-type="float">
            <text:p>30,600</text:p>
          </table:table-cell>
          <table:table-cell table:formula="of:=TAN([.C54])" office:value-type="float" office:value="0.591398351399471" calcext:value-type="float">
            <text:p>0,591</text:p>
          </table:table-cell>
          <table:table-cell table:formula="of:=LOG([.E54])" office:value-type="float" office:value="-0.228119890461086" calcext:value-type="float">
            <text:p>-0,228</text:p>
          </table:table-cell>
          <table:table-cell table:formula="of:=SIN([.F54]*afact)" office:value-type="float" office:value="-0.539884364231313" calcext:value-type="float">
            <text:p>-0,540</text:p>
          </table:table-cell>
          <table:table-cell table:formula="of:=COS([.F54]*afact)" office:value-type="float" office:value="0.841739195510433" calcext:value-type="float">
            <text:p>0,842</text:p>
          </table:table-cell>
          <table:table-cell table:formula="of:=([.H54]*radius+xoff)*Mmfac" office:value-type="float" office:value="476.765231057191" calcext:value-type="float">
            <text:p>476.765231057191</text:p>
          </table:table-cell>
          <table:table-cell table:formula="of:=([.G54]*radius+yoff)*Mmfac" office:value-type="float" office:value="186.624283511424" calcext:value-type="float">
            <text:p>186.624283511424</text:p>
          </table:table-cell>
          <table:table-cell table:style-name="ce2" table:formula="of:=(IF(0=MOD([.B54];5);IF(0=MOD([.B54];10);2*strich;1.5*strich);strich))" office:value-type="float" office:value="2" calcext:value-type="float">
            <text:p>2,000</text:p>
          </table:table-cell>
          <table:table-cell table:formula="of:=([.H54]*(radius+[.K54])+xoff)*Mmfac" office:value-type="float" office:value="481.815666230254" calcext:value-type="float">
            <text:p>481.815666230254</text:p>
          </table:table-cell>
          <table:table-cell table:formula="of:=([.G54]*(radius+[.K54])+yoff)*Mmfac" office:value-type="float" office:value="183.384977326036" calcext:value-type="float">
            <text:p>183.384977326036</text:p>
          </table:table-cell>
          <table:table-cell office:value-type="string" calcext:value-type="string">
            <text:p>&lt;line x1="</text:p>
          </table:table-cell>
          <table:table-cell table:formula="of:=TEXT([.I54];&quot;000.000&quot;)" office:value-type="string" office:string-value="476.765" calcext:value-type="string">
            <text:p>476.765</text:p>
          </table:table-cell>
          <table:table-cell office:value-type="string" calcext:value-type="string">
            <text:p>" y1="</text:p>
          </table:table-cell>
          <table:table-cell table:formula="of:=TEXT([.J54];&quot;000.000&quot;)" office:value-type="string" office:string-value="186.624" calcext:value-type="string">
            <text:p>186.624</text:p>
          </table:table-cell>
          <table:table-cell office:value-type="string" calcext:value-type="string">
            <text:p>" x2="</text:p>
          </table:table-cell>
          <table:table-cell table:formula="of:=TEXT([.L54];&quot;000.000&quot;)" office:value-type="string" office:string-value="481.816" calcext:value-type="string">
            <text:p>481.816</text:p>
          </table:table-cell>
          <table:table-cell office:value-type="string" calcext:value-type="string">
            <text:p>" y2="</text:p>
          </table:table-cell>
          <table:table-cell table:formula="of:=TEXT([.M54];&quot;000.000&quot;)" office:value-type="string" office:string-value="183.385" calcext:value-type="string">
            <text:p>183.38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4:.X54])" office:value-type="string" office:string-value="&lt;line x1=&quot;476.765&quot; y1=&quot;186.624&quot; x2=&quot;481.816&quot; y2=&quot;183.385&quot; style=&quot;fill:none;stroke:#000000;stroke-width:0.75590551;stroke-miterlimit:4;stroke-dasharray:none&quot; /&gt;" calcext:value-type="string">
            <text:p>&lt;line x1="476.765" y1="186.624" x2="481.816" y2="183.38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4]*afact)*90)) / (0.5*PI());&quot;0.###&quot;)" office:value-type="string" office:string-value="-32.676" calcext:value-type="string">
            <text:p>-32.67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4];&quot;#&quot;)" office:value-type="string" office:string-value="34" calcext:value-type="string">
            <text:p>34</text:p>
          </table:table-cell>
          <table:table-cell office:value-type="string" calcext:value-type="string">
            <text:p>&lt;/text&gt;</text:p>
          </table:table-cell>
          <table:table-cell table:formula="of:=IF(0=MOD([.B54];5);COM.MICROSOFT.CONCAT([.Y54:.AN54]);[.Y54])" office:value-type="string" office:string-value="&lt;line x1=&quot;476.765&quot; y1=&quot;186.624&quot; x2=&quot;481.816&quot; y2=&quot;183.385&quot; style=&quot;fill:none;stroke:#000000;stroke-width:0.75590551;stroke-miterlimit:4;stroke-dasharray:none&quot; /&gt;" calcext:value-type="string">
            <text:p>&lt;line x1="476.765" y1="186.624" x2="481.816" y2="183.385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6]-1" office:value-type="float" office:value="35" calcext:value-type="float">
            <text:p>35,000</text:p>
          </table:table-cell>
          <table:table-cell table:formula="of:=([.B55]/200)* PI()" office:value-type="float" office:value="0.549778714378214" calcext:value-type="float">
            <text:p>0,550</text:p>
          </table:table-cell>
          <table:table-cell table:formula="of:=[.C55]/(0.5*PI())*90" office:value-type="float" office:value="31.5" calcext:value-type="float">
            <text:p>31,500</text:p>
          </table:table-cell>
          <table:table-cell table:formula="of:=TAN([.C55])" office:value-type="float" office:value="0.612800788139932" calcext:value-type="float">
            <text:p>0,613</text:p>
          </table:table-cell>
          <table:table-cell table:formula="of:=LOG([.E55])" office:value-type="float" office:value="-0.212680684817027" calcext:value-type="float">
            <text:p>-0,213</text:p>
          </table:table-cell>
          <table:table-cell table:formula="of:=SIN([.F55]*afact)" office:value-type="float" office:value="-0.507000857710939" calcext:value-type="float">
            <text:p>-0,507</text:p>
          </table:table-cell>
          <table:table-cell table:formula="of:=COS([.F55]*afact)" office:value-type="float" office:value="0.861945549486957" calcext:value-type="float">
            <text:p>0,862</text:p>
          </table:table-cell>
          <table:table-cell table:formula="of:=([.H55]*radius+xoff)*Mmfac" office:value-type="float" office:value="481.008565392261" calcext:value-type="float">
            <text:p>481.008565392261</text:p>
          </table:table-cell>
          <table:table-cell table:formula="of:=([.G55]*radius+yoff)*Mmfac" office:value-type="float" office:value="193.529819880703" calcext:value-type="float">
            <text:p>193.529819880703</text:p>
          </table:table-cell>
          <table:table-cell table:style-name="ce2" table:formula="of:=(IF(0=MOD([.B55];5);IF(0=MOD([.B55];10);2*strich;1.5*strich);strich))" office:value-type="float" office:value="3" calcext:value-type="float">
            <text:p>3,000</text:p>
          </table:table-cell>
          <table:table-cell table:formula="of:=([.H55]*(radius+[.K55])+xoff)*Mmfac" office:value-type="float" office:value="488.766075337644" calcext:value-type="float">
            <text:p>488.766075337644</text:p>
          </table:table-cell>
          <table:table-cell table:formula="of:=([.G55]*(radius+[.K55])+yoff)*Mmfac" office:value-type="float" office:value="188.966812161304" calcext:value-type="float">
            <text:p>188.966812161304</text:p>
          </table:table-cell>
          <table:table-cell office:value-type="string" calcext:value-type="string">
            <text:p>&lt;line x1="</text:p>
          </table:table-cell>
          <table:table-cell table:formula="of:=TEXT([.I55];&quot;000.000&quot;)" office:value-type="string" office:string-value="481.009" calcext:value-type="string">
            <text:p>481.009</text:p>
          </table:table-cell>
          <table:table-cell office:value-type="string" calcext:value-type="string">
            <text:p>" y1="</text:p>
          </table:table-cell>
          <table:table-cell table:formula="of:=TEXT([.J55];&quot;000.000&quot;)" office:value-type="string" office:string-value="193.530" calcext:value-type="string">
            <text:p>193.530</text:p>
          </table:table-cell>
          <table:table-cell office:value-type="string" calcext:value-type="string">
            <text:p>" x2="</text:p>
          </table:table-cell>
          <table:table-cell table:formula="of:=TEXT([.L55];&quot;000.000&quot;)" office:value-type="string" office:string-value="488.766" calcext:value-type="string">
            <text:p>488.766</text:p>
          </table:table-cell>
          <table:table-cell office:value-type="string" calcext:value-type="string">
            <text:p>" y2="</text:p>
          </table:table-cell>
          <table:table-cell table:formula="of:=TEXT([.M55];&quot;000.000&quot;)" office:value-type="string" office:string-value="188.967" calcext:value-type="string">
            <text:p>188.96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5:.X55])" office:value-type="string" office:string-value="&lt;line x1=&quot;481.009&quot; y1=&quot;193.530&quot; x2=&quot;488.766&quot; y2=&quot;188.967&quot; style=&quot;fill:none;stroke:#000000;stroke-width:0.75590551;stroke-miterlimit:4;stroke-dasharray:none&quot; /&gt;" calcext:value-type="string">
            <text:p>&lt;line x1="481.009" y1="193.530" x2="488.766" y2="188.96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5]*afact)*90)) / (0.5*PI());&quot;0.###&quot;)" office:value-type="string" office:string-value="-30.464" calcext:value-type="string">
            <text:p>-30.46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5];&quot;#&quot;)" office:value-type="string" office:string-value="35" calcext:value-type="string">
            <text:p>35</text:p>
          </table:table-cell>
          <table:table-cell office:value-type="string" calcext:value-type="string">
            <text:p>&lt;/text&gt;</text:p>
          </table:table-cell>
          <table:table-cell table:formula="of:=IF(0=MOD([.B55];5);COM.MICROSOFT.CONCAT([.Y55:.AN55]);[.Y55])" office:value-type="string" office:string-value="&lt;line x1=&quot;481.009&quot; y1=&quot;193.530&quot; x2=&quot;488.766&quot; y2=&quot;188.96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30.464, 300, 300)&quot;&gt;35&lt;/text&gt;" calcext:value-type="string">
            <text:p>&lt;line x1="481.009" y1="193.530" x2="488.766" y2="188.96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30.464, 300, 300)"&gt;35&lt;/text&gt;</text:p>
          </table:table-cell>
          <table:table-cell table:number-columns-repeated="983"/>
        </table:table-row>
        <table:table-row table:style-name="ro1">
          <table:table-cell/>
          <table:table-cell table:formula="of:=[.B57]-1" office:value-type="float" office:value="36" calcext:value-type="float">
            <text:p>36,000</text:p>
          </table:table-cell>
          <table:table-cell table:formula="of:=([.B56]/200)* PI()" office:value-type="float" office:value="0.565486677646163" calcext:value-type="float">
            <text:p>0,565</text:p>
          </table:table-cell>
          <table:table-cell table:formula="of:=[.C56]/(0.5*PI())*90" office:value-type="float" office:value="32.4" calcext:value-type="float">
            <text:p>32,400</text:p>
          </table:table-cell>
          <table:table-cell table:formula="of:=TAN([.C56])" office:value-type="float" office:value="0.634619297544148" calcext:value-type="float">
            <text:p>0,635</text:p>
          </table:table-cell>
          <table:table-cell table:formula="of:=LOG([.E56])" office:value-type="float" office:value="-0.197486725980463" calcext:value-type="float">
            <text:p>-0,197</text:p>
          </table:table-cell>
          <table:table-cell table:formula="of:=SIN([.F56]*afact)" office:value-type="float" office:value="-0.473902097803989" calcext:value-type="float">
            <text:p>-0,474</text:p>
          </table:table-cell>
          <table:table-cell table:formula="of:=COS([.F56]*afact)" office:value-type="float" office:value="0.880577538719322" calcext:value-type="float">
            <text:p>0,881</text:p>
          </table:table-cell>
          <table:table-cell table:formula="of:=([.H56]*radius+xoff)*Mmfac" office:value-type="float" office:value="484.921283131058" calcext:value-type="float">
            <text:p>484.921283131058</text:p>
          </table:table-cell>
          <table:table-cell table:formula="of:=([.G56]*radius+yoff)*Mmfac" office:value-type="float" office:value="200.480559461162" calcext:value-type="float">
            <text:p>200.480559461162</text:p>
          </table:table-cell>
          <table:table-cell table:style-name="ce2" table:formula="of:=(IF(0=MOD([.B56];5);IF(0=MOD([.B56];10);2*strich;1.5*strich);strich))" office:value-type="float" office:value="2" calcext:value-type="float">
            <text:p>2,000</text:p>
          </table:table-cell>
          <table:table-cell table:formula="of:=([.H56]*(radius+[.K56])+xoff)*Mmfac" office:value-type="float" office:value="490.204748363374" calcext:value-type="float">
            <text:p>490.204748363374</text:p>
          </table:table-cell>
          <table:table-cell table:formula="of:=([.G56]*(radius+[.K56])+yoff)*Mmfac" office:value-type="float" office:value="197.637146874338" calcext:value-type="float">
            <text:p>197.637146874338</text:p>
          </table:table-cell>
          <table:table-cell office:value-type="string" calcext:value-type="string">
            <text:p>&lt;line x1="</text:p>
          </table:table-cell>
          <table:table-cell table:formula="of:=TEXT([.I56];&quot;000.000&quot;)" office:value-type="string" office:string-value="484.921" calcext:value-type="string">
            <text:p>484.921</text:p>
          </table:table-cell>
          <table:table-cell office:value-type="string" calcext:value-type="string">
            <text:p>" y1="</text:p>
          </table:table-cell>
          <table:table-cell table:formula="of:=TEXT([.J56];&quot;000.000&quot;)" office:value-type="string" office:string-value="200.481" calcext:value-type="string">
            <text:p>200.481</text:p>
          </table:table-cell>
          <table:table-cell office:value-type="string" calcext:value-type="string">
            <text:p>" x2="</text:p>
          </table:table-cell>
          <table:table-cell table:formula="of:=TEXT([.L56];&quot;000.000&quot;)" office:value-type="string" office:string-value="490.205" calcext:value-type="string">
            <text:p>490.205</text:p>
          </table:table-cell>
          <table:table-cell office:value-type="string" calcext:value-type="string">
            <text:p>" y2="</text:p>
          </table:table-cell>
          <table:table-cell table:formula="of:=TEXT([.M56];&quot;000.000&quot;)" office:value-type="string" office:string-value="197.637" calcext:value-type="string">
            <text:p>197.6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6:.X56])" office:value-type="string" office:string-value="&lt;line x1=&quot;484.921&quot; y1=&quot;200.481&quot; x2=&quot;490.205&quot; y2=&quot;197.637&quot; style=&quot;fill:none;stroke:#000000;stroke-width:0.75590551;stroke-miterlimit:4;stroke-dasharray:none&quot; /&gt;" calcext:value-type="string">
            <text:p>&lt;line x1="484.921" y1="200.481" x2="490.205" y2="197.6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6]*afact)*90)) / (0.5*PI());&quot;0.###&quot;)" office:value-type="string" office:string-value="-28.288" calcext:value-type="string">
            <text:p>-28.28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6];&quot;#&quot;)" office:value-type="string" office:string-value="36" calcext:value-type="string">
            <text:p>36</text:p>
          </table:table-cell>
          <table:table-cell office:value-type="string" calcext:value-type="string">
            <text:p>&lt;/text&gt;</text:p>
          </table:table-cell>
          <table:table-cell table:formula="of:=IF(0=MOD([.B56];5);COM.MICROSOFT.CONCAT([.Y56:.AN56]);[.Y56])" office:value-type="string" office:string-value="&lt;line x1=&quot;484.921&quot; y1=&quot;200.481&quot; x2=&quot;490.205&quot; y2=&quot;197.637&quot; style=&quot;fill:none;stroke:#000000;stroke-width:0.75590551;stroke-miterlimit:4;stroke-dasharray:none&quot; /&gt;" calcext:value-type="string">
            <text:p>&lt;line x1="484.921" y1="200.481" x2="490.205" y2="197.63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8]-1" office:value-type="float" office:value="37" calcext:value-type="float">
            <text:p>37,000</text:p>
          </table:table-cell>
          <table:table-cell table:formula="of:=([.B57]/200)* PI()" office:value-type="float" office:value="0.581194640914112" calcext:value-type="float">
            <text:p>0,581</text:p>
          </table:table-cell>
          <table:table-cell table:formula="of:=[.C57]/(0.5*PI())*90" office:value-type="float" office:value="33.3" calcext:value-type="float">
            <text:p>33,300</text:p>
          </table:table-cell>
          <table:table-cell table:formula="of:=TAN([.C57])" office:value-type="float" office:value="0.656877222401279" calcext:value-type="float">
            <text:p>0,657</text:p>
          </table:table-cell>
          <table:table-cell table:formula="of:=LOG([.E57])" office:value-type="float" office:value="-0.182515797284231" calcext:value-type="float">
            <text:p>-0,183</text:p>
          </table:table-cell>
          <table:table-cell table:formula="of:=SIN([.F57]*afact)" office:value-type="float" office:value="-0.440620249614692" calcext:value-type="float">
            <text:p>-0,441</text:p>
          </table:table-cell>
          <table:table-cell table:formula="of:=COS([.F57]*afact)" office:value-type="float" office:value="0.897693597854795" calcext:value-type="float">
            <text:p>0,898</text:p>
          </table:table-cell>
          <table:table-cell table:formula="of:=([.H57]*radius+xoff)*Mmfac" office:value-type="float" office:value="488.515655549507" calcext:value-type="float">
            <text:p>488.515655549507</text:p>
          </table:table-cell>
          <table:table-cell table:formula="of:=([.G57]*radius+yoff)*Mmfac" office:value-type="float" office:value="207.469747580915" calcext:value-type="float">
            <text:p>207.469747580915</text:p>
          </table:table-cell>
          <table:table-cell table:style-name="ce2" table:formula="of:=(IF(0=MOD([.B57];5);IF(0=MOD([.B57];10);2*strich;1.5*strich);strich))" office:value-type="float" office:value="2" calcext:value-type="float">
            <text:p>2,000</text:p>
          </table:table-cell>
          <table:table-cell table:formula="of:=([.H57]*(radius+[.K57])+xoff)*Mmfac" office:value-type="float" office:value="493.901817136636" calcext:value-type="float">
            <text:p>493.901817136636</text:p>
          </table:table-cell>
          <table:table-cell table:formula="of:=([.G57]*(radius+[.K57])+yoff)*Mmfac" office:value-type="float" office:value="204.826026083226" calcext:value-type="float">
            <text:p>204.826026083226</text:p>
          </table:table-cell>
          <table:table-cell office:value-type="string" calcext:value-type="string">
            <text:p>&lt;line x1="</text:p>
          </table:table-cell>
          <table:table-cell table:formula="of:=TEXT([.I57];&quot;000.000&quot;)" office:value-type="string" office:string-value="488.516" calcext:value-type="string">
            <text:p>488.516</text:p>
          </table:table-cell>
          <table:table-cell office:value-type="string" calcext:value-type="string">
            <text:p>" y1="</text:p>
          </table:table-cell>
          <table:table-cell table:formula="of:=TEXT([.J57];&quot;000.000&quot;)" office:value-type="string" office:string-value="207.470" calcext:value-type="string">
            <text:p>207.470</text:p>
          </table:table-cell>
          <table:table-cell office:value-type="string" calcext:value-type="string">
            <text:p>" x2="</text:p>
          </table:table-cell>
          <table:table-cell table:formula="of:=TEXT([.L57];&quot;000.000&quot;)" office:value-type="string" office:string-value="493.902" calcext:value-type="string">
            <text:p>493.902</text:p>
          </table:table-cell>
          <table:table-cell office:value-type="string" calcext:value-type="string">
            <text:p>" y2="</text:p>
          </table:table-cell>
          <table:table-cell table:formula="of:=TEXT([.M57];&quot;000.000&quot;)" office:value-type="string" office:string-value="204.826" calcext:value-type="string">
            <text:p>204.82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7:.X57])" office:value-type="string" office:string-value="&lt;line x1=&quot;488.516&quot; y1=&quot;207.470&quot; x2=&quot;493.902&quot; y2=&quot;204.826&quot; style=&quot;fill:none;stroke:#000000;stroke-width:0.75590551;stroke-miterlimit:4;stroke-dasharray:none&quot; /&gt;" calcext:value-type="string">
            <text:p>&lt;line x1="488.516" y1="207.470" x2="493.902" y2="204.82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7]*afact)*90)) / (0.5*PI());&quot;0.###&quot;)" office:value-type="string" office:string-value="-26.143" calcext:value-type="string">
            <text:p>-26.1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7];&quot;#&quot;)" office:value-type="string" office:string-value="37" calcext:value-type="string">
            <text:p>37</text:p>
          </table:table-cell>
          <table:table-cell office:value-type="string" calcext:value-type="string">
            <text:p>&lt;/text&gt;</text:p>
          </table:table-cell>
          <table:table-cell table:formula="of:=IF(0=MOD([.B57];5);COM.MICROSOFT.CONCAT([.Y57:.AN57]);[.Y57])" office:value-type="string" office:string-value="&lt;line x1=&quot;488.516&quot; y1=&quot;207.470&quot; x2=&quot;493.902&quot; y2=&quot;204.826&quot; style=&quot;fill:none;stroke:#000000;stroke-width:0.75590551;stroke-miterlimit:4;stroke-dasharray:none&quot; /&gt;" calcext:value-type="string">
            <text:p>&lt;line x1="488.516" y1="207.470" x2="493.902" y2="204.82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59]-1" office:value-type="float" office:value="38" calcext:value-type="float">
            <text:p>38,000</text:p>
          </table:table-cell>
          <table:table-cell table:formula="of:=([.B58]/200)* PI()" office:value-type="float" office:value="0.596902604182061" calcext:value-type="float">
            <text:p>0,597</text:p>
          </table:table-cell>
          <table:table-cell table:formula="of:=[.C58]/(0.5*PI())*90" office:value-type="float" office:value="34.2" calcext:value-type="float">
            <text:p>34,200</text:p>
          </table:table-cell>
          <table:table-cell table:formula="of:=TAN([.C58])" office:value-type="float" office:value="0.679599298224527" calcext:value-type="float">
            <text:p>0,680</text:p>
          </table:table-cell>
          <table:table-cell table:formula="of:=LOG([.E58])" office:value-type="float" office:value="-0.167747078268815" calcext:value-type="float">
            <text:p>-0,168</text:p>
          </table:table-cell>
          <table:table-cell table:formula="of:=SIN([.F58]*afact)" office:value-type="float" office:value="-0.407183021496168" calcext:value-type="float">
            <text:p>-0,407</text:p>
          </table:table-cell>
          <table:table-cell table:formula="of:=COS([.F58]*afact)" office:value-type="float" office:value="0.913346586463896" calcext:value-type="float">
            <text:p>0,913</text:p>
          </table:table-cell>
          <table:table-cell table:formula="of:=([.H58]*radius+xoff)*Mmfac" office:value-type="float" office:value="491.802783157418" calcext:value-type="float">
            <text:p>491.802783157418</text:p>
          </table:table-cell>
          <table:table-cell table:formula="of:=([.G58]*radius+yoff)*Mmfac" office:value-type="float" office:value="214.491565485805" calcext:value-type="float">
            <text:p>214.491565485805</text:p>
          </table:table-cell>
          <table:table-cell table:style-name="ce2" table:formula="of:=(IF(0=MOD([.B58];5);IF(0=MOD([.B58];10);2*strich;1.5*strich);strich))" office:value-type="float" office:value="2" calcext:value-type="float">
            <text:p>2,000</text:p>
          </table:table-cell>
          <table:table-cell table:formula="of:=([.H58]*(radius+[.K58])+xoff)*Mmfac" office:value-type="float" office:value="497.282862676201" calcext:value-type="float">
            <text:p>497.282862676201</text:p>
          </table:table-cell>
          <table:table-cell table:formula="of:=([.G58]*(radius+[.K58])+yoff)*Mmfac" office:value-type="float" office:value="212.048467356828" calcext:value-type="float">
            <text:p>212.048467356828</text:p>
          </table:table-cell>
          <table:table-cell office:value-type="string" calcext:value-type="string">
            <text:p>&lt;line x1="</text:p>
          </table:table-cell>
          <table:table-cell table:formula="of:=TEXT([.I58];&quot;000.000&quot;)" office:value-type="string" office:string-value="491.803" calcext:value-type="string">
            <text:p>491.803</text:p>
          </table:table-cell>
          <table:table-cell office:value-type="string" calcext:value-type="string">
            <text:p>" y1="</text:p>
          </table:table-cell>
          <table:table-cell table:formula="of:=TEXT([.J58];&quot;000.000&quot;)" office:value-type="string" office:string-value="214.492" calcext:value-type="string">
            <text:p>214.492</text:p>
          </table:table-cell>
          <table:table-cell office:value-type="string" calcext:value-type="string">
            <text:p>" x2="</text:p>
          </table:table-cell>
          <table:table-cell table:formula="of:=TEXT([.L58];&quot;000.000&quot;)" office:value-type="string" office:string-value="497.283" calcext:value-type="string">
            <text:p>497.283</text:p>
          </table:table-cell>
          <table:table-cell office:value-type="string" calcext:value-type="string">
            <text:p>" y2="</text:p>
          </table:table-cell>
          <table:table-cell table:formula="of:=TEXT([.M58];&quot;000.000&quot;)" office:value-type="string" office:string-value="212.048" calcext:value-type="string">
            <text:p>212.04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8:.X58])" office:value-type="string" office:string-value="&lt;line x1=&quot;491.803&quot; y1=&quot;214.492&quot; x2=&quot;497.283&quot; y2=&quot;212.048&quot; style=&quot;fill:none;stroke:#000000;stroke-width:0.75590551;stroke-miterlimit:4;stroke-dasharray:none&quot; /&gt;" calcext:value-type="string">
            <text:p>&lt;line x1="491.803" y1="214.492" x2="497.283" y2="212.04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8]*afact)*90)) / (0.5*PI());&quot;0.###&quot;)" office:value-type="string" office:string-value="-24.028" calcext:value-type="string">
            <text:p>-24.0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8];&quot;#&quot;)" office:value-type="string" office:string-value="38" calcext:value-type="string">
            <text:p>38</text:p>
          </table:table-cell>
          <table:table-cell office:value-type="string" calcext:value-type="string">
            <text:p>&lt;/text&gt;</text:p>
          </table:table-cell>
          <table:table-cell table:formula="of:=IF(0=MOD([.B58];5);COM.MICROSOFT.CONCAT([.Y58:.AN58]);[.Y58])" office:value-type="string" office:string-value="&lt;line x1=&quot;491.803&quot; y1=&quot;214.492&quot; x2=&quot;497.283&quot; y2=&quot;212.048&quot; style=&quot;fill:none;stroke:#000000;stroke-width:0.75590551;stroke-miterlimit:4;stroke-dasharray:none&quot; /&gt;" calcext:value-type="string">
            <text:p>&lt;line x1="491.803" y1="214.492" x2="497.283" y2="212.048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0]-1" office:value-type="float" office:value="39" calcext:value-type="float">
            <text:p>39,000</text:p>
          </table:table-cell>
          <table:table-cell table:formula="of:=([.B59]/200)* PI()" office:value-type="float" office:value="0.61261056745001" calcext:value-type="float">
            <text:p>0,613</text:p>
          </table:table-cell>
          <table:table-cell table:formula="of:=[.C59]/(0.5*PI())*90" office:value-type="float" office:value="35.1" calcext:value-type="float">
            <text:p>35,100</text:p>
          </table:table-cell>
          <table:table-cell table:formula="of:=TAN([.C59])" office:value-type="float" office:value="0.702811771240357" calcext:value-type="float">
            <text:p>0,703</text:p>
          </table:table-cell>
          <table:table-cell table:formula="of:=LOG([.E59])" office:value-type="float" office:value="-0.153160973212712" calcext:value-type="float">
            <text:p>-0,153</text:p>
          </table:table-cell>
          <table:table-cell table:formula="of:=SIN([.F59]*afact)" office:value-type="float" office:value="-0.373614290204639" calcext:value-type="float">
            <text:p>-0,374</text:p>
          </table:table-cell>
          <table:table-cell table:formula="of:=COS([.F59]*afact)" office:value-type="float" office:value="0.92758415367819" calcext:value-type="float">
            <text:p>0,928</text:p>
          </table:table-cell>
          <table:table-cell table:formula="of:=([.H59]*radius+xoff)*Mmfac" office:value-type="float" office:value="494.79267227242" calcext:value-type="float">
            <text:p>494.79267227242</text:p>
          </table:table-cell>
          <table:table-cell table:formula="of:=([.G59]*radius+yoff)*Mmfac" office:value-type="float" office:value="221.540999057026" calcext:value-type="float">
            <text:p>221.540999057026</text:p>
          </table:table-cell>
          <table:table-cell table:style-name="ce2" table:formula="of:=(IF(0=MOD([.B59];5);IF(0=MOD([.B59];10);2*strich;1.5*strich);strich))" office:value-type="float" office:value="2" calcext:value-type="float">
            <text:p>2,000</text:p>
          </table:table-cell>
          <table:table-cell table:formula="of:=([.H59]*(radius+[.K59])+xoff)*Mmfac" office:value-type="float" office:value="500.358177194489" calcext:value-type="float">
            <text:p>500.358177194489</text:p>
          </table:table-cell>
          <table:table-cell table:formula="of:=([.G59]*(radius+[.K59])+yoff)*Mmfac" office:value-type="float" office:value="219.299313315798" calcext:value-type="float">
            <text:p>219.299313315798</text:p>
          </table:table-cell>
          <table:table-cell office:value-type="string" calcext:value-type="string">
            <text:p>&lt;line x1="</text:p>
          </table:table-cell>
          <table:table-cell table:formula="of:=TEXT([.I59];&quot;000.000&quot;)" office:value-type="string" office:string-value="494.793" calcext:value-type="string">
            <text:p>494.793</text:p>
          </table:table-cell>
          <table:table-cell office:value-type="string" calcext:value-type="string">
            <text:p>" y1="</text:p>
          </table:table-cell>
          <table:table-cell table:formula="of:=TEXT([.J59];&quot;000.000&quot;)" office:value-type="string" office:string-value="221.541" calcext:value-type="string">
            <text:p>221.541</text:p>
          </table:table-cell>
          <table:table-cell office:value-type="string" calcext:value-type="string">
            <text:p>" x2="</text:p>
          </table:table-cell>
          <table:table-cell table:formula="of:=TEXT([.L59];&quot;000.000&quot;)" office:value-type="string" office:string-value="500.358" calcext:value-type="string">
            <text:p>500.358</text:p>
          </table:table-cell>
          <table:table-cell office:value-type="string" calcext:value-type="string">
            <text:p>" y2="</text:p>
          </table:table-cell>
          <table:table-cell table:formula="of:=TEXT([.M59];&quot;000.000&quot;)" office:value-type="string" office:string-value="219.299" calcext:value-type="string">
            <text:p>219.2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59:.X59])" office:value-type="string" office:string-value="&lt;line x1=&quot;494.793&quot; y1=&quot;221.541&quot; x2=&quot;500.358&quot; y2=&quot;219.299&quot; style=&quot;fill:none;stroke:#000000;stroke-width:0.75590551;stroke-miterlimit:4;stroke-dasharray:none&quot; /&gt;" calcext:value-type="string">
            <text:p>&lt;line x1="494.793" y1="221.541" x2="500.358" y2="219.2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59]*afact)*90)) / (0.5*PI());&quot;0.###&quot;)" office:value-type="string" office:string-value="-21.939" calcext:value-type="string">
            <text:p>-21.9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9];&quot;#&quot;)" office:value-type="string" office:string-value="39" calcext:value-type="string">
            <text:p>39</text:p>
          </table:table-cell>
          <table:table-cell office:value-type="string" calcext:value-type="string">
            <text:p>&lt;/text&gt;</text:p>
          </table:table-cell>
          <table:table-cell table:formula="of:=IF(0=MOD([.B59];5);COM.MICROSOFT.CONCAT([.Y59:.AN59]);[.Y59])" office:value-type="string" office:string-value="&lt;line x1=&quot;494.793&quot; y1=&quot;221.541&quot; x2=&quot;500.358&quot; y2=&quot;219.299&quot; style=&quot;fill:none;stroke:#000000;stroke-width:0.75590551;stroke-miterlimit:4;stroke-dasharray:none&quot; /&gt;" calcext:value-type="string">
            <text:p>&lt;line x1="494.793" y1="221.541" x2="500.358" y2="219.29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1]-1" office:value-type="float" office:value="40" calcext:value-type="float">
            <text:p>40,000</text:p>
          </table:table-cell>
          <table:table-cell table:formula="of:=([.B60]/200)* PI()" office:value-type="float" office:value="0.628318530717959" calcext:value-type="float">
            <text:p>0,628</text:p>
          </table:table-cell>
          <table:table-cell table:formula="of:=[.C60]/(0.5*PI())*90" office:value-type="float" office:value="36" calcext:value-type="float">
            <text:p>36,000</text:p>
          </table:table-cell>
          <table:table-cell table:formula="of:=TAN([.C60])" office:value-type="float" office:value="0.726542528005361" calcext:value-type="float">
            <text:p>0,727</text:p>
          </table:table-cell>
          <table:table-cell table:formula="of:=LOG([.E60])" office:value-type="float" office:value="-0.138738959290963" calcext:value-type="float">
            <text:p>-0,139</text:p>
          </table:table-cell>
          <table:table-cell table:formula="of:=SIN([.F60]*afact)" office:value-type="float" office:value="-0.339934640269679" calcext:value-type="float">
            <text:p>-0,340</text:p>
          </table:table-cell>
          <table:table-cell table:formula="of:=COS([.F60]*afact)" office:value-type="float" office:value="0.940449063131398" calcext:value-type="float">
            <text:p>0,940</text:p>
          </table:table-cell>
          <table:table-cell table:formula="of:=([.H60]*radius+xoff)*Mmfac" office:value-type="float" office:value="497.494303257594" calcext:value-type="float">
            <text:p>497.494303257594</text:p>
          </table:table-cell>
          <table:table-cell table:formula="of:=([.G60]*radius+yoff)*Mmfac" office:value-type="float" office:value="228.613725543367" calcext:value-type="float">
            <text:p>228.613725543367</text:p>
          </table:table-cell>
          <table:table-cell table:style-name="ce2" table:formula="of:=(IF(0=MOD([.B60];5);IF(0=MOD([.B60];10);2*strich;1.5*strich);strich))" office:value-type="float" office:value="4" calcext:value-type="float">
            <text:p>4,000</text:p>
          </table:table-cell>
          <table:table-cell table:formula="of:=([.H60]*(radius+[.K60])+xoff)*Mmfac" office:value-type="float" office:value="508.77969201517" calcext:value-type="float">
            <text:p>508.77969201517</text:p>
          </table:table-cell>
          <table:table-cell table:formula="of:=([.G60]*(radius+[.K60])+yoff)*Mmfac" office:value-type="float" office:value="224.534509860131" calcext:value-type="float">
            <text:p>224.534509860131</text:p>
          </table:table-cell>
          <table:table-cell office:value-type="string" calcext:value-type="string">
            <text:p>&lt;line x1="</text:p>
          </table:table-cell>
          <table:table-cell table:formula="of:=TEXT([.I60];&quot;000.000&quot;)" office:value-type="string" office:string-value="497.494" calcext:value-type="string">
            <text:p>497.494</text:p>
          </table:table-cell>
          <table:table-cell office:value-type="string" calcext:value-type="string">
            <text:p>" y1="</text:p>
          </table:table-cell>
          <table:table-cell table:formula="of:=TEXT([.J60];&quot;000.000&quot;)" office:value-type="string" office:string-value="228.614" calcext:value-type="string">
            <text:p>228.614</text:p>
          </table:table-cell>
          <table:table-cell office:value-type="string" calcext:value-type="string">
            <text:p>" x2="</text:p>
          </table:table-cell>
          <table:table-cell table:formula="of:=TEXT([.L60];&quot;000.000&quot;)" office:value-type="string" office:string-value="508.780" calcext:value-type="string">
            <text:p>508.780</text:p>
          </table:table-cell>
          <table:table-cell office:value-type="string" calcext:value-type="string">
            <text:p>" y2="</text:p>
          </table:table-cell>
          <table:table-cell table:formula="of:=TEXT([.M60];&quot;000.000&quot;)" office:value-type="string" office:string-value="224.535" calcext:value-type="string">
            <text:p>224.53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0:.X60])" office:value-type="string" office:string-value="&lt;line x1=&quot;497.494&quot; y1=&quot;228.614&quot; x2=&quot;508.780&quot; y2=&quot;224.535&quot; style=&quot;fill:none;stroke:#000000;stroke-width:0.75590551;stroke-miterlimit:4;stroke-dasharray:none&quot; /&gt;" calcext:value-type="string">
            <text:p>&lt;line x1="497.494" y1="228.614" x2="508.780" y2="224.53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0]*afact)*90)) / (0.5*PI());&quot;0.###&quot;)" office:value-type="string" office:string-value="-19.873" calcext:value-type="string">
            <text:p>-19.87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0];&quot;#&quot;)" office:value-type="string" office:string-value="40" calcext:value-type="string">
            <text:p>40</text:p>
          </table:table-cell>
          <table:table-cell office:value-type="string" calcext:value-type="string">
            <text:p>&lt;/text&gt;</text:p>
          </table:table-cell>
          <table:table-cell table:formula="of:=IF(0=MOD([.B60];5);COM.MICROSOFT.CONCAT([.Y60:.AN60]);[.Y60])" office:value-type="string" office:string-value="&lt;line x1=&quot;497.494&quot; y1=&quot;228.614&quot; x2=&quot;508.780&quot; y2=&quot;224.535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19.873, 300, 300)&quot;&gt;40&lt;/text&gt;" calcext:value-type="string">
            <text:p>&lt;line x1="497.494" y1="228.614" x2="508.780" y2="224.535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19.873, 300, 300)"&gt;40&lt;/text&gt;</text:p>
          </table:table-cell>
          <table:table-cell table:number-columns-repeated="983"/>
        </table:table-row>
        <table:table-row table:style-name="ro1">
          <table:table-cell/>
          <table:table-cell table:formula="of:=[.B62]-1" office:value-type="float" office:value="41" calcext:value-type="float">
            <text:p>41,000</text:p>
          </table:table-cell>
          <table:table-cell table:formula="of:=([.B61]/200)* PI()" office:value-type="float" office:value="0.644026493985908" calcext:value-type="float">
            <text:p>0,644</text:p>
          </table:table-cell>
          <table:table-cell table:formula="of:=[.C61]/(0.5*PI())*90" office:value-type="float" office:value="36.9" calcext:value-type="float">
            <text:p>36,900</text:p>
          </table:table-cell>
          <table:table-cell table:formula="of:=TAN([.C61])" office:value-type="float" office:value="0.750821238038765" calcext:value-type="float">
            <text:p>0,751</text:p>
          </table:table-cell>
          <table:table-cell table:formula="of:=LOG([.E61])" office:value-type="float" office:value="-0.124463451244365" calcext:value-type="float">
            <text:p>-0,124</text:p>
          </table:table-cell>
          <table:table-cell table:formula="of:=SIN([.F61]*afact)" office:value-type="float" office:value="-0.30616183188336" calcext:value-type="float">
            <text:p>-0,306</text:p>
          </table:table-cell>
          <table:table-cell table:formula="of:=COS([.F61]*afact)" office:value-type="float" office:value="0.951979481237818" calcext:value-type="float">
            <text:p>0,952</text:p>
          </table:table-cell>
          <table:table-cell table:formula="of:=([.H61]*radius+xoff)*Mmfac" office:value-type="float" office:value="499.915691059942" calcext:value-type="float">
            <text:p>499.915691059942</text:p>
          </table:table-cell>
          <table:table-cell table:formula="of:=([.G61]*radius+yoff)*Mmfac" office:value-type="float" office:value="235.706015304494" calcext:value-type="float">
            <text:p>235.706015304494</text:p>
          </table:table-cell>
          <table:table-cell table:style-name="ce2" table:formula="of:=(IF(0=MOD([.B61];5);IF(0=MOD([.B61];10);2*strich;1.5*strich);strich))" office:value-type="float" office:value="2" calcext:value-type="float">
            <text:p>2,000</text:p>
          </table:table-cell>
          <table:table-cell table:formula="of:=([.H61]*(radius+[.K61])+xoff)*Mmfac" office:value-type="float" office:value="505.627567947369" calcext:value-type="float">
            <text:p>505.627567947369</text:p>
          </table:table-cell>
          <table:table-cell table:formula="of:=([.G61]*(radius+[.K61])+yoff)*Mmfac" office:value-type="float" office:value="233.869044313194" calcext:value-type="float">
            <text:p>233.869044313194</text:p>
          </table:table-cell>
          <table:table-cell office:value-type="string" calcext:value-type="string">
            <text:p>&lt;line x1="</text:p>
          </table:table-cell>
          <table:table-cell table:formula="of:=TEXT([.I61];&quot;000.000&quot;)" office:value-type="string" office:string-value="499.916" calcext:value-type="string">
            <text:p>499.916</text:p>
          </table:table-cell>
          <table:table-cell office:value-type="string" calcext:value-type="string">
            <text:p>" y1="</text:p>
          </table:table-cell>
          <table:table-cell table:formula="of:=TEXT([.J61];&quot;000.000&quot;)" office:value-type="string" office:string-value="235.706" calcext:value-type="string">
            <text:p>235.706</text:p>
          </table:table-cell>
          <table:table-cell office:value-type="string" calcext:value-type="string">
            <text:p>" x2="</text:p>
          </table:table-cell>
          <table:table-cell table:formula="of:=TEXT([.L61];&quot;000.000&quot;)" office:value-type="string" office:string-value="505.628" calcext:value-type="string">
            <text:p>505.628</text:p>
          </table:table-cell>
          <table:table-cell office:value-type="string" calcext:value-type="string">
            <text:p>" y2="</text:p>
          </table:table-cell>
          <table:table-cell table:formula="of:=TEXT([.M61];&quot;000.000&quot;)" office:value-type="string" office:string-value="233.869" calcext:value-type="string">
            <text:p>233.86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1:.X61])" office:value-type="string" office:string-value="&lt;line x1=&quot;499.916&quot; y1=&quot;235.706&quot; x2=&quot;505.628&quot; y2=&quot;233.869&quot; style=&quot;fill:none;stroke:#000000;stroke-width:0.75590551;stroke-miterlimit:4;stroke-dasharray:none&quot; /&gt;" calcext:value-type="string">
            <text:p>&lt;line x1="499.916" y1="235.706" x2="505.628" y2="233.86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1]*afact)*90)) / (0.5*PI());&quot;0.###&quot;)" office:value-type="string" office:string-value="-17.828" calcext:value-type="string">
            <text:p>-17.8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1];&quot;#&quot;)" office:value-type="string" office:string-value="41" calcext:value-type="string">
            <text:p>41</text:p>
          </table:table-cell>
          <table:table-cell office:value-type="string" calcext:value-type="string">
            <text:p>&lt;/text&gt;</text:p>
          </table:table-cell>
          <table:table-cell table:formula="of:=IF(0=MOD([.B61];5);COM.MICROSOFT.CONCAT([.Y61:.AN61]);[.Y61])" office:value-type="string" office:string-value="&lt;line x1=&quot;499.916&quot; y1=&quot;235.706&quot; x2=&quot;505.628&quot; y2=&quot;233.869&quot; style=&quot;fill:none;stroke:#000000;stroke-width:0.75590551;stroke-miterlimit:4;stroke-dasharray:none&quot; /&gt;" calcext:value-type="string">
            <text:p>&lt;line x1="499.916" y1="235.706" x2="505.628" y2="233.86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3]-1" office:value-type="float" office:value="42" calcext:value-type="float">
            <text:p>42,000</text:p>
          </table:table-cell>
          <table:table-cell table:formula="of:=([.B62]/200)* PI()" office:value-type="float" office:value="0.659734457253856" calcext:value-type="float">
            <text:p>0,660</text:p>
          </table:table-cell>
          <table:table-cell table:formula="of:=[.C62]/(0.5*PI())*90" office:value-type="float" office:value="37.8" calcext:value-type="float">
            <text:p>37,800</text:p>
          </table:table-cell>
          <table:table-cell table:formula="of:=TAN([.C62])" office:value-type="float" office:value="0.775679511049613" calcext:value-type="float">
            <text:p>0,776</text:p>
          </table:table-cell>
          <table:table-cell table:formula="of:=LOG([.E62])" office:value-type="float" office:value="-0.110317679943738" calcext:value-type="float">
            <text:p>-0,110</text:p>
          </table:table-cell>
          <table:table-cell table:formula="of:=SIN([.F62]*afact)" office:value-type="float" office:value="-0.272311209192771" calcext:value-type="float">
            <text:p>-0,272</text:p>
          </table:table-cell>
          <table:table-cell table:formula="of:=COS([.F62]*afact)" office:value-type="float" office:value="0.962209231585299" calcext:value-type="float">
            <text:p>0,962</text:p>
          </table:table-cell>
          <table:table-cell table:formula="of:=([.H62]*radius+xoff)*Mmfac" office:value-type="float" office:value="502.063938632913" calcext:value-type="float">
            <text:p>502.063938632913</text:p>
          </table:table-cell>
          <table:table-cell table:formula="of:=([.G62]*radius+yoff)*Mmfac" office:value-type="float" office:value="242.814646069518" calcext:value-type="float">
            <text:p>242.814646069518</text:p>
          </table:table-cell>
          <table:table-cell table:style-name="ce2" table:formula="of:=(IF(0=MOD([.B62];5);IF(0=MOD([.B62];10);2*strich;1.5*strich);strich))" office:value-type="float" office:value="2" calcext:value-type="float">
            <text:p>2,000</text:p>
          </table:table-cell>
          <table:table-cell table:formula="of:=([.H62]*(radius+[.K62])+xoff)*Mmfac" office:value-type="float" office:value="507.837194022425" calcext:value-type="float">
            <text:p>507.837194022425</text:p>
          </table:table-cell>
          <table:table-cell table:formula="of:=([.G62]*(radius+[.K62])+yoff)*Mmfac" office:value-type="float" office:value="241.180778814361" calcext:value-type="float">
            <text:p>241.180778814361</text:p>
          </table:table-cell>
          <table:table-cell office:value-type="string" calcext:value-type="string">
            <text:p>&lt;line x1="</text:p>
          </table:table-cell>
          <table:table-cell table:formula="of:=TEXT([.I62];&quot;000.000&quot;)" office:value-type="string" office:string-value="502.064" calcext:value-type="string">
            <text:p>502.064</text:p>
          </table:table-cell>
          <table:table-cell office:value-type="string" calcext:value-type="string">
            <text:p>" y1="</text:p>
          </table:table-cell>
          <table:table-cell table:formula="of:=TEXT([.J62];&quot;000.000&quot;)" office:value-type="string" office:string-value="242.815" calcext:value-type="string">
            <text:p>242.815</text:p>
          </table:table-cell>
          <table:table-cell office:value-type="string" calcext:value-type="string">
            <text:p>" x2="</text:p>
          </table:table-cell>
          <table:table-cell table:formula="of:=TEXT([.L62];&quot;000.000&quot;)" office:value-type="string" office:string-value="507.837" calcext:value-type="string">
            <text:p>507.837</text:p>
          </table:table-cell>
          <table:table-cell office:value-type="string" calcext:value-type="string">
            <text:p>" y2="</text:p>
          </table:table-cell>
          <table:table-cell table:formula="of:=TEXT([.M62];&quot;000.000&quot;)" office:value-type="string" office:string-value="241.181" calcext:value-type="string">
            <text:p>241.18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2:.X62])" office:value-type="string" office:string-value="&lt;line x1=&quot;502.064&quot; y1=&quot;242.815&quot; x2=&quot;507.837&quot; y2=&quot;241.181&quot; style=&quot;fill:none;stroke:#000000;stroke-width:0.75590551;stroke-miterlimit:4;stroke-dasharray:none&quot; /&gt;" calcext:value-type="string">
            <text:p>&lt;line x1="502.064" y1="242.815" x2="507.837" y2="241.18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2]*afact)*90)) / (0.5*PI());&quot;0.###&quot;)" office:value-type="string" office:string-value="-15.802" calcext:value-type="string">
            <text:p>-15.8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2];&quot;#&quot;)" office:value-type="string" office:string-value="42" calcext:value-type="string">
            <text:p>42</text:p>
          </table:table-cell>
          <table:table-cell office:value-type="string" calcext:value-type="string">
            <text:p>&lt;/text&gt;</text:p>
          </table:table-cell>
          <table:table-cell table:formula="of:=IF(0=MOD([.B62];5);COM.MICROSOFT.CONCAT([.Y62:.AN62]);[.Y62])" office:value-type="string" office:string-value="&lt;line x1=&quot;502.064&quot; y1=&quot;242.815&quot; x2=&quot;507.837&quot; y2=&quot;241.181&quot; style=&quot;fill:none;stroke:#000000;stroke-width:0.75590551;stroke-miterlimit:4;stroke-dasharray:none&quot; /&gt;" calcext:value-type="string">
            <text:p>&lt;line x1="502.064" y1="242.815" x2="507.837" y2="241.18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4]-1" office:value-type="float" office:value="43" calcext:value-type="float">
            <text:p>43,000</text:p>
          </table:table-cell>
          <table:table-cell table:formula="of:=([.B63]/200)* PI()" office:value-type="float" office:value="0.675442420521805" calcext:value-type="float">
            <text:p>0,675</text:p>
          </table:table-cell>
          <table:table-cell table:formula="of:=[.C63]/(0.5*PI())*90" office:value-type="float" office:value="38.7" calcext:value-type="float">
            <text:p>38,700</text:p>
          </table:table-cell>
          <table:table-cell table:formula="of:=TAN([.C63])" office:value-type="float" office:value="0.801151070558751" calcext:value-type="float">
            <text:p>0,801</text:p>
          </table:table-cell>
          <table:table-cell table:formula="of:=LOG([.E63])" office:value-type="float" office:value="-0.0962855826376073" calcext:value-type="float">
            <text:p>-0,096</text:p>
          </table:table-cell>
          <table:table-cell table:formula="of:=SIN([.F63]*afact)" office:value-type="float" office:value="-0.238396058937829" calcext:value-type="float">
            <text:p>-0,238</text:p>
          </table:table-cell>
          <table:table-cell table:formula="of:=COS([.F63]*afact)" office:value-type="float" office:value="0.9711680179469" calcext:value-type="float">
            <text:p>0,971</text:p>
          </table:table-cell>
          <table:table-cell table:formula="of:=([.H63]*radius+xoff)*Mmfac" office:value-type="float" office:value="503.945283768849" calcext:value-type="float">
            <text:p>503.945283768849</text:p>
          </table:table-cell>
          <table:table-cell table:formula="of:=([.G63]*radius+yoff)*Mmfac" office:value-type="float" office:value="249.936827623056" calcext:value-type="float">
            <text:p>249.936827623056</text:p>
          </table:table-cell>
          <table:table-cell table:style-name="ce2" table:formula="of:=(IF(0=MOD([.B63];5);IF(0=MOD([.B63];10);2*strich;1.5*strich);strich))" office:value-type="float" office:value="2" calcext:value-type="float">
            <text:p>2,000</text:p>
          </table:table-cell>
          <table:table-cell table:formula="of:=([.H63]*(radius+[.K63])+xoff)*Mmfac" office:value-type="float" office:value="509.77229187653" calcext:value-type="float">
            <text:p>509.77229187653</text:p>
          </table:table-cell>
          <table:table-cell table:formula="of:=([.G63]*(radius+[.K63])+yoff)*Mmfac" office:value-type="float" office:value="248.506451269429" calcext:value-type="float">
            <text:p>248.506451269429</text:p>
          </table:table-cell>
          <table:table-cell office:value-type="string" calcext:value-type="string">
            <text:p>&lt;line x1="</text:p>
          </table:table-cell>
          <table:table-cell table:formula="of:=TEXT([.I63];&quot;000.000&quot;)" office:value-type="string" office:string-value="503.945" calcext:value-type="string">
            <text:p>503.945</text:p>
          </table:table-cell>
          <table:table-cell office:value-type="string" calcext:value-type="string">
            <text:p>" y1="</text:p>
          </table:table-cell>
          <table:table-cell table:formula="of:=TEXT([.J63];&quot;000.000&quot;)" office:value-type="string" office:string-value="249.937" calcext:value-type="string">
            <text:p>249.937</text:p>
          </table:table-cell>
          <table:table-cell office:value-type="string" calcext:value-type="string">
            <text:p>" x2="</text:p>
          </table:table-cell>
          <table:table-cell table:formula="of:=TEXT([.L63];&quot;000.000&quot;)" office:value-type="string" office:string-value="509.772" calcext:value-type="string">
            <text:p>509.772</text:p>
          </table:table-cell>
          <table:table-cell office:value-type="string" calcext:value-type="string">
            <text:p>" y2="</text:p>
          </table:table-cell>
          <table:table-cell table:formula="of:=TEXT([.M63];&quot;000.000&quot;)" office:value-type="string" office:string-value="248.506" calcext:value-type="string">
            <text:p>248.50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3:.X63])" office:value-type="string" office:string-value="&lt;line x1=&quot;503.945&quot; y1=&quot;249.937&quot; x2=&quot;509.772&quot; y2=&quot;248.506&quot; style=&quot;fill:none;stroke:#000000;stroke-width:0.75590551;stroke-miterlimit:4;stroke-dasharray:none&quot; /&gt;" calcext:value-type="string">
            <text:p>&lt;line x1="503.945" y1="249.937" x2="509.772" y2="248.50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3]*afact)*90)) / (0.5*PI());&quot;0.###&quot;)" office:value-type="string" office:string-value="-13.792" calcext:value-type="string">
            <text:p>-13.7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3];&quot;#&quot;)" office:value-type="string" office:string-value="43" calcext:value-type="string">
            <text:p>43</text:p>
          </table:table-cell>
          <table:table-cell office:value-type="string" calcext:value-type="string">
            <text:p>&lt;/text&gt;</text:p>
          </table:table-cell>
          <table:table-cell table:formula="of:=IF(0=MOD([.B63];5);COM.MICROSOFT.CONCAT([.Y63:.AN63]);[.Y63])" office:value-type="string" office:string-value="&lt;line x1=&quot;503.945&quot; y1=&quot;249.937&quot; x2=&quot;509.772&quot; y2=&quot;248.506&quot; style=&quot;fill:none;stroke:#000000;stroke-width:0.75590551;stroke-miterlimit:4;stroke-dasharray:none&quot; /&gt;" calcext:value-type="string">
            <text:p>&lt;line x1="503.945" y1="249.937" x2="509.772" y2="248.50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5]-1" office:value-type="float" office:value="44" calcext:value-type="float">
            <text:p>44,000</text:p>
          </table:table-cell>
          <table:table-cell table:formula="of:=([.B64]/200)* PI()" office:value-type="float" office:value="0.691150383789754" calcext:value-type="float">
            <text:p>0,691</text:p>
          </table:table-cell>
          <table:table-cell table:formula="of:=[.C64]/(0.5*PI())*90" office:value-type="float" office:value="39.6" calcext:value-type="float">
            <text:p>39,600</text:p>
          </table:table-cell>
          <table:table-cell table:formula="of:=TAN([.C64])" office:value-type="float" office:value="0.827271945972475" calcext:value-type="float">
            <text:p>0,827</text:p>
          </table:table-cell>
          <table:table-cell table:formula="of:=LOG([.E64])" office:value-type="float" office:value="-0.0823517029975744" calcext:value-type="float">
            <text:p>-0,082</text:p>
          </table:table-cell>
          <table:table-cell table:formula="of:=SIN([.F64]*afact)" office:value-type="float" office:value="-0.204427927813274" calcext:value-type="float">
            <text:p>-0,204</text:p>
          </table:table-cell>
          <table:table-cell table:formula="of:=COS([.F64]*afact)" office:value-type="float" office:value="0.978881618138767" calcext:value-type="float">
            <text:p>0,979</text:p>
          </table:table-cell>
          <table:table-cell table:formula="of:=([.H64]*radius+xoff)*Mmfac" office:value-type="float" office:value="505.565139809141" calcext:value-type="float">
            <text:p>505.565139809141</text:p>
          </table:table-cell>
          <table:table-cell table:formula="of:=([.G64]*radius+yoff)*Mmfac" office:value-type="float" office:value="257.070135159212" calcext:value-type="float">
            <text:p>257.070135159212</text:p>
          </table:table-cell>
          <table:table-cell table:style-name="ce2" table:formula="of:=(IF(0=MOD([.B64];5);IF(0=MOD([.B64];10);2*strich;1.5*strich);strich))" office:value-type="float" office:value="2" calcext:value-type="float">
            <text:p>2,000</text:p>
          </table:table-cell>
          <table:table-cell table:formula="of:=([.H64]*(radius+[.K64])+xoff)*Mmfac" office:value-type="float" office:value="511.438429517974" calcext:value-type="float">
            <text:p>511.438429517974</text:p>
          </table:table-cell>
          <table:table-cell table:formula="of:=([.G64]*(radius+[.K64])+yoff)*Mmfac" office:value-type="float" office:value="255.843567592333" calcext:value-type="float">
            <text:p>255.843567592333</text:p>
          </table:table-cell>
          <table:table-cell office:value-type="string" calcext:value-type="string">
            <text:p>&lt;line x1="</text:p>
          </table:table-cell>
          <table:table-cell table:formula="of:=TEXT([.I64];&quot;000.000&quot;)" office:value-type="string" office:string-value="505.565" calcext:value-type="string">
            <text:p>505.565</text:p>
          </table:table-cell>
          <table:table-cell office:value-type="string" calcext:value-type="string">
            <text:p>" y1="</text:p>
          </table:table-cell>
          <table:table-cell table:formula="of:=TEXT([.J64];&quot;000.000&quot;)" office:value-type="string" office:string-value="257.070" calcext:value-type="string">
            <text:p>257.070</text:p>
          </table:table-cell>
          <table:table-cell office:value-type="string" calcext:value-type="string">
            <text:p>" x2="</text:p>
          </table:table-cell>
          <table:table-cell table:formula="of:=TEXT([.L64];&quot;000.000&quot;)" office:value-type="string" office:string-value="511.438" calcext:value-type="string">
            <text:p>511.438</text:p>
          </table:table-cell>
          <table:table-cell office:value-type="string" calcext:value-type="string">
            <text:p>" y2="</text:p>
          </table:table-cell>
          <table:table-cell table:formula="of:=TEXT([.M64];&quot;000.000&quot;)" office:value-type="string" office:string-value="255.844" calcext:value-type="string">
            <text:p>255.84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4:.X64])" office:value-type="string" office:string-value="&lt;line x1=&quot;505.565&quot; y1=&quot;257.070&quot; x2=&quot;511.438&quot; y2=&quot;255.844&quot; style=&quot;fill:none;stroke:#000000;stroke-width:0.75590551;stroke-miterlimit:4;stroke-dasharray:none&quot; /&gt;" calcext:value-type="string">
            <text:p>&lt;line x1="505.565" y1="257.070" x2="511.438" y2="255.84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4]*afact)*90)) / (0.5*PI());&quot;0.###&quot;)" office:value-type="string" office:string-value="-11.796" calcext:value-type="string">
            <text:p>-11.79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4];&quot;#&quot;)" office:value-type="string" office:string-value="44" calcext:value-type="string">
            <text:p>44</text:p>
          </table:table-cell>
          <table:table-cell office:value-type="string" calcext:value-type="string">
            <text:p>&lt;/text&gt;</text:p>
          </table:table-cell>
          <table:table-cell table:formula="of:=IF(0=MOD([.B64];5);COM.MICROSOFT.CONCAT([.Y64:.AN64]);[.Y64])" office:value-type="string" office:string-value="&lt;line x1=&quot;505.565&quot; y1=&quot;257.070&quot; x2=&quot;511.438&quot; y2=&quot;255.844&quot; style=&quot;fill:none;stroke:#000000;stroke-width:0.75590551;stroke-miterlimit:4;stroke-dasharray:none&quot; /&gt;" calcext:value-type="string">
            <text:p>&lt;line x1="505.565" y1="257.070" x2="511.438" y2="255.84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6]-1" office:value-type="float" office:value="45" calcext:value-type="float">
            <text:p>45,000</text:p>
          </table:table-cell>
          <table:table-cell table:formula="of:=([.B65]/200)* PI()" office:value-type="float" office:value="0.706858347057703" calcext:value-type="float">
            <text:p>0,707</text:p>
          </table:table-cell>
          <table:table-cell table:formula="of:=[.C65]/(0.5*PI())*90" office:value-type="float" office:value="40.5" calcext:value-type="float">
            <text:p>40,500</text:p>
          </table:table-cell>
          <table:table-cell table:formula="of:=TAN([.C65])" office:value-type="float" office:value="0.854080685463467" calcext:value-type="float">
            <text:p>0,854</text:p>
          </table:table-cell>
          <table:table-cell table:formula="of:=LOG([.E65])" office:value-type="float" office:value="-0.0685010993387253" calcext:value-type="float">
            <text:p>-0,069</text:p>
          </table:table-cell>
          <table:table-cell table:formula="of:=SIN([.F65]*afact)" office:value-type="float" office:value="-0.170416905675891" calcext:value-type="float">
            <text:p>-0,170</text:p>
          </table:table-cell>
          <table:table-cell table:formula="of:=COS([.F65]*afact)" office:value-type="float" office:value="0.985372050679262" calcext:value-type="float">
            <text:p>0,985</text:p>
          </table:table-cell>
          <table:table-cell table:formula="of:=([.H65]*radius+xoff)*Mmfac" office:value-type="float" office:value="506.928130642645" calcext:value-type="float">
            <text:p>506.928130642645</text:p>
          </table:table-cell>
          <table:table-cell table:formula="of:=([.G65]*radius+yoff)*Mmfac" office:value-type="float" office:value="264.212449808063" calcext:value-type="float">
            <text:p>264.212449808063</text:p>
          </table:table-cell>
          <table:table-cell table:style-name="ce2" table:formula="of:=(IF(0=MOD([.B65];5);IF(0=MOD([.B65];10);2*strich;1.5*strich);strich))" office:value-type="float" office:value="3" calcext:value-type="float">
            <text:p>3,000</text:p>
          </table:table-cell>
          <table:table-cell table:formula="of:=([.H65]*(radius+[.K65])+xoff)*Mmfac" office:value-type="float" office:value="515.796479098758" calcext:value-type="float">
            <text:p>515.796479098758</text:p>
          </table:table-cell>
          <table:table-cell table:formula="of:=([.G65]*(radius+[.K65])+yoff)*Mmfac" office:value-type="float" office:value="262.67869765698" calcext:value-type="float">
            <text:p>262.67869765698</text:p>
          </table:table-cell>
          <table:table-cell office:value-type="string" calcext:value-type="string">
            <text:p>&lt;line x1="</text:p>
          </table:table-cell>
          <table:table-cell table:formula="of:=TEXT([.I65];&quot;000.000&quot;)" office:value-type="string" office:string-value="506.928" calcext:value-type="string">
            <text:p>506.928</text:p>
          </table:table-cell>
          <table:table-cell office:value-type="string" calcext:value-type="string">
            <text:p>" y1="</text:p>
          </table:table-cell>
          <table:table-cell table:formula="of:=TEXT([.J65];&quot;000.000&quot;)" office:value-type="string" office:string-value="264.212" calcext:value-type="string">
            <text:p>264.212</text:p>
          </table:table-cell>
          <table:table-cell office:value-type="string" calcext:value-type="string">
            <text:p>" x2="</text:p>
          </table:table-cell>
          <table:table-cell table:formula="of:=TEXT([.L65];&quot;000.000&quot;)" office:value-type="string" office:string-value="515.796" calcext:value-type="string">
            <text:p>515.796</text:p>
          </table:table-cell>
          <table:table-cell office:value-type="string" calcext:value-type="string">
            <text:p>" y2="</text:p>
          </table:table-cell>
          <table:table-cell table:formula="of:=TEXT([.M65];&quot;000.000&quot;)" office:value-type="string" office:string-value="262.679" calcext:value-type="string">
            <text:p>262.67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5:.X65])" office:value-type="string" office:string-value="&lt;line x1=&quot;506.928&quot; y1=&quot;264.212&quot; x2=&quot;515.796&quot; y2=&quot;262.679&quot; style=&quot;fill:none;stroke:#000000;stroke-width:0.75590551;stroke-miterlimit:4;stroke-dasharray:none&quot; /&gt;" calcext:value-type="string">
            <text:p>&lt;line x1="506.928" y1="264.212" x2="515.796" y2="262.67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5]*afact)*90)) / (0.5*PI());&quot;0.###&quot;)" office:value-type="string" office:string-value="-9.812" calcext:value-type="string">
            <text:p>-9.81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5];&quot;#&quot;)" office:value-type="string" office:string-value="45" calcext:value-type="string">
            <text:p>45</text:p>
          </table:table-cell>
          <table:table-cell office:value-type="string" calcext:value-type="string">
            <text:p>&lt;/text&gt;</text:p>
          </table:table-cell>
          <table:table-cell table:formula="of:=IF(0=MOD([.B65];5);COM.MICROSOFT.CONCAT([.Y65:.AN65]);[.Y65])" office:value-type="string" office:string-value="&lt;line x1=&quot;506.928&quot; y1=&quot;264.212&quot; x2=&quot;515.796&quot; y2=&quot;262.679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-9.812, 300, 300)&quot;&gt;45&lt;/text&gt;" calcext:value-type="string">
            <text:p>&lt;line x1="506.928" y1="264.212" x2="515.796" y2="262.679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-9.812, 300, 300)"&gt;45&lt;/text&gt;</text:p>
          </table:table-cell>
          <table:table-cell table:number-columns-repeated="983"/>
        </table:table-row>
        <table:table-row table:style-name="ro1">
          <table:table-cell/>
          <table:table-cell table:formula="of:=[.B67]-1" office:value-type="float" office:value="46" calcext:value-type="float">
            <text:p>46,000</text:p>
          </table:table-cell>
          <table:table-cell table:formula="of:=([.B66]/200)* PI()" office:value-type="float" office:value="0.722566310325652" calcext:value-type="float">
            <text:p>0,723</text:p>
          </table:table-cell>
          <table:table-cell table:formula="of:=[.C66]/(0.5*PI())*90" office:value-type="float" office:value="41.4" calcext:value-type="float">
            <text:p>41,400</text:p>
          </table:table-cell>
          <table:table-cell table:formula="of:=TAN([.C66])" office:value-type="float" office:value="0.881618592363189" calcext:value-type="float">
            <text:p>0,882</text:p>
          </table:table-cell>
          <table:table-cell table:formula="of:=LOG([.E66])" office:value-type="float" office:value="-0.0547192596043635" calcext:value-type="float">
            <text:p>-0,055</text:p>
          </table:table-cell>
          <table:table-cell table:formula="of:=SIN([.F66]*afact)" office:value-type="float" office:value="-0.136371880707724" calcext:value-type="float">
            <text:p>-0,136</text:p>
          </table:table-cell>
          <table:table-cell table:formula="of:=COS([.F66]*afact)" office:value-type="float" office:value="0.990657715940394" calcext:value-type="float">
            <text:p>0,991</text:p>
          </table:table-cell>
          <table:table-cell table:formula="of:=([.H66]*radius+xoff)*Mmfac" office:value-type="float" office:value="508.038120347483" calcext:value-type="float">
            <text:p>508.038120347483</text:p>
          </table:table-cell>
          <table:table-cell table:formula="of:=([.G66]*radius+yoff)*Mmfac" office:value-type="float" office:value="271.361905051378" calcext:value-type="float">
            <text:p>271.361905051378</text:p>
          </table:table-cell>
          <table:table-cell table:style-name="ce2" table:formula="of:=(IF(0=MOD([.B66];5);IF(0=MOD([.B66];10);2*strich;1.5*strich);strich))" office:value-type="float" office:value="2" calcext:value-type="float">
            <text:p>2,000</text:p>
          </table:table-cell>
          <table:table-cell table:formula="of:=([.H66]*(radius+[.K66])+xoff)*Mmfac" office:value-type="float" office:value="513.982066643125" calcext:value-type="float">
            <text:p>513.982066643125</text:p>
          </table:table-cell>
          <table:table-cell table:formula="of:=([.G66]*(radius+[.K66])+yoff)*Mmfac" office:value-type="float" office:value="270.543673767132" calcext:value-type="float">
            <text:p>270.543673767132</text:p>
          </table:table-cell>
          <table:table-cell office:value-type="string" calcext:value-type="string">
            <text:p>&lt;line x1="</text:p>
          </table:table-cell>
          <table:table-cell table:formula="of:=TEXT([.I66];&quot;000.000&quot;)" office:value-type="string" office:string-value="508.038" calcext:value-type="string">
            <text:p>508.038</text:p>
          </table:table-cell>
          <table:table-cell office:value-type="string" calcext:value-type="string">
            <text:p>" y1="</text:p>
          </table:table-cell>
          <table:table-cell table:formula="of:=TEXT([.J66];&quot;000.000&quot;)" office:value-type="string" office:string-value="271.362" calcext:value-type="string">
            <text:p>271.362</text:p>
          </table:table-cell>
          <table:table-cell office:value-type="string" calcext:value-type="string">
            <text:p>" x2="</text:p>
          </table:table-cell>
          <table:table-cell table:formula="of:=TEXT([.L66];&quot;000.000&quot;)" office:value-type="string" office:string-value="513.982" calcext:value-type="string">
            <text:p>513.982</text:p>
          </table:table-cell>
          <table:table-cell office:value-type="string" calcext:value-type="string">
            <text:p>" y2="</text:p>
          </table:table-cell>
          <table:table-cell table:formula="of:=TEXT([.M66];&quot;000.000&quot;)" office:value-type="string" office:string-value="270.544" calcext:value-type="string">
            <text:p>270.54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6:.X66])" office:value-type="string" office:string-value="&lt;line x1=&quot;508.038&quot; y1=&quot;271.362&quot; x2=&quot;513.982&quot; y2=&quot;270.544&quot; style=&quot;fill:none;stroke:#000000;stroke-width:0.75590551;stroke-miterlimit:4;stroke-dasharray:none&quot; /&gt;" calcext:value-type="string">
            <text:p>&lt;line x1="508.038" y1="271.362" x2="513.982" y2="270.54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6]*afact)*90)) / (0.5*PI());&quot;0.###&quot;)" office:value-type="string" office:string-value="-7.838" calcext:value-type="string">
            <text:p>-7.83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6];&quot;#&quot;)" office:value-type="string" office:string-value="46" calcext:value-type="string">
            <text:p>46</text:p>
          </table:table-cell>
          <table:table-cell office:value-type="string" calcext:value-type="string">
            <text:p>&lt;/text&gt;</text:p>
          </table:table-cell>
          <table:table-cell table:formula="of:=IF(0=MOD([.B66];5);COM.MICROSOFT.CONCAT([.Y66:.AN66]);[.Y66])" office:value-type="string" office:string-value="&lt;line x1=&quot;508.038&quot; y1=&quot;271.362&quot; x2=&quot;513.982&quot; y2=&quot;270.544&quot; style=&quot;fill:none;stroke:#000000;stroke-width:0.75590551;stroke-miterlimit:4;stroke-dasharray:none&quot; /&gt;" calcext:value-type="string">
            <text:p>&lt;line x1="508.038" y1="271.362" x2="513.982" y2="270.54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8]-1" office:value-type="float" office:value="47" calcext:value-type="float">
            <text:p>47,000</text:p>
          </table:table-cell>
          <table:table-cell table:formula="of:=([.B67]/200)* PI()" office:value-type="float" office:value="0.738274273593601" calcext:value-type="float">
            <text:p>0,738</text:p>
          </table:table-cell>
          <table:table-cell table:formula="of:=[.C67]/(0.5*PI())*90" office:value-type="float" office:value="42.3" calcext:value-type="float">
            <text:p>42,300</text:p>
          </table:table-cell>
          <table:table-cell table:formula="of:=TAN([.C67])" office:value-type="float" office:value="0.909929988177737" calcext:value-type="float">
            <text:p>0,910</text:p>
          </table:table-cell>
          <table:table-cell table:formula="of:=LOG([.E67])" office:value-type="float" office:value="-0.0409920218742757" calcext:value-type="float">
            <text:p>-0,041</text:p>
          </table:table-cell>
          <table:table-cell table:formula="of:=SIN([.F67]*afact)" office:value-type="float" office:value="-0.102300771838469" calcext:value-type="float">
            <text:p>-0,102</text:p>
          </table:table-cell>
          <table:table-cell table:formula="of:=COS([.F67]*afact)" office:value-type="float" office:value="0.994753513228907" calcext:value-type="float">
            <text:p>0,995</text:p>
          </table:table-cell>
          <table:table-cell table:formula="of:=([.H67]*radius+xoff)*Mmfac" office:value-type="float" office:value="508.89823777807" calcext:value-type="float">
            <text:p>508.89823777807</text:p>
          </table:table-cell>
          <table:table-cell table:formula="of:=([.G67]*radius+yoff)*Mmfac" office:value-type="float" office:value="278.516837913922" calcext:value-type="float">
            <text:p>278.516837913922</text:p>
          </table:table-cell>
          <table:table-cell table:style-name="ce2" table:formula="of:=(IF(0=MOD([.B67];5);IF(0=MOD([.B67];10);2*strich;1.5*strich);strich))" office:value-type="float" office:value="2" calcext:value-type="float">
            <text:p>2,000</text:p>
          </table:table-cell>
          <table:table-cell table:formula="of:=([.H67]*(radius+[.K67])+xoff)*Mmfac" office:value-type="float" office:value="514.866758857444" calcext:value-type="float">
            <text:p>514.866758857444</text:p>
          </table:table-cell>
          <table:table-cell table:formula="of:=([.G67]*(radius+[.K67])+yoff)*Mmfac" office:value-type="float" office:value="277.903033282891" calcext:value-type="float">
            <text:p>277.903033282891</text:p>
          </table:table-cell>
          <table:table-cell office:value-type="string" calcext:value-type="string">
            <text:p>&lt;line x1="</text:p>
          </table:table-cell>
          <table:table-cell table:formula="of:=TEXT([.I67];&quot;000.000&quot;)" office:value-type="string" office:string-value="508.898" calcext:value-type="string">
            <text:p>508.898</text:p>
          </table:table-cell>
          <table:table-cell office:value-type="string" calcext:value-type="string">
            <text:p>" y1="</text:p>
          </table:table-cell>
          <table:table-cell table:formula="of:=TEXT([.J67];&quot;000.000&quot;)" office:value-type="string" office:string-value="278.517" calcext:value-type="string">
            <text:p>278.517</text:p>
          </table:table-cell>
          <table:table-cell office:value-type="string" calcext:value-type="string">
            <text:p>" x2="</text:p>
          </table:table-cell>
          <table:table-cell table:formula="of:=TEXT([.L67];&quot;000.000&quot;)" office:value-type="string" office:string-value="514.867" calcext:value-type="string">
            <text:p>514.867</text:p>
          </table:table-cell>
          <table:table-cell office:value-type="string" calcext:value-type="string">
            <text:p>" y2="</text:p>
          </table:table-cell>
          <table:table-cell table:formula="of:=TEXT([.M67];&quot;000.000&quot;)" office:value-type="string" office:string-value="277.903" calcext:value-type="string">
            <text:p>277.90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7:.X67])" office:value-type="string" office:string-value="&lt;line x1=&quot;508.898&quot; y1=&quot;278.517&quot; x2=&quot;514.867&quot; y2=&quot;277.903&quot; style=&quot;fill:none;stroke:#000000;stroke-width:0.75590551;stroke-miterlimit:4;stroke-dasharray:none&quot; /&gt;" calcext:value-type="string">
            <text:p>&lt;line x1="508.898" y1="278.517" x2="514.867" y2="277.90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7]*afact)*90)) / (0.5*PI());&quot;0.###&quot;)" office:value-type="string" office:string-value="-5.872" calcext:value-type="string">
            <text:p>-5.87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7];&quot;#&quot;)" office:value-type="string" office:string-value="47" calcext:value-type="string">
            <text:p>47</text:p>
          </table:table-cell>
          <table:table-cell office:value-type="string" calcext:value-type="string">
            <text:p>&lt;/text&gt;</text:p>
          </table:table-cell>
          <table:table-cell table:formula="of:=IF(0=MOD([.B67];5);COM.MICROSOFT.CONCAT([.Y67:.AN67]);[.Y67])" office:value-type="string" office:string-value="&lt;line x1=&quot;508.898&quot; y1=&quot;278.517&quot; x2=&quot;514.867&quot; y2=&quot;277.903&quot; style=&quot;fill:none;stroke:#000000;stroke-width:0.75590551;stroke-miterlimit:4;stroke-dasharray:none&quot; /&gt;" calcext:value-type="string">
            <text:p>&lt;line x1="508.898" y1="278.517" x2="514.867" y2="277.90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69]-1" office:value-type="float" office:value="48" calcext:value-type="float">
            <text:p>48,000</text:p>
          </table:table-cell>
          <table:table-cell table:formula="of:=([.B68]/200)* PI()" office:value-type="float" office:value="0.75398223686155" calcext:value-type="float">
            <text:p>0,754</text:p>
          </table:table-cell>
          <table:table-cell table:formula="of:=[.C68]/(0.5*PI())*90" office:value-type="float" office:value="43.2" calcext:value-type="float">
            <text:p>43,200</text:p>
          </table:table-cell>
          <table:table-cell table:formula="of:=TAN([.C68])" office:value-type="float" office:value="0.939062505817492" calcext:value-type="float">
            <text:p>0,939</text:p>
          </table:table-cell>
          <table:table-cell table:formula="of:=LOG([.E68])" office:value-type="float" office:value="-0.0273054992906933" calcext:value-type="float">
            <text:p>-0,027</text:p>
          </table:table-cell>
          <table:table-cell table:formula="of:=SIN([.F68]*afact)" office:value-type="float" office:value="-0.0682107430908389" calcext:value-type="float">
            <text:p>-0,068</text:p>
          </table:table-cell>
          <table:table-cell table:formula="of:=COS([.F68]*afact)" office:value-type="float" office:value="0.997670934991591" calcext:value-type="float">
            <text:p>0,998</text:p>
          </table:table-cell>
          <table:table-cell table:formula="of:=([.H68]*radius+xoff)*Mmfac" office:value-type="float" office:value="509.510896348234" calcext:value-type="float">
            <text:p>509.510896348234</text:p>
          </table:table-cell>
          <table:table-cell table:formula="of:=([.G68]*radius+yoff)*Mmfac" office:value-type="float" office:value="285.675743950924" calcext:value-type="float">
            <text:p>285.675743950924</text:p>
          </table:table-cell>
          <table:table-cell table:style-name="ce2" table:formula="of:=(IF(0=MOD([.B68];5);IF(0=MOD([.B68];10);2*strich;1.5*strich);strich))" office:value-type="float" office:value="2" calcext:value-type="float">
            <text:p>2,000</text:p>
          </table:table-cell>
          <table:table-cell table:formula="of:=([.H68]*(radius+[.K68])+xoff)*Mmfac" office:value-type="float" office:value="515.496921958184" calcext:value-type="float">
            <text:p>515.496921958184</text:p>
          </table:table-cell>
          <table:table-cell table:formula="of:=([.G68]*(radius+[.K68])+yoff)*Mmfac" office:value-type="float" office:value="285.266479492379" calcext:value-type="float">
            <text:p>285.266479492379</text:p>
          </table:table-cell>
          <table:table-cell office:value-type="string" calcext:value-type="string">
            <text:p>&lt;line x1="</text:p>
          </table:table-cell>
          <table:table-cell table:formula="of:=TEXT([.I68];&quot;000.000&quot;)" office:value-type="string" office:string-value="509.511" calcext:value-type="string">
            <text:p>509.511</text:p>
          </table:table-cell>
          <table:table-cell office:value-type="string" calcext:value-type="string">
            <text:p>" y1="</text:p>
          </table:table-cell>
          <table:table-cell table:formula="of:=TEXT([.J68];&quot;000.000&quot;)" office:value-type="string" office:string-value="285.676" calcext:value-type="string">
            <text:p>285.676</text:p>
          </table:table-cell>
          <table:table-cell office:value-type="string" calcext:value-type="string">
            <text:p>" x2="</text:p>
          </table:table-cell>
          <table:table-cell table:formula="of:=TEXT([.L68];&quot;000.000&quot;)" office:value-type="string" office:string-value="515.497" calcext:value-type="string">
            <text:p>515.497</text:p>
          </table:table-cell>
          <table:table-cell office:value-type="string" calcext:value-type="string">
            <text:p>" y2="</text:p>
          </table:table-cell>
          <table:table-cell table:formula="of:=TEXT([.M68];&quot;000.000&quot;)" office:value-type="string" office:string-value="285.266" calcext:value-type="string">
            <text:p>285.26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8:.X68])" office:value-type="string" office:string-value="&lt;line x1=&quot;509.511&quot; y1=&quot;285.676&quot; x2=&quot;515.497&quot; y2=&quot;285.266&quot; style=&quot;fill:none;stroke:#000000;stroke-width:0.75590551;stroke-miterlimit:4;stroke-dasharray:none&quot; /&gt;" calcext:value-type="string">
            <text:p>&lt;line x1="509.511" y1="285.676" x2="515.497" y2="285.26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8]*afact)*90)) / (0.5*PI());&quot;0.###&quot;)" office:value-type="string" office:string-value="-3.911" calcext:value-type="string">
            <text:p>-3.9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8];&quot;#&quot;)" office:value-type="string" office:string-value="48" calcext:value-type="string">
            <text:p>48</text:p>
          </table:table-cell>
          <table:table-cell office:value-type="string" calcext:value-type="string">
            <text:p>&lt;/text&gt;</text:p>
          </table:table-cell>
          <table:table-cell table:formula="of:=IF(0=MOD([.B68];5);COM.MICROSOFT.CONCAT([.Y68:.AN68]);[.Y68])" office:value-type="string" office:string-value="&lt;line x1=&quot;509.511&quot; y1=&quot;285.676&quot; x2=&quot;515.497&quot; y2=&quot;285.266&quot; style=&quot;fill:none;stroke:#000000;stroke-width:0.75590551;stroke-miterlimit:4;stroke-dasharray:none&quot; /&gt;" calcext:value-type="string">
            <text:p>&lt;line x1="509.511" y1="285.676" x2="515.497" y2="285.26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1]-1" office:value-type="float" office:value="49" calcext:value-type="float">
            <text:p>49,000</text:p>
          </table:table-cell>
          <table:table-cell table:formula="of:=([.B69]/200)* PI()" office:value-type="float" office:value="0.769690200129499" calcext:value-type="float">
            <text:p>0,770</text:p>
          </table:table-cell>
          <table:table-cell table:formula="of:=[.C69]/(0.5*PI())*90" office:value-type="float" office:value="44.1" calcext:value-type="float">
            <text:p>44,100</text:p>
          </table:table-cell>
          <table:table-cell table:formula="of:=TAN([.C69])" office:value-type="float" office:value="0.969067417193793" calcext:value-type="float">
            <text:p>0,969</text:p>
          </table:table-cell>
          <table:table-cell table:formula="of:=LOG([.E69])" office:value-type="float" office:value="-0.0136460084014828" calcext:value-type="float">
            <text:p>-0,014</text:p>
          </table:table-cell>
          <table:table-cell table:formula="of:=SIN([.F69]*afact)" office:value-type="float" office:value="-0.0341084040148052" calcext:value-type="float">
            <text:p>-0,034</text:p>
          </table:table-cell>
          <table:table-cell table:formula="of:=COS([.F69]*afact)" office:value-type="float" office:value="0.999418139106732" calcext:value-type="float">
            <text:p>0,999</text:p>
          </table:table-cell>
          <table:table-cell table:formula="of:=([.H69]*radius+xoff)*Mmfac" office:value-type="float" office:value="509.877809212414" calcext:value-type="float">
            <text:p>509.877809212414</text:p>
          </table:table-cell>
          <table:table-cell table:formula="of:=([.G69]*radius+yoff)*Mmfac" office:value-type="float" office:value="292.837235156891" calcext:value-type="float">
            <text:p>292.837235156891</text:p>
          </table:table-cell>
          <table:table-cell table:style-name="ce2" table:formula="of:=(IF(0=MOD([.B69];5);IF(0=MOD([.B69];10);2*strich;1.5*strich);strich))" office:value-type="float" office:value="2" calcext:value-type="float">
            <text:p>2,000</text:p>
          </table:table-cell>
          <table:table-cell table:formula="of:=([.H69]*(radius+[.K69])+xoff)*Mmfac" office:value-type="float" office:value="515.874318047054" calcext:value-type="float">
            <text:p>515.874318047054</text:p>
          </table:table-cell>
          <table:table-cell table:formula="of:=([.G69]*(radius+[.K69])+yoff)*Mmfac" office:value-type="float" office:value="292.632584732802" calcext:value-type="float">
            <text:p>292.632584732802</text:p>
          </table:table-cell>
          <table:table-cell office:value-type="string" calcext:value-type="string">
            <text:p>&lt;line x1="</text:p>
          </table:table-cell>
          <table:table-cell table:formula="of:=TEXT([.I69];&quot;000.000&quot;)" office:value-type="string" office:string-value="509.878" calcext:value-type="string">
            <text:p>509.878</text:p>
          </table:table-cell>
          <table:table-cell office:value-type="string" calcext:value-type="string">
            <text:p>" y1="</text:p>
          </table:table-cell>
          <table:table-cell table:formula="of:=TEXT([.J69];&quot;000.000&quot;)" office:value-type="string" office:string-value="292.837" calcext:value-type="string">
            <text:p>292.837</text:p>
          </table:table-cell>
          <table:table-cell office:value-type="string" calcext:value-type="string">
            <text:p>" x2="</text:p>
          </table:table-cell>
          <table:table-cell table:formula="of:=TEXT([.L69];&quot;000.000&quot;)" office:value-type="string" office:string-value="515.874" calcext:value-type="string">
            <text:p>515.874</text:p>
          </table:table-cell>
          <table:table-cell office:value-type="string" calcext:value-type="string">
            <text:p>" y2="</text:p>
          </table:table-cell>
          <table:table-cell table:formula="of:=TEXT([.M69];&quot;000.000&quot;)" office:value-type="string" office:string-value="292.633" calcext:value-type="string">
            <text:p>292.63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69:.X69])" office:value-type="string" office:string-value="&lt;line x1=&quot;509.878&quot; y1=&quot;292.837&quot; x2=&quot;515.874&quot; y2=&quot;292.633&quot; style=&quot;fill:none;stroke:#000000;stroke-width:0.75590551;stroke-miterlimit:4;stroke-dasharray:none&quot; /&gt;" calcext:value-type="string">
            <text:p>&lt;line x1="509.878" y1="292.837" x2="515.874" y2="292.63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69]*afact)*90)) / (0.5*PI());&quot;0.###&quot;)" office:value-type="string" office:string-value="-1.955" calcext:value-type="string">
            <text:p>-1.95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9];&quot;#&quot;)" office:value-type="string" office:string-value="49" calcext:value-type="string">
            <text:p>49</text:p>
          </table:table-cell>
          <table:table-cell office:value-type="string" calcext:value-type="string">
            <text:p>&lt;/text&gt;</text:p>
          </table:table-cell>
          <table:table-cell table:formula="of:=IF(0=MOD([.B69];5);COM.MICROSOFT.CONCAT([.Y69:.AN69]);[.Y69])" office:value-type="string" office:string-value="&lt;line x1=&quot;509.878&quot; y1=&quot;292.837&quot; x2=&quot;515.874&quot; y2=&quot;292.633&quot; style=&quot;fill:none;stroke:#000000;stroke-width:0.75590551;stroke-miterlimit:4;stroke-dasharray:none&quot; /&gt;" calcext:value-type="string">
            <text:p>&lt;line x1="509.878" y1="292.837" x2="515.874" y2="292.63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,000</text:p>
          </table:table-cell>
          <table:table-cell table:formula="of:=([.B71]/200)* PI()" office:value-type="float" office:value="0.785398163397448" calcext:value-type="float">
            <text:p>0,785</text:p>
          </table:table-cell>
          <table:table-cell table:formula="of:=[.C71]/(0.5*PI())*90" office:value-type="float" office:value="45" calcext:value-type="float">
            <text:p>45,000</text:p>
          </table:table-cell>
          <table:table-cell table:formula="of:=TAN([.C71])" office:value-type="float" office:value="1" calcext:value-type="float">
            <text:p>1,000</text:p>
          </table:table-cell>
          <table:table-cell table:formula="of:=LOG([.E71])" office:value-type="float" office:value="-4.82163733276644E-017" calcext:value-type="float">
            <text:p>0,000</text:p>
          </table:table-cell>
          <table:table-cell table:formula="of:=SIN([.F71]*afact)" office:value-type="float" office:value="-1.20540933319161E-016" calcext:value-type="float">
            <text:p>0,000</text:p>
          </table:table-cell>
          <table:table-cell table:formula="of:=COS([.F71]*afact)" office:value-type="float" office:value="1" calcext:value-type="float">
            <text:p>1,000</text:p>
          </table:table-cell>
          <table:table-cell table:formula="of:=([.H71]*radius+xoff)*Mmfac" office:value-type="float" office:value="510" calcext:value-type="float">
            <text:p>510</text:p>
          </table:table-cell>
          <table:table-cell table:formula="of:=([.G71]*radius+yoff)*Mmfac" office:value-type="float" office:value="300" calcext:value-type="float">
            <text:p>300</text:p>
          </table:table-cell>
          <table:table-cell table:style-name="ce2" office:value-type="float" office:value="8" calcext:value-type="float">
            <text:p>8,000</text:p>
          </table:table-cell>
          <table:table-cell table:formula="of:=([.H71]*(radius+[.K71])+xoff)*Mmfac" office:value-type="float" office:value="534" calcext:value-type="float">
            <text:p>534</text:p>
          </table:table-cell>
          <table:table-cell table:formula="of:=([.G71]*(radius+[.K71])+yoff)*Mmfac" office:value-type="float" office:value="300" calcext:value-type="float">
            <text:p>300</text:p>
          </table:table-cell>
          <table:table-cell office:value-type="string" calcext:value-type="string">
            <text:p>&lt;polygon points="</text:p>
          </table:table-cell>
          <table:table-cell table:formula="of:=COM.MICROSOFT.CONCAT([.I71];&quot;, &quot;;[.J71])" office:value-type="string" office:string-value="510, 300" calcext:value-type="string">
            <text:p>510, 300</text:p>
          </table:table-cell>
          <table:table-cell office:value-type="string" calcext:value-type="string">
            <text:p><text:s/></text:p>
          </table:table-cell>
          <table:table-cell table:formula="of:=COM.MICROSOFT.CONCAT([.L71];&quot;, &quot;;[.M71]-Mmfac)" office:value-type="string" office:string-value="534, 297" calcext:value-type="string">
            <text:p>534, 297</text:p>
          </table:table-cell>
          <table:table-cell office:value-type="string" calcext:value-type="string">
            <text:p><text:s/></text:p>
          </table:table-cell>
          <table:table-cell table:formula="of:=COM.MICROSOFT.CONCAT([.L71];&quot;, &quot;;[.M71]+Mmfac)" office:value-type="string" office:string-value="534, 303" calcext:value-type="string">
            <text:p>534, 303</text:p>
          </table:table-cell>
          <table:table-cell office:value-type="string" calcext:value-type="string">
            <text:p>" style="fill:black;stroke:black;stroke-width:0.5" /&gt;</text:p>
          </table:table-cell>
          <table:table-cell table:number-columns-repeated="4"/>
          <table:table-cell table:formula="of:=COM.MICROSOFT.CONCAT([.N71:.X71])" office:value-type="string" office:string-value="&lt;polygon points=&quot;510, 300 534, 297 534, 303&quot; style=&quot;fill:black;stroke:black;stroke-width:0.5&quot; /&gt;" calcext:value-type="string">
            <text:p>&lt;polygon points="510, 300 534, 297 534, 303" style="fill:black;stroke:black;stroke-width:0.5" /&gt;</text:p>
          </table:table-cell>
          <table:table-cell office:value-type="string" calcext:value-type="string">
            <text:p>&lt;text x="</text:p>
          </table:table-cell>
          <table:table-cell table:formula="of:=(xoff+radius+5*strich)*Mmfac" office:value-type="float" office:value="540" calcext:value-type="float">
            <text:p>540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1]*afact)*90)) / (0.5*PI());&quot;0.###&quot;)" office:value-type="string" office:string-value="0" calcext:value-type="string">
            <text:p>0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1];&quot;#&quot;)" office:value-type="string" office:string-value="50" calcext:value-type="string">
            <text:p>50</text:p>
          </table:table-cell>
          <table:table-cell office:value-type="string" calcext:value-type="string">
            <text:p>&lt;/text&gt;</text:p>
          </table:table-cell>
          <table:table-cell table:formula="of:=IF(0=MOD([.B71];5);COM.MICROSOFT.CONCAT([.Y71:.AN71]);[.Y71])" office:value-type="string" office:string-value="&lt;polygon points=&quot;510, 300 534, 297 534, 303&quot; style=&quot;fill:black;stroke:black;stroke-width:0.5&quot; /&gt;&lt;text x=&quot;540&quot; y=&quot;306&quot; style=&quot;font-style:normal;font-variant:normal;font-weight:normal;font-stretch:normal;font-size:12px;line-height:1.25;font-family:'Droid Serif';-inkscape-font-specification:'Droid Serif'&quot; transform=&quot;rotate(0, 300, 300)&quot;&gt;50&lt;/text&gt;" calcext:value-type="string">
            <text:p>&lt;polygon points="510, 300 534, 297 534, 303" style="fill:black;stroke:black;stroke-width:0.5" /&gt;&lt;text x="540" y="306" style="font-style:normal;font-variant:normal;font-weight:normal;font-stretch:normal;font-size:12px;line-height:1.25;font-family:'Droid Serif';-inkscape-font-specification:'Droid Serif'" transform="rotate(0, 300, 300)"&gt;50&lt;/text&gt;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2"/>
          <table:table-cell table:number-columns-repeated="27"/>
          <table:table-cell table:style-name="ce2"/>
          <table:table-cell table:number-columns-repeated="985"/>
        </table:table-row>
        <table:table-row table:style-name="ro1">
          <table:table-cell/>
          <table:table-cell table:formula="of:=[.B71]+1" office:value-type="float" office:value="51" calcext:value-type="float">
            <text:p>51,000</text:p>
          </table:table-cell>
          <table:table-cell table:formula="of:=([.B73]/200)* PI()" office:value-type="float" office:value="0.801106126665397" calcext:value-type="float">
            <text:p>0,801</text:p>
          </table:table-cell>
          <table:table-cell table:formula="of:=[.C73]/(0.5*PI())*90" office:value-type="float" office:value="45.9" calcext:value-type="float">
            <text:p>45,900</text:p>
          </table:table-cell>
          <table:table-cell table:formula="of:=TAN([.C73])" office:value-type="float" office:value="1.0319199492805" calcext:value-type="float">
            <text:p>1,032</text:p>
          </table:table-cell>
          <table:table-cell table:formula="of:=LOG([.E73])" office:value-type="float" office:value="0.0136460084014827" calcext:value-type="float">
            <text:p>0,014</text:p>
          </table:table-cell>
          <table:table-cell table:formula="of:=SIN([.F73]*afact)" office:value-type="float" office:value="0.0341084040148051" calcext:value-type="float">
            <text:p>0,034</text:p>
          </table:table-cell>
          <table:table-cell table:formula="of:=COS([.F73]*afact)" office:value-type="float" office:value="0.999418139106732" calcext:value-type="float">
            <text:p>0,999</text:p>
          </table:table-cell>
          <table:table-cell table:formula="of:=([.H73]*radius+xoff)*Mmfac" office:value-type="float" office:value="509.877809212414" calcext:value-type="float">
            <text:p>509.877809212414</text:p>
          </table:table-cell>
          <table:table-cell table:formula="of:=([.G73]*radius+yoff)*Mmfac" office:value-type="float" office:value="307.162764843109" calcext:value-type="float">
            <text:p>307.162764843109</text:p>
          </table:table-cell>
          <table:table-cell table:style-name="ce2" table:formula="of:=(IF(0=MOD([.B73];5);IF(0=MOD([.B73];10);2*strich;1.5*strich);strich))" office:value-type="float" office:value="2" calcext:value-type="float">
            <text:p>2,000</text:p>
          </table:table-cell>
          <table:table-cell table:formula="of:=([.H73]*(radius+[.K73])+xoff)*Mmfac" office:value-type="float" office:value="515.874318047054" calcext:value-type="float">
            <text:p>515.874318047054</text:p>
          </table:table-cell>
          <table:table-cell table:formula="of:=([.G73]*(radius+[.K73])+yoff)*Mmfac" office:value-type="float" office:value="307.367415267198" calcext:value-type="float">
            <text:p>307.367415267198</text:p>
          </table:table-cell>
          <table:table-cell office:value-type="string" calcext:value-type="string">
            <text:p>&lt;line x1="</text:p>
          </table:table-cell>
          <table:table-cell table:formula="of:=TEXT([.I73];&quot;000.000&quot;)" office:value-type="string" office:string-value="509.878" calcext:value-type="string">
            <text:p>509.878</text:p>
          </table:table-cell>
          <table:table-cell office:value-type="string" calcext:value-type="string">
            <text:p>" y1="</text:p>
          </table:table-cell>
          <table:table-cell table:formula="of:=TEXT([.J73];&quot;000.000&quot;)" office:value-type="string" office:string-value="307.163" calcext:value-type="string">
            <text:p>307.163</text:p>
          </table:table-cell>
          <table:table-cell office:value-type="string" calcext:value-type="string">
            <text:p>" x2="</text:p>
          </table:table-cell>
          <table:table-cell table:formula="of:=TEXT([.L73];&quot;000.000&quot;)" office:value-type="string" office:string-value="515.874" calcext:value-type="string">
            <text:p>515.874</text:p>
          </table:table-cell>
          <table:table-cell office:value-type="string" calcext:value-type="string">
            <text:p>" y2="</text:p>
          </table:table-cell>
          <table:table-cell table:formula="of:=TEXT([.M73];&quot;000.000&quot;)" office:value-type="string" office:string-value="307.367" calcext:value-type="string">
            <text:p>307.36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3:.X73])" office:value-type="string" office:string-value="&lt;line x1=&quot;509.878&quot; y1=&quot;307.163&quot; x2=&quot;515.874&quot; y2=&quot;307.367&quot; style=&quot;fill:none;stroke:#000000;stroke-width:0.75590551;stroke-miterlimit:4;stroke-dasharray:none&quot; /&gt;" calcext:value-type="string">
            <text:p>&lt;line x1="509.878" y1="307.163" x2="515.874" y2="307.36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3]*afact)*90)) / (0.5*PI());&quot;0.###&quot;)" office:value-type="string" office:string-value="1.955" calcext:value-type="string">
            <text:p>1.95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3];&quot;#&quot;)" office:value-type="string" office:string-value="51" calcext:value-type="string">
            <text:p>51</text:p>
          </table:table-cell>
          <table:table-cell office:value-type="string" calcext:value-type="string">
            <text:p>&lt;/text&gt;</text:p>
          </table:table-cell>
          <table:table-cell table:formula="of:=IF(0=MOD([.B73];5);COM.MICROSOFT.CONCAT([.Y73:.AN73]);[.Y73])" office:value-type="string" office:string-value="&lt;line x1=&quot;509.878&quot; y1=&quot;307.163&quot; x2=&quot;515.874&quot; y2=&quot;307.367&quot; style=&quot;fill:none;stroke:#000000;stroke-width:0.75590551;stroke-miterlimit:4;stroke-dasharray:none&quot; /&gt;" calcext:value-type="string">
            <text:p>&lt;line x1="509.878" y1="307.163" x2="515.874" y2="307.36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3]+1" office:value-type="float" office:value="52" calcext:value-type="float">
            <text:p>52,000</text:p>
          </table:table-cell>
          <table:table-cell table:formula="of:=([.B74]/200)* PI()" office:value-type="float" office:value="0.816814089933346" calcext:value-type="float">
            <text:p>0,817</text:p>
          </table:table-cell>
          <table:table-cell table:formula="of:=[.C74]/(0.5*PI())*90" office:value-type="float" office:value="46.8" calcext:value-type="float">
            <text:p>46,800</text:p>
          </table:table-cell>
          <table:table-cell table:formula="of:=TAN([.C74])" office:value-type="float" office:value="1.06489184032479" calcext:value-type="float">
            <text:p>1,065</text:p>
          </table:table-cell>
          <table:table-cell table:formula="of:=LOG([.E74])" office:value-type="float" office:value="0.0273054992906932" calcext:value-type="float">
            <text:p>0,027</text:p>
          </table:table-cell>
          <table:table-cell table:formula="of:=SIN([.F74]*afact)" office:value-type="float" office:value="0.0682107430908386" calcext:value-type="float">
            <text:p>0,068</text:p>
          </table:table-cell>
          <table:table-cell table:formula="of:=COS([.F74]*afact)" office:value-type="float" office:value="0.997670934991591" calcext:value-type="float">
            <text:p>0,998</text:p>
          </table:table-cell>
          <table:table-cell table:formula="of:=([.H74]*radius+xoff)*Mmfac" office:value-type="float" office:value="509.510896348234" calcext:value-type="float">
            <text:p>509.510896348234</text:p>
          </table:table-cell>
          <table:table-cell table:formula="of:=([.G74]*radius+yoff)*Mmfac" office:value-type="float" office:value="314.324256049076" calcext:value-type="float">
            <text:p>314.324256049076</text:p>
          </table:table-cell>
          <table:table-cell table:style-name="ce2" table:formula="of:=(IF(0=MOD([.B74];5);IF(0=MOD([.B74];10);2*strich;1.5*strich);strich))" office:value-type="float" office:value="2" calcext:value-type="float">
            <text:p>2,000</text:p>
          </table:table-cell>
          <table:table-cell table:formula="of:=([.H74]*(radius+[.K74])+xoff)*Mmfac" office:value-type="float" office:value="515.496921958184" calcext:value-type="float">
            <text:p>515.496921958184</text:p>
          </table:table-cell>
          <table:table-cell table:formula="of:=([.G74]*(radius+[.K74])+yoff)*Mmfac" office:value-type="float" office:value="314.733520507621" calcext:value-type="float">
            <text:p>314.733520507621</text:p>
          </table:table-cell>
          <table:table-cell office:value-type="string" calcext:value-type="string">
            <text:p>&lt;line x1="</text:p>
          </table:table-cell>
          <table:table-cell table:formula="of:=TEXT([.I74];&quot;000.000&quot;)" office:value-type="string" office:string-value="509.511" calcext:value-type="string">
            <text:p>509.511</text:p>
          </table:table-cell>
          <table:table-cell office:value-type="string" calcext:value-type="string">
            <text:p>" y1="</text:p>
          </table:table-cell>
          <table:table-cell table:formula="of:=TEXT([.J74];&quot;000.000&quot;)" office:value-type="string" office:string-value="314.324" calcext:value-type="string">
            <text:p>314.324</text:p>
          </table:table-cell>
          <table:table-cell office:value-type="string" calcext:value-type="string">
            <text:p>" x2="</text:p>
          </table:table-cell>
          <table:table-cell table:formula="of:=TEXT([.L74];&quot;000.000&quot;)" office:value-type="string" office:string-value="515.497" calcext:value-type="string">
            <text:p>515.497</text:p>
          </table:table-cell>
          <table:table-cell office:value-type="string" calcext:value-type="string">
            <text:p>" y2="</text:p>
          </table:table-cell>
          <table:table-cell table:formula="of:=TEXT([.M74];&quot;000.000&quot;)" office:value-type="string" office:string-value="314.734" calcext:value-type="string">
            <text:p>314.73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4:.X74])" office:value-type="string" office:string-value="&lt;line x1=&quot;509.511&quot; y1=&quot;314.324&quot; x2=&quot;515.497&quot; y2=&quot;314.734&quot; style=&quot;fill:none;stroke:#000000;stroke-width:0.75590551;stroke-miterlimit:4;stroke-dasharray:none&quot; /&gt;" calcext:value-type="string">
            <text:p>&lt;line x1="509.511" y1="314.324" x2="515.497" y2="314.73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4]*afact)*90)) / (0.5*PI());&quot;0.###&quot;)" office:value-type="string" office:string-value="3.911" calcext:value-type="string">
            <text:p>3.9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4];&quot;#&quot;)" office:value-type="string" office:string-value="52" calcext:value-type="string">
            <text:p>52</text:p>
          </table:table-cell>
          <table:table-cell office:value-type="string" calcext:value-type="string">
            <text:p>&lt;/text&gt;</text:p>
          </table:table-cell>
          <table:table-cell table:formula="of:=IF(0=MOD([.B74];5);COM.MICROSOFT.CONCAT([.Y74:.AN74]);[.Y74])" office:value-type="string" office:string-value="&lt;line x1=&quot;509.511&quot; y1=&quot;314.324&quot; x2=&quot;515.497&quot; y2=&quot;314.734&quot; style=&quot;fill:none;stroke:#000000;stroke-width:0.75590551;stroke-miterlimit:4;stroke-dasharray:none&quot; /&gt;" calcext:value-type="string">
            <text:p>&lt;line x1="509.511" y1="314.324" x2="515.497" y2="314.73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4]+1" office:value-type="float" office:value="53" calcext:value-type="float">
            <text:p>53,000</text:p>
          </table:table-cell>
          <table:table-cell table:formula="of:=([.B75]/200)* PI()" office:value-type="float" office:value="0.832522053201295" calcext:value-type="float">
            <text:p>0,833</text:p>
          </table:table-cell>
          <table:table-cell table:formula="of:=[.C75]/(0.5*PI())*90" office:value-type="float" office:value="47.7" calcext:value-type="float">
            <text:p>47,700</text:p>
          </table:table-cell>
          <table:table-cell table:formula="of:=TAN([.C75])" office:value-type="float" office:value="1.0989856505363" calcext:value-type="float">
            <text:p>1,099</text:p>
          </table:table-cell>
          <table:table-cell table:formula="of:=LOG([.E75])" office:value-type="float" office:value="0.0409920218742756" calcext:value-type="float">
            <text:p>0,041</text:p>
          </table:table-cell>
          <table:table-cell table:formula="of:=SIN([.F75]*afact)" office:value-type="float" office:value="0.102300771838469" calcext:value-type="float">
            <text:p>0,102</text:p>
          </table:table-cell>
          <table:table-cell table:formula="of:=COS([.F75]*afact)" office:value-type="float" office:value="0.994753513228907" calcext:value-type="float">
            <text:p>0,995</text:p>
          </table:table-cell>
          <table:table-cell table:formula="of:=([.H75]*radius+xoff)*Mmfac" office:value-type="float" office:value="508.89823777807" calcext:value-type="float">
            <text:p>508.89823777807</text:p>
          </table:table-cell>
          <table:table-cell table:formula="of:=([.G75]*radius+yoff)*Mmfac" office:value-type="float" office:value="321.483162086078" calcext:value-type="float">
            <text:p>321.483162086078</text:p>
          </table:table-cell>
          <table:table-cell table:style-name="ce2" table:formula="of:=(IF(0=MOD([.B75];5);IF(0=MOD([.B75];10);2*strich;1.5*strich);strich))" office:value-type="float" office:value="2" calcext:value-type="float">
            <text:p>2,000</text:p>
          </table:table-cell>
          <table:table-cell table:formula="of:=([.H75]*(radius+[.K75])+xoff)*Mmfac" office:value-type="float" office:value="514.866758857444" calcext:value-type="float">
            <text:p>514.866758857444</text:p>
          </table:table-cell>
          <table:table-cell table:formula="of:=([.G75]*(radius+[.K75])+yoff)*Mmfac" office:value-type="float" office:value="322.096966717109" calcext:value-type="float">
            <text:p>322.096966717109</text:p>
          </table:table-cell>
          <table:table-cell office:value-type="string" calcext:value-type="string">
            <text:p>&lt;line x1="</text:p>
          </table:table-cell>
          <table:table-cell table:formula="of:=TEXT([.I75];&quot;000.000&quot;)" office:value-type="string" office:string-value="508.898" calcext:value-type="string">
            <text:p>508.898</text:p>
          </table:table-cell>
          <table:table-cell office:value-type="string" calcext:value-type="string">
            <text:p>" y1="</text:p>
          </table:table-cell>
          <table:table-cell table:formula="of:=TEXT([.J75];&quot;000.000&quot;)" office:value-type="string" office:string-value="321.483" calcext:value-type="string">
            <text:p>321.483</text:p>
          </table:table-cell>
          <table:table-cell office:value-type="string" calcext:value-type="string">
            <text:p>" x2="</text:p>
          </table:table-cell>
          <table:table-cell table:formula="of:=TEXT([.L75];&quot;000.000&quot;)" office:value-type="string" office:string-value="514.867" calcext:value-type="string">
            <text:p>514.867</text:p>
          </table:table-cell>
          <table:table-cell office:value-type="string" calcext:value-type="string">
            <text:p>" y2="</text:p>
          </table:table-cell>
          <table:table-cell table:formula="of:=TEXT([.M75];&quot;000.000&quot;)" office:value-type="string" office:string-value="322.097" calcext:value-type="string">
            <text:p>322.09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5:.X75])" office:value-type="string" office:string-value="&lt;line x1=&quot;508.898&quot; y1=&quot;321.483&quot; x2=&quot;514.867&quot; y2=&quot;322.097&quot; style=&quot;fill:none;stroke:#000000;stroke-width:0.75590551;stroke-miterlimit:4;stroke-dasharray:none&quot; /&gt;" calcext:value-type="string">
            <text:p>&lt;line x1="508.898" y1="321.483" x2="514.867" y2="322.09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5]*afact)*90)) / (0.5*PI());&quot;0.###&quot;)" office:value-type="string" office:string-value="5.872" calcext:value-type="string">
            <text:p>5.87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5];&quot;#&quot;)" office:value-type="string" office:string-value="53" calcext:value-type="string">
            <text:p>53</text:p>
          </table:table-cell>
          <table:table-cell office:value-type="string" calcext:value-type="string">
            <text:p>&lt;/text&gt;</text:p>
          </table:table-cell>
          <table:table-cell table:formula="of:=IF(0=MOD([.B75];5);COM.MICROSOFT.CONCAT([.Y75:.AN75]);[.Y75])" office:value-type="string" office:string-value="&lt;line x1=&quot;508.898&quot; y1=&quot;321.483&quot; x2=&quot;514.867&quot; y2=&quot;322.097&quot; style=&quot;fill:none;stroke:#000000;stroke-width:0.75590551;stroke-miterlimit:4;stroke-dasharray:none&quot; /&gt;" calcext:value-type="string">
            <text:p>&lt;line x1="508.898" y1="321.483" x2="514.867" y2="322.09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5]+1" office:value-type="float" office:value="54" calcext:value-type="float">
            <text:p>54,000</text:p>
          </table:table-cell>
          <table:table-cell table:formula="of:=([.B76]/200)* PI()" office:value-type="float" office:value="0.848230016469244" calcext:value-type="float">
            <text:p>0,848</text:p>
          </table:table-cell>
          <table:table-cell table:formula="of:=[.C76]/(0.5*PI())*90" office:value-type="float" office:value="48.6" calcext:value-type="float">
            <text:p>48,600</text:p>
          </table:table-cell>
          <table:table-cell table:formula="of:=TAN([.C76])" office:value-type="float" office:value="1.13427734925541" calcext:value-type="float">
            <text:p>1,134</text:p>
          </table:table-cell>
          <table:table-cell table:formula="of:=LOG([.E76])" office:value-type="float" office:value="0.0547192596043635" calcext:value-type="float">
            <text:p>0,055</text:p>
          </table:table-cell>
          <table:table-cell table:formula="of:=SIN([.F76]*afact)" office:value-type="float" office:value="0.136371880707724" calcext:value-type="float">
            <text:p>0,136</text:p>
          </table:table-cell>
          <table:table-cell table:formula="of:=COS([.F76]*afact)" office:value-type="float" office:value="0.990657715940394" calcext:value-type="float">
            <text:p>0,991</text:p>
          </table:table-cell>
          <table:table-cell table:formula="of:=([.H76]*radius+xoff)*Mmfac" office:value-type="float" office:value="508.038120347483" calcext:value-type="float">
            <text:p>508.038120347483</text:p>
          </table:table-cell>
          <table:table-cell table:formula="of:=([.G76]*radius+yoff)*Mmfac" office:value-type="float" office:value="328.638094948622" calcext:value-type="float">
            <text:p>328.638094948622</text:p>
          </table:table-cell>
          <table:table-cell table:style-name="ce2" table:formula="of:=(IF(0=MOD([.B76];5);IF(0=MOD([.B76];10);2*strich;1.5*strich);strich))" office:value-type="float" office:value="2" calcext:value-type="float">
            <text:p>2,000</text:p>
          </table:table-cell>
          <table:table-cell table:formula="of:=([.H76]*(radius+[.K76])+xoff)*Mmfac" office:value-type="float" office:value="513.982066643125" calcext:value-type="float">
            <text:p>513.982066643125</text:p>
          </table:table-cell>
          <table:table-cell table:formula="of:=([.G76]*(radius+[.K76])+yoff)*Mmfac" office:value-type="float" office:value="329.456326232868" calcext:value-type="float">
            <text:p>329.456326232868</text:p>
          </table:table-cell>
          <table:table-cell office:value-type="string" calcext:value-type="string">
            <text:p>&lt;line x1="</text:p>
          </table:table-cell>
          <table:table-cell table:formula="of:=TEXT([.I76];&quot;000.000&quot;)" office:value-type="string" office:string-value="508.038" calcext:value-type="string">
            <text:p>508.038</text:p>
          </table:table-cell>
          <table:table-cell office:value-type="string" calcext:value-type="string">
            <text:p>" y1="</text:p>
          </table:table-cell>
          <table:table-cell table:formula="of:=TEXT([.J76];&quot;000.000&quot;)" office:value-type="string" office:string-value="328.638" calcext:value-type="string">
            <text:p>328.638</text:p>
          </table:table-cell>
          <table:table-cell office:value-type="string" calcext:value-type="string">
            <text:p>" x2="</text:p>
          </table:table-cell>
          <table:table-cell table:formula="of:=TEXT([.L76];&quot;000.000&quot;)" office:value-type="string" office:string-value="513.982" calcext:value-type="string">
            <text:p>513.982</text:p>
          </table:table-cell>
          <table:table-cell office:value-type="string" calcext:value-type="string">
            <text:p>" y2="</text:p>
          </table:table-cell>
          <table:table-cell table:formula="of:=TEXT([.M76];&quot;000.000&quot;)" office:value-type="string" office:string-value="329.456" calcext:value-type="string">
            <text:p>329.4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6:.X76])" office:value-type="string" office:string-value="&lt;line x1=&quot;508.038&quot; y1=&quot;328.638&quot; x2=&quot;513.982&quot; y2=&quot;329.456&quot; style=&quot;fill:none;stroke:#000000;stroke-width:0.75590551;stroke-miterlimit:4;stroke-dasharray:none&quot; /&gt;" calcext:value-type="string">
            <text:p>&lt;line x1="508.038" y1="328.638" x2="513.982" y2="329.4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6]*afact)*90)) / (0.5*PI());&quot;0.###&quot;)" office:value-type="string" office:string-value="7.838" calcext:value-type="string">
            <text:p>7.83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6];&quot;#&quot;)" office:value-type="string" office:string-value="54" calcext:value-type="string">
            <text:p>54</text:p>
          </table:table-cell>
          <table:table-cell office:value-type="string" calcext:value-type="string">
            <text:p>&lt;/text&gt;</text:p>
          </table:table-cell>
          <table:table-cell table:formula="of:=IF(0=MOD([.B76];5);COM.MICROSOFT.CONCAT([.Y76:.AN76]);[.Y76])" office:value-type="string" office:string-value="&lt;line x1=&quot;508.038&quot; y1=&quot;328.638&quot; x2=&quot;513.982&quot; y2=&quot;329.456&quot; style=&quot;fill:none;stroke:#000000;stroke-width:0.75590551;stroke-miterlimit:4;stroke-dasharray:none&quot; /&gt;" calcext:value-type="string">
            <text:p>&lt;line x1="508.038" y1="328.638" x2="513.982" y2="329.45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6]+1" office:value-type="float" office:value="55" calcext:value-type="float">
            <text:p>55,000</text:p>
          </table:table-cell>
          <table:table-cell table:formula="of:=([.B77]/200)* PI()" office:value-type="float" office:value="0.863937979737193" calcext:value-type="float">
            <text:p>0,864</text:p>
          </table:table-cell>
          <table:table-cell table:formula="of:=[.C77]/(0.5*PI())*90" office:value-type="float" office:value="49.5" calcext:value-type="float">
            <text:p>49,500</text:p>
          </table:table-cell>
          <table:table-cell table:formula="of:=TAN([.C77])" office:value-type="float" office:value="1.17084956611254" calcext:value-type="float">
            <text:p>1,171</text:p>
          </table:table-cell>
          <table:table-cell table:formula="of:=LOG([.E77])" office:value-type="float" office:value="0.0685010993387253" calcext:value-type="float">
            <text:p>0,069</text:p>
          </table:table-cell>
          <table:table-cell table:formula="of:=SIN([.F77]*afact)" office:value-type="float" office:value="0.170416905675891" calcext:value-type="float">
            <text:p>0,170</text:p>
          </table:table-cell>
          <table:table-cell table:formula="of:=COS([.F77]*afact)" office:value-type="float" office:value="0.985372050679262" calcext:value-type="float">
            <text:p>0,985</text:p>
          </table:table-cell>
          <table:table-cell table:formula="of:=([.H77]*radius+xoff)*Mmfac" office:value-type="float" office:value="506.928130642645" calcext:value-type="float">
            <text:p>506.928130642645</text:p>
          </table:table-cell>
          <table:table-cell table:formula="of:=([.G77]*radius+yoff)*Mmfac" office:value-type="float" office:value="335.787550191937" calcext:value-type="float">
            <text:p>335.787550191937</text:p>
          </table:table-cell>
          <table:table-cell table:style-name="ce2" table:formula="of:=(IF(0=MOD([.B77];5);IF(0=MOD([.B77];10);2*strich;1.5*strich);strich))" office:value-type="float" office:value="3" calcext:value-type="float">
            <text:p>3,000</text:p>
          </table:table-cell>
          <table:table-cell table:formula="of:=([.H77]*(radius+[.K77])+xoff)*Mmfac" office:value-type="float" office:value="515.796479098758" calcext:value-type="float">
            <text:p>515.796479098758</text:p>
          </table:table-cell>
          <table:table-cell table:formula="of:=([.G77]*(radius+[.K77])+yoff)*Mmfac" office:value-type="float" office:value="337.32130234302" calcext:value-type="float">
            <text:p>337.32130234302</text:p>
          </table:table-cell>
          <table:table-cell office:value-type="string" calcext:value-type="string">
            <text:p>&lt;line x1="</text:p>
          </table:table-cell>
          <table:table-cell table:formula="of:=TEXT([.I77];&quot;000.000&quot;)" office:value-type="string" office:string-value="506.928" calcext:value-type="string">
            <text:p>506.928</text:p>
          </table:table-cell>
          <table:table-cell office:value-type="string" calcext:value-type="string">
            <text:p>" y1="</text:p>
          </table:table-cell>
          <table:table-cell table:formula="of:=TEXT([.J77];&quot;000.000&quot;)" office:value-type="string" office:string-value="335.788" calcext:value-type="string">
            <text:p>335.788</text:p>
          </table:table-cell>
          <table:table-cell office:value-type="string" calcext:value-type="string">
            <text:p>" x2="</text:p>
          </table:table-cell>
          <table:table-cell table:formula="of:=TEXT([.L77];&quot;000.000&quot;)" office:value-type="string" office:string-value="515.796" calcext:value-type="string">
            <text:p>515.796</text:p>
          </table:table-cell>
          <table:table-cell office:value-type="string" calcext:value-type="string">
            <text:p>" y2="</text:p>
          </table:table-cell>
          <table:table-cell table:formula="of:=TEXT([.M77];&quot;000.000&quot;)" office:value-type="string" office:string-value="337.321" calcext:value-type="string">
            <text:p>337.32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7:.X77])" office:value-type="string" office:string-value="&lt;line x1=&quot;506.928&quot; y1=&quot;335.788&quot; x2=&quot;515.796&quot; y2=&quot;337.321&quot; style=&quot;fill:none;stroke:#000000;stroke-width:0.75590551;stroke-miterlimit:4;stroke-dasharray:none&quot; /&gt;" calcext:value-type="string">
            <text:p>&lt;line x1="506.928" y1="335.788" x2="515.796" y2="337.32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7]*afact)*90)) / (0.5*PI());&quot;0.###&quot;)" office:value-type="string" office:string-value="9.812" calcext:value-type="string">
            <text:p>9.81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7];&quot;#&quot;)" office:value-type="string" office:string-value="55" calcext:value-type="string">
            <text:p>55</text:p>
          </table:table-cell>
          <table:table-cell office:value-type="string" calcext:value-type="string">
            <text:p>&lt;/text&gt;</text:p>
          </table:table-cell>
          <table:table-cell table:formula="of:=IF(0=MOD([.B77];5);COM.MICROSOFT.CONCAT([.Y77:.AN77]);[.Y77])" office:value-type="string" office:string-value="&lt;line x1=&quot;506.928&quot; y1=&quot;335.788&quot; x2=&quot;515.796&quot; y2=&quot;337.321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9.812, 300, 300)&quot;&gt;55&lt;/text&gt;" calcext:value-type="string">
            <text:p>&lt;line x1="506.928" y1="335.788" x2="515.796" y2="337.321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9.812, 300, 300)"&gt;55&lt;/text&gt;</text:p>
          </table:table-cell>
          <table:table-cell table:number-columns-repeated="983"/>
        </table:table-row>
        <table:table-row table:style-name="ro1">
          <table:table-cell/>
          <table:table-cell table:formula="of:=[.B77]+1" office:value-type="float" office:value="56" calcext:value-type="float">
            <text:p>56,000</text:p>
          </table:table-cell>
          <table:table-cell table:formula="of:=([.B78]/200)* PI()" office:value-type="float" office:value="0.879645943005142" calcext:value-type="float">
            <text:p>0,880</text:p>
          </table:table-cell>
          <table:table-cell table:formula="of:=[.C78]/(0.5*PI())*90" office:value-type="float" office:value="50.4" calcext:value-type="float">
            <text:p>50,400</text:p>
          </table:table-cell>
          <table:table-cell table:formula="of:=TAN([.C78])" office:value-type="float" office:value="1.20879235040961" calcext:value-type="float">
            <text:p>1,209</text:p>
          </table:table-cell>
          <table:table-cell table:formula="of:=LOG([.E78])" office:value-type="float" office:value="0.0823517029975745" calcext:value-type="float">
            <text:p>0,082</text:p>
          </table:table-cell>
          <table:table-cell table:formula="of:=SIN([.F78]*afact)" office:value-type="float" office:value="0.204427927813275" calcext:value-type="float">
            <text:p>0,204</text:p>
          </table:table-cell>
          <table:table-cell table:formula="of:=COS([.F78]*afact)" office:value-type="float" office:value="0.978881618138767" calcext:value-type="float">
            <text:p>0,979</text:p>
          </table:table-cell>
          <table:table-cell table:formula="of:=([.H78]*radius+xoff)*Mmfac" office:value-type="float" office:value="505.565139809141" calcext:value-type="float">
            <text:p>505.565139809141</text:p>
          </table:table-cell>
          <table:table-cell table:formula="of:=([.G78]*radius+yoff)*Mmfac" office:value-type="float" office:value="342.929864840788" calcext:value-type="float">
            <text:p>342.929864840788</text:p>
          </table:table-cell>
          <table:table-cell table:style-name="ce2" table:formula="of:=(IF(0=MOD([.B78];5);IF(0=MOD([.B78];10);2*strich;1.5*strich);strich))" office:value-type="float" office:value="2" calcext:value-type="float">
            <text:p>2,000</text:p>
          </table:table-cell>
          <table:table-cell table:formula="of:=([.H78]*(radius+[.K78])+xoff)*Mmfac" office:value-type="float" office:value="511.438429517974" calcext:value-type="float">
            <text:p>511.438429517974</text:p>
          </table:table-cell>
          <table:table-cell table:formula="of:=([.G78]*(radius+[.K78])+yoff)*Mmfac" office:value-type="float" office:value="344.156432407667" calcext:value-type="float">
            <text:p>344.156432407667</text:p>
          </table:table-cell>
          <table:table-cell office:value-type="string" calcext:value-type="string">
            <text:p>&lt;line x1="</text:p>
          </table:table-cell>
          <table:table-cell table:formula="of:=TEXT([.I78];&quot;000.000&quot;)" office:value-type="string" office:string-value="505.565" calcext:value-type="string">
            <text:p>505.565</text:p>
          </table:table-cell>
          <table:table-cell office:value-type="string" calcext:value-type="string">
            <text:p>" y1="</text:p>
          </table:table-cell>
          <table:table-cell table:formula="of:=TEXT([.J78];&quot;000.000&quot;)" office:value-type="string" office:string-value="342.930" calcext:value-type="string">
            <text:p>342.930</text:p>
          </table:table-cell>
          <table:table-cell office:value-type="string" calcext:value-type="string">
            <text:p>" x2="</text:p>
          </table:table-cell>
          <table:table-cell table:formula="of:=TEXT([.L78];&quot;000.000&quot;)" office:value-type="string" office:string-value="511.438" calcext:value-type="string">
            <text:p>511.438</text:p>
          </table:table-cell>
          <table:table-cell office:value-type="string" calcext:value-type="string">
            <text:p>" y2="</text:p>
          </table:table-cell>
          <table:table-cell table:formula="of:=TEXT([.M78];&quot;000.000&quot;)" office:value-type="string" office:string-value="344.156" calcext:value-type="string">
            <text:p>344.1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8:.X78])" office:value-type="string" office:string-value="&lt;line x1=&quot;505.565&quot; y1=&quot;342.930&quot; x2=&quot;511.438&quot; y2=&quot;344.156&quot; style=&quot;fill:none;stroke:#000000;stroke-width:0.75590551;stroke-miterlimit:4;stroke-dasharray:none&quot; /&gt;" calcext:value-type="string">
            <text:p>&lt;line x1="505.565" y1="342.930" x2="511.438" y2="344.1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8]*afact)*90)) / (0.5*PI());&quot;0.###&quot;)" office:value-type="string" office:string-value="11.796" calcext:value-type="string">
            <text:p>11.79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8];&quot;#&quot;)" office:value-type="string" office:string-value="56" calcext:value-type="string">
            <text:p>56</text:p>
          </table:table-cell>
          <table:table-cell office:value-type="string" calcext:value-type="string">
            <text:p>&lt;/text&gt;</text:p>
          </table:table-cell>
          <table:table-cell table:formula="of:=IF(0=MOD([.B78];5);COM.MICROSOFT.CONCAT([.Y78:.AN78]);[.Y78])" office:value-type="string" office:string-value="&lt;line x1=&quot;505.565&quot; y1=&quot;342.930&quot; x2=&quot;511.438&quot; y2=&quot;344.156&quot; style=&quot;fill:none;stroke:#000000;stroke-width:0.75590551;stroke-miterlimit:4;stroke-dasharray:none&quot; /&gt;" calcext:value-type="string">
            <text:p>&lt;line x1="505.565" y1="342.930" x2="511.438" y2="344.156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8]+1" office:value-type="float" office:value="57" calcext:value-type="float">
            <text:p>57,000</text:p>
          </table:table-cell>
          <table:table-cell table:formula="of:=([.B79]/200)* PI()" office:value-type="float" office:value="0.895353906273091" calcext:value-type="float">
            <text:p>0,895</text:p>
          </table:table-cell>
          <table:table-cell table:formula="of:=[.C79]/(0.5*PI())*90" office:value-type="float" office:value="51.3" calcext:value-type="float">
            <text:p>51,300</text:p>
          </table:table-cell>
          <table:table-cell table:formula="of:=TAN([.C79])" office:value-type="float" office:value="1.24820403635305" calcext:value-type="float">
            <text:p>1,248</text:p>
          </table:table-cell>
          <table:table-cell table:formula="of:=LOG([.E79])" office:value-type="float" office:value="0.0962855826376071" calcext:value-type="float">
            <text:p>0,096</text:p>
          </table:table-cell>
          <table:table-cell table:formula="of:=SIN([.F79]*afact)" office:value-type="float" office:value="0.238396058937829" calcext:value-type="float">
            <text:p>0,238</text:p>
          </table:table-cell>
          <table:table-cell table:formula="of:=COS([.F79]*afact)" office:value-type="float" office:value="0.9711680179469" calcext:value-type="float">
            <text:p>0,971</text:p>
          </table:table-cell>
          <table:table-cell table:formula="of:=([.H79]*radius+xoff)*Mmfac" office:value-type="float" office:value="503.945283768849" calcext:value-type="float">
            <text:p>503.945283768849</text:p>
          </table:table-cell>
          <table:table-cell table:formula="of:=([.G79]*radius+yoff)*Mmfac" office:value-type="float" office:value="350.063172376944" calcext:value-type="float">
            <text:p>350.063172376944</text:p>
          </table:table-cell>
          <table:table-cell table:style-name="ce2" table:formula="of:=(IF(0=MOD([.B79];5);IF(0=MOD([.B79];10);2*strich;1.5*strich);strich))" office:value-type="float" office:value="2" calcext:value-type="float">
            <text:p>2,000</text:p>
          </table:table-cell>
          <table:table-cell table:formula="of:=([.H79]*(radius+[.K79])+xoff)*Mmfac" office:value-type="float" office:value="509.77229187653" calcext:value-type="float">
            <text:p>509.77229187653</text:p>
          </table:table-cell>
          <table:table-cell table:formula="of:=([.G79]*(radius+[.K79])+yoff)*Mmfac" office:value-type="float" office:value="351.493548730571" calcext:value-type="float">
            <text:p>351.493548730571</text:p>
          </table:table-cell>
          <table:table-cell office:value-type="string" calcext:value-type="string">
            <text:p>&lt;line x1="</text:p>
          </table:table-cell>
          <table:table-cell table:formula="of:=TEXT([.I79];&quot;000.000&quot;)" office:value-type="string" office:string-value="503.945" calcext:value-type="string">
            <text:p>503.945</text:p>
          </table:table-cell>
          <table:table-cell office:value-type="string" calcext:value-type="string">
            <text:p>" y1="</text:p>
          </table:table-cell>
          <table:table-cell table:formula="of:=TEXT([.J79];&quot;000.000&quot;)" office:value-type="string" office:string-value="350.063" calcext:value-type="string">
            <text:p>350.063</text:p>
          </table:table-cell>
          <table:table-cell office:value-type="string" calcext:value-type="string">
            <text:p>" x2="</text:p>
          </table:table-cell>
          <table:table-cell table:formula="of:=TEXT([.L79];&quot;000.000&quot;)" office:value-type="string" office:string-value="509.772" calcext:value-type="string">
            <text:p>509.772</text:p>
          </table:table-cell>
          <table:table-cell office:value-type="string" calcext:value-type="string">
            <text:p>" y2="</text:p>
          </table:table-cell>
          <table:table-cell table:formula="of:=TEXT([.M79];&quot;000.000&quot;)" office:value-type="string" office:string-value="351.494" calcext:value-type="string">
            <text:p>351.49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79:.X79])" office:value-type="string" office:string-value="&lt;line x1=&quot;503.945&quot; y1=&quot;350.063&quot; x2=&quot;509.772&quot; y2=&quot;351.494&quot; style=&quot;fill:none;stroke:#000000;stroke-width:0.75590551;stroke-miterlimit:4;stroke-dasharray:none&quot; /&gt;" calcext:value-type="string">
            <text:p>&lt;line x1="503.945" y1="350.063" x2="509.772" y2="351.49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79]*afact)*90)) / (0.5*PI());&quot;0.###&quot;)" office:value-type="string" office:string-value="13.792" calcext:value-type="string">
            <text:p>13.7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9];&quot;#&quot;)" office:value-type="string" office:string-value="57" calcext:value-type="string">
            <text:p>57</text:p>
          </table:table-cell>
          <table:table-cell office:value-type="string" calcext:value-type="string">
            <text:p>&lt;/text&gt;</text:p>
          </table:table-cell>
          <table:table-cell table:formula="of:=IF(0=MOD([.B79];5);COM.MICROSOFT.CONCAT([.Y79:.AN79]);[.Y79])" office:value-type="string" office:string-value="&lt;line x1=&quot;503.945&quot; y1=&quot;350.063&quot; x2=&quot;509.772&quot; y2=&quot;351.494&quot; style=&quot;fill:none;stroke:#000000;stroke-width:0.75590551;stroke-miterlimit:4;stroke-dasharray:none&quot; /&gt;" calcext:value-type="string">
            <text:p>&lt;line x1="503.945" y1="350.063" x2="509.772" y2="351.49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79]+1" office:value-type="float" office:value="58" calcext:value-type="float">
            <text:p>58,000</text:p>
          </table:table-cell>
          <table:table-cell table:formula="of:=([.B80]/200)* PI()" office:value-type="float" office:value="0.91106186954104" calcext:value-type="float">
            <text:p>0,911</text:p>
          </table:table-cell>
          <table:table-cell table:formula="of:=[.C80]/(0.5*PI())*90" office:value-type="float" office:value="52.2" calcext:value-type="float">
            <text:p>52,200</text:p>
          </table:table-cell>
          <table:table-cell table:formula="of:=TAN([.C80])" office:value-type="float" office:value="1.28919223178507" calcext:value-type="float">
            <text:p>1,289</text:p>
          </table:table-cell>
          <table:table-cell table:formula="of:=LOG([.E80])" office:value-type="float" office:value="0.110317679943738" calcext:value-type="float">
            <text:p>0,110</text:p>
          </table:table-cell>
          <table:table-cell table:formula="of:=SIN([.F80]*afact)" office:value-type="float" office:value="0.27231120919277" calcext:value-type="float">
            <text:p>0,272</text:p>
          </table:table-cell>
          <table:table-cell table:formula="of:=COS([.F80]*afact)" office:value-type="float" office:value="0.962209231585299" calcext:value-type="float">
            <text:p>0,962</text:p>
          </table:table-cell>
          <table:table-cell table:formula="of:=([.H80]*radius+xoff)*Mmfac" office:value-type="float" office:value="502.063938632913" calcext:value-type="float">
            <text:p>502.063938632913</text:p>
          </table:table-cell>
          <table:table-cell table:formula="of:=([.G80]*radius+yoff)*Mmfac" office:value-type="float" office:value="357.185353930482" calcext:value-type="float">
            <text:p>357.185353930482</text:p>
          </table:table-cell>
          <table:table-cell table:style-name="ce2" table:formula="of:=(IF(0=MOD([.B80];5);IF(0=MOD([.B80];10);2*strich;1.5*strich);strich))" office:value-type="float" office:value="2" calcext:value-type="float">
            <text:p>2,000</text:p>
          </table:table-cell>
          <table:table-cell table:formula="of:=([.H80]*(radius+[.K80])+xoff)*Mmfac" office:value-type="float" office:value="507.837194022425" calcext:value-type="float">
            <text:p>507.837194022425</text:p>
          </table:table-cell>
          <table:table-cell table:formula="of:=([.G80]*(radius+[.K80])+yoff)*Mmfac" office:value-type="float" office:value="358.819221185638" calcext:value-type="float">
            <text:p>358.819221185638</text:p>
          </table:table-cell>
          <table:table-cell office:value-type="string" calcext:value-type="string">
            <text:p>&lt;line x1="</text:p>
          </table:table-cell>
          <table:table-cell table:formula="of:=TEXT([.I80];&quot;000.000&quot;)" office:value-type="string" office:string-value="502.064" calcext:value-type="string">
            <text:p>502.064</text:p>
          </table:table-cell>
          <table:table-cell office:value-type="string" calcext:value-type="string">
            <text:p>" y1="</text:p>
          </table:table-cell>
          <table:table-cell table:formula="of:=TEXT([.J80];&quot;000.000&quot;)" office:value-type="string" office:string-value="357.185" calcext:value-type="string">
            <text:p>357.185</text:p>
          </table:table-cell>
          <table:table-cell office:value-type="string" calcext:value-type="string">
            <text:p>" x2="</text:p>
          </table:table-cell>
          <table:table-cell table:formula="of:=TEXT([.L80];&quot;000.000&quot;)" office:value-type="string" office:string-value="507.837" calcext:value-type="string">
            <text:p>507.837</text:p>
          </table:table-cell>
          <table:table-cell office:value-type="string" calcext:value-type="string">
            <text:p>" y2="</text:p>
          </table:table-cell>
          <table:table-cell table:formula="of:=TEXT([.M80];&quot;000.000&quot;)" office:value-type="string" office:string-value="358.819" calcext:value-type="string">
            <text:p>358.81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0:.X80])" office:value-type="string" office:string-value="&lt;line x1=&quot;502.064&quot; y1=&quot;357.185&quot; x2=&quot;507.837&quot; y2=&quot;358.819&quot; style=&quot;fill:none;stroke:#000000;stroke-width:0.75590551;stroke-miterlimit:4;stroke-dasharray:none&quot; /&gt;" calcext:value-type="string">
            <text:p>&lt;line x1="502.064" y1="357.185" x2="507.837" y2="358.81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0]*afact)*90)) / (0.5*PI());&quot;0.###&quot;)" office:value-type="string" office:string-value="15.802" calcext:value-type="string">
            <text:p>15.8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0];&quot;#&quot;)" office:value-type="string" office:string-value="58" calcext:value-type="string">
            <text:p>58</text:p>
          </table:table-cell>
          <table:table-cell office:value-type="string" calcext:value-type="string">
            <text:p>&lt;/text&gt;</text:p>
          </table:table-cell>
          <table:table-cell table:formula="of:=IF(0=MOD([.B80];5);COM.MICROSOFT.CONCAT([.Y80:.AN80]);[.Y80])" office:value-type="string" office:string-value="&lt;line x1=&quot;502.064&quot; y1=&quot;357.185&quot; x2=&quot;507.837&quot; y2=&quot;358.819&quot; style=&quot;fill:none;stroke:#000000;stroke-width:0.75590551;stroke-miterlimit:4;stroke-dasharray:none&quot; /&gt;" calcext:value-type="string">
            <text:p>&lt;line x1="502.064" y1="357.185" x2="507.837" y2="358.81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0]+1" office:value-type="float" office:value="59" calcext:value-type="float">
            <text:p>59,000</text:p>
          </table:table-cell>
          <table:table-cell table:formula="of:=([.B81]/200)* PI()" office:value-type="float" office:value="0.926769832808989" calcext:value-type="float">
            <text:p>0,927</text:p>
          </table:table-cell>
          <table:table-cell table:formula="of:=[.C81]/(0.5*PI())*90" office:value-type="float" office:value="53.1" calcext:value-type="float">
            <text:p>53,100</text:p>
          </table:table-cell>
          <table:table-cell table:formula="of:=TAN([.C81])" office:value-type="float" office:value="1.3318749515026" calcext:value-type="float">
            <text:p>1,332</text:p>
          </table:table-cell>
          <table:table-cell table:formula="of:=LOG([.E81])" office:value-type="float" office:value="0.124463451244365" calcext:value-type="float">
            <text:p>0,124</text:p>
          </table:table-cell>
          <table:table-cell table:formula="of:=SIN([.F81]*afact)" office:value-type="float" office:value="0.30616183188336" calcext:value-type="float">
            <text:p>0,306</text:p>
          </table:table-cell>
          <table:table-cell table:formula="of:=COS([.F81]*afact)" office:value-type="float" office:value="0.951979481237818" calcext:value-type="float">
            <text:p>0,952</text:p>
          </table:table-cell>
          <table:table-cell table:formula="of:=([.H81]*radius+xoff)*Mmfac" office:value-type="float" office:value="499.915691059942" calcext:value-type="float">
            <text:p>499.915691059942</text:p>
          </table:table-cell>
          <table:table-cell table:formula="of:=([.G81]*radius+yoff)*Mmfac" office:value-type="float" office:value="364.293984695506" calcext:value-type="float">
            <text:p>364.293984695506</text:p>
          </table:table-cell>
          <table:table-cell table:style-name="ce2" table:formula="of:=(IF(0=MOD([.B81];5);IF(0=MOD([.B81];10);2*strich;1.5*strich);strich))" office:value-type="float" office:value="2" calcext:value-type="float">
            <text:p>2,000</text:p>
          </table:table-cell>
          <table:table-cell table:formula="of:=([.H81]*(radius+[.K81])+xoff)*Mmfac" office:value-type="float" office:value="505.627567947369" calcext:value-type="float">
            <text:p>505.627567947369</text:p>
          </table:table-cell>
          <table:table-cell table:formula="of:=([.G81]*(radius+[.K81])+yoff)*Mmfac" office:value-type="float" office:value="366.130955686806" calcext:value-type="float">
            <text:p>366.130955686806</text:p>
          </table:table-cell>
          <table:table-cell office:value-type="string" calcext:value-type="string">
            <text:p>&lt;line x1="</text:p>
          </table:table-cell>
          <table:table-cell table:formula="of:=TEXT([.I81];&quot;000.000&quot;)" office:value-type="string" office:string-value="499.916" calcext:value-type="string">
            <text:p>499.916</text:p>
          </table:table-cell>
          <table:table-cell office:value-type="string" calcext:value-type="string">
            <text:p>" y1="</text:p>
          </table:table-cell>
          <table:table-cell table:formula="of:=TEXT([.J81];&quot;000.000&quot;)" office:value-type="string" office:string-value="364.294" calcext:value-type="string">
            <text:p>364.294</text:p>
          </table:table-cell>
          <table:table-cell office:value-type="string" calcext:value-type="string">
            <text:p>" x2="</text:p>
          </table:table-cell>
          <table:table-cell table:formula="of:=TEXT([.L81];&quot;000.000&quot;)" office:value-type="string" office:string-value="505.628" calcext:value-type="string">
            <text:p>505.628</text:p>
          </table:table-cell>
          <table:table-cell office:value-type="string" calcext:value-type="string">
            <text:p>" y2="</text:p>
          </table:table-cell>
          <table:table-cell table:formula="of:=TEXT([.M81];&quot;000.000&quot;)" office:value-type="string" office:string-value="366.131" calcext:value-type="string">
            <text:p>366.13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1:.X81])" office:value-type="string" office:string-value="&lt;line x1=&quot;499.916&quot; y1=&quot;364.294&quot; x2=&quot;505.628&quot; y2=&quot;366.131&quot; style=&quot;fill:none;stroke:#000000;stroke-width:0.75590551;stroke-miterlimit:4;stroke-dasharray:none&quot; /&gt;" calcext:value-type="string">
            <text:p>&lt;line x1="499.916" y1="364.294" x2="505.628" y2="366.13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1]*afact)*90)) / (0.5*PI());&quot;0.###&quot;)" office:value-type="string" office:string-value="17.828" calcext:value-type="string">
            <text:p>17.8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1];&quot;#&quot;)" office:value-type="string" office:string-value="59" calcext:value-type="string">
            <text:p>59</text:p>
          </table:table-cell>
          <table:table-cell office:value-type="string" calcext:value-type="string">
            <text:p>&lt;/text&gt;</text:p>
          </table:table-cell>
          <table:table-cell table:formula="of:=IF(0=MOD([.B81];5);COM.MICROSOFT.CONCAT([.Y81:.AN81]);[.Y81])" office:value-type="string" office:string-value="&lt;line x1=&quot;499.916&quot; y1=&quot;364.294&quot; x2=&quot;505.628&quot; y2=&quot;366.131&quot; style=&quot;fill:none;stroke:#000000;stroke-width:0.75590551;stroke-miterlimit:4;stroke-dasharray:none&quot; /&gt;" calcext:value-type="string">
            <text:p>&lt;line x1="499.916" y1="364.294" x2="505.628" y2="366.13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1]+1" office:value-type="float" office:value="60" calcext:value-type="float">
            <text:p>60,000</text:p>
          </table:table-cell>
          <table:table-cell table:formula="of:=([.B82]/200)* PI()" office:value-type="float" office:value="0.942477796076938" calcext:value-type="float">
            <text:p>0,942</text:p>
          </table:table-cell>
          <table:table-cell table:formula="of:=[.C82]/(0.5*PI())*90" office:value-type="float" office:value="54" calcext:value-type="float">
            <text:p>54,000</text:p>
          </table:table-cell>
          <table:table-cell table:formula="of:=TAN([.C82])" office:value-type="float" office:value="1.37638192047117" calcext:value-type="float">
            <text:p>1,376</text:p>
          </table:table-cell>
          <table:table-cell table:formula="of:=LOG([.E82])" office:value-type="float" office:value="0.138738959290963" calcext:value-type="float">
            <text:p>0,139</text:p>
          </table:table-cell>
          <table:table-cell table:formula="of:=SIN([.F82]*afact)" office:value-type="float" office:value="0.339934640269679" calcext:value-type="float">
            <text:p>0,340</text:p>
          </table:table-cell>
          <table:table-cell table:formula="of:=COS([.F82]*afact)" office:value-type="float" office:value="0.940449063131398" calcext:value-type="float">
            <text:p>0,940</text:p>
          </table:table-cell>
          <table:table-cell table:formula="of:=([.H82]*radius+xoff)*Mmfac" office:value-type="float" office:value="497.494303257594" calcext:value-type="float">
            <text:p>497.494303257594</text:p>
          </table:table-cell>
          <table:table-cell table:formula="of:=([.G82]*radius+yoff)*Mmfac" office:value-type="float" office:value="371.386274456633" calcext:value-type="float">
            <text:p>371.386274456633</text:p>
          </table:table-cell>
          <table:table-cell table:style-name="ce2" table:formula="of:=(IF(0=MOD([.B82];5);IF(0=MOD([.B82];10);2*strich;1.5*strich);strich))" office:value-type="float" office:value="4" calcext:value-type="float">
            <text:p>4,000</text:p>
          </table:table-cell>
          <table:table-cell table:formula="of:=([.H82]*(radius+[.K82])+xoff)*Mmfac" office:value-type="float" office:value="508.77969201517" calcext:value-type="float">
            <text:p>508.77969201517</text:p>
          </table:table-cell>
          <table:table-cell table:formula="of:=([.G82]*(radius+[.K82])+yoff)*Mmfac" office:value-type="float" office:value="375.465490139869" calcext:value-type="float">
            <text:p>375.465490139869</text:p>
          </table:table-cell>
          <table:table-cell office:value-type="string" calcext:value-type="string">
            <text:p>&lt;line x1="</text:p>
          </table:table-cell>
          <table:table-cell table:formula="of:=TEXT([.I82];&quot;000.000&quot;)" office:value-type="string" office:string-value="497.494" calcext:value-type="string">
            <text:p>497.494</text:p>
          </table:table-cell>
          <table:table-cell office:value-type="string" calcext:value-type="string">
            <text:p>" y1="</text:p>
          </table:table-cell>
          <table:table-cell table:formula="of:=TEXT([.J82];&quot;000.000&quot;)" office:value-type="string" office:string-value="371.386" calcext:value-type="string">
            <text:p>371.386</text:p>
          </table:table-cell>
          <table:table-cell office:value-type="string" calcext:value-type="string">
            <text:p>" x2="</text:p>
          </table:table-cell>
          <table:table-cell table:formula="of:=TEXT([.L82];&quot;000.000&quot;)" office:value-type="string" office:string-value="508.780" calcext:value-type="string">
            <text:p>508.780</text:p>
          </table:table-cell>
          <table:table-cell office:value-type="string" calcext:value-type="string">
            <text:p>" y2="</text:p>
          </table:table-cell>
          <table:table-cell table:formula="of:=TEXT([.M82];&quot;000.000&quot;)" office:value-type="string" office:string-value="375.465" calcext:value-type="string">
            <text:p>375.46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2:.X82])" office:value-type="string" office:string-value="&lt;line x1=&quot;497.494&quot; y1=&quot;371.386&quot; x2=&quot;508.780&quot; y2=&quot;375.465&quot; style=&quot;fill:none;stroke:#000000;stroke-width:0.75590551;stroke-miterlimit:4;stroke-dasharray:none&quot; /&gt;" calcext:value-type="string">
            <text:p>&lt;line x1="497.494" y1="371.386" x2="508.780" y2="375.46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2]*afact)*90)) / (0.5*PI());&quot;0.###&quot;)" office:value-type="string" office:string-value="19.873" calcext:value-type="string">
            <text:p>19.87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2];&quot;#&quot;)" office:value-type="string" office:string-value="60" calcext:value-type="string">
            <text:p>60</text:p>
          </table:table-cell>
          <table:table-cell office:value-type="string" calcext:value-type="string">
            <text:p>&lt;/text&gt;</text:p>
          </table:table-cell>
          <table:table-cell table:formula="of:=IF(0=MOD([.B82];5);COM.MICROSOFT.CONCAT([.Y82:.AN82]);[.Y82])" office:value-type="string" office:string-value="&lt;line x1=&quot;497.494&quot; y1=&quot;371.386&quot; x2=&quot;508.780&quot; y2=&quot;375.465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9.873, 300, 300)&quot;&gt;60&lt;/text&gt;" calcext:value-type="string">
            <text:p>&lt;line x1="497.494" y1="371.386" x2="508.780" y2="375.465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9.873, 300, 300)"&gt;60&lt;/text&gt;</text:p>
          </table:table-cell>
          <table:table-cell table:number-columns-repeated="983"/>
        </table:table-row>
        <table:table-row table:style-name="ro1">
          <table:table-cell/>
          <table:table-cell table:formula="of:=[.B82]+1" office:value-type="float" office:value="61" calcext:value-type="float">
            <text:p>61,000</text:p>
          </table:table-cell>
          <table:table-cell table:formula="of:=([.B83]/200)* PI()" office:value-type="float" office:value="0.958185759344887" calcext:value-type="float">
            <text:p>0,958</text:p>
          </table:table-cell>
          <table:table-cell table:formula="of:=[.C83]/(0.5*PI())*90" office:value-type="float" office:value="54.9" calcext:value-type="float">
            <text:p>54,900</text:p>
          </table:table-cell>
          <table:table-cell table:formula="of:=TAN([.C83])" office:value-type="float" office:value="1.42285607743187" calcext:value-type="float">
            <text:p>1,423</text:p>
          </table:table-cell>
          <table:table-cell table:formula="of:=LOG([.E83])" office:value-type="float" office:value="0.153160973212712" calcext:value-type="float">
            <text:p>0,153</text:p>
          </table:table-cell>
          <table:table-cell table:formula="of:=SIN([.F83]*afact)" office:value-type="float" office:value="0.373614290204639" calcext:value-type="float">
            <text:p>0,374</text:p>
          </table:table-cell>
          <table:table-cell table:formula="of:=COS([.F83]*afact)" office:value-type="float" office:value="0.92758415367819" calcext:value-type="float">
            <text:p>0,928</text:p>
          </table:table-cell>
          <table:table-cell table:formula="of:=([.H83]*radius+xoff)*Mmfac" office:value-type="float" office:value="494.79267227242" calcext:value-type="float">
            <text:p>494.79267227242</text:p>
          </table:table-cell>
          <table:table-cell table:formula="of:=([.G83]*radius+yoff)*Mmfac" office:value-type="float" office:value="378.459000942974" calcext:value-type="float">
            <text:p>378.459000942974</text:p>
          </table:table-cell>
          <table:table-cell table:style-name="ce2" table:formula="of:=(IF(0=MOD([.B83];5);IF(0=MOD([.B83];10);2*strich;1.5*strich);strich))" office:value-type="float" office:value="2" calcext:value-type="float">
            <text:p>2,000</text:p>
          </table:table-cell>
          <table:table-cell table:formula="of:=([.H83]*(radius+[.K83])+xoff)*Mmfac" office:value-type="float" office:value="500.358177194489" calcext:value-type="float">
            <text:p>500.358177194489</text:p>
          </table:table-cell>
          <table:table-cell table:formula="of:=([.G83]*(radius+[.K83])+yoff)*Mmfac" office:value-type="float" office:value="380.700686684202" calcext:value-type="float">
            <text:p>380.700686684202</text:p>
          </table:table-cell>
          <table:table-cell office:value-type="string" calcext:value-type="string">
            <text:p>&lt;line x1="</text:p>
          </table:table-cell>
          <table:table-cell table:formula="of:=TEXT([.I83];&quot;000.000&quot;)" office:value-type="string" office:string-value="494.793" calcext:value-type="string">
            <text:p>494.793</text:p>
          </table:table-cell>
          <table:table-cell office:value-type="string" calcext:value-type="string">
            <text:p>" y1="</text:p>
          </table:table-cell>
          <table:table-cell table:formula="of:=TEXT([.J83];&quot;000.000&quot;)" office:value-type="string" office:string-value="378.459" calcext:value-type="string">
            <text:p>378.459</text:p>
          </table:table-cell>
          <table:table-cell office:value-type="string" calcext:value-type="string">
            <text:p>" x2="</text:p>
          </table:table-cell>
          <table:table-cell table:formula="of:=TEXT([.L83];&quot;000.000&quot;)" office:value-type="string" office:string-value="500.358" calcext:value-type="string">
            <text:p>500.358</text:p>
          </table:table-cell>
          <table:table-cell office:value-type="string" calcext:value-type="string">
            <text:p>" y2="</text:p>
          </table:table-cell>
          <table:table-cell table:formula="of:=TEXT([.M83];&quot;000.000&quot;)" office:value-type="string" office:string-value="380.701" calcext:value-type="string">
            <text:p>380.70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3:.X83])" office:value-type="string" office:string-value="&lt;line x1=&quot;494.793&quot; y1=&quot;378.459&quot; x2=&quot;500.358&quot; y2=&quot;380.701&quot; style=&quot;fill:none;stroke:#000000;stroke-width:0.75590551;stroke-miterlimit:4;stroke-dasharray:none&quot; /&gt;" calcext:value-type="string">
            <text:p>&lt;line x1="494.793" y1="378.459" x2="500.358" y2="380.70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3]*afact)*90)) / (0.5*PI());&quot;0.###&quot;)" office:value-type="string" office:string-value="21.939" calcext:value-type="string">
            <text:p>21.9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3];&quot;#&quot;)" office:value-type="string" office:string-value="61" calcext:value-type="string">
            <text:p>61</text:p>
          </table:table-cell>
          <table:table-cell office:value-type="string" calcext:value-type="string">
            <text:p>&lt;/text&gt;</text:p>
          </table:table-cell>
          <table:table-cell table:formula="of:=IF(0=MOD([.B83];5);COM.MICROSOFT.CONCAT([.Y83:.AN83]);[.Y83])" office:value-type="string" office:string-value="&lt;line x1=&quot;494.793&quot; y1=&quot;378.459&quot; x2=&quot;500.358&quot; y2=&quot;380.701&quot; style=&quot;fill:none;stroke:#000000;stroke-width:0.75590551;stroke-miterlimit:4;stroke-dasharray:none&quot; /&gt;" calcext:value-type="string">
            <text:p>&lt;line x1="494.793" y1="378.459" x2="500.358" y2="380.70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3]+1" office:value-type="float" office:value="62" calcext:value-type="float">
            <text:p>62,000</text:p>
          </table:table-cell>
          <table:table-cell table:formula="of:=([.B84]/200)* PI()" office:value-type="float" office:value="0.973893722612836" calcext:value-type="float">
            <text:p>0,974</text:p>
          </table:table-cell>
          <table:table-cell table:formula="of:=[.C84]/(0.5*PI())*90" office:value-type="float" office:value="55.8" calcext:value-type="float">
            <text:p>55,800</text:p>
          </table:table-cell>
          <table:table-cell table:formula="of:=TAN([.C84])" office:value-type="float" office:value="1.47145531581997" calcext:value-type="float">
            <text:p>1,471</text:p>
          </table:table-cell>
          <table:table-cell table:formula="of:=LOG([.E84])" office:value-type="float" office:value="0.167747078268815" calcext:value-type="float">
            <text:p>0,168</text:p>
          </table:table-cell>
          <table:table-cell table:formula="of:=SIN([.F84]*afact)" office:value-type="float" office:value="0.407183021496168" calcext:value-type="float">
            <text:p>0,407</text:p>
          </table:table-cell>
          <table:table-cell table:formula="of:=COS([.F84]*afact)" office:value-type="float" office:value="0.913346586463896" calcext:value-type="float">
            <text:p>0,913</text:p>
          </table:table-cell>
          <table:table-cell table:formula="of:=([.H84]*radius+xoff)*Mmfac" office:value-type="float" office:value="491.802783157418" calcext:value-type="float">
            <text:p>491.802783157418</text:p>
          </table:table-cell>
          <table:table-cell table:formula="of:=([.G84]*radius+yoff)*Mmfac" office:value-type="float" office:value="385.508434514195" calcext:value-type="float">
            <text:p>385.508434514195</text:p>
          </table:table-cell>
          <table:table-cell table:style-name="ce2" table:formula="of:=(IF(0=MOD([.B84];5);IF(0=MOD([.B84];10);2*strich;1.5*strich);strich))" office:value-type="float" office:value="2" calcext:value-type="float">
            <text:p>2,000</text:p>
          </table:table-cell>
          <table:table-cell table:formula="of:=([.H84]*(radius+[.K84])+xoff)*Mmfac" office:value-type="float" office:value="497.282862676201" calcext:value-type="float">
            <text:p>497.282862676201</text:p>
          </table:table-cell>
          <table:table-cell table:formula="of:=([.G84]*(radius+[.K84])+yoff)*Mmfac" office:value-type="float" office:value="387.951532643172" calcext:value-type="float">
            <text:p>387.951532643172</text:p>
          </table:table-cell>
          <table:table-cell office:value-type="string" calcext:value-type="string">
            <text:p>&lt;line x1="</text:p>
          </table:table-cell>
          <table:table-cell table:formula="of:=TEXT([.I84];&quot;000.000&quot;)" office:value-type="string" office:string-value="491.803" calcext:value-type="string">
            <text:p>491.803</text:p>
          </table:table-cell>
          <table:table-cell office:value-type="string" calcext:value-type="string">
            <text:p>" y1="</text:p>
          </table:table-cell>
          <table:table-cell table:formula="of:=TEXT([.J84];&quot;000.000&quot;)" office:value-type="string" office:string-value="385.508" calcext:value-type="string">
            <text:p>385.508</text:p>
          </table:table-cell>
          <table:table-cell office:value-type="string" calcext:value-type="string">
            <text:p>" x2="</text:p>
          </table:table-cell>
          <table:table-cell table:formula="of:=TEXT([.L84];&quot;000.000&quot;)" office:value-type="string" office:string-value="497.283" calcext:value-type="string">
            <text:p>497.283</text:p>
          </table:table-cell>
          <table:table-cell office:value-type="string" calcext:value-type="string">
            <text:p>" y2="</text:p>
          </table:table-cell>
          <table:table-cell table:formula="of:=TEXT([.M84];&quot;000.000&quot;)" office:value-type="string" office:string-value="387.952" calcext:value-type="string">
            <text:p>387.95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4:.X84])" office:value-type="string" office:string-value="&lt;line x1=&quot;491.803&quot; y1=&quot;385.508&quot; x2=&quot;497.283&quot; y2=&quot;387.952&quot; style=&quot;fill:none;stroke:#000000;stroke-width:0.75590551;stroke-miterlimit:4;stroke-dasharray:none&quot; /&gt;" calcext:value-type="string">
            <text:p>&lt;line x1="491.803" y1="385.508" x2="497.283" y2="387.95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4]*afact)*90)) / (0.5*PI());&quot;0.###&quot;)" office:value-type="string" office:string-value="24.028" calcext:value-type="string">
            <text:p>24.0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4];&quot;#&quot;)" office:value-type="string" office:string-value="62" calcext:value-type="string">
            <text:p>62</text:p>
          </table:table-cell>
          <table:table-cell office:value-type="string" calcext:value-type="string">
            <text:p>&lt;/text&gt;</text:p>
          </table:table-cell>
          <table:table-cell table:formula="of:=IF(0=MOD([.B84];5);COM.MICROSOFT.CONCAT([.Y84:.AN84]);[.Y84])" office:value-type="string" office:string-value="&lt;line x1=&quot;491.803&quot; y1=&quot;385.508&quot; x2=&quot;497.283&quot; y2=&quot;387.952&quot; style=&quot;fill:none;stroke:#000000;stroke-width:0.75590551;stroke-miterlimit:4;stroke-dasharray:none&quot; /&gt;" calcext:value-type="string">
            <text:p>&lt;line x1="491.803" y1="385.508" x2="497.283" y2="387.952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4]+1" office:value-type="float" office:value="63" calcext:value-type="float">
            <text:p>63,000</text:p>
          </table:table-cell>
          <table:table-cell table:formula="of:=([.B85]/200)* PI()" office:value-type="float" office:value="0.989601685880785" calcext:value-type="float">
            <text:p>0,990</text:p>
          </table:table-cell>
          <table:table-cell table:formula="of:=[.C85]/(0.5*PI())*90" office:value-type="float" office:value="56.7" calcext:value-type="float">
            <text:p>56,700</text:p>
          </table:table-cell>
          <table:table-cell table:formula="of:=TAN([.C85])" office:value-type="float" office:value="1.52235450689613" calcext:value-type="float">
            <text:p>1,522</text:p>
          </table:table-cell>
          <table:table-cell table:formula="of:=LOG([.E85])" office:value-type="float" office:value="0.182515797284231" calcext:value-type="float">
            <text:p>0,183</text:p>
          </table:table-cell>
          <table:table-cell table:formula="of:=SIN([.F85]*afact)" office:value-type="float" office:value="0.440620249614692" calcext:value-type="float">
            <text:p>0,441</text:p>
          </table:table-cell>
          <table:table-cell table:formula="of:=COS([.F85]*afact)" office:value-type="float" office:value="0.897693597854795" calcext:value-type="float">
            <text:p>0,898</text:p>
          </table:table-cell>
          <table:table-cell table:formula="of:=([.H85]*radius+xoff)*Mmfac" office:value-type="float" office:value="488.515655549507" calcext:value-type="float">
            <text:p>488.515655549507</text:p>
          </table:table-cell>
          <table:table-cell table:formula="of:=([.G85]*radius+yoff)*Mmfac" office:value-type="float" office:value="392.530252419085" calcext:value-type="float">
            <text:p>392.530252419085</text:p>
          </table:table-cell>
          <table:table-cell table:style-name="ce2" table:formula="of:=(IF(0=MOD([.B85];5);IF(0=MOD([.B85];10);2*strich;1.5*strich);strich))" office:value-type="float" office:value="2" calcext:value-type="float">
            <text:p>2,000</text:p>
          </table:table-cell>
          <table:table-cell table:formula="of:=([.H85]*(radius+[.K85])+xoff)*Mmfac" office:value-type="float" office:value="493.901817136636" calcext:value-type="float">
            <text:p>493.901817136636</text:p>
          </table:table-cell>
          <table:table-cell table:formula="of:=([.G85]*(radius+[.K85])+yoff)*Mmfac" office:value-type="float" office:value="395.173973916773" calcext:value-type="float">
            <text:p>395.173973916773</text:p>
          </table:table-cell>
          <table:table-cell office:value-type="string" calcext:value-type="string">
            <text:p>&lt;line x1="</text:p>
          </table:table-cell>
          <table:table-cell table:formula="of:=TEXT([.I85];&quot;000.000&quot;)" office:value-type="string" office:string-value="488.516" calcext:value-type="string">
            <text:p>488.516</text:p>
          </table:table-cell>
          <table:table-cell office:value-type="string" calcext:value-type="string">
            <text:p>" y1="</text:p>
          </table:table-cell>
          <table:table-cell table:formula="of:=TEXT([.J85];&quot;000.000&quot;)" office:value-type="string" office:string-value="392.530" calcext:value-type="string">
            <text:p>392.530</text:p>
          </table:table-cell>
          <table:table-cell office:value-type="string" calcext:value-type="string">
            <text:p>" x2="</text:p>
          </table:table-cell>
          <table:table-cell table:formula="of:=TEXT([.L85];&quot;000.000&quot;)" office:value-type="string" office:string-value="493.902" calcext:value-type="string">
            <text:p>493.902</text:p>
          </table:table-cell>
          <table:table-cell office:value-type="string" calcext:value-type="string">
            <text:p>" y2="</text:p>
          </table:table-cell>
          <table:table-cell table:formula="of:=TEXT([.M85];&quot;000.000&quot;)" office:value-type="string" office:string-value="395.174" calcext:value-type="string">
            <text:p>395.17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5:.X85])" office:value-type="string" office:string-value="&lt;line x1=&quot;488.516&quot; y1=&quot;392.530&quot; x2=&quot;493.902&quot; y2=&quot;395.174&quot; style=&quot;fill:none;stroke:#000000;stroke-width:0.75590551;stroke-miterlimit:4;stroke-dasharray:none&quot; /&gt;" calcext:value-type="string">
            <text:p>&lt;line x1="488.516" y1="392.530" x2="493.902" y2="395.17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5]*afact)*90)) / (0.5*PI());&quot;0.###&quot;)" office:value-type="string" office:string-value="26.143" calcext:value-type="string">
            <text:p>26.1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5];&quot;#&quot;)" office:value-type="string" office:string-value="63" calcext:value-type="string">
            <text:p>63</text:p>
          </table:table-cell>
          <table:table-cell office:value-type="string" calcext:value-type="string">
            <text:p>&lt;/text&gt;</text:p>
          </table:table-cell>
          <table:table-cell table:formula="of:=IF(0=MOD([.B85];5);COM.MICROSOFT.CONCAT([.Y85:.AN85]);[.Y85])" office:value-type="string" office:string-value="&lt;line x1=&quot;488.516&quot; y1=&quot;392.530&quot; x2=&quot;493.902&quot; y2=&quot;395.174&quot; style=&quot;fill:none;stroke:#000000;stroke-width:0.75590551;stroke-miterlimit:4;stroke-dasharray:none&quot; /&gt;" calcext:value-type="string">
            <text:p>&lt;line x1="488.516" y1="392.530" x2="493.902" y2="395.17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5]+1" office:value-type="float" office:value="64" calcext:value-type="float">
            <text:p>64,000</text:p>
          </table:table-cell>
          <table:table-cell table:formula="of:=([.B86]/200)* PI()" office:value-type="float" office:value="1.00530964914873" calcext:value-type="float">
            <text:p>1,005</text:p>
          </table:table-cell>
          <table:table-cell table:formula="of:=[.C86]/(0.5*PI())*90" office:value-type="float" office:value="57.6" calcext:value-type="float">
            <text:p>57,600</text:p>
          </table:table-cell>
          <table:table-cell table:formula="of:=TAN([.C86])" office:value-type="float" office:value="1.57574785996865" calcext:value-type="float">
            <text:p>1,576</text:p>
          </table:table-cell>
          <table:table-cell table:formula="of:=LOG([.E86])" office:value-type="float" office:value="0.197486725980463" calcext:value-type="float">
            <text:p>0,197</text:p>
          </table:table-cell>
          <table:table-cell table:formula="of:=SIN([.F86]*afact)" office:value-type="float" office:value="0.473902097803989" calcext:value-type="float">
            <text:p>0,474</text:p>
          </table:table-cell>
          <table:table-cell table:formula="of:=COS([.F86]*afact)" office:value-type="float" office:value="0.880577538719322" calcext:value-type="float">
            <text:p>0,881</text:p>
          </table:table-cell>
          <table:table-cell table:formula="of:=([.H86]*radius+xoff)*Mmfac" office:value-type="float" office:value="484.921283131058" calcext:value-type="float">
            <text:p>484.921283131058</text:p>
          </table:table-cell>
          <table:table-cell table:formula="of:=([.G86]*radius+yoff)*Mmfac" office:value-type="float" office:value="399.519440538838" calcext:value-type="float">
            <text:p>399.519440538838</text:p>
          </table:table-cell>
          <table:table-cell table:style-name="ce2" table:formula="of:=(IF(0=MOD([.B86];5);IF(0=MOD([.B86];10);2*strich;1.5*strich);strich))" office:value-type="float" office:value="2" calcext:value-type="float">
            <text:p>2,000</text:p>
          </table:table-cell>
          <table:table-cell table:formula="of:=([.H86]*(radius+[.K86])+xoff)*Mmfac" office:value-type="float" office:value="490.204748363374" calcext:value-type="float">
            <text:p>490.204748363374</text:p>
          </table:table-cell>
          <table:table-cell table:formula="of:=([.G86]*(radius+[.K86])+yoff)*Mmfac" office:value-type="float" office:value="402.362853125662" calcext:value-type="float">
            <text:p>402.362853125662</text:p>
          </table:table-cell>
          <table:table-cell office:value-type="string" calcext:value-type="string">
            <text:p>&lt;line x1="</text:p>
          </table:table-cell>
          <table:table-cell table:formula="of:=TEXT([.I86];&quot;000.000&quot;)" office:value-type="string" office:string-value="484.921" calcext:value-type="string">
            <text:p>484.921</text:p>
          </table:table-cell>
          <table:table-cell office:value-type="string" calcext:value-type="string">
            <text:p>" y1="</text:p>
          </table:table-cell>
          <table:table-cell table:formula="of:=TEXT([.J86];&quot;000.000&quot;)" office:value-type="string" office:string-value="399.519" calcext:value-type="string">
            <text:p>399.519</text:p>
          </table:table-cell>
          <table:table-cell office:value-type="string" calcext:value-type="string">
            <text:p>" x2="</text:p>
          </table:table-cell>
          <table:table-cell table:formula="of:=TEXT([.L86];&quot;000.000&quot;)" office:value-type="string" office:string-value="490.205" calcext:value-type="string">
            <text:p>490.205</text:p>
          </table:table-cell>
          <table:table-cell office:value-type="string" calcext:value-type="string">
            <text:p>" y2="</text:p>
          </table:table-cell>
          <table:table-cell table:formula="of:=TEXT([.M86];&quot;000.000&quot;)" office:value-type="string" office:string-value="402.363" calcext:value-type="string">
            <text:p>402.3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6:.X86])" office:value-type="string" office:string-value="&lt;line x1=&quot;484.921&quot; y1=&quot;399.519&quot; x2=&quot;490.205&quot; y2=&quot;402.363&quot; style=&quot;fill:none;stroke:#000000;stroke-width:0.75590551;stroke-miterlimit:4;stroke-dasharray:none&quot; /&gt;" calcext:value-type="string">
            <text:p>&lt;line x1="484.921" y1="399.519" x2="490.205" y2="402.3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6]*afact)*90)) / (0.5*PI());&quot;0.###&quot;)" office:value-type="string" office:string-value="28.288" calcext:value-type="string">
            <text:p>28.28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6];&quot;#&quot;)" office:value-type="string" office:string-value="64" calcext:value-type="string">
            <text:p>64</text:p>
          </table:table-cell>
          <table:table-cell office:value-type="string" calcext:value-type="string">
            <text:p>&lt;/text&gt;</text:p>
          </table:table-cell>
          <table:table-cell table:formula="of:=IF(0=MOD([.B86];5);COM.MICROSOFT.CONCAT([.Y86:.AN86]);[.Y86])" office:value-type="string" office:string-value="&lt;line x1=&quot;484.921&quot; y1=&quot;399.519&quot; x2=&quot;490.205&quot; y2=&quot;402.363&quot; style=&quot;fill:none;stroke:#000000;stroke-width:0.75590551;stroke-miterlimit:4;stroke-dasharray:none&quot; /&gt;" calcext:value-type="string">
            <text:p>&lt;line x1="484.921" y1="399.519" x2="490.205" y2="402.36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6]+1" office:value-type="float" office:value="65" calcext:value-type="float">
            <text:p>65,000</text:p>
          </table:table-cell>
          <table:table-cell table:formula="of:=([.B87]/200)* PI()" office:value-type="float" office:value="1.02101761241668" calcext:value-type="float">
            <text:p>1,021</text:p>
          </table:table-cell>
          <table:table-cell table:formula="of:=[.C87]/(0.5*PI())*90" office:value-type="float" office:value="58.5" calcext:value-type="float">
            <text:p>58,500</text:p>
          </table:table-cell>
          <table:table-cell table:formula="of:=TAN([.C87])" office:value-type="float" office:value="1.63185168712879" calcext:value-type="float">
            <text:p>1,632</text:p>
          </table:table-cell>
          <table:table-cell table:formula="of:=LOG([.E87])" office:value-type="float" office:value="0.212680684817027" calcext:value-type="float">
            <text:p>0,213</text:p>
          </table:table-cell>
          <table:table-cell table:formula="of:=SIN([.F87]*afact)" office:value-type="float" office:value="0.507000857710939" calcext:value-type="float">
            <text:p>0,507</text:p>
          </table:table-cell>
          <table:table-cell table:formula="of:=COS([.F87]*afact)" office:value-type="float" office:value="0.861945549486957" calcext:value-type="float">
            <text:p>0,862</text:p>
          </table:table-cell>
          <table:table-cell table:formula="of:=([.H87]*radius+xoff)*Mmfac" office:value-type="float" office:value="481.008565392261" calcext:value-type="float">
            <text:p>481.008565392261</text:p>
          </table:table-cell>
          <table:table-cell table:formula="of:=([.G87]*radius+yoff)*Mmfac" office:value-type="float" office:value="406.470180119297" calcext:value-type="float">
            <text:p>406.470180119297</text:p>
          </table:table-cell>
          <table:table-cell table:style-name="ce2" table:formula="of:=(IF(0=MOD([.B87];5);IF(0=MOD([.B87];10);2*strich;1.5*strich);strich))" office:value-type="float" office:value="3" calcext:value-type="float">
            <text:p>3,000</text:p>
          </table:table-cell>
          <table:table-cell table:formula="of:=([.H87]*(radius+[.K87])+xoff)*Mmfac" office:value-type="float" office:value="488.766075337644" calcext:value-type="float">
            <text:p>488.766075337644</text:p>
          </table:table-cell>
          <table:table-cell table:formula="of:=([.G87]*(radius+[.K87])+yoff)*Mmfac" office:value-type="float" office:value="411.033187838696" calcext:value-type="float">
            <text:p>411.033187838696</text:p>
          </table:table-cell>
          <table:table-cell office:value-type="string" calcext:value-type="string">
            <text:p>&lt;line x1="</text:p>
          </table:table-cell>
          <table:table-cell table:formula="of:=TEXT([.I87];&quot;000.000&quot;)" office:value-type="string" office:string-value="481.009" calcext:value-type="string">
            <text:p>481.009</text:p>
          </table:table-cell>
          <table:table-cell office:value-type="string" calcext:value-type="string">
            <text:p>" y1="</text:p>
          </table:table-cell>
          <table:table-cell table:formula="of:=TEXT([.J87];&quot;000.000&quot;)" office:value-type="string" office:string-value="406.470" calcext:value-type="string">
            <text:p>406.470</text:p>
          </table:table-cell>
          <table:table-cell office:value-type="string" calcext:value-type="string">
            <text:p>" x2="</text:p>
          </table:table-cell>
          <table:table-cell table:formula="of:=TEXT([.L87];&quot;000.000&quot;)" office:value-type="string" office:string-value="488.766" calcext:value-type="string">
            <text:p>488.766</text:p>
          </table:table-cell>
          <table:table-cell office:value-type="string" calcext:value-type="string">
            <text:p>" y2="</text:p>
          </table:table-cell>
          <table:table-cell table:formula="of:=TEXT([.M87];&quot;000.000&quot;)" office:value-type="string" office:string-value="411.033" calcext:value-type="string">
            <text:p>411.03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7:.X87])" office:value-type="string" office:string-value="&lt;line x1=&quot;481.009&quot; y1=&quot;406.470&quot; x2=&quot;488.766&quot; y2=&quot;411.033&quot; style=&quot;fill:none;stroke:#000000;stroke-width:0.75590551;stroke-miterlimit:4;stroke-dasharray:none&quot; /&gt;" calcext:value-type="string">
            <text:p>&lt;line x1="481.009" y1="406.470" x2="488.766" y2="411.03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7]*afact)*90)) / (0.5*PI());&quot;0.###&quot;)" office:value-type="string" office:string-value="30.464" calcext:value-type="string">
            <text:p>30.46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7];&quot;#&quot;)" office:value-type="string" office:string-value="65" calcext:value-type="string">
            <text:p>65</text:p>
          </table:table-cell>
          <table:table-cell office:value-type="string" calcext:value-type="string">
            <text:p>&lt;/text&gt;</text:p>
          </table:table-cell>
          <table:table-cell table:formula="of:=IF(0=MOD([.B87];5);COM.MICROSOFT.CONCAT([.Y87:.AN87]);[.Y87])" office:value-type="string" office:string-value="&lt;line x1=&quot;481.009&quot; y1=&quot;406.470&quot; x2=&quot;488.766&quot; y2=&quot;411.03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30.464, 300, 300)&quot;&gt;65&lt;/text&gt;" calcext:value-type="string">
            <text:p>&lt;line x1="481.009" y1="406.470" x2="488.766" y2="411.03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30.464, 300, 300)"&gt;65&lt;/text&gt;</text:p>
          </table:table-cell>
          <table:table-cell table:number-columns-repeated="983"/>
        </table:table-row>
        <table:table-row table:style-name="ro1">
          <table:table-cell/>
          <table:table-cell table:formula="of:=[.B87]+1" office:value-type="float" office:value="66" calcext:value-type="float">
            <text:p>66,000</text:p>
          </table:table-cell>
          <table:table-cell table:formula="of:=([.B88]/200)* PI()" office:value-type="float" office:value="1.03672557568463" calcext:value-type="float">
            <text:p>1,037</text:p>
          </table:table-cell>
          <table:table-cell table:formula="of:=[.C88]/(0.5*PI())*90" office:value-type="float" office:value="59.4" calcext:value-type="float">
            <text:p>59,400</text:p>
          </table:table-cell>
          <table:table-cell table:formula="of:=TAN([.C88])" office:value-type="float" office:value="1.69090765578501" calcext:value-type="float">
            <text:p>1,691</text:p>
          </table:table-cell>
          <table:table-cell table:formula="of:=LOG([.E88])" office:value-type="float" office:value="0.228119890461086" calcext:value-type="float">
            <text:p>0,228</text:p>
          </table:table-cell>
          <table:table-cell table:formula="of:=SIN([.F88]*afact)" office:value-type="float" office:value="0.539884364231314" calcext:value-type="float">
            <text:p>0,540</text:p>
          </table:table-cell>
          <table:table-cell table:formula="of:=COS([.F88]*afact)" office:value-type="float" office:value="0.841739195510433" calcext:value-type="float">
            <text:p>0,842</text:p>
          </table:table-cell>
          <table:table-cell table:formula="of:=([.H88]*radius+xoff)*Mmfac" office:value-type="float" office:value="476.765231057191" calcext:value-type="float">
            <text:p>476.765231057191</text:p>
          </table:table-cell>
          <table:table-cell table:formula="of:=([.G88]*radius+yoff)*Mmfac" office:value-type="float" office:value="413.375716488576" calcext:value-type="float">
            <text:p>413.375716488576</text:p>
          </table:table-cell>
          <table:table-cell table:style-name="ce2" table:formula="of:=(IF(0=MOD([.B88];5);IF(0=MOD([.B88];10);2*strich;1.5*strich);strich))" office:value-type="float" office:value="2" calcext:value-type="float">
            <text:p>2,000</text:p>
          </table:table-cell>
          <table:table-cell table:formula="of:=([.H88]*(radius+[.K88])+xoff)*Mmfac" office:value-type="float" office:value="481.815666230254" calcext:value-type="float">
            <text:p>481.815666230254</text:p>
          </table:table-cell>
          <table:table-cell table:formula="of:=([.G88]*(radius+[.K88])+yoff)*Mmfac" office:value-type="float" office:value="416.615022673964" calcext:value-type="float">
            <text:p>416.615022673964</text:p>
          </table:table-cell>
          <table:table-cell office:value-type="string" calcext:value-type="string">
            <text:p>&lt;line x1="</text:p>
          </table:table-cell>
          <table:table-cell table:formula="of:=TEXT([.I88];&quot;000.000&quot;)" office:value-type="string" office:string-value="476.765" calcext:value-type="string">
            <text:p>476.765</text:p>
          </table:table-cell>
          <table:table-cell office:value-type="string" calcext:value-type="string">
            <text:p>" y1="</text:p>
          </table:table-cell>
          <table:table-cell table:formula="of:=TEXT([.J88];&quot;000.000&quot;)" office:value-type="string" office:string-value="413.376" calcext:value-type="string">
            <text:p>413.376</text:p>
          </table:table-cell>
          <table:table-cell office:value-type="string" calcext:value-type="string">
            <text:p>" x2="</text:p>
          </table:table-cell>
          <table:table-cell table:formula="of:=TEXT([.L88];&quot;000.000&quot;)" office:value-type="string" office:string-value="481.816" calcext:value-type="string">
            <text:p>481.816</text:p>
          </table:table-cell>
          <table:table-cell office:value-type="string" calcext:value-type="string">
            <text:p>" y2="</text:p>
          </table:table-cell>
          <table:table-cell table:formula="of:=TEXT([.M88];&quot;000.000&quot;)" office:value-type="string" office:string-value="416.615" calcext:value-type="string">
            <text:p>416.61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8:.X88])" office:value-type="string" office:string-value="&lt;line x1=&quot;476.765&quot; y1=&quot;413.376&quot; x2=&quot;481.816&quot; y2=&quot;416.615&quot; style=&quot;fill:none;stroke:#000000;stroke-width:0.75590551;stroke-miterlimit:4;stroke-dasharray:none&quot; /&gt;" calcext:value-type="string">
            <text:p>&lt;line x1="476.765" y1="413.376" x2="481.816" y2="416.61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8]*afact)*90)) / (0.5*PI());&quot;0.###&quot;)" office:value-type="string" office:string-value="32.676" calcext:value-type="string">
            <text:p>32.67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8];&quot;#&quot;)" office:value-type="string" office:string-value="66" calcext:value-type="string">
            <text:p>66</text:p>
          </table:table-cell>
          <table:table-cell office:value-type="string" calcext:value-type="string">
            <text:p>&lt;/text&gt;</text:p>
          </table:table-cell>
          <table:table-cell table:formula="of:=IF(0=MOD([.B88];5);COM.MICROSOFT.CONCAT([.Y88:.AN88]);[.Y88])" office:value-type="string" office:string-value="&lt;line x1=&quot;476.765&quot; y1=&quot;413.376&quot; x2=&quot;481.816&quot; y2=&quot;416.615&quot; style=&quot;fill:none;stroke:#000000;stroke-width:0.75590551;stroke-miterlimit:4;stroke-dasharray:none&quot; /&gt;" calcext:value-type="string">
            <text:p>&lt;line x1="476.765" y1="413.376" x2="481.816" y2="416.615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8]+1" office:value-type="float" office:value="67" calcext:value-type="float">
            <text:p>67,000</text:p>
          </table:table-cell>
          <table:table-cell table:formula="of:=([.B89]/200)* PI()" office:value-type="float" office:value="1.05243353895258" calcext:value-type="float">
            <text:p>1,052</text:p>
          </table:table-cell>
          <table:table-cell table:formula="of:=[.C89]/(0.5*PI())*90" office:value-type="float" office:value="60.3" calcext:value-type="float">
            <text:p>60,300</text:p>
          </table:table-cell>
          <table:table-cell table:formula="of:=TAN([.C89])" office:value-type="float" office:value="1.75318663247224" calcext:value-type="float">
            <text:p>1,753</text:p>
          </table:table-cell>
          <table:table-cell table:formula="of:=LOG([.E89])" office:value-type="float" office:value="0.243828150628011" calcext:value-type="float">
            <text:p>0,244</text:p>
          </table:table-cell>
          <table:table-cell table:formula="of:=SIN([.F89]*afact)" office:value-type="float" office:value="0.572515267249642" calcext:value-type="float">
            <text:p>0,573</text:p>
          </table:table-cell>
          <table:table-cell table:formula="of:=COS([.F89]*afact)" office:value-type="float" office:value="0.819894059477242" calcext:value-type="float">
            <text:p>0,820</text:p>
          </table:table-cell>
          <table:table-cell table:formula="of:=([.H89]*radius+xoff)*Mmfac" office:value-type="float" office:value="472.177752490221" calcext:value-type="float">
            <text:p>472.177752490221</text:p>
          </table:table-cell>
          <table:table-cell table:formula="of:=([.G89]*radius+yoff)*Mmfac" office:value-type="float" office:value="420.228206122425" calcext:value-type="float">
            <text:p>420.228206122425</text:p>
          </table:table-cell>
          <table:table-cell table:style-name="ce2" table:formula="of:=(IF(0=MOD([.B89];5);IF(0=MOD([.B89];10);2*strich;1.5*strich);strich))" office:value-type="float" office:value="2" calcext:value-type="float">
            <text:p>2,000</text:p>
          </table:table-cell>
          <table:table-cell table:formula="of:=([.H89]*(radius+[.K89])+xoff)*Mmfac" office:value-type="float" office:value="477.097116847084" calcext:value-type="float">
            <text:p>477.097116847084</text:p>
          </table:table-cell>
          <table:table-cell table:formula="of:=([.G89]*(radius+[.K89])+yoff)*Mmfac" office:value-type="float" office:value="423.663297725923" calcext:value-type="float">
            <text:p>423.663297725923</text:p>
          </table:table-cell>
          <table:table-cell office:value-type="string" calcext:value-type="string">
            <text:p>&lt;line x1="</text:p>
          </table:table-cell>
          <table:table-cell table:formula="of:=TEXT([.I89];&quot;000.000&quot;)" office:value-type="string" office:string-value="472.178" calcext:value-type="string">
            <text:p>472.178</text:p>
          </table:table-cell>
          <table:table-cell office:value-type="string" calcext:value-type="string">
            <text:p>" y1="</text:p>
          </table:table-cell>
          <table:table-cell table:formula="of:=TEXT([.J89];&quot;000.000&quot;)" office:value-type="string" office:string-value="420.228" calcext:value-type="string">
            <text:p>420.228</text:p>
          </table:table-cell>
          <table:table-cell office:value-type="string" calcext:value-type="string">
            <text:p>" x2="</text:p>
          </table:table-cell>
          <table:table-cell table:formula="of:=TEXT([.L89];&quot;000.000&quot;)" office:value-type="string" office:string-value="477.097" calcext:value-type="string">
            <text:p>477.097</text:p>
          </table:table-cell>
          <table:table-cell office:value-type="string" calcext:value-type="string">
            <text:p>" y2="</text:p>
          </table:table-cell>
          <table:table-cell table:formula="of:=TEXT([.M89];&quot;000.000&quot;)" office:value-type="string" office:string-value="423.663" calcext:value-type="string">
            <text:p>423.6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89:.X89])" office:value-type="string" office:string-value="&lt;line x1=&quot;472.178&quot; y1=&quot;420.228&quot; x2=&quot;477.097&quot; y2=&quot;423.663&quot; style=&quot;fill:none;stroke:#000000;stroke-width:0.75590551;stroke-miterlimit:4;stroke-dasharray:none&quot; /&gt;" calcext:value-type="string">
            <text:p>&lt;line x1="472.178" y1="420.228" x2="477.097" y2="423.6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89]*afact)*90)) / (0.5*PI());&quot;0.###&quot;)" office:value-type="string" office:string-value="34.926" calcext:value-type="string">
            <text:p>34.92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9];&quot;#&quot;)" office:value-type="string" office:string-value="67" calcext:value-type="string">
            <text:p>67</text:p>
          </table:table-cell>
          <table:table-cell office:value-type="string" calcext:value-type="string">
            <text:p>&lt;/text&gt;</text:p>
          </table:table-cell>
          <table:table-cell table:formula="of:=IF(0=MOD([.B89];5);COM.MICROSOFT.CONCAT([.Y89:.AN89]);[.Y89])" office:value-type="string" office:string-value="&lt;line x1=&quot;472.178&quot; y1=&quot;420.228&quot; x2=&quot;477.097&quot; y2=&quot;423.663&quot; style=&quot;fill:none;stroke:#000000;stroke-width:0.75590551;stroke-miterlimit:4;stroke-dasharray:none&quot; /&gt;" calcext:value-type="string">
            <text:p>&lt;line x1="472.178" y1="420.228" x2="477.097" y2="423.66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89]+1" office:value-type="float" office:value="68" calcext:value-type="float">
            <text:p>68,000</text:p>
          </table:table-cell>
          <table:table-cell table:formula="of:=([.B90]/200)* PI()" office:value-type="float" office:value="1.06814150222053" calcext:value-type="float">
            <text:p>1,068</text:p>
          </table:table-cell>
          <table:table-cell table:formula="of:=[.C90]/(0.5*PI())*90" office:value-type="float" office:value="61.2" calcext:value-type="float">
            <text:p>61,200</text:p>
          </table:table-cell>
          <table:table-cell table:formula="of:=TAN([.C90])" office:value-type="float" office:value="1.81899324728107" calcext:value-type="float">
            <text:p>1,819</text:p>
          </table:table-cell>
          <table:table-cell table:formula="of:=LOG([.E90])" office:value-type="float" office:value="0.259831086818286" calcext:value-type="float">
            <text:p>0,260</text:p>
          </table:table-cell>
          <table:table-cell table:formula="of:=SIN([.F90]*afact)" office:value-type="float" office:value="0.604850179168427" calcext:value-type="float">
            <text:p>0,605</text:p>
          </table:table-cell>
          <table:table-cell table:formula="of:=COS([.F90]*afact)" office:value-type="float" office:value="0.796339287464785" calcext:value-type="float">
            <text:p>0,796</text:p>
          </table:table-cell>
          <table:table-cell table:formula="of:=([.H90]*radius+xoff)*Mmfac" office:value-type="float" office:value="467.231250367605" calcext:value-type="float">
            <text:p>467.231250367605</text:p>
          </table:table-cell>
          <table:table-cell table:formula="of:=([.G90]*radius+yoff)*Mmfac" office:value-type="float" office:value="427.01853762537" calcext:value-type="float">
            <text:p>427.01853762537</text:p>
          </table:table-cell>
          <table:table-cell table:style-name="ce2" table:formula="of:=(IF(0=MOD([.B90];5);IF(0=MOD([.B90];10);2*strich;1.5*strich);strich))" office:value-type="float" office:value="2" calcext:value-type="float">
            <text:p>2,000</text:p>
          </table:table-cell>
          <table:table-cell table:formula="of:=([.H90]*(radius+[.K90])+xoff)*Mmfac" office:value-type="float" office:value="472.009286092394" calcext:value-type="float">
            <text:p>472.009286092394</text:p>
          </table:table-cell>
          <table:table-cell table:formula="of:=([.G90]*(radius+[.K90])+yoff)*Mmfac" office:value-type="float" office:value="430.64763870038" calcext:value-type="float">
            <text:p>430.64763870038</text:p>
          </table:table-cell>
          <table:table-cell office:value-type="string" calcext:value-type="string">
            <text:p>&lt;line x1="</text:p>
          </table:table-cell>
          <table:table-cell table:formula="of:=TEXT([.I90];&quot;000.000&quot;)" office:value-type="string" office:string-value="467.231" calcext:value-type="string">
            <text:p>467.231</text:p>
          </table:table-cell>
          <table:table-cell office:value-type="string" calcext:value-type="string">
            <text:p>" y1="</text:p>
          </table:table-cell>
          <table:table-cell table:formula="of:=TEXT([.J90];&quot;000.000&quot;)" office:value-type="string" office:string-value="427.019" calcext:value-type="string">
            <text:p>427.019</text:p>
          </table:table-cell>
          <table:table-cell office:value-type="string" calcext:value-type="string">
            <text:p>" x2="</text:p>
          </table:table-cell>
          <table:table-cell table:formula="of:=TEXT([.L90];&quot;000.000&quot;)" office:value-type="string" office:string-value="472.009" calcext:value-type="string">
            <text:p>472.009</text:p>
          </table:table-cell>
          <table:table-cell office:value-type="string" calcext:value-type="string">
            <text:p>" y2="</text:p>
          </table:table-cell>
          <table:table-cell table:formula="of:=TEXT([.M90];&quot;000.000&quot;)" office:value-type="string" office:string-value="430.648" calcext:value-type="string">
            <text:p>430.64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0:.X90])" office:value-type="string" office:string-value="&lt;line x1=&quot;467.231&quot; y1=&quot;427.019&quot; x2=&quot;472.009&quot; y2=&quot;430.648&quot; style=&quot;fill:none;stroke:#000000;stroke-width:0.75590551;stroke-miterlimit:4;stroke-dasharray:none&quot; /&gt;" calcext:value-type="string">
            <text:p>&lt;line x1="467.231" y1="427.019" x2="472.009" y2="430.64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0]*afact)*90)) / (0.5*PI());&quot;0.###&quot;)" office:value-type="string" office:string-value="37.218" calcext:value-type="string">
            <text:p>37.21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0];&quot;#&quot;)" office:value-type="string" office:string-value="68" calcext:value-type="string">
            <text:p>68</text:p>
          </table:table-cell>
          <table:table-cell office:value-type="string" calcext:value-type="string">
            <text:p>&lt;/text&gt;</text:p>
          </table:table-cell>
          <table:table-cell table:formula="of:=IF(0=MOD([.B90];5);COM.MICROSOFT.CONCAT([.Y90:.AN90]);[.Y90])" office:value-type="string" office:string-value="&lt;line x1=&quot;467.231&quot; y1=&quot;427.019&quot; x2=&quot;472.009&quot; y2=&quot;430.648&quot; style=&quot;fill:none;stroke:#000000;stroke-width:0.75590551;stroke-miterlimit:4;stroke-dasharray:none&quot; /&gt;" calcext:value-type="string">
            <text:p>&lt;line x1="467.231" y1="427.019" x2="472.009" y2="430.648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0]+1" office:value-type="float" office:value="69" calcext:value-type="float">
            <text:p>69,000</text:p>
          </table:table-cell>
          <table:table-cell table:formula="of:=([.B91]/200)* PI()" office:value-type="float" office:value="1.08384946548848" calcext:value-type="float">
            <text:p>1,084</text:p>
          </table:table-cell>
          <table:table-cell table:formula="of:=[.C91]/(0.5*PI())*90" office:value-type="float" office:value="62.1" calcext:value-type="float">
            <text:p>62,100</text:p>
          </table:table-cell>
          <table:table-cell table:formula="of:=TAN([.C91])" office:value-type="float" office:value="1.88867134163107" calcext:value-type="float">
            <text:p>1,889</text:p>
          </table:table-cell>
          <table:table-cell table:formula="of:=LOG([.E91])" office:value-type="float" office:value="0.276156390460553" calcext:value-type="float">
            <text:p>0,276</text:p>
          </table:table-cell>
          <table:table-cell table:formula="of:=SIN([.F91]*afact)" office:value-type="float" office:value="0.636838672361714" calcext:value-type="float">
            <text:p>0,637</text:p>
          </table:table-cell>
          <table:table-cell table:formula="of:=COS([.F91]*afact)" office:value-type="float" office:value="0.770997085198491" calcext:value-type="float">
            <text:p>0,771</text:p>
          </table:table-cell>
          <table:table-cell table:formula="of:=([.H91]*radius+xoff)*Mmfac" office:value-type="float" office:value="461.909387891683" calcext:value-type="float">
            <text:p>461.909387891683</text:p>
          </table:table-cell>
          <table:table-cell table:formula="of:=([.G91]*radius+yoff)*Mmfac" office:value-type="float" office:value="433.73612119596" calcext:value-type="float">
            <text:p>433.73612119596</text:p>
          </table:table-cell>
          <table:table-cell table:style-name="ce2" table:formula="of:=(IF(0=MOD([.B91];5);IF(0=MOD([.B91];10);2*strich;1.5*strich);strich))" office:value-type="float" office:value="2" calcext:value-type="float">
            <text:p>2,000</text:p>
          </table:table-cell>
          <table:table-cell table:formula="of:=([.H91]*(radius+[.K91])+xoff)*Mmfac" office:value-type="float" office:value="466.535370402874" calcext:value-type="float">
            <text:p>466.535370402874</text:p>
          </table:table-cell>
          <table:table-cell table:formula="of:=([.G91]*(radius+[.K91])+yoff)*Mmfac" office:value-type="float" office:value="437.55715323013" calcext:value-type="float">
            <text:p>437.55715323013</text:p>
          </table:table-cell>
          <table:table-cell office:value-type="string" calcext:value-type="string">
            <text:p>&lt;line x1="</text:p>
          </table:table-cell>
          <table:table-cell table:formula="of:=TEXT([.I91];&quot;000.000&quot;)" office:value-type="string" office:string-value="461.909" calcext:value-type="string">
            <text:p>461.909</text:p>
          </table:table-cell>
          <table:table-cell office:value-type="string" calcext:value-type="string">
            <text:p>" y1="</text:p>
          </table:table-cell>
          <table:table-cell table:formula="of:=TEXT([.J91];&quot;000.000&quot;)" office:value-type="string" office:string-value="433.736" calcext:value-type="string">
            <text:p>433.736</text:p>
          </table:table-cell>
          <table:table-cell office:value-type="string" calcext:value-type="string">
            <text:p>" x2="</text:p>
          </table:table-cell>
          <table:table-cell table:formula="of:=TEXT([.L91];&quot;000.000&quot;)" office:value-type="string" office:string-value="466.535" calcext:value-type="string">
            <text:p>466.535</text:p>
          </table:table-cell>
          <table:table-cell office:value-type="string" calcext:value-type="string">
            <text:p>" y2="</text:p>
          </table:table-cell>
          <table:table-cell table:formula="of:=TEXT([.M91];&quot;000.000&quot;)" office:value-type="string" office:string-value="437.557" calcext:value-type="string">
            <text:p>437.55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1:.X91])" office:value-type="string" office:string-value="&lt;line x1=&quot;461.909&quot; y1=&quot;433.736&quot; x2=&quot;466.535&quot; y2=&quot;437.557&quot; style=&quot;fill:none;stroke:#000000;stroke-width:0.75590551;stroke-miterlimit:4;stroke-dasharray:none&quot; /&gt;" calcext:value-type="string">
            <text:p>&lt;line x1="461.909" y1="433.736" x2="466.535" y2="437.55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1]*afact)*90)) / (0.5*PI());&quot;0.###&quot;)" office:value-type="string" office:string-value="39.556" calcext:value-type="string">
            <text:p>39.55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1];&quot;#&quot;)" office:value-type="string" office:string-value="69" calcext:value-type="string">
            <text:p>69</text:p>
          </table:table-cell>
          <table:table-cell office:value-type="string" calcext:value-type="string">
            <text:p>&lt;/text&gt;</text:p>
          </table:table-cell>
          <table:table-cell table:formula="of:=IF(0=MOD([.B91];5);COM.MICROSOFT.CONCAT([.Y91:.AN91]);[.Y91])" office:value-type="string" office:string-value="&lt;line x1=&quot;461.909&quot; y1=&quot;433.736&quot; x2=&quot;466.535&quot; y2=&quot;437.557&quot; style=&quot;fill:none;stroke:#000000;stroke-width:0.75590551;stroke-miterlimit:4;stroke-dasharray:none&quot; /&gt;" calcext:value-type="string">
            <text:p>&lt;line x1="461.909" y1="433.736" x2="466.535" y2="437.557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1]+1" office:value-type="float" office:value="70" calcext:value-type="float">
            <text:p>70,000</text:p>
          </table:table-cell>
          <table:table-cell table:formula="of:=([.B92]/200)* PI()" office:value-type="float" office:value="1.09955742875643" calcext:value-type="float">
            <text:p>1,100</text:p>
          </table:table-cell>
          <table:table-cell table:formula="of:=[.C92]/(0.5*PI())*90" office:value-type="float" office:value="63" calcext:value-type="float">
            <text:p>63,000</text:p>
          </table:table-cell>
          <table:table-cell table:formula="of:=TAN([.C92])" office:value-type="float" office:value="1.96261050550515" calcext:value-type="float">
            <text:p>1,963</text:p>
          </table:table-cell>
          <table:table-cell table:formula="of:=LOG([.E92])" office:value-type="float" office:value="0.292834119216006" calcext:value-type="float">
            <text:p>0,293</text:p>
          </table:table-cell>
          <table:table-cell table:formula="of:=SIN([.F92]*afact)" office:value-type="float" office:value="0.668422094668108" calcext:value-type="float">
            <text:p>0,668</text:p>
          </table:table-cell>
          <table:table-cell table:formula="of:=COS([.F92]*afact)" office:value-type="float" office:value="0.743782161226994" calcext:value-type="float">
            <text:p>0,744</text:p>
          </table:table-cell>
          <table:table-cell table:formula="of:=([.H92]*radius+xoff)*Mmfac" office:value-type="float" office:value="456.194253857669" calcext:value-type="float">
            <text:p>456.194253857669</text:p>
          </table:table-cell>
          <table:table-cell table:formula="of:=([.G92]*radius+yoff)*Mmfac" office:value-type="float" office:value="440.368639880303" calcext:value-type="float">
            <text:p>440.368639880303</text:p>
          </table:table-cell>
          <table:table-cell table:style-name="ce2" table:formula="of:=(IF(0=MOD([.B92];5);IF(0=MOD([.B92];10);2*strich;1.5*strich);strich))" office:value-type="float" office:value="4" calcext:value-type="float">
            <text:p>4,000</text:p>
          </table:table-cell>
          <table:table-cell table:formula="of:=([.H92]*(radius+[.K92])+xoff)*Mmfac" office:value-type="float" office:value="465.119639792393" calcext:value-type="float">
            <text:p>465.119639792393</text:p>
          </table:table-cell>
          <table:table-cell table:formula="of:=([.G92]*(radius+[.K92])+yoff)*Mmfac" office:value-type="float" office:value="448.38970501632" calcext:value-type="float">
            <text:p>448.38970501632</text:p>
          </table:table-cell>
          <table:table-cell office:value-type="string" calcext:value-type="string">
            <text:p>&lt;line x1="</text:p>
          </table:table-cell>
          <table:table-cell table:formula="of:=TEXT([.I92];&quot;000.000&quot;)" office:value-type="string" office:string-value="456.194" calcext:value-type="string">
            <text:p>456.194</text:p>
          </table:table-cell>
          <table:table-cell office:value-type="string" calcext:value-type="string">
            <text:p>" y1="</text:p>
          </table:table-cell>
          <table:table-cell table:formula="of:=TEXT([.J92];&quot;000.000&quot;)" office:value-type="string" office:string-value="440.369" calcext:value-type="string">
            <text:p>440.369</text:p>
          </table:table-cell>
          <table:table-cell office:value-type="string" calcext:value-type="string">
            <text:p>" x2="</text:p>
          </table:table-cell>
          <table:table-cell table:formula="of:=TEXT([.L92];&quot;000.000&quot;)" office:value-type="string" office:string-value="465.120" calcext:value-type="string">
            <text:p>465.120</text:p>
          </table:table-cell>
          <table:table-cell office:value-type="string" calcext:value-type="string">
            <text:p>" y2="</text:p>
          </table:table-cell>
          <table:table-cell table:formula="of:=TEXT([.M92];&quot;000.000&quot;)" office:value-type="string" office:string-value="448.390" calcext:value-type="string">
            <text:p>448.39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2:.X92])" office:value-type="string" office:string-value="&lt;line x1=&quot;456.194&quot; y1=&quot;440.369&quot; x2=&quot;465.120&quot; y2=&quot;448.390&quot; style=&quot;fill:none;stroke:#000000;stroke-width:0.75590551;stroke-miterlimit:4;stroke-dasharray:none&quot; /&gt;" calcext:value-type="string">
            <text:p>&lt;line x1="456.194" y1="440.369" x2="465.120" y2="448.39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2]*afact)*90)) / (0.5*PI());&quot;0.###&quot;)" office:value-type="string" office:string-value="41.945" calcext:value-type="string">
            <text:p>41.94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2];&quot;#&quot;)" office:value-type="string" office:string-value="70" calcext:value-type="string">
            <text:p>70</text:p>
          </table:table-cell>
          <table:table-cell office:value-type="string" calcext:value-type="string">
            <text:p>&lt;/text&gt;</text:p>
          </table:table-cell>
          <table:table-cell table:formula="of:=IF(0=MOD([.B92];5);COM.MICROSOFT.CONCAT([.Y92:.AN92]);[.Y92])" office:value-type="string" office:string-value="&lt;line x1=&quot;456.194&quot; y1=&quot;440.369&quot; x2=&quot;465.120&quot; y2=&quot;448.390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41.945, 300, 300)&quot;&gt;70&lt;/text&gt;" calcext:value-type="string">
            <text:p>&lt;line x1="456.194" y1="440.369" x2="465.120" y2="448.390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41.945, 300, 300)"&gt;70&lt;/text&gt;</text:p>
          </table:table-cell>
          <table:table-cell table:number-columns-repeated="983"/>
        </table:table-row>
        <table:table-row table:style-name="ro1">
          <table:table-cell/>
          <table:table-cell table:formula="of:=[.B92]+1" office:value-type="float" office:value="71" calcext:value-type="float">
            <text:p>71,000</text:p>
          </table:table-cell>
          <table:table-cell table:formula="of:=([.B93]/200)* PI()" office:value-type="float" office:value="1.11526539202438" calcext:value-type="float">
            <text:p>1,115</text:p>
          </table:table-cell>
          <table:table-cell table:formula="of:=[.C93]/(0.5*PI())*90" office:value-type="float" office:value="63.9" calcext:value-type="float">
            <text:p>63,900</text:p>
          </table:table-cell>
          <table:table-cell table:formula="of:=TAN([.C93])" office:value-type="float" office:value="2.0412539671217" calcext:value-type="float">
            <text:p>2,041</text:p>
          </table:table-cell>
          <table:table-cell table:formula="of:=LOG([.E93])" office:value-type="float" office:value="0.309897041785087" calcext:value-type="float">
            <text:p>0,310</text:p>
          </table:table-cell>
          <table:table-cell table:formula="of:=SIN([.F93]*afact)" office:value-type="float" office:value="0.699532163383771" calcext:value-type="float">
            <text:p>0,700</text:p>
          </table:table-cell>
          <table:table-cell table:formula="of:=COS([.F93]*afact)" office:value-type="float" office:value="0.714601114183025" calcext:value-type="float">
            <text:p>0,715</text:p>
          </table:table-cell>
          <table:table-cell table:formula="of:=([.H93]*radius+xoff)*Mmfac" office:value-type="float" office:value="450.066233978435" calcext:value-type="float">
            <text:p>450.066233978435</text:p>
          </table:table-cell>
          <table:table-cell table:formula="of:=([.G93]*radius+yoff)*Mmfac" office:value-type="float" office:value="446.901754310592" calcext:value-type="float">
            <text:p>446.901754310592</text:p>
          </table:table-cell>
          <table:table-cell table:style-name="ce2" table:formula="of:=(IF(0=MOD([.B93];5);IF(0=MOD([.B93];10);2*strich;1.5*strich);strich))" office:value-type="float" office:value="2" calcext:value-type="float">
            <text:p>2,000</text:p>
          </table:table-cell>
          <table:table-cell table:formula="of:=([.H93]*(radius+[.K93])+xoff)*Mmfac" office:value-type="float" office:value="454.353840663533" calcext:value-type="float">
            <text:p>454.353840663533</text:p>
          </table:table-cell>
          <table:table-cell table:formula="of:=([.G93]*(radius+[.K93])+yoff)*Mmfac" office:value-type="float" office:value="451.098947290895" calcext:value-type="float">
            <text:p>451.098947290895</text:p>
          </table:table-cell>
          <table:table-cell office:value-type="string" calcext:value-type="string">
            <text:p>&lt;line x1="</text:p>
          </table:table-cell>
          <table:table-cell table:formula="of:=TEXT([.I93];&quot;000.000&quot;)" office:value-type="string" office:string-value="450.066" calcext:value-type="string">
            <text:p>450.066</text:p>
          </table:table-cell>
          <table:table-cell office:value-type="string" calcext:value-type="string">
            <text:p>" y1="</text:p>
          </table:table-cell>
          <table:table-cell table:formula="of:=TEXT([.J93];&quot;000.000&quot;)" office:value-type="string" office:string-value="446.902" calcext:value-type="string">
            <text:p>446.902</text:p>
          </table:table-cell>
          <table:table-cell office:value-type="string" calcext:value-type="string">
            <text:p>" x2="</text:p>
          </table:table-cell>
          <table:table-cell table:formula="of:=TEXT([.L93];&quot;000.000&quot;)" office:value-type="string" office:string-value="454.354" calcext:value-type="string">
            <text:p>454.354</text:p>
          </table:table-cell>
          <table:table-cell office:value-type="string" calcext:value-type="string">
            <text:p>" y2="</text:p>
          </table:table-cell>
          <table:table-cell table:formula="of:=TEXT([.M93];&quot;000.000&quot;)" office:value-type="string" office:string-value="451.099" calcext:value-type="string">
            <text:p>451.0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3:.X93])" office:value-type="string" office:string-value="&lt;line x1=&quot;450.066&quot; y1=&quot;446.902&quot; x2=&quot;454.354&quot; y2=&quot;451.099&quot; style=&quot;fill:none;stroke:#000000;stroke-width:0.75590551;stroke-miterlimit:4;stroke-dasharray:none&quot; /&gt;" calcext:value-type="string">
            <text:p>&lt;line x1="450.066" y1="446.902" x2="454.354" y2="451.0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3]*afact)*90)) / (0.5*PI());&quot;0.###&quot;)" office:value-type="string" office:string-value="44.389" calcext:value-type="string">
            <text:p>44.38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3];&quot;#&quot;)" office:value-type="string" office:string-value="71" calcext:value-type="string">
            <text:p>71</text:p>
          </table:table-cell>
          <table:table-cell office:value-type="string" calcext:value-type="string">
            <text:p>&lt;/text&gt;</text:p>
          </table:table-cell>
          <table:table-cell table:formula="of:=IF(0=MOD([.B93];5);COM.MICROSOFT.CONCAT([.Y93:.AN93]);[.Y93])" office:value-type="string" office:string-value="&lt;line x1=&quot;450.066&quot; y1=&quot;446.902&quot; x2=&quot;454.354&quot; y2=&quot;451.099&quot; style=&quot;fill:none;stroke:#000000;stroke-width:0.75590551;stroke-miterlimit:4;stroke-dasharray:none&quot; /&gt;" calcext:value-type="string">
            <text:p>&lt;line x1="450.066" y1="446.902" x2="454.354" y2="451.09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3]+1" office:value-type="float" office:value="72" calcext:value-type="float">
            <text:p>72,000</text:p>
          </table:table-cell>
          <table:table-cell table:formula="of:=([.B94]/200)* PI()" office:value-type="float" office:value="1.13097335529233" calcext:value-type="float">
            <text:p>1,131</text:p>
          </table:table-cell>
          <table:table-cell table:formula="of:=[.C94]/(0.5*PI())*90" office:value-type="float" office:value="64.8" calcext:value-type="float">
            <text:p>64,800</text:p>
          </table:table-cell>
          <table:table-cell table:formula="of:=TAN([.C94])" office:value-type="float" office:value="2.1251081731572" calcext:value-type="float">
            <text:p>2,125</text:p>
          </table:table-cell>
          <table:table-cell table:formula="of:=LOG([.E94])" office:value-type="float" office:value="0.327381041590834" calcext:value-type="float">
            <text:p>0,327</text:p>
          </table:table-cell>
          <table:table-cell table:formula="of:=SIN([.F94]*afact)" office:value-type="float" office:value="0.730089288425071" calcext:value-type="float">
            <text:p>0,730</text:p>
          </table:table-cell>
          <table:table-cell table:formula="of:=COS([.F94]*afact)" office:value-type="float" office:value="0.683351762218386" calcext:value-type="float">
            <text:p>0,683</text:p>
          </table:table-cell>
          <table:table-cell table:formula="of:=([.H94]*radius+xoff)*Mmfac" office:value-type="float" office:value="443.503870065861" calcext:value-type="float">
            <text:p>443.503870065861</text:p>
          </table:table-cell>
          <table:table-cell table:formula="of:=([.G94]*radius+yoff)*Mmfac" office:value-type="float" office:value="453.318750569265" calcext:value-type="float">
            <text:p>453.318750569265</text:p>
          </table:table-cell>
          <table:table-cell table:style-name="ce2" table:formula="of:=(IF(0=MOD([.B94];5);IF(0=MOD([.B94];10);2*strich;1.5*strich);strich))" office:value-type="float" office:value="2" calcext:value-type="float">
            <text:p>2,000</text:p>
          </table:table-cell>
          <table:table-cell table:formula="of:=([.H94]*(radius+[.K94])+xoff)*Mmfac" office:value-type="float" office:value="447.603980639171" calcext:value-type="float">
            <text:p>447.603980639171</text:p>
          </table:table-cell>
          <table:table-cell table:formula="of:=([.G94]*(radius+[.K94])+yoff)*Mmfac" office:value-type="float" office:value="457.699286299815" calcext:value-type="float">
            <text:p>457.699286299815</text:p>
          </table:table-cell>
          <table:table-cell office:value-type="string" calcext:value-type="string">
            <text:p>&lt;line x1="</text:p>
          </table:table-cell>
          <table:table-cell table:formula="of:=TEXT([.I94];&quot;000.000&quot;)" office:value-type="string" office:string-value="443.504" calcext:value-type="string">
            <text:p>443.504</text:p>
          </table:table-cell>
          <table:table-cell office:value-type="string" calcext:value-type="string">
            <text:p>" y1="</text:p>
          </table:table-cell>
          <table:table-cell table:formula="of:=TEXT([.J94];&quot;000.000&quot;)" office:value-type="string" office:string-value="453.319" calcext:value-type="string">
            <text:p>453.319</text:p>
          </table:table-cell>
          <table:table-cell office:value-type="string" calcext:value-type="string">
            <text:p>" x2="</text:p>
          </table:table-cell>
          <table:table-cell table:formula="of:=TEXT([.L94];&quot;000.000&quot;)" office:value-type="string" office:string-value="447.604" calcext:value-type="string">
            <text:p>447.604</text:p>
          </table:table-cell>
          <table:table-cell office:value-type="string" calcext:value-type="string">
            <text:p>" y2="</text:p>
          </table:table-cell>
          <table:table-cell table:formula="of:=TEXT([.M94];&quot;000.000&quot;)" office:value-type="string" office:string-value="457.699" calcext:value-type="string">
            <text:p>457.6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4:.X94])" office:value-type="string" office:string-value="&lt;line x1=&quot;443.504&quot; y1=&quot;453.319&quot; x2=&quot;447.604&quot; y2=&quot;457.699&quot; style=&quot;fill:none;stroke:#000000;stroke-width:0.75590551;stroke-miterlimit:4;stroke-dasharray:none&quot; /&gt;" calcext:value-type="string">
            <text:p>&lt;line x1="443.504" y1="453.319" x2="447.604" y2="457.6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4]*afact)*90)) / (0.5*PI());&quot;0.###&quot;)" office:value-type="string" office:string-value="46.894" calcext:value-type="string">
            <text:p>46.89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4];&quot;#&quot;)" office:value-type="string" office:string-value="72" calcext:value-type="string">
            <text:p>72</text:p>
          </table:table-cell>
          <table:table-cell office:value-type="string" calcext:value-type="string">
            <text:p>&lt;/text&gt;</text:p>
          </table:table-cell>
          <table:table-cell table:formula="of:=IF(0=MOD([.B94];5);COM.MICROSOFT.CONCAT([.Y94:.AN94]);[.Y94])" office:value-type="string" office:string-value="&lt;line x1=&quot;443.504&quot; y1=&quot;453.319&quot; x2=&quot;447.604&quot; y2=&quot;457.699&quot; style=&quot;fill:none;stroke:#000000;stroke-width:0.75590551;stroke-miterlimit:4;stroke-dasharray:none&quot; /&gt;" calcext:value-type="string">
            <text:p>&lt;line x1="443.504" y1="453.319" x2="447.604" y2="457.699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4]+1" office:value-type="float" office:value="73" calcext:value-type="float">
            <text:p>73,000</text:p>
          </table:table-cell>
          <table:table-cell table:formula="of:=([.B95]/200)* PI()" office:value-type="float" office:value="1.14668131856027" calcext:value-type="float">
            <text:p>1,147</text:p>
          </table:table-cell>
          <table:table-cell table:formula="of:=[.C95]/(0.5*PI())*90" office:value-type="float" office:value="65.7" calcext:value-type="float">
            <text:p>65,700</text:p>
          </table:table-cell>
          <table:table-cell table:formula="of:=TAN([.C95])" office:value-type="float" office:value="2.21475449781336" calcext:value-type="float">
            <text:p>2,215</text:p>
          </table:table-cell>
          <table:table-cell table:formula="of:=LOG([.E95])" office:value-type="float" office:value="0.345325592340542" calcext:value-type="float">
            <text:p>0,345</text:p>
          </table:table-cell>
          <table:table-cell table:formula="of:=SIN([.F95]*afact)" office:value-type="float" office:value="0.760000562726379" calcext:value-type="float">
            <text:p>0,760</text:p>
          </table:table-cell>
          <table:table-cell table:formula="of:=COS([.F95]*afact)" office:value-type="float" office:value="0.649922414335425" calcext:value-type="float">
            <text:p>0,650</text:p>
          </table:table-cell>
          <table:table-cell table:formula="of:=([.H95]*radius+xoff)*Mmfac" office:value-type="float" office:value="436.483707010439" calcext:value-type="float">
            <text:p>436.483707010439</text:p>
          </table:table-cell>
          <table:table-cell table:formula="of:=([.G95]*radius+yoff)*Mmfac" office:value-type="float" office:value="459.60011817254" calcext:value-type="float">
            <text:p>459.60011817254</text:p>
          </table:table-cell>
          <table:table-cell table:style-name="ce2" table:formula="of:=(IF(0=MOD([.B95];5);IF(0=MOD([.B95];10);2*strich;1.5*strich);strich))" office:value-type="float" office:value="2" calcext:value-type="float">
            <text:p>2,000</text:p>
          </table:table-cell>
          <table:table-cell table:formula="of:=([.H95]*(radius+[.K95])+xoff)*Mmfac" office:value-type="float" office:value="440.383241496452" calcext:value-type="float">
            <text:p>440.383241496452</text:p>
          </table:table-cell>
          <table:table-cell table:formula="of:=([.G95]*(radius+[.K95])+yoff)*Mmfac" office:value-type="float" office:value="464.160121548898" calcext:value-type="float">
            <text:p>464.160121548898</text:p>
          </table:table-cell>
          <table:table-cell office:value-type="string" calcext:value-type="string">
            <text:p>&lt;line x1="</text:p>
          </table:table-cell>
          <table:table-cell table:formula="of:=TEXT([.I95];&quot;000.000&quot;)" office:value-type="string" office:string-value="436.484" calcext:value-type="string">
            <text:p>436.484</text:p>
          </table:table-cell>
          <table:table-cell office:value-type="string" calcext:value-type="string">
            <text:p>" y1="</text:p>
          </table:table-cell>
          <table:table-cell table:formula="of:=TEXT([.J95];&quot;000.000&quot;)" office:value-type="string" office:string-value="459.600" calcext:value-type="string">
            <text:p>459.600</text:p>
          </table:table-cell>
          <table:table-cell office:value-type="string" calcext:value-type="string">
            <text:p>" x2="</text:p>
          </table:table-cell>
          <table:table-cell table:formula="of:=TEXT([.L95];&quot;000.000&quot;)" office:value-type="string" office:string-value="440.383" calcext:value-type="string">
            <text:p>440.383</text:p>
          </table:table-cell>
          <table:table-cell office:value-type="string" calcext:value-type="string">
            <text:p>" y2="</text:p>
          </table:table-cell>
          <table:table-cell table:formula="of:=TEXT([.M95];&quot;000.000&quot;)" office:value-type="string" office:string-value="464.160" calcext:value-type="string">
            <text:p>464.16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5:.X95])" office:value-type="string" office:string-value="&lt;line x1=&quot;436.484&quot; y1=&quot;459.600&quot; x2=&quot;440.383&quot; y2=&quot;464.160&quot; style=&quot;fill:none;stroke:#000000;stroke-width:0.75590551;stroke-miterlimit:4;stroke-dasharray:none&quot; /&gt;" calcext:value-type="string">
            <text:p>&lt;line x1="436.484" y1="459.600" x2="440.383" y2="464.16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5]*afact)*90)) / (0.5*PI());&quot;0.###&quot;)" office:value-type="string" office:string-value="49.464" calcext:value-type="string">
            <text:p>49.46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5];&quot;#&quot;)" office:value-type="string" office:string-value="73" calcext:value-type="string">
            <text:p>73</text:p>
          </table:table-cell>
          <table:table-cell office:value-type="string" calcext:value-type="string">
            <text:p>&lt;/text&gt;</text:p>
          </table:table-cell>
          <table:table-cell table:formula="of:=IF(0=MOD([.B95];5);COM.MICROSOFT.CONCAT([.Y95:.AN95]);[.Y95])" office:value-type="string" office:string-value="&lt;line x1=&quot;436.484&quot; y1=&quot;459.600&quot; x2=&quot;440.383&quot; y2=&quot;464.160&quot; style=&quot;fill:none;stroke:#000000;stroke-width:0.75590551;stroke-miterlimit:4;stroke-dasharray:none&quot; /&gt;" calcext:value-type="string">
            <text:p>&lt;line x1="436.484" y1="459.600" x2="440.383" y2="464.16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5]+1" office:value-type="float" office:value="74" calcext:value-type="float">
            <text:p>74,000</text:p>
          </table:table-cell>
          <table:table-cell table:formula="of:=([.B96]/200)* PI()" office:value-type="float" office:value="1.16238928182822" calcext:value-type="float">
            <text:p>1,162</text:p>
          </table:table-cell>
          <table:table-cell table:formula="of:=[.C96]/(0.5*PI())*90" office:value-type="float" office:value="66.6" calcext:value-type="float">
            <text:p>66,600</text:p>
          </table:table-cell>
          <table:table-cell table:formula="of:=TAN([.C96])" office:value-type="float" office:value="2.31086365388241" calcext:value-type="float">
            <text:p>2,311</text:p>
          </table:table-cell>
          <table:table-cell table:formula="of:=LOG([.E96])" office:value-type="float" office:value="0.363774321890466" calcext:value-type="float">
            <text:p>0,364</text:p>
          </table:table-cell>
          <table:table-cell table:formula="of:=SIN([.F96]*afact)" office:value-type="float" office:value="0.78915734160117" calcext:value-type="float">
            <text:p>0,789</text:p>
          </table:table-cell>
          <table:table-cell table:formula="of:=COS([.F96]*afact)" office:value-type="float" office:value="0.61419108606115" calcext:value-type="float">
            <text:p>0,614</text:p>
          </table:table-cell>
          <table:table-cell table:formula="of:=([.H96]*radius+xoff)*Mmfac" office:value-type="float" office:value="428.980128072842" calcext:value-type="float">
            <text:p>428.980128072842</text:p>
          </table:table-cell>
          <table:table-cell table:formula="of:=([.G96]*radius+yoff)*Mmfac" office:value-type="float" office:value="465.723041736246" calcext:value-type="float">
            <text:p>465.723041736246</text:p>
          </table:table-cell>
          <table:table-cell table:style-name="ce2" table:formula="of:=(IF(0=MOD([.B96];5);IF(0=MOD([.B96];10);2*strich;1.5*strich);strich))" office:value-type="float" office:value="2" calcext:value-type="float">
            <text:p>2,000</text:p>
          </table:table-cell>
          <table:table-cell table:formula="of:=([.H96]*(radius+[.K96])+xoff)*Mmfac" office:value-type="float" office:value="432.665274589208" calcext:value-type="float">
            <text:p>432.665274589208</text:p>
          </table:table-cell>
          <table:table-cell table:formula="of:=([.G96]*(radius+[.K96])+yoff)*Mmfac" office:value-type="float" office:value="470.457985785853" calcext:value-type="float">
            <text:p>470.457985785853</text:p>
          </table:table-cell>
          <table:table-cell office:value-type="string" calcext:value-type="string">
            <text:p>&lt;line x1="</text:p>
          </table:table-cell>
          <table:table-cell table:formula="of:=TEXT([.I96];&quot;000.000&quot;)" office:value-type="string" office:string-value="428.980" calcext:value-type="string">
            <text:p>428.980</text:p>
          </table:table-cell>
          <table:table-cell office:value-type="string" calcext:value-type="string">
            <text:p>" y1="</text:p>
          </table:table-cell>
          <table:table-cell table:formula="of:=TEXT([.J96];&quot;000.000&quot;)" office:value-type="string" office:string-value="465.723" calcext:value-type="string">
            <text:p>465.723</text:p>
          </table:table-cell>
          <table:table-cell office:value-type="string" calcext:value-type="string">
            <text:p>" x2="</text:p>
          </table:table-cell>
          <table:table-cell table:formula="of:=TEXT([.L96];&quot;000.000&quot;)" office:value-type="string" office:string-value="432.665" calcext:value-type="string">
            <text:p>432.665</text:p>
          </table:table-cell>
          <table:table-cell office:value-type="string" calcext:value-type="string">
            <text:p>" y2="</text:p>
          </table:table-cell>
          <table:table-cell table:formula="of:=TEXT([.M96];&quot;000.000&quot;)" office:value-type="string" office:string-value="470.458" calcext:value-type="string">
            <text:p>470.45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6:.X96])" office:value-type="string" office:string-value="&lt;line x1=&quot;428.980&quot; y1=&quot;465.723&quot; x2=&quot;432.665&quot; y2=&quot;470.458&quot; style=&quot;fill:none;stroke:#000000;stroke-width:0.75590551;stroke-miterlimit:4;stroke-dasharray:none&quot; /&gt;" calcext:value-type="string">
            <text:p>&lt;line x1="428.980" y1="465.723" x2="432.665" y2="470.45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6]*afact)*90)) / (0.5*PI());&quot;0.###&quot;)" office:value-type="string" office:string-value="52.107" calcext:value-type="string">
            <text:p>52.1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6];&quot;#&quot;)" office:value-type="string" office:string-value="74" calcext:value-type="string">
            <text:p>74</text:p>
          </table:table-cell>
          <table:table-cell office:value-type="string" calcext:value-type="string">
            <text:p>&lt;/text&gt;</text:p>
          </table:table-cell>
          <table:table-cell table:formula="of:=IF(0=MOD([.B96];5);COM.MICROSOFT.CONCAT([.Y96:.AN96]);[.Y96])" office:value-type="string" office:string-value="&lt;line x1=&quot;428.980&quot; y1=&quot;465.723&quot; x2=&quot;432.665&quot; y2=&quot;470.458&quot; style=&quot;fill:none;stroke:#000000;stroke-width:0.75590551;stroke-miterlimit:4;stroke-dasharray:none&quot; /&gt;" calcext:value-type="string">
            <text:p>&lt;line x1="428.980" y1="465.723" x2="432.665" y2="470.458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6]+1" office:value-type="float" office:value="75" calcext:value-type="float">
            <text:p>75,000</text:p>
          </table:table-cell>
          <table:table-cell table:formula="of:=([.B97]/200)* PI()" office:value-type="float" office:value="1.17809724509617" calcext:value-type="float">
            <text:p>1,178</text:p>
          </table:table-cell>
          <table:table-cell table:formula="of:=[.C97]/(0.5*PI())*90" office:value-type="float" office:value="67.5" calcext:value-type="float">
            <text:p>67,500</text:p>
          </table:table-cell>
          <table:table-cell table:formula="of:=TAN([.C97])" office:value-type="float" office:value="2.41421356237309" calcext:value-type="float">
            <text:p>2,414</text:p>
          </table:table-cell>
          <table:table-cell table:formula="of:=LOG([.E97])" office:value-type="float" office:value="0.382775685337863" calcext:value-type="float">
            <text:p>0,383</text:p>
          </table:table-cell>
          <table:table-cell table:formula="of:=SIN([.F97]*afact)" office:value-type="float" office:value="0.817432311461703" calcext:value-type="float">
            <text:p>0,817</text:p>
          </table:table-cell>
          <table:table-cell table:formula="of:=COS([.F97]*afact)" office:value-type="float" office:value="0.57602466629336" calcext:value-type="float">
            <text:p>0,576</text:p>
          </table:table-cell>
          <table:table-cell table:formula="of:=([.H97]*radius+xoff)*Mmfac" office:value-type="float" office:value="420.965179921606" calcext:value-type="float">
            <text:p>420.965179921606</text:p>
          </table:table-cell>
          <table:table-cell table:formula="of:=([.G97]*radius+yoff)*Mmfac" office:value-type="float" office:value="471.660785406958" calcext:value-type="float">
            <text:p>471.660785406958</text:p>
          </table:table-cell>
          <table:table-cell table:style-name="ce2" table:formula="of:=(IF(0=MOD([.B97];5);IF(0=MOD([.B97];10);2*strich;1.5*strich);strich))" office:value-type="float" office:value="3" calcext:value-type="float">
            <text:p>3,000</text:p>
          </table:table-cell>
          <table:table-cell table:formula="of:=([.H97]*(radius+[.K97])+xoff)*Mmfac" office:value-type="float" office:value="426.149401918246" calcext:value-type="float">
            <text:p>426.149401918246</text:p>
          </table:table-cell>
          <table:table-cell table:formula="of:=([.G97]*(radius+[.K97])+yoff)*Mmfac" office:value-type="float" office:value="479.017676210113" calcext:value-type="float">
            <text:p>479.017676210113</text:p>
          </table:table-cell>
          <table:table-cell office:value-type="string" calcext:value-type="string">
            <text:p>&lt;line x1="</text:p>
          </table:table-cell>
          <table:table-cell table:formula="of:=TEXT([.I97];&quot;000.000&quot;)" office:value-type="string" office:string-value="420.965" calcext:value-type="string">
            <text:p>420.965</text:p>
          </table:table-cell>
          <table:table-cell office:value-type="string" calcext:value-type="string">
            <text:p>" y1="</text:p>
          </table:table-cell>
          <table:table-cell table:formula="of:=TEXT([.J97];&quot;000.000&quot;)" office:value-type="string" office:string-value="471.661" calcext:value-type="string">
            <text:p>471.661</text:p>
          </table:table-cell>
          <table:table-cell office:value-type="string" calcext:value-type="string">
            <text:p>" x2="</text:p>
          </table:table-cell>
          <table:table-cell table:formula="of:=TEXT([.L97];&quot;000.000&quot;)" office:value-type="string" office:string-value="426.149" calcext:value-type="string">
            <text:p>426.149</text:p>
          </table:table-cell>
          <table:table-cell office:value-type="string" calcext:value-type="string">
            <text:p>" y2="</text:p>
          </table:table-cell>
          <table:table-cell table:formula="of:=TEXT([.M97];&quot;000.000&quot;)" office:value-type="string" office:string-value="479.018" calcext:value-type="string">
            <text:p>479.01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7:.X97])" office:value-type="string" office:string-value="&lt;line x1=&quot;420.965&quot; y1=&quot;471.661&quot; x2=&quot;426.149&quot; y2=&quot;479.018&quot; style=&quot;fill:none;stroke:#000000;stroke-width:0.75590551;stroke-miterlimit:4;stroke-dasharray:none&quot; /&gt;" calcext:value-type="string">
            <text:p>&lt;line x1="420.965" y1="471.661" x2="426.149" y2="479.01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7]*afact)*90)) / (0.5*PI());&quot;0.###&quot;)" office:value-type="string" office:string-value="54.829" calcext:value-type="string">
            <text:p>54.8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7];&quot;#&quot;)" office:value-type="string" office:string-value="75" calcext:value-type="string">
            <text:p>75</text:p>
          </table:table-cell>
          <table:table-cell office:value-type="string" calcext:value-type="string">
            <text:p>&lt;/text&gt;</text:p>
          </table:table-cell>
          <table:table-cell table:formula="of:=IF(0=MOD([.B97];5);COM.MICROSOFT.CONCAT([.Y97:.AN97]);[.Y97])" office:value-type="string" office:string-value="&lt;line x1=&quot;420.965&quot; y1=&quot;471.661&quot; x2=&quot;426.149&quot; y2=&quot;479.018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54.829, 300, 300)&quot;&gt;75&lt;/text&gt;" calcext:value-type="string">
            <text:p>&lt;line x1="420.965" y1="471.661" x2="426.149" y2="479.018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54.829, 300, 300)"&gt;75&lt;/text&gt;</text:p>
          </table:table-cell>
          <table:table-cell table:number-columns-repeated="983"/>
        </table:table-row>
        <table:table-row table:style-name="ro1">
          <table:table-cell/>
          <table:table-cell table:formula="of:=[.B97]+1" office:value-type="float" office:value="76" calcext:value-type="float">
            <text:p>76,000</text:p>
          </table:table-cell>
          <table:table-cell table:formula="of:=([.B98]/200)* PI()" office:value-type="float" office:value="1.19380520836412" calcext:value-type="float">
            <text:p>1,194</text:p>
          </table:table-cell>
          <table:table-cell table:formula="of:=[.C98]/(0.5*PI())*90" office:value-type="float" office:value="68.4" calcext:value-type="float">
            <text:p>68,400</text:p>
          </table:table-cell>
          <table:table-cell table:formula="of:=TAN([.C98])" office:value-type="float" office:value="2.5257116894473" calcext:value-type="float">
            <text:p>2,526</text:p>
          </table:table-cell>
          <table:table-cell table:formula="of:=LOG([.E98])" office:value-type="float" office:value="0.402383774236608" calcext:value-type="float">
            <text:p>0,402</text:p>
          </table:table-cell>
          <table:table-cell table:formula="of:=SIN([.F98]*afact)" office:value-type="float" office:value="0.844675920217489" calcext:value-type="float">
            <text:p>0,845</text:p>
          </table:table-cell>
          <table:table-cell table:formula="of:=COS([.F98]*afact)" office:value-type="float" office:value="0.535278049059307" calcext:value-type="float">
            <text:p>0,535</text:p>
          </table:table-cell>
          <table:table-cell table:formula="of:=([.H98]*radius+xoff)*Mmfac" office:value-type="float" office:value="412.408390302454" calcext:value-type="float">
            <text:p>412.408390302454</text:p>
          </table:table-cell>
          <table:table-cell table:formula="of:=([.G98]*radius+yoff)*Mmfac" office:value-type="float" office:value="477.381943245673" calcext:value-type="float">
            <text:p>477.381943245673</text:p>
          </table:table-cell>
          <table:table-cell table:style-name="ce2" table:formula="of:=(IF(0=MOD([.B98];5);IF(0=MOD([.B98];10);2*strich;1.5*strich);strich))" office:value-type="float" office:value="2" calcext:value-type="float">
            <text:p>2,000</text:p>
          </table:table-cell>
          <table:table-cell table:formula="of:=([.H98]*(radius+[.K98])+xoff)*Mmfac" office:value-type="float" office:value="415.62005859681" calcext:value-type="float">
            <text:p>415.62005859681</text:p>
          </table:table-cell>
          <table:table-cell table:formula="of:=([.G98]*(radius+[.K98])+yoff)*Mmfac" office:value-type="float" office:value="482.449998766978" calcext:value-type="float">
            <text:p>482.449998766978</text:p>
          </table:table-cell>
          <table:table-cell office:value-type="string" calcext:value-type="string">
            <text:p>&lt;line x1="</text:p>
          </table:table-cell>
          <table:table-cell table:formula="of:=TEXT([.I98];&quot;000.000&quot;)" office:value-type="string" office:string-value="412.408" calcext:value-type="string">
            <text:p>412.408</text:p>
          </table:table-cell>
          <table:table-cell office:value-type="string" calcext:value-type="string">
            <text:p>" y1="</text:p>
          </table:table-cell>
          <table:table-cell table:formula="of:=TEXT([.J98];&quot;000.000&quot;)" office:value-type="string" office:string-value="477.382" calcext:value-type="string">
            <text:p>477.382</text:p>
          </table:table-cell>
          <table:table-cell office:value-type="string" calcext:value-type="string">
            <text:p>" x2="</text:p>
          </table:table-cell>
          <table:table-cell table:formula="of:=TEXT([.L98];&quot;000.000&quot;)" office:value-type="string" office:string-value="415.620" calcext:value-type="string">
            <text:p>415.620</text:p>
          </table:table-cell>
          <table:table-cell office:value-type="string" calcext:value-type="string">
            <text:p>" y2="</text:p>
          </table:table-cell>
          <table:table-cell table:formula="of:=TEXT([.M98];&quot;000.000&quot;)" office:value-type="string" office:string-value="482.450" calcext:value-type="string">
            <text:p>482.4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8:.X98])" office:value-type="string" office:string-value="&lt;line x1=&quot;412.408&quot; y1=&quot;477.382&quot; x2=&quot;415.620&quot; y2=&quot;482.450&quot; style=&quot;fill:none;stroke:#000000;stroke-width:0.75590551;stroke-miterlimit:4;stroke-dasharray:none&quot; /&gt;" calcext:value-type="string">
            <text:p>&lt;line x1="412.408" y1="477.382" x2="415.620" y2="482.45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8]*afact)*90)) / (0.5*PI());&quot;0.###&quot;)" office:value-type="string" office:string-value="57.637" calcext:value-type="string">
            <text:p>57.63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8];&quot;#&quot;)" office:value-type="string" office:string-value="76" calcext:value-type="string">
            <text:p>76</text:p>
          </table:table-cell>
          <table:table-cell office:value-type="string" calcext:value-type="string">
            <text:p>&lt;/text&gt;</text:p>
          </table:table-cell>
          <table:table-cell table:formula="of:=IF(0=MOD([.B98];5);COM.MICROSOFT.CONCAT([.Y98:.AN98]);[.Y98])" office:value-type="string" office:string-value="&lt;line x1=&quot;412.408&quot; y1=&quot;477.382&quot; x2=&quot;415.620&quot; y2=&quot;482.450&quot; style=&quot;fill:none;stroke:#000000;stroke-width:0.75590551;stroke-miterlimit:4;stroke-dasharray:none&quot; /&gt;" calcext:value-type="string">
            <text:p>&lt;line x1="412.408" y1="477.382" x2="415.620" y2="482.450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8]+1" office:value-type="float" office:value="77" calcext:value-type="float">
            <text:p>77,000</text:p>
          </table:table-cell>
          <table:table-cell table:formula="of:=([.B99]/200)* PI()" office:value-type="float" office:value="1.20951317163207" calcext:value-type="float">
            <text:p>1,210</text:p>
          </table:table-cell>
          <table:table-cell table:formula="of:=[.C99]/(0.5*PI())*90" office:value-type="float" office:value="69.3" calcext:value-type="float">
            <text:p>69,300</text:p>
          </table:table-cell>
          <table:table-cell table:formula="of:=TAN([.C99])" office:value-type="float" office:value="2.64642321028663" calcext:value-type="float">
            <text:p>2,646</text:p>
          </table:table-cell>
          <table:table-cell table:formula="of:=LOG([.E99])" office:value-type="float" office:value="0.422659296841317" calcext:value-type="float">
            <text:p>0,423</text:p>
          </table:table-cell>
          <table:table-cell table:formula="of:=SIN([.F99]*afact)" office:value-type="float" office:value="0.870712004413453" calcext:value-type="float">
            <text:p>0,871</text:p>
          </table:table-cell>
          <table:table-cell table:formula="of:=COS([.F99]*afact)" office:value-type="float" office:value="0.491793254701918" calcext:value-type="float">
            <text:p>0,492</text:p>
          </table:table-cell>
          <table:table-cell table:formula="of:=([.H99]*radius+xoff)*Mmfac" office:value-type="float" office:value="403.276583487403" calcext:value-type="float">
            <text:p>403.276583487403</text:p>
          </table:table-cell>
          <table:table-cell table:formula="of:=([.G99]*radius+yoff)*Mmfac" office:value-type="float" office:value="482.849520926825" calcext:value-type="float">
            <text:p>482.849520926825</text:p>
          </table:table-cell>
          <table:table-cell table:style-name="ce2" table:formula="of:=(IF(0=MOD([.B99];5);IF(0=MOD([.B99];10);2*strich;1.5*strich);strich))" office:value-type="float" office:value="2" calcext:value-type="float">
            <text:p>2,000</text:p>
          </table:table-cell>
          <table:table-cell table:formula="of:=([.H99]*(radius+[.K99])+xoff)*Mmfac" office:value-type="float" office:value="406.227343015614" calcext:value-type="float">
            <text:p>406.227343015614</text:p>
          </table:table-cell>
          <table:table-cell table:formula="of:=([.G99]*(radius+[.K99])+yoff)*Mmfac" office:value-type="float" office:value="488.073792953306" calcext:value-type="float">
            <text:p>488.073792953306</text:p>
          </table:table-cell>
          <table:table-cell office:value-type="string" calcext:value-type="string">
            <text:p>&lt;line x1="</text:p>
          </table:table-cell>
          <table:table-cell table:formula="of:=TEXT([.I99];&quot;000.000&quot;)" office:value-type="string" office:string-value="403.277" calcext:value-type="string">
            <text:p>403.277</text:p>
          </table:table-cell>
          <table:table-cell office:value-type="string" calcext:value-type="string">
            <text:p>" y1="</text:p>
          </table:table-cell>
          <table:table-cell table:formula="of:=TEXT([.J99];&quot;000.000&quot;)" office:value-type="string" office:string-value="482.850" calcext:value-type="string">
            <text:p>482.850</text:p>
          </table:table-cell>
          <table:table-cell office:value-type="string" calcext:value-type="string">
            <text:p>" x2="</text:p>
          </table:table-cell>
          <table:table-cell table:formula="of:=TEXT([.L99];&quot;000.000&quot;)" office:value-type="string" office:string-value="406.227" calcext:value-type="string">
            <text:p>406.227</text:p>
          </table:table-cell>
          <table:table-cell office:value-type="string" calcext:value-type="string">
            <text:p>" y2="</text:p>
          </table:table-cell>
          <table:table-cell table:formula="of:=TEXT([.M99];&quot;000.000&quot;)" office:value-type="string" office:string-value="488.074" calcext:value-type="string">
            <text:p>488.07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99:.X99])" office:value-type="string" office:string-value="&lt;line x1=&quot;403.277&quot; y1=&quot;482.850&quot; x2=&quot;406.227&quot; y2=&quot;488.074&quot; style=&quot;fill:none;stroke:#000000;stroke-width:0.75590551;stroke-miterlimit:4;stroke-dasharray:none&quot; /&gt;" calcext:value-type="string">
            <text:p>&lt;line x1="403.277" y1="482.850" x2="406.227" y2="488.07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99]*afact)*90)) / (0.5*PI());&quot;0.###&quot;)" office:value-type="string" office:string-value="60.541" calcext:value-type="string">
            <text:p>60.5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9];&quot;#&quot;)" office:value-type="string" office:string-value="77" calcext:value-type="string">
            <text:p>77</text:p>
          </table:table-cell>
          <table:table-cell office:value-type="string" calcext:value-type="string">
            <text:p>&lt;/text&gt;</text:p>
          </table:table-cell>
          <table:table-cell table:formula="of:=IF(0=MOD([.B99];5);COM.MICROSOFT.CONCAT([.Y99:.AN99]);[.Y99])" office:value-type="string" office:string-value="&lt;line x1=&quot;403.277&quot; y1=&quot;482.850&quot; x2=&quot;406.227&quot; y2=&quot;488.074&quot; style=&quot;fill:none;stroke:#000000;stroke-width:0.75590551;stroke-miterlimit:4;stroke-dasharray:none&quot; /&gt;" calcext:value-type="string">
            <text:p>&lt;line x1="403.277" y1="482.850" x2="406.227" y2="488.07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99]+1" office:value-type="float" office:value="78" calcext:value-type="float">
            <text:p>78,000</text:p>
          </table:table-cell>
          <table:table-cell table:formula="of:=([.B100]/200)* PI()" office:value-type="float" office:value="1.22522113490002" calcext:value-type="float">
            <text:p>1,225</text:p>
          </table:table-cell>
          <table:table-cell table:formula="of:=[.C100]/(0.5*PI())*90" office:value-type="float" office:value="70.2" calcext:value-type="float">
            <text:p>70,200</text:p>
          </table:table-cell>
          <table:table-cell table:formula="of:=TAN([.C100])" office:value-type="float" office:value="2.77760685391497" calcext:value-type="float">
            <text:p>2,778</text:p>
          </table:table-cell>
          <table:table-cell table:formula="of:=LOG([.E100])" office:value-type="float" office:value="0.443670775145944" calcext:value-type="float">
            <text:p>0,444</text:p>
          </table:table-cell>
          <table:table-cell table:formula="of:=SIN([.F100]*afact)" office:value-type="float" office:value="0.89533239827685" calcext:value-type="float">
            <text:p>0,895</text:p>
          </table:table-cell>
          <table:table-cell table:formula="of:=COS([.F100]*afact)" office:value-type="float" office:value="0.445398581717347" calcext:value-type="float">
            <text:p>0,445</text:p>
          </table:table-cell>
          <table:table-cell table:formula="of:=([.H100]*radius+xoff)*Mmfac" office:value-type="float" office:value="393.533702160643" calcext:value-type="float">
            <text:p>393.533702160643</text:p>
          </table:table-cell>
          <table:table-cell table:formula="of:=([.G100]*radius+yoff)*Mmfac" office:value-type="float" office:value="488.019803638138" calcext:value-type="float">
            <text:p>488.019803638138</text:p>
          </table:table-cell>
          <table:table-cell table:style-name="ce2" table:formula="of:=(IF(0=MOD([.B100];5);IF(0=MOD([.B100];10);2*strich;1.5*strich);strich))" office:value-type="float" office:value="2" calcext:value-type="float">
            <text:p>2,000</text:p>
          </table:table-cell>
          <table:table-cell table:formula="of:=([.H100]*(radius+[.K100])+xoff)*Mmfac" office:value-type="float" office:value="396.206093650947" calcext:value-type="float">
            <text:p>396.206093650947</text:p>
          </table:table-cell>
          <table:table-cell table:formula="of:=([.G100]*(radius+[.K100])+yoff)*Mmfac" office:value-type="float" office:value="493.3917980278" calcext:value-type="float">
            <text:p>493.3917980278</text:p>
          </table:table-cell>
          <table:table-cell office:value-type="string" calcext:value-type="string">
            <text:p>&lt;line x1="</text:p>
          </table:table-cell>
          <table:table-cell table:formula="of:=TEXT([.I100];&quot;000.000&quot;)" office:value-type="string" office:string-value="393.534" calcext:value-type="string">
            <text:p>393.534</text:p>
          </table:table-cell>
          <table:table-cell office:value-type="string" calcext:value-type="string">
            <text:p>" y1="</text:p>
          </table:table-cell>
          <table:table-cell table:formula="of:=TEXT([.J100];&quot;000.000&quot;)" office:value-type="string" office:string-value="488.020" calcext:value-type="string">
            <text:p>488.020</text:p>
          </table:table-cell>
          <table:table-cell office:value-type="string" calcext:value-type="string">
            <text:p>" x2="</text:p>
          </table:table-cell>
          <table:table-cell table:formula="of:=TEXT([.L100];&quot;000.000&quot;)" office:value-type="string" office:string-value="396.206" calcext:value-type="string">
            <text:p>396.206</text:p>
          </table:table-cell>
          <table:table-cell office:value-type="string" calcext:value-type="string">
            <text:p>" y2="</text:p>
          </table:table-cell>
          <table:table-cell table:formula="of:=TEXT([.M100];&quot;000.000&quot;)" office:value-type="string" office:string-value="493.392" calcext:value-type="string">
            <text:p>493.39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0:.X100])" office:value-type="string" office:string-value="&lt;line x1=&quot;393.534&quot; y1=&quot;488.020&quot; x2=&quot;396.206&quot; y2=&quot;493.392&quot; style=&quot;fill:none;stroke:#000000;stroke-width:0.75590551;stroke-miterlimit:4;stroke-dasharray:none&quot; /&gt;" calcext:value-type="string">
            <text:p>&lt;line x1="393.534" y1="488.020" x2="396.206" y2="493.39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0]*afact)*90)) / (0.5*PI());&quot;0.###&quot;)" office:value-type="string" office:string-value="63.551" calcext:value-type="string">
            <text:p>63.55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0];&quot;#&quot;)" office:value-type="string" office:string-value="78" calcext:value-type="string">
            <text:p>78</text:p>
          </table:table-cell>
          <table:table-cell office:value-type="string" calcext:value-type="string">
            <text:p>&lt;/text&gt;</text:p>
          </table:table-cell>
          <table:table-cell table:formula="of:=IF(0=MOD([.B100];5);COM.MICROSOFT.CONCAT([.Y100:.AN100]);[.Y100])" office:value-type="string" office:string-value="&lt;line x1=&quot;393.534&quot; y1=&quot;488.020&quot; x2=&quot;396.206&quot; y2=&quot;493.392&quot; style=&quot;fill:none;stroke:#000000;stroke-width:0.75590551;stroke-miterlimit:4;stroke-dasharray:none&quot; /&gt;" calcext:value-type="string">
            <text:p>&lt;line x1="393.534" y1="488.020" x2="396.206" y2="493.392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0]+1" office:value-type="float" office:value="79" calcext:value-type="float">
            <text:p>79,000</text:p>
          </table:table-cell>
          <table:table-cell table:formula="of:=([.B101]/200)* PI()" office:value-type="float" office:value="1.24092909816797" calcext:value-type="float">
            <text:p>1,241</text:p>
          </table:table-cell>
          <table:table-cell table:formula="of:=[.C101]/(0.5*PI())*90" office:value-type="float" office:value="71.1" calcext:value-type="float">
            <text:p>71,100</text:p>
          </table:table-cell>
          <table:table-cell table:formula="of:=TAN([.C101])" office:value-type="float" office:value="2.92076098929882" calcext:value-type="float">
            <text:p>2,921</text:p>
          </table:table-cell>
          <table:table-cell table:formula="of:=LOG([.E101])" office:value-type="float" office:value="0.465496019392027" calcext:value-type="float">
            <text:p>0,465</text:p>
          </table:table-cell>
          <table:table-cell table:formula="of:=SIN([.F101]*afact)" office:value-type="float" office:value="0.918290242393465" calcext:value-type="float">
            <text:p>0,918</text:p>
          </table:table-cell>
          <table:table-cell table:formula="of:=COS([.F101]*afact)" office:value-type="float" office:value="0.395907856356693" calcext:value-type="float">
            <text:p>0,396</text:p>
          </table:table-cell>
          <table:table-cell table:formula="of:=([.H101]*radius+xoff)*Mmfac" office:value-type="float" office:value="383.140649834906" calcext:value-type="float">
            <text:p>383.140649834906</text:p>
          </table:table-cell>
          <table:table-cell table:formula="of:=([.G101]*radius+yoff)*Mmfac" office:value-type="float" office:value="492.840950902628" calcext:value-type="float">
            <text:p>492.840950902628</text:p>
          </table:table-cell>
          <table:table-cell table:style-name="ce2" table:formula="of:=(IF(0=MOD([.B101];5);IF(0=MOD([.B101];10);2*strich;1.5*strich);strich))" office:value-type="float" office:value="2" calcext:value-type="float">
            <text:p>2,000</text:p>
          </table:table-cell>
          <table:table-cell table:formula="of:=([.H101]*(radius+[.K101])+xoff)*Mmfac" office:value-type="float" office:value="385.516096973046" calcext:value-type="float">
            <text:p>385.516096973046</text:p>
          </table:table-cell>
          <table:table-cell table:formula="of:=([.G101]*(radius+[.K101])+yoff)*Mmfac" office:value-type="float" office:value="498.350692356989" calcext:value-type="float">
            <text:p>498.350692356989</text:p>
          </table:table-cell>
          <table:table-cell office:value-type="string" calcext:value-type="string">
            <text:p>&lt;line x1="</text:p>
          </table:table-cell>
          <table:table-cell table:formula="of:=TEXT([.I101];&quot;000.000&quot;)" office:value-type="string" office:string-value="383.141" calcext:value-type="string">
            <text:p>383.141</text:p>
          </table:table-cell>
          <table:table-cell office:value-type="string" calcext:value-type="string">
            <text:p>" y1="</text:p>
          </table:table-cell>
          <table:table-cell table:formula="of:=TEXT([.J101];&quot;000.000&quot;)" office:value-type="string" office:string-value="492.841" calcext:value-type="string">
            <text:p>492.841</text:p>
          </table:table-cell>
          <table:table-cell office:value-type="string" calcext:value-type="string">
            <text:p>" x2="</text:p>
          </table:table-cell>
          <table:table-cell table:formula="of:=TEXT([.L101];&quot;000.000&quot;)" office:value-type="string" office:string-value="385.516" calcext:value-type="string">
            <text:p>385.516</text:p>
          </table:table-cell>
          <table:table-cell office:value-type="string" calcext:value-type="string">
            <text:p>" y2="</text:p>
          </table:table-cell>
          <table:table-cell table:formula="of:=TEXT([.M101];&quot;000.000&quot;)" office:value-type="string" office:string-value="498.351" calcext:value-type="string">
            <text:p>498.35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1:.X101])" office:value-type="string" office:string-value="&lt;line x1=&quot;383.141&quot; y1=&quot;492.841&quot; x2=&quot;385.516&quot; y2=&quot;498.351&quot; style=&quot;fill:none;stroke:#000000;stroke-width:0.75590551;stroke-miterlimit:4;stroke-dasharray:none&quot; /&gt;" calcext:value-type="string">
            <text:p>&lt;line x1="383.141" y1="492.841" x2="385.516" y2="498.35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1]*afact)*90)) / (0.5*PI());&quot;0.###&quot;)" office:value-type="string" office:string-value="66.677" calcext:value-type="string">
            <text:p>66.67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1];&quot;#&quot;)" office:value-type="string" office:string-value="79" calcext:value-type="string">
            <text:p>79</text:p>
          </table:table-cell>
          <table:table-cell office:value-type="string" calcext:value-type="string">
            <text:p>&lt;/text&gt;</text:p>
          </table:table-cell>
          <table:table-cell table:formula="of:=IF(0=MOD([.B101];5);COM.MICROSOFT.CONCAT([.Y101:.AN101]);[.Y101])" office:value-type="string" office:string-value="&lt;line x1=&quot;383.141&quot; y1=&quot;492.841&quot; x2=&quot;385.516&quot; y2=&quot;498.351&quot; style=&quot;fill:none;stroke:#000000;stroke-width:0.75590551;stroke-miterlimit:4;stroke-dasharray:none&quot; /&gt;" calcext:value-type="string">
            <text:p>&lt;line x1="383.141" y1="492.841" x2="385.516" y2="498.35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1]+1" office:value-type="float" office:value="80" calcext:value-type="float">
            <text:p>80,000</text:p>
          </table:table-cell>
          <table:table-cell table:formula="of:=([.B102]/200)* PI()" office:value-type="float" office:value="1.25663706143592" calcext:value-type="float">
            <text:p>1,257</text:p>
          </table:table-cell>
          <table:table-cell table:formula="of:=[.C102]/(0.5*PI())*90" office:value-type="float" office:value="72" calcext:value-type="float">
            <text:p>72,000</text:p>
          </table:table-cell>
          <table:table-cell table:formula="of:=TAN([.C102])" office:value-type="float" office:value="3.07768353717525" calcext:value-type="float">
            <text:p>3,078</text:p>
          </table:table-cell>
          <table:table-cell table:formula="of:=LOG([.E102])" office:value-type="float" office:value="0.488223961458973" calcext:value-type="float">
            <text:p>0,488</text:p>
          </table:table-cell>
          <table:table-cell table:formula="of:=SIN([.F102]*afact)" office:value-type="float" office:value="0.939291617615693" calcext:value-type="float">
            <text:p>0,939</text:p>
          </table:table-cell>
          <table:table-cell table:formula="of:=COS([.F102]*afact)" office:value-type="float" office:value="0.343119887323505" calcext:value-type="float">
            <text:p>0,343</text:p>
          </table:table-cell>
          <table:table-cell table:formula="of:=([.H102]*radius+xoff)*Mmfac" office:value-type="float" office:value="372.055176337936" calcext:value-type="float">
            <text:p>372.055176337936</text:p>
          </table:table-cell>
          <table:table-cell table:formula="of:=([.G102]*radius+yoff)*Mmfac" office:value-type="float" office:value="497.251239699296" calcext:value-type="float">
            <text:p>497.251239699296</text:p>
          </table:table-cell>
          <table:table-cell table:style-name="ce2" table:formula="of:=(IF(0=MOD([.B102];5);IF(0=MOD([.B102];10);2*strich;1.5*strich);strich))" office:value-type="float" office:value="4" calcext:value-type="float">
            <text:p>4,000</text:p>
          </table:table-cell>
          <table:table-cell table:formula="of:=([.H102]*(radius+[.K102])+xoff)*Mmfac" office:value-type="float" office:value="376.172614985818" calcext:value-type="float">
            <text:p>376.172614985818</text:p>
          </table:table-cell>
          <table:table-cell table:formula="of:=([.G102]*(radius+[.K102])+yoff)*Mmfac" office:value-type="float" office:value="508.522739110684" calcext:value-type="float">
            <text:p>508.522739110684</text:p>
          </table:table-cell>
          <table:table-cell office:value-type="string" calcext:value-type="string">
            <text:p>&lt;line x1="</text:p>
          </table:table-cell>
          <table:table-cell table:formula="of:=TEXT([.I102];&quot;000.000&quot;)" office:value-type="string" office:string-value="372.055" calcext:value-type="string">
            <text:p>372.055</text:p>
          </table:table-cell>
          <table:table-cell office:value-type="string" calcext:value-type="string">
            <text:p>" y1="</text:p>
          </table:table-cell>
          <table:table-cell table:formula="of:=TEXT([.J102];&quot;000.000&quot;)" office:value-type="string" office:string-value="497.251" calcext:value-type="string">
            <text:p>497.251</text:p>
          </table:table-cell>
          <table:table-cell office:value-type="string" calcext:value-type="string">
            <text:p>" x2="</text:p>
          </table:table-cell>
          <table:table-cell table:formula="of:=TEXT([.L102];&quot;000.000&quot;)" office:value-type="string" office:string-value="376.173" calcext:value-type="string">
            <text:p>376.173</text:p>
          </table:table-cell>
          <table:table-cell office:value-type="string" calcext:value-type="string">
            <text:p>" y2="</text:p>
          </table:table-cell>
          <table:table-cell table:formula="of:=TEXT([.M102];&quot;000.000&quot;)" office:value-type="string" office:string-value="508.523" calcext:value-type="string">
            <text:p>508.52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2:.X102])" office:value-type="string" office:string-value="&lt;line x1=&quot;372.055&quot; y1=&quot;497.251&quot; x2=&quot;376.173&quot; y2=&quot;508.523&quot; style=&quot;fill:none;stroke:#000000;stroke-width:0.75590551;stroke-miterlimit:4;stroke-dasharray:none&quot; /&gt;" calcext:value-type="string">
            <text:p>&lt;line x1="372.055" y1="497.251" x2="376.173" y2="508.52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2]*afact)*90)) / (0.5*PI());&quot;0.###&quot;)" office:value-type="string" office:string-value="69.933" calcext:value-type="string">
            <text:p>69.9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2];&quot;#&quot;)" office:value-type="string" office:string-value="80" calcext:value-type="string">
            <text:p>80</text:p>
          </table:table-cell>
          <table:table-cell office:value-type="string" calcext:value-type="string">
            <text:p>&lt;/text&gt;</text:p>
          </table:table-cell>
          <table:table-cell table:formula="of:=IF(0=MOD([.B102];5);COM.MICROSOFT.CONCAT([.Y102:.AN102]);[.Y102])" office:value-type="string" office:string-value="&lt;line x1=&quot;372.055&quot; y1=&quot;497.251&quot; x2=&quot;376.173&quot; y2=&quot;508.52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69.933, 300, 300)&quot;&gt;80&lt;/text&gt;" calcext:value-type="string">
            <text:p>&lt;line x1="372.055" y1="497.251" x2="376.173" y2="508.52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69.933, 300, 300)"&gt;80&lt;/text&gt;</text:p>
          </table:table-cell>
          <table:table-cell table:number-columns-repeated="983"/>
        </table:table-row>
        <table:table-row table:style-name="ro1">
          <table:table-cell/>
          <table:table-cell table:formula="of:=[.B102]+1" office:value-type="float" office:value="81" calcext:value-type="float">
            <text:p>81,000</text:p>
          </table:table-cell>
          <table:table-cell table:formula="of:=([.B103]/200)* PI()" office:value-type="float" office:value="1.27234502470387" calcext:value-type="float">
            <text:p>1,272</text:p>
          </table:table-cell>
          <table:table-cell table:formula="of:=[.C103]/(0.5*PI())*90" office:value-type="float" office:value="72.9" calcext:value-type="float">
            <text:p>72,900</text:p>
          </table:table-cell>
          <table:table-cell table:formula="of:=TAN([.C103])" office:value-type="float" office:value="3.25055080129984" calcext:value-type="float">
            <text:p>3,251</text:p>
          </table:table-cell>
          <table:table-cell table:formula="of:=LOG([.E103])" office:value-type="float" office:value="0.511956957808752" calcext:value-type="float">
            <text:p>0,512</text:p>
          </table:table-cell>
          <table:table-cell table:formula="of:=SIN([.F103]*afact)" office:value-type="float" office:value="0.957985002615664" calcext:value-type="float">
            <text:p>0,958</text:p>
          </table:table-cell>
          <table:table-cell table:formula="of:=COS([.F103]*afact)" office:value-type="float" office:value="0.286818295726521" calcext:value-type="float">
            <text:p>0,287</text:p>
          </table:table-cell>
          <table:table-cell table:formula="of:=([.H103]*radius+xoff)*Mmfac" office:value-type="float" office:value="360.231842102569" calcext:value-type="float">
            <text:p>360.231842102569</text:p>
          </table:table-cell>
          <table:table-cell table:formula="of:=([.G103]*radius+yoff)*Mmfac" office:value-type="float" office:value="501.176850549289" calcext:value-type="float">
            <text:p>501.176850549289</text:p>
          </table:table-cell>
          <table:table-cell table:style-name="ce2" table:formula="of:=(IF(0=MOD([.B103];5);IF(0=MOD([.B103];10);2*strich;1.5*strich);strich))" office:value-type="float" office:value="2" calcext:value-type="float">
            <text:p>2,000</text:p>
          </table:table-cell>
          <table:table-cell table:formula="of:=([.H103]*(radius+[.K103])+xoff)*Mmfac" office:value-type="float" office:value="361.952751876929" calcext:value-type="float">
            <text:p>361.952751876929</text:p>
          </table:table-cell>
          <table:table-cell table:formula="of:=([.G103]*(radius+[.K103])+yoff)*Mmfac" office:value-type="float" office:value="506.924760564983" calcext:value-type="float">
            <text:p>506.924760564983</text:p>
          </table:table-cell>
          <table:table-cell office:value-type="string" calcext:value-type="string">
            <text:p>&lt;line x1="</text:p>
          </table:table-cell>
          <table:table-cell table:formula="of:=TEXT([.I103];&quot;000.000&quot;)" office:value-type="string" office:string-value="360.232" calcext:value-type="string">
            <text:p>360.232</text:p>
          </table:table-cell>
          <table:table-cell office:value-type="string" calcext:value-type="string">
            <text:p>" y1="</text:p>
          </table:table-cell>
          <table:table-cell table:formula="of:=TEXT([.J103];&quot;000.000&quot;)" office:value-type="string" office:string-value="501.177" calcext:value-type="string">
            <text:p>501.177</text:p>
          </table:table-cell>
          <table:table-cell office:value-type="string" calcext:value-type="string">
            <text:p>" x2="</text:p>
          </table:table-cell>
          <table:table-cell table:formula="of:=TEXT([.L103];&quot;000.000&quot;)" office:value-type="string" office:string-value="361.953" calcext:value-type="string">
            <text:p>361.953</text:p>
          </table:table-cell>
          <table:table-cell office:value-type="string" calcext:value-type="string">
            <text:p>" y2="</text:p>
          </table:table-cell>
          <table:table-cell table:formula="of:=TEXT([.M103];&quot;000.000&quot;)" office:value-type="string" office:string-value="506.925" calcext:value-type="string">
            <text:p>506.92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3:.X103])" office:value-type="string" office:string-value="&lt;line x1=&quot;360.232&quot; y1=&quot;501.177&quot; x2=&quot;361.953&quot; y2=&quot;506.925&quot; style=&quot;fill:none;stroke:#000000;stroke-width:0.75590551;stroke-miterlimit:4;stroke-dasharray:none&quot; /&gt;" calcext:value-type="string">
            <text:p>&lt;line x1="360.232" y1="501.177" x2="361.953" y2="506.92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3]*afact)*90)) / (0.5*PI());&quot;0.###&quot;)" office:value-type="string" office:string-value="73.332" calcext:value-type="string">
            <text:p>73.33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3];&quot;#&quot;)" office:value-type="string" office:string-value="81" calcext:value-type="string">
            <text:p>81</text:p>
          </table:table-cell>
          <table:table-cell office:value-type="string" calcext:value-type="string">
            <text:p>&lt;/text&gt;</text:p>
          </table:table-cell>
          <table:table-cell table:formula="of:=IF(0=MOD([.B103];5);COM.MICROSOFT.CONCAT([.Y103:.AN103]);[.Y103])" office:value-type="string" office:string-value="&lt;line x1=&quot;360.232&quot; y1=&quot;501.177&quot; x2=&quot;361.953&quot; y2=&quot;506.925&quot; style=&quot;fill:none;stroke:#000000;stroke-width:0.75590551;stroke-miterlimit:4;stroke-dasharray:none&quot; /&gt;" calcext:value-type="string">
            <text:p>&lt;line x1="360.232" y1="501.177" x2="361.953" y2="506.925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3]+1" office:value-type="float" office:value="82" calcext:value-type="float">
            <text:p>82,000</text:p>
          </table:table-cell>
          <table:table-cell table:formula="of:=([.B104]/200)* PI()" office:value-type="float" office:value="1.28805298797182" calcext:value-type="float">
            <text:p>1,288</text:p>
          </table:table-cell>
          <table:table-cell table:formula="of:=[.C104]/(0.5*PI())*90" office:value-type="float" office:value="73.8" calcext:value-type="float">
            <text:p>73,800</text:p>
          </table:table-cell>
          <table:table-cell table:formula="of:=TAN([.C104])" office:value-type="float" office:value="3.44202257666922" calcext:value-type="float">
            <text:p>3,442</text:p>
          </table:table-cell>
          <table:table-cell table:formula="of:=LOG([.E104])" office:value-type="float" office:value="0.536813714594303" calcext:value-type="float">
            <text:p>0,537</text:p>
          </table:table-cell>
          <table:table-cell table:formula="of:=SIN([.F104]*afact)" office:value-type="float" office:value="0.97394787582455" calcext:value-type="float">
            <text:p>0,974</text:p>
          </table:table-cell>
          <table:table-cell table:formula="of:=COS([.F104]*afact)" office:value-type="float" office:value="0.226771989400911" calcext:value-type="float">
            <text:p>0,227</text:p>
          </table:table-cell>
          <table:table-cell table:formula="of:=([.H104]*radius+xoff)*Mmfac" office:value-type="float" office:value="347.622117774191" calcext:value-type="float">
            <text:p>347.622117774191</text:p>
          </table:table-cell>
          <table:table-cell table:formula="of:=([.G104]*radius+yoff)*Mmfac" office:value-type="float" office:value="504.529053923156" calcext:value-type="float">
            <text:p>504.529053923156</text:p>
          </table:table-cell>
          <table:table-cell table:style-name="ce2" table:formula="of:=(IF(0=MOD([.B104];5);IF(0=MOD([.B104];10);2*strich;1.5*strich);strich))" office:value-type="float" office:value="2" calcext:value-type="float">
            <text:p>2,000</text:p>
          </table:table-cell>
          <table:table-cell table:formula="of:=([.H104]*(radius+[.K104])+xoff)*Mmfac" office:value-type="float" office:value="348.982749710597" calcext:value-type="float">
            <text:p>348.982749710597</text:p>
          </table:table-cell>
          <table:table-cell table:formula="of:=([.G104]*(radius+[.K104])+yoff)*Mmfac" office:value-type="float" office:value="510.372741178103" calcext:value-type="float">
            <text:p>510.372741178103</text:p>
          </table:table-cell>
          <table:table-cell office:value-type="string" calcext:value-type="string">
            <text:p>&lt;line x1="</text:p>
          </table:table-cell>
          <table:table-cell table:formula="of:=TEXT([.I104];&quot;000.000&quot;)" office:value-type="string" office:string-value="347.622" calcext:value-type="string">
            <text:p>347.622</text:p>
          </table:table-cell>
          <table:table-cell office:value-type="string" calcext:value-type="string">
            <text:p>" y1="</text:p>
          </table:table-cell>
          <table:table-cell table:formula="of:=TEXT([.J104];&quot;000.000&quot;)" office:value-type="string" office:string-value="504.529" calcext:value-type="string">
            <text:p>504.529</text:p>
          </table:table-cell>
          <table:table-cell office:value-type="string" calcext:value-type="string">
            <text:p>" x2="</text:p>
          </table:table-cell>
          <table:table-cell table:formula="of:=TEXT([.L104];&quot;000.000&quot;)" office:value-type="string" office:string-value="348.983" calcext:value-type="string">
            <text:p>348.983</text:p>
          </table:table-cell>
          <table:table-cell office:value-type="string" calcext:value-type="string">
            <text:p>" y2="</text:p>
          </table:table-cell>
          <table:table-cell table:formula="of:=TEXT([.M104];&quot;000.000&quot;)" office:value-type="string" office:string-value="510.373" calcext:value-type="string">
            <text:p>510.37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4:.X104])" office:value-type="string" office:string-value="&lt;line x1=&quot;347.622&quot; y1=&quot;504.529&quot; x2=&quot;348.983&quot; y2=&quot;510.373&quot; style=&quot;fill:none;stroke:#000000;stroke-width:0.75590551;stroke-miterlimit:4;stroke-dasharray:none&quot; /&gt;" calcext:value-type="string">
            <text:p>&lt;line x1="347.622" y1="504.529" x2="348.983" y2="510.37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4]*afact)*90)) / (0.5*PI());&quot;0.###&quot;)" office:value-type="string" office:string-value="76.893" calcext:value-type="string">
            <text:p>76.89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4];&quot;#&quot;)" office:value-type="string" office:string-value="82" calcext:value-type="string">
            <text:p>82</text:p>
          </table:table-cell>
          <table:table-cell office:value-type="string" calcext:value-type="string">
            <text:p>&lt;/text&gt;</text:p>
          </table:table-cell>
          <table:table-cell table:formula="of:=IF(0=MOD([.B104];5);COM.MICROSOFT.CONCAT([.Y104:.AN104]);[.Y104])" office:value-type="string" office:string-value="&lt;line x1=&quot;347.622&quot; y1=&quot;504.529&quot; x2=&quot;348.983&quot; y2=&quot;510.373&quot; style=&quot;fill:none;stroke:#000000;stroke-width:0.75590551;stroke-miterlimit:4;stroke-dasharray:none&quot; /&gt;" calcext:value-type="string">
            <text:p>&lt;line x1="347.622" y1="504.529" x2="348.983" y2="510.373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4]+1" office:value-type="float" office:value="83" calcext:value-type="float">
            <text:p>83,000</text:p>
          </table:table-cell>
          <table:table-cell table:formula="of:=([.B105]/200)* PI()" office:value-type="float" office:value="1.30376095123976" calcext:value-type="float">
            <text:p>1,304</text:p>
          </table:table-cell>
          <table:table-cell table:formula="of:=[.C105]/(0.5*PI())*90" office:value-type="float" office:value="74.7" calcext:value-type="float">
            <text:p>74,700</text:p>
          </table:table-cell>
          <table:table-cell table:formula="of:=TAN([.C105])" office:value-type="float" office:value="3.65538435465226" calcext:value-type="float">
            <text:p>3,655</text:p>
          </table:table-cell>
          <table:table-cell table:formula="of:=LOG([.E105])" office:value-type="float" office:value="0.562933048688814" calcext:value-type="float">
            <text:p>0,563</text:p>
          </table:table-cell>
          <table:table-cell table:formula="of:=SIN([.F105]*afact)" office:value-type="float" office:value="0.986669531196847" calcext:value-type="float">
            <text:p>0,987</text:p>
          </table:table-cell>
          <table:table-cell table:formula="of:=COS([.F105]*afact)" office:value-type="float" office:value="0.162736708236937" calcext:value-type="float">
            <text:p>0,163</text:p>
          </table:table-cell>
          <table:table-cell table:formula="of:=([.H105]*radius+xoff)*Mmfac" office:value-type="float" office:value="334.174708729757" calcext:value-type="float">
            <text:p>334.174708729757</text:p>
          </table:table-cell>
          <table:table-cell table:formula="of:=([.G105]*radius+yoff)*Mmfac" office:value-type="float" office:value="507.200601551338" calcext:value-type="float">
            <text:p>507.200601551338</text:p>
          </table:table-cell>
          <table:table-cell table:style-name="ce2" table:formula="of:=(IF(0=MOD([.B105];5);IF(0=MOD([.B105];10);2*strich;1.5*strich);strich))" office:value-type="float" office:value="2" calcext:value-type="float">
            <text:p>2,000</text:p>
          </table:table-cell>
          <table:table-cell table:formula="of:=([.H105]*(radius+[.K105])+xoff)*Mmfac" office:value-type="float" office:value="335.151128979178" calcext:value-type="float">
            <text:p>335.151128979178</text:p>
          </table:table-cell>
          <table:table-cell table:formula="of:=([.G105]*(radius+[.K105])+yoff)*Mmfac" office:value-type="float" office:value="513.120618738519" calcext:value-type="float">
            <text:p>513.120618738519</text:p>
          </table:table-cell>
          <table:table-cell office:value-type="string" calcext:value-type="string">
            <text:p>&lt;line x1="</text:p>
          </table:table-cell>
          <table:table-cell table:formula="of:=TEXT([.I105];&quot;000.000&quot;)" office:value-type="string" office:string-value="334.175" calcext:value-type="string">
            <text:p>334.175</text:p>
          </table:table-cell>
          <table:table-cell office:value-type="string" calcext:value-type="string">
            <text:p>" y1="</text:p>
          </table:table-cell>
          <table:table-cell table:formula="of:=TEXT([.J105];&quot;000.000&quot;)" office:value-type="string" office:string-value="507.201" calcext:value-type="string">
            <text:p>507.201</text:p>
          </table:table-cell>
          <table:table-cell office:value-type="string" calcext:value-type="string">
            <text:p>" x2="</text:p>
          </table:table-cell>
          <table:table-cell table:formula="of:=TEXT([.L105];&quot;000.000&quot;)" office:value-type="string" office:string-value="335.151" calcext:value-type="string">
            <text:p>335.151</text:p>
          </table:table-cell>
          <table:table-cell office:value-type="string" calcext:value-type="string">
            <text:p>" y2="</text:p>
          </table:table-cell>
          <table:table-cell table:formula="of:=TEXT([.M105];&quot;000.000&quot;)" office:value-type="string" office:string-value="513.121" calcext:value-type="string">
            <text:p>513.12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5:.X105])" office:value-type="string" office:string-value="&lt;line x1=&quot;334.175&quot; y1=&quot;507.201&quot; x2=&quot;335.151&quot; y2=&quot;513.121&quot; style=&quot;fill:none;stroke:#000000;stroke-width:0.75590551;stroke-miterlimit:4;stroke-dasharray:none&quot; /&gt;" calcext:value-type="string">
            <text:p>&lt;line x1="334.175" y1="507.201" x2="335.151" y2="513.12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5]*afact)*90)) / (0.5*PI());&quot;0.###&quot;)" office:value-type="string" office:string-value="80.634" calcext:value-type="string">
            <text:p>80.63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5];&quot;#&quot;)" office:value-type="string" office:string-value="83" calcext:value-type="string">
            <text:p>83</text:p>
          </table:table-cell>
          <table:table-cell office:value-type="string" calcext:value-type="string">
            <text:p>&lt;/text&gt;</text:p>
          </table:table-cell>
          <table:table-cell table:formula="of:=IF(0=MOD([.B105];5);COM.MICROSOFT.CONCAT([.Y105:.AN105]);[.Y105])" office:value-type="string" office:string-value="&lt;line x1=&quot;334.175&quot; y1=&quot;507.201&quot; x2=&quot;335.151&quot; y2=&quot;513.121&quot; style=&quot;fill:none;stroke:#000000;stroke-width:0.75590551;stroke-miterlimit:4;stroke-dasharray:none&quot; /&gt;" calcext:value-type="string">
            <text:p>&lt;line x1="334.175" y1="507.201" x2="335.151" y2="513.121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5]+1" office:value-type="float" office:value="84" calcext:value-type="float">
            <text:p>84,000</text:p>
          </table:table-cell>
          <table:table-cell table:formula="of:=([.B106]/200)* PI()" office:value-type="float" office:value="1.31946891450771" calcext:value-type="float">
            <text:p>1,319</text:p>
          </table:table-cell>
          <table:table-cell table:formula="of:=[.C106]/(0.5*PI())*90" office:value-type="float" office:value="75.6" calcext:value-type="float">
            <text:p>75,600</text:p>
          </table:table-cell>
          <table:table-cell table:formula="of:=TAN([.C106])" office:value-type="float" office:value="3.89474285492986" calcext:value-type="float">
            <text:p>3,895</text:p>
          </table:table-cell>
          <table:table-cell table:formula="of:=LOG([.E106])" office:value-type="float" office:value="0.590478789255931" calcext:value-type="float">
            <text:p>0,590</text:p>
          </table:table-cell>
          <table:table-cell table:formula="of:=SIN([.F106]*afact)" office:value-type="float" office:value="0.995528817035282" calcext:value-type="float">
            <text:p>0,996</text:p>
          </table:table-cell>
          <table:table-cell table:formula="of:=COS([.F106]*afact)" office:value-type="float" office:value="0.0944583212445162" calcext:value-type="float">
            <text:p>0,094</text:p>
          </table:table-cell>
          <table:table-cell table:formula="of:=([.H106]*radius+xoff)*Mmfac" office:value-type="float" office:value="319.836247461348" calcext:value-type="float">
            <text:p>319.836247461348</text:p>
          </table:table-cell>
          <table:table-cell table:formula="of:=([.G106]*radius+yoff)*Mmfac" office:value-type="float" office:value="509.061051577409" calcext:value-type="float">
            <text:p>509.061051577409</text:p>
          </table:table-cell>
          <table:table-cell table:style-name="ce2" table:formula="of:=(IF(0=MOD([.B106];5);IF(0=MOD([.B106];10);2*strich;1.5*strich);strich))" office:value-type="float" office:value="2" calcext:value-type="float">
            <text:p>2,000</text:p>
          </table:table-cell>
          <table:table-cell table:formula="of:=([.H106]*(radius+[.K106])+xoff)*Mmfac" office:value-type="float" office:value="320.402997388815" calcext:value-type="float">
            <text:p>320.402997388815</text:p>
          </table:table-cell>
          <table:table-cell table:formula="of:=([.G106]*(radius+[.K106])+yoff)*Mmfac" office:value-type="float" office:value="515.034224479621" calcext:value-type="float">
            <text:p>515.034224479621</text:p>
          </table:table-cell>
          <table:table-cell office:value-type="string" calcext:value-type="string">
            <text:p>&lt;line x1="</text:p>
          </table:table-cell>
          <table:table-cell table:formula="of:=TEXT([.I106];&quot;000.000&quot;)" office:value-type="string" office:string-value="319.836" calcext:value-type="string">
            <text:p>319.836</text:p>
          </table:table-cell>
          <table:table-cell office:value-type="string" calcext:value-type="string">
            <text:p>" y1="</text:p>
          </table:table-cell>
          <table:table-cell table:formula="of:=TEXT([.J106];&quot;000.000&quot;)" office:value-type="string" office:string-value="509.061" calcext:value-type="string">
            <text:p>509.061</text:p>
          </table:table-cell>
          <table:table-cell office:value-type="string" calcext:value-type="string">
            <text:p>" x2="</text:p>
          </table:table-cell>
          <table:table-cell table:formula="of:=TEXT([.L106];&quot;000.000&quot;)" office:value-type="string" office:string-value="320.403" calcext:value-type="string">
            <text:p>320.403</text:p>
          </table:table-cell>
          <table:table-cell office:value-type="string" calcext:value-type="string">
            <text:p>" y2="</text:p>
          </table:table-cell>
          <table:table-cell table:formula="of:=TEXT([.M106];&quot;000.000&quot;)" office:value-type="string" office:string-value="515.034" calcext:value-type="string">
            <text:p>515.03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6:.X106])" office:value-type="string" office:string-value="&lt;line x1=&quot;319.836&quot; y1=&quot;509.061&quot; x2=&quot;320.403&quot; y2=&quot;515.034&quot; style=&quot;fill:none;stroke:#000000;stroke-width:0.75590551;stroke-miterlimit:4;stroke-dasharray:none&quot; /&gt;" calcext:value-type="string">
            <text:p>&lt;line x1="319.836" y1="509.061" x2="320.403" y2="515.03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6]*afact)*90)) / (0.5*PI());&quot;0.###&quot;)" office:value-type="string" office:string-value="84.58" calcext:value-type="string">
            <text:p>84.5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6];&quot;#&quot;)" office:value-type="string" office:string-value="84" calcext:value-type="string">
            <text:p>84</text:p>
          </table:table-cell>
          <table:table-cell office:value-type="string" calcext:value-type="string">
            <text:p>&lt;/text&gt;</text:p>
          </table:table-cell>
          <table:table-cell table:formula="of:=IF(0=MOD([.B106];5);COM.MICROSOFT.CONCAT([.Y106:.AN106]);[.Y106])" office:value-type="string" office:string-value="&lt;line x1=&quot;319.836&quot; y1=&quot;509.061&quot; x2=&quot;320.403&quot; y2=&quot;515.034&quot; style=&quot;fill:none;stroke:#000000;stroke-width:0.75590551;stroke-miterlimit:4;stroke-dasharray:none&quot; /&gt;" calcext:value-type="string">
            <text:p>&lt;line x1="319.836" y1="509.061" x2="320.403" y2="515.034" style="fill:none;stroke:#000000;stroke-width:0.75590551;stroke-miterlimit:4;stroke-dasharray:none" /&gt;</text:p>
          </table:table-cell>
          <table:table-cell table:number-columns-repeated="983"/>
        </table:table-row>
        <table:table-row table:style-name="ro1">
          <table:table-cell/>
          <table:table-cell table:formula="of:=[.B106]+1" office:value-type="float" office:value="85" calcext:value-type="float">
            <text:p>85,000</text:p>
          </table:table-cell>
          <table:table-cell table:formula="of:=([.B107]/200)* PI()" office:value-type="float" office:value="1.33517687777566" calcext:value-type="float">
            <text:p>1,335</text:p>
          </table:table-cell>
          <table:table-cell table:formula="of:=[.C107]/(0.5*PI())*90" office:value-type="float" office:value="76.5" calcext:value-type="float">
            <text:p>76,500</text:p>
          </table:table-cell>
          <table:table-cell table:formula="of:=TAN([.C107])" office:value-type="float" office:value="4.16529977009042" calcext:value-type="float">
            <text:p>4,165</text:p>
          </table:table-cell>
          <table:table-cell table:formula="of:=LOG([.E107])" office:value-type="float" office:value="0.619646262360157" calcext:value-type="float">
            <text:p>0,620</text:p>
          </table:table-cell>
          <table:table-cell table:formula="of:=SIN([.F107]*afact)" office:value-type="float" office:value="0.999764983460821" calcext:value-type="float">
            <text:p>1,000</text:p>
          </table:table-cell>
          <table:table-cell table:formula="of:=COS([.F107]*afact)" office:value-type="float" office:value="0.0216789724291457" calcext:value-type="float">
            <text:p>0,022</text:p>
          </table:table-cell>
          <table:table-cell table:formula="of:=([.H107]*radius+xoff)*Mmfac" office:value-type="float" office:value="304.552584210121" calcext:value-type="float">
            <text:p>304.552584210121</text:p>
          </table:table-cell>
          <table:table-cell table:formula="of:=([.G107]*radius+yoff)*Mmfac" office:value-type="float" office:value="509.950646526772" calcext:value-type="float">
            <text:p>509.950646526772</text:p>
          </table:table-cell>
          <table:table-cell table:style-name="ce2" table:formula="of:=(IF(0=MOD([.B107];5);IF(0=MOD([.B107];10);2*strich;1.5*strich);strich))" office:value-type="float" office:value="3" calcext:value-type="float">
            <text:p>3,000</text:p>
          </table:table-cell>
          <table:table-cell table:formula="of:=([.H107]*(radius+[.K107])+xoff)*Mmfac" office:value-type="float" office:value="304.747694961983" calcext:value-type="float">
            <text:p>304.747694961983</text:p>
          </table:table-cell>
          <table:table-cell table:formula="of:=([.G107]*(radius+[.K107])+yoff)*Mmfac" office:value-type="float" office:value="518.94853137792" calcext:value-type="float">
            <text:p>518.94853137792</text:p>
          </table:table-cell>
          <table:table-cell office:value-type="string" calcext:value-type="string">
            <text:p>&lt;line x1="</text:p>
          </table:table-cell>
          <table:table-cell table:formula="of:=TEXT([.I107];&quot;000.000&quot;)" office:value-type="string" office:string-value="304.553" calcext:value-type="string">
            <text:p>304.553</text:p>
          </table:table-cell>
          <table:table-cell office:value-type="string" calcext:value-type="string">
            <text:p>" y1="</text:p>
          </table:table-cell>
          <table:table-cell table:formula="of:=TEXT([.J107];&quot;000.000&quot;)" office:value-type="string" office:string-value="509.951" calcext:value-type="string">
            <text:p>509.951</text:p>
          </table:table-cell>
          <table:table-cell office:value-type="string" calcext:value-type="string">
            <text:p>" x2="</text:p>
          </table:table-cell>
          <table:table-cell table:formula="of:=TEXT([.L107];&quot;000.000&quot;)" office:value-type="string" office:string-value="304.748" calcext:value-type="string">
            <text:p>304.748</text:p>
          </table:table-cell>
          <table:table-cell office:value-type="string" calcext:value-type="string">
            <text:p>" y2="</text:p>
          </table:table-cell>
          <table:table-cell table:formula="of:=TEXT([.M107];&quot;000.000&quot;)" office:value-type="string" office:string-value="518.949" calcext:value-type="string">
            <text:p>518.94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7:.X107])" office:value-type="string" office:string-value="&lt;line x1=&quot;304.553&quot; y1=&quot;509.951&quot; x2=&quot;304.748&quot; y2=&quot;518.949&quot; style=&quot;fill:none;stroke:#000000;stroke-width:0.75590551;stroke-miterlimit:4;stroke-dasharray:none&quot; /&gt;" calcext:value-type="string">
            <text:p>&lt;line x1="304.553" y1="509.951" x2="304.748" y2="518.94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7]*afact)*90)) / (0.5*PI());&quot;0.###&quot;)" office:value-type="string" office:string-value="88.758" calcext:value-type="string">
            <text:p>88.75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7];&quot;#&quot;)" office:value-type="string" office:string-value="85" calcext:value-type="string">
            <text:p>85</text:p>
          </table:table-cell>
          <table:table-cell office:value-type="string" calcext:value-type="string">
            <text:p>&lt;/text&gt;</text:p>
          </table:table-cell>
          <table:table-cell table:formula="of:=IF(0=MOD([.B107];1);COM.MICROSOFT.CONCAT([.Y107:.AN107]);[.Y107])" office:value-type="string" office:string-value="&lt;line x1=&quot;304.553&quot; y1=&quot;509.951&quot; x2=&quot;304.748&quot; y2=&quot;518.949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88.758, 300, 300)&quot;&gt;85&lt;/text&gt;" calcext:value-type="string">
            <text:p>&lt;line x1="304.553" y1="509.951" x2="304.748" y2="518.949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88.758, 300, 300)"&gt;85&lt;/text&gt;</text:p>
          </table:table-cell>
          <table:table-cell table:number-columns-repeated="983"/>
        </table:table-row>
        <table:table-row table:style-name="ro1">
          <table:table-cell/>
          <table:table-cell table:formula="of:=[.B107]+1" office:value-type="float" office:value="86" calcext:value-type="float">
            <text:p>86,000</text:p>
          </table:table-cell>
          <table:table-cell table:formula="of:=([.B108]/200)* PI()" office:value-type="float" office:value="1.35088484104361" calcext:value-type="float">
            <text:p>1,351</text:p>
          </table:table-cell>
          <table:table-cell table:formula="of:=[.C108]/(0.5*PI())*90" office:value-type="float" office:value="77.4" calcext:value-type="float">
            <text:p>77,400</text:p>
          </table:table-cell>
          <table:table-cell table:formula="of:=TAN([.C108])" office:value-type="float" office:value="4.47374282921155" calcext:value-type="float">
            <text:p>4,474</text:p>
          </table:table-cell>
          <table:table-cell table:formula="of:=LOG([.E108])" office:value-type="float" office:value="0.650671015284878" calcext:value-type="float">
            <text:p>0,651</text:p>
          </table:table-cell>
          <table:table-cell table:formula="of:=SIN([.F108]*afact)" office:value-type="float" office:value="0.998439051367829" calcext:value-type="float">
            <text:p>0,998</text:p>
          </table:table-cell>
          <table:table-cell table:formula="of:=COS([.F108]*afact)" office:value-type="float" office:value="-0.0558521324902662" calcext:value-type="float">
            <text:p>-0,056</text:p>
          </table:table-cell>
          <table:table-cell table:formula="of:=([.H108]*radius+xoff)*Mmfac" office:value-type="float" office:value="288.271052177044" calcext:value-type="float">
            <text:p>288.271052177044</text:p>
          </table:table-cell>
          <table:table-cell table:formula="of:=([.G108]*radius+yoff)*Mmfac" office:value-type="float" office:value="509.672200787244" calcext:value-type="float">
            <text:p>509.672200787244</text:p>
          </table:table-cell>
          <table:table-cell table:style-name="ce2" table:formula="of:=(IF(0=MOD([.B108];5);IF(0=MOD([.B108];10);2*strich;1.5*strich);strich))" office:value-type="float" office:value="2" calcext:value-type="float">
            <text:p>2,000</text:p>
          </table:table-cell>
          <table:table-cell table:formula="of:=([.H108]*(radius+[.K108])+xoff)*Mmfac" office:value-type="float" office:value="287.935939382103" calcext:value-type="float">
            <text:p>287.935939382103</text:p>
          </table:table-cell>
          <table:table-cell table:formula="of:=([.G108]*(radius+[.K108])+yoff)*Mmfac" office:value-type="float" office:value="515.662835095451" calcext:value-type="float">
            <text:p>515.662835095451</text:p>
          </table:table-cell>
          <table:table-cell office:value-type="string" calcext:value-type="string">
            <text:p>&lt;line x1="</text:p>
          </table:table-cell>
          <table:table-cell table:formula="of:=TEXT([.I108];&quot;000.000&quot;)" office:value-type="string" office:string-value="288.271" calcext:value-type="string">
            <text:p>288.271</text:p>
          </table:table-cell>
          <table:table-cell office:value-type="string" calcext:value-type="string">
            <text:p>" y1="</text:p>
          </table:table-cell>
          <table:table-cell table:formula="of:=TEXT([.J108];&quot;000.000&quot;)" office:value-type="string" office:string-value="509.672" calcext:value-type="string">
            <text:p>509.672</text:p>
          </table:table-cell>
          <table:table-cell office:value-type="string" calcext:value-type="string">
            <text:p>" x2="</text:p>
          </table:table-cell>
          <table:table-cell table:formula="of:=TEXT([.L108];&quot;000.000&quot;)" office:value-type="string" office:string-value="287.936" calcext:value-type="string">
            <text:p>287.936</text:p>
          </table:table-cell>
          <table:table-cell office:value-type="string" calcext:value-type="string">
            <text:p>" y2="</text:p>
          </table:table-cell>
          <table:table-cell table:formula="of:=TEXT([.M108];&quot;000.000&quot;)" office:value-type="string" office:string-value="515.663" calcext:value-type="string">
            <text:p>515.6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8:.X108])" office:value-type="string" office:string-value="&lt;line x1=&quot;288.271&quot; y1=&quot;509.672&quot; x2=&quot;287.936&quot; y2=&quot;515.663&quot; style=&quot;fill:none;stroke:#000000;stroke-width:0.75590551;stroke-miterlimit:4;stroke-dasharray:none&quot; /&gt;" calcext:value-type="string">
            <text:p>&lt;line x1="288.271" y1="509.672" x2="287.936" y2="515.6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8]*afact)*90)) / (0.5*PI());&quot;0.###&quot;)" office:value-type="string" office:string-value="93.202" calcext:value-type="string">
            <text:p>93.2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8];&quot;#&quot;)" office:value-type="string" office:string-value="86" calcext:value-type="string">
            <text:p>86</text:p>
          </table:table-cell>
          <table:table-cell office:value-type="string" calcext:value-type="string">
            <text:p>&lt;/text&gt;</text:p>
          </table:table-cell>
          <table:table-cell table:formula="of:=IF(0=MOD([.B108];1);COM.MICROSOFT.CONCAT([.Y108:.AN108]);[.Y108])" office:value-type="string" office:string-value="&lt;line x1=&quot;288.271&quot; y1=&quot;509.672&quot; x2=&quot;287.936&quot; y2=&quot;515.66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93.202, 300, 300)&quot;&gt;86&lt;/text&gt;" calcext:value-type="string">
            <text:p>&lt;line x1="288.271" y1="509.672" x2="287.936" y2="515.66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93.202, 300, 300)"&gt;86&lt;/text&gt;</text:p>
          </table:table-cell>
          <table:table-cell table:number-columns-repeated="983"/>
        </table:table-row>
        <table:table-row table:style-name="ro1">
          <table:table-cell/>
          <table:table-cell table:formula="of:=[.B108]+1" office:value-type="float" office:value="87" calcext:value-type="float">
            <text:p>87,000</text:p>
          </table:table-cell>
          <table:table-cell table:formula="of:=([.B109]/200)* PI()" office:value-type="float" office:value="1.36659280431156" calcext:value-type="float">
            <text:p>1,367</text:p>
          </table:table-cell>
          <table:table-cell table:formula="of:=[.C109]/(0.5*PI())*90" office:value-type="float" office:value="78.3" calcext:value-type="float">
            <text:p>78,300</text:p>
          </table:table-cell>
          <table:table-cell table:formula="of:=TAN([.C109])" office:value-type="float" office:value="4.82881735219276" calcext:value-type="float">
            <text:p>4,829</text:p>
          </table:table-cell>
          <table:table-cell table:formula="of:=LOG([.E109])" office:value-type="float" office:value="0.683840778720915" calcext:value-type="float">
            <text:p>0,684</text:p>
          </table:table-cell>
          <table:table-cell table:formula="of:=SIN([.F109]*afact)" office:value-type="float" office:value="0.990381957384203" calcext:value-type="float">
            <text:p>0,990</text:p>
          </table:table-cell>
          <table:table-cell table:formula="of:=COS([.F109]*afact)" office:value-type="float" office:value="-0.138360321219038" calcext:value-type="float">
            <text:p>-0,138</text:p>
          </table:table-cell>
          <table:table-cell table:formula="of:=([.H109]*radius+xoff)*Mmfac" office:value-type="float" office:value="270.944332544002" calcext:value-type="float">
            <text:p>270.944332544002</text:p>
          </table:table-cell>
          <table:table-cell table:formula="of:=([.G109]*radius+yoff)*Mmfac" office:value-type="float" office:value="507.980211050683" calcext:value-type="float">
            <text:p>507.980211050683</text:p>
          </table:table-cell>
          <table:table-cell table:style-name="ce2" table:formula="of:=(IF(0=MOD([.B109];5);IF(0=MOD([.B109];10);2*strich;1.5*strich);strich))" office:value-type="float" office:value="2" calcext:value-type="float">
            <text:p>2,000</text:p>
          </table:table-cell>
          <table:table-cell table:formula="of:=([.H109]*(radius+[.K109])+xoff)*Mmfac" office:value-type="float" office:value="270.114170616688" calcext:value-type="float">
            <text:p>270.114170616688</text:p>
          </table:table-cell>
          <table:table-cell table:formula="of:=([.G109]*(radius+[.K109])+yoff)*Mmfac" office:value-type="float" office:value="513.922502794988" calcext:value-type="float">
            <text:p>513.922502794988</text:p>
          </table:table-cell>
          <table:table-cell office:value-type="string" calcext:value-type="string">
            <text:p>&lt;line x1="</text:p>
          </table:table-cell>
          <table:table-cell table:formula="of:=TEXT([.I109];&quot;000.000&quot;)" office:value-type="string" office:string-value="270.944" calcext:value-type="string">
            <text:p>270.944</text:p>
          </table:table-cell>
          <table:table-cell office:value-type="string" calcext:value-type="string">
            <text:p>" y1="</text:p>
          </table:table-cell>
          <table:table-cell table:formula="of:=TEXT([.J109];&quot;000.000&quot;)" office:value-type="string" office:string-value="507.980" calcext:value-type="string">
            <text:p>507.980</text:p>
          </table:table-cell>
          <table:table-cell office:value-type="string" calcext:value-type="string">
            <text:p>" x2="</text:p>
          </table:table-cell>
          <table:table-cell table:formula="of:=TEXT([.L109];&quot;000.000&quot;)" office:value-type="string" office:string-value="270.114" calcext:value-type="string">
            <text:p>270.114</text:p>
          </table:table-cell>
          <table:table-cell office:value-type="string" calcext:value-type="string">
            <text:p>" y2="</text:p>
          </table:table-cell>
          <table:table-cell table:formula="of:=TEXT([.M109];&quot;000.000&quot;)" office:value-type="string" office:string-value="513.923" calcext:value-type="string">
            <text:p>513.92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09:.X109])" office:value-type="string" office:string-value="&lt;line x1=&quot;270.944&quot; y1=&quot;507.980&quot; x2=&quot;270.114&quot; y2=&quot;513.923&quot; style=&quot;fill:none;stroke:#000000;stroke-width:0.75590551;stroke-miterlimit:4;stroke-dasharray:none&quot; /&gt;" calcext:value-type="string">
            <text:p>&lt;line x1="270.944" y1="507.980" x2="270.114" y2="513.92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09]*afact)*90)) / (0.5*PI());&quot;0.###&quot;)" office:value-type="string" office:string-value="97.953" calcext:value-type="string">
            <text:p>97.9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9];&quot;#&quot;)" office:value-type="string" office:string-value="87" calcext:value-type="string">
            <text:p>87</text:p>
          </table:table-cell>
          <table:table-cell office:value-type="string" calcext:value-type="string">
            <text:p>&lt;/text&gt;</text:p>
          </table:table-cell>
          <table:table-cell table:formula="of:=IF(0=MOD([.B109];1);COM.MICROSOFT.CONCAT([.Y109:.AN109]);[.Y109])" office:value-type="string" office:string-value="&lt;line x1=&quot;270.944&quot; y1=&quot;507.980&quot; x2=&quot;270.114&quot; y2=&quot;513.92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97.953, 300, 300)&quot;&gt;87&lt;/text&gt;" calcext:value-type="string">
            <text:p>&lt;line x1="270.944" y1="507.980" x2="270.114" y2="513.92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97.953, 300, 300)"&gt;87&lt;/text&gt;</text:p>
          </table:table-cell>
          <table:table-cell table:number-columns-repeated="983"/>
        </table:table-row>
        <table:table-row table:style-name="ro1">
          <table:table-cell/>
          <table:table-cell table:formula="of:=[.B109]+1" office:value-type="float" office:value="88" calcext:value-type="float">
            <text:p>88,000</text:p>
          </table:table-cell>
          <table:table-cell table:formula="of:=([.B110]/200)* PI()" office:value-type="float" office:value="1.38230076757951" calcext:value-type="float">
            <text:p>1,382</text:p>
          </table:table-cell>
          <table:table-cell table:formula="of:=[.C110]/(0.5*PI())*90" office:value-type="float" office:value="79.2" calcext:value-type="float">
            <text:p>79,200</text:p>
          </table:table-cell>
          <table:table-cell table:formula="of:=TAN([.C110])" office:value-type="float" office:value="5.24218358111317" calcext:value-type="float">
            <text:p>5,242</text:p>
          </table:table-cell>
          <table:table-cell table:formula="of:=LOG([.E110])" office:value-type="float" office:value="0.719512225856743" calcext:value-type="float">
            <text:p>0,720</text:p>
          </table:table-cell>
          <table:table-cell table:formula="of:=SIN([.F110]*afact)" office:value-type="float" office:value="0.974123965010618" calcext:value-type="float">
            <text:p>0,974</text:p>
          </table:table-cell>
          <table:table-cell table:formula="of:=COS([.F110]*afact)" office:value-type="float" office:value="-0.226014381825564" calcext:value-type="float">
            <text:p>-0,226</text:p>
          </table:table-cell>
          <table:table-cell table:formula="of:=([.H110]*radius+xoff)*Mmfac" office:value-type="float" office:value="252.536979816632" calcext:value-type="float">
            <text:p>252.536979816632</text:p>
          </table:table-cell>
          <table:table-cell table:formula="of:=([.G110]*radius+yoff)*Mmfac" office:value-type="float" office:value="504.56603265223" calcext:value-type="float">
            <text:p>504.56603265223</text:p>
          </table:table-cell>
          <table:table-cell table:style-name="ce2" table:formula="of:=(IF(0=MOD([.B110];5);IF(0=MOD([.B110];10);2*strich;1.5*strich);strich))" office:value-type="float" office:value="2" calcext:value-type="float">
            <text:p>2,000</text:p>
          </table:table-cell>
          <table:table-cell table:formula="of:=([.H110]*(radius+[.K110])+xoff)*Mmfac" office:value-type="float" office:value="251.180893525678" calcext:value-type="float">
            <text:p>251.180893525678</text:p>
          </table:table-cell>
          <table:table-cell table:formula="of:=([.G110]*(radius+[.K110])+yoff)*Mmfac" office:value-type="float" office:value="510.410776442294" calcext:value-type="float">
            <text:p>510.410776442294</text:p>
          </table:table-cell>
          <table:table-cell office:value-type="string" calcext:value-type="string">
            <text:p>&lt;line x1="</text:p>
          </table:table-cell>
          <table:table-cell table:formula="of:=TEXT([.I110];&quot;000.000&quot;)" office:value-type="string" office:string-value="252.537" calcext:value-type="string">
            <text:p>252.537</text:p>
          </table:table-cell>
          <table:table-cell office:value-type="string" calcext:value-type="string">
            <text:p>" y1="</text:p>
          </table:table-cell>
          <table:table-cell table:formula="of:=TEXT([.J110];&quot;000.000&quot;)" office:value-type="string" office:string-value="504.566" calcext:value-type="string">
            <text:p>504.566</text:p>
          </table:table-cell>
          <table:table-cell office:value-type="string" calcext:value-type="string">
            <text:p>" x2="</text:p>
          </table:table-cell>
          <table:table-cell table:formula="of:=TEXT([.L110];&quot;000.000&quot;)" office:value-type="string" office:string-value="251.181" calcext:value-type="string">
            <text:p>251.181</text:p>
          </table:table-cell>
          <table:table-cell office:value-type="string" calcext:value-type="string">
            <text:p>" y2="</text:p>
          </table:table-cell>
          <table:table-cell table:formula="of:=TEXT([.M110];&quot;000.000&quot;)" office:value-type="string" office:string-value="510.411" calcext:value-type="string">
            <text:p>510.41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0:.X110])" office:value-type="string" office:string-value="&lt;line x1=&quot;252.537&quot; y1=&quot;504.566&quot; x2=&quot;251.181&quot; y2=&quot;510.411&quot; style=&quot;fill:none;stroke:#000000;stroke-width:0.75590551;stroke-miterlimit:4;stroke-dasharray:none&quot; /&gt;" calcext:value-type="string">
            <text:p>&lt;line x1="252.537" y1="504.566" x2="251.181" y2="510.41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0]*afact)*90)) / (0.5*PI());&quot;0.###&quot;)" office:value-type="string" office:string-value="103.063" calcext:value-type="string">
            <text:p>103.0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0];&quot;#&quot;)" office:value-type="string" office:string-value="88" calcext:value-type="string">
            <text:p>88</text:p>
          </table:table-cell>
          <table:table-cell office:value-type="string" calcext:value-type="string">
            <text:p>&lt;/text&gt;</text:p>
          </table:table-cell>
          <table:table-cell table:formula="of:=IF(0=MOD([.B110];1);COM.MICROSOFT.CONCAT([.Y110:.AN110]);[.Y110])" office:value-type="string" office:string-value="&lt;line x1=&quot;252.537&quot; y1=&quot;504.566&quot; x2=&quot;251.181&quot; y2=&quot;510.411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03.063, 300, 300)&quot;&gt;88&lt;/text&gt;" calcext:value-type="string">
            <text:p>&lt;line x1="252.537" y1="504.566" x2="251.181" y2="510.411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03.063, 300, 300)"&gt;88&lt;/text&gt;</text:p>
          </table:table-cell>
          <table:table-cell table:number-columns-repeated="983"/>
        </table:table-row>
        <table:table-row table:style-name="ro1">
          <table:table-cell/>
          <table:table-cell table:formula="of:=[.B110]+1" office:value-type="float" office:value="89" calcext:value-type="float">
            <text:p>89,000</text:p>
          </table:table-cell>
          <table:table-cell table:formula="of:=([.B111]/200)* PI()" office:value-type="float" office:value="1.39800873084746" calcext:value-type="float">
            <text:p>1,398</text:p>
          </table:table-cell>
          <table:table-cell table:formula="of:=[.C111]/(0.5*PI())*90" office:value-type="float" office:value="80.1" calcext:value-type="float">
            <text:p>80,100</text:p>
          </table:table-cell>
          <table:table-cell table:formula="of:=TAN([.C111])" office:value-type="float" office:value="5.72974164672432" calcext:value-type="float">
            <text:p>5,730</text:p>
          </table:table-cell>
          <table:table-cell table:formula="of:=LOG([.E111])" office:value-type="float" office:value="0.758135040129424" calcext:value-type="float">
            <text:p>0,758</text:p>
          </table:table-cell>
          <table:table-cell table:formula="of:=SIN([.F111]*afact)" office:value-type="float" office:value="0.947797102095224" calcext:value-type="float">
            <text:p>0,948</text:p>
          </table:table-cell>
          <table:table-cell table:formula="of:=COS([.F111]*afact)" office:value-type="float" office:value="-0.318874039802389" calcext:value-type="float">
            <text:p>-0,319</text:p>
          </table:table-cell>
          <table:table-cell table:formula="of:=([.H111]*radius+xoff)*Mmfac" office:value-type="float" office:value="233.036451641498" calcext:value-type="float">
            <text:p>233.036451641498</text:p>
          </table:table-cell>
          <table:table-cell table:formula="of:=([.G111]*radius+yoff)*Mmfac" office:value-type="float" office:value="499.037391439997" calcext:value-type="float">
            <text:p>499.037391439997</text:p>
          </table:table-cell>
          <table:table-cell table:style-name="ce2" table:formula="of:=(IF(0=MOD([.B111];5);IF(0=MOD([.B111];10);2*strich;1.5*strich);strich))" office:value-type="float" office:value="2" calcext:value-type="float">
            <text:p>2,000</text:p>
          </table:table-cell>
          <table:table-cell table:formula="of:=([.H111]*(radius+[.K111])+xoff)*Mmfac" office:value-type="float" office:value="231.123207402684" calcext:value-type="float">
            <text:p>231.123207402684</text:p>
          </table:table-cell>
          <table:table-cell table:formula="of:=([.G111]*(radius+[.K111])+yoff)*Mmfac" office:value-type="float" office:value="504.724174052568" calcext:value-type="float">
            <text:p>504.724174052568</text:p>
          </table:table-cell>
          <table:table-cell office:value-type="string" calcext:value-type="string">
            <text:p>&lt;line x1="</text:p>
          </table:table-cell>
          <table:table-cell table:formula="of:=TEXT([.I111];&quot;000.000&quot;)" office:value-type="string" office:string-value="233.036" calcext:value-type="string">
            <text:p>233.036</text:p>
          </table:table-cell>
          <table:table-cell office:value-type="string" calcext:value-type="string">
            <text:p>" y1="</text:p>
          </table:table-cell>
          <table:table-cell table:formula="of:=TEXT([.J111];&quot;000.000&quot;)" office:value-type="string" office:string-value="499.037" calcext:value-type="string">
            <text:p>499.037</text:p>
          </table:table-cell>
          <table:table-cell office:value-type="string" calcext:value-type="string">
            <text:p>" x2="</text:p>
          </table:table-cell>
          <table:table-cell table:formula="of:=TEXT([.L111];&quot;000.000&quot;)" office:value-type="string" office:string-value="231.123" calcext:value-type="string">
            <text:p>231.123</text:p>
          </table:table-cell>
          <table:table-cell office:value-type="string" calcext:value-type="string">
            <text:p>" y2="</text:p>
          </table:table-cell>
          <table:table-cell table:formula="of:=TEXT([.M111];&quot;000.000&quot;)" office:value-type="string" office:string-value="504.724" calcext:value-type="string">
            <text:p>504.72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1:.X111])" office:value-type="string" office:string-value="&lt;line x1=&quot;233.036&quot; y1=&quot;499.037&quot; x2=&quot;231.123&quot; y2=&quot;504.724&quot; style=&quot;fill:none;stroke:#000000;stroke-width:0.75590551;stroke-miterlimit:4;stroke-dasharray:none&quot; /&gt;" calcext:value-type="string">
            <text:p>&lt;line x1="233.036" y1="499.037" x2="231.123" y2="504.72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1]*afact)*90)) / (0.5*PI());&quot;0.###&quot;)" office:value-type="string" office:string-value="108.595" calcext:value-type="string">
            <text:p>108.59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1];&quot;#&quot;)" office:value-type="string" office:string-value="89" calcext:value-type="string">
            <text:p>89</text:p>
          </table:table-cell>
          <table:table-cell office:value-type="string" calcext:value-type="string">
            <text:p>&lt;/text&gt;</text:p>
          </table:table-cell>
          <table:table-cell table:formula="of:=IF(0=MOD([.B111];1);COM.MICROSOFT.CONCAT([.Y111:.AN111]);[.Y111])" office:value-type="string" office:string-value="&lt;line x1=&quot;233.036&quot; y1=&quot;499.037&quot; x2=&quot;231.123&quot; y2=&quot;504.724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08.595, 300, 300)&quot;&gt;89&lt;/text&gt;" calcext:value-type="string">
            <text:p>&lt;line x1="233.036" y1="499.037" x2="231.123" y2="504.724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08.595, 300, 300)"&gt;89&lt;/text&gt;</text:p>
          </table:table-cell>
          <table:table-cell table:number-columns-repeated="983"/>
        </table:table-row>
        <table:table-row table:style-name="ro1">
          <table:table-cell/>
          <table:table-cell table:formula="of:=[.B111]+1" office:value-type="float" office:value="90" calcext:value-type="float">
            <text:p>90,000</text:p>
          </table:table-cell>
          <table:table-cell table:formula="of:=([.B112]/200)* PI()" office:value-type="float" office:value="1.41371669411541" calcext:value-type="float">
            <text:p>1,414</text:p>
          </table:table-cell>
          <table:table-cell table:formula="of:=[.C112]/(0.5*PI())*90" office:value-type="float" office:value="81" calcext:value-type="float">
            <text:p>81,000</text:p>
          </table:table-cell>
          <table:table-cell table:formula="of:=TAN([.C112])" office:value-type="float" office:value="6.31375151467504" calcext:value-type="float">
            <text:p>6,314</text:p>
          </table:table-cell>
          <table:table-cell table:formula="of:=LOG([.E112])" office:value-type="float" office:value="0.800287485708081" calcext:value-type="float">
            <text:p>0,800</text:p>
          </table:table-cell>
          <table:table-cell table:formula="of:=SIN([.F112]*afact)" office:value-type="float" office:value="0.90899810133263" calcext:value-type="float">
            <text:p>0,909</text:p>
          </table:table-cell>
          <table:table-cell table:formula="of:=COS([.F112]*afact)" office:value-type="float" office:value="-0.416800254047036" calcext:value-type="float">
            <text:p>-0,417</text:p>
          </table:table-cell>
          <table:table-cell table:formula="of:=([.H112]*radius+xoff)*Mmfac" office:value-type="float" office:value="212.471946650122" calcext:value-type="float">
            <text:p>212.471946650122</text:p>
          </table:table-cell>
          <table:table-cell table:formula="of:=([.G112]*radius+yoff)*Mmfac" office:value-type="float" office:value="490.889601279852" calcext:value-type="float">
            <text:p>490.889601279852</text:p>
          </table:table-cell>
          <table:table-cell table:style-name="ce2" table:formula="of:=(IF(0=MOD([.B112];5);IF(0=MOD([.B112];10);2*strich;1.5*strich);strich))" office:value-type="float" office:value="4" calcext:value-type="float">
            <text:p>4,000</text:p>
          </table:table-cell>
          <table:table-cell table:formula="of:=([.H112]*(radius+[.K112])+xoff)*Mmfac" office:value-type="float" office:value="207.470343601558" calcext:value-type="float">
            <text:p>207.470343601558</text:p>
          </table:table-cell>
          <table:table-cell table:formula="of:=([.G112]*(radius+[.K112])+yoff)*Mmfac" office:value-type="float" office:value="501.797578495844" calcext:value-type="float">
            <text:p>501.797578495844</text:p>
          </table:table-cell>
          <table:table-cell office:value-type="string" calcext:value-type="string">
            <text:p>&lt;line x1="</text:p>
          </table:table-cell>
          <table:table-cell table:formula="of:=TEXT([.I112];&quot;000.000&quot;)" office:value-type="string" office:string-value="212.472" calcext:value-type="string">
            <text:p>212.472</text:p>
          </table:table-cell>
          <table:table-cell office:value-type="string" calcext:value-type="string">
            <text:p>" y1="</text:p>
          </table:table-cell>
          <table:table-cell table:formula="of:=TEXT([.J112];&quot;000.000&quot;)" office:value-type="string" office:string-value="490.890" calcext:value-type="string">
            <text:p>490.890</text:p>
          </table:table-cell>
          <table:table-cell office:value-type="string" calcext:value-type="string">
            <text:p>" x2="</text:p>
          </table:table-cell>
          <table:table-cell table:formula="of:=TEXT([.L112];&quot;000.000&quot;)" office:value-type="string" office:string-value="207.470" calcext:value-type="string">
            <text:p>207.470</text:p>
          </table:table-cell>
          <table:table-cell office:value-type="string" calcext:value-type="string">
            <text:p>" y2="</text:p>
          </table:table-cell>
          <table:table-cell table:formula="of:=TEXT([.M112];&quot;000.000&quot;)" office:value-type="string" office:string-value="501.798" calcext:value-type="string">
            <text:p>501.79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2:.X112])" office:value-type="string" office:string-value="&lt;line x1=&quot;212.472&quot; y1=&quot;490.890&quot; x2=&quot;207.470&quot; y2=&quot;501.798&quot; style=&quot;fill:none;stroke:#000000;stroke-width:0.75590551;stroke-miterlimit:4;stroke-dasharray:none&quot; /&gt;" calcext:value-type="string">
            <text:p>&lt;line x1="212.472" y1="490.890" x2="207.470" y2="501.79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2]*afact)*90)) / (0.5*PI());&quot;0.###&quot;)" office:value-type="string" office:string-value="114.633" calcext:value-type="string">
            <text:p>114.6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2];&quot;#&quot;)" office:value-type="string" office:string-value="90" calcext:value-type="string">
            <text:p>90</text:p>
          </table:table-cell>
          <table:table-cell office:value-type="string" calcext:value-type="string">
            <text:p>&lt;/text&gt;</text:p>
          </table:table-cell>
          <table:table-cell table:formula="of:=IF(0=MOD([.B112];1);COM.MICROSOFT.CONCAT([.Y112:.AN112]);[.Y112])" office:value-type="string" office:string-value="&lt;line x1=&quot;212.472&quot; y1=&quot;490.890&quot; x2=&quot;207.470&quot; y2=&quot;501.798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14.633, 300, 300)&quot;&gt;90&lt;/text&gt;" calcext:value-type="string">
            <text:p>&lt;line x1="212.472" y1="490.890" x2="207.470" y2="501.798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14.633, 300, 300)"&gt;90&lt;/text&gt;</text:p>
          </table:table-cell>
          <table:table-cell table:number-columns-repeated="983"/>
        </table:table-row>
        <table:table-row table:style-name="ro1">
          <table:table-cell/>
          <table:table-cell table:formula="of:=[.B112]+1" office:value-type="float" office:value="91" calcext:value-type="float">
            <text:p>91,000</text:p>
          </table:table-cell>
          <table:table-cell table:formula="of:=([.B113]/200)* PI()" office:value-type="float" office:value="1.42942465738336" calcext:value-type="float">
            <text:p>1,429</text:p>
          </table:table-cell>
          <table:table-cell table:formula="of:=[.C113]/(0.5*PI())*90" office:value-type="float" office:value="81.9" calcext:value-type="float">
            <text:p>81,900</text:p>
          </table:table-cell>
          <table:table-cell table:formula="of:=TAN([.C113])" office:value-type="float" office:value="7.02636622904138" calcext:value-type="float">
            <text:p>7,026</text:p>
          </table:table-cell>
          <table:table-cell table:formula="of:=LOG([.E113])" office:value-type="float" office:value="0.8467307823912" calcext:value-type="float">
            <text:p>0,847</text:p>
          </table:table-cell>
          <table:table-cell table:formula="of:=SIN([.F113]*afact)" office:value-type="float" office:value="0.854592539905423" calcext:value-type="float">
            <text:p>0,855</text:p>
          </table:table-cell>
          <table:table-cell table:formula="of:=COS([.F113]*afact)" office:value-type="float" office:value="-0.519299134158722" calcext:value-type="float">
            <text:p>-0,519</text:p>
          </table:table-cell>
          <table:table-cell table:formula="of:=([.H113]*radius+xoff)*Mmfac" office:value-type="float" office:value="190.947181826668" calcext:value-type="float">
            <text:p>190.947181826668</text:p>
          </table:table-cell>
          <table:table-cell table:formula="of:=([.G113]*radius+yoff)*Mmfac" office:value-type="float" office:value="479.464433380139" calcext:value-type="float">
            <text:p>479.464433380139</text:p>
          </table:table-cell>
          <table:table-cell table:style-name="ce2" table:formula="of:=(IF(0=MOD([.B113];5);IF(0=MOD([.B113];10);2*strich;1.5*strich);strich))" office:value-type="float" office:value="2" calcext:value-type="float">
            <text:p>2,000</text:p>
          </table:table-cell>
          <table:table-cell table:formula="of:=([.H113]*(radius+[.K113])+xoff)*Mmfac" office:value-type="float" office:value="187.831387021716" calcext:value-type="float">
            <text:p>187.831387021716</text:p>
          </table:table-cell>
          <table:table-cell table:formula="of:=([.G113]*(radius+[.K113])+yoff)*Mmfac" office:value-type="float" office:value="484.591988619571" calcext:value-type="float">
            <text:p>484.591988619571</text:p>
          </table:table-cell>
          <table:table-cell office:value-type="string" calcext:value-type="string">
            <text:p>&lt;line x1="</text:p>
          </table:table-cell>
          <table:table-cell table:formula="of:=TEXT([.I113];&quot;000.000&quot;)" office:value-type="string" office:string-value="190.947" calcext:value-type="string">
            <text:p>190.947</text:p>
          </table:table-cell>
          <table:table-cell office:value-type="string" calcext:value-type="string">
            <text:p>" y1="</text:p>
          </table:table-cell>
          <table:table-cell table:formula="of:=TEXT([.J113];&quot;000.000&quot;)" office:value-type="string" office:string-value="479.464" calcext:value-type="string">
            <text:p>479.464</text:p>
          </table:table-cell>
          <table:table-cell office:value-type="string" calcext:value-type="string">
            <text:p>" x2="</text:p>
          </table:table-cell>
          <table:table-cell table:formula="of:=TEXT([.L113];&quot;000.000&quot;)" office:value-type="string" office:string-value="187.831" calcext:value-type="string">
            <text:p>187.831</text:p>
          </table:table-cell>
          <table:table-cell office:value-type="string" calcext:value-type="string">
            <text:p>" y2="</text:p>
          </table:table-cell>
          <table:table-cell table:formula="of:=TEXT([.M113];&quot;000.000&quot;)" office:value-type="string" office:string-value="484.592" calcext:value-type="string">
            <text:p>484.59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3:.X113])" office:value-type="string" office:string-value="&lt;line x1=&quot;190.947&quot; y1=&quot;479.464&quot; x2=&quot;187.831&quot; y2=&quot;484.592&quot; style=&quot;fill:none;stroke:#000000;stroke-width:0.75590551;stroke-miterlimit:4;stroke-dasharray:none&quot; /&gt;" calcext:value-type="string">
            <text:p>&lt;line x1="190.947" y1="479.464" x2="187.831" y2="484.59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3]*afact)*90)) / (0.5*PI());&quot;0.###&quot;)" office:value-type="string" office:string-value="121.285" calcext:value-type="string">
            <text:p>121.28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3];&quot;#&quot;)" office:value-type="string" office:string-value="91" calcext:value-type="string">
            <text:p>91</text:p>
          </table:table-cell>
          <table:table-cell office:value-type="string" calcext:value-type="string">
            <text:p>&lt;/text&gt;</text:p>
          </table:table-cell>
          <table:table-cell table:formula="of:=IF(0=MOD([.B113];1);COM.MICROSOFT.CONCAT([.Y113:.AN113]);[.Y113])" office:value-type="string" office:string-value="&lt;line x1=&quot;190.947&quot; y1=&quot;479.464&quot; x2=&quot;187.831&quot; y2=&quot;484.592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21.285, 300, 300)&quot;&gt;91&lt;/text&gt;" calcext:value-type="string">
            <text:p>&lt;line x1="190.947" y1="479.464" x2="187.831" y2="484.592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21.285, 300, 300)"&gt;91&lt;/text&gt;</text:p>
          </table:table-cell>
          <table:table-cell table:number-columns-repeated="983"/>
        </table:table-row>
        <table:table-row table:style-name="ro1">
          <table:table-cell/>
          <table:table-cell table:formula="of:=[.B113]+1" office:value-type="float" office:value="92" calcext:value-type="float">
            <text:p>92,000</text:p>
          </table:table-cell>
          <table:table-cell table:formula="of:=([.B114]/200)* PI()" office:value-type="float" office:value="1.4451326206513" calcext:value-type="float">
            <text:p>1,445</text:p>
          </table:table-cell>
          <table:table-cell table:formula="of:=[.C114]/(0.5*PI())*90" office:value-type="float" office:value="82.8" calcext:value-type="float">
            <text:p>82,800</text:p>
          </table:table-cell>
          <table:table-cell table:formula="of:=TAN([.C114])" office:value-type="float" office:value="7.91581508830583" calcext:value-type="float">
            <text:p>7,916</text:p>
          </table:table-cell>
          <table:table-cell table:formula="of:=LOG([.E114])" office:value-type="float" office:value="0.898495640629561" calcext:value-type="float">
            <text:p>0,898</text:p>
          </table:table-cell>
          <table:table-cell table:formula="of:=SIN([.F114]*afact)" office:value-type="float" office:value="0.780430185841568" calcext:value-type="float">
            <text:p>0,780</text:p>
          </table:table-cell>
          <table:table-cell table:formula="of:=COS([.F114]*afact)" office:value-type="float" office:value="-0.625242932808757" calcext:value-type="float">
            <text:p>-0,625</text:p>
          </table:table-cell>
          <table:table-cell table:formula="of:=([.H114]*radius+xoff)*Mmfac" office:value-type="float" office:value="168.698984110161" calcext:value-type="float">
            <text:p>168.698984110161</text:p>
          </table:table-cell>
          <table:table-cell table:formula="of:=([.G114]*radius+yoff)*Mmfac" office:value-type="float" office:value="463.890339026729" calcext:value-type="float">
            <text:p>463.890339026729</text:p>
          </table:table-cell>
          <table:table-cell table:style-name="ce2" table:formula="of:=(IF(0=MOD([.B114];5);IF(0=MOD([.B114];10);2*strich;1.5*strich);strich))" office:value-type="float" office:value="2" calcext:value-type="float">
            <text:p>2,000</text:p>
          </table:table-cell>
          <table:table-cell table:formula="of:=([.H114]*(radius+[.K114])+xoff)*Mmfac" office:value-type="float" office:value="164.947526513309" calcext:value-type="float">
            <text:p>164.947526513309</text:p>
          </table:table-cell>
          <table:table-cell table:formula="of:=([.G114]*(radius+[.K114])+yoff)*Mmfac" office:value-type="float" office:value="468.572920141779" calcext:value-type="float">
            <text:p>468.572920141779</text:p>
          </table:table-cell>
          <table:table-cell office:value-type="string" calcext:value-type="string">
            <text:p>&lt;line x1="</text:p>
          </table:table-cell>
          <table:table-cell table:formula="of:=TEXT([.I114];&quot;000.000&quot;)" office:value-type="string" office:string-value="168.699" calcext:value-type="string">
            <text:p>168.699</text:p>
          </table:table-cell>
          <table:table-cell office:value-type="string" calcext:value-type="string">
            <text:p>" y1="</text:p>
          </table:table-cell>
          <table:table-cell table:formula="of:=TEXT([.J114];&quot;000.000&quot;)" office:value-type="string" office:string-value="463.890" calcext:value-type="string">
            <text:p>463.890</text:p>
          </table:table-cell>
          <table:table-cell office:value-type="string" calcext:value-type="string">
            <text:p>" x2="</text:p>
          </table:table-cell>
          <table:table-cell table:formula="of:=TEXT([.L114];&quot;000.000&quot;)" office:value-type="string" office:string-value="164.948" calcext:value-type="string">
            <text:p>164.948</text:p>
          </table:table-cell>
          <table:table-cell office:value-type="string" calcext:value-type="string">
            <text:p>" y2="</text:p>
          </table:table-cell>
          <table:table-cell table:formula="of:=TEXT([.M114];&quot;000.000&quot;)" office:value-type="string" office:string-value="468.573" calcext:value-type="string">
            <text:p>468.57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4:.X114])" office:value-type="string" office:string-value="&lt;line x1=&quot;168.699&quot; y1=&quot;463.890&quot; x2=&quot;164.948&quot; y2=&quot;468.573&quot; style=&quot;fill:none;stroke:#000000;stroke-width:0.75590551;stroke-miterlimit:4;stroke-dasharray:none&quot; /&gt;" calcext:value-type="string">
            <text:p>&lt;line x1="168.699" y1="463.890" x2="164.948" y2="468.57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4]*afact)*90)) / (0.5*PI());&quot;0.###&quot;)" office:value-type="string" office:string-value="128.7" calcext:value-type="string">
            <text:p>128.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4];&quot;#&quot;)" office:value-type="string" office:string-value="92" calcext:value-type="string">
            <text:p>92</text:p>
          </table:table-cell>
          <table:table-cell office:value-type="string" calcext:value-type="string">
            <text:p>&lt;/text&gt;</text:p>
          </table:table-cell>
          <table:table-cell table:formula="of:=IF(0=MOD([.B114];1);COM.MICROSOFT.CONCAT([.Y114:.AN114]);[.Y114])" office:value-type="string" office:string-value="&lt;line x1=&quot;168.699&quot; y1=&quot;463.890&quot; x2=&quot;164.948&quot; y2=&quot;468.573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28.7, 300, 300)&quot;&gt;92&lt;/text&gt;" calcext:value-type="string">
            <text:p>&lt;line x1="168.699" y1="463.890" x2="164.948" y2="468.573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28.7, 300, 300)"&gt;92&lt;/text&gt;</text:p>
          </table:table-cell>
          <table:table-cell table:number-columns-repeated="983"/>
        </table:table-row>
        <table:table-row table:style-name="ro1">
          <table:table-cell/>
          <table:table-cell table:formula="of:=[.B114]+1" office:value-type="float" office:value="93" calcext:value-type="float">
            <text:p>93,000</text:p>
          </table:table-cell>
          <table:table-cell table:formula="of:=([.B115]/200)* PI()" office:value-type="float" office:value="1.46084058391925" calcext:value-type="float">
            <text:p>1,461</text:p>
          </table:table-cell>
          <table:table-cell table:formula="of:=[.C115]/(0.5*PI())*90" office:value-type="float" office:value="83.7" calcext:value-type="float">
            <text:p>83,700</text:p>
          </table:table-cell>
          <table:table-cell table:formula="of:=TAN([.C115])" office:value-type="float" office:value="9.05788668623894" calcext:value-type="float">
            <text:p>9,058</text:p>
          </table:table-cell>
          <table:table-cell table:formula="of:=LOG([.E115])" office:value-type="float" office:value="0.957026883376198" calcext:value-type="float">
            <text:p>0,957</text:p>
          </table:table-cell>
          <table:table-cell table:formula="of:=SIN([.F115]*afact)" office:value-type="float" office:value="0.680925365504223" calcext:value-type="float">
            <text:p>0,681</text:p>
          </table:table-cell>
          <table:table-cell table:formula="of:=COS([.F115]*afact)" office:value-type="float" office:value="-0.732352815665332" calcext:value-type="float">
            <text:p>-0,732</text:p>
          </table:table-cell>
          <table:table-cell table:formula="of:=([.H115]*radius+xoff)*Mmfac" office:value-type="float" office:value="146.20590871028" calcext:value-type="float">
            <text:p>146.20590871028</text:p>
          </table:table-cell>
          <table:table-cell table:formula="of:=([.G115]*radius+yoff)*Mmfac" office:value-type="float" office:value="442.994326755887" calcext:value-type="float">
            <text:p>442.994326755887</text:p>
          </table:table-cell>
          <table:table-cell table:style-name="ce2" table:formula="of:=(IF(0=MOD([.B115];5);IF(0=MOD([.B115];10);2*strich;1.5*strich);strich))" office:value-type="float" office:value="2" calcext:value-type="float">
            <text:p>2,000</text:p>
          </table:table-cell>
          <table:table-cell table:formula="of:=([.H115]*(radius+[.K115])+xoff)*Mmfac" office:value-type="float" office:value="141.811791816288" calcext:value-type="float">
            <text:p>141.811791816288</text:p>
          </table:table-cell>
          <table:table-cell table:formula="of:=([.G115]*(radius+[.K115])+yoff)*Mmfac" office:value-type="float" office:value="447.079878948912" calcext:value-type="float">
            <text:p>447.079878948912</text:p>
          </table:table-cell>
          <table:table-cell office:value-type="string" calcext:value-type="string">
            <text:p>&lt;line x1="</text:p>
          </table:table-cell>
          <table:table-cell table:formula="of:=TEXT([.I115];&quot;000.000&quot;)" office:value-type="string" office:string-value="146.206" calcext:value-type="string">
            <text:p>146.206</text:p>
          </table:table-cell>
          <table:table-cell office:value-type="string" calcext:value-type="string">
            <text:p>" y1="</text:p>
          </table:table-cell>
          <table:table-cell table:formula="of:=TEXT([.J115];&quot;000.000&quot;)" office:value-type="string" office:string-value="442.994" calcext:value-type="string">
            <text:p>442.994</text:p>
          </table:table-cell>
          <table:table-cell office:value-type="string" calcext:value-type="string">
            <text:p>" x2="</text:p>
          </table:table-cell>
          <table:table-cell table:formula="of:=TEXT([.L115];&quot;000.000&quot;)" office:value-type="string" office:string-value="141.812" calcext:value-type="string">
            <text:p>141.812</text:p>
          </table:table-cell>
          <table:table-cell office:value-type="string" calcext:value-type="string">
            <text:p>" y2="</text:p>
          </table:table-cell>
          <table:table-cell table:formula="of:=TEXT([.M115];&quot;000.000&quot;)" office:value-type="string" office:string-value="447.080" calcext:value-type="string">
            <text:p>447.08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5:.X115])" office:value-type="string" office:string-value="&lt;line x1=&quot;146.206&quot; y1=&quot;442.994&quot; x2=&quot;141.812&quot; y2=&quot;447.080&quot; style=&quot;fill:none;stroke:#000000;stroke-width:0.75590551;stroke-miterlimit:4;stroke-dasharray:none&quot; /&gt;" calcext:value-type="string">
            <text:p>&lt;line x1="146.206" y1="442.994" x2="141.812" y2="447.08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5]*afact)*90)) / (0.5*PI());&quot;0.###&quot;)" office:value-type="string" office:string-value="137.084" calcext:value-type="string">
            <text:p>137.08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5];&quot;#&quot;)" office:value-type="string" office:string-value="93" calcext:value-type="string">
            <text:p>93</text:p>
          </table:table-cell>
          <table:table-cell office:value-type="string" calcext:value-type="string">
            <text:p>&lt;/text&gt;</text:p>
          </table:table-cell>
          <table:table-cell table:formula="of:=IF(0=MOD([.B115];1);COM.MICROSOFT.CONCAT([.Y115:.AN115]);[.Y115])" office:value-type="string" office:string-value="&lt;line x1=&quot;146.206&quot; y1=&quot;442.994&quot; x2=&quot;141.812&quot; y2=&quot;447.080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37.084, 300, 300)&quot;&gt;93&lt;/text&gt;" calcext:value-type="string">
            <text:p>&lt;line x1="146.206" y1="442.994" x2="141.812" y2="447.080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37.084, 300, 300)"&gt;93&lt;/text&gt;</text:p>
          </table:table-cell>
          <table:table-cell table:number-columns-repeated="983"/>
        </table:table-row>
        <table:table-row table:style-name="ro1">
          <table:table-cell/>
          <table:table-cell table:formula="of:=[.B115]+1" office:value-type="float" office:value="94" calcext:value-type="float">
            <text:p>94,000</text:p>
          </table:table-cell>
          <table:table-cell table:formula="of:=([.B116]/200)* PI()" office:value-type="float" office:value="1.4765485471872" calcext:value-type="float">
            <text:p>1,477</text:p>
          </table:table-cell>
          <table:table-cell table:formula="of:=[.C116]/(0.5*PI())*90" office:value-type="float" office:value="84.6" calcext:value-type="float">
            <text:p>84,600</text:p>
          </table:table-cell>
          <table:table-cell table:formula="of:=TAN([.C116])" office:value-type="float" office:value="10.5788949934056" calcext:value-type="float">
            <text:p>10,579</text:p>
          </table:table-cell>
          <table:table-cell table:formula="of:=LOG([.E116])" office:value-type="float" office:value="1.0244403063259" calcext:value-type="float">
            <text:p>1,024</text:p>
          </table:table-cell>
          <table:table-cell table:formula="of:=SIN([.F116]*afact)" office:value-type="float" office:value="0.548435316228877" calcext:value-type="float">
            <text:p>0,548</text:p>
          </table:table-cell>
          <table:table-cell table:formula="of:=COS([.F116]*afact)" office:value-type="float" office:value="-0.836192982458554" calcext:value-type="float">
            <text:p>-0,836</text:p>
          </table:table-cell>
          <table:table-cell table:formula="of:=([.H116]*radius+xoff)*Mmfac" office:value-type="float" office:value="124.399473683704" calcext:value-type="float">
            <text:p>124.399473683704</text:p>
          </table:table-cell>
          <table:table-cell table:formula="of:=([.G116]*radius+yoff)*Mmfac" office:value-type="float" office:value="415.171416408064" calcext:value-type="float">
            <text:p>415.171416408064</text:p>
          </table:table-cell>
          <table:table-cell table:style-name="ce2" table:formula="of:=(IF(0=MOD([.B116];5);IF(0=MOD([.B116];10);2*strich;1.5*strich);strich))" office:value-type="float" office:value="2" calcext:value-type="float">
            <text:p>2,000</text:p>
          </table:table-cell>
          <table:table-cell table:formula="of:=([.H116]*(radius+[.K116])+xoff)*Mmfac" office:value-type="float" office:value="119.382315788952" calcext:value-type="float">
            <text:p>119.382315788952</text:p>
          </table:table-cell>
          <table:table-cell table:formula="of:=([.G116]*(radius+[.K116])+yoff)*Mmfac" office:value-type="float" office:value="418.462028305437" calcext:value-type="float">
            <text:p>418.462028305437</text:p>
          </table:table-cell>
          <table:table-cell office:value-type="string" calcext:value-type="string">
            <text:p>&lt;line x1="</text:p>
          </table:table-cell>
          <table:table-cell table:formula="of:=TEXT([.I116];&quot;000.000&quot;)" office:value-type="string" office:string-value="124.399" calcext:value-type="string">
            <text:p>124.399</text:p>
          </table:table-cell>
          <table:table-cell office:value-type="string" calcext:value-type="string">
            <text:p>" y1="</text:p>
          </table:table-cell>
          <table:table-cell table:formula="of:=TEXT([.J116];&quot;000.000&quot;)" office:value-type="string" office:string-value="415.171" calcext:value-type="string">
            <text:p>415.171</text:p>
          </table:table-cell>
          <table:table-cell office:value-type="string" calcext:value-type="string">
            <text:p>" x2="</text:p>
          </table:table-cell>
          <table:table-cell table:formula="of:=TEXT([.L116];&quot;000.000&quot;)" office:value-type="string" office:string-value="119.382" calcext:value-type="string">
            <text:p>119.382</text:p>
          </table:table-cell>
          <table:table-cell office:value-type="string" calcext:value-type="string">
            <text:p>" y2="</text:p>
          </table:table-cell>
          <table:table-cell table:formula="of:=TEXT([.M116];&quot;000.000&quot;)" office:value-type="string" office:string-value="418.462" calcext:value-type="string">
            <text:p>418.46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6:.X116])" office:value-type="string" office:string-value="&lt;line x1=&quot;124.399&quot; y1=&quot;415.171&quot; x2=&quot;119.382&quot; y2=&quot;418.462&quot; style=&quot;fill:none;stroke:#000000;stroke-width:0.75590551;stroke-miterlimit:4;stroke-dasharray:none&quot; /&gt;" calcext:value-type="string">
            <text:p>&lt;line x1="124.399" y1="415.171" x2="119.382" y2="418.46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6]*afact)*90)) / (0.5*PI());&quot;0.###&quot;)" office:value-type="string" office:string-value="146.74" calcext:value-type="string">
            <text:p>146.7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6];&quot;#&quot;)" office:value-type="string" office:string-value="94" calcext:value-type="string">
            <text:p>94</text:p>
          </table:table-cell>
          <table:table-cell office:value-type="string" calcext:value-type="string">
            <text:p>&lt;/text&gt;</text:p>
          </table:table-cell>
          <table:table-cell table:formula="of:=IF(0=MOD([.B116];1);COM.MICROSOFT.CONCAT([.Y116:.AN116]);[.Y116])" office:value-type="string" office:string-value="&lt;line x1=&quot;124.399&quot; y1=&quot;415.171&quot; x2=&quot;119.382&quot; y2=&quot;418.462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46.74, 300, 300)&quot;&gt;94&lt;/text&gt;" calcext:value-type="string">
            <text:p>&lt;line x1="124.399" y1="415.171" x2="119.382" y2="418.462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46.74, 300, 300)"&gt;94&lt;/text&gt;</text:p>
          </table:table-cell>
          <table:table-cell table:number-columns-repeated="983"/>
        </table:table-row>
        <table:table-row table:style-name="ro1">
          <table:table-cell/>
          <table:table-cell table:formula="of:=[.B116]+1" office:value-type="float" office:value="95" calcext:value-type="float">
            <text:p>95,000</text:p>
          </table:table-cell>
          <table:table-cell table:formula="of:=([.B117]/200)* PI()" office:value-type="float" office:value="1.49225651045515" calcext:value-type="float">
            <text:p>1,492</text:p>
          </table:table-cell>
          <table:table-cell table:formula="of:=[.C117]/(0.5*PI())*90" office:value-type="float" office:value="85.5" calcext:value-type="float">
            <text:p>85,500</text:p>
          </table:table-cell>
          <table:table-cell table:formula="of:=TAN([.C117])" office:value-type="float" office:value="12.7062047361747" calcext:value-type="float">
            <text:p>12,706</text:p>
          </table:table-cell>
          <table:table-cell table:formula="of:=LOG([.E117])" office:value-type="float" office:value="1.10401584888013" calcext:value-type="float">
            <text:p>1,104</text:p>
          </table:table-cell>
          <table:table-cell table:formula="of:=SIN([.F117]*afact)" office:value-type="float" office:value="0.372362266849905" calcext:value-type="float">
            <text:p>0,372</text:p>
          </table:table-cell>
          <table:table-cell table:formula="of:=COS([.F117]*afact)" office:value-type="float" office:value="-0.928087464750171" calcext:value-type="float">
            <text:p>-0,928</text:p>
          </table:table-cell>
          <table:table-cell table:formula="of:=([.H117]*radius+xoff)*Mmfac" office:value-type="float" office:value="105.101632402464" calcext:value-type="float">
            <text:p>105.101632402464</text:p>
          </table:table-cell>
          <table:table-cell table:formula="of:=([.G117]*radius+yoff)*Mmfac" office:value-type="float" office:value="378.19607603848" calcext:value-type="float">
            <text:p>378.19607603848</text:p>
          </table:table-cell>
          <table:table-cell table:style-name="ce2" table:formula="of:=(IF(0=MOD([.B117];5);IF(0=MOD([.B117];10);2*strich;1.5*strich);strich))" office:value-type="float" office:value="3" calcext:value-type="float">
            <text:p>3,000</text:p>
          </table:table-cell>
          <table:table-cell table:formula="of:=([.H117]*(radius+[.K117])+xoff)*Mmfac" office:value-type="float" office:value="96.7488452197126" calcext:value-type="float">
            <text:p>96.7488452197126</text:p>
          </table:table-cell>
          <table:table-cell table:formula="of:=([.G117]*(radius+[.K117])+yoff)*Mmfac" office:value-type="float" office:value="381.547336440129" calcext:value-type="float">
            <text:p>381.547336440129</text:p>
          </table:table-cell>
          <table:table-cell office:value-type="string" calcext:value-type="string">
            <text:p>&lt;line x1="</text:p>
          </table:table-cell>
          <table:table-cell table:formula="of:=TEXT([.I117];&quot;000.000&quot;)" office:value-type="string" office:string-value="105.102" calcext:value-type="string">
            <text:p>105.102</text:p>
          </table:table-cell>
          <table:table-cell office:value-type="string" calcext:value-type="string">
            <text:p>" y1="</text:p>
          </table:table-cell>
          <table:table-cell table:formula="of:=TEXT([.J117];&quot;000.000&quot;)" office:value-type="string" office:string-value="378.196" calcext:value-type="string">
            <text:p>378.196</text:p>
          </table:table-cell>
          <table:table-cell office:value-type="string" calcext:value-type="string">
            <text:p>" x2="</text:p>
          </table:table-cell>
          <table:table-cell table:formula="of:=TEXT([.L117];&quot;000.000&quot;)" office:value-type="string" office:string-value="096.749" calcext:value-type="string">
            <text:p>096.749</text:p>
          </table:table-cell>
          <table:table-cell office:value-type="string" calcext:value-type="string">
            <text:p>" y2="</text:p>
          </table:table-cell>
          <table:table-cell table:formula="of:=TEXT([.M117];&quot;000.000&quot;)" office:value-type="string" office:string-value="381.547" calcext:value-type="string">
            <text:p>381.54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7:.X117])" office:value-type="string" office:string-value="&lt;line x1=&quot;105.102&quot; y1=&quot;378.196&quot; x2=&quot;096.749&quot; y2=&quot;381.547&quot; style=&quot;fill:none;stroke:#000000;stroke-width:0.75590551;stroke-miterlimit:4;stroke-dasharray:none&quot; /&gt;" calcext:value-type="string">
            <text:p>&lt;line x1="105.102" y1="378.196" x2="096.749" y2="381.54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7]*afact)*90)) / (0.5*PI());&quot;0.###&quot;)" office:value-type="string" office:string-value="158.139" calcext:value-type="string">
            <text:p>158.1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7];&quot;#&quot;)" office:value-type="string" office:string-value="95" calcext:value-type="string">
            <text:p>95</text:p>
          </table:table-cell>
          <table:table-cell office:value-type="string" calcext:value-type="string">
            <text:p>&lt;/text&gt;</text:p>
          </table:table-cell>
          <table:table-cell table:formula="of:=IF(0=MOD([.B117];1);COM.MICROSOFT.CONCAT([.Y117:.AN117]);[.Y117])" office:value-type="string" office:string-value="&lt;line x1=&quot;105.102&quot; y1=&quot;378.196&quot; x2=&quot;096.749&quot; y2=&quot;381.547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58.139, 300, 300)&quot;&gt;95&lt;/text&gt;" calcext:value-type="string">
            <text:p>&lt;line x1="105.102" y1="378.196" x2="096.749" y2="381.547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58.139, 300, 300)"&gt;95&lt;/text&gt;</text:p>
          </table:table-cell>
          <table:table-cell table:number-columns-repeated="983"/>
        </table:table-row>
        <table:table-row table:style-name="ro1">
          <table:table-cell/>
          <table:table-cell table:formula="of:=[.B117]+1" office:value-type="float" office:value="96" calcext:value-type="float">
            <text:p>96,000</text:p>
          </table:table-cell>
          <table:table-cell table:formula="of:=([.B118]/200)* PI()" office:value-type="float" office:value="1.5079644737231" calcext:value-type="float">
            <text:p>1,508</text:p>
          </table:table-cell>
          <table:table-cell table:formula="of:=[.C118]/(0.5*PI())*90" office:value-type="float" office:value="86.4" calcext:value-type="float">
            <text:p>86,400</text:p>
          </table:table-cell>
          <table:table-cell table:formula="of:=TAN([.C118])" office:value-type="float" office:value="15.8945448438653" calcext:value-type="float">
            <text:p>15,895</text:p>
          </table:table-cell>
          <table:table-cell table:formula="of:=LOG([.E118])" office:value-type="float" office:value="1.20124809597347" calcext:value-type="float">
            <text:p>1,201</text:p>
          </table:table-cell>
          <table:table-cell table:formula="of:=SIN([.F118]*afact)" office:value-type="float" office:value="0.138030311985919" calcext:value-type="float">
            <text:p>0,138</text:p>
          </table:table-cell>
          <table:table-cell table:formula="of:=COS([.F118]*afact)" office:value-type="float" office:value="-0.990428004941838" calcext:value-type="float">
            <text:p>-0,990</text:p>
          </table:table-cell>
          <table:table-cell table:formula="of:=([.H118]*radius+xoff)*Mmfac" office:value-type="float" office:value="92.010118962214" calcext:value-type="float">
            <text:p>92.010118962214</text:p>
          </table:table-cell>
          <table:table-cell table:formula="of:=([.G118]*radius+yoff)*Mmfac" office:value-type="float" office:value="328.986365517043" calcext:value-type="float">
            <text:p>328.986365517043</text:p>
          </table:table-cell>
          <table:table-cell table:style-name="ce2" table:formula="of:=(IF(0=MOD([.B118];5);IF(0=MOD([.B118];10);2*strich;1.5*strich);strich))" office:value-type="float" office:value="2" calcext:value-type="float">
            <text:p>2,000</text:p>
          </table:table-cell>
          <table:table-cell table:formula="of:=([.H118]*(radius+[.K118])+xoff)*Mmfac" office:value-type="float" office:value="86.067550932563" calcext:value-type="float">
            <text:p>86.067550932563</text:p>
          </table:table-cell>
          <table:table-cell table:formula="of:=([.G118]*(radius+[.K118])+yoff)*Mmfac" office:value-type="float" office:value="329.814547388958" calcext:value-type="float">
            <text:p>329.814547388958</text:p>
          </table:table-cell>
          <table:table-cell office:value-type="string" calcext:value-type="string">
            <text:p>&lt;line x1="</text:p>
          </table:table-cell>
          <table:table-cell table:formula="of:=TEXT([.I118];&quot;000.000&quot;)" office:value-type="string" office:string-value="092.010" calcext:value-type="string">
            <text:p>092.010</text:p>
          </table:table-cell>
          <table:table-cell office:value-type="string" calcext:value-type="string">
            <text:p>" y1="</text:p>
          </table:table-cell>
          <table:table-cell table:formula="of:=TEXT([.J118];&quot;000.000&quot;)" office:value-type="string" office:string-value="328.986" calcext:value-type="string">
            <text:p>328.986</text:p>
          </table:table-cell>
          <table:table-cell office:value-type="string" calcext:value-type="string">
            <text:p>" x2="</text:p>
          </table:table-cell>
          <table:table-cell table:formula="of:=TEXT([.L118];&quot;000.000&quot;)" office:value-type="string" office:string-value="086.068" calcext:value-type="string">
            <text:p>086.068</text:p>
          </table:table-cell>
          <table:table-cell office:value-type="string" calcext:value-type="string">
            <text:p>" y2="</text:p>
          </table:table-cell>
          <table:table-cell table:formula="of:=TEXT([.M118];&quot;000.000&quot;)" office:value-type="string" office:string-value="329.815" calcext:value-type="string">
            <text:p>329.81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8:.X118])" office:value-type="string" office:string-value="&lt;line x1=&quot;092.010&quot; y1=&quot;328.986&quot; x2=&quot;086.068&quot; y2=&quot;329.815&quot; style=&quot;fill:none;stroke:#000000;stroke-width:0.75590551;stroke-miterlimit:4;stroke-dasharray:none&quot; /&gt;" calcext:value-type="string">
            <text:p>&lt;line x1="092.010" y1="328.986" x2="086.068" y2="329.81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8]*afact)*90)) / (0.5*PI());&quot;0.###&quot;)" office:value-type="string" office:string-value="172.066" calcext:value-type="string">
            <text:p>172.06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8];&quot;#&quot;)" office:value-type="string" office:string-value="96" calcext:value-type="string">
            <text:p>96</text:p>
          </table:table-cell>
          <table:table-cell office:value-type="string" calcext:value-type="string">
            <text:p>&lt;/text&gt;</text:p>
          </table:table-cell>
          <table:table-cell table:formula="of:=IF(0=MOD([.B118];1);COM.MICROSOFT.CONCAT([.Y118:.AN118]);[.Y118])" office:value-type="string" office:string-value="&lt;line x1=&quot;092.010&quot; y1=&quot;328.986&quot; x2=&quot;086.068&quot; y2=&quot;329.815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72.066, 300, 300)&quot;&gt;96&lt;/text&gt;" calcext:value-type="string">
            <text:p>&lt;line x1="092.010" y1="328.986" x2="086.068" y2="329.815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72.066, 300, 300)"&gt;96&lt;/text&gt;</text:p>
          </table:table-cell>
          <table:table-cell table:number-columns-repeated="983"/>
        </table:table-row>
        <table:table-row table:style-name="ro1">
          <table:table-cell/>
          <table:table-cell table:formula="of:=[.B118]+1" office:value-type="float" office:value="97" calcext:value-type="float">
            <text:p>97,000</text:p>
          </table:table-cell>
          <table:table-cell table:formula="of:=([.B119]/200)* PI()" office:value-type="float" office:value="1.52367243699105" calcext:value-type="float">
            <text:p>1,524</text:p>
          </table:table-cell>
          <table:table-cell table:formula="of:=[.C119]/(0.5*PI())*90" office:value-type="float" office:value="87.3" calcext:value-type="float">
            <text:p>87,300</text:p>
          </table:table-cell>
          <table:table-cell table:formula="of:=TAN([.C119])" office:value-type="float" office:value="21.2049487896887" calcext:value-type="float">
            <text:p>21,205</text:p>
          </table:table-cell>
          <table:table-cell table:formula="of:=LOG([.E119])" office:value-type="float" office:value="1.32643722796845" calcext:value-type="float">
            <text:p>1,326</text:p>
          </table:table-cell>
          <table:table-cell table:formula="of:=SIN([.F119]*afact)" office:value-type="float" office:value="-0.173616162589829" calcext:value-type="float">
            <text:p>-0,174</text:p>
          </table:table-cell>
          <table:table-cell table:formula="of:=COS([.F119]*afact)" office:value-type="float" office:value="-0.984813397597526" calcext:value-type="float">
            <text:p>-0,985</text:p>
          </table:table-cell>
          <table:table-cell table:formula="of:=([.H119]*radius+xoff)*Mmfac" office:value-type="float" office:value="93.1891865045196" calcext:value-type="float">
            <text:p>93.1891865045196</text:p>
          </table:table-cell>
          <table:table-cell table:formula="of:=([.G119]*radius+yoff)*Mmfac" office:value-type="float" office:value="263.540605856136" calcext:value-type="float">
            <text:p>263.540605856136</text:p>
          </table:table-cell>
          <table:table-cell table:style-name="ce2" table:formula="of:=(IF(0=MOD([.B119];5);IF(0=MOD([.B119];10);2*strich;1.5*strich);strich))" office:value-type="float" office:value="2" calcext:value-type="float">
            <text:p>2,000</text:p>
          </table:table-cell>
          <table:table-cell table:formula="of:=([.H119]*(radius+[.K119])+xoff)*Mmfac" office:value-type="float" office:value="87.2803061189344" calcext:value-type="float">
            <text:p>87.2803061189344</text:p>
          </table:table-cell>
          <table:table-cell table:formula="of:=([.G119]*(radius+[.K119])+yoff)*Mmfac" office:value-type="float" office:value="262.498908880597" calcext:value-type="float">
            <text:p>262.498908880597</text:p>
          </table:table-cell>
          <table:table-cell office:value-type="string" calcext:value-type="string">
            <text:p>&lt;line x1="</text:p>
          </table:table-cell>
          <table:table-cell table:formula="of:=TEXT([.I119];&quot;000.000&quot;)" office:value-type="string" office:string-value="093.189" calcext:value-type="string">
            <text:p>093.189</text:p>
          </table:table-cell>
          <table:table-cell office:value-type="string" calcext:value-type="string">
            <text:p>" y1="</text:p>
          </table:table-cell>
          <table:table-cell table:formula="of:=TEXT([.J119];&quot;000.000&quot;)" office:value-type="string" office:string-value="263.541" calcext:value-type="string">
            <text:p>263.541</text:p>
          </table:table-cell>
          <table:table-cell office:value-type="string" calcext:value-type="string">
            <text:p>" x2="</text:p>
          </table:table-cell>
          <table:table-cell table:formula="of:=TEXT([.L119];&quot;000.000&quot;)" office:value-type="string" office:string-value="087.280" calcext:value-type="string">
            <text:p>087.280</text:p>
          </table:table-cell>
          <table:table-cell office:value-type="string" calcext:value-type="string">
            <text:p>" y2="</text:p>
          </table:table-cell>
          <table:table-cell table:formula="of:=TEXT([.M119];&quot;000.000&quot;)" office:value-type="string" office:string-value="262.499" calcext:value-type="string">
            <text:p>262.4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N119:.X119])" office:value-type="string" office:string-value="&lt;line x1=&quot;093.189&quot; y1=&quot;263.541&quot; x2=&quot;087.280&quot; y2=&quot;262.499&quot; style=&quot;fill:none;stroke:#000000;stroke-width:0.75590551;stroke-miterlimit:4;stroke-dasharray:none&quot; /&gt;" calcext:value-type="string">
            <text:p>&lt;line x1="093.189" y1="263.541" x2="087.280" y2="262.4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+4*strich)*Mmfac" office:value-type="float" office:value="534" calcext:value-type="float">
            <text:p>534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F119]*afact)*90)) / (0.5*PI());&quot;0.###&quot;)" office:value-type="string" office:string-value="189.998" calcext:value-type="string">
            <text:p>189.99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9];&quot;#&quot;)" office:value-type="string" office:string-value="97" calcext:value-type="string">
            <text:p>97</text:p>
          </table:table-cell>
          <table:table-cell office:value-type="string" calcext:value-type="string">
            <text:p>&lt;/text&gt;</text:p>
          </table:table-cell>
          <table:table-cell table:formula="of:=IF(0=MOD([.B119];1);COM.MICROSOFT.CONCAT([.Y119:.AN119]);[.Y119])" office:value-type="string" office:string-value="&lt;line x1=&quot;093.189&quot; y1=&quot;263.541&quot; x2=&quot;087.280&quot; y2=&quot;262.499&quot; style=&quot;fill:none;stroke:#000000;stroke-width:0.75590551;stroke-miterlimit:4;stroke-dasharray:none&quot; /&gt;&lt;text x=&quot;534&quot; y=&quot;306&quot; style=&quot;font-style:normal;font-variant:normal;font-weight:normal;font-stretch:normal;font-size:12px;line-height:1.25;font-family:'Droid Serif';-inkscape-font-specification:'Droid Serif'&quot; transform=&quot;rotate(189.998, 300, 300)&quot;&gt;97&lt;/text&gt;" calcext:value-type="string">
            <text:p>&lt;line x1="093.189" y1="263.541" x2="087.280" y2="262.499" style="fill:none;stroke:#000000;stroke-width:0.75590551;stroke-miterlimit:4;stroke-dasharray:none" /&gt;&lt;text x="534" y="306" style="font-style:normal;font-variant:normal;font-weight:normal;font-stretch:normal;font-size:12px;line-height:1.25;font-family:'Droid Serif';-inkscape-font-specification:'Droid Serif'" transform="rotate(189.998, 300, 300)"&gt;97&lt;/text&gt;</text:p>
          </table:table-cell>
          <table:table-cell table:number-columns-repeated="983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27"/>
          <table:table-cell table:style-name="ce2"/>
          <table:table-cell table:number-columns-repeated="985"/>
        </table:table-row>
        <table:table-row table:style-name="ro1">
          <table:table-cell table:number-columns-repeated="13"/>
          <table:table-cell office:value-type="string" calcext:value-type="string">
            <text:p>&lt;/svg&gt;</text:p>
          </table:table-cell>
          <table:table-cell table:number-columns-repeated="10"/>
          <table:table-cell table:formula="of:=COM.MICROSOFT.CONCAT([.N122:.X122])" office:value-type="string" office:string-value="&lt;/svg&gt;" calcext:value-type="string">
            <text:p>&lt;/svg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IF(0=MOD([.B122];5);COM.MICROSOFT.CONCAT([.Y122:.AN122]);[.Y122])" office:value-type="string" office:string-value="&lt;/svg&gt; " calcext:value-type="string">
            <text:p>&lt;/svg&gt; </text:p>
          </table:table-cell>
          <table:table-cell table:number-columns-repeated="98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Circle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8"/>
        <table:table-column table:style-name="co8" table:default-cell-style-name="ce9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986" table:default-cell-style-name="ce1"/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DIUS: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IC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OFFSE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FFSE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style-name="ce1" office:value-type="string" calcext:value-type="string">
            <text:p>fill:none;stroke:#000000;stroke-width:0.75590551;stroke-miterlimit:4;stroke-dasharray: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GLEFACTOR</text:p>
          </table:table-cell>
          <table:table-cell table:style-name="ce1" office:value-type="string" calcext:value-type="string">
            <text:p>2,5</text:p>
          </table:table-cell>
          <table:table-cell table:number-columns-repeated="1018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EXTSTYLE</text:p>
          </table:table-cell>
          <table:table-cell table:style-name="ce1" table:formula="of:=COM.MICROSOFT.CONCAT(&quot;font-style:normal;font-variant:normal;font-weight:normal;font-stretch:normal;font-size:&quot;;textheight;&quot;px;line-height:1.25;font-family:'Droid Serif';-inkscape-font-specification:'Droid Serif'&quot;)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table:number-columns-repeated="1018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mfac</text:p>
          </table:table-cell>
          <table:table-cell office:value-type="float" office:value="3" calcext:value-type="float">
            <text:p>3,000</text:p>
          </table:table-cell>
          <table:table-cell table:number-columns-repeated="1018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TEXTHEIGHT</text:p>
          </table:table-cell>
          <table:table-cell table:style-name="ce1" table:formula="of:=4*[.C9]" office:value-type="float" office:value="12" calcext:value-type="float">
            <text:p>12</text:p>
          </table:table-cell>
          <table:table-cell table:style-name="ce1" table:number-columns-repeated="5"/>
          <table:table-cell table:number-columns-repeated="2"/>
          <table:table-cell table:style-name="ce3" office:value-type="string" calcext:value-type="string">
            <text:p>&lt;svg width="</text:p>
          </table:table-cell>
          <table:table-cell table:formula="of:=(2*xoff)*Mmfac" office:value-type="float" office:value="600" calcext:value-type="float">
            <text:p>600</text:p>
          </table:table-cell>
          <table:table-cell office:value-type="string" calcext:value-type="string">
            <text:p>" height="</text:p>
          </table:table-cell>
          <table:table-cell table:formula="of:=(2*yoff)*Mmfac" office:value-type="float" office:value="600" calcext:value-type="float">
            <text:p>600</text:p>
          </table:table-cell>
          <table:table-cell office:value-type="string" calcext:value-type="string">
            <text:p>" &gt;</text:p>
          </table:table-cell>
          <table:table-cell table:number-columns-repeated="6"/>
          <table:table-cell table:formula="of:=COM.MICROSOFT.CONCAT([.K10:.O10])" office:value-type="string" office:string-value="&lt;svg width=&quot;600&quot; height=&quot;600&quot; &gt;" calcext:value-type="string">
            <text:p>&lt;svg width="600" height="600" &gt;</text:p>
          </table:table-cell>
          <table:table-cell office:value-type="string" calcext:value-type="string">
            <text:p>clear</text:p>
          </table:table-cell>
          <table:table-cell table:number-columns-repeated="14"/>
          <table:table-cell table:formula="of:=[.V10]" office:value-type="string" office:string-value="&lt;svg width=&quot;600&quot; height=&quot;600&quot; &gt;" calcext:value-type="string">
            <text:p>&lt;svg width="600" height="600" 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ce3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&lt;line x1="</text:p>
          </table:table-cell>
          <table:table-cell table:style-name="ce2" table:formula="of:=TEXT((xoff-2*strich)*Mmfac;&quot;#.###&quot;)" office:value-type="string" office:string-value="288" calcext:value-type="string">
            <text:p>288</text:p>
          </table:table-cell>
          <table:table-cell office:value-type="string" calcext:value-type="string">
            <text:p>" y1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x2="</text:p>
          </table:table-cell>
          <table:table-cell table:style-name="ce2" table:formula="of:=TEXT((xoff+2*strich)*Mmfac;&quot;#.###&quot;)" office:value-type="string" office:string-value="312" calcext:value-type="string">
            <text:p>312</text:p>
          </table:table-cell>
          <table:table-cell office:value-type="string" calcext:value-type="string">
            <text:p>" y2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:.U12])" office:value-type="string" office:string-value="&lt;line x1=&quot;288&quot; y1=&quot;300&quot; x2=&quot;312&quot; y2=&quot;300&quot; style=&quot;fill:none;stroke:#000000;stroke-width:0.75590551;stroke-miterlimit:4;stroke-dasharray:none&quot; /&gt;" calcext:value-type="string">
            <text:p>&lt;line x1="288" y1="300" x2="312" y2="30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V12]" office:value-type="string" office:string-value="&lt;line x1=&quot;288&quot; y1=&quot;300&quot; x2=&quot;312&quot; y2=&quot;300&quot; style=&quot;fill:none;stroke:#000000;stroke-width:0.75590551;stroke-miterlimit:4;stroke-dasharray:none&quot; /&gt;" calcext:value-type="string">
            <text:p>&lt;line x1="288" y1="300" x2="312" y2="300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&lt;line x1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y1="</text:p>
          </table:table-cell>
          <table:table-cell table:style-name="ce2" table:formula="of:=TEXT((yoff-2*strich)*Mmfac;&quot;#.###&quot;)" office:value-type="string" office:string-value="288" calcext:value-type="string">
            <text:p>288</text:p>
          </table:table-cell>
          <table:table-cell office:value-type="string" calcext:value-type="string">
            <text:p>" x2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office:value-type="string" calcext:value-type="string">
            <text:p>" y2="</text:p>
          </table:table-cell>
          <table:table-cell table:style-name="ce2" table:formula="of:=TEXT((yoff+2*strich)*Mmfac;&quot;#.###&quot;)" office:value-type="string" office:string-value="312" calcext:value-type="string">
            <text:p>31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:.U13])" office:value-type="string" office:string-value="&lt;line x1=&quot;300&quot; y1=&quot;288&quot; x2=&quot;300&quot; y2=&quot;312&quot; style=&quot;fill:none;stroke:#000000;stroke-width:0.75590551;stroke-miterlimit:4;stroke-dasharray:none&quot; /&gt;" calcext:value-type="string">
            <text:p>&lt;line x1="300" y1="288" x2="300" y2="312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V13]" office:value-type="string" office:string-value="&lt;line x1=&quot;300&quot; y1=&quot;288&quot; x2=&quot;300&quot; y2=&quot;312&quot; style=&quot;fill:none;stroke:#000000;stroke-width:0.75590551;stroke-miterlimit:4;stroke-dasharray:none&quot; /&gt;" calcext:value-type="string">
            <text:p>&lt;line x1="300" y1="288" x2="300" y2="31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&lt;circle cx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cy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r="</text:p>
          </table:table-cell>
          <table:table-cell table:style-name="ce2" table:formula="of:=TEXT(radius*Mmfac;&quot;#.###&quot;)" office:value-type="string" office:string-value="210" calcext:value-type="string">
            <text:p>2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number-columns-repeated="2"/>
          <table:table-cell table:formula="of:=COM.MICROSOFT.CONCAT([.K14:.U14])" office:value-type="string" office:string-value="&lt;circle cx=&quot;300&quot; cy=&quot;300&quot; r=&quot;210&quot; style=&quot;fill:none;stroke:#000000;stroke-width:0.75590551;stroke-miterlimit:4;stroke-dasharray:none&quot; /&gt;" calcext:value-type="string">
            <text:p>&lt;circle cx="300" cy="300" r="21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V14]" office:value-type="string" office:string-value="&lt;circle cx=&quot;300&quot; cy=&quot;300&quot; r=&quot;210&quot; style=&quot;fill:none;stroke:#000000;stroke-width:0.75590551;stroke-miterlimit:4;stroke-dasharray:none&quot; /&gt;" calcext:value-type="string">
            <text:p>&lt;circle cx="300" cy="300" r="210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  <table:table-cell table:style-name="ce5" office:value-type="string" calcext:value-type="string">
            <text:p>&lt;circle cx="</text:p>
          </table:table-cell>
          <table:table-cell table:style-name="ce2" table:formula="of:=TEXT(x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cy="</text:p>
          </table:table-cell>
          <table:table-cell table:style-name="ce2" table:formula="of:=TEXT(yoff*Mmfac;&quot;#.###&quot;)" office:value-type="string" office:string-value="300" calcext:value-type="string">
            <text:p>300</text:p>
          </table:table-cell>
          <table:table-cell table:style-name="ce5" office:value-type="string" calcext:value-type="string">
            <text:p>" r="</text:p>
          </table:table-cell>
          <table:table-cell table:style-name="ce2" table:formula="of:=TEXT((radius-20)*Mmfac;&quot;#.###&quot;)" office:value-type="string" office:string-value="150" calcext:value-type="string">
            <text:p>1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number-columns-repeated="2"/>
          <table:table-cell table:formula="of:=COM.MICROSOFT.CONCAT([.K15:.U15])" office:value-type="string" office:string-value="&lt;circle cx=&quot;300&quot; cy=&quot;300&quot; r=&quot;150&quot; style=&quot;fill:none;stroke:#000000;stroke-width:0.75590551;stroke-miterlimit:4;stroke-dasharray:none&quot; /&gt;" calcext:value-type="string">
            <text:p>&lt;circle cx="300" cy="300" r="150" style="fill:none;stroke:#000000;stroke-width:0.75590551;stroke-miterlimit:4;stroke-dasharray:none" /&gt;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table:formula="of:=[.V15]" office:value-type="string" office:string-value="&lt;circle cx=&quot;300&quot; cy=&quot;300&quot; r=&quot;150&quot; style=&quot;fill:none;stroke:#000000;stroke-width:0.75590551;stroke-miterlimit:4;stroke-dasharray:none&quot; /&gt;" calcext:value-type="string">
            <text:p>&lt;circle cx="300" cy="300" r="150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8"/>
          <table:table-cell table:style-name="ce2"/>
          <table:table-cell table:number-columns-repeated="98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dashlen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25"/>
          <table:table-cell table:style-name="ce2"/>
          <table:table-cell table:number-columns-repeated="985"/>
          <table:table-cell table:style-name="Default" table:number-columns-repeated="3"/>
        </table:table-row>
        <table:table-row table:style-name="ro1" table:number-rows-repeated="8">
          <table:table-cell table:number-columns-repeated="5"/>
          <table:table-cell table:style-name="ce1" table:number-columns-repeated="2"/>
          <table:table-cell table:number-columns-repeated="28"/>
          <table:table-cell table:style-name="ce2"/>
          <table:table-cell table:number-columns-repeated="985"/>
          <table:table-cell table:style-name="Default" table:number-columns-repeated="3"/>
        </table:table-row>
        <table:table-row table:style-name="ro1">
          <table:table-cell/>
          <table:table-cell office:value-type="float" office:value="3" calcext:value-type="float">
            <text:p>3,000</text:p>
          </table:table-cell>
          <table:table-cell table:formula="of:=LOG([.B26])" office:value-type="float" office:value="0.477121254719662" calcext:value-type="float">
            <text:p>0,477</text:p>
          </table:table-cell>
          <table:table-cell table:formula="of:=SIN([.C26]*afact)" office:value-type="float" office:value="0.929407131987085" calcext:value-type="float">
            <text:p>0,929</text:p>
          </table:table-cell>
          <table:table-cell table:formula="of:=COS([.C26]*afact)" office:value-type="float" office:value="0.369056070281388" calcext:value-type="float">
            <text:p>0,369</text:p>
          </table:table-cell>
          <table:table-cell table:style-name="ce1" table:formula="of:=([.E26]*radius+xoff)*Mmfac" office:value-type="float" office:value="377.501774759091" calcext:value-type="float">
            <text:p>377.501774759091</text:p>
          </table:table-cell>
          <table:table-cell table:style-name="ce1" table:formula="of:=([.D26]*radius+yoff)*Mmfac" office:value-type="float" office:value="495.175497717288" calcext:value-type="float">
            <text:p>495.175497717288</text:p>
          </table:table-cell>
          <table:table-cell table:formula="of:=IF(0=MOD([.B26];100); 3   * strich ;  IF(0=MOD([.B26]; 50); 2.5 * strich ;  IF(0=MOD([.B26]; 10); 2   * strich ;  IF(0=MOD([.B26];  5); 1.5 * strich ;  IF(0=MOD([.B26];  1); 1   * strich ;                     0.6 * strich )))))*-1" office:value-type="float" office:value="-2" calcext:value-type="float">
            <text:p>-2,000</text:p>
          </table:table-cell>
          <table:table-cell table:formula="of:=([.E26]*(radius+[.H26])+xoff)*Mmfac" office:value-type="float" office:value="375.287438337403" calcext:value-type="float">
            <text:p>375.287438337403</text:p>
          </table:table-cell>
          <table:table-cell table:formula="of:=([.D26]*(radius+[.H26])+yoff)*Mmfac" office:value-type="float" office:value="489.599054925365" calcext:value-type="float">
            <text:p>489.599054925365</text:p>
          </table:table-cell>
          <table:table-cell office:value-type="string" calcext:value-type="string">
            <text:p>&lt;line x1="</text:p>
          </table:table-cell>
          <table:table-cell table:formula="of:=TEXT([.F26];&quot;000.000&quot;)" office:value-type="string" office:string-value="377.502" calcext:value-type="string">
            <text:p>377.502</text:p>
          </table:table-cell>
          <table:table-cell office:value-type="string" calcext:value-type="string">
            <text:p>" y1="</text:p>
          </table:table-cell>
          <table:table-cell table:formula="of:=TEXT([.G26];&quot;000.000&quot;)" office:value-type="string" office:string-value="495.175" calcext:value-type="string">
            <text:p>495.175</text:p>
          </table:table-cell>
          <table:table-cell office:value-type="string" calcext:value-type="string">
            <text:p>" x2="</text:p>
          </table:table-cell>
          <table:table-cell table:formula="of:=TEXT([.I26];&quot;000.000&quot;)" office:value-type="string" office:string-value="375.287" calcext:value-type="string">
            <text:p>375.287</text:p>
          </table:table-cell>
          <table:table-cell office:value-type="string" calcext:value-type="string">
            <text:p>" y2="</text:p>
          </table:table-cell>
          <table:table-cell table:formula="of:=TEXT([.J26];&quot;000.000&quot;)" office:value-type="string" office:string-value="489.599" calcext:value-type="string">
            <text:p>489.5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6:.U26])" office:value-type="string" office:string-value="&lt;line x1=&quot;377.502&quot; y1=&quot;495.175&quot; x2=&quot;375.287&quot; y2=&quot;489.599&quot; style=&quot;fill:none;stroke:#000000;stroke-width:0.75590551;stroke-miterlimit:4;stroke-dasharray:none&quot; /&gt;" calcext:value-type="string">
            <text:p>&lt;line x1="377.502" y1="495.175" x2="375.287" y2="489.5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6]*afact)*90)) / (0.5*PI());&quot;0.###&quot;)" office:value-type="string" office:string-value="68.343" calcext:value-type="string">
            <text:p>68.3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6];&quot;#&quot;)" office:value-type="string" office:string-value="3" calcext:value-type="string">
            <text:p>3</text:p>
          </table:table-cell>
          <table:table-cell office:value-type="string" calcext:value-type="string">
            <text:p>&lt;/text&gt;</text:p>
          </table:table-cell>
          <table:table-cell table:formula="of:=IF(0=MOD([.B26];1);COM.MICROSOFT.CONCAT([.V26:.AK26]);[.V26])" office:value-type="string" office:string-value="&lt;line x1=&quot;377.502&quot; y1=&quot;495.175&quot; x2=&quot;375.287&quot; y2=&quot;489.599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68.343, 300, 300)&quot;&gt;3&lt;/text&gt;" calcext:value-type="string">
            <text:p>&lt;line x1="377.502" y1="495.175" x2="375.287" y2="489.599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68.343, 300, 300)"&gt;3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26]+0.2" office:value-type="float" office:value="3.2" calcext:value-type="float">
            <text:p>3,200</text:p>
          </table:table-cell>
          <table:table-cell table:formula="of:=LOG([.B27])" office:value-type="float" office:value="0.505149978319906" calcext:value-type="float">
            <text:p>0,505</text:p>
          </table:table-cell>
          <table:table-cell table:formula="of:=SIN([.C27]*afact)" office:value-type="float" office:value="0.952965612755806" calcext:value-type="float">
            <text:p>0,953</text:p>
          </table:table-cell>
          <table:table-cell table:formula="of:=COS([.C27]*afact)" office:value-type="float" office:value="0.303078440184965" calcext:value-type="float">
            <text:p>0,303</text:p>
          </table:table-cell>
          <table:table-cell table:style-name="ce1" table:formula="of:=([.E27]*radius+xoff)*Mmfac" office:value-type="float" office:value="363.646472438843" calcext:value-type="float">
            <text:p>363.646472438843</text:p>
          </table:table-cell>
          <table:table-cell table:style-name="ce1" table:formula="of:=([.D27]*radius+yoff)*Mmfac" office:value-type="float" office:value="500.122778678719" calcext:value-type="float">
            <text:p>500.122778678719</text:p>
          </table:table-cell>
          <table:table-cell table:formula="of:=IF(0=MOD([.B27];100); 3   * strich ;  IF(0=MOD([.B27]; 50); 2.5 * strich ;  IF(0=MOD([.B27]; 10); 2   * strich ;  IF(0=MOD([.B27];  5); 1.5 * strich ;  IF(0=MOD([.B27];  1); 1   * strich ;                     0.6 * strich )))))*-1" office:value-type="float" office:value="-1.2" calcext:value-type="float">
            <text:p>-1,200</text:p>
          </table:table-cell>
          <table:table-cell table:formula="of:=([.E27]*(radius+[.H27])+xoff)*Mmfac" office:value-type="float" office:value="362.555390054177" calcext:value-type="float">
            <text:p>362.555390054177</text:p>
          </table:table-cell>
          <table:table-cell table:formula="of:=([.D27]*(radius+[.H27])+yoff)*Mmfac" office:value-type="float" office:value="496.692102472798" calcext:value-type="float">
            <text:p>496.692102472798</text:p>
          </table:table-cell>
          <table:table-cell office:value-type="string" calcext:value-type="string">
            <text:p>&lt;line x1="</text:p>
          </table:table-cell>
          <table:table-cell table:formula="of:=TEXT([.F27];&quot;000.000&quot;)" office:value-type="string" office:string-value="363.646" calcext:value-type="string">
            <text:p>363.646</text:p>
          </table:table-cell>
          <table:table-cell office:value-type="string" calcext:value-type="string">
            <text:p>" y1="</text:p>
          </table:table-cell>
          <table:table-cell table:formula="of:=TEXT([.G27];&quot;000.000&quot;)" office:value-type="string" office:string-value="500.123" calcext:value-type="string">
            <text:p>500.123</text:p>
          </table:table-cell>
          <table:table-cell office:value-type="string" calcext:value-type="string">
            <text:p>" x2="</text:p>
          </table:table-cell>
          <table:table-cell table:formula="of:=TEXT([.I27];&quot;000.000&quot;)" office:value-type="string" office:string-value="362.555" calcext:value-type="string">
            <text:p>362.555</text:p>
          </table:table-cell>
          <table:table-cell office:value-type="string" calcext:value-type="string">
            <text:p>" y2="</text:p>
          </table:table-cell>
          <table:table-cell table:formula="of:=TEXT([.J27];&quot;000.000&quot;)" office:value-type="string" office:string-value="496.692" calcext:value-type="string">
            <text:p>496.69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7:.U27])" office:value-type="string" office:string-value="&lt;line x1=&quot;363.646&quot; y1=&quot;500.123&quot; x2=&quot;362.555&quot; y2=&quot;496.692&quot; style=&quot;fill:none;stroke:#000000;stroke-width:0.75590551;stroke-miterlimit:4;stroke-dasharray:none&quot; /&gt;" calcext:value-type="string">
            <text:p>&lt;line x1="363.646" y1="500.123" x2="362.555" y2="496.69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7]*afact)*90)) / (0.5*PI());&quot;0.###&quot;)" office:value-type="string" office:string-value="72.357" calcext:value-type="string">
            <text:p>72.35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7];&quot;#&quot;)" office:value-type="string" office:string-value="3" calcext:value-type="string">
            <text:p>3</text:p>
          </table:table-cell>
          <table:table-cell office:value-type="string" calcext:value-type="string">
            <text:p>&lt;/text&gt;</text:p>
          </table:table-cell>
          <table:table-cell table:formula="of:=IF(0=MOD([.B27];1);COM.MICROSOFT.CONCAT([.V27:.AK27]);[.V27])" office:value-type="string" office:string-value="&lt;line x1=&quot;363.646&quot; y1=&quot;500.123&quot; x2=&quot;362.555&quot; y2=&quot;496.692&quot; style=&quot;fill:none;stroke:#000000;stroke-width:0.75590551;stroke-miterlimit:4;stroke-dasharray:none&quot; /&gt;" calcext:value-type="string">
            <text:p>&lt;line x1="363.646" y1="500.123" x2="362.555" y2="496.69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27]+0.2" office:value-type="float" office:value="3.4" calcext:value-type="float">
            <text:p>3,400</text:p>
          </table:table-cell>
          <table:table-cell table:formula="of:=LOG([.B28])" office:value-type="float" office:value="0.531478917042255" calcext:value-type="float">
            <text:p>0,531</text:p>
          </table:table-cell>
          <table:table-cell table:formula="of:=SIN([.C28]*afact)" office:value-type="float" office:value="0.970836889448839" calcext:value-type="float">
            <text:p>0,971</text:p>
          </table:table-cell>
          <table:table-cell table:formula="of:=COS([.C28]*afact)" office:value-type="float" office:value="0.239740972896381" calcext:value-type="float">
            <text:p>0,240</text:p>
          </table:table-cell>
          <table:table-cell table:style-name="ce1" table:formula="of:=([.E28]*radius+xoff)*Mmfac" office:value-type="float" office:value="350.34560430824" calcext:value-type="float">
            <text:p>350.34560430824</text:p>
          </table:table-cell>
          <table:table-cell table:style-name="ce1" table:formula="of:=([.D28]*radius+yoff)*Mmfac" office:value-type="float" office:value="503.875746784256" calcext:value-type="float">
            <text:p>503.875746784256</text:p>
          </table:table-cell>
          <table:table-cell table:formula="of:=IF(0=MOD([.B28];100); 3   * strich ;  IF(0=MOD([.B28]; 50); 2.5 * strich ;  IF(0=MOD([.B28]; 10); 2   * strich ;  IF(0=MOD([.B28];  5); 1.5 * strich ;  IF(0=MOD([.B28];  1); 1   * strich ;                     0.6 * strich )))))*-1" office:value-type="float" office:value="-1.2" calcext:value-type="float">
            <text:p>-1,200</text:p>
          </table:table-cell>
          <table:table-cell table:formula="of:=([.E28]*(radius+[.H28])+xoff)*Mmfac" office:value-type="float" office:value="349.482536805813" calcext:value-type="float">
            <text:p>349.482536805813</text:p>
          </table:table-cell>
          <table:table-cell table:formula="of:=([.D28]*(radius+[.H28])+yoff)*Mmfac" office:value-type="float" office:value="500.38073398224" calcext:value-type="float">
            <text:p>500.38073398224</text:p>
          </table:table-cell>
          <table:table-cell office:value-type="string" calcext:value-type="string">
            <text:p>&lt;line x1="</text:p>
          </table:table-cell>
          <table:table-cell table:formula="of:=TEXT([.F28];&quot;000.000&quot;)" office:value-type="string" office:string-value="350.346" calcext:value-type="string">
            <text:p>350.346</text:p>
          </table:table-cell>
          <table:table-cell office:value-type="string" calcext:value-type="string">
            <text:p>" y1="</text:p>
          </table:table-cell>
          <table:table-cell table:formula="of:=TEXT([.G28];&quot;000.000&quot;)" office:value-type="string" office:string-value="503.876" calcext:value-type="string">
            <text:p>503.876</text:p>
          </table:table-cell>
          <table:table-cell office:value-type="string" calcext:value-type="string">
            <text:p>" x2="</text:p>
          </table:table-cell>
          <table:table-cell table:formula="of:=TEXT([.I28];&quot;000.000&quot;)" office:value-type="string" office:string-value="349.483" calcext:value-type="string">
            <text:p>349.483</text:p>
          </table:table-cell>
          <table:table-cell office:value-type="string" calcext:value-type="string">
            <text:p>" y2="</text:p>
          </table:table-cell>
          <table:table-cell table:formula="of:=TEXT([.J28];&quot;000.000&quot;)" office:value-type="string" office:string-value="500.381" calcext:value-type="string">
            <text:p>500.38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8:.U28])" office:value-type="string" office:string-value="&lt;line x1=&quot;350.346&quot; y1=&quot;503.876&quot; x2=&quot;349.483&quot; y2=&quot;500.381&quot; style=&quot;fill:none;stroke:#000000;stroke-width:0.75590551;stroke-miterlimit:4;stroke-dasharray:none&quot; /&gt;" calcext:value-type="string">
            <text:p>&lt;line x1="350.346" y1="503.876" x2="349.483" y2="500.38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8]*afact)*90)) / (0.5*PI());&quot;0.###&quot;)" office:value-type="string" office:string-value="76.129" calcext:value-type="string">
            <text:p>76.1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8];&quot;#&quot;)" office:value-type="string" office:string-value="3" calcext:value-type="string">
            <text:p>3</text:p>
          </table:table-cell>
          <table:table-cell office:value-type="string" calcext:value-type="string">
            <text:p>&lt;/text&gt;</text:p>
          </table:table-cell>
          <table:table-cell table:formula="of:=IF(0=MOD([.B28];1);COM.MICROSOFT.CONCAT([.V28:.AK28]);[.V28])" office:value-type="string" office:string-value="&lt;line x1=&quot;350.346&quot; y1=&quot;503.876&quot; x2=&quot;349.483&quot; y2=&quot;500.381&quot; style=&quot;fill:none;stroke:#000000;stroke-width:0.75590551;stroke-miterlimit:4;stroke-dasharray:none&quot; /&gt;" calcext:value-type="string">
            <text:p>&lt;line x1="350.346" y1="503.876" x2="349.483" y2="500.38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28]+0.2" office:value-type="float" office:value="3.6" calcext:value-type="float">
            <text:p>3,600</text:p>
          </table:table-cell>
          <table:table-cell table:formula="of:=LOG([.B29])" office:value-type="float" office:value="0.556302500767287" calcext:value-type="float">
            <text:p>0,556</text:p>
          </table:table-cell>
          <table:table-cell table:formula="of:=SIN([.C29]*afact)" office:value-type="float" office:value="0.983836517410022" calcext:value-type="float">
            <text:p>0,984</text:p>
          </table:table-cell>
          <table:table-cell table:formula="of:=COS([.C29]*afact)" office:value-type="float" office:value="0.179069000696713" calcext:value-type="float">
            <text:p>0,179</text:p>
          </table:table-cell>
          <table:table-cell table:style-name="ce1" table:formula="of:=([.E29]*radius+xoff)*Mmfac" office:value-type="float" office:value="337.60449014631" calcext:value-type="float">
            <text:p>337.60449014631</text:p>
          </table:table-cell>
          <table:table-cell table:style-name="ce1" table:formula="of:=([.D29]*radius+yoff)*Mmfac" office:value-type="float" office:value="506.605668656105" calcext:value-type="float">
            <text:p>506.605668656105</text:p>
          </table:table-cell>
          <table:table-cell table:formula="of:=IF(0=MOD([.B29];100); 3   * strich ;  IF(0=MOD([.B29]; 50); 2.5 * strich ;  IF(0=MOD([.B29]; 10); 2   * strich ;  IF(0=MOD([.B29];  5); 1.5 * strich ;  IF(0=MOD([.B29];  1); 1   * strich ;                     0.6 * strich )))))*-1" office:value-type="float" office:value="-1.2" calcext:value-type="float">
            <text:p>-1,200</text:p>
          </table:table-cell>
          <table:table-cell table:formula="of:=([.E29]*(radius+[.H29])+xoff)*Mmfac" office:value-type="float" office:value="336.959841743802" calcext:value-type="float">
            <text:p>336.959841743802</text:p>
          </table:table-cell>
          <table:table-cell table:formula="of:=([.D29]*(radius+[.H29])+yoff)*Mmfac" office:value-type="float" office:value="503.063857193429" calcext:value-type="float">
            <text:p>503.063857193429</text:p>
          </table:table-cell>
          <table:table-cell office:value-type="string" calcext:value-type="string">
            <text:p>&lt;line x1="</text:p>
          </table:table-cell>
          <table:table-cell table:formula="of:=TEXT([.F29];&quot;000.000&quot;)" office:value-type="string" office:string-value="337.604" calcext:value-type="string">
            <text:p>337.604</text:p>
          </table:table-cell>
          <table:table-cell office:value-type="string" calcext:value-type="string">
            <text:p>" y1="</text:p>
          </table:table-cell>
          <table:table-cell table:formula="of:=TEXT([.G29];&quot;000.000&quot;)" office:value-type="string" office:string-value="506.606" calcext:value-type="string">
            <text:p>506.606</text:p>
          </table:table-cell>
          <table:table-cell office:value-type="string" calcext:value-type="string">
            <text:p>" x2="</text:p>
          </table:table-cell>
          <table:table-cell table:formula="of:=TEXT([.I29];&quot;000.000&quot;)" office:value-type="string" office:string-value="336.960" calcext:value-type="string">
            <text:p>336.960</text:p>
          </table:table-cell>
          <table:table-cell office:value-type="string" calcext:value-type="string">
            <text:p>" y2="</text:p>
          </table:table-cell>
          <table:table-cell table:formula="of:=TEXT([.J29];&quot;000.000&quot;)" office:value-type="string" office:string-value="503.064" calcext:value-type="string">
            <text:p>503.06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9:.U29])" office:value-type="string" office:string-value="&lt;line x1=&quot;337.604&quot; y1=&quot;506.606&quot; x2=&quot;336.960&quot; y2=&quot;503.064&quot; style=&quot;fill:none;stroke:#000000;stroke-width:0.75590551;stroke-miterlimit:4;stroke-dasharray:none&quot; /&gt;" calcext:value-type="string">
            <text:p>&lt;line x1="337.604" y1="506.606" x2="336.960" y2="503.06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9]*afact)*90)) / (0.5*PI());&quot;0.###&quot;)" office:value-type="string" office:string-value="79.684" calcext:value-type="string">
            <text:p>79.68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9];&quot;#&quot;)" office:value-type="string" office:string-value="4" calcext:value-type="string">
            <text:p>4</text:p>
          </table:table-cell>
          <table:table-cell office:value-type="string" calcext:value-type="string">
            <text:p>&lt;/text&gt;</text:p>
          </table:table-cell>
          <table:table-cell table:formula="of:=IF(0=MOD([.B29];1);COM.MICROSOFT.CONCAT([.V29:.AK29]);[.V29])" office:value-type="string" office:string-value="&lt;line x1=&quot;337.604&quot; y1=&quot;506.606&quot; x2=&quot;336.960&quot; y2=&quot;503.064&quot; style=&quot;fill:none;stroke:#000000;stroke-width:0.75590551;stroke-miterlimit:4;stroke-dasharray:none&quot; /&gt;" calcext:value-type="string">
            <text:p>&lt;line x1="337.604" y1="506.606" x2="336.960" y2="503.064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29]+0.2" office:value-type="float" office:value="3.8" calcext:value-type="float">
            <text:p>3,800</text:p>
          </table:table-cell>
          <table:table-cell table:formula="of:=LOG([.B30])" office:value-type="float" office:value="0.57978359661681" calcext:value-type="float">
            <text:p>0,580</text:p>
          </table:table-cell>
          <table:table-cell table:formula="of:=SIN([.C30]*afact)" office:value-type="float" office:value="0.992647652744677" calcext:value-type="float">
            <text:p>0,993</text:p>
          </table:table-cell>
          <table:table-cell table:formula="of:=COS([.C30]*afact)" office:value-type="float" office:value="0.121039817830674" calcext:value-type="float">
            <text:p>0,121</text:p>
          </table:table-cell>
          <table:table-cell table:style-name="ce1" table:formula="of:=([.E30]*radius+xoff)*Mmfac" office:value-type="float" office:value="325.418361744442" calcext:value-type="float">
            <text:p>325.418361744442</text:p>
          </table:table-cell>
          <table:table-cell table:style-name="ce1" table:formula="of:=([.D30]*radius+yoff)*Mmfac" office:value-type="float" office:value="508.456007076382" calcext:value-type="float">
            <text:p>508.456007076382</text:p>
          </table:table-cell>
          <table:table-cell table:formula="of:=IF(0=MOD([.B30];100); 3   * strich ;  IF(0=MOD([.B30]; 50); 2.5 * strich ;  IF(0=MOD([.B30]; 10); 2   * strich ;  IF(0=MOD([.B30];  5); 1.5 * strich ;  IF(0=MOD([.B30];  1); 1   * strich ;                     0.6 * strich )))))*-1" office:value-type="float" office:value="-1.2" calcext:value-type="float">
            <text:p>-1,200</text:p>
          </table:table-cell>
          <table:table-cell table:formula="of:=([.E30]*(radius+[.H30])+xoff)*Mmfac" office:value-type="float" office:value="324.982618400251" calcext:value-type="float">
            <text:p>324.982618400251</text:p>
          </table:table-cell>
          <table:table-cell table:formula="of:=([.D30]*(radius+[.H30])+yoff)*Mmfac" office:value-type="float" office:value="504.882475526501" calcext:value-type="float">
            <text:p>504.882475526501</text:p>
          </table:table-cell>
          <table:table-cell office:value-type="string" calcext:value-type="string">
            <text:p>&lt;line x1="</text:p>
          </table:table-cell>
          <table:table-cell table:formula="of:=TEXT([.F30];&quot;000.000&quot;)" office:value-type="string" office:string-value="325.418" calcext:value-type="string">
            <text:p>325.418</text:p>
          </table:table-cell>
          <table:table-cell office:value-type="string" calcext:value-type="string">
            <text:p>" y1="</text:p>
          </table:table-cell>
          <table:table-cell table:formula="of:=TEXT([.G30];&quot;000.000&quot;)" office:value-type="string" office:string-value="508.456" calcext:value-type="string">
            <text:p>508.456</text:p>
          </table:table-cell>
          <table:table-cell office:value-type="string" calcext:value-type="string">
            <text:p>" x2="</text:p>
          </table:table-cell>
          <table:table-cell table:formula="of:=TEXT([.I30];&quot;000.000&quot;)" office:value-type="string" office:string-value="324.983" calcext:value-type="string">
            <text:p>324.983</text:p>
          </table:table-cell>
          <table:table-cell office:value-type="string" calcext:value-type="string">
            <text:p>" y2="</text:p>
          </table:table-cell>
          <table:table-cell table:formula="of:=TEXT([.J30];&quot;000.000&quot;)" office:value-type="string" office:string-value="504.882" calcext:value-type="string">
            <text:p>504.88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0:.U30])" office:value-type="string" office:string-value="&lt;line x1=&quot;325.418&quot; y1=&quot;508.456&quot; x2=&quot;324.983&quot; y2=&quot;504.882&quot; style=&quot;fill:none;stroke:#000000;stroke-width:0.75590551;stroke-miterlimit:4;stroke-dasharray:none&quot; /&gt;" calcext:value-type="string">
            <text:p>&lt;line x1="325.418" y1="508.456" x2="324.983" y2="504.88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0]*afact)*90)) / (0.5*PI());&quot;0.###&quot;)" office:value-type="string" office:string-value="83.048" calcext:value-type="string">
            <text:p>83.04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0];&quot;#&quot;)" office:value-type="string" office:string-value="4" calcext:value-type="string">
            <text:p>4</text:p>
          </table:table-cell>
          <table:table-cell office:value-type="string" calcext:value-type="string">
            <text:p>&lt;/text&gt;</text:p>
          </table:table-cell>
          <table:table-cell table:formula="of:=IF(0=MOD([.B30];1);COM.MICROSOFT.CONCAT([.V30:.AK30]);[.V30])" office:value-type="string" office:string-value="&lt;line x1=&quot;325.418&quot; y1=&quot;508.456&quot; x2=&quot;324.983&quot; y2=&quot;504.882&quot; style=&quot;fill:none;stroke:#000000;stroke-width:0.75590551;stroke-miterlimit:4;stroke-dasharray:none&quot; /&gt;" calcext:value-type="string">
            <text:p>&lt;line x1="325.418" y1="508.456" x2="324.983" y2="504.88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0]+0.2" office:value-type="float" office:value="4" calcext:value-type="float">
            <text:p>4,000</text:p>
          </table:table-cell>
          <table:table-cell table:formula="of:=LOG([.B31])" office:value-type="float" office:value="0.602059991327962" calcext:value-type="float">
            <text:p>0,602</text:p>
          </table:table-cell>
          <table:table-cell table:formula="of:=SIN([.C31]*afact)" office:value-type="float" office:value="0.997846052158951" calcext:value-type="float">
            <text:p>0,998</text:p>
          </table:table-cell>
          <table:table-cell table:formula="of:=COS([.C31]*afact)" office:value-type="float" office:value="0.0655992087665346" calcext:value-type="float">
            <text:p>0,066</text:p>
          </table:table-cell>
          <table:table-cell table:style-name="ce1" table:formula="of:=([.E31]*radius+xoff)*Mmfac" office:value-type="float" office:value="313.775833840972" calcext:value-type="float">
            <text:p>313.775833840972</text:p>
          </table:table-cell>
          <table:table-cell table:style-name="ce1" table:formula="of:=([.D31]*radius+yoff)*Mmfac" office:value-type="float" office:value="509.54767095338" calcext:value-type="float">
            <text:p>509.54767095338</text:p>
          </table:table-cell>
          <table:table-cell table:formula="of:=IF(0=MOD([.B31];100); 3   * strich ;  IF(0=MOD([.B31]; 50); 2.5 * strich ;  IF(0=MOD([.B31]; 10); 2   * strich ;  IF(0=MOD([.B31];  5); 1.5 * strich ;  IF(0=MOD([.B31];  1); 1   * strich ;                     0.6 * strich )))))*-1" office:value-type="float" office:value="-2" calcext:value-type="float">
            <text:p>-2,000</text:p>
          </table:table-cell>
          <table:table-cell table:formula="of:=([.E31]*(radius+[.H31])+xoff)*Mmfac" office:value-type="float" office:value="313.382238588373" calcext:value-type="float">
            <text:p>313.382238588373</text:p>
          </table:table-cell>
          <table:table-cell table:formula="of:=([.D31]*(radius+[.H31])+yoff)*Mmfac" office:value-type="float" office:value="503.560594640426" calcext:value-type="float">
            <text:p>503.560594640426</text:p>
          </table:table-cell>
          <table:table-cell office:value-type="string" calcext:value-type="string">
            <text:p>&lt;line x1="</text:p>
          </table:table-cell>
          <table:table-cell table:formula="of:=TEXT([.F31];&quot;000.000&quot;)" office:value-type="string" office:string-value="313.776" calcext:value-type="string">
            <text:p>313.776</text:p>
          </table:table-cell>
          <table:table-cell office:value-type="string" calcext:value-type="string">
            <text:p>" y1="</text:p>
          </table:table-cell>
          <table:table-cell table:formula="of:=TEXT([.G31];&quot;000.000&quot;)" office:value-type="string" office:string-value="509.548" calcext:value-type="string">
            <text:p>509.548</text:p>
          </table:table-cell>
          <table:table-cell office:value-type="string" calcext:value-type="string">
            <text:p>" x2="</text:p>
          </table:table-cell>
          <table:table-cell table:formula="of:=TEXT([.I31];&quot;000.000&quot;)" office:value-type="string" office:string-value="313.382" calcext:value-type="string">
            <text:p>313.382</text:p>
          </table:table-cell>
          <table:table-cell office:value-type="string" calcext:value-type="string">
            <text:p>" y2="</text:p>
          </table:table-cell>
          <table:table-cell table:formula="of:=TEXT([.J31];&quot;000.000&quot;)" office:value-type="string" office:string-value="503.561" calcext:value-type="string">
            <text:p>503.56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1:.U31])" office:value-type="string" office:string-value="&lt;line x1=&quot;313.776&quot; y1=&quot;509.548&quot; x2=&quot;313.382&quot; y2=&quot;503.561&quot; style=&quot;fill:none;stroke:#000000;stroke-width:0.75590551;stroke-miterlimit:4;stroke-dasharray:none&quot; /&gt;" calcext:value-type="string">
            <text:p>&lt;line x1="313.776" y1="509.548" x2="313.382" y2="503.56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1]*afact)*90)) / (0.5*PI());&quot;0.###&quot;)" office:value-type="string" office:string-value="86.239" calcext:value-type="string">
            <text:p>86.2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1];&quot;#&quot;)" office:value-type="string" office:string-value="4" calcext:value-type="string">
            <text:p>4</text:p>
          </table:table-cell>
          <table:table-cell office:value-type="string" calcext:value-type="string">
            <text:p>&lt;/text&gt;</text:p>
          </table:table-cell>
          <table:table-cell table:formula="of:=IF(0=MOD([.B31];1);COM.MICROSOFT.CONCAT([.V31:.AK31]);[.V31])" office:value-type="string" office:string-value="&lt;line x1=&quot;313.776&quot; y1=&quot;509.548&quot; x2=&quot;313.382&quot; y2=&quot;503.561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86.239, 300, 300)&quot;&gt;4&lt;/text&gt;" calcext:value-type="string">
            <text:p>&lt;line x1="313.776" y1="509.548" x2="313.382" y2="503.561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86.239, 300, 300)"&gt;4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1]+0.2" office:value-type="float" office:value="4.2" calcext:value-type="float">
            <text:p>4,200</text:p>
          </table:table-cell>
          <table:table-cell table:formula="of:=LOG([.B32])" office:value-type="float" office:value="0.623249290397901" calcext:value-type="float">
            <text:p>0,623</text:p>
          </table:table-cell>
          <table:table-cell table:formula="of:=SIN([.C32]*afact)" office:value-type="float" office:value="0.999919697332831" calcext:value-type="float">
            <text:p>1,000</text:p>
          </table:table-cell>
          <table:table-cell table:formula="of:=COS([.C32]*afact)" office:value-type="float" office:value="0.0126727615703972" calcext:value-type="float">
            <text:p>0,013</text:p>
          </table:table-cell>
          <table:table-cell table:style-name="ce1" table:formula="of:=([.E32]*radius+xoff)*Mmfac" office:value-type="float" office:value="302.661279929783" calcext:value-type="float">
            <text:p>302.661279929783</text:p>
          </table:table-cell>
          <table:table-cell table:style-name="ce1" table:formula="of:=([.D32]*radius+yoff)*Mmfac" office:value-type="float" office:value="509.983136439895" calcext:value-type="float">
            <text:p>509.983136439895</text:p>
          </table:table-cell>
          <table:table-cell table:formula="of:=IF(0=MOD([.B32];100); 3   * strich ;  IF(0=MOD([.B32]; 50); 2.5 * strich ;  IF(0=MOD([.B32]; 10); 2   * strich ;  IF(0=MOD([.B32];  5); 1.5 * strich ;  IF(0=MOD([.B32];  1); 1   * strich ;                     0.6 * strich )))))*-1" office:value-type="float" office:value="-1.2" calcext:value-type="float">
            <text:p>-1,200</text:p>
          </table:table-cell>
          <table:table-cell table:formula="of:=([.E32]*(radius+[.H32])+xoff)*Mmfac" office:value-type="float" office:value="302.61565798813" calcext:value-type="float">
            <text:p>302.61565798813</text:p>
          </table:table-cell>
          <table:table-cell table:formula="of:=([.D32]*(radius+[.H32])+yoff)*Mmfac" office:value-type="float" office:value="506.383425529496" calcext:value-type="float">
            <text:p>506.383425529496</text:p>
          </table:table-cell>
          <table:table-cell office:value-type="string" calcext:value-type="string">
            <text:p>&lt;line x1="</text:p>
          </table:table-cell>
          <table:table-cell table:formula="of:=TEXT([.F32];&quot;000.000&quot;)" office:value-type="string" office:string-value="302.661" calcext:value-type="string">
            <text:p>302.661</text:p>
          </table:table-cell>
          <table:table-cell office:value-type="string" calcext:value-type="string">
            <text:p>" y1="</text:p>
          </table:table-cell>
          <table:table-cell table:formula="of:=TEXT([.G32];&quot;000.000&quot;)" office:value-type="string" office:string-value="509.983" calcext:value-type="string">
            <text:p>509.983</text:p>
          </table:table-cell>
          <table:table-cell office:value-type="string" calcext:value-type="string">
            <text:p>" x2="</text:p>
          </table:table-cell>
          <table:table-cell table:formula="of:=TEXT([.I32];&quot;000.000&quot;)" office:value-type="string" office:string-value="302.616" calcext:value-type="string">
            <text:p>302.616</text:p>
          </table:table-cell>
          <table:table-cell office:value-type="string" calcext:value-type="string">
            <text:p>" y2="</text:p>
          </table:table-cell>
          <table:table-cell table:formula="of:=TEXT([.J32];&quot;000.000&quot;)" office:value-type="string" office:string-value="506.383" calcext:value-type="string">
            <text:p>506.38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2:.U32])" office:value-type="string" office:string-value="&lt;line x1=&quot;302.661&quot; y1=&quot;509.983&quot; x2=&quot;302.616&quot; y2=&quot;506.383&quot; style=&quot;fill:none;stroke:#000000;stroke-width:0.75590551;stroke-miterlimit:4;stroke-dasharray:none&quot; /&gt;" calcext:value-type="string">
            <text:p>&lt;line x1="302.661" y1="509.983" x2="302.616" y2="506.38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2]*afact)*90)) / (0.5*PI());&quot;0.###&quot;)" office:value-type="string" office:string-value="89.274" calcext:value-type="string">
            <text:p>89.27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2];&quot;#&quot;)" office:value-type="string" office:string-value="4" calcext:value-type="string">
            <text:p>4</text:p>
          </table:table-cell>
          <table:table-cell office:value-type="string" calcext:value-type="string">
            <text:p>&lt;/text&gt;</text:p>
          </table:table-cell>
          <table:table-cell table:formula="of:=IF(0=MOD([.B32];1);COM.MICROSOFT.CONCAT([.V32:.AK32]);[.V32])" office:value-type="string" office:string-value="&lt;line x1=&quot;302.661&quot; y1=&quot;509.983&quot; x2=&quot;302.616&quot; y2=&quot;506.383&quot; style=&quot;fill:none;stroke:#000000;stroke-width:0.75590551;stroke-miterlimit:4;stroke-dasharray:none&quot; /&gt;" calcext:value-type="string">
            <text:p>&lt;line x1="302.661" y1="509.983" x2="302.616" y2="506.38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2]+0.2" office:value-type="float" office:value="4.4" calcext:value-type="float">
            <text:p>4,400</text:p>
          </table:table-cell>
          <table:table-cell table:formula="of:=LOG([.B33])" office:value-type="float" office:value="0.643452676486188" calcext:value-type="float">
            <text:p>0,643</text:p>
          </table:table-cell>
          <table:table-cell table:formula="of:=SIN([.C33]*afact)" office:value-type="float" office:value="0.999284327980283" calcext:value-type="float">
            <text:p>0,999</text:p>
          </table:table-cell>
          <table:table-cell table:formula="of:=COS([.C33]*afact)" office:value-type="float" office:value="-0.0378263380859691" calcext:value-type="float">
            <text:p>-0,038</text:p>
          </table:table-cell>
          <table:table-cell table:style-name="ce1" table:formula="of:=([.E33]*radius+xoff)*Mmfac" office:value-type="float" office:value="292.056469001946" calcext:value-type="float">
            <text:p>292.056469001946</text:p>
          </table:table-cell>
          <table:table-cell table:style-name="ce1" table:formula="of:=([.D33]*radius+yoff)*Mmfac" office:value-type="float" office:value="509.849708875859" calcext:value-type="float">
            <text:p>509.849708875859</text:p>
          </table:table-cell>
          <table:table-cell table:formula="of:=IF(0=MOD([.B33];100); 3   * strich ;  IF(0=MOD([.B33]; 50); 2.5 * strich ;  IF(0=MOD([.B33]; 10); 2   * strich ;  IF(0=MOD([.B33];  5); 1.5 * strich ;  IF(0=MOD([.B33];  1); 1   * strich ;                     0.6 * strich )))))*-1" office:value-type="float" office:value="-1.2" calcext:value-type="float">
            <text:p>-1,200</text:p>
          </table:table-cell>
          <table:table-cell table:formula="of:=([.E33]*(radius+[.H33])+xoff)*Mmfac" office:value-type="float" office:value="292.192643819056" calcext:value-type="float">
            <text:p>292.192643819056</text:p>
          </table:table-cell>
          <table:table-cell table:formula="of:=([.D33]*(radius+[.H33])+yoff)*Mmfac" office:value-type="float" office:value="506.25228529513" calcext:value-type="float">
            <text:p>506.25228529513</text:p>
          </table:table-cell>
          <table:table-cell office:value-type="string" calcext:value-type="string">
            <text:p>&lt;line x1="</text:p>
          </table:table-cell>
          <table:table-cell table:formula="of:=TEXT([.F33];&quot;000.000&quot;)" office:value-type="string" office:string-value="292.056" calcext:value-type="string">
            <text:p>292.056</text:p>
          </table:table-cell>
          <table:table-cell office:value-type="string" calcext:value-type="string">
            <text:p>" y1="</text:p>
          </table:table-cell>
          <table:table-cell table:formula="of:=TEXT([.G33];&quot;000.000&quot;)" office:value-type="string" office:string-value="509.850" calcext:value-type="string">
            <text:p>509.850</text:p>
          </table:table-cell>
          <table:table-cell office:value-type="string" calcext:value-type="string">
            <text:p>" x2="</text:p>
          </table:table-cell>
          <table:table-cell table:formula="of:=TEXT([.I33];&quot;000.000&quot;)" office:value-type="string" office:string-value="292.193" calcext:value-type="string">
            <text:p>292.193</text:p>
          </table:table-cell>
          <table:table-cell office:value-type="string" calcext:value-type="string">
            <text:p>" y2="</text:p>
          </table:table-cell>
          <table:table-cell table:formula="of:=TEXT([.J33];&quot;000.000&quot;)" office:value-type="string" office:string-value="506.252" calcext:value-type="string">
            <text:p>506.25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3:.U33])" office:value-type="string" office:string-value="&lt;line x1=&quot;292.056&quot; y1=&quot;509.850&quot; x2=&quot;292.193&quot; y2=&quot;506.252&quot; style=&quot;fill:none;stroke:#000000;stroke-width:0.75590551;stroke-miterlimit:4;stroke-dasharray:none&quot; /&gt;" calcext:value-type="string">
            <text:p>&lt;line x1="292.056" y1="509.850" x2="292.193" y2="506.25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3]*afact)*90)) / (0.5*PI());&quot;0.###&quot;)" office:value-type="string" office:string-value="92.168" calcext:value-type="string">
            <text:p>92.16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3];&quot;#&quot;)" office:value-type="string" office:string-value="4" calcext:value-type="string">
            <text:p>4</text:p>
          </table:table-cell>
          <table:table-cell office:value-type="string" calcext:value-type="string">
            <text:p>&lt;/text&gt;</text:p>
          </table:table-cell>
          <table:table-cell table:formula="of:=IF(0=MOD([.B33];1);COM.MICROSOFT.CONCAT([.V33:.AK33]);[.V33])" office:value-type="string" office:string-value="&lt;line x1=&quot;292.056&quot; y1=&quot;509.850&quot; x2=&quot;292.193&quot; y2=&quot;506.252&quot; style=&quot;fill:none;stroke:#000000;stroke-width:0.75590551;stroke-miterlimit:4;stroke-dasharray:none&quot; /&gt;" calcext:value-type="string">
            <text:p>&lt;line x1="292.056" y1="509.850" x2="292.193" y2="506.25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3]+0.2" office:value-type="float" office:value="4.6" calcext:value-type="float">
            <text:p>4,600</text:p>
          </table:table-cell>
          <table:table-cell table:formula="of:=LOG([.B34])" office:value-type="float" office:value="0.662757831681574" calcext:value-type="float">
            <text:p>0,663</text:p>
          </table:table-cell>
          <table:table-cell table:formula="of:=SIN([.C34]*afact)" office:value-type="float" office:value="0.99629583453457" calcext:value-type="float">
            <text:p>0,996</text:p>
          </table:table-cell>
          <table:table-cell table:formula="of:=COS([.C34]*afact)" office:value-type="float" office:value="-0.0859919187427793" calcext:value-type="float">
            <text:p>-0,086</text:p>
          </table:table-cell>
          <table:table-cell table:style-name="ce1" table:formula="of:=([.E34]*radius+xoff)*Mmfac" office:value-type="float" office:value="281.941697064016" calcext:value-type="float">
            <text:p>281.941697064016</text:p>
          </table:table-cell>
          <table:table-cell table:style-name="ce1" table:formula="of:=([.D34]*radius+yoff)*Mmfac" office:value-type="float" office:value="509.22212525226" calcext:value-type="float">
            <text:p>509.22212525226</text:p>
          </table:table-cell>
          <table:table-cell table:formula="of:=IF(0=MOD([.B34];100); 3   * strich ;  IF(0=MOD([.B34]; 50); 2.5 * strich ;  IF(0=MOD([.B34]; 10); 2   * strich ;  IF(0=MOD([.B34];  5); 1.5 * strich ;  IF(0=MOD([.B34];  1); 1   * strich ;                     0.6 * strich )))))*-1" office:value-type="float" office:value="-1.2" calcext:value-type="float">
            <text:p>-1,200</text:p>
          </table:table-cell>
          <table:table-cell table:formula="of:=([.E34]*(radius+[.H34])+xoff)*Mmfac" office:value-type="float" office:value="282.25126797149" calcext:value-type="float">
            <text:p>282.25126797149</text:p>
          </table:table-cell>
          <table:table-cell table:formula="of:=([.D34]*(radius+[.H34])+yoff)*Mmfac" office:value-type="float" office:value="505.635460247935" calcext:value-type="float">
            <text:p>505.635460247935</text:p>
          </table:table-cell>
          <table:table-cell office:value-type="string" calcext:value-type="string">
            <text:p>&lt;line x1="</text:p>
          </table:table-cell>
          <table:table-cell table:formula="of:=TEXT([.F34];&quot;000.000&quot;)" office:value-type="string" office:string-value="281.942" calcext:value-type="string">
            <text:p>281.942</text:p>
          </table:table-cell>
          <table:table-cell office:value-type="string" calcext:value-type="string">
            <text:p>" y1="</text:p>
          </table:table-cell>
          <table:table-cell table:formula="of:=TEXT([.G34];&quot;000.000&quot;)" office:value-type="string" office:string-value="509.222" calcext:value-type="string">
            <text:p>509.222</text:p>
          </table:table-cell>
          <table:table-cell office:value-type="string" calcext:value-type="string">
            <text:p>" x2="</text:p>
          </table:table-cell>
          <table:table-cell table:formula="of:=TEXT([.I34];&quot;000.000&quot;)" office:value-type="string" office:string-value="282.251" calcext:value-type="string">
            <text:p>282.251</text:p>
          </table:table-cell>
          <table:table-cell office:value-type="string" calcext:value-type="string">
            <text:p>" y2="</text:p>
          </table:table-cell>
          <table:table-cell table:formula="of:=TEXT([.J34];&quot;000.000&quot;)" office:value-type="string" office:string-value="505.635" calcext:value-type="string">
            <text:p>505.63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4:.U34])" office:value-type="string" office:string-value="&lt;line x1=&quot;281.942&quot; y1=&quot;509.222&quot; x2=&quot;282.251&quot; y2=&quot;505.635&quot; style=&quot;fill:none;stroke:#000000;stroke-width:0.75590551;stroke-miterlimit:4;stroke-dasharray:none&quot; /&gt;" calcext:value-type="string">
            <text:p>&lt;line x1="281.942" y1="509.222" x2="282.251" y2="505.63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4]*afact)*90)) / (0.5*PI());&quot;0.###&quot;)" office:value-type="string" office:string-value="94.933" calcext:value-type="string">
            <text:p>94.9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4];&quot;#&quot;)" office:value-type="string" office:string-value="5" calcext:value-type="string">
            <text:p>5</text:p>
          </table:table-cell>
          <table:table-cell office:value-type="string" calcext:value-type="string">
            <text:p>&lt;/text&gt;</text:p>
          </table:table-cell>
          <table:table-cell table:formula="of:=IF(0=MOD([.B34];1);COM.MICROSOFT.CONCAT([.V34:.AK34]);[.V34])" office:value-type="string" office:string-value="&lt;line x1=&quot;281.942&quot; y1=&quot;509.222&quot; x2=&quot;282.251&quot; y2=&quot;505.635&quot; style=&quot;fill:none;stroke:#000000;stroke-width:0.75590551;stroke-miterlimit:4;stroke-dasharray:none&quot; /&gt;" calcext:value-type="string">
            <text:p>&lt;line x1="281.942" y1="509.222" x2="282.251" y2="505.63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4]+0.2" office:value-type="float" office:value="4.8" calcext:value-type="float">
            <text:p>4,800</text:p>
          </table:table-cell>
          <table:table-cell table:formula="of:=LOG([.B35])" office:value-type="float" office:value="0.681241237375587" calcext:value-type="float">
            <text:p>0,681</text:p>
          </table:table-cell>
          <table:table-cell table:formula="of:=SIN([.C35]*afact)" office:value-type="float" office:value="0.991260220129167" calcext:value-type="float">
            <text:p>0,991</text:p>
          </table:table-cell>
          <table:table-cell table:formula="of:=COS([.C35]*afact)" office:value-type="float" office:value="-0.131921097590473" calcext:value-type="float">
            <text:p>-0,132</text:p>
          </table:table-cell>
          <table:table-cell table:style-name="ce1" table:formula="of:=([.E35]*radius+xoff)*Mmfac" office:value-type="float" office:value="272.296569506001" calcext:value-type="float">
            <text:p>272.296569506001</text:p>
          </table:table-cell>
          <table:table-cell table:style-name="ce1" table:formula="of:=([.D35]*radius+yoff)*Mmfac" office:value-type="float" office:value="508.164646227125" calcext:value-type="float">
            <text:p>508.164646227125</text:p>
          </table:table-cell>
          <table:table-cell table:formula="of:=IF(0=MOD([.B35];100); 3   * strich ;  IF(0=MOD([.B35]; 50); 2.5 * strich ;  IF(0=MOD([.B35]; 10); 2   * strich ;  IF(0=MOD([.B35];  5); 1.5 * strich ;  IF(0=MOD([.B35];  1); 1   * strich ;                     0.6 * strich )))))*-1" office:value-type="float" office:value="-1.2" calcext:value-type="float">
            <text:p>-1,200</text:p>
          </table:table-cell>
          <table:table-cell table:formula="of:=([.E35]*(radius+[.H35])+xoff)*Mmfac" office:value-type="float" office:value="272.771485457326" calcext:value-type="float">
            <text:p>272.771485457326</text:p>
          </table:table-cell>
          <table:table-cell table:formula="of:=([.D35]*(radius+[.H35])+yoff)*Mmfac" office:value-type="float" office:value="504.59610943466" calcext:value-type="float">
            <text:p>504.59610943466</text:p>
          </table:table-cell>
          <table:table-cell office:value-type="string" calcext:value-type="string">
            <text:p>&lt;line x1="</text:p>
          </table:table-cell>
          <table:table-cell table:formula="of:=TEXT([.F35];&quot;000.000&quot;)" office:value-type="string" office:string-value="272.297" calcext:value-type="string">
            <text:p>272.297</text:p>
          </table:table-cell>
          <table:table-cell office:value-type="string" calcext:value-type="string">
            <text:p>" y1="</text:p>
          </table:table-cell>
          <table:table-cell table:formula="of:=TEXT([.G35];&quot;000.000&quot;)" office:value-type="string" office:string-value="508.165" calcext:value-type="string">
            <text:p>508.165</text:p>
          </table:table-cell>
          <table:table-cell office:value-type="string" calcext:value-type="string">
            <text:p>" x2="</text:p>
          </table:table-cell>
          <table:table-cell table:formula="of:=TEXT([.I35];&quot;000.000&quot;)" office:value-type="string" office:string-value="272.771" calcext:value-type="string">
            <text:p>272.771</text:p>
          </table:table-cell>
          <table:table-cell office:value-type="string" calcext:value-type="string">
            <text:p>" y2="</text:p>
          </table:table-cell>
          <table:table-cell table:formula="of:=TEXT([.J35];&quot;000.000&quot;)" office:value-type="string" office:string-value="504.596" calcext:value-type="string">
            <text:p>504.59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5:.U35])" office:value-type="string" office:string-value="&lt;line x1=&quot;272.297&quot; y1=&quot;508.165&quot; x2=&quot;272.771&quot; y2=&quot;504.596&quot; style=&quot;fill:none;stroke:#000000;stroke-width:0.75590551;stroke-miterlimit:4;stroke-dasharray:none&quot; /&gt;" calcext:value-type="string">
            <text:p>&lt;line x1="272.297" y1="508.165" x2="272.771" y2="504.59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5]*afact)*90)) / (0.5*PI());&quot;0.###&quot;)" office:value-type="string" office:string-value="97.581" calcext:value-type="string">
            <text:p>97.58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5];&quot;#&quot;)" office:value-type="string" office:string-value="5" calcext:value-type="string">
            <text:p>5</text:p>
          </table:table-cell>
          <table:table-cell office:value-type="string" calcext:value-type="string">
            <text:p>&lt;/text&gt;</text:p>
          </table:table-cell>
          <table:table-cell table:formula="of:=IF(0=MOD([.B35];1);COM.MICROSOFT.CONCAT([.V35:.AK35]);[.V35])" office:value-type="string" office:string-value="&lt;line x1=&quot;272.297&quot; y1=&quot;508.165&quot; x2=&quot;272.771&quot; y2=&quot;504.596&quot; style=&quot;fill:none;stroke:#000000;stroke-width:0.75590551;stroke-miterlimit:4;stroke-dasharray:none&quot; /&gt;" calcext:value-type="string">
            <text:p>&lt;line x1="272.297" y1="508.165" x2="272.771" y2="504.59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5]+0.2" office:value-type="float" office:value="5" calcext:value-type="float">
            <text:p>5,000</text:p>
          </table:table-cell>
          <table:table-cell table:formula="of:=LOG([.B36])" office:value-type="float" office:value="0.698970004336019" calcext:value-type="float">
            <text:p>0,699</text:p>
          </table:table-cell>
          <table:table-cell table:formula="of:=SIN([.C36]*afact)" office:value-type="float" office:value="0.98444166583618" calcext:value-type="float">
            <text:p>0,984</text:p>
          </table:table-cell>
          <table:table-cell table:formula="of:=COS([.C36]*afact)" office:value-type="float" office:value="-0.175711714366708" calcext:value-type="float">
            <text:p>-0,176</text:p>
          </table:table-cell>
          <table:table-cell table:style-name="ce1" table:formula="of:=([.E36]*radius+xoff)*Mmfac" office:value-type="float" office:value="263.100539982991" calcext:value-type="float">
            <text:p>263.100539982991</text:p>
          </table:table-cell>
          <table:table-cell table:style-name="ce1" table:formula="of:=([.D36]*radius+yoff)*Mmfac" office:value-type="float" office:value="506.732749825598" calcext:value-type="float">
            <text:p>506.732749825598</text:p>
          </table:table-cell>
          <table:table-cell table:formula="of:=IF(0=MOD([.B36];100); 3   * strich ;  IF(0=MOD([.B36]; 50); 2.5 * strich ;  IF(0=MOD([.B36]; 10); 2   * strich ;  IF(0=MOD([.B36];  5); 1.5 * strich ;  IF(0=MOD([.B36];  1); 1   * strich ;                     0.6 * strich )))))*-1" office:value-type="float" office:value="-3" calcext:value-type="float">
            <text:p>-3,000</text:p>
          </table:table-cell>
          <table:table-cell table:formula="of:=([.E36]*(radius+[.H36])+xoff)*Mmfac" office:value-type="float" office:value="264.681945412292" calcext:value-type="float">
            <text:p>264.681945412292</text:p>
          </table:table-cell>
          <table:table-cell table:formula="of:=([.D36]*(radius+[.H36])+yoff)*Mmfac" office:value-type="float" office:value="497.872774833072" calcext:value-type="float">
            <text:p>497.872774833072</text:p>
          </table:table-cell>
          <table:table-cell office:value-type="string" calcext:value-type="string">
            <text:p>&lt;line x1="</text:p>
          </table:table-cell>
          <table:table-cell table:formula="of:=TEXT([.F36];&quot;000.000&quot;)" office:value-type="string" office:string-value="263.101" calcext:value-type="string">
            <text:p>263.101</text:p>
          </table:table-cell>
          <table:table-cell office:value-type="string" calcext:value-type="string">
            <text:p>" y1="</text:p>
          </table:table-cell>
          <table:table-cell table:formula="of:=TEXT([.G36];&quot;000.000&quot;)" office:value-type="string" office:string-value="506.733" calcext:value-type="string">
            <text:p>506.733</text:p>
          </table:table-cell>
          <table:table-cell office:value-type="string" calcext:value-type="string">
            <text:p>" x2="</text:p>
          </table:table-cell>
          <table:table-cell table:formula="of:=TEXT([.I36];&quot;000.000&quot;)" office:value-type="string" office:string-value="264.682" calcext:value-type="string">
            <text:p>264.682</text:p>
          </table:table-cell>
          <table:table-cell office:value-type="string" calcext:value-type="string">
            <text:p>" y2="</text:p>
          </table:table-cell>
          <table:table-cell table:formula="of:=TEXT([.J36];&quot;000.000&quot;)" office:value-type="string" office:string-value="497.873" calcext:value-type="string">
            <text:p>497.87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6:.U36])" office:value-type="string" office:string-value="&lt;line x1=&quot;263.101&quot; y1=&quot;506.733&quot; x2=&quot;264.682&quot; y2=&quot;497.873&quot; style=&quot;fill:none;stroke:#000000;stroke-width:0.75590551;stroke-miterlimit:4;stroke-dasharray:none&quot; /&gt;" calcext:value-type="string">
            <text:p>&lt;line x1="263.101" y1="506.733" x2="264.682" y2="497.87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6]*afact)*90)) / (0.5*PI());&quot;0.###&quot;)" office:value-type="string" office:string-value="100.12" calcext:value-type="string">
            <text:p>100.1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6];&quot;#&quot;)" office:value-type="string" office:string-value="5" calcext:value-type="string">
            <text:p>5</text:p>
          </table:table-cell>
          <table:table-cell office:value-type="string" calcext:value-type="string">
            <text:p>&lt;/text&gt;</text:p>
          </table:table-cell>
          <table:table-cell table:formula="of:=IF(0=MOD([.B36];1);COM.MICROSOFT.CONCAT([.V36:.AK36]);[.V36])" office:value-type="string" office:string-value="&lt;line x1=&quot;263.101&quot; y1=&quot;506.733&quot; x2=&quot;264.682&quot; y2=&quot;497.87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00.12, 300, 300)&quot;&gt;5&lt;/text&gt;" calcext:value-type="string">
            <text:p>&lt;line x1="263.101" y1="506.733" x2="264.682" y2="497.87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00.12, 300, 300)"&gt;5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6]+0.5" office:value-type="float" office:value="5.5" calcext:value-type="float">
            <text:p>5,500</text:p>
          </table:table-cell>
          <table:table-cell table:formula="of:=LOG([.B37])" office:value-type="float" office:value="0.740362689494244" calcext:value-type="float">
            <text:p>0,740</text:p>
          </table:table-cell>
          <table:table-cell table:formula="of:=SIN([.C37]*afact)" office:value-type="float" office:value="0.961024923636258" calcext:value-type="float">
            <text:p>0,961</text:p>
          </table:table-cell>
          <table:table-cell table:formula="of:=COS([.C37]*afact)" office:value-type="float" office:value="-0.276461744460103" calcext:value-type="float">
            <text:p>-0,276</text:p>
          </table:table-cell>
          <table:table-cell table:style-name="ce1" table:formula="of:=([.E37]*radius+xoff)*Mmfac" office:value-type="float" office:value="241.943033663378" calcext:value-type="float">
            <text:p>241.943033663378</text:p>
          </table:table-cell>
          <table:table-cell table:style-name="ce1" table:formula="of:=([.D37]*radius+yoff)*Mmfac" office:value-type="float" office:value="501.815233963614" calcext:value-type="float">
            <text:p>501.815233963614</text:p>
          </table:table-cell>
          <table:table-cell table:formula="of:=IF(0=MOD([.B37];100); 3   * strich ;  IF(0=MOD([.B37]; 50); 2.5 * strich ;  IF(0=MOD([.B37]; 10); 2   * strich ;  IF(0=MOD([.B37];  5); 1.5 * strich ;  IF(0=MOD([.B37];  1); 1   * strich ;                     0.6 * strich )))))*-1" office:value-type="float" office:value="-1.2" calcext:value-type="float">
            <text:p>-1,200</text:p>
          </table:table-cell>
          <table:table-cell table:formula="of:=([.E37]*(radius+[.H37])+xoff)*Mmfac" office:value-type="float" office:value="242.938295943435" calcext:value-type="float">
            <text:p>242.938295943435</text:p>
          </table:table-cell>
          <table:table-cell table:formula="of:=([.D37]*(radius+[.H37])+yoff)*Mmfac" office:value-type="float" office:value="498.355544238524" calcext:value-type="float">
            <text:p>498.355544238524</text:p>
          </table:table-cell>
          <table:table-cell office:value-type="string" calcext:value-type="string">
            <text:p>&lt;line x1="</text:p>
          </table:table-cell>
          <table:table-cell table:formula="of:=TEXT([.F37];&quot;000.000&quot;)" office:value-type="string" office:string-value="241.943" calcext:value-type="string">
            <text:p>241.943</text:p>
          </table:table-cell>
          <table:table-cell office:value-type="string" calcext:value-type="string">
            <text:p>" y1="</text:p>
          </table:table-cell>
          <table:table-cell table:formula="of:=TEXT([.G37];&quot;000.000&quot;)" office:value-type="string" office:string-value="501.815" calcext:value-type="string">
            <text:p>501.815</text:p>
          </table:table-cell>
          <table:table-cell office:value-type="string" calcext:value-type="string">
            <text:p>" x2="</text:p>
          </table:table-cell>
          <table:table-cell table:formula="of:=TEXT([.I37];&quot;000.000&quot;)" office:value-type="string" office:string-value="242.938" calcext:value-type="string">
            <text:p>242.938</text:p>
          </table:table-cell>
          <table:table-cell office:value-type="string" calcext:value-type="string">
            <text:p>" y2="</text:p>
          </table:table-cell>
          <table:table-cell table:formula="of:=TEXT([.J37];&quot;000.000&quot;)" office:value-type="string" office:string-value="498.356" calcext:value-type="string">
            <text:p>498.3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7:.U37])" office:value-type="string" office:string-value="&lt;line x1=&quot;241.943&quot; y1=&quot;501.815&quot; x2=&quot;242.938&quot; y2=&quot;498.356&quot; style=&quot;fill:none;stroke:#000000;stroke-width:0.75590551;stroke-miterlimit:4;stroke-dasharray:none&quot; /&gt;" calcext:value-type="string">
            <text:p>&lt;line x1="241.943" y1="501.815" x2="242.938" y2="498.3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7]*afact)*90)) / (0.5*PI());&quot;0.###&quot;)" office:value-type="string" office:string-value="106.049" calcext:value-type="string">
            <text:p>106.04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7];&quot;#&quot;)" office:value-type="string" office:string-value="6" calcext:value-type="string">
            <text:p>6</text:p>
          </table:table-cell>
          <table:table-cell office:value-type="string" calcext:value-type="string">
            <text:p>&lt;/text&gt;</text:p>
          </table:table-cell>
          <table:table-cell table:formula="of:=IF(0=MOD([.B37];1);COM.MICROSOFT.CONCAT([.V37:.AK37]);[.V37])" office:value-type="string" office:string-value="&lt;line x1=&quot;241.943&quot; y1=&quot;501.815&quot; x2=&quot;242.938&quot; y2=&quot;498.356&quot; style=&quot;fill:none;stroke:#000000;stroke-width:0.75590551;stroke-miterlimit:4;stroke-dasharray:none&quot; /&gt;" calcext:value-type="string">
            <text:p>&lt;line x1="241.943" y1="501.815" x2="242.938" y2="498.35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7]+0.5" office:value-type="float" office:value="6" calcext:value-type="float">
            <text:p>6,000</text:p>
          </table:table-cell>
          <table:table-cell table:formula="of:=LOG([.B38])" office:value-type="float" office:value="0.778151250383644" calcext:value-type="float">
            <text:p>0,778</text:p>
          </table:table-cell>
          <table:table-cell table:formula="of:=SIN([.C38]*afact)" office:value-type="float" office:value="0.930660716016499" calcext:value-type="float">
            <text:p>0,931</text:p>
          </table:table-cell>
          <table:table-cell table:formula="of:=COS([.C38]*afact)" office:value-type="float" office:value="-0.365883358003144" calcext:value-type="float">
            <text:p>-0,366</text:p>
          </table:table-cell>
          <table:table-cell table:style-name="ce1" table:formula="of:=([.E38]*radius+xoff)*Mmfac" office:value-type="float" office:value="223.16449481934" calcext:value-type="float">
            <text:p>223.16449481934</text:p>
          </table:table-cell>
          <table:table-cell table:style-name="ce1" table:formula="of:=([.D38]*radius+yoff)*Mmfac" office:value-type="float" office:value="495.438750363465" calcext:value-type="float">
            <text:p>495.438750363465</text:p>
          </table:table-cell>
          <table:table-cell table:formula="of:=IF(0=MOD([.B38];100); 3   * strich ;  IF(0=MOD([.B38]; 50); 2.5 * strich ;  IF(0=MOD([.B38]; 10); 2   * strich ;  IF(0=MOD([.B38];  5); 1.5 * strich ;  IF(0=MOD([.B38];  1); 1   * strich ;                     0.6 * strich )))))*-1" office:value-type="float" office:value="-2" calcext:value-type="float">
            <text:p>-2,000</text:p>
          </table:table-cell>
          <table:table-cell table:formula="of:=([.E38]*(radius+[.H38])+xoff)*Mmfac" office:value-type="float" office:value="225.359794967359" calcext:value-type="float">
            <text:p>225.359794967359</text:p>
          </table:table-cell>
          <table:table-cell table:formula="of:=([.D38]*(radius+[.H38])+yoff)*Mmfac" office:value-type="float" office:value="489.854786067366" calcext:value-type="float">
            <text:p>489.854786067366</text:p>
          </table:table-cell>
          <table:table-cell office:value-type="string" calcext:value-type="string">
            <text:p>&lt;line x1="</text:p>
          </table:table-cell>
          <table:table-cell table:formula="of:=TEXT([.F38];&quot;000.000&quot;)" office:value-type="string" office:string-value="223.164" calcext:value-type="string">
            <text:p>223.164</text:p>
          </table:table-cell>
          <table:table-cell office:value-type="string" calcext:value-type="string">
            <text:p>" y1="</text:p>
          </table:table-cell>
          <table:table-cell table:formula="of:=TEXT([.G38];&quot;000.000&quot;)" office:value-type="string" office:string-value="495.439" calcext:value-type="string">
            <text:p>495.439</text:p>
          </table:table-cell>
          <table:table-cell office:value-type="string" calcext:value-type="string">
            <text:p>" x2="</text:p>
          </table:table-cell>
          <table:table-cell table:formula="of:=TEXT([.I38];&quot;000.000&quot;)" office:value-type="string" office:string-value="225.360" calcext:value-type="string">
            <text:p>225.360</text:p>
          </table:table-cell>
          <table:table-cell office:value-type="string" calcext:value-type="string">
            <text:p>" y2="</text:p>
          </table:table-cell>
          <table:table-cell table:formula="of:=TEXT([.J38];&quot;000.000&quot;)" office:value-type="string" office:string-value="489.855" calcext:value-type="string">
            <text:p>489.85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8:.U38])" office:value-type="string" office:string-value="&lt;line x1=&quot;223.164&quot; y1=&quot;495.439&quot; x2=&quot;225.360&quot; y2=&quot;489.855&quot; style=&quot;fill:none;stroke:#000000;stroke-width:0.75590551;stroke-miterlimit:4;stroke-dasharray:none&quot; /&gt;" calcext:value-type="string">
            <text:p>&lt;line x1="223.164" y1="495.439" x2="225.360" y2="489.85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8]*afact)*90)) / (0.5*PI());&quot;0.###&quot;)" office:value-type="string" office:string-value="111.462" calcext:value-type="string">
            <text:p>111.46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8];&quot;#&quot;)" office:value-type="string" office:string-value="6" calcext:value-type="string">
            <text:p>6</text:p>
          </table:table-cell>
          <table:table-cell office:value-type="string" calcext:value-type="string">
            <text:p>&lt;/text&gt;</text:p>
          </table:table-cell>
          <table:table-cell table:formula="of:=IF(0=MOD([.B38];1);COM.MICROSOFT.CONCAT([.V38:.AK38]);[.V38])" office:value-type="string" office:string-value="&lt;line x1=&quot;223.164&quot; y1=&quot;495.439&quot; x2=&quot;225.360&quot; y2=&quot;489.855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11.462, 300, 300)&quot;&gt;6&lt;/text&gt;" calcext:value-type="string">
            <text:p>&lt;line x1="223.164" y1="495.439" x2="225.360" y2="489.855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11.462, 300, 300)"&gt;6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8]+0.5" office:value-type="float" office:value="6.5" calcext:value-type="float">
            <text:p>6,500</text:p>
          </table:table-cell>
          <table:table-cell table:formula="of:=LOG([.B39])" office:value-type="float" office:value="0.812913356642856" calcext:value-type="float">
            <text:p>0,813</text:p>
          </table:table-cell>
          <table:table-cell table:formula="of:=SIN([.C39]*afact)" office:value-type="float" office:value="0.895391327412582" calcext:value-type="float">
            <text:p>0,895</text:p>
          </table:table-cell>
          <table:table-cell table:formula="of:=COS([.C39]*afact)" office:value-type="float" office:value="-0.445280103748568" calcext:value-type="float">
            <text:p>-0,445</text:p>
          </table:table-cell>
          <table:table-cell table:style-name="ce1" table:formula="of:=([.E39]*radius+xoff)*Mmfac" office:value-type="float" office:value="206.491178212801" calcext:value-type="float">
            <text:p>206.491178212801</text:p>
          </table:table-cell>
          <table:table-cell table:style-name="ce1" table:formula="of:=([.D39]*radius+yoff)*Mmfac" office:value-type="float" office:value="488.032178756642" calcext:value-type="float">
            <text:p>488.032178756642</text:p>
          </table:table-cell>
          <table:table-cell table:formula="of:=IF(0=MOD([.B39];100); 3   * strich ;  IF(0=MOD([.B39]; 50); 2.5 * strich ;  IF(0=MOD([.B39]; 10); 2   * strich ;  IF(0=MOD([.B39];  5); 1.5 * strich ;  IF(0=MOD([.B39];  1); 1   * strich ;                     0.6 * strich )))))*-1" office:value-type="float" office:value="-1.2" calcext:value-type="float">
            <text:p>-1,200</text:p>
          </table:table-cell>
          <table:table-cell table:formula="of:=([.E39]*(radius+[.H39])+xoff)*Mmfac" office:value-type="float" office:value="208.094186586296" calcext:value-type="float">
            <text:p>208.094186586296</text:p>
          </table:table-cell>
          <table:table-cell table:formula="of:=([.D39]*(radius+[.H39])+yoff)*Mmfac" office:value-type="float" office:value="484.808769977957" calcext:value-type="float">
            <text:p>484.808769977957</text:p>
          </table:table-cell>
          <table:table-cell office:value-type="string" calcext:value-type="string">
            <text:p>&lt;line x1="</text:p>
          </table:table-cell>
          <table:table-cell table:formula="of:=TEXT([.F39];&quot;000.000&quot;)" office:value-type="string" office:string-value="206.491" calcext:value-type="string">
            <text:p>206.491</text:p>
          </table:table-cell>
          <table:table-cell office:value-type="string" calcext:value-type="string">
            <text:p>" y1="</text:p>
          </table:table-cell>
          <table:table-cell table:formula="of:=TEXT([.G39];&quot;000.000&quot;)" office:value-type="string" office:string-value="488.032" calcext:value-type="string">
            <text:p>488.032</text:p>
          </table:table-cell>
          <table:table-cell office:value-type="string" calcext:value-type="string">
            <text:p>" x2="</text:p>
          </table:table-cell>
          <table:table-cell table:formula="of:=TEXT([.I39];&quot;000.000&quot;)" office:value-type="string" office:string-value="208.094" calcext:value-type="string">
            <text:p>208.094</text:p>
          </table:table-cell>
          <table:table-cell office:value-type="string" calcext:value-type="string">
            <text:p>" y2="</text:p>
          </table:table-cell>
          <table:table-cell table:formula="of:=TEXT([.J39];&quot;000.000&quot;)" office:value-type="string" office:string-value="484.809" calcext:value-type="string">
            <text:p>484.80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39:.U39])" office:value-type="string" office:string-value="&lt;line x1=&quot;206.491&quot; y1=&quot;488.032&quot; x2=&quot;208.094&quot; y2=&quot;484.809&quot; style=&quot;fill:none;stroke:#000000;stroke-width:0.75590551;stroke-miterlimit:4;stroke-dasharray:none&quot; /&gt;" calcext:value-type="string">
            <text:p>&lt;line x1="206.491" y1="488.032" x2="208.094" y2="484.80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39]*afact)*90)) / (0.5*PI());&quot;0.###&quot;)" office:value-type="string" office:string-value="116.441" calcext:value-type="string">
            <text:p>116.4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39];&quot;#&quot;)" office:value-type="string" office:string-value="7" calcext:value-type="string">
            <text:p>7</text:p>
          </table:table-cell>
          <table:table-cell office:value-type="string" calcext:value-type="string">
            <text:p>&lt;/text&gt;</text:p>
          </table:table-cell>
          <table:table-cell table:formula="of:=IF(0=MOD([.B39];1);COM.MICROSOFT.CONCAT([.V39:.AK39]);[.V39])" office:value-type="string" office:string-value="&lt;line x1=&quot;206.491&quot; y1=&quot;488.032&quot; x2=&quot;208.094&quot; y2=&quot;484.809&quot; style=&quot;fill:none;stroke:#000000;stroke-width:0.75590551;stroke-miterlimit:4;stroke-dasharray:none&quot; /&gt;" calcext:value-type="string">
            <text:p>&lt;line x1="206.491" y1="488.032" x2="208.094" y2="484.80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39]+0.5" office:value-type="float" office:value="7" calcext:value-type="float">
            <text:p>7,000</text:p>
          </table:table-cell>
          <table:table-cell table:formula="of:=LOG([.B40])" office:value-type="float" office:value="0.845098040014257" calcext:value-type="float">
            <text:p>0,845</text:p>
          </table:table-cell>
          <table:table-cell table:formula="of:=SIN([.C40]*afact)" office:value-type="float" office:value="0.856705118868397" calcext:value-type="float">
            <text:p>0,857</text:p>
          </table:table-cell>
          <table:table-cell table:formula="of:=COS([.C40]*afact)" office:value-type="float" office:value="-0.515806494050516" calcext:value-type="float">
            <text:p>-0,516</text:p>
          </table:table-cell>
          <table:table-cell table:style-name="ce1" table:formula="of:=([.E40]*radius+xoff)*Mmfac" office:value-type="float" office:value="191.680636249392" calcext:value-type="float">
            <text:p>191.680636249392</text:p>
          </table:table-cell>
          <table:table-cell table:style-name="ce1" table:formula="of:=([.D40]*radius+yoff)*Mmfac" office:value-type="float" office:value="479.908074962363" calcext:value-type="float">
            <text:p>479.908074962363</text:p>
          </table:table-cell>
          <table:table-cell table:formula="of:=IF(0=MOD([.B40];100); 3   * strich ;  IF(0=MOD([.B40]; 50); 2.5 * strich ;  IF(0=MOD([.B40]; 10); 2   * strich ;  IF(0=MOD([.B40];  5); 1.5 * strich ;  IF(0=MOD([.B40];  1); 1   * strich ;                     0.6 * strich )))))*-1" office:value-type="float" office:value="-2" calcext:value-type="float">
            <text:p>-2,000</text:p>
          </table:table-cell>
          <table:table-cell table:formula="of:=([.E40]*(radius+[.H40])+xoff)*Mmfac" office:value-type="float" office:value="194.775475213695" calcext:value-type="float">
            <text:p>194.775475213695</text:p>
          </table:table-cell>
          <table:table-cell table:formula="of:=([.D40]*(radius+[.H40])+yoff)*Mmfac" office:value-type="float" office:value="474.767844249153" calcext:value-type="float">
            <text:p>474.767844249153</text:p>
          </table:table-cell>
          <table:table-cell office:value-type="string" calcext:value-type="string">
            <text:p>&lt;line x1="</text:p>
          </table:table-cell>
          <table:table-cell table:formula="of:=TEXT([.F40];&quot;000.000&quot;)" office:value-type="string" office:string-value="191.681" calcext:value-type="string">
            <text:p>191.681</text:p>
          </table:table-cell>
          <table:table-cell office:value-type="string" calcext:value-type="string">
            <text:p>" y1="</text:p>
          </table:table-cell>
          <table:table-cell table:formula="of:=TEXT([.G40];&quot;000.000&quot;)" office:value-type="string" office:string-value="479.908" calcext:value-type="string">
            <text:p>479.908</text:p>
          </table:table-cell>
          <table:table-cell office:value-type="string" calcext:value-type="string">
            <text:p>" x2="</text:p>
          </table:table-cell>
          <table:table-cell table:formula="of:=TEXT([.I40];&quot;000.000&quot;)" office:value-type="string" office:string-value="194.775" calcext:value-type="string">
            <text:p>194.775</text:p>
          </table:table-cell>
          <table:table-cell office:value-type="string" calcext:value-type="string">
            <text:p>" y2="</text:p>
          </table:table-cell>
          <table:table-cell table:formula="of:=TEXT([.J40];&quot;000.000&quot;)" office:value-type="string" office:string-value="474.768" calcext:value-type="string">
            <text:p>474.76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0:.U40])" office:value-type="string" office:string-value="&lt;line x1=&quot;191.681&quot; y1=&quot;479.908&quot; x2=&quot;194.775&quot; y2=&quot;474.768&quot; style=&quot;fill:none;stroke:#000000;stroke-width:0.75590551;stroke-miterlimit:4;stroke-dasharray:none&quot; /&gt;" calcext:value-type="string">
            <text:p>&lt;line x1="191.681" y1="479.908" x2="194.775" y2="474.76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0]*afact)*90)) / (0.5*PI());&quot;0.###&quot;)" office:value-type="string" office:string-value="121.051" calcext:value-type="string">
            <text:p>121.05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0];&quot;#&quot;)" office:value-type="string" office:string-value="7" calcext:value-type="string">
            <text:p>7</text:p>
          </table:table-cell>
          <table:table-cell office:value-type="string" calcext:value-type="string">
            <text:p>&lt;/text&gt;</text:p>
          </table:table-cell>
          <table:table-cell table:formula="of:=IF(0=MOD([.B40];1);COM.MICROSOFT.CONCAT([.V40:.AK40]);[.V40])" office:value-type="string" office:string-value="&lt;line x1=&quot;191.681&quot; y1=&quot;479.908&quot; x2=&quot;194.775&quot; y2=&quot;474.768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21.051, 300, 300)&quot;&gt;7&lt;/text&gt;" calcext:value-type="string">
            <text:p>&lt;line x1="191.681" y1="479.908" x2="194.775" y2="474.768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21.051, 300, 300)"&gt;7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0]+0.5" office:value-type="float" office:value="7.5" calcext:value-type="float">
            <text:p>7,500</text:p>
          </table:table-cell>
          <table:table-cell table:formula="of:=LOG([.B41])" office:value-type="float" office:value="0.8750612633917" calcext:value-type="float">
            <text:p>0,875</text:p>
          </table:table-cell>
          <table:table-cell table:formula="of:=SIN([.C41]*afact)" office:value-type="float" office:value="0.8157007246066" calcext:value-type="float">
            <text:p>0,816</text:p>
          </table:table-cell>
          <table:table-cell table:formula="of:=COS([.C41]*afact)" office:value-type="float" office:value="-0.578474137603633" calcext:value-type="float">
            <text:p>-0,578</text:p>
          </table:table-cell>
          <table:table-cell table:style-name="ce1" table:formula="of:=([.E41]*radius+xoff)*Mmfac" office:value-type="float" office:value="178.520431103237" calcext:value-type="float">
            <text:p>178.520431103237</text:p>
          </table:table-cell>
          <table:table-cell table:style-name="ce1" table:formula="of:=([.D41]*radius+yoff)*Mmfac" office:value-type="float" office:value="471.297152167386" calcext:value-type="float">
            <text:p>471.297152167386</text:p>
          </table:table-cell>
          <table:table-cell table:formula="of:=IF(0=MOD([.B41];100); 3   * strich ;  IF(0=MOD([.B41]; 50); 2.5 * strich ;  IF(0=MOD([.B41]; 10); 2   * strich ;  IF(0=MOD([.B41];  5); 1.5 * strich ;  IF(0=MOD([.B41];  1); 1   * strich ;                     0.6 * strich )))))*-1" office:value-type="float" office:value="-1.2" calcext:value-type="float">
            <text:p>-1,200</text:p>
          </table:table-cell>
          <table:table-cell table:formula="of:=([.E41]*(radius+[.H41])+xoff)*Mmfac" office:value-type="float" office:value="180.60293799861" calcext:value-type="float">
            <text:p>180.60293799861</text:p>
          </table:table-cell>
          <table:table-cell table:formula="of:=([.D41]*(radius+[.H41])+yoff)*Mmfac" office:value-type="float" office:value="468.360629558802" calcext:value-type="float">
            <text:p>468.360629558802</text:p>
          </table:table-cell>
          <table:table-cell office:value-type="string" calcext:value-type="string">
            <text:p>&lt;line x1="</text:p>
          </table:table-cell>
          <table:table-cell table:formula="of:=TEXT([.F41];&quot;000.000&quot;)" office:value-type="string" office:string-value="178.520" calcext:value-type="string">
            <text:p>178.520</text:p>
          </table:table-cell>
          <table:table-cell office:value-type="string" calcext:value-type="string">
            <text:p>" y1="</text:p>
          </table:table-cell>
          <table:table-cell table:formula="of:=TEXT([.G41];&quot;000.000&quot;)" office:value-type="string" office:string-value="471.297" calcext:value-type="string">
            <text:p>471.297</text:p>
          </table:table-cell>
          <table:table-cell office:value-type="string" calcext:value-type="string">
            <text:p>" x2="</text:p>
          </table:table-cell>
          <table:table-cell table:formula="of:=TEXT([.I41];&quot;000.000&quot;)" office:value-type="string" office:string-value="180.603" calcext:value-type="string">
            <text:p>180.603</text:p>
          </table:table-cell>
          <table:table-cell office:value-type="string" calcext:value-type="string">
            <text:p>" y2="</text:p>
          </table:table-cell>
          <table:table-cell table:formula="of:=TEXT([.J41];&quot;000.000&quot;)" office:value-type="string" office:string-value="468.361" calcext:value-type="string">
            <text:p>468.36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1:.U41])" office:value-type="string" office:string-value="&lt;line x1=&quot;178.520&quot; y1=&quot;471.297&quot; x2=&quot;180.603&quot; y2=&quot;468.361&quot; style=&quot;fill:none;stroke:#000000;stroke-width:0.75590551;stroke-miterlimit:4;stroke-dasharray:none&quot; /&gt;" calcext:value-type="string">
            <text:p>&lt;line x1="178.520" y1="471.297" x2="180.603" y2="468.36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1]*afact)*90)) / (0.5*PI());&quot;0.###&quot;)" office:value-type="string" office:string-value="125.343" calcext:value-type="string">
            <text:p>125.3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1];&quot;#&quot;)" office:value-type="string" office:string-value="8" calcext:value-type="string">
            <text:p>8</text:p>
          </table:table-cell>
          <table:table-cell office:value-type="string" calcext:value-type="string">
            <text:p>&lt;/text&gt;</text:p>
          </table:table-cell>
          <table:table-cell table:formula="of:=IF(0=MOD([.B41];1);COM.MICROSOFT.CONCAT([.V41:.AK41]);[.V41])" office:value-type="string" office:string-value="&lt;line x1=&quot;178.520&quot; y1=&quot;471.297&quot; x2=&quot;180.603&quot; y2=&quot;468.361&quot; style=&quot;fill:none;stroke:#000000;stroke-width:0.75590551;stroke-miterlimit:4;stroke-dasharray:none&quot; /&gt;" calcext:value-type="string">
            <text:p>&lt;line x1="178.520" y1="471.297" x2="180.603" y2="468.36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1]+0.5" office:value-type="float" office:value="8" calcext:value-type="float">
            <text:p>8,000</text:p>
          </table:table-cell>
          <table:table-cell table:formula="of:=LOG([.B42])" office:value-type="float" office:value="0.903089986991944" calcext:value-type="float">
            <text:p>0,903</text:p>
          </table:table-cell>
          <table:table-cell table:formula="of:=SIN([.C42]*afact)" office:value-type="float" office:value="0.773197408652752" calcext:value-type="float">
            <text:p>0,773</text:p>
          </table:table-cell>
          <table:table-cell table:formula="of:=COS([.C42]*afact)" office:value-type="float" office:value="-0.63416541000962" calcext:value-type="float">
            <text:p>-0,634</text:p>
          </table:table-cell>
          <table:table-cell table:style-name="ce1" table:formula="of:=([.E42]*radius+xoff)*Mmfac" office:value-type="float" office:value="166.82526389798" calcext:value-type="float">
            <text:p>166.82526389798</text:p>
          </table:table-cell>
          <table:table-cell table:style-name="ce1" table:formula="of:=([.D42]*radius+yoff)*Mmfac" office:value-type="float" office:value="462.371455817078" calcext:value-type="float">
            <text:p>462.371455817078</text:p>
          </table:table-cell>
          <table:table-cell table:formula="of:=IF(0=MOD([.B42];100); 3   * strich ;  IF(0=MOD([.B42]; 50); 2.5 * strich ;  IF(0=MOD([.B42]; 10); 2   * strich ;  IF(0=MOD([.B42];  5); 1.5 * strich ;  IF(0=MOD([.B42];  1); 1   * strich ;                     0.6 * strich )))))*-1" office:value-type="float" office:value="-2" calcext:value-type="float">
            <text:p>-2,000</text:p>
          </table:table-cell>
          <table:table-cell table:formula="of:=([.E42]*(radius+[.H42])+xoff)*Mmfac" office:value-type="float" office:value="170.630256358038" calcext:value-type="float">
            <text:p>170.630256358038</text:p>
          </table:table-cell>
          <table:table-cell table:formula="of:=([.D42]*(radius+[.H42])+yoff)*Mmfac" office:value-type="float" office:value="457.732271365161" calcext:value-type="float">
            <text:p>457.732271365161</text:p>
          </table:table-cell>
          <table:table-cell office:value-type="string" calcext:value-type="string">
            <text:p>&lt;line x1="</text:p>
          </table:table-cell>
          <table:table-cell table:formula="of:=TEXT([.F42];&quot;000.000&quot;)" office:value-type="string" office:string-value="166.825" calcext:value-type="string">
            <text:p>166.825</text:p>
          </table:table-cell>
          <table:table-cell office:value-type="string" calcext:value-type="string">
            <text:p>" y1="</text:p>
          </table:table-cell>
          <table:table-cell table:formula="of:=TEXT([.G42];&quot;000.000&quot;)" office:value-type="string" office:string-value="462.371" calcext:value-type="string">
            <text:p>462.371</text:p>
          </table:table-cell>
          <table:table-cell office:value-type="string" calcext:value-type="string">
            <text:p>" x2="</text:p>
          </table:table-cell>
          <table:table-cell table:formula="of:=TEXT([.I42];&quot;000.000&quot;)" office:value-type="string" office:string-value="170.630" calcext:value-type="string">
            <text:p>170.630</text:p>
          </table:table-cell>
          <table:table-cell office:value-type="string" calcext:value-type="string">
            <text:p>" y2="</text:p>
          </table:table-cell>
          <table:table-cell table:formula="of:=TEXT([.J42];&quot;000.000&quot;)" office:value-type="string" office:string-value="457.732" calcext:value-type="string">
            <text:p>457.73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2:.U42])" office:value-type="string" office:string-value="&lt;line x1=&quot;166.825&quot; y1=&quot;462.371&quot; x2=&quot;170.630&quot; y2=&quot;457.732&quot; style=&quot;fill:none;stroke:#000000;stroke-width:0.75590551;stroke-miterlimit:4;stroke-dasharray:none&quot; /&gt;" calcext:value-type="string">
            <text:p>&lt;line x1="166.825" y1="462.371" x2="170.630" y2="457.73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2]*afact)*90)) / (0.5*PI());&quot;0.###&quot;)" office:value-type="string" office:string-value="129.358" calcext:value-type="string">
            <text:p>129.35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2];&quot;#&quot;)" office:value-type="string" office:string-value="8" calcext:value-type="string">
            <text:p>8</text:p>
          </table:table-cell>
          <table:table-cell office:value-type="string" calcext:value-type="string">
            <text:p>&lt;/text&gt;</text:p>
          </table:table-cell>
          <table:table-cell table:formula="of:=IF(0=MOD([.B42];1);COM.MICROSOFT.CONCAT([.V42:.AK42]);[.V42])" office:value-type="string" office:string-value="&lt;line x1=&quot;166.825&quot; y1=&quot;462.371&quot; x2=&quot;170.630&quot; y2=&quot;457.732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29.358, 300, 300)&quot;&gt;8&lt;/text&gt;" calcext:value-type="string">
            <text:p>&lt;line x1="166.825" y1="462.371" x2="170.630" y2="457.732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29.358, 300, 300)"&gt;8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2]+0.5" office:value-type="float" office:value="8.5" calcext:value-type="float">
            <text:p>8,500</text:p>
          </table:table-cell>
          <table:table-cell table:formula="of:=LOG([.B43])" office:value-type="float" office:value="0.929418925714293" calcext:value-type="float">
            <text:p>0,929</text:p>
          </table:table-cell>
          <table:table-cell table:formula="of:=SIN([.C43]*afact)" office:value-type="float" office:value="0.729810922852813" calcext:value-type="float">
            <text:p>0,730</text:p>
          </table:table-cell>
          <table:table-cell table:formula="of:=COS([.C43]*afact)" office:value-type="float" office:value="-0.683649045113592" calcext:value-type="float">
            <text:p>-0,684</text:p>
          </table:table-cell>
          <table:table-cell table:style-name="ce1" table:formula="of:=([.E43]*radius+xoff)*Mmfac" office:value-type="float" office:value="156.433700526146" calcext:value-type="float">
            <text:p>156.433700526146</text:p>
          </table:table-cell>
          <table:table-cell table:style-name="ce1" table:formula="of:=([.D43]*radius+yoff)*Mmfac" office:value-type="float" office:value="453.260293799091" calcext:value-type="float">
            <text:p>453.260293799091</text:p>
          </table:table-cell>
          <table:table-cell table:formula="of:=IF(0=MOD([.B43];100); 3   * strich ;  IF(0=MOD([.B43]; 50); 2.5 * strich ;  IF(0=MOD([.B43]; 10); 2   * strich ;  IF(0=MOD([.B43];  5); 1.5 * strich ;  IF(0=MOD([.B43];  1); 1   * strich ;                     0.6 * strich )))))*-1" office:value-type="float" office:value="-1.2" calcext:value-type="float">
            <text:p>-1,200</text:p>
          </table:table-cell>
          <table:table-cell table:formula="of:=([.E43]*(radius+[.H43])+xoff)*Mmfac" office:value-type="float" office:value="158.894837088555" calcext:value-type="float">
            <text:p>158.894837088555</text:p>
          </table:table-cell>
          <table:table-cell table:formula="of:=([.D43]*(radius+[.H43])+yoff)*Mmfac" office:value-type="float" office:value="450.632974476821" calcext:value-type="float">
            <text:p>450.632974476821</text:p>
          </table:table-cell>
          <table:table-cell office:value-type="string" calcext:value-type="string">
            <text:p>&lt;line x1="</text:p>
          </table:table-cell>
          <table:table-cell table:formula="of:=TEXT([.F43];&quot;000.000&quot;)" office:value-type="string" office:string-value="156.434" calcext:value-type="string">
            <text:p>156.434</text:p>
          </table:table-cell>
          <table:table-cell office:value-type="string" calcext:value-type="string">
            <text:p>" y1="</text:p>
          </table:table-cell>
          <table:table-cell table:formula="of:=TEXT([.G43];&quot;000.000&quot;)" office:value-type="string" office:string-value="453.260" calcext:value-type="string">
            <text:p>453.260</text:p>
          </table:table-cell>
          <table:table-cell office:value-type="string" calcext:value-type="string">
            <text:p>" x2="</text:p>
          </table:table-cell>
          <table:table-cell table:formula="of:=TEXT([.I43];&quot;000.000&quot;)" office:value-type="string" office:string-value="158.895" calcext:value-type="string">
            <text:p>158.895</text:p>
          </table:table-cell>
          <table:table-cell office:value-type="string" calcext:value-type="string">
            <text:p>" y2="</text:p>
          </table:table-cell>
          <table:table-cell table:formula="of:=TEXT([.J43];&quot;000.000&quot;)" office:value-type="string" office:string-value="450.633" calcext:value-type="string">
            <text:p>450.63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3:.U43])" office:value-type="string" office:string-value="&lt;line x1=&quot;156.434&quot; y1=&quot;453.260&quot; x2=&quot;158.895&quot; y2=&quot;450.633&quot; style=&quot;fill:none;stroke:#000000;stroke-width:0.75590551;stroke-miterlimit:4;stroke-dasharray:none&quot; /&gt;" calcext:value-type="string">
            <text:p>&lt;line x1="156.434" y1="453.260" x2="158.895" y2="450.63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3]*afact)*90)) / (0.5*PI());&quot;0.###&quot;)" office:value-type="string" office:string-value="133.129" calcext:value-type="string">
            <text:p>133.1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3];&quot;#&quot;)" office:value-type="string" office:string-value="9" calcext:value-type="string">
            <text:p>9</text:p>
          </table:table-cell>
          <table:table-cell office:value-type="string" calcext:value-type="string">
            <text:p>&lt;/text&gt;</text:p>
          </table:table-cell>
          <table:table-cell table:formula="of:=IF(0=MOD([.B43];1);COM.MICROSOFT.CONCAT([.V43:.AK43]);[.V43])" office:value-type="string" office:string-value="&lt;line x1=&quot;156.434&quot; y1=&quot;453.260&quot; x2=&quot;158.895&quot; y2=&quot;450.633&quot; style=&quot;fill:none;stroke:#000000;stroke-width:0.75590551;stroke-miterlimit:4;stroke-dasharray:none&quot; /&gt;" calcext:value-type="string">
            <text:p>&lt;line x1="156.434" y1="453.260" x2="158.895" y2="450.63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3]+0.5" office:value-type="float" office:value="9" calcext:value-type="float">
            <text:p>9,000</text:p>
          </table:table-cell>
          <table:table-cell table:formula="of:=LOG([.B44])" office:value-type="float" office:value="0.954242509439325" calcext:value-type="float">
            <text:p>0,954</text:p>
          </table:table-cell>
          <table:table-cell table:formula="of:=SIN([.C44]*afact)" office:value-type="float" office:value="0.686006687645297" calcext:value-type="float">
            <text:p>0,686</text:p>
          </table:table-cell>
          <table:table-cell table:formula="of:=COS([.C44]*afact)" office:value-type="float" office:value="-0.727595233976919" calcext:value-type="float">
            <text:p>-0,728</text:p>
          </table:table-cell>
          <table:table-cell table:style-name="ce1" table:formula="of:=([.E44]*radius+xoff)*Mmfac" office:value-type="float" office:value="147.205000864847" calcext:value-type="float">
            <text:p>147.205000864847</text:p>
          </table:table-cell>
          <table:table-cell table:style-name="ce1" table:formula="of:=([.D44]*radius+yoff)*Mmfac" office:value-type="float" office:value="444.061404405512" calcext:value-type="float">
            <text:p>444.061404405512</text:p>
          </table:table-cell>
          <table:table-cell table:formula="of:=IF(0=MOD([.B44];100); 3   * strich ;  IF(0=MOD([.B44]; 50); 2.5 * strich ;  IF(0=MOD([.B44]; 10); 2   * strich ;  IF(0=MOD([.B44];  5); 1.5 * strich ;  IF(0=MOD([.B44];  1); 1   * strich ;                     0.6 * strich )))))*-1" office:value-type="float" office:value="-2" calcext:value-type="float">
            <text:p>-2,000</text:p>
          </table:table-cell>
          <table:table-cell table:formula="of:=([.E44]*(radius+[.H44])+xoff)*Mmfac" office:value-type="float" office:value="151.570572268709" calcext:value-type="float">
            <text:p>151.570572268709</text:p>
          </table:table-cell>
          <table:table-cell table:formula="of:=([.D44]*(radius+[.H44])+yoff)*Mmfac" office:value-type="float" office:value="439.945364279641" calcext:value-type="float">
            <text:p>439.945364279641</text:p>
          </table:table-cell>
          <table:table-cell office:value-type="string" calcext:value-type="string">
            <text:p>&lt;line x1="</text:p>
          </table:table-cell>
          <table:table-cell table:formula="of:=TEXT([.F44];&quot;000.000&quot;)" office:value-type="string" office:string-value="147.205" calcext:value-type="string">
            <text:p>147.205</text:p>
          </table:table-cell>
          <table:table-cell office:value-type="string" calcext:value-type="string">
            <text:p>" y1="</text:p>
          </table:table-cell>
          <table:table-cell table:formula="of:=TEXT([.G44];&quot;000.000&quot;)" office:value-type="string" office:string-value="444.061" calcext:value-type="string">
            <text:p>444.061</text:p>
          </table:table-cell>
          <table:table-cell office:value-type="string" calcext:value-type="string">
            <text:p>" x2="</text:p>
          </table:table-cell>
          <table:table-cell table:formula="of:=TEXT([.I44];&quot;000.000&quot;)" office:value-type="string" office:string-value="151.571" calcext:value-type="string">
            <text:p>151.571</text:p>
          </table:table-cell>
          <table:table-cell office:value-type="string" calcext:value-type="string">
            <text:p>" y2="</text:p>
          </table:table-cell>
          <table:table-cell table:formula="of:=TEXT([.J44];&quot;000.000&quot;)" office:value-type="string" office:string-value="439.945" calcext:value-type="string">
            <text:p>439.94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4:.U44])" office:value-type="string" office:string-value="&lt;line x1=&quot;147.205&quot; y1=&quot;444.061&quot; x2=&quot;151.571&quot; y2=&quot;439.945&quot; style=&quot;fill:none;stroke:#000000;stroke-width:0.75590551;stroke-miterlimit:4;stroke-dasharray:none&quot; /&gt;" calcext:value-type="string">
            <text:p>&lt;line x1="147.205" y1="444.061" x2="151.571" y2="439.94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4]*afact)*90)) / (0.5*PI());&quot;0.###&quot;)" office:value-type="string" office:string-value="136.685" calcext:value-type="string">
            <text:p>136.68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4];&quot;#&quot;)" office:value-type="string" office:string-value="9" calcext:value-type="string">
            <text:p>9</text:p>
          </table:table-cell>
          <table:table-cell office:value-type="string" calcext:value-type="string">
            <text:p>&lt;/text&gt;</text:p>
          </table:table-cell>
          <table:table-cell table:formula="of:=IF(0=MOD([.B44];1);COM.MICROSOFT.CONCAT([.V44:.AK44]);[.V44])" office:value-type="string" office:string-value="&lt;line x1=&quot;147.205&quot; y1=&quot;444.061&quot; x2=&quot;151.571&quot; y2=&quot;439.945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36.685, 300, 300)&quot;&gt;9&lt;/text&gt;" calcext:value-type="string">
            <text:p>&lt;line x1="147.205" y1="444.061" x2="151.571" y2="439.945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36.685, 300, 300)"&gt;9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4]+0.5" office:value-type="float" office:value="9.5" calcext:value-type="float">
            <text:p>9,500</text:p>
          </table:table-cell>
          <table:table-cell table:formula="of:=LOG([.B45])" office:value-type="float" office:value="0.977723605288848" calcext:value-type="float">
            <text:p>0,978</text:p>
          </table:table-cell>
          <table:table-cell table:formula="of:=SIN([.C45]*afact)" office:value-type="float" office:value="0.642137726636039" calcext:value-type="float">
            <text:p>0,642</text:p>
          </table:table-cell>
          <table:table-cell table:formula="of:=COS([.C45]*afact)" office:value-type="float" office:value="-0.76658929031829" calcext:value-type="float">
            <text:p>-0,767</text:p>
          </table:table-cell>
          <table:table-cell table:style-name="ce1" table:formula="of:=([.E45]*radius+xoff)*Mmfac" office:value-type="float" office:value="139.016249033159" calcext:value-type="float">
            <text:p>139.016249033159</text:p>
          </table:table-cell>
          <table:table-cell table:style-name="ce1" table:formula="of:=([.D45]*radius+yoff)*Mmfac" office:value-type="float" office:value="434.848922593568" calcext:value-type="float">
            <text:p>434.848922593568</text:p>
          </table:table-cell>
          <table:table-cell table:formula="of:=IF(0=MOD([.B45];100); 3   * strich ;  IF(0=MOD([.B45]; 50); 2.5 * strich ;  IF(0=MOD([.B45]; 10); 2   * strich ;  IF(0=MOD([.B45];  5); 1.5 * strich ;  IF(0=MOD([.B45];  1); 1   * strich ;                     0.6 * strich )))))*-1" office:value-type="float" office:value="-1.2" calcext:value-type="float">
            <text:p>-1,200</text:p>
          </table:table-cell>
          <table:table-cell table:formula="of:=([.E45]*(radius+[.H45])+xoff)*Mmfac" office:value-type="float" office:value="141.775970478305" calcext:value-type="float">
            <text:p>141.775970478305</text:p>
          </table:table-cell>
          <table:table-cell table:formula="of:=([.D45]*(radius+[.H45])+yoff)*Mmfac" office:value-type="float" office:value="432.537226777678" calcext:value-type="float">
            <text:p>432.537226777678</text:p>
          </table:table-cell>
          <table:table-cell office:value-type="string" calcext:value-type="string">
            <text:p>&lt;line x1="</text:p>
          </table:table-cell>
          <table:table-cell table:formula="of:=TEXT([.F45];&quot;000.000&quot;)" office:value-type="string" office:string-value="139.016" calcext:value-type="string">
            <text:p>139.016</text:p>
          </table:table-cell>
          <table:table-cell office:value-type="string" calcext:value-type="string">
            <text:p>" y1="</text:p>
          </table:table-cell>
          <table:table-cell table:formula="of:=TEXT([.G45];&quot;000.000&quot;)" office:value-type="string" office:string-value="434.849" calcext:value-type="string">
            <text:p>434.849</text:p>
          </table:table-cell>
          <table:table-cell office:value-type="string" calcext:value-type="string">
            <text:p>" x2="</text:p>
          </table:table-cell>
          <table:table-cell table:formula="of:=TEXT([.I45];&quot;000.000&quot;)" office:value-type="string" office:string-value="141.776" calcext:value-type="string">
            <text:p>141.776</text:p>
          </table:table-cell>
          <table:table-cell office:value-type="string" calcext:value-type="string">
            <text:p>" y2="</text:p>
          </table:table-cell>
          <table:table-cell table:formula="of:=TEXT([.J45];&quot;000.000&quot;)" office:value-type="string" office:string-value="432.537" calcext:value-type="string">
            <text:p>432.5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5:.U45])" office:value-type="string" office:string-value="&lt;line x1=&quot;139.016&quot; y1=&quot;434.849&quot; x2=&quot;141.776&quot; y2=&quot;432.537&quot; style=&quot;fill:none;stroke:#000000;stroke-width:0.75590551;stroke-miterlimit:4;stroke-dasharray:none&quot; /&gt;" calcext:value-type="string">
            <text:p>&lt;line x1="139.016" y1="434.849" x2="141.776" y2="432.5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5]*afact)*90)) / (0.5*PI());&quot;0.###&quot;)" office:value-type="string" office:string-value="140.049" calcext:value-type="string">
            <text:p>140.04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5];&quot;#&quot;)" office:value-type="string" office:string-value="10" calcext:value-type="string">
            <text:p>10</text:p>
          </table:table-cell>
          <table:table-cell office:value-type="string" calcext:value-type="string">
            <text:p>&lt;/text&gt;</text:p>
          </table:table-cell>
          <table:table-cell table:formula="of:=IF(0=MOD([.B45];1);COM.MICROSOFT.CONCAT([.V45:.AK45]);[.V45])" office:value-type="string" office:string-value="&lt;line x1=&quot;139.016&quot; y1=&quot;434.849&quot; x2=&quot;141.776&quot; y2=&quot;432.537&quot; style=&quot;fill:none;stroke:#000000;stroke-width:0.75590551;stroke-miterlimit:4;stroke-dasharray:none&quot; /&gt;" calcext:value-type="string">
            <text:p>&lt;line x1="139.016" y1="434.849" x2="141.776" y2="432.53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5]+0.5" office:value-type="float" office:value="10" calcext:value-type="float">
            <text:p>10,000</text:p>
          </table:table-cell>
          <table:table-cell table:formula="of:=LOG([.B46])" office:value-type="float" office:value="1" calcext:value-type="float">
            <text:p>1,000</text:p>
          </table:table-cell>
          <table:table-cell table:formula="of:=SIN([.C46]*afact)" office:value-type="float" office:value="0.598472144103957" calcext:value-type="float">
            <text:p>0,598</text:p>
          </table:table-cell>
          <table:table-cell table:formula="of:=COS([.C46]*afact)" office:value-type="float" office:value="-0.801143615546934" calcext:value-type="float">
            <text:p>-0,801</text:p>
          </table:table-cell>
          <table:table-cell table:style-name="ce1" table:formula="of:=([.E46]*radius+xoff)*Mmfac" office:value-type="float" office:value="131.759840735144" calcext:value-type="float">
            <text:p>131.759840735144</text:p>
          </table:table-cell>
          <table:table-cell table:style-name="ce1" table:formula="of:=([.D46]*radius+yoff)*Mmfac" office:value-type="float" office:value="425.679150261831" calcext:value-type="float">
            <text:p>425.679150261831</text:p>
          </table:table-cell>
          <table:table-cell table:formula="of:=IF(0=MOD([.B46];100); 3   * strich ;  IF(0=MOD([.B46]; 50); 2.5 * strich ;  IF(0=MOD([.B46]; 10); 2   * strich ;  IF(0=MOD([.B46];  5); 1.5 * strich ;  IF(0=MOD([.B46];  1); 1   * strich ;                     0.6 * strich )))))*-1" office:value-type="float" office:value="-4" calcext:value-type="float">
            <text:p>-4,000</text:p>
          </table:table-cell>
          <table:table-cell table:formula="of:=([.E46]*(radius+[.H46])+xoff)*Mmfac" office:value-type="float" office:value="141.373564121707" calcext:value-type="float">
            <text:p>141.373564121707</text:p>
          </table:table-cell>
          <table:table-cell table:formula="of:=([.D46]*(radius+[.H46])+yoff)*Mmfac" office:value-type="float" office:value="418.497484532583" calcext:value-type="float">
            <text:p>418.497484532583</text:p>
          </table:table-cell>
          <table:table-cell office:value-type="string" calcext:value-type="string">
            <text:p>&lt;line x1="</text:p>
          </table:table-cell>
          <table:table-cell table:formula="of:=TEXT([.F46];&quot;000.000&quot;)" office:value-type="string" office:string-value="131.760" calcext:value-type="string">
            <text:p>131.760</text:p>
          </table:table-cell>
          <table:table-cell office:value-type="string" calcext:value-type="string">
            <text:p>" y1="</text:p>
          </table:table-cell>
          <table:table-cell table:formula="of:=TEXT([.G46];&quot;000.000&quot;)" office:value-type="string" office:string-value="425.679" calcext:value-type="string">
            <text:p>425.679</text:p>
          </table:table-cell>
          <table:table-cell office:value-type="string" calcext:value-type="string">
            <text:p>" x2="</text:p>
          </table:table-cell>
          <table:table-cell table:formula="of:=TEXT([.I46];&quot;000.000&quot;)" office:value-type="string" office:string-value="141.374" calcext:value-type="string">
            <text:p>141.374</text:p>
          </table:table-cell>
          <table:table-cell office:value-type="string" calcext:value-type="string">
            <text:p>" y2="</text:p>
          </table:table-cell>
          <table:table-cell table:formula="of:=TEXT([.J46];&quot;000.000&quot;)" office:value-type="string" office:string-value="418.497" calcext:value-type="string">
            <text:p>418.49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6:.U46])" office:value-type="string" office:string-value="&lt;line x1=&quot;131.760&quot; y1=&quot;425.679&quot; x2=&quot;141.374&quot; y2=&quot;418.497&quot; style=&quot;fill:none;stroke:#000000;stroke-width:0.75590551;stroke-miterlimit:4;stroke-dasharray:none&quot; /&gt;" calcext:value-type="string">
            <text:p>&lt;line x1="131.760" y1="425.679" x2="141.374" y2="418.49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6]*afact)*90)) / (0.5*PI());&quot;0.###&quot;)" office:value-type="string" office:string-value="143.239" calcext:value-type="string">
            <text:p>143.2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6];&quot;#&quot;)" office:value-type="string" office:string-value="10" calcext:value-type="string">
            <text:p>10</text:p>
          </table:table-cell>
          <table:table-cell office:value-type="string" calcext:value-type="string">
            <text:p>&lt;/text&gt;</text:p>
          </table:table-cell>
          <table:table-cell table:formula="of:=IF(0=MOD([.B46];1);COM.MICROSOFT.CONCAT([.V46:.AK46]);[.V46])" office:value-type="string" office:string-value="&lt;line x1=&quot;131.760&quot; y1=&quot;425.679&quot; x2=&quot;141.374&quot; y2=&quot;418.49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43.239, 300, 300)&quot;&gt;10&lt;/text&gt;" calcext:value-type="string">
            <text:p>&lt;line x1="131.760" y1="425.679" x2="141.374" y2="418.49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43.239, 300, 300)"&gt;1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6]+0.5" office:value-type="float" office:value="10.5" calcext:value-type="float">
            <text:p>10,500</text:p>
          </table:table-cell>
          <table:table-cell table:formula="of:=LOG([.B47])" office:value-type="float" office:value="1.02118929906994" calcext:value-type="float">
            <text:p>1,021</text:p>
          </table:table-cell>
          <table:table-cell table:formula="of:=SIN([.C47]*afact)" office:value-type="float" office:value="0.555213301267516" calcext:value-type="float">
            <text:p>0,555</text:p>
          </table:table-cell>
          <table:table-cell table:formula="of:=COS([.C47]*afact)" office:value-type="float" office:value="-0.831707995690571" calcext:value-type="float">
            <text:p>-0,832</text:p>
          </table:table-cell>
          <table:table-cell table:style-name="ce1" table:formula="of:=([.E47]*radius+xoff)*Mmfac" office:value-type="float" office:value="125.34132090498" calcext:value-type="float">
            <text:p>125.34132090498</text:p>
          </table:table-cell>
          <table:table-cell table:style-name="ce1" table:formula="of:=([.D47]*radius+yoff)*Mmfac" office:value-type="float" office:value="416.594793266178" calcext:value-type="float">
            <text:p>416.594793266178</text:p>
          </table:table-cell>
          <table:table-cell table:formula="of:=IF(0=MOD([.B47];100); 3   * strich ;  IF(0=MOD([.B47]; 50); 2.5 * strich ;  IF(0=MOD([.B47]; 10); 2   * strich ;  IF(0=MOD([.B47];  5); 1.5 * strich ;  IF(0=MOD([.B47];  1); 1   * strich ;                     0.6 * strich )))))*-1" office:value-type="float" office:value="-1.2" calcext:value-type="float">
            <text:p>-1,200</text:p>
          </table:table-cell>
          <table:table-cell table:formula="of:=([.E47]*(radius+[.H47])+xoff)*Mmfac" office:value-type="float" office:value="128.335469689466" calcext:value-type="float">
            <text:p>128.335469689466</text:p>
          </table:table-cell>
          <table:table-cell table:formula="of:=([.D47]*(radius+[.H47])+yoff)*Mmfac" office:value-type="float" office:value="414.596025381615" calcext:value-type="float">
            <text:p>414.596025381615</text:p>
          </table:table-cell>
          <table:table-cell office:value-type="string" calcext:value-type="string">
            <text:p>&lt;line x1="</text:p>
          </table:table-cell>
          <table:table-cell table:formula="of:=TEXT([.F47];&quot;000.000&quot;)" office:value-type="string" office:string-value="125.341" calcext:value-type="string">
            <text:p>125.341</text:p>
          </table:table-cell>
          <table:table-cell office:value-type="string" calcext:value-type="string">
            <text:p>" y1="</text:p>
          </table:table-cell>
          <table:table-cell table:formula="of:=TEXT([.G47];&quot;000.000&quot;)" office:value-type="string" office:string-value="416.595" calcext:value-type="string">
            <text:p>416.595</text:p>
          </table:table-cell>
          <table:table-cell office:value-type="string" calcext:value-type="string">
            <text:p>" x2="</text:p>
          </table:table-cell>
          <table:table-cell table:formula="of:=TEXT([.I47];&quot;000.000&quot;)" office:value-type="string" office:string-value="128.335" calcext:value-type="string">
            <text:p>128.335</text:p>
          </table:table-cell>
          <table:table-cell office:value-type="string" calcext:value-type="string">
            <text:p>" y2="</text:p>
          </table:table-cell>
          <table:table-cell table:formula="of:=TEXT([.J47];&quot;000.000&quot;)" office:value-type="string" office:string-value="414.596" calcext:value-type="string">
            <text:p>414.59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7:.U47])" office:value-type="string" office:string-value="&lt;line x1=&quot;125.341&quot; y1=&quot;416.595&quot; x2=&quot;128.335&quot; y2=&quot;414.596&quot; style=&quot;fill:none;stroke:#000000;stroke-width:0.75590551;stroke-miterlimit:4;stroke-dasharray:none&quot; /&gt;" calcext:value-type="string">
            <text:p>&lt;line x1="125.341" y1="416.595" x2="128.335" y2="414.59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7]*afact)*90)) / (0.5*PI());&quot;0.###&quot;)" office:value-type="string" office:string-value="146.275" calcext:value-type="string">
            <text:p>146.27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7];&quot;#&quot;)" office:value-type="string" office:string-value="11" calcext:value-type="string">
            <text:p>11</text:p>
          </table:table-cell>
          <table:table-cell office:value-type="string" calcext:value-type="string">
            <text:p>&lt;/text&gt;</text:p>
          </table:table-cell>
          <table:table-cell table:formula="of:=IF(0=MOD([.B47];1);COM.MICROSOFT.CONCAT([.V47:.AK47]);[.V47])" office:value-type="string" office:string-value="&lt;line x1=&quot;125.341&quot; y1=&quot;416.595&quot; x2=&quot;128.335&quot; y2=&quot;414.596&quot; style=&quot;fill:none;stroke:#000000;stroke-width:0.75590551;stroke-miterlimit:4;stroke-dasharray:none&quot; /&gt;" calcext:value-type="string">
            <text:p>&lt;line x1="125.341" y1="416.595" x2="128.335" y2="414.59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7]+0.5" office:value-type="float" office:value="11" calcext:value-type="float">
            <text:p>11,000</text:p>
          </table:table-cell>
          <table:table-cell table:formula="of:=LOG([.B48])" office:value-type="float" office:value="1.04139268515823" calcext:value-type="float">
            <text:p>1,041</text:p>
          </table:table-cell>
          <table:table-cell table:formula="of:=SIN([.C48]*afact)" office:value-type="float" office:value="0.512514812692153" calcext:value-type="float">
            <text:p>0,513</text:p>
          </table:table-cell>
          <table:table-cell table:formula="of:=COS([.C48]*afact)" office:value-type="float" office:value="-0.858678383780055" calcext:value-type="float">
            <text:p>-0,859</text:p>
          </table:table-cell>
          <table:table-cell table:style-name="ce1" table:formula="of:=([.E48]*radius+xoff)*Mmfac" office:value-type="float" office:value="119.677539406188" calcext:value-type="float">
            <text:p>119.677539406188</text:p>
          </table:table-cell>
          <table:table-cell table:style-name="ce1" table:formula="of:=([.D48]*radius+yoff)*Mmfac" office:value-type="float" office:value="407.628110665352" calcext:value-type="float">
            <text:p>407.628110665352</text:p>
          </table:table-cell>
          <table:table-cell table:formula="of:=IF(0=MOD([.B48];100); 3   * strich ;  IF(0=MOD([.B48]; 50); 2.5 * strich ;  IF(0=MOD([.B48]; 10); 2   * strich ;  IF(0=MOD([.B48];  5); 1.5 * strich ;  IF(0=MOD([.B48];  1); 1   * strich ;                     0.6 * strich )))))*-1" office:value-type="float" office:value="-2" calcext:value-type="float">
            <text:p>-2,000</text:p>
          </table:table-cell>
          <table:table-cell table:formula="of:=([.E48]*(radius+[.H48])+xoff)*Mmfac" office:value-type="float" office:value="124.829609708869" calcext:value-type="float">
            <text:p>124.829609708869</text:p>
          </table:table-cell>
          <table:table-cell table:formula="of:=([.D48]*(radius+[.H48])+yoff)*Mmfac" office:value-type="float" office:value="404.553021789199" calcext:value-type="float">
            <text:p>404.553021789199</text:p>
          </table:table-cell>
          <table:table-cell office:value-type="string" calcext:value-type="string">
            <text:p>&lt;line x1="</text:p>
          </table:table-cell>
          <table:table-cell table:formula="of:=TEXT([.F48];&quot;000.000&quot;)" office:value-type="string" office:string-value="119.678" calcext:value-type="string">
            <text:p>119.678</text:p>
          </table:table-cell>
          <table:table-cell office:value-type="string" calcext:value-type="string">
            <text:p>" y1="</text:p>
          </table:table-cell>
          <table:table-cell table:formula="of:=TEXT([.G48];&quot;000.000&quot;)" office:value-type="string" office:string-value="407.628" calcext:value-type="string">
            <text:p>407.628</text:p>
          </table:table-cell>
          <table:table-cell office:value-type="string" calcext:value-type="string">
            <text:p>" x2="</text:p>
          </table:table-cell>
          <table:table-cell table:formula="of:=TEXT([.I48];&quot;000.000&quot;)" office:value-type="string" office:string-value="124.830" calcext:value-type="string">
            <text:p>124.830</text:p>
          </table:table-cell>
          <table:table-cell office:value-type="string" calcext:value-type="string">
            <text:p>" y2="</text:p>
          </table:table-cell>
          <table:table-cell table:formula="of:=TEXT([.J48];&quot;000.000&quot;)" office:value-type="string" office:string-value="404.553" calcext:value-type="string">
            <text:p>404.55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8:.U48])" office:value-type="string" office:string-value="&lt;line x1=&quot;119.678&quot; y1=&quot;407.628&quot; x2=&quot;124.830&quot; y2=&quot;404.553&quot; style=&quot;fill:none;stroke:#000000;stroke-width:0.75590551;stroke-miterlimit:4;stroke-dasharray:none&quot; /&gt;" calcext:value-type="string">
            <text:p>&lt;line x1="119.678" y1="407.628" x2="124.830" y2="404.55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8]*afact)*90)) / (0.5*PI());&quot;0.###&quot;)" office:value-type="string" office:string-value="149.169" calcext:value-type="string">
            <text:p>149.16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8];&quot;#&quot;)" office:value-type="string" office:string-value="11" calcext:value-type="string">
            <text:p>11</text:p>
          </table:table-cell>
          <table:table-cell office:value-type="string" calcext:value-type="string">
            <text:p>&lt;/text&gt;</text:p>
          </table:table-cell>
          <table:table-cell table:formula="of:=IF(0=MOD([.B48];1);COM.MICROSOFT.CONCAT([.V48:.AK48]);[.V48])" office:value-type="string" office:string-value="&lt;line x1=&quot;119.678&quot; y1=&quot;407.628&quot; x2=&quot;124.830&quot; y2=&quot;404.55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49.169, 300, 300)&quot;&gt;11&lt;/text&gt;" calcext:value-type="string">
            <text:p>&lt;line x1="119.678" y1="407.628" x2="124.830" y2="404.55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49.169, 300, 300)"&gt;11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8]+0.5" office:value-type="float" office:value="11.5" calcext:value-type="float">
            <text:p>11,500</text:p>
          </table:table-cell>
          <table:table-cell table:formula="of:=LOG([.B49])" office:value-type="float" office:value="1.06069784035361" calcext:value-type="float">
            <text:p>1,061</text:p>
          </table:table-cell>
          <table:table-cell table:formula="of:=SIN([.C49]*afact)" office:value-type="float" office:value="0.470491814648292" calcext:value-type="float">
            <text:p>0,470</text:p>
          </table:table-cell>
          <table:table-cell table:formula="of:=COS([.C49]*afact)" office:value-type="float" office:value="-0.88240435875451" calcext:value-type="float">
            <text:p>-0,882</text:p>
          </table:table-cell>
          <table:table-cell table:style-name="ce1" table:formula="of:=([.E49]*radius+xoff)*Mmfac" office:value-type="float" office:value="114.695084661553" calcext:value-type="float">
            <text:p>114.695084661553</text:p>
          </table:table-cell>
          <table:table-cell table:style-name="ce1" table:formula="of:=([.D49]*radius+yoff)*Mmfac" office:value-type="float" office:value="398.803281076141" calcext:value-type="float">
            <text:p>398.803281076141</text:p>
          </table:table-cell>
          <table:table-cell table:formula="of:=IF(0=MOD([.B49];100); 3   * strich ;  IF(0=MOD([.B49]; 50); 2.5 * strich ;  IF(0=MOD([.B49]; 10); 2   * strich ;  IF(0=MOD([.B49];  5); 1.5 * strich ;  IF(0=MOD([.B49];  1); 1   * strich ;                     0.6 * strich )))))*-1" office:value-type="float" office:value="-1.2" calcext:value-type="float">
            <text:p>-1,200</text:p>
          </table:table-cell>
          <table:table-cell table:formula="of:=([.E49]*(radius+[.H49])+xoff)*Mmfac" office:value-type="float" office:value="117.871740353069" calcext:value-type="float">
            <text:p>117.871740353069</text:p>
          </table:table-cell>
          <table:table-cell table:formula="of:=([.D49]*(radius+[.H49])+yoff)*Mmfac" office:value-type="float" office:value="397.109510543408" calcext:value-type="float">
            <text:p>397.109510543408</text:p>
          </table:table-cell>
          <table:table-cell office:value-type="string" calcext:value-type="string">
            <text:p>&lt;line x1="</text:p>
          </table:table-cell>
          <table:table-cell table:formula="of:=TEXT([.F49];&quot;000.000&quot;)" office:value-type="string" office:string-value="114.695" calcext:value-type="string">
            <text:p>114.695</text:p>
          </table:table-cell>
          <table:table-cell office:value-type="string" calcext:value-type="string">
            <text:p>" y1="</text:p>
          </table:table-cell>
          <table:table-cell table:formula="of:=TEXT([.G49];&quot;000.000&quot;)" office:value-type="string" office:string-value="398.803" calcext:value-type="string">
            <text:p>398.803</text:p>
          </table:table-cell>
          <table:table-cell office:value-type="string" calcext:value-type="string">
            <text:p>" x2="</text:p>
          </table:table-cell>
          <table:table-cell table:formula="of:=TEXT([.I49];&quot;000.000&quot;)" office:value-type="string" office:string-value="117.872" calcext:value-type="string">
            <text:p>117.872</text:p>
          </table:table-cell>
          <table:table-cell office:value-type="string" calcext:value-type="string">
            <text:p>" y2="</text:p>
          </table:table-cell>
          <table:table-cell table:formula="of:=TEXT([.J49];&quot;000.000&quot;)" office:value-type="string" office:string-value="397.110" calcext:value-type="string">
            <text:p>397.1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49:.U49])" office:value-type="string" office:string-value="&lt;line x1=&quot;114.695&quot; y1=&quot;398.803&quot; x2=&quot;117.872&quot; y2=&quot;397.110&quot; style=&quot;fill:none;stroke:#000000;stroke-width:0.75590551;stroke-miterlimit:4;stroke-dasharray:none&quot; /&gt;" calcext:value-type="string">
            <text:p>&lt;line x1="114.695" y1="398.803" x2="117.872" y2="397.11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49]*afact)*90)) / (0.5*PI());&quot;0.###&quot;)" office:value-type="string" office:string-value="151.934" calcext:value-type="string">
            <text:p>151.93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49];&quot;#&quot;)" office:value-type="string" office:string-value="12" calcext:value-type="string">
            <text:p>12</text:p>
          </table:table-cell>
          <table:table-cell office:value-type="string" calcext:value-type="string">
            <text:p>&lt;/text&gt;</text:p>
          </table:table-cell>
          <table:table-cell table:formula="of:=IF(0=MOD([.B49];1);COM.MICROSOFT.CONCAT([.V49:.AK49]);[.V49])" office:value-type="string" office:string-value="&lt;line x1=&quot;114.695&quot; y1=&quot;398.803&quot; x2=&quot;117.872&quot; y2=&quot;397.110&quot; style=&quot;fill:none;stroke:#000000;stroke-width:0.75590551;stroke-miterlimit:4;stroke-dasharray:none&quot; /&gt;" calcext:value-type="string">
            <text:p>&lt;line x1="114.695" y1="398.803" x2="117.872" y2="397.110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49]+0.5" office:value-type="float" office:value="12" calcext:value-type="float">
            <text:p>12,000</text:p>
          </table:table-cell>
          <table:table-cell table:formula="of:=LOG([.B50])" office:value-type="float" office:value="1.07918124604762" calcext:value-type="float">
            <text:p>1,079</text:p>
          </table:table-cell>
          <table:table-cell table:formula="of:=SIN([.C50]*afact)" office:value-type="float" office:value="0.429229515235906" calcext:value-type="float">
            <text:p>0,429</text:p>
          </table:table-cell>
          <table:table-cell table:formula="of:=COS([.C50]*afact)" office:value-type="float" office:value="-0.903195451300741" calcext:value-type="float">
            <text:p>-0,903</text:p>
          </table:table-cell>
          <table:table-cell table:style-name="ce1" table:formula="of:=([.E50]*radius+xoff)*Mmfac" office:value-type="float" office:value="110.328955226844" calcext:value-type="float">
            <text:p>110.328955226844</text:p>
          </table:table-cell>
          <table:table-cell table:style-name="ce1" table:formula="of:=([.D50]*radius+yoff)*Mmfac" office:value-type="float" office:value="390.13819819954" calcext:value-type="float">
            <text:p>390.13819819954</text:p>
          </table:table-cell>
          <table:table-cell table:formula="of:=IF(0=MOD([.B50];100); 3   * strich ;  IF(0=MOD([.B50]; 50); 2.5 * strich ;  IF(0=MOD([.B50]; 10); 2   * strich ;  IF(0=MOD([.B50];  5); 1.5 * strich ;  IF(0=MOD([.B50];  1); 1   * strich ;                     0.6 * strich )))))*-1" office:value-type="float" office:value="-2" calcext:value-type="float">
            <text:p>-2,000</text:p>
          </table:table-cell>
          <table:table-cell table:formula="of:=([.E50]*(radius+[.H50])+xoff)*Mmfac" office:value-type="float" office:value="115.748127934649" calcext:value-type="float">
            <text:p>115.748127934649</text:p>
          </table:table-cell>
          <table:table-cell table:formula="of:=([.D50]*(radius+[.H50])+yoff)*Mmfac" office:value-type="float" office:value="387.562821108125" calcext:value-type="float">
            <text:p>387.562821108125</text:p>
          </table:table-cell>
          <table:table-cell office:value-type="string" calcext:value-type="string">
            <text:p>&lt;line x1="</text:p>
          </table:table-cell>
          <table:table-cell table:formula="of:=TEXT([.F50];&quot;000.000&quot;)" office:value-type="string" office:string-value="110.329" calcext:value-type="string">
            <text:p>110.329</text:p>
          </table:table-cell>
          <table:table-cell office:value-type="string" calcext:value-type="string">
            <text:p>" y1="</text:p>
          </table:table-cell>
          <table:table-cell table:formula="of:=TEXT([.G50];&quot;000.000&quot;)" office:value-type="string" office:string-value="390.138" calcext:value-type="string">
            <text:p>390.138</text:p>
          </table:table-cell>
          <table:table-cell office:value-type="string" calcext:value-type="string">
            <text:p>" x2="</text:p>
          </table:table-cell>
          <table:table-cell table:formula="of:=TEXT([.I50];&quot;000.000&quot;)" office:value-type="string" office:string-value="115.748" calcext:value-type="string">
            <text:p>115.748</text:p>
          </table:table-cell>
          <table:table-cell office:value-type="string" calcext:value-type="string">
            <text:p>" y2="</text:p>
          </table:table-cell>
          <table:table-cell table:formula="of:=TEXT([.J50];&quot;000.000&quot;)" office:value-type="string" office:string-value="387.563" calcext:value-type="string">
            <text:p>387.5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0:.U50])" office:value-type="string" office:string-value="&lt;line x1=&quot;110.329&quot; y1=&quot;390.138&quot; x2=&quot;115.748&quot; y2=&quot;387.563&quot; style=&quot;fill:none;stroke:#000000;stroke-width:0.75590551;stroke-miterlimit:4;stroke-dasharray:none&quot; /&gt;" calcext:value-type="string">
            <text:p>&lt;line x1="110.329" y1="390.138" x2="115.748" y2="387.5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0]*afact)*90)) / (0.5*PI());&quot;0.###&quot;)" office:value-type="string" office:string-value="154.581" calcext:value-type="string">
            <text:p>154.58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0];&quot;#&quot;)" office:value-type="string" office:string-value="12" calcext:value-type="string">
            <text:p>12</text:p>
          </table:table-cell>
          <table:table-cell office:value-type="string" calcext:value-type="string">
            <text:p>&lt;/text&gt;</text:p>
          </table:table-cell>
          <table:table-cell table:formula="of:=IF(0=MOD([.B50];1);COM.MICROSOFT.CONCAT([.V50:.AK50]);[.V50])" office:value-type="string" office:string-value="&lt;line x1=&quot;110.329&quot; y1=&quot;390.138&quot; x2=&quot;115.748&quot; y2=&quot;387.56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54.581, 300, 300)&quot;&gt;12&lt;/text&gt;" calcext:value-type="string">
            <text:p>&lt;line x1="110.329" y1="390.138" x2="115.748" y2="387.56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54.581, 300, 300)"&gt;12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0]+0.5" office:value-type="float" office:value="12.5" calcext:value-type="float">
            <text:p>12,500</text:p>
          </table:table-cell>
          <table:table-cell table:formula="of:=LOG([.B51])" office:value-type="float" office:value="1.09691001300806" calcext:value-type="float">
            <text:p>1,097</text:p>
          </table:table-cell>
          <table:table-cell table:formula="of:=SIN([.C51]*afact)" office:value-type="float" office:value="0.388789739076984" calcext:value-type="float">
            <text:p>0,389</text:p>
          </table:table-cell>
          <table:table-cell table:formula="of:=COS([.C51]*afact)" office:value-type="float" office:value="-0.92132651041227" calcext:value-type="float">
            <text:p>-0,921</text:p>
          </table:table-cell>
          <table:table-cell table:style-name="ce1" table:formula="of:=([.E51]*radius+xoff)*Mmfac" office:value-type="float" office:value="106.521432813423" calcext:value-type="float">
            <text:p>106.521432813423</text:p>
          </table:table-cell>
          <table:table-cell table:style-name="ce1" table:formula="of:=([.D51]*radius+yoff)*Mmfac" office:value-type="float" office:value="381.645845206167" calcext:value-type="float">
            <text:p>381.645845206167</text:p>
          </table:table-cell>
          <table:table-cell table:formula="of:=IF(0=MOD([.B51];100); 3   * strich ;  IF(0=MOD([.B51]; 50); 2.5 * strich ;  IF(0=MOD([.B51]; 10); 2   * strich ;  IF(0=MOD([.B51];  5); 1.5 * strich ;  IF(0=MOD([.B51];  1); 1   * strich ;                     0.6 * strich )))))*-1" office:value-type="float" office:value="-1.2" calcext:value-type="float">
            <text:p>-1,200</text:p>
          </table:table-cell>
          <table:table-cell table:formula="of:=([.E51]*(radius+[.H51])+xoff)*Mmfac" office:value-type="float" office:value="109.838208250907" calcext:value-type="float">
            <text:p>109.838208250907</text:p>
          </table:table-cell>
          <table:table-cell table:formula="of:=([.D51]*(radius+[.H51])+yoff)*Mmfac" office:value-type="float" office:value="380.246202145489" calcext:value-type="float">
            <text:p>380.246202145489</text:p>
          </table:table-cell>
          <table:table-cell office:value-type="string" calcext:value-type="string">
            <text:p>&lt;line x1="</text:p>
          </table:table-cell>
          <table:table-cell table:formula="of:=TEXT([.F51];&quot;000.000&quot;)" office:value-type="string" office:string-value="106.521" calcext:value-type="string">
            <text:p>106.521</text:p>
          </table:table-cell>
          <table:table-cell office:value-type="string" calcext:value-type="string">
            <text:p>" y1="</text:p>
          </table:table-cell>
          <table:table-cell table:formula="of:=TEXT([.G51];&quot;000.000&quot;)" office:value-type="string" office:string-value="381.646" calcext:value-type="string">
            <text:p>381.646</text:p>
          </table:table-cell>
          <table:table-cell office:value-type="string" calcext:value-type="string">
            <text:p>" x2="</text:p>
          </table:table-cell>
          <table:table-cell table:formula="of:=TEXT([.I51];&quot;000.000&quot;)" office:value-type="string" office:string-value="109.838" calcext:value-type="string">
            <text:p>109.838</text:p>
          </table:table-cell>
          <table:table-cell office:value-type="string" calcext:value-type="string">
            <text:p>" y2="</text:p>
          </table:table-cell>
          <table:table-cell table:formula="of:=TEXT([.J51];&quot;000.000&quot;)" office:value-type="string" office:string-value="380.246" calcext:value-type="string">
            <text:p>380.24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1:.U51])" office:value-type="string" office:string-value="&lt;line x1=&quot;106.521&quot; y1=&quot;381.646&quot; x2=&quot;109.838&quot; y2=&quot;380.246&quot; style=&quot;fill:none;stroke:#000000;stroke-width:0.75590551;stroke-miterlimit:4;stroke-dasharray:none&quot; /&gt;" calcext:value-type="string">
            <text:p>&lt;line x1="106.521" y1="381.646" x2="109.838" y2="380.24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1]*afact)*90)) / (0.5*PI());&quot;0.###&quot;)" office:value-type="string" office:string-value="157.121" calcext:value-type="string">
            <text:p>157.12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1];&quot;#&quot;)" office:value-type="string" office:string-value="13" calcext:value-type="string">
            <text:p>13</text:p>
          </table:table-cell>
          <table:table-cell office:value-type="string" calcext:value-type="string">
            <text:p>&lt;/text&gt;</text:p>
          </table:table-cell>
          <table:table-cell table:formula="of:=IF(0=MOD([.B51];1);COM.MICROSOFT.CONCAT([.V51:.AK51]);[.V51])" office:value-type="string" office:string-value="&lt;line x1=&quot;106.521&quot; y1=&quot;381.646&quot; x2=&quot;109.838&quot; y2=&quot;380.246&quot; style=&quot;fill:none;stroke:#000000;stroke-width:0.75590551;stroke-miterlimit:4;stroke-dasharray:none&quot; /&gt;" calcext:value-type="string">
            <text:p>&lt;line x1="106.521" y1="381.646" x2="109.838" y2="380.24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1]+0.5" office:value-type="float" office:value="13" calcext:value-type="float">
            <text:p>13,000</text:p>
          </table:table-cell>
          <table:table-cell table:formula="of:=LOG([.B52])" office:value-type="float" office:value="1.11394335230684" calcext:value-type="float">
            <text:p>1,114</text:p>
          </table:table-cell>
          <table:table-cell table:formula="of:=SIN([.C52]*afact)" office:value-type="float" office:value="0.349215976519464" calcext:value-type="float">
            <text:p>0,349</text:p>
          </table:table-cell>
          <table:table-cell table:formula="of:=COS([.C52]*afact)" office:value-type="float" office:value="-0.937042262517309" calcext:value-type="float">
            <text:p>-0,937</text:p>
          </table:table-cell>
          <table:table-cell table:style-name="ce1" table:formula="of:=([.E52]*radius+xoff)*Mmfac" office:value-type="float" office:value="103.221124871365" calcext:value-type="float">
            <text:p>103.221124871365</text:p>
          </table:table-cell>
          <table:table-cell table:style-name="ce1" table:formula="of:=([.D52]*radius+yoff)*Mmfac" office:value-type="float" office:value="373.335355069087" calcext:value-type="float">
            <text:p>373.335355069087</text:p>
          </table:table-cell>
          <table:table-cell table:formula="of:=IF(0=MOD([.B52];100); 3   * strich ;  IF(0=MOD([.B52]; 50); 2.5 * strich ;  IF(0=MOD([.B52]; 10); 2   * strich ;  IF(0=MOD([.B52];  5); 1.5 * strich ;  IF(0=MOD([.B52];  1); 1   * strich ;                     0.6 * strich )))))*-1" office:value-type="float" office:value="-2" calcext:value-type="float">
            <text:p>-2,000</text:p>
          </table:table-cell>
          <table:table-cell table:formula="of:=([.E52]*(radius+[.H52])+xoff)*Mmfac" office:value-type="float" office:value="108.843378446469" calcext:value-type="float">
            <text:p>108.843378446469</text:p>
          </table:table-cell>
          <table:table-cell table:formula="of:=([.D52]*(radius+[.H52])+yoff)*Mmfac" office:value-type="float" office:value="371.240059209971" calcext:value-type="float">
            <text:p>371.240059209971</text:p>
          </table:table-cell>
          <table:table-cell office:value-type="string" calcext:value-type="string">
            <text:p>&lt;line x1="</text:p>
          </table:table-cell>
          <table:table-cell table:formula="of:=TEXT([.F52];&quot;000.000&quot;)" office:value-type="string" office:string-value="103.221" calcext:value-type="string">
            <text:p>103.221</text:p>
          </table:table-cell>
          <table:table-cell office:value-type="string" calcext:value-type="string">
            <text:p>" y1="</text:p>
          </table:table-cell>
          <table:table-cell table:formula="of:=TEXT([.G52];&quot;000.000&quot;)" office:value-type="string" office:string-value="373.335" calcext:value-type="string">
            <text:p>373.335</text:p>
          </table:table-cell>
          <table:table-cell office:value-type="string" calcext:value-type="string">
            <text:p>" x2="</text:p>
          </table:table-cell>
          <table:table-cell table:formula="of:=TEXT([.I52];&quot;000.000&quot;)" office:value-type="string" office:string-value="108.843" calcext:value-type="string">
            <text:p>108.843</text:p>
          </table:table-cell>
          <table:table-cell office:value-type="string" calcext:value-type="string">
            <text:p>" y2="</text:p>
          </table:table-cell>
          <table:table-cell table:formula="of:=TEXT([.J52];&quot;000.000&quot;)" office:value-type="string" office:string-value="371.240" calcext:value-type="string">
            <text:p>371.24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2:.U52])" office:value-type="string" office:string-value="&lt;line x1=&quot;103.221&quot; y1=&quot;373.335&quot; x2=&quot;108.843&quot; y2=&quot;371.240&quot; style=&quot;fill:none;stroke:#000000;stroke-width:0.75590551;stroke-miterlimit:4;stroke-dasharray:none&quot; /&gt;" calcext:value-type="string">
            <text:p>&lt;line x1="103.221" y1="373.335" x2="108.843" y2="371.24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2]*afact)*90)) / (0.5*PI());&quot;0.###&quot;)" office:value-type="string" office:string-value="159.561" calcext:value-type="string">
            <text:p>159.56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2];&quot;#&quot;)" office:value-type="string" office:string-value="13" calcext:value-type="string">
            <text:p>13</text:p>
          </table:table-cell>
          <table:table-cell office:value-type="string" calcext:value-type="string">
            <text:p>&lt;/text&gt;</text:p>
          </table:table-cell>
          <table:table-cell table:formula="of:=IF(0=MOD([.B52];1);COM.MICROSOFT.CONCAT([.V52:.AK52]);[.V52])" office:value-type="string" office:string-value="&lt;line x1=&quot;103.221&quot; y1=&quot;373.335&quot; x2=&quot;108.843&quot; y2=&quot;371.24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59.561, 300, 300)&quot;&gt;13&lt;/text&gt;" calcext:value-type="string">
            <text:p>&lt;line x1="103.221" y1="373.335" x2="108.843" y2="371.24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59.561, 300, 300)"&gt;13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2]+0.5" office:value-type="float" office:value="13.5" calcext:value-type="float">
            <text:p>13,500</text:p>
          </table:table-cell>
          <table:table-cell table:formula="of:=LOG([.B53])" office:value-type="float" office:value="1.13033376849501" calcext:value-type="float">
            <text:p>1,130</text:p>
          </table:table-cell>
          <table:table-cell table:formula="of:=SIN([.C53]*afact)" office:value-type="float" office:value="0.310537306674181" calcext:value-type="float">
            <text:p>0,311</text:p>
          </table:table-cell>
          <table:table-cell table:formula="of:=COS([.C53]*afact)" office:value-type="float" office:value="-0.950561192750654" calcext:value-type="float">
            <text:p>-0,951</text:p>
          </table:table-cell>
          <table:table-cell table:style-name="ce1" table:formula="of:=([.E53]*radius+xoff)*Mmfac" office:value-type="float" office:value="100.382149522363" calcext:value-type="float">
            <text:p>100.382149522363</text:p>
          </table:table-cell>
          <table:table-cell table:style-name="ce1" table:formula="of:=([.D53]*radius+yoff)*Mmfac" office:value-type="float" office:value="365.212834401578" calcext:value-type="float">
            <text:p>365.212834401578</text:p>
          </table:table-cell>
          <table:table-cell table:formula="of:=IF(0=MOD([.B53];100); 3   * strich ;  IF(0=MOD([.B53]; 50); 2.5 * strich ;  IF(0=MOD([.B53]; 10); 2   * strich ;  IF(0=MOD([.B53];  5); 1.5 * strich ;  IF(0=MOD([.B53];  1); 1   * strich ;                     0.6 * strich )))))*-1" office:value-type="float" office:value="-1.2" calcext:value-type="float">
            <text:p>-1,200</text:p>
          </table:table-cell>
          <table:table-cell table:formula="of:=([.E53]*(radius+[.H53])+xoff)*Mmfac" office:value-type="float" office:value="103.804169816265" calcext:value-type="float">
            <text:p>103.804169816265</text:p>
          </table:table-cell>
          <table:table-cell table:formula="of:=([.D53]*(radius+[.H53])+yoff)*Mmfac" office:value-type="float" office:value="364.094900097551" calcext:value-type="float">
            <text:p>364.094900097551</text:p>
          </table:table-cell>
          <table:table-cell office:value-type="string" calcext:value-type="string">
            <text:p>&lt;line x1="</text:p>
          </table:table-cell>
          <table:table-cell table:formula="of:=TEXT([.F53];&quot;000.000&quot;)" office:value-type="string" office:string-value="100.382" calcext:value-type="string">
            <text:p>100.382</text:p>
          </table:table-cell>
          <table:table-cell office:value-type="string" calcext:value-type="string">
            <text:p>" y1="</text:p>
          </table:table-cell>
          <table:table-cell table:formula="of:=TEXT([.G53];&quot;000.000&quot;)" office:value-type="string" office:string-value="365.213" calcext:value-type="string">
            <text:p>365.213</text:p>
          </table:table-cell>
          <table:table-cell office:value-type="string" calcext:value-type="string">
            <text:p>" x2="</text:p>
          </table:table-cell>
          <table:table-cell table:formula="of:=TEXT([.I53];&quot;000.000&quot;)" office:value-type="string" office:string-value="103.804" calcext:value-type="string">
            <text:p>103.804</text:p>
          </table:table-cell>
          <table:table-cell office:value-type="string" calcext:value-type="string">
            <text:p>" y2="</text:p>
          </table:table-cell>
          <table:table-cell table:formula="of:=TEXT([.J53];&quot;000.000&quot;)" office:value-type="string" office:string-value="364.095" calcext:value-type="string">
            <text:p>364.09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3:.U53])" office:value-type="string" office:string-value="&lt;line x1=&quot;100.382&quot; y1=&quot;365.213&quot; x2=&quot;103.804&quot; y2=&quot;364.095&quot; style=&quot;fill:none;stroke:#000000;stroke-width:0.75590551;stroke-miterlimit:4;stroke-dasharray:none&quot; /&gt;" calcext:value-type="string">
            <text:p>&lt;line x1="100.382" y1="365.213" x2="103.804" y2="364.09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3]*afact)*90)) / (0.5*PI());&quot;0.###&quot;)" office:value-type="string" office:string-value="161.908" calcext:value-type="string">
            <text:p>161.90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3];&quot;#&quot;)" office:value-type="string" office:string-value="14" calcext:value-type="string">
            <text:p>14</text:p>
          </table:table-cell>
          <table:table-cell office:value-type="string" calcext:value-type="string">
            <text:p>&lt;/text&gt;</text:p>
          </table:table-cell>
          <table:table-cell table:formula="of:=IF(0=MOD([.B53];1);COM.MICROSOFT.CONCAT([.V53:.AK53]);[.V53])" office:value-type="string" office:string-value="&lt;line x1=&quot;100.382&quot; y1=&quot;365.213&quot; x2=&quot;103.804&quot; y2=&quot;364.095&quot; style=&quot;fill:none;stroke:#000000;stroke-width:0.75590551;stroke-miterlimit:4;stroke-dasharray:none&quot; /&gt;" calcext:value-type="string">
            <text:p>&lt;line x1="100.382" y1="365.213" x2="103.804" y2="364.09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3]+0.5" office:value-type="float" office:value="14" calcext:value-type="float">
            <text:p>14,000</text:p>
          </table:table-cell>
          <table:table-cell table:formula="of:=LOG([.B54])" office:value-type="float" office:value="1.14612803567824" calcext:value-type="float">
            <text:p>1,146</text:p>
          </table:table-cell>
          <table:table-cell table:formula="of:=SIN([.C54]*afact)" office:value-type="float" office:value="0.272771464789871" calcext:value-type="float">
            <text:p>0,273</text:p>
          </table:table-cell>
          <table:table-cell table:formula="of:=COS([.C54]*afact)" office:value-type="float" office:value="-0.962078857472914" calcext:value-type="float">
            <text:p>-0,962</text:p>
          </table:table-cell>
          <table:table-cell table:style-name="ce1" table:formula="of:=([.E54]*radius+xoff)*Mmfac" office:value-type="float" office:value="97.963439930688" calcext:value-type="float">
            <text:p>97.963439930688</text:p>
          </table:table-cell>
          <table:table-cell table:style-name="ce1" table:formula="of:=([.D54]*radius+yoff)*Mmfac" office:value-type="float" office:value="357.282007605873" calcext:value-type="float">
            <text:p>357.282007605873</text:p>
          </table:table-cell>
          <table:table-cell table:formula="of:=IF(0=MOD([.B54];100); 3   * strich ;  IF(0=MOD([.B54]; 50); 2.5 * strich ;  IF(0=MOD([.B54]; 10); 2   * strich ;  IF(0=MOD([.B54];  5); 1.5 * strich ;  IF(0=MOD([.B54];  1); 1   * strich ;                     0.6 * strich )))))*-1" office:value-type="float" office:value="-2" calcext:value-type="float">
            <text:p>-2,000</text:p>
          </table:table-cell>
          <table:table-cell table:formula="of:=([.E54]*(radius+[.H54])+xoff)*Mmfac" office:value-type="float" office:value="103.735913075526" calcext:value-type="float">
            <text:p>103.735913075526</text:p>
          </table:table-cell>
          <table:table-cell table:formula="of:=([.D54]*(radius+[.H54])+yoff)*Mmfac" office:value-type="float" office:value="355.645378817134" calcext:value-type="float">
            <text:p>355.645378817134</text:p>
          </table:table-cell>
          <table:table-cell office:value-type="string" calcext:value-type="string">
            <text:p>&lt;line x1="</text:p>
          </table:table-cell>
          <table:table-cell table:formula="of:=TEXT([.F54];&quot;000.000&quot;)" office:value-type="string" office:string-value="097.963" calcext:value-type="string">
            <text:p>097.963</text:p>
          </table:table-cell>
          <table:table-cell office:value-type="string" calcext:value-type="string">
            <text:p>" y1="</text:p>
          </table:table-cell>
          <table:table-cell table:formula="of:=TEXT([.G54];&quot;000.000&quot;)" office:value-type="string" office:string-value="357.282" calcext:value-type="string">
            <text:p>357.282</text:p>
          </table:table-cell>
          <table:table-cell office:value-type="string" calcext:value-type="string">
            <text:p>" x2="</text:p>
          </table:table-cell>
          <table:table-cell table:formula="of:=TEXT([.I54];&quot;000.000&quot;)" office:value-type="string" office:string-value="103.736" calcext:value-type="string">
            <text:p>103.736</text:p>
          </table:table-cell>
          <table:table-cell office:value-type="string" calcext:value-type="string">
            <text:p>" y2="</text:p>
          </table:table-cell>
          <table:table-cell table:formula="of:=TEXT([.J54];&quot;000.000&quot;)" office:value-type="string" office:string-value="355.645" calcext:value-type="string">
            <text:p>355.64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4:.U54])" office:value-type="string" office:string-value="&lt;line x1=&quot;097.963&quot; y1=&quot;357.282&quot; x2=&quot;103.736&quot; y2=&quot;355.645&quot; style=&quot;fill:none;stroke:#000000;stroke-width:0.75590551;stroke-miterlimit:4;stroke-dasharray:none&quot; /&gt;" calcext:value-type="string">
            <text:p>&lt;line x1="097.963" y1="357.282" x2="103.736" y2="355.64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4]*afact)*90)) / (0.5*PI());&quot;0.###&quot;)" office:value-type="string" office:string-value="164.171" calcext:value-type="string">
            <text:p>164.17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4];&quot;#&quot;)" office:value-type="string" office:string-value="14" calcext:value-type="string">
            <text:p>14</text:p>
          </table:table-cell>
          <table:table-cell office:value-type="string" calcext:value-type="string">
            <text:p>&lt;/text&gt;</text:p>
          </table:table-cell>
          <table:table-cell table:formula="of:=IF(0=MOD([.B54];1);COM.MICROSOFT.CONCAT([.V54:.AK54]);[.V54])" office:value-type="string" office:string-value="&lt;line x1=&quot;097.963&quot; y1=&quot;357.282&quot; x2=&quot;103.736&quot; y2=&quot;355.645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64.171, 300, 300)&quot;&gt;14&lt;/text&gt;" calcext:value-type="string">
            <text:p>&lt;line x1="097.963" y1="357.282" x2="103.736" y2="355.645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64.171, 300, 300)"&gt;14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4]+0.5" office:value-type="float" office:value="14.5" calcext:value-type="float">
            <text:p>14,500</text:p>
          </table:table-cell>
          <table:table-cell table:formula="of:=LOG([.B55])" office:value-type="float" office:value="1.16136800223497" calcext:value-type="float">
            <text:p>1,161</text:p>
          </table:table-cell>
          <table:table-cell table:formula="of:=SIN([.C55]*afact)" office:value-type="float" office:value="0.235927254156224" calcext:value-type="float">
            <text:p>0,236</text:p>
          </table:table-cell>
          <table:table-cell table:formula="of:=COS([.C55]*afact)" office:value-type="float" office:value="-0.971770719226662" calcext:value-type="float">
            <text:p>-0,972</text:p>
          </table:table-cell>
          <table:table-cell table:style-name="ce1" table:formula="of:=([.E55]*radius+xoff)*Mmfac" office:value-type="float" office:value="95.9281489624009" calcext:value-type="float">
            <text:p>95.9281489624009</text:p>
          </table:table-cell>
          <table:table-cell table:style-name="ce1" table:formula="of:=([.D55]*radius+yoff)*Mmfac" office:value-type="float" office:value="349.544723372807" calcext:value-type="float">
            <text:p>349.544723372807</text:p>
          </table:table-cell>
          <table:table-cell table:formula="of:=IF(0=MOD([.B55];100); 3   * strich ;  IF(0=MOD([.B55]; 50); 2.5 * strich ;  IF(0=MOD([.B55]; 10); 2   * strich ;  IF(0=MOD([.B55];  5); 1.5 * strich ;  IF(0=MOD([.B55];  1); 1   * strich ;                     0.6 * strich )))))*-1" office:value-type="float" office:value="-1.2" calcext:value-type="float">
            <text:p>-1,200</text:p>
          </table:table-cell>
          <table:table-cell table:formula="of:=([.E55]*(radius+[.H55])+xoff)*Mmfac" office:value-type="float" office:value="99.426523551617" calcext:value-type="float">
            <text:p>99.426523551617</text:p>
          </table:table-cell>
          <table:table-cell table:formula="of:=([.D55]*(radius+[.H55])+yoff)*Mmfac" office:value-type="float" office:value="348.695385257845" calcext:value-type="float">
            <text:p>348.695385257845</text:p>
          </table:table-cell>
          <table:table-cell office:value-type="string" calcext:value-type="string">
            <text:p>&lt;line x1="</text:p>
          </table:table-cell>
          <table:table-cell table:formula="of:=TEXT([.F55];&quot;000.000&quot;)" office:value-type="string" office:string-value="095.928" calcext:value-type="string">
            <text:p>095.928</text:p>
          </table:table-cell>
          <table:table-cell office:value-type="string" calcext:value-type="string">
            <text:p>" y1="</text:p>
          </table:table-cell>
          <table:table-cell table:formula="of:=TEXT([.G55];&quot;000.000&quot;)" office:value-type="string" office:string-value="349.545" calcext:value-type="string">
            <text:p>349.545</text:p>
          </table:table-cell>
          <table:table-cell office:value-type="string" calcext:value-type="string">
            <text:p>" x2="</text:p>
          </table:table-cell>
          <table:table-cell table:formula="of:=TEXT([.I55];&quot;000.000&quot;)" office:value-type="string" office:string-value="099.427" calcext:value-type="string">
            <text:p>099.427</text:p>
          </table:table-cell>
          <table:table-cell office:value-type="string" calcext:value-type="string">
            <text:p>" y2="</text:p>
          </table:table-cell>
          <table:table-cell table:formula="of:=TEXT([.J55];&quot;000.000&quot;)" office:value-type="string" office:string-value="348.695" calcext:value-type="string">
            <text:p>348.69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5:.U55])" office:value-type="string" office:string-value="&lt;line x1=&quot;095.928&quot; y1=&quot;349.545&quot; x2=&quot;099.427&quot; y2=&quot;348.695&quot; style=&quot;fill:none;stroke:#000000;stroke-width:0.75590551;stroke-miterlimit:4;stroke-dasharray:none&quot; /&gt;" calcext:value-type="string">
            <text:p>&lt;line x1="095.928" y1="349.545" x2="099.427" y2="348.69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5]*afact)*90)) / (0.5*PI());&quot;0.###&quot;)" office:value-type="string" office:string-value="166.354" calcext:value-type="string">
            <text:p>166.35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5];&quot;#&quot;)" office:value-type="string" office:string-value="15" calcext:value-type="string">
            <text:p>15</text:p>
          </table:table-cell>
          <table:table-cell office:value-type="string" calcext:value-type="string">
            <text:p>&lt;/text&gt;</text:p>
          </table:table-cell>
          <table:table-cell table:formula="of:=IF(0=MOD([.B55];1);COM.MICROSOFT.CONCAT([.V55:.AK55]);[.V55])" office:value-type="string" office:string-value="&lt;line x1=&quot;095.928&quot; y1=&quot;349.545&quot; x2=&quot;099.427&quot; y2=&quot;348.695&quot; style=&quot;fill:none;stroke:#000000;stroke-width:0.75590551;stroke-miterlimit:4;stroke-dasharray:none&quot; /&gt;" calcext:value-type="string">
            <text:p>&lt;line x1="095.928" y1="349.545" x2="099.427" y2="348.69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5]+0.5" office:value-type="float" office:value="15" calcext:value-type="float">
            <text:p>15,000</text:p>
          </table:table-cell>
          <table:table-cell table:formula="of:=LOG([.B56])" office:value-type="float" office:value="1.17609125905568" calcext:value-type="float">
            <text:p>1,176</text:p>
          </table:table-cell>
          <table:table-cell table:formula="of:=SIN([.C56]*afact)" office:value-type="float" office:value="0.200006452108668" calcext:value-type="float">
            <text:p>0,200</text:p>
          </table:table-cell>
          <table:table-cell table:formula="of:=COS([.C56]*afact)" office:value-type="float" office:value="-0.979794580059975" calcext:value-type="float">
            <text:p>-0,980</text:p>
          </table:table-cell>
          <table:table-cell table:style-name="ce1" table:formula="of:=([.E56]*radius+xoff)*Mmfac" office:value-type="float" office:value="94.2431381874052" calcext:value-type="float">
            <text:p>94.2431381874052</text:p>
          </table:table-cell>
          <table:table-cell table:style-name="ce1" table:formula="of:=([.D56]*radius+yoff)*Mmfac" office:value-type="float" office:value="342.00135494282" calcext:value-type="float">
            <text:p>342.00135494282</text:p>
          </table:table-cell>
          <table:table-cell table:formula="of:=IF(0=MOD([.B56];100); 3   * strich ;  IF(0=MOD([.B56]; 50); 2.5 * strich ;  IF(0=MOD([.B56]; 10); 2   * strich ;  IF(0=MOD([.B56];  5); 1.5 * strich ;  IF(0=MOD([.B56];  1); 1   * strich ;                     0.6 * strich )))))*-1" office:value-type="float" office:value="-3" calcext:value-type="float">
            <text:p>-3,000</text:p>
          </table:table-cell>
          <table:table-cell table:formula="of:=([.E56]*(radius+[.H56])+xoff)*Mmfac" office:value-type="float" office:value="103.061289407945" calcext:value-type="float">
            <text:p>103.061289407945</text:p>
          </table:table-cell>
          <table:table-cell table:formula="of:=([.D56]*(radius+[.H56])+yoff)*Mmfac" office:value-type="float" office:value="340.201296873842" calcext:value-type="float">
            <text:p>340.201296873842</text:p>
          </table:table-cell>
          <table:table-cell office:value-type="string" calcext:value-type="string">
            <text:p>&lt;line x1="</text:p>
          </table:table-cell>
          <table:table-cell table:formula="of:=TEXT([.F56];&quot;000.000&quot;)" office:value-type="string" office:string-value="094.243" calcext:value-type="string">
            <text:p>094.243</text:p>
          </table:table-cell>
          <table:table-cell office:value-type="string" calcext:value-type="string">
            <text:p>" y1="</text:p>
          </table:table-cell>
          <table:table-cell table:formula="of:=TEXT([.G56];&quot;000.000&quot;)" office:value-type="string" office:string-value="342.001" calcext:value-type="string">
            <text:p>342.001</text:p>
          </table:table-cell>
          <table:table-cell office:value-type="string" calcext:value-type="string">
            <text:p>" x2="</text:p>
          </table:table-cell>
          <table:table-cell table:formula="of:=TEXT([.I56];&quot;000.000&quot;)" office:value-type="string" office:string-value="103.061" calcext:value-type="string">
            <text:p>103.061</text:p>
          </table:table-cell>
          <table:table-cell office:value-type="string" calcext:value-type="string">
            <text:p>" y2="</text:p>
          </table:table-cell>
          <table:table-cell table:formula="of:=TEXT([.J56];&quot;000.000&quot;)" office:value-type="string" office:string-value="340.201" calcext:value-type="string">
            <text:p>340.20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6:.U56])" office:value-type="string" office:string-value="&lt;line x1=&quot;094.243&quot; y1=&quot;342.001&quot; x2=&quot;103.061&quot; y2=&quot;340.201&quot; style=&quot;fill:none;stroke:#000000;stroke-width:0.75590551;stroke-miterlimit:4;stroke-dasharray:none&quot; /&gt;" calcext:value-type="string">
            <text:p>&lt;line x1="094.243" y1="342.001" x2="103.061" y2="340.20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6]*afact)*90)) / (0.5*PI());&quot;0.###&quot;)" office:value-type="string" office:string-value="168.463" calcext:value-type="string">
            <text:p>168.4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6];&quot;#&quot;)" office:value-type="string" office:string-value="15" calcext:value-type="string">
            <text:p>15</text:p>
          </table:table-cell>
          <table:table-cell office:value-type="string" calcext:value-type="string">
            <text:p>&lt;/text&gt;</text:p>
          </table:table-cell>
          <table:table-cell table:formula="of:=IF(0=MOD([.B56];1);COM.MICROSOFT.CONCAT([.V56:.AK56]);[.V56])" office:value-type="string" office:string-value="&lt;line x1=&quot;094.243&quot; y1=&quot;342.001&quot; x2=&quot;103.061&quot; y2=&quot;340.201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68.463, 300, 300)&quot;&gt;15&lt;/text&gt;" calcext:value-type="string">
            <text:p>&lt;line x1="094.243" y1="342.001" x2="103.061" y2="340.201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68.463, 300, 300)"&gt;15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6]+0.5" office:value-type="float" office:value="15.5" calcext:value-type="float">
            <text:p>15,500</text:p>
          </table:table-cell>
          <table:table-cell table:formula="of:=LOG([.B57])" office:value-type="float" office:value="1.19033169817029" calcext:value-type="float">
            <text:p>1,190</text:p>
          </table:table-cell>
          <table:table-cell table:formula="of:=SIN([.C57]*afact)" office:value-type="float" office:value="0.165005322880519" calcext:value-type="float">
            <text:p>0,165</text:p>
          </table:table-cell>
          <table:table-cell table:formula="of:=COS([.C57]*afact)" office:value-type="float" office:value="-0.986292676349721" calcext:value-type="float">
            <text:p>-0,986</text:p>
          </table:table-cell>
          <table:table-cell table:style-name="ce1" table:formula="of:=([.E57]*radius+xoff)*Mmfac" office:value-type="float" office:value="92.8785379665586" calcext:value-type="float">
            <text:p>92.8785379665586</text:p>
          </table:table-cell>
          <table:table-cell table:style-name="ce1" table:formula="of:=([.D57]*radius+yoff)*Mmfac" office:value-type="float" office:value="334.651117804909" calcext:value-type="float">
            <text:p>334.651117804909</text:p>
          </table:table-cell>
          <table:table-cell table:formula="of:=IF(0=MOD([.B57];100); 3   * strich ;  IF(0=MOD([.B57]; 50); 2.5 * strich ;  IF(0=MOD([.B57]; 10); 2   * strich ;  IF(0=MOD([.B57];  5); 1.5 * strich ;  IF(0=MOD([.B57];  1); 1   * strich ;                     0.6 * strich )))))*-1" office:value-type="float" office:value="-1.2" calcext:value-type="float">
            <text:p>-1,200</text:p>
          </table:table-cell>
          <table:table-cell table:formula="of:=([.E57]*(radius+[.H57])+xoff)*Mmfac" office:value-type="float" office:value="96.4291916014176" calcext:value-type="float">
            <text:p>96.4291916014176</text:p>
          </table:table-cell>
          <table:table-cell table:formula="of:=([.D57]*(radius+[.H57])+yoff)*Mmfac" office:value-type="float" office:value="334.057098642539" calcext:value-type="float">
            <text:p>334.057098642539</text:p>
          </table:table-cell>
          <table:table-cell office:value-type="string" calcext:value-type="string">
            <text:p>&lt;line x1="</text:p>
          </table:table-cell>
          <table:table-cell table:formula="of:=TEXT([.F57];&quot;000.000&quot;)" office:value-type="string" office:string-value="092.879" calcext:value-type="string">
            <text:p>092.879</text:p>
          </table:table-cell>
          <table:table-cell office:value-type="string" calcext:value-type="string">
            <text:p>" y1="</text:p>
          </table:table-cell>
          <table:table-cell table:formula="of:=TEXT([.G57];&quot;000.000&quot;)" office:value-type="string" office:string-value="334.651" calcext:value-type="string">
            <text:p>334.651</text:p>
          </table:table-cell>
          <table:table-cell office:value-type="string" calcext:value-type="string">
            <text:p>" x2="</text:p>
          </table:table-cell>
          <table:table-cell table:formula="of:=TEXT([.I57];&quot;000.000&quot;)" office:value-type="string" office:string-value="096.429" calcext:value-type="string">
            <text:p>096.429</text:p>
          </table:table-cell>
          <table:table-cell office:value-type="string" calcext:value-type="string">
            <text:p>" y2="</text:p>
          </table:table-cell>
          <table:table-cell table:formula="of:=TEXT([.J57];&quot;000.000&quot;)" office:value-type="string" office:string-value="334.057" calcext:value-type="string">
            <text:p>334.05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7:.U57])" office:value-type="string" office:string-value="&lt;line x1=&quot;092.879&quot; y1=&quot;334.651&quot; x2=&quot;096.429&quot; y2=&quot;334.057&quot; style=&quot;fill:none;stroke:#000000;stroke-width:0.75590551;stroke-miterlimit:4;stroke-dasharray:none&quot; /&gt;" calcext:value-type="string">
            <text:p>&lt;line x1="092.879" y1="334.651" x2="096.429" y2="334.05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7]*afact)*90)) / (0.5*PI());&quot;0.###&quot;)" office:value-type="string" office:string-value="170.502" calcext:value-type="string">
            <text:p>170.5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7];&quot;#&quot;)" office:value-type="string" office:string-value="16" calcext:value-type="string">
            <text:p>16</text:p>
          </table:table-cell>
          <table:table-cell office:value-type="string" calcext:value-type="string">
            <text:p>&lt;/text&gt;</text:p>
          </table:table-cell>
          <table:table-cell table:formula="of:=IF(0=MOD([.B57];5);COM.MICROSOFT.CONCAT([.V57:.AK57]);[.V57])" office:value-type="string" office:string-value="&lt;line x1=&quot;092.879&quot; y1=&quot;334.651&quot; x2=&quot;096.429&quot; y2=&quot;334.057&quot; style=&quot;fill:none;stroke:#000000;stroke-width:0.75590551;stroke-miterlimit:4;stroke-dasharray:none&quot; /&gt;" calcext:value-type="string">
            <text:p>&lt;line x1="092.879" y1="334.651" x2="096.429" y2="334.05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7]+0.5" office:value-type="float" office:value="16" calcext:value-type="float">
            <text:p>16,000</text:p>
          </table:table-cell>
          <table:table-cell table:formula="of:=LOG([.B58])" office:value-type="float" office:value="1.20411998265592" calcext:value-type="float">
            <text:p>1,204</text:p>
          </table:table-cell>
          <table:table-cell table:formula="of:=SIN([.C58]*afact)" office:value-type="float" office:value="0.130915822984875" calcext:value-type="float">
            <text:p>0,131</text:p>
          </table:table-cell>
          <table:table-cell table:formula="of:=COS([.C58]*afact)" office:value-type="float" office:value="-0.991393487618409" calcext:value-type="float">
            <text:p>-0,991</text:p>
          </table:table-cell>
          <table:table-cell table:style-name="ce1" table:formula="of:=([.E58]*radius+xoff)*Mmfac" office:value-type="float" office:value="91.8073676001341" calcext:value-type="float">
            <text:p>91.8073676001341</text:p>
          </table:table-cell>
          <table:table-cell table:style-name="ce1" table:formula="of:=([.D58]*radius+yoff)*Mmfac" office:value-type="float" office:value="327.492322826824" calcext:value-type="float">
            <text:p>327.492322826824</text:p>
          </table:table-cell>
          <table:table-cell table:formula="of:=IF(0=MOD([.B58];100); 3   * strich ;  IF(0=MOD([.B58]; 50); 2.5 * strich ;  IF(0=MOD([.B58]; 10); 2   * strich ;  IF(0=MOD([.B58];  5); 1.5 * strich ;  IF(0=MOD([.B58];  1); 1   * strich ;                     0.6 * strich )))))*-1" office:value-type="float" office:value="-2" calcext:value-type="float">
            <text:p>-2,000</text:p>
          </table:table-cell>
          <table:table-cell table:formula="of:=([.E58]*(radius+[.H58])+xoff)*Mmfac" office:value-type="float" office:value="97.7557285258446" calcext:value-type="float">
            <text:p>97.7557285258446</text:p>
          </table:table-cell>
          <table:table-cell table:formula="of:=([.D58]*(radius+[.H58])+yoff)*Mmfac" office:value-type="float" office:value="326.706827888915" calcext:value-type="float">
            <text:p>326.706827888915</text:p>
          </table:table-cell>
          <table:table-cell office:value-type="string" calcext:value-type="string">
            <text:p>&lt;line x1="</text:p>
          </table:table-cell>
          <table:table-cell table:formula="of:=TEXT([.F58];&quot;000.000&quot;)" office:value-type="string" office:string-value="091.807" calcext:value-type="string">
            <text:p>091.807</text:p>
          </table:table-cell>
          <table:table-cell office:value-type="string" calcext:value-type="string">
            <text:p>" y1="</text:p>
          </table:table-cell>
          <table:table-cell table:formula="of:=TEXT([.G58];&quot;000.000&quot;)" office:value-type="string" office:string-value="327.492" calcext:value-type="string">
            <text:p>327.492</text:p>
          </table:table-cell>
          <table:table-cell office:value-type="string" calcext:value-type="string">
            <text:p>" x2="</text:p>
          </table:table-cell>
          <table:table-cell table:formula="of:=TEXT([.I58];&quot;000.000&quot;)" office:value-type="string" office:string-value="097.756" calcext:value-type="string">
            <text:p>097.756</text:p>
          </table:table-cell>
          <table:table-cell office:value-type="string" calcext:value-type="string">
            <text:p>" y2="</text:p>
          </table:table-cell>
          <table:table-cell table:formula="of:=TEXT([.J58];&quot;000.000&quot;)" office:value-type="string" office:string-value="326.707" calcext:value-type="string">
            <text:p>326.70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8:.U58])" office:value-type="string" office:string-value="&lt;line x1=&quot;091.807&quot; y1=&quot;327.492&quot; x2=&quot;097.756&quot; y2=&quot;326.707&quot; style=&quot;fill:none;stroke:#000000;stroke-width:0.75590551;stroke-miterlimit:4;stroke-dasharray:none&quot; /&gt;" calcext:value-type="string">
            <text:p>&lt;line x1="091.807" y1="327.492" x2="097.756" y2="326.70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8]*afact)*90)) / (0.5*PI());&quot;0.###&quot;)" office:value-type="string" office:string-value="172.477" calcext:value-type="string">
            <text:p>172.47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8];&quot;#&quot;)" office:value-type="string" office:string-value="16" calcext:value-type="string">
            <text:p>16</text:p>
          </table:table-cell>
          <table:table-cell office:value-type="string" calcext:value-type="string">
            <text:p>&lt;/text&gt;</text:p>
          </table:table-cell>
          <table:table-cell table:formula="of:=IF(0=MOD([.B58];5);COM.MICROSOFT.CONCAT([.V58:.AK58]);[.V58])" office:value-type="string" office:string-value="&lt;line x1=&quot;091.807&quot; y1=&quot;327.492&quot; x2=&quot;097.756&quot; y2=&quot;326.707&quot; style=&quot;fill:none;stroke:#000000;stroke-width:0.75590551;stroke-miterlimit:4;stroke-dasharray:none&quot; /&gt;" calcext:value-type="string">
            <text:p>&lt;line x1="091.807" y1="327.492" x2="097.756" y2="326.70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8]+0.5" office:value-type="float" office:value="16.5" calcext:value-type="float">
            <text:p>16,500</text:p>
          </table:table-cell>
          <table:table-cell table:formula="of:=LOG([.B59])" office:value-type="float" office:value="1.21748394421391" calcext:value-type="float">
            <text:p>1,217</text:p>
          </table:table-cell>
          <table:table-cell table:formula="of:=SIN([.C59]*afact)" office:value-type="float" office:value="0.0977265647368578" calcext:value-type="float">
            <text:p>0,098</text:p>
          </table:table-cell>
          <table:table-cell table:formula="of:=COS([.C59]*afact)" office:value-type="float" office:value="-0.995213303038466" calcext:value-type="float">
            <text:p>-0,995</text:p>
          </table:table-cell>
          <table:table-cell table:style-name="ce1" table:formula="of:=([.E59]*radius+xoff)*Mmfac" office:value-type="float" office:value="91.0052063619222" calcext:value-type="float">
            <text:p>91.0052063619222</text:p>
          </table:table-cell>
          <table:table-cell table:style-name="ce1" table:formula="of:=([.D59]*radius+yoff)*Mmfac" office:value-type="float" office:value="320.52257859474" calcext:value-type="float">
            <text:p>320.52257859474</text:p>
          </table:table-cell>
          <table:table-cell table:formula="of:=IF(0=MOD([.B59];100); 3   * strich ;  IF(0=MOD([.B59]; 50); 2.5 * strich ;  IF(0=MOD([.B59]; 10); 2   * strich ;  IF(0=MOD([.B59];  5); 1.5 * strich ;  IF(0=MOD([.B59];  1); 1   * strich ;                     0.6 * strich )))))*-1" office:value-type="float" office:value="-1.2" calcext:value-type="float">
            <text:p>-1,200</text:p>
          </table:table-cell>
          <table:table-cell table:formula="of:=([.E59]*(radius+[.H59])+xoff)*Mmfac" office:value-type="float" office:value="94.5879742528606" calcext:value-type="float">
            <text:p>94.5879742528606</text:p>
          </table:table-cell>
          <table:table-cell table:formula="of:=([.D59]*(radius+[.H59])+yoff)*Mmfac" office:value-type="float" office:value="320.170762961687" calcext:value-type="float">
            <text:p>320.170762961687</text:p>
          </table:table-cell>
          <table:table-cell office:value-type="string" calcext:value-type="string">
            <text:p>&lt;line x1="</text:p>
          </table:table-cell>
          <table:table-cell table:formula="of:=TEXT([.F59];&quot;000.000&quot;)" office:value-type="string" office:string-value="091.005" calcext:value-type="string">
            <text:p>091.005</text:p>
          </table:table-cell>
          <table:table-cell office:value-type="string" calcext:value-type="string">
            <text:p>" y1="</text:p>
          </table:table-cell>
          <table:table-cell table:formula="of:=TEXT([.G59];&quot;000.000&quot;)" office:value-type="string" office:string-value="320.523" calcext:value-type="string">
            <text:p>320.523</text:p>
          </table:table-cell>
          <table:table-cell office:value-type="string" calcext:value-type="string">
            <text:p>" x2="</text:p>
          </table:table-cell>
          <table:table-cell table:formula="of:=TEXT([.I59];&quot;000.000&quot;)" office:value-type="string" office:string-value="094.588" calcext:value-type="string">
            <text:p>094.588</text:p>
          </table:table-cell>
          <table:table-cell office:value-type="string" calcext:value-type="string">
            <text:p>" y2="</text:p>
          </table:table-cell>
          <table:table-cell table:formula="of:=TEXT([.J59];&quot;000.000&quot;)" office:value-type="string" office:string-value="320.171" calcext:value-type="string">
            <text:p>320.17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59:.U59])" office:value-type="string" office:string-value="&lt;line x1=&quot;091.005&quot; y1=&quot;320.523&quot; x2=&quot;094.588&quot; y2=&quot;320.171&quot; style=&quot;fill:none;stroke:#000000;stroke-width:0.75590551;stroke-miterlimit:4;stroke-dasharray:none&quot; /&gt;" calcext:value-type="string">
            <text:p>&lt;line x1="091.005" y1="320.523" x2="094.588" y2="320.17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59]*afact)*90)) / (0.5*PI());&quot;0.###&quot;)" office:value-type="string" office:string-value="174.392" calcext:value-type="string">
            <text:p>174.3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59];&quot;#&quot;)" office:value-type="string" office:string-value="17" calcext:value-type="string">
            <text:p>17</text:p>
          </table:table-cell>
          <table:table-cell office:value-type="string" calcext:value-type="string">
            <text:p>&lt;/text&gt;</text:p>
          </table:table-cell>
          <table:table-cell table:formula="of:=IF(0=MOD([.B59];5);COM.MICROSOFT.CONCAT([.V59:.AK59]);[.V59])" office:value-type="string" office:string-value="&lt;line x1=&quot;091.005&quot; y1=&quot;320.523&quot; x2=&quot;094.588&quot; y2=&quot;320.171&quot; style=&quot;fill:none;stroke:#000000;stroke-width:0.75590551;stroke-miterlimit:4;stroke-dasharray:none&quot; /&gt;" calcext:value-type="string">
            <text:p>&lt;line x1="091.005" y1="320.523" x2="094.588" y2="320.17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59]+0.5" office:value-type="float" office:value="17" calcext:value-type="float">
            <text:p>17,000</text:p>
          </table:table-cell>
          <table:table-cell table:formula="of:=LOG([.B60])" office:value-type="float" office:value="1.23044892137827" calcext:value-type="float">
            <text:p>1,230</text:p>
          </table:table-cell>
          <table:table-cell table:formula="of:=SIN([.C60]*afact)" office:value-type="float" office:value="0.0654235885118027" calcext:value-type="float">
            <text:p>0,065</text:p>
          </table:table-cell>
          <table:table-cell table:formula="of:=COS([.C60]*afact)" office:value-type="float" office:value="-0.997857582055795" calcext:value-type="float">
            <text:p>-0,998</text:p>
          </table:table-cell>
          <table:table-cell table:style-name="ce1" table:formula="of:=([.E60]*radius+xoff)*Mmfac" office:value-type="float" office:value="90.449907768283" calcext:value-type="float">
            <text:p>90.449907768283</text:p>
          </table:table-cell>
          <table:table-cell table:style-name="ce1" table:formula="of:=([.D60]*radius+yoff)*Mmfac" office:value-type="float" office:value="313.738953587479" calcext:value-type="float">
            <text:p>313.738953587479</text:p>
          </table:table-cell>
          <table:table-cell table:formula="of:=IF(0=MOD([.B60];100); 3   * strich ;  IF(0=MOD([.B60]; 50); 2.5 * strich ;  IF(0=MOD([.B60]; 10); 2   * strich ;  IF(0=MOD([.B60];  5); 1.5 * strich ;  IF(0=MOD([.B60];  1); 1   * strich ;                     0.6 * strich )))))*-1" office:value-type="float" office:value="-2" calcext:value-type="float">
            <text:p>-2,000</text:p>
          </table:table-cell>
          <table:table-cell table:formula="of:=([.E60]*(radius+[.H60])+xoff)*Mmfac" office:value-type="float" office:value="96.4370532606178" calcext:value-type="float">
            <text:p>96.4370532606178</text:p>
          </table:table-cell>
          <table:table-cell table:formula="of:=([.D60]*(radius+[.H60])+yoff)*Mmfac" office:value-type="float" office:value="313.346412056408" calcext:value-type="float">
            <text:p>313.346412056408</text:p>
          </table:table-cell>
          <table:table-cell office:value-type="string" calcext:value-type="string">
            <text:p>&lt;line x1="</text:p>
          </table:table-cell>
          <table:table-cell table:formula="of:=TEXT([.F60];&quot;000.000&quot;)" office:value-type="string" office:string-value="090.450" calcext:value-type="string">
            <text:p>090.450</text:p>
          </table:table-cell>
          <table:table-cell office:value-type="string" calcext:value-type="string">
            <text:p>" y1="</text:p>
          </table:table-cell>
          <table:table-cell table:formula="of:=TEXT([.G60];&quot;000.000&quot;)" office:value-type="string" office:string-value="313.739" calcext:value-type="string">
            <text:p>313.739</text:p>
          </table:table-cell>
          <table:table-cell office:value-type="string" calcext:value-type="string">
            <text:p>" x2="</text:p>
          </table:table-cell>
          <table:table-cell table:formula="of:=TEXT([.I60];&quot;000.000&quot;)" office:value-type="string" office:string-value="096.437" calcext:value-type="string">
            <text:p>096.437</text:p>
          </table:table-cell>
          <table:table-cell office:value-type="string" calcext:value-type="string">
            <text:p>" y2="</text:p>
          </table:table-cell>
          <table:table-cell table:formula="of:=TEXT([.J60];&quot;000.000&quot;)" office:value-type="string" office:string-value="313.346" calcext:value-type="string">
            <text:p>313.34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0:.U60])" office:value-type="string" office:string-value="&lt;line x1=&quot;090.450&quot; y1=&quot;313.739&quot; x2=&quot;096.437&quot; y2=&quot;313.346&quot; style=&quot;fill:none;stroke:#000000;stroke-width:0.75590551;stroke-miterlimit:4;stroke-dasharray:none&quot; /&gt;" calcext:value-type="string">
            <text:p>&lt;line x1="090.450" y1="313.739" x2="096.437" y2="313.34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0]*afact)*90)) / (0.5*PI());&quot;0.###&quot;)" office:value-type="string" office:string-value="176.249" calcext:value-type="string">
            <text:p>176.24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0];&quot;#&quot;)" office:value-type="string" office:string-value="17" calcext:value-type="string">
            <text:p>17</text:p>
          </table:table-cell>
          <table:table-cell office:value-type="string" calcext:value-type="string">
            <text:p>&lt;/text&gt;</text:p>
          </table:table-cell>
          <table:table-cell table:formula="of:=IF(0=MOD([.B60];5);COM.MICROSOFT.CONCAT([.V60:.AK60]);[.V60])" office:value-type="string" office:string-value="&lt;line x1=&quot;090.450&quot; y1=&quot;313.739&quot; x2=&quot;096.437&quot; y2=&quot;313.346&quot; style=&quot;fill:none;stroke:#000000;stroke-width:0.75590551;stroke-miterlimit:4;stroke-dasharray:none&quot; /&gt;" calcext:value-type="string">
            <text:p>&lt;line x1="090.450" y1="313.739" x2="096.437" y2="313.34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0]+0.5" office:value-type="float" office:value="17.5" calcext:value-type="float">
            <text:p>17,500</text:p>
          </table:table-cell>
          <table:table-cell table:formula="of:=LOG([.B61])" office:value-type="float" office:value="1.24303804868629" calcext:value-type="float">
            <text:p>1,243</text:p>
          </table:table-cell>
          <table:table-cell table:formula="of:=SIN([.C61]*afact)" office:value-type="float" office:value="0.0339909830123445" calcext:value-type="float">
            <text:p>0,034</text:p>
          </table:table-cell>
          <table:table-cell table:formula="of:=COS([.C61]*afact)" office:value-type="float" office:value="-0.999422139575592" calcext:value-type="float">
            <text:p>-0,999</text:p>
          </table:table-cell>
          <table:table-cell table:style-name="ce1" table:formula="of:=([.E61]*radius+xoff)*Mmfac" office:value-type="float" office:value="90.1213506891256" calcext:value-type="float">
            <text:p>90.1213506891256</text:p>
          </table:table-cell>
          <table:table-cell table:style-name="ce1" table:formula="of:=([.D61]*radius+yoff)*Mmfac" office:value-type="float" office:value="307.138106432592" calcext:value-type="float">
            <text:p>307.138106432592</text:p>
          </table:table-cell>
          <table:table-cell table:formula="of:=IF(0=MOD([.B61];100); 3   * strich ;  IF(0=MOD([.B61]; 50); 2.5 * strich ;  IF(0=MOD([.B61]; 10); 2   * strich ;  IF(0=MOD([.B61];  5); 1.5 * strich ;  IF(0=MOD([.B61];  1); 1   * strich ;                     0.6 * strich )))))*-1" office:value-type="float" office:value="-1.2" calcext:value-type="float">
            <text:p>-1,200</text:p>
          </table:table-cell>
          <table:table-cell table:formula="of:=([.E61]*(radius+[.H61])+xoff)*Mmfac" office:value-type="float" office:value="93.7192703915978" calcext:value-type="float">
            <text:p>93.7192703915978</text:p>
          </table:table-cell>
          <table:table-cell table:formula="of:=([.D61]*(radius+[.H61])+yoff)*Mmfac" office:value-type="float" office:value="307.015738893748" calcext:value-type="float">
            <text:p>307.015738893748</text:p>
          </table:table-cell>
          <table:table-cell office:value-type="string" calcext:value-type="string">
            <text:p>&lt;line x1="</text:p>
          </table:table-cell>
          <table:table-cell table:formula="of:=TEXT([.F61];&quot;000.000&quot;)" office:value-type="string" office:string-value="090.121" calcext:value-type="string">
            <text:p>090.121</text:p>
          </table:table-cell>
          <table:table-cell office:value-type="string" calcext:value-type="string">
            <text:p>" y1="</text:p>
          </table:table-cell>
          <table:table-cell table:formula="of:=TEXT([.G61];&quot;000.000&quot;)" office:value-type="string" office:string-value="307.138" calcext:value-type="string">
            <text:p>307.138</text:p>
          </table:table-cell>
          <table:table-cell office:value-type="string" calcext:value-type="string">
            <text:p>" x2="</text:p>
          </table:table-cell>
          <table:table-cell table:formula="of:=TEXT([.I61];&quot;000.000&quot;)" office:value-type="string" office:string-value="093.719" calcext:value-type="string">
            <text:p>093.719</text:p>
          </table:table-cell>
          <table:table-cell office:value-type="string" calcext:value-type="string">
            <text:p>" y2="</text:p>
          </table:table-cell>
          <table:table-cell table:formula="of:=TEXT([.J61];&quot;000.000&quot;)" office:value-type="string" office:string-value="307.016" calcext:value-type="string">
            <text:p>307.01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1:.U61])" office:value-type="string" office:string-value="&lt;line x1=&quot;090.121&quot; y1=&quot;307.138&quot; x2=&quot;093.719&quot; y2=&quot;307.016&quot; style=&quot;fill:none;stroke:#000000;stroke-width:0.75590551;stroke-miterlimit:4;stroke-dasharray:none&quot; /&gt;" calcext:value-type="string">
            <text:p>&lt;line x1="090.121" y1="307.138" x2="093.719" y2="307.01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1]*afact)*90)) / (0.5*PI());&quot;0.###&quot;)" office:value-type="string" office:string-value="178.052" calcext:value-type="string">
            <text:p>178.05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1];&quot;#&quot;)" office:value-type="string" office:string-value="18" calcext:value-type="string">
            <text:p>18</text:p>
          </table:table-cell>
          <table:table-cell office:value-type="string" calcext:value-type="string">
            <text:p>&lt;/text&gt;</text:p>
          </table:table-cell>
          <table:table-cell table:formula="of:=IF(0=MOD([.B61];5);COM.MICROSOFT.CONCAT([.V61:.AK61]);[.V61])" office:value-type="string" office:string-value="&lt;line x1=&quot;090.121&quot; y1=&quot;307.138&quot; x2=&quot;093.719&quot; y2=&quot;307.016&quot; style=&quot;fill:none;stroke:#000000;stroke-width:0.75590551;stroke-miterlimit:4;stroke-dasharray:none&quot; /&gt;" calcext:value-type="string">
            <text:p>&lt;line x1="090.121" y1="307.138" x2="093.719" y2="307.01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1]+0.5" office:value-type="float" office:value="18" calcext:value-type="float">
            <text:p>18,000</text:p>
          </table:table-cell>
          <table:table-cell table:formula="of:=LOG([.B62])" office:value-type="float" office:value="1.25527250510331" calcext:value-type="float">
            <text:p>1,255</text:p>
          </table:table-cell>
          <table:table-cell table:formula="of:=SIN([.C62]*afact)" office:value-type="float" office:value="0.00341138421480623" calcext:value-type="float">
            <text:p>0,003</text:p>
          </table:table-cell>
          <table:table-cell table:formula="of:=COS([.C62]*afact)" office:value-type="float" office:value="-0.99999418121194" calcext:value-type="float">
            <text:p>-1,000</text:p>
          </table:table-cell>
          <table:table-cell table:style-name="ce1" table:formula="of:=([.E62]*radius+xoff)*Mmfac" office:value-type="float" office:value="90.0012219454925" calcext:value-type="float">
            <text:p>90.0012219454925</text:p>
          </table:table-cell>
          <table:table-cell table:style-name="ce1" table:formula="of:=([.D62]*radius+yoff)*Mmfac" office:value-type="float" office:value="300.716390685109" calcext:value-type="float">
            <text:p>300.716390685109</text:p>
          </table:table-cell>
          <table:table-cell table:formula="of:=IF(0=MOD([.B62];100); 3   * strich ;  IF(0=MOD([.B62]; 50); 2.5 * strich ;  IF(0=MOD([.B62]; 10); 2   * strich ;  IF(0=MOD([.B62];  5); 1.5 * strich ;  IF(0=MOD([.B62];  1); 1   * strich ;                     0.6 * strich )))))*-1" office:value-type="float" office:value="-2" calcext:value-type="float">
            <text:p>-2,000</text:p>
          </table:table-cell>
          <table:table-cell table:formula="of:=([.E62]*(radius+[.H62])+xoff)*Mmfac" office:value-type="float" office:value="96.0011870327643" calcext:value-type="float">
            <text:p>96.0011870327643</text:p>
          </table:table-cell>
          <table:table-cell table:formula="of:=([.D62]*(radius+[.H62])+yoff)*Mmfac" office:value-type="float" office:value="300.69592237982" calcext:value-type="float">
            <text:p>300.69592237982</text:p>
          </table:table-cell>
          <table:table-cell office:value-type="string" calcext:value-type="string">
            <text:p>&lt;line x1="</text:p>
          </table:table-cell>
          <table:table-cell table:formula="of:=TEXT([.F62];&quot;000.000&quot;)" office:value-type="string" office:string-value="090.001" calcext:value-type="string">
            <text:p>090.001</text:p>
          </table:table-cell>
          <table:table-cell office:value-type="string" calcext:value-type="string">
            <text:p>" y1="</text:p>
          </table:table-cell>
          <table:table-cell table:formula="of:=TEXT([.G62];&quot;000.000&quot;)" office:value-type="string" office:string-value="300.716" calcext:value-type="string">
            <text:p>300.716</text:p>
          </table:table-cell>
          <table:table-cell office:value-type="string" calcext:value-type="string">
            <text:p>" x2="</text:p>
          </table:table-cell>
          <table:table-cell table:formula="of:=TEXT([.I62];&quot;000.000&quot;)" office:value-type="string" office:string-value="096.001" calcext:value-type="string">
            <text:p>096.001</text:p>
          </table:table-cell>
          <table:table-cell office:value-type="string" calcext:value-type="string">
            <text:p>" y2="</text:p>
          </table:table-cell>
          <table:table-cell table:formula="of:=TEXT([.J62];&quot;000.000&quot;)" office:value-type="string" office:string-value="300.696" calcext:value-type="string">
            <text:p>300.69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2:.U62])" office:value-type="string" office:string-value="&lt;line x1=&quot;090.001&quot; y1=&quot;300.716&quot; x2=&quot;096.001&quot; y2=&quot;300.696&quot; style=&quot;fill:none;stroke:#000000;stroke-width:0.75590551;stroke-miterlimit:4;stroke-dasharray:none&quot; /&gt;" calcext:value-type="string">
            <text:p>&lt;line x1="090.001" y1="300.716" x2="096.001" y2="300.69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2]*afact)*90)) / (0.5*PI());&quot;0.###&quot;)" office:value-type="string" office:string-value="179.805" calcext:value-type="string">
            <text:p>179.80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2];&quot;#&quot;)" office:value-type="string" office:string-value="18" calcext:value-type="string">
            <text:p>18</text:p>
          </table:table-cell>
          <table:table-cell office:value-type="string" calcext:value-type="string">
            <text:p>&lt;/text&gt;</text:p>
          </table:table-cell>
          <table:table-cell table:formula="of:=IF(0=MOD([.B62];5);COM.MICROSOFT.CONCAT([.V62:.AK62]);[.V62])" office:value-type="string" office:string-value="&lt;line x1=&quot;090.001&quot; y1=&quot;300.716&quot; x2=&quot;096.001&quot; y2=&quot;300.696&quot; style=&quot;fill:none;stroke:#000000;stroke-width:0.75590551;stroke-miterlimit:4;stroke-dasharray:none&quot; /&gt;" calcext:value-type="string">
            <text:p>&lt;line x1="090.001" y1="300.716" x2="096.001" y2="300.69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2]+0.5" office:value-type="float" office:value="18.5" calcext:value-type="float">
            <text:p>18,500</text:p>
          </table:table-cell>
          <table:table-cell table:formula="of:=LOG([.B63])" office:value-type="float" office:value="1.26717172840301" calcext:value-type="float">
            <text:p>1,267</text:p>
          </table:table-cell>
          <table:table-cell table:formula="of:=SIN([.C63]*afact)" office:value-type="float" office:value="-0.0263336229165641" calcext:value-type="float">
            <text:p>-0,026</text:p>
          </table:table-cell>
          <table:table-cell table:formula="of:=COS([.C63]*afact)" office:value-type="float" office:value="-0.999653210020399" calcext:value-type="float">
            <text:p>-1,000</text:p>
          </table:table-cell>
          <table:table-cell table:style-name="ce1" table:formula="of:=([.E63]*radius+xoff)*Mmfac" office:value-type="float" office:value="90.0728258957162" calcext:value-type="float">
            <text:p>90.0728258957162</text:p>
          </table:table-cell>
          <table:table-cell table:style-name="ce1" table:formula="of:=([.D63]*radius+yoff)*Mmfac" office:value-type="float" office:value="294.469939187521" calcext:value-type="float">
            <text:p>294.469939187521</text:p>
          </table:table-cell>
          <table:table-cell table:formula="of:=IF(0=MOD([.B63];100); 3   * strich ;  IF(0=MOD([.B63]; 50); 2.5 * strich ;  IF(0=MOD([.B63]; 10); 2   * strich ;  IF(0=MOD([.B63];  5); 1.5 * strich ;  IF(0=MOD([.B63];  1); 1   * strich ;                     0.6 * strich )))))*-1" office:value-type="float" office:value="-1.2" calcext:value-type="float">
            <text:p>-1,200</text:p>
          </table:table-cell>
          <table:table-cell table:formula="of:=([.E63]*(radius+[.H63])+xoff)*Mmfac" office:value-type="float" office:value="93.6715774517897" calcext:value-type="float">
            <text:p>93.6715774517897</text:p>
          </table:table-cell>
          <table:table-cell table:formula="of:=([.D63]*(radius+[.H63])+yoff)*Mmfac" office:value-type="float" office:value="294.564740230021" calcext:value-type="float">
            <text:p>294.564740230021</text:p>
          </table:table-cell>
          <table:table-cell office:value-type="string" calcext:value-type="string">
            <text:p>&lt;line x1="</text:p>
          </table:table-cell>
          <table:table-cell table:formula="of:=TEXT([.F63];&quot;000.000&quot;)" office:value-type="string" office:string-value="090.073" calcext:value-type="string">
            <text:p>090.073</text:p>
          </table:table-cell>
          <table:table-cell office:value-type="string" calcext:value-type="string">
            <text:p>" y1="</text:p>
          </table:table-cell>
          <table:table-cell table:formula="of:=TEXT([.G63];&quot;000.000&quot;)" office:value-type="string" office:string-value="294.470" calcext:value-type="string">
            <text:p>294.470</text:p>
          </table:table-cell>
          <table:table-cell office:value-type="string" calcext:value-type="string">
            <text:p>" x2="</text:p>
          </table:table-cell>
          <table:table-cell table:formula="of:=TEXT([.I63];&quot;000.000&quot;)" office:value-type="string" office:string-value="093.672" calcext:value-type="string">
            <text:p>093.672</text:p>
          </table:table-cell>
          <table:table-cell office:value-type="string" calcext:value-type="string">
            <text:p>" y2="</text:p>
          </table:table-cell>
          <table:table-cell table:formula="of:=TEXT([.J63];&quot;000.000&quot;)" office:value-type="string" office:string-value="294.565" calcext:value-type="string">
            <text:p>294.56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3:.U63])" office:value-type="string" office:string-value="&lt;line x1=&quot;090.073&quot; y1=&quot;294.470&quot; x2=&quot;093.672&quot; y2=&quot;294.565&quot; style=&quot;fill:none;stroke:#000000;stroke-width:0.75590551;stroke-miterlimit:4;stroke-dasharray:none&quot; /&gt;" calcext:value-type="string">
            <text:p>&lt;line x1="090.073" y1="294.470" x2="093.672" y2="294.56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3]*afact)*90)) / (0.5*PI());&quot;0.###&quot;)" office:value-type="string" office:string-value="181.509" calcext:value-type="string">
            <text:p>181.50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3];&quot;#&quot;)" office:value-type="string" office:string-value="19" calcext:value-type="string">
            <text:p>19</text:p>
          </table:table-cell>
          <table:table-cell office:value-type="string" calcext:value-type="string">
            <text:p>&lt;/text&gt;</text:p>
          </table:table-cell>
          <table:table-cell table:formula="of:=IF(0=MOD([.B63];5);COM.MICROSOFT.CONCAT([.V63:.AK63]);[.V63])" office:value-type="string" office:string-value="&lt;line x1=&quot;090.073&quot; y1=&quot;294.470&quot; x2=&quot;093.672&quot; y2=&quot;294.565&quot; style=&quot;fill:none;stroke:#000000;stroke-width:0.75590551;stroke-miterlimit:4;stroke-dasharray:none&quot; /&gt;" calcext:value-type="string">
            <text:p>&lt;line x1="090.073" y1="294.470" x2="093.672" y2="294.56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3]+0.5" office:value-type="float" office:value="19" calcext:value-type="float">
            <text:p>19,000</text:p>
          </table:table-cell>
          <table:table-cell table:formula="of:=LOG([.B64])" office:value-type="float" office:value="1.27875360095283" calcext:value-type="float">
            <text:p>1,279</text:p>
          </table:table-cell>
          <table:table-cell table:formula="of:=SIN([.C64]*afact)" office:value-type="float" office:value="-0.0552631809281193" calcext:value-type="float">
            <text:p>-0,055</text:p>
          </table:table-cell>
          <table:table-cell table:formula="of:=COS([.C64]*afact)" office:value-type="float" office:value="-0.998471822754005" calcext:value-type="float">
            <text:p>-0,998</text:p>
          </table:table-cell>
          <table:table-cell table:style-name="ce1" table:formula="of:=([.E64]*radius+xoff)*Mmfac" office:value-type="float" office:value="90.3209172216589" calcext:value-type="float">
            <text:p>90.3209172216589</text:p>
          </table:table-cell>
          <table:table-cell table:style-name="ce1" table:formula="of:=([.D64]*radius+yoff)*Mmfac" office:value-type="float" office:value="288.394732005095" calcext:value-type="float">
            <text:p>288.394732005095</text:p>
          </table:table-cell>
          <table:table-cell table:formula="of:=IF(0=MOD([.B64];100); 3   * strich ;  IF(0=MOD([.B64]; 50); 2.5 * strich ;  IF(0=MOD([.B64]; 10); 2   * strich ;  IF(0=MOD([.B64];  5); 1.5 * strich ;  IF(0=MOD([.B64];  1); 1   * strich ;                     0.6 * strich )))))*-1" office:value-type="float" office:value="-2" calcext:value-type="float">
            <text:p>-2,000</text:p>
          </table:table-cell>
          <table:table-cell table:formula="of:=([.E64]*(radius+[.H64])+xoff)*Mmfac" office:value-type="float" office:value="96.311748158183" calcext:value-type="float">
            <text:p>96.311748158183</text:p>
          </table:table-cell>
          <table:table-cell table:formula="of:=([.D64]*(radius+[.H64])+yoff)*Mmfac" office:value-type="float" office:value="288.726311090664" calcext:value-type="float">
            <text:p>288.726311090664</text:p>
          </table:table-cell>
          <table:table-cell office:value-type="string" calcext:value-type="string">
            <text:p>&lt;line x1="</text:p>
          </table:table-cell>
          <table:table-cell table:formula="of:=TEXT([.F64];&quot;000.000&quot;)" office:value-type="string" office:string-value="090.321" calcext:value-type="string">
            <text:p>090.321</text:p>
          </table:table-cell>
          <table:table-cell office:value-type="string" calcext:value-type="string">
            <text:p>" y1="</text:p>
          </table:table-cell>
          <table:table-cell table:formula="of:=TEXT([.G64];&quot;000.000&quot;)" office:value-type="string" office:string-value="288.395" calcext:value-type="string">
            <text:p>288.395</text:p>
          </table:table-cell>
          <table:table-cell office:value-type="string" calcext:value-type="string">
            <text:p>" x2="</text:p>
          </table:table-cell>
          <table:table-cell table:formula="of:=TEXT([.I64];&quot;000.000&quot;)" office:value-type="string" office:string-value="096.312" calcext:value-type="string">
            <text:p>096.312</text:p>
          </table:table-cell>
          <table:table-cell office:value-type="string" calcext:value-type="string">
            <text:p>" y2="</text:p>
          </table:table-cell>
          <table:table-cell table:formula="of:=TEXT([.J64];&quot;000.000&quot;)" office:value-type="string" office:string-value="288.726" calcext:value-type="string">
            <text:p>288.72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4:.U64])" office:value-type="string" office:string-value="&lt;line x1=&quot;090.321&quot; y1=&quot;288.395&quot; x2=&quot;096.312&quot; y2=&quot;288.726&quot; style=&quot;fill:none;stroke:#000000;stroke-width:0.75590551;stroke-miterlimit:4;stroke-dasharray:none&quot; /&gt;" calcext:value-type="string">
            <text:p>&lt;line x1="090.321" y1="288.395" x2="096.312" y2="288.72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4]*afact)*90)) / (0.5*PI());&quot;0.###&quot;)" office:value-type="string" office:string-value="183.168" calcext:value-type="string">
            <text:p>183.16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4];&quot;#&quot;)" office:value-type="string" office:string-value="19" calcext:value-type="string">
            <text:p>19</text:p>
          </table:table-cell>
          <table:table-cell office:value-type="string" calcext:value-type="string">
            <text:p>&lt;/text&gt;</text:p>
          </table:table-cell>
          <table:table-cell table:formula="of:=IF(0=MOD([.B64];5);COM.MICROSOFT.CONCAT([.V64:.AK64]);[.V64])" office:value-type="string" office:string-value="&lt;line x1=&quot;090.321&quot; y1=&quot;288.395&quot; x2=&quot;096.312&quot; y2=&quot;288.726&quot; style=&quot;fill:none;stroke:#000000;stroke-width:0.75590551;stroke-miterlimit:4;stroke-dasharray:none&quot; /&gt;" calcext:value-type="string">
            <text:p>&lt;line x1="090.321" y1="288.395" x2="096.312" y2="288.72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4]+0.5" office:value-type="float" office:value="19.5" calcext:value-type="float">
            <text:p>19,500</text:p>
          </table:table-cell>
          <table:table-cell table:formula="of:=LOG([.B65])" office:value-type="float" office:value="1.29003461136252" calcext:value-type="float">
            <text:p>1,290</text:p>
          </table:table-cell>
          <table:table-cell table:formula="of:=SIN([.C65]*afact)" office:value-type="float" office:value="-0.0833968994969451" calcext:value-type="float">
            <text:p>-0,083</text:p>
          </table:table-cell>
          <table:table-cell table:formula="of:=COS([.C65]*afact)" office:value-type="float" office:value="-0.996516410880572" calcext:value-type="float">
            <text:p>-0,997</text:p>
          </table:table-cell>
          <table:table-cell table:style-name="ce1" table:formula="of:=([.E65]*radius+xoff)*Mmfac" office:value-type="float" office:value="90.7315537150799" calcext:value-type="float">
            <text:p>90.7315537150799</text:p>
          </table:table-cell>
          <table:table-cell table:style-name="ce1" table:formula="of:=([.D65]*radius+yoff)*Mmfac" office:value-type="float" office:value="282.486651105642" calcext:value-type="float">
            <text:p>282.486651105642</text:p>
          </table:table-cell>
          <table:table-cell table:formula="of:=IF(0=MOD([.B65];100); 3   * strich ;  IF(0=MOD([.B65]; 50); 2.5 * strich ;  IF(0=MOD([.B65]; 10); 2   * strich ;  IF(0=MOD([.B65];  5); 1.5 * strich ;  IF(0=MOD([.B65];  1); 1   * strich ;                     0.6 * strich )))))*-1" office:value-type="float" office:value="-1.2" calcext:value-type="float">
            <text:p>-1,200</text:p>
          </table:table-cell>
          <table:table-cell table:formula="of:=([.E65]*(radius+[.H65])+xoff)*Mmfac" office:value-type="float" office:value="94.31901279425" calcext:value-type="float">
            <text:p>94.31901279425</text:p>
          </table:table-cell>
          <table:table-cell table:formula="of:=([.D65]*(radius+[.H65])+yoff)*Mmfac" office:value-type="float" office:value="282.78687994383" calcext:value-type="float">
            <text:p>282.78687994383</text:p>
          </table:table-cell>
          <table:table-cell office:value-type="string" calcext:value-type="string">
            <text:p>&lt;line x1="</text:p>
          </table:table-cell>
          <table:table-cell table:formula="of:=TEXT([.F65];&quot;000.000&quot;)" office:value-type="string" office:string-value="090.732" calcext:value-type="string">
            <text:p>090.732</text:p>
          </table:table-cell>
          <table:table-cell office:value-type="string" calcext:value-type="string">
            <text:p>" y1="</text:p>
          </table:table-cell>
          <table:table-cell table:formula="of:=TEXT([.G65];&quot;000.000&quot;)" office:value-type="string" office:string-value="282.487" calcext:value-type="string">
            <text:p>282.487</text:p>
          </table:table-cell>
          <table:table-cell office:value-type="string" calcext:value-type="string">
            <text:p>" x2="</text:p>
          </table:table-cell>
          <table:table-cell table:formula="of:=TEXT([.I65];&quot;000.000&quot;)" office:value-type="string" office:string-value="094.319" calcext:value-type="string">
            <text:p>094.319</text:p>
          </table:table-cell>
          <table:table-cell office:value-type="string" calcext:value-type="string">
            <text:p>" y2="</text:p>
          </table:table-cell>
          <table:table-cell table:formula="of:=TEXT([.J65];&quot;000.000&quot;)" office:value-type="string" office:string-value="282.787" calcext:value-type="string">
            <text:p>282.78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5:.U65])" office:value-type="string" office:string-value="&lt;line x1=&quot;090.732&quot; y1=&quot;282.487&quot; x2=&quot;094.319&quot; y2=&quot;282.787&quot; style=&quot;fill:none;stroke:#000000;stroke-width:0.75590551;stroke-miterlimit:4;stroke-dasharray:none&quot; /&gt;" calcext:value-type="string">
            <text:p>&lt;line x1="090.732" y1="282.487" x2="094.319" y2="282.78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5]*afact)*90)) / (0.5*PI());&quot;0.###&quot;)" office:value-type="string" office:string-value="184.784" calcext:value-type="string">
            <text:p>184.78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5];&quot;#&quot;)" office:value-type="string" office:string-value="20" calcext:value-type="string">
            <text:p>20</text:p>
          </table:table-cell>
          <table:table-cell office:value-type="string" calcext:value-type="string">
            <text:p>&lt;/text&gt;</text:p>
          </table:table-cell>
          <table:table-cell table:formula="of:=IF(0=MOD([.B65];5);COM.MICROSOFT.CONCAT([.V65:.AK65]);[.V65])" office:value-type="string" office:string-value="&lt;line x1=&quot;090.732&quot; y1=&quot;282.487&quot; x2=&quot;094.319&quot; y2=&quot;282.787&quot; style=&quot;fill:none;stroke:#000000;stroke-width:0.75590551;stroke-miterlimit:4;stroke-dasharray:none&quot; /&gt;" calcext:value-type="string">
            <text:p>&lt;line x1="090.732" y1="282.487" x2="094.319" y2="282.78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5]+0.5" office:value-type="float" office:value="20" calcext:value-type="float">
            <text:p>20,000</text:p>
          </table:table-cell>
          <table:table-cell table:formula="of:=LOG([.B66])" office:value-type="float" office:value="1.30102999566398" calcext:value-type="float">
            <text:p>1,301</text:p>
          </table:table-cell>
          <table:table-cell table:formula="of:=SIN([.C66]*afact)" office:value-type="float" office:value="-0.110754646143238" calcext:value-type="float">
            <text:p>-0,111</text:p>
          </table:table-cell>
          <table:table-cell table:formula="of:=COS([.C66]*afact)" office:value-type="float" office:value="-0.993847779268881" calcext:value-type="float">
            <text:p>-0,994</text:p>
          </table:table-cell>
          <table:table-cell table:style-name="ce1" table:formula="of:=([.E66]*radius+xoff)*Mmfac" office:value-type="float" office:value="91.291966353535" calcext:value-type="float">
            <text:p>91.291966353535</text:p>
          </table:table-cell>
          <table:table-cell table:style-name="ce1" table:formula="of:=([.D66]*radius+yoff)*Mmfac" office:value-type="float" office:value="276.74152430992" calcext:value-type="float">
            <text:p>276.74152430992</text:p>
          </table:table-cell>
          <table:table-cell table:formula="of:=IF(0=MOD([.B66];100); 3   * strich ;  IF(0=MOD([.B66]; 50); 2.5 * strich ;  IF(0=MOD([.B66]; 10); 2   * strich ;  IF(0=MOD([.B66];  5); 1.5 * strich ;  IF(0=MOD([.B66];  1); 1   * strich ;                     0.6 * strich )))))*-1" office:value-type="float" office:value="-4" calcext:value-type="float">
            <text:p>-4,000</text:p>
          </table:table-cell>
          <table:table-cell table:formula="of:=([.E66]*(radius+[.H66])+xoff)*Mmfac" office:value-type="float" office:value="103.218139704762" calcext:value-type="float">
            <text:p>103.218139704762</text:p>
          </table:table-cell>
          <table:table-cell table:formula="of:=([.D66]*(radius+[.H66])+yoff)*Mmfac" office:value-type="float" office:value="278.070580063639" calcext:value-type="float">
            <text:p>278.070580063639</text:p>
          </table:table-cell>
          <table:table-cell office:value-type="string" calcext:value-type="string">
            <text:p>&lt;line x1="</text:p>
          </table:table-cell>
          <table:table-cell table:formula="of:=TEXT([.F66];&quot;000.000&quot;)" office:value-type="string" office:string-value="091.292" calcext:value-type="string">
            <text:p>091.292</text:p>
          </table:table-cell>
          <table:table-cell office:value-type="string" calcext:value-type="string">
            <text:p>" y1="</text:p>
          </table:table-cell>
          <table:table-cell table:formula="of:=TEXT([.G66];&quot;000.000&quot;)" office:value-type="string" office:string-value="276.742" calcext:value-type="string">
            <text:p>276.742</text:p>
          </table:table-cell>
          <table:table-cell office:value-type="string" calcext:value-type="string">
            <text:p>" x2="</text:p>
          </table:table-cell>
          <table:table-cell table:formula="of:=TEXT([.I66];&quot;000.000&quot;)" office:value-type="string" office:string-value="103.218" calcext:value-type="string">
            <text:p>103.218</text:p>
          </table:table-cell>
          <table:table-cell office:value-type="string" calcext:value-type="string">
            <text:p>" y2="</text:p>
          </table:table-cell>
          <table:table-cell table:formula="of:=TEXT([.J66];&quot;000.000&quot;)" office:value-type="string" office:string-value="278.071" calcext:value-type="string">
            <text:p>278.07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6:.U66])" office:value-type="string" office:string-value="&lt;line x1=&quot;091.292&quot; y1=&quot;276.742&quot; x2=&quot;103.218&quot; y2=&quot;278.071&quot; style=&quot;fill:none;stroke:#000000;stroke-width:0.75590551;stroke-miterlimit:4;stroke-dasharray:none&quot; /&gt;" calcext:value-type="string">
            <text:p>&lt;line x1="091.292" y1="276.742" x2="103.218" y2="278.07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6]*afact)*90)) / (0.5*PI());&quot;0.###&quot;)" office:value-type="string" office:string-value="186.359" calcext:value-type="string">
            <text:p>186.35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6];&quot;#&quot;)" office:value-type="string" office:string-value="20" calcext:value-type="string">
            <text:p>20</text:p>
          </table:table-cell>
          <table:table-cell office:value-type="string" calcext:value-type="string">
            <text:p>&lt;/text&gt;</text:p>
          </table:table-cell>
          <table:table-cell table:formula="of:=IF(0=MOD([.B66];5);COM.MICROSOFT.CONCAT([.V66:.AK66]);[.V66])" office:value-type="string" office:string-value="&lt;line x1=&quot;091.292&quot; y1=&quot;276.742&quot; x2=&quot;103.218&quot; y2=&quot;278.071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186.359, 300, 300)&quot;&gt;20&lt;/text&gt;" calcext:value-type="string">
            <text:p>&lt;line x1="091.292" y1="276.742" x2="103.218" y2="278.071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186.359, 300, 300)"&gt;2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6]+1" office:value-type="float" office:value="21" calcext:value-type="float">
            <text:p>21,000</text:p>
          </table:table-cell>
          <table:table-cell table:formula="of:=LOG([.B67])" office:value-type="float" office:value="1.32221929473392" calcext:value-type="float">
            <text:p>1,322</text:p>
          </table:table-cell>
          <table:table-cell table:formula="of:=SIN([.C67]*afact)" office:value-type="float" office:value="-0.163222009736284" calcext:value-type="float">
            <text:p>-0,163</text:p>
          </table:table-cell>
          <table:table-cell table:formula="of:=COS([.C67]*afact)" office:value-type="float" office:value="-0.986589365206036" calcext:value-type="float">
            <text:p>-0,987</text:p>
          </table:table-cell>
          <table:table-cell table:style-name="ce1" table:formula="of:=([.E67]*radius+xoff)*Mmfac" office:value-type="float" office:value="92.8162333067325" calcext:value-type="float">
            <text:p>92.8162333067325</text:p>
          </table:table-cell>
          <table:table-cell table:style-name="ce1" table:formula="of:=([.D67]*radius+yoff)*Mmfac" office:value-type="float" office:value="265.72337795538" calcext:value-type="float">
            <text:p>265.72337795538</text:p>
          </table:table-cell>
          <table:table-cell table:formula="of:=IF(0=MOD([.B67];100); 3   * strich ;  IF(0=MOD([.B67]; 50); 2.5 * strich ;  IF(0=MOD([.B67]; 10); 2   * strich ;  IF(0=MOD([.B67];  5); 1.5 * strich ;  IF(0=MOD([.B67];  1); 1   * strich ;                     0.6 * strich )))))*-1" office:value-type="float" office:value="-2" calcext:value-type="float">
            <text:p>-2,000</text:p>
          </table:table-cell>
          <table:table-cell table:formula="of:=([.E67]*(radius+[.H67])+xoff)*Mmfac" office:value-type="float" office:value="98.7357694979687" calcext:value-type="float">
            <text:p>98.7357694979687</text:p>
          </table:table-cell>
          <table:table-cell table:formula="of:=([.D67]*(radius+[.H67])+yoff)*Mmfac" office:value-type="float" office:value="266.702710013798" calcext:value-type="float">
            <text:p>266.702710013798</text:p>
          </table:table-cell>
          <table:table-cell office:value-type="string" calcext:value-type="string">
            <text:p>&lt;line x1="</text:p>
          </table:table-cell>
          <table:table-cell table:formula="of:=TEXT([.F67];&quot;000.000&quot;)" office:value-type="string" office:string-value="092.816" calcext:value-type="string">
            <text:p>092.816</text:p>
          </table:table-cell>
          <table:table-cell office:value-type="string" calcext:value-type="string">
            <text:p>" y1="</text:p>
          </table:table-cell>
          <table:table-cell table:formula="of:=TEXT([.G67];&quot;000.000&quot;)" office:value-type="string" office:string-value="265.723" calcext:value-type="string">
            <text:p>265.723</text:p>
          </table:table-cell>
          <table:table-cell office:value-type="string" calcext:value-type="string">
            <text:p>" x2="</text:p>
          </table:table-cell>
          <table:table-cell table:formula="of:=TEXT([.I67];&quot;000.000&quot;)" office:value-type="string" office:string-value="098.736" calcext:value-type="string">
            <text:p>098.736</text:p>
          </table:table-cell>
          <table:table-cell office:value-type="string" calcext:value-type="string">
            <text:p>" y2="</text:p>
          </table:table-cell>
          <table:table-cell table:formula="of:=TEXT([.J67];&quot;000.000&quot;)" office:value-type="string" office:string-value="266.703" calcext:value-type="string">
            <text:p>266.70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7:.U67])" office:value-type="string" office:string-value="&lt;line x1=&quot;092.816&quot; y1=&quot;265.723&quot; x2=&quot;098.736&quot; y2=&quot;266.703&quot; style=&quot;fill:none;stroke:#000000;stroke-width:0.75590551;stroke-miterlimit:4;stroke-dasharray:none&quot; /&gt;" calcext:value-type="string">
            <text:p>&lt;line x1="092.816" y1="265.723" x2="098.736" y2="266.70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7]*afact)*90)) / (0.5*PI());&quot;0.###&quot;)" office:value-type="string" office:string-value="189.394" calcext:value-type="string">
            <text:p>189.39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7];&quot;#&quot;)" office:value-type="string" office:string-value="21" calcext:value-type="string">
            <text:p>21</text:p>
          </table:table-cell>
          <table:table-cell office:value-type="string" calcext:value-type="string">
            <text:p>&lt;/text&gt;</text:p>
          </table:table-cell>
          <table:table-cell table:formula="of:=IF(0=MOD([.B67];5);COM.MICROSOFT.CONCAT([.V67:.AK67]);[.V67])" office:value-type="string" office:string-value="&lt;line x1=&quot;092.816&quot; y1=&quot;265.723&quot; x2=&quot;098.736&quot; y2=&quot;266.703&quot; style=&quot;fill:none;stroke:#000000;stroke-width:0.75590551;stroke-miterlimit:4;stroke-dasharray:none&quot; /&gt;" calcext:value-type="string">
            <text:p>&lt;line x1="092.816" y1="265.723" x2="098.736" y2="266.70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7]+1" office:value-type="float" office:value="22" calcext:value-type="float">
            <text:p>22,000</text:p>
          </table:table-cell>
          <table:table-cell table:formula="of:=LOG([.B68])" office:value-type="float" office:value="1.34242268082221" calcext:value-type="float">
            <text:p>1,342</text:p>
          </table:table-cell>
          <table:table-cell table:formula="of:=SIN([.C68]*afact)" office:value-type="float" office:value="-0.212823785687033" calcext:value-type="float">
            <text:p>-0,213</text:p>
          </table:table-cell>
          <table:table-cell table:formula="of:=COS([.C68]*afact)" office:value-type="float" office:value="-0.977090597767597" calcext:value-type="float">
            <text:p>-0,977</text:p>
          </table:table-cell>
          <table:table-cell table:style-name="ce1" table:formula="of:=([.E68]*radius+xoff)*Mmfac" office:value-type="float" office:value="94.8109744688047" calcext:value-type="float">
            <text:p>94.8109744688047</text:p>
          </table:table-cell>
          <table:table-cell table:style-name="ce1" table:formula="of:=([.D68]*radius+yoff)*Mmfac" office:value-type="float" office:value="255.307005005723" calcext:value-type="float">
            <text:p>255.307005005723</text:p>
          </table:table-cell>
          <table:table-cell table:formula="of:=IF(0=MOD([.B68];100); 3   * strich ;  IF(0=MOD([.B68]; 50); 2.5 * strich ;  IF(0=MOD([.B68]; 10); 2   * strich ;  IF(0=MOD([.B68];  5); 1.5 * strich ;  IF(0=MOD([.B68];  1); 1   * strich ;                     0.6 * strich )))))*-1" office:value-type="float" office:value="-2" calcext:value-type="float">
            <text:p>-2,000</text:p>
          </table:table-cell>
          <table:table-cell table:formula="of:=([.E68]*(radius+[.H68])+xoff)*Mmfac" office:value-type="float" office:value="100.67351805541" calcext:value-type="float">
            <text:p>100.67351805541</text:p>
          </table:table-cell>
          <table:table-cell table:formula="of:=([.D68]*(radius+[.H68])+yoff)*Mmfac" office:value-type="float" office:value="256.583947719845" calcext:value-type="float">
            <text:p>256.583947719845</text:p>
          </table:table-cell>
          <table:table-cell office:value-type="string" calcext:value-type="string">
            <text:p>&lt;line x1="</text:p>
          </table:table-cell>
          <table:table-cell table:formula="of:=TEXT([.F68];&quot;000.000&quot;)" office:value-type="string" office:string-value="094.811" calcext:value-type="string">
            <text:p>094.811</text:p>
          </table:table-cell>
          <table:table-cell office:value-type="string" calcext:value-type="string">
            <text:p>" y1="</text:p>
          </table:table-cell>
          <table:table-cell table:formula="of:=TEXT([.G68];&quot;000.000&quot;)" office:value-type="string" office:string-value="255.307" calcext:value-type="string">
            <text:p>255.307</text:p>
          </table:table-cell>
          <table:table-cell office:value-type="string" calcext:value-type="string">
            <text:p>" x2="</text:p>
          </table:table-cell>
          <table:table-cell table:formula="of:=TEXT([.I68];&quot;000.000&quot;)" office:value-type="string" office:string-value="100.674" calcext:value-type="string">
            <text:p>100.674</text:p>
          </table:table-cell>
          <table:table-cell office:value-type="string" calcext:value-type="string">
            <text:p>" y2="</text:p>
          </table:table-cell>
          <table:table-cell table:formula="of:=TEXT([.J68];&quot;000.000&quot;)" office:value-type="string" office:string-value="256.584" calcext:value-type="string">
            <text:p>256.58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8:.U68])" office:value-type="string" office:string-value="&lt;line x1=&quot;094.811&quot; y1=&quot;255.307&quot; x2=&quot;100.674&quot; y2=&quot;256.584&quot; style=&quot;fill:none;stroke:#000000;stroke-width:0.75590551;stroke-miterlimit:4;stroke-dasharray:none&quot; /&gt;" calcext:value-type="string">
            <text:p>&lt;line x1="094.811" y1="255.307" x2="100.674" y2="256.58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8]*afact)*90)) / (0.5*PI());&quot;0.###&quot;)" office:value-type="string" office:string-value="192.288" calcext:value-type="string">
            <text:p>192.28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8];&quot;#&quot;)" office:value-type="string" office:string-value="22" calcext:value-type="string">
            <text:p>22</text:p>
          </table:table-cell>
          <table:table-cell office:value-type="string" calcext:value-type="string">
            <text:p>&lt;/text&gt;</text:p>
          </table:table-cell>
          <table:table-cell table:formula="of:=IF(0=MOD([.B68];5);COM.MICROSOFT.CONCAT([.V68:.AK68]);[.V68])" office:value-type="string" office:string-value="&lt;line x1=&quot;094.811&quot; y1=&quot;255.307&quot; x2=&quot;100.674&quot; y2=&quot;256.584&quot; style=&quot;fill:none;stroke:#000000;stroke-width:0.75590551;stroke-miterlimit:4;stroke-dasharray:none&quot; /&gt;" calcext:value-type="string">
            <text:p>&lt;line x1="094.811" y1="255.307" x2="100.674" y2="256.584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8]+1" office:value-type="float" office:value="23" calcext:value-type="float">
            <text:p>23,000</text:p>
          </table:table-cell>
          <table:table-cell table:formula="of:=LOG([.B69])" office:value-type="float" office:value="1.36172783601759" calcext:value-type="float">
            <text:p>1,362</text:p>
          </table:table-cell>
          <table:table-cell table:formula="of:=SIN([.C69]*afact)" office:value-type="float" office:value="-0.25971487683807" calcext:value-type="float">
            <text:p>-0,260</text:p>
          </table:table-cell>
          <table:table-cell table:formula="of:=COS([.C69]*afact)" office:value-type="float" office:value="-0.965685343550883" calcext:value-type="float">
            <text:p>-0,966</text:p>
          </table:table-cell>
          <table:table-cell table:style-name="ce1" table:formula="of:=([.E69]*radius+xoff)*Mmfac" office:value-type="float" office:value="97.2060778543147" calcext:value-type="float">
            <text:p>97.2060778543147</text:p>
          </table:table-cell>
          <table:table-cell table:style-name="ce1" table:formula="of:=([.D69]*radius+yoff)*Mmfac" office:value-type="float" office:value="245.459875864005" calcext:value-type="float">
            <text:p>245.459875864005</text:p>
          </table:table-cell>
          <table:table-cell table:formula="of:=IF(0=MOD([.B69];100); 3   * strich ;  IF(0=MOD([.B69]; 50); 2.5 * strich ;  IF(0=MOD([.B69]; 10); 2   * strich ;  IF(0=MOD([.B69];  5); 1.5 * strich ;  IF(0=MOD([.B69];  1); 1   * strich ;                     0.6 * strich )))))*-1" office:value-type="float" office:value="-2" calcext:value-type="float">
            <text:p>-2,000</text:p>
          </table:table-cell>
          <table:table-cell table:formula="of:=([.E69]*(radius+[.H69])+xoff)*Mmfac" office:value-type="float" office:value="103.00018991562" calcext:value-type="float">
            <text:p>103.00018991562</text:p>
          </table:table-cell>
          <table:table-cell table:formula="of:=([.D69]*(radius+[.H69])+yoff)*Mmfac" office:value-type="float" office:value="247.018165125034" calcext:value-type="float">
            <text:p>247.018165125034</text:p>
          </table:table-cell>
          <table:table-cell office:value-type="string" calcext:value-type="string">
            <text:p>&lt;line x1="</text:p>
          </table:table-cell>
          <table:table-cell table:formula="of:=TEXT([.F69];&quot;000.000&quot;)" office:value-type="string" office:string-value="097.206" calcext:value-type="string">
            <text:p>097.206</text:p>
          </table:table-cell>
          <table:table-cell office:value-type="string" calcext:value-type="string">
            <text:p>" y1="</text:p>
          </table:table-cell>
          <table:table-cell table:formula="of:=TEXT([.G69];&quot;000.000&quot;)" office:value-type="string" office:string-value="245.460" calcext:value-type="string">
            <text:p>245.460</text:p>
          </table:table-cell>
          <table:table-cell office:value-type="string" calcext:value-type="string">
            <text:p>" x2="</text:p>
          </table:table-cell>
          <table:table-cell table:formula="of:=TEXT([.I69];&quot;000.000&quot;)" office:value-type="string" office:string-value="103.000" calcext:value-type="string">
            <text:p>103.000</text:p>
          </table:table-cell>
          <table:table-cell office:value-type="string" calcext:value-type="string">
            <text:p>" y2="</text:p>
          </table:table-cell>
          <table:table-cell table:formula="of:=TEXT([.J69];&quot;000.000&quot;)" office:value-type="string" office:string-value="247.018" calcext:value-type="string">
            <text:p>247.01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69:.U69])" office:value-type="string" office:string-value="&lt;line x1=&quot;097.206&quot; y1=&quot;245.460&quot; x2=&quot;103.000&quot; y2=&quot;247.018&quot; style=&quot;fill:none;stroke:#000000;stroke-width:0.75590551;stroke-miterlimit:4;stroke-dasharray:none&quot; /&gt;" calcext:value-type="string">
            <text:p>&lt;line x1="097.206" y1="245.460" x2="103.000" y2="247.01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69]*afact)*90)) / (0.5*PI());&quot;0.###&quot;)" office:value-type="string" office:string-value="195.053" calcext:value-type="string">
            <text:p>195.0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69];&quot;#&quot;)" office:value-type="string" office:string-value="23" calcext:value-type="string">
            <text:p>23</text:p>
          </table:table-cell>
          <table:table-cell office:value-type="string" calcext:value-type="string">
            <text:p>&lt;/text&gt;</text:p>
          </table:table-cell>
          <table:table-cell table:formula="of:=IF(0=MOD([.B69];5);COM.MICROSOFT.CONCAT([.V69:.AK69]);[.V69])" office:value-type="string" office:string-value="&lt;line x1=&quot;097.206&quot; y1=&quot;245.460&quot; x2=&quot;103.000&quot; y2=&quot;247.018&quot; style=&quot;fill:none;stroke:#000000;stroke-width:0.75590551;stroke-miterlimit:4;stroke-dasharray:none&quot; /&gt;" calcext:value-type="string">
            <text:p>&lt;line x1="097.206" y1="245.460" x2="103.000" y2="247.018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69]+1" office:value-type="float" office:value="24" calcext:value-type="float">
            <text:p>24,000</text:p>
          </table:table-cell>
          <table:table-cell table:formula="of:=LOG([.B70])" office:value-type="float" office:value="1.38021124171161" calcext:value-type="float">
            <text:p>1,380</text:p>
          </table:table-cell>
          <table:table-cell table:formula="of:=SIN([.C70]*afact)" office:value-type="float" office:value="-0.304044657733318" calcext:value-type="float">
            <text:p>-0,304</text:p>
          </table:table-cell>
          <table:table-cell table:formula="of:=COS([.C70]*afact)" office:value-type="float" office:value="-0.952657780162336" calcext:value-type="float">
            <text:p>-0,953</text:p>
          </table:table-cell>
          <table:table-cell table:style-name="ce1" table:formula="of:=([.E70]*radius+xoff)*Mmfac" office:value-type="float" office:value="99.9418661659095" calcext:value-type="float">
            <text:p>99.9418661659095</text:p>
          </table:table-cell>
          <table:table-cell table:style-name="ce1" table:formula="of:=([.D70]*radius+yoff)*Mmfac" office:value-type="float" office:value="236.150621876003" calcext:value-type="float">
            <text:p>236.150621876003</text:p>
          </table:table-cell>
          <table:table-cell table:formula="of:=IF(0=MOD([.B70];100); 3   * strich ;  IF(0=MOD([.B70]; 50); 2.5 * strich ;  IF(0=MOD([.B70]; 10); 2   * strich ;  IF(0=MOD([.B70];  5); 1.5 * strich ;  IF(0=MOD([.B70];  1); 1   * strich ;                     0.6 * strich )))))*-1" office:value-type="float" office:value="-2" calcext:value-type="float">
            <text:p>-2,000</text:p>
          </table:table-cell>
          <table:table-cell table:formula="of:=([.E70]*(radius+[.H70])+xoff)*Mmfac" office:value-type="float" office:value="105.657812846883" calcext:value-type="float">
            <text:p>105.657812846883</text:p>
          </table:table-cell>
          <table:table-cell table:formula="of:=([.D70]*(radius+[.H70])+yoff)*Mmfac" office:value-type="float" office:value="237.974889822403" calcext:value-type="float">
            <text:p>237.974889822403</text:p>
          </table:table-cell>
          <table:table-cell office:value-type="string" calcext:value-type="string">
            <text:p>&lt;line x1="</text:p>
          </table:table-cell>
          <table:table-cell table:formula="of:=TEXT([.F70];&quot;000.000&quot;)" office:value-type="string" office:string-value="099.942" calcext:value-type="string">
            <text:p>099.942</text:p>
          </table:table-cell>
          <table:table-cell office:value-type="string" calcext:value-type="string">
            <text:p>" y1="</text:p>
          </table:table-cell>
          <table:table-cell table:formula="of:=TEXT([.G70];&quot;000.000&quot;)" office:value-type="string" office:string-value="236.151" calcext:value-type="string">
            <text:p>236.151</text:p>
          </table:table-cell>
          <table:table-cell office:value-type="string" calcext:value-type="string">
            <text:p>" x2="</text:p>
          </table:table-cell>
          <table:table-cell table:formula="of:=TEXT([.I70];&quot;000.000&quot;)" office:value-type="string" office:string-value="105.658" calcext:value-type="string">
            <text:p>105.658</text:p>
          </table:table-cell>
          <table:table-cell office:value-type="string" calcext:value-type="string">
            <text:p>" y2="</text:p>
          </table:table-cell>
          <table:table-cell table:formula="of:=TEXT([.J70];&quot;000.000&quot;)" office:value-type="string" office:string-value="237.975" calcext:value-type="string">
            <text:p>237.97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0:.U70])" office:value-type="string" office:string-value="&lt;line x1=&quot;099.942&quot; y1=&quot;236.151&quot; x2=&quot;105.658&quot; y2=&quot;237.975&quot; style=&quot;fill:none;stroke:#000000;stroke-width:0.75590551;stroke-miterlimit:4;stroke-dasharray:none&quot; /&gt;" calcext:value-type="string">
            <text:p>&lt;line x1="099.942" y1="236.151" x2="105.658" y2="237.97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0]*afact)*90)) / (0.5*PI());&quot;0.###&quot;)" office:value-type="string" office:string-value="197.701" calcext:value-type="string">
            <text:p>197.70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0];&quot;#&quot;)" office:value-type="string" office:string-value="24" calcext:value-type="string">
            <text:p>24</text:p>
          </table:table-cell>
          <table:table-cell office:value-type="string" calcext:value-type="string">
            <text:p>&lt;/text&gt;</text:p>
          </table:table-cell>
          <table:table-cell table:formula="of:=IF(0=MOD([.B70];5);COM.MICROSOFT.CONCAT([.V70:.AK70]);[.V70])" office:value-type="string" office:string-value="&lt;line x1=&quot;099.942&quot; y1=&quot;236.151&quot; x2=&quot;105.658&quot; y2=&quot;237.975&quot; style=&quot;fill:none;stroke:#000000;stroke-width:0.75590551;stroke-miterlimit:4;stroke-dasharray:none&quot; /&gt;" calcext:value-type="string">
            <text:p>&lt;line x1="099.942" y1="236.151" x2="105.658" y2="237.97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0]+1" office:value-type="float" office:value="25" calcext:value-type="float">
            <text:p>25,000</text:p>
          </table:table-cell>
          <table:table-cell table:formula="of:=LOG([.B71])" office:value-type="float" office:value="1.39794000867204" calcext:value-type="float">
            <text:p>1,398</text:p>
          </table:table-cell>
          <table:table-cell table:formula="of:=SIN([.C71]*afact)" office:value-type="float" office:value="-0.345955865596185" calcext:value-type="float">
            <text:p>-0,346</text:p>
          </table:table-cell>
          <table:table-cell table:formula="of:=COS([.C71]*afact)" office:value-type="float" office:value="-0.938250786868625" calcext:value-type="float">
            <text:p>-0,938</text:p>
          </table:table-cell>
          <table:table-cell table:style-name="ce1" table:formula="of:=([.E71]*radius+xoff)*Mmfac" office:value-type="float" office:value="102.967334757589" calcext:value-type="float">
            <text:p>102.967334757589</text:p>
          </table:table-cell>
          <table:table-cell table:style-name="ce1" table:formula="of:=([.D71]*radius+yoff)*Mmfac" office:value-type="float" office:value="227.349268224801" calcext:value-type="float">
            <text:p>227.349268224801</text:p>
          </table:table-cell>
          <table:table-cell table:formula="of:=IF(0=MOD([.B71];100); 3   * strich ;  IF(0=MOD([.B71]; 50); 2.5 * strich ;  IF(0=MOD([.B71]; 10); 2   * strich ;  IF(0=MOD([.B71];  5); 1.5 * strich ;  IF(0=MOD([.B71];  1); 1   * strich ;                     0.6 * strich )))))*-1" office:value-type="float" office:value="-3" calcext:value-type="float">
            <text:p>-3,000</text:p>
          </table:table-cell>
          <table:table-cell table:formula="of:=([.E71]*(radius+[.H71])+xoff)*Mmfac" office:value-type="float" office:value="111.411591839406" calcext:value-type="float">
            <text:p>111.411591839406</text:p>
          </table:table-cell>
          <table:table-cell table:formula="of:=([.D71]*(radius+[.H71])+yoff)*Mmfac" office:value-type="float" office:value="230.462871015167" calcext:value-type="float">
            <text:p>230.462871015167</text:p>
          </table:table-cell>
          <table:table-cell office:value-type="string" calcext:value-type="string">
            <text:p>&lt;line x1="</text:p>
          </table:table-cell>
          <table:table-cell table:formula="of:=TEXT([.F71];&quot;000.000&quot;)" office:value-type="string" office:string-value="102.967" calcext:value-type="string">
            <text:p>102.967</text:p>
          </table:table-cell>
          <table:table-cell office:value-type="string" calcext:value-type="string">
            <text:p>" y1="</text:p>
          </table:table-cell>
          <table:table-cell table:formula="of:=TEXT([.G71];&quot;000.000&quot;)" office:value-type="string" office:string-value="227.349" calcext:value-type="string">
            <text:p>227.349</text:p>
          </table:table-cell>
          <table:table-cell office:value-type="string" calcext:value-type="string">
            <text:p>" x2="</text:p>
          </table:table-cell>
          <table:table-cell table:formula="of:=TEXT([.I71];&quot;000.000&quot;)" office:value-type="string" office:string-value="111.412" calcext:value-type="string">
            <text:p>111.412</text:p>
          </table:table-cell>
          <table:table-cell office:value-type="string" calcext:value-type="string">
            <text:p>" y2="</text:p>
          </table:table-cell>
          <table:table-cell table:formula="of:=TEXT([.J71];&quot;000.000&quot;)" office:value-type="string" office:string-value="230.463" calcext:value-type="string">
            <text:p>230.4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1:.U71])" office:value-type="string" office:string-value="&lt;line x1=&quot;102.967&quot; y1=&quot;227.349&quot; x2=&quot;111.412&quot; y2=&quot;230.463&quot; style=&quot;fill:none;stroke:#000000;stroke-width:0.75590551;stroke-miterlimit:4;stroke-dasharray:none&quot; /&gt;" calcext:value-type="string">
            <text:p>&lt;line x1="102.967" y1="227.349" x2="111.412" y2="230.4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1]*afact)*90)) / (0.5*PI());&quot;0.###&quot;)" office:value-type="string" office:string-value="200.24" calcext:value-type="string">
            <text:p>200.2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1];&quot;#&quot;)" office:value-type="string" office:string-value="25" calcext:value-type="string">
            <text:p>25</text:p>
          </table:table-cell>
          <table:table-cell office:value-type="string" calcext:value-type="string">
            <text:p>&lt;/text&gt;</text:p>
          </table:table-cell>
          <table:table-cell table:formula="of:=IF(0=MOD([.B71];5);COM.MICROSOFT.CONCAT([.V71:.AK71]);[.V71])" office:value-type="string" office:string-value="&lt;line x1=&quot;102.967&quot; y1=&quot;227.349&quot; x2=&quot;111.412&quot; y2=&quot;230.46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00.24, 300, 300)&quot;&gt;25&lt;/text&gt;" calcext:value-type="string">
            <text:p>&lt;line x1="102.967" y1="227.349" x2="111.412" y2="230.46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00.24, 300, 300)"&gt;25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1]+1" office:value-type="float" office:value="26" calcext:value-type="float">
            <text:p>26,000</text:p>
          </table:table-cell>
          <table:table-cell table:formula="of:=LOG([.B72])" office:value-type="float" office:value="1.41497334797082" calcext:value-type="float">
            <text:p>1,415</text:p>
          </table:table-cell>
          <table:table-cell table:formula="of:=SIN([.C72]*afact)" office:value-type="float" office:value="-0.385584031015754" calcext:value-type="float">
            <text:p>-0,386</text:p>
          </table:table-cell>
          <table:table-cell table:formula="of:=COS([.C72]*afact)" office:value-type="float" office:value="-0.922672723681394" calcext:value-type="float">
            <text:p>-0,923</text:p>
          </table:table-cell>
          <table:table-cell table:style-name="ce1" table:formula="of:=([.E72]*radius+xoff)*Mmfac" office:value-type="float" office:value="106.238728026907" calcext:value-type="float">
            <text:p>106.238728026907</text:p>
          </table:table-cell>
          <table:table-cell table:style-name="ce1" table:formula="of:=([.D72]*radius+yoff)*Mmfac" office:value-type="float" office:value="219.027353486692" calcext:value-type="float">
            <text:p>219.027353486692</text:p>
          </table:table-cell>
          <table:table-cell table:formula="of:=IF(0=MOD([.B72];100); 3   * strich ;  IF(0=MOD([.B72]; 50); 2.5 * strich ;  IF(0=MOD([.B72]; 10); 2   * strich ;  IF(0=MOD([.B72];  5); 1.5 * strich ;  IF(0=MOD([.B72];  1); 1   * strich ;                     0.6 * strich )))))*-1" office:value-type="float" office:value="-2" calcext:value-type="float">
            <text:p>-2,000</text:p>
          </table:table-cell>
          <table:table-cell table:formula="of:=([.E72]*(radius+[.H72])+xoff)*Mmfac" office:value-type="float" office:value="111.774764368996" calcext:value-type="float">
            <text:p>111.774764368996</text:p>
          </table:table-cell>
          <table:table-cell table:formula="of:=([.D72]*(radius+[.H72])+yoff)*Mmfac" office:value-type="float" office:value="221.340857672786" calcext:value-type="float">
            <text:p>221.340857672786</text:p>
          </table:table-cell>
          <table:table-cell office:value-type="string" calcext:value-type="string">
            <text:p>&lt;line x1="</text:p>
          </table:table-cell>
          <table:table-cell table:formula="of:=TEXT([.F72];&quot;000.000&quot;)" office:value-type="string" office:string-value="106.239" calcext:value-type="string">
            <text:p>106.239</text:p>
          </table:table-cell>
          <table:table-cell office:value-type="string" calcext:value-type="string">
            <text:p>" y1="</text:p>
          </table:table-cell>
          <table:table-cell table:formula="of:=TEXT([.G72];&quot;000.000&quot;)" office:value-type="string" office:string-value="219.027" calcext:value-type="string">
            <text:p>219.027</text:p>
          </table:table-cell>
          <table:table-cell office:value-type="string" calcext:value-type="string">
            <text:p>" x2="</text:p>
          </table:table-cell>
          <table:table-cell table:formula="of:=TEXT([.I72];&quot;000.000&quot;)" office:value-type="string" office:string-value="111.775" calcext:value-type="string">
            <text:p>111.775</text:p>
          </table:table-cell>
          <table:table-cell office:value-type="string" calcext:value-type="string">
            <text:p>" y2="</text:p>
          </table:table-cell>
          <table:table-cell table:formula="of:=TEXT([.J72];&quot;000.000&quot;)" office:value-type="string" office:string-value="221.341" calcext:value-type="string">
            <text:p>221.34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2:.U72])" office:value-type="string" office:string-value="&lt;line x1=&quot;106.239&quot; y1=&quot;219.027&quot; x2=&quot;111.775&quot; y2=&quot;221.341&quot; style=&quot;fill:none;stroke:#000000;stroke-width:0.75590551;stroke-miterlimit:4;stroke-dasharray:none&quot; /&gt;" calcext:value-type="string">
            <text:p>&lt;line x1="106.239" y1="219.027" x2="111.775" y2="221.34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2]*afact)*90)) / (0.5*PI());&quot;0.###&quot;)" office:value-type="string" office:string-value="202.68" calcext:value-type="string">
            <text:p>202.6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2];&quot;#&quot;)" office:value-type="string" office:string-value="26" calcext:value-type="string">
            <text:p>26</text:p>
          </table:table-cell>
          <table:table-cell office:value-type="string" calcext:value-type="string">
            <text:p>&lt;/text&gt;</text:p>
          </table:table-cell>
          <table:table-cell table:formula="of:=IF(0=MOD([.B72];5);COM.MICROSOFT.CONCAT([.V72:.AK72]);[.V72])" office:value-type="string" office:string-value="&lt;line x1=&quot;106.239&quot; y1=&quot;219.027&quot; x2=&quot;111.775&quot; y2=&quot;221.341&quot; style=&quot;fill:none;stroke:#000000;stroke-width:0.75590551;stroke-miterlimit:4;stroke-dasharray:none&quot; /&gt;" calcext:value-type="string">
            <text:p>&lt;line x1="106.239" y1="219.027" x2="111.775" y2="221.34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2]+1" office:value-type="float" office:value="27" calcext:value-type="float">
            <text:p>27,000</text:p>
          </table:table-cell>
          <table:table-cell table:formula="of:=LOG([.B73])" office:value-type="float" office:value="1.43136376415899" calcext:value-type="float">
            <text:p>1,431</text:p>
          </table:table-cell>
          <table:table-cell table:formula="of:=SIN([.C73]*afact)" office:value-type="float" office:value="-0.423057267328836" calcext:value-type="float">
            <text:p>-0,423</text:p>
          </table:table-cell>
          <table:table-cell table:formula="of:=COS([.C73]*afact)" office:value-type="float" office:value="-0.906102945895365" calcext:value-type="float">
            <text:p>-0,906</text:p>
          </table:table-cell>
          <table:table-cell table:style-name="ce1" table:formula="of:=([.E73]*radius+xoff)*Mmfac" office:value-type="float" office:value="109.718381361973" calcext:value-type="float">
            <text:p>109.718381361973</text:p>
          </table:table-cell>
          <table:table-cell table:style-name="ce1" table:formula="of:=([.D73]*radius+yoff)*Mmfac" office:value-type="float" office:value="211.157973860945" calcext:value-type="float">
            <text:p>211.157973860945</text:p>
          </table:table-cell>
          <table:table-cell table:formula="of:=IF(0=MOD([.B73];100); 3   * strich ;  IF(0=MOD([.B73]; 50); 2.5 * strich ;  IF(0=MOD([.B73]; 10); 2   * strich ;  IF(0=MOD([.B73];  5); 1.5 * strich ;  IF(0=MOD([.B73];  1); 1   * strich ;                     0.6 * strich )))))*-1" office:value-type="float" office:value="-2" calcext:value-type="float">
            <text:p>-2,000</text:p>
          </table:table-cell>
          <table:table-cell table:formula="of:=([.E73]*(radius+[.H73])+xoff)*Mmfac" office:value-type="float" office:value="115.154999037346" calcext:value-type="float">
            <text:p>115.154999037346</text:p>
          </table:table-cell>
          <table:table-cell table:formula="of:=([.D73]*(radius+[.H73])+yoff)*Mmfac" office:value-type="float" office:value="213.696317464917" calcext:value-type="float">
            <text:p>213.696317464917</text:p>
          </table:table-cell>
          <table:table-cell office:value-type="string" calcext:value-type="string">
            <text:p>&lt;line x1="</text:p>
          </table:table-cell>
          <table:table-cell table:formula="of:=TEXT([.F73];&quot;000.000&quot;)" office:value-type="string" office:string-value="109.718" calcext:value-type="string">
            <text:p>109.718</text:p>
          </table:table-cell>
          <table:table-cell office:value-type="string" calcext:value-type="string">
            <text:p>" y1="</text:p>
          </table:table-cell>
          <table:table-cell table:formula="of:=TEXT([.G73];&quot;000.000&quot;)" office:value-type="string" office:string-value="211.158" calcext:value-type="string">
            <text:p>211.158</text:p>
          </table:table-cell>
          <table:table-cell office:value-type="string" calcext:value-type="string">
            <text:p>" x2="</text:p>
          </table:table-cell>
          <table:table-cell table:formula="of:=TEXT([.I73];&quot;000.000&quot;)" office:value-type="string" office:string-value="115.155" calcext:value-type="string">
            <text:p>115.155</text:p>
          </table:table-cell>
          <table:table-cell office:value-type="string" calcext:value-type="string">
            <text:p>" y2="</text:p>
          </table:table-cell>
          <table:table-cell table:formula="of:=TEXT([.J73];&quot;000.000&quot;)" office:value-type="string" office:string-value="213.696" calcext:value-type="string">
            <text:p>213.69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3:.U73])" office:value-type="string" office:string-value="&lt;line x1=&quot;109.718&quot; y1=&quot;211.158&quot; x2=&quot;115.155&quot; y2=&quot;213.696&quot; style=&quot;fill:none;stroke:#000000;stroke-width:0.75590551;stroke-miterlimit:4;stroke-dasharray:none&quot; /&gt;" calcext:value-type="string">
            <text:p>&lt;line x1="109.718" y1="211.158" x2="115.155" y2="213.69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3]*afact)*90)) / (0.5*PI());&quot;0.###&quot;)" office:value-type="string" office:string-value="205.028" calcext:value-type="string">
            <text:p>205.0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3];&quot;#&quot;)" office:value-type="string" office:string-value="27" calcext:value-type="string">
            <text:p>27</text:p>
          </table:table-cell>
          <table:table-cell office:value-type="string" calcext:value-type="string">
            <text:p>&lt;/text&gt;</text:p>
          </table:table-cell>
          <table:table-cell table:formula="of:=IF(0=MOD([.B73];5);COM.MICROSOFT.CONCAT([.V73:.AK73]);[.V73])" office:value-type="string" office:string-value="&lt;line x1=&quot;109.718&quot; y1=&quot;211.158&quot; x2=&quot;115.155&quot; y2=&quot;213.696&quot; style=&quot;fill:none;stroke:#000000;stroke-width:0.75590551;stroke-miterlimit:4;stroke-dasharray:none&quot; /&gt;" calcext:value-type="string">
            <text:p>&lt;line x1="109.718" y1="211.158" x2="115.155" y2="213.69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3]+1" office:value-type="float" office:value="28" calcext:value-type="float">
            <text:p>28,000</text:p>
          </table:table-cell>
          <table:table-cell table:formula="of:=LOG([.B74])" office:value-type="float" office:value="1.44715803134222" calcext:value-type="float">
            <text:p>1,447</text:p>
          </table:table-cell>
          <table:table-cell table:formula="of:=SIN([.C74]*afact)" office:value-type="float" office:value="-0.45849629582225" calcext:value-type="float">
            <text:p>-0,458</text:p>
          </table:table-cell>
          <table:table-cell table:formula="of:=COS([.C74]*afact)" office:value-type="float" office:value="-0.88869631861355" calcext:value-type="float">
            <text:p>-0,889</text:p>
          </table:table-cell>
          <table:table-cell table:style-name="ce1" table:formula="of:=([.E74]*radius+xoff)*Mmfac" office:value-type="float" office:value="113.373773091155" calcext:value-type="float">
            <text:p>113.373773091155</text:p>
          </table:table-cell>
          <table:table-cell table:style-name="ce1" table:formula="of:=([.D74]*radius+yoff)*Mmfac" office:value-type="float" office:value="203.715777877327" calcext:value-type="float">
            <text:p>203.715777877327</text:p>
          </table:table-cell>
          <table:table-cell table:formula="of:=IF(0=MOD([.B74];100); 3   * strich ;  IF(0=MOD([.B74]; 50); 2.5 * strich ;  IF(0=MOD([.B74]; 10); 2   * strich ;  IF(0=MOD([.B74];  5); 1.5 * strich ;  IF(0=MOD([.B74];  1); 1   * strich ;                     0.6 * strich )))))*-1" office:value-type="float" office:value="-2" calcext:value-type="float">
            <text:p>-2,000</text:p>
          </table:table-cell>
          <table:table-cell table:formula="of:=([.E74]*(radius+[.H74])+xoff)*Mmfac" office:value-type="float" office:value="118.705951002836" calcext:value-type="float">
            <text:p>118.705951002836</text:p>
          </table:table-cell>
          <table:table-cell table:formula="of:=([.D74]*(radius+[.H74])+yoff)*Mmfac" office:value-type="float" office:value="206.466755652261" calcext:value-type="float">
            <text:p>206.466755652261</text:p>
          </table:table-cell>
          <table:table-cell office:value-type="string" calcext:value-type="string">
            <text:p>&lt;line x1="</text:p>
          </table:table-cell>
          <table:table-cell table:formula="of:=TEXT([.F74];&quot;000.000&quot;)" office:value-type="string" office:string-value="113.374" calcext:value-type="string">
            <text:p>113.374</text:p>
          </table:table-cell>
          <table:table-cell office:value-type="string" calcext:value-type="string">
            <text:p>" y1="</text:p>
          </table:table-cell>
          <table:table-cell table:formula="of:=TEXT([.G74];&quot;000.000&quot;)" office:value-type="string" office:string-value="203.716" calcext:value-type="string">
            <text:p>203.716</text:p>
          </table:table-cell>
          <table:table-cell office:value-type="string" calcext:value-type="string">
            <text:p>" x2="</text:p>
          </table:table-cell>
          <table:table-cell table:formula="of:=TEXT([.I74];&quot;000.000&quot;)" office:value-type="string" office:string-value="118.706" calcext:value-type="string">
            <text:p>118.706</text:p>
          </table:table-cell>
          <table:table-cell office:value-type="string" calcext:value-type="string">
            <text:p>" y2="</text:p>
          </table:table-cell>
          <table:table-cell table:formula="of:=TEXT([.J74];&quot;000.000&quot;)" office:value-type="string" office:string-value="206.467" calcext:value-type="string">
            <text:p>206.46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4:.U74])" office:value-type="string" office:string-value="&lt;line x1=&quot;113.374&quot; y1=&quot;203.716&quot; x2=&quot;118.706&quot; y2=&quot;206.467&quot; style=&quot;fill:none;stroke:#000000;stroke-width:0.75590551;stroke-miterlimit:4;stroke-dasharray:none&quot; /&gt;" calcext:value-type="string">
            <text:p>&lt;line x1="113.374" y1="203.716" x2="118.706" y2="206.46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4]*afact)*90)) / (0.5*PI());&quot;0.###&quot;)" office:value-type="string" office:string-value="207.29" calcext:value-type="string">
            <text:p>207.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4];&quot;#&quot;)" office:value-type="string" office:string-value="28" calcext:value-type="string">
            <text:p>28</text:p>
          </table:table-cell>
          <table:table-cell office:value-type="string" calcext:value-type="string">
            <text:p>&lt;/text&gt;</text:p>
          </table:table-cell>
          <table:table-cell table:formula="of:=IF(0=MOD([.B74];5);COM.MICROSOFT.CONCAT([.V74:.AK74]);[.V74])" office:value-type="string" office:string-value="&lt;line x1=&quot;113.374&quot; y1=&quot;203.716&quot; x2=&quot;118.706&quot; y2=&quot;206.467&quot; style=&quot;fill:none;stroke:#000000;stroke-width:0.75590551;stroke-miterlimit:4;stroke-dasharray:none&quot; /&gt;" calcext:value-type="string">
            <text:p>&lt;line x1="113.374" y1="203.716" x2="118.706" y2="206.46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4]+1" office:value-type="float" office:value="29" calcext:value-type="float">
            <text:p>29,000</text:p>
          </table:table-cell>
          <table:table-cell table:formula="of:=LOG([.B75])" office:value-type="float" office:value="1.46239799789896" calcext:value-type="float">
            <text:p>1,462</text:p>
          </table:table-cell>
          <table:table-cell table:formula="of:=SIN([.C75]*afact)" office:value-type="float" office:value="-0.492014622960354" calcext:value-type="float">
            <text:p>-0,492</text:p>
          </table:table-cell>
          <table:table-cell table:formula="of:=COS([.C75]*afact)" office:value-type="float" office:value="-0.870586934655684" calcext:value-type="float">
            <text:p>-0,871</text:p>
          </table:table-cell>
          <table:table-cell table:style-name="ce1" table:formula="of:=([.E75]*radius+xoff)*Mmfac" office:value-type="float" office:value="117.176743722306" calcext:value-type="float">
            <text:p>117.176743722306</text:p>
          </table:table-cell>
          <table:table-cell table:style-name="ce1" table:formula="of:=([.D75]*radius+yoff)*Mmfac" office:value-type="float" office:value="196.676929178326" calcext:value-type="float">
            <text:p>196.676929178326</text:p>
          </table:table-cell>
          <table:table-cell table:formula="of:=IF(0=MOD([.B75];100); 3   * strich ;  IF(0=MOD([.B75]; 50); 2.5 * strich ;  IF(0=MOD([.B75]; 10); 2   * strich ;  IF(0=MOD([.B75];  5); 1.5 * strich ;  IF(0=MOD([.B75];  1); 1   * strich ;                     0.6 * strich )))))*-1" office:value-type="float" office:value="-2" calcext:value-type="float">
            <text:p>-2,000</text:p>
          </table:table-cell>
          <table:table-cell table:formula="of:=([.E75]*(radius+[.H75])+xoff)*Mmfac" office:value-type="float" office:value="122.40026533024" calcext:value-type="float">
            <text:p>122.40026533024</text:p>
          </table:table-cell>
          <table:table-cell table:formula="of:=([.D75]*(radius+[.H75])+yoff)*Mmfac" office:value-type="float" office:value="199.629016916088" calcext:value-type="float">
            <text:p>199.629016916088</text:p>
          </table:table-cell>
          <table:table-cell office:value-type="string" calcext:value-type="string">
            <text:p>&lt;line x1="</text:p>
          </table:table-cell>
          <table:table-cell table:formula="of:=TEXT([.F75];&quot;000.000&quot;)" office:value-type="string" office:string-value="117.177" calcext:value-type="string">
            <text:p>117.177</text:p>
          </table:table-cell>
          <table:table-cell office:value-type="string" calcext:value-type="string">
            <text:p>" y1="</text:p>
          </table:table-cell>
          <table:table-cell table:formula="of:=TEXT([.G75];&quot;000.000&quot;)" office:value-type="string" office:string-value="196.677" calcext:value-type="string">
            <text:p>196.677</text:p>
          </table:table-cell>
          <table:table-cell office:value-type="string" calcext:value-type="string">
            <text:p>" x2="</text:p>
          </table:table-cell>
          <table:table-cell table:formula="of:=TEXT([.I75];&quot;000.000&quot;)" office:value-type="string" office:string-value="122.400" calcext:value-type="string">
            <text:p>122.400</text:p>
          </table:table-cell>
          <table:table-cell office:value-type="string" calcext:value-type="string">
            <text:p>" y2="</text:p>
          </table:table-cell>
          <table:table-cell table:formula="of:=TEXT([.J75];&quot;000.000&quot;)" office:value-type="string" office:string-value="199.629" calcext:value-type="string">
            <text:p>199.62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5:.U75])" office:value-type="string" office:string-value="&lt;line x1=&quot;117.177&quot; y1=&quot;196.677&quot; x2=&quot;122.400&quot; y2=&quot;199.629&quot; style=&quot;fill:none;stroke:#000000;stroke-width:0.75590551;stroke-miterlimit:4;stroke-dasharray:none&quot; /&gt;" calcext:value-type="string">
            <text:p>&lt;line x1="117.177" y1="196.677" x2="122.400" y2="199.62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5]*afact)*90)) / (0.5*PI());&quot;0.###&quot;)" office:value-type="string" office:string-value="209.473" calcext:value-type="string">
            <text:p>209.47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5];&quot;#&quot;)" office:value-type="string" office:string-value="29" calcext:value-type="string">
            <text:p>29</text:p>
          </table:table-cell>
          <table:table-cell office:value-type="string" calcext:value-type="string">
            <text:p>&lt;/text&gt;</text:p>
          </table:table-cell>
          <table:table-cell table:formula="of:=IF(0=MOD([.B75];5);COM.MICROSOFT.CONCAT([.V75:.AK75]);[.V75])" office:value-type="string" office:string-value="&lt;line x1=&quot;117.177&quot; y1=&quot;196.677&quot; x2=&quot;122.400&quot; y2=&quot;199.629&quot; style=&quot;fill:none;stroke:#000000;stroke-width:0.75590551;stroke-miterlimit:4;stroke-dasharray:none&quot; /&gt;" calcext:value-type="string">
            <text:p>&lt;line x1="117.177" y1="196.677" x2="122.400" y2="199.62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5]+1" office:value-type="float" office:value="30" calcext:value-type="float">
            <text:p>30,000</text:p>
          </table:table-cell>
          <table:table-cell table:formula="of:=LOG([.B76])" office:value-type="float" office:value="1.47712125471966" calcext:value-type="float">
            <text:p>1,477</text:p>
          </table:table-cell>
          <table:table-cell table:formula="of:=SIN([.C76]*afact)" office:value-type="float" office:value="-0.523718812359357" calcext:value-type="float">
            <text:p>-0,524</text:p>
          </table:table-cell>
          <table:table-cell table:formula="of:=COS([.C76]*afact)" office:value-type="float" office:value="-0.851891193510594" calcext:value-type="float">
            <text:p>-0,852</text:p>
          </table:table-cell>
          <table:table-cell table:style-name="ce1" table:formula="of:=([.E76]*radius+xoff)*Mmfac" office:value-type="float" office:value="121.102849362775" calcext:value-type="float">
            <text:p>121.102849362775</text:p>
          </table:table-cell>
          <table:table-cell table:style-name="ce1" table:formula="of:=([.D76]*radius+yoff)*Mmfac" office:value-type="float" office:value="190.019049404535" calcext:value-type="float">
            <text:p>190.019049404535</text:p>
          </table:table-cell>
          <table:table-cell table:formula="of:=IF(0=MOD([.B76];100); 3   * strich ;  IF(0=MOD([.B76]; 50); 2.5 * strich ;  IF(0=MOD([.B76]; 10); 2   * strich ;  IF(0=MOD([.B76];  5); 1.5 * strich ;  IF(0=MOD([.B76];  1); 1   * strich ;                     0.6 * strich )))))*-1" office:value-type="float" office:value="-4" calcext:value-type="float">
            <text:p>-4,000</text:p>
          </table:table-cell>
          <table:table-cell table:formula="of:=([.E76]*(radius+[.H76])+xoff)*Mmfac" office:value-type="float" office:value="131.325543684902" calcext:value-type="float">
            <text:p>131.325543684902</text:p>
          </table:table-cell>
          <table:table-cell table:formula="of:=([.D76]*(radius+[.H76])+yoff)*Mmfac" office:value-type="float" office:value="196.303675152847" calcext:value-type="float">
            <text:p>196.303675152847</text:p>
          </table:table-cell>
          <table:table-cell office:value-type="string" calcext:value-type="string">
            <text:p>&lt;line x1="</text:p>
          </table:table-cell>
          <table:table-cell table:formula="of:=TEXT([.F76];&quot;000.000&quot;)" office:value-type="string" office:string-value="121.103" calcext:value-type="string">
            <text:p>121.103</text:p>
          </table:table-cell>
          <table:table-cell office:value-type="string" calcext:value-type="string">
            <text:p>" y1="</text:p>
          </table:table-cell>
          <table:table-cell table:formula="of:=TEXT([.G76];&quot;000.000&quot;)" office:value-type="string" office:string-value="190.019" calcext:value-type="string">
            <text:p>190.019</text:p>
          </table:table-cell>
          <table:table-cell office:value-type="string" calcext:value-type="string">
            <text:p>" x2="</text:p>
          </table:table-cell>
          <table:table-cell table:formula="of:=TEXT([.I76];&quot;000.000&quot;)" office:value-type="string" office:string-value="131.326" calcext:value-type="string">
            <text:p>131.326</text:p>
          </table:table-cell>
          <table:table-cell office:value-type="string" calcext:value-type="string">
            <text:p>" y2="</text:p>
          </table:table-cell>
          <table:table-cell table:formula="of:=TEXT([.J76];&quot;000.000&quot;)" office:value-type="string" office:string-value="196.304" calcext:value-type="string">
            <text:p>196.30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6:.U76])" office:value-type="string" office:string-value="&lt;line x1=&quot;121.103&quot; y1=&quot;190.019&quot; x2=&quot;131.326&quot; y2=&quot;196.304&quot; style=&quot;fill:none;stroke:#000000;stroke-width:0.75590551;stroke-miterlimit:4;stroke-dasharray:none&quot; /&gt;" calcext:value-type="string">
            <text:p>&lt;line x1="121.103" y1="190.019" x2="131.326" y2="196.30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6]*afact)*90)) / (0.5*PI());&quot;0.###&quot;)" office:value-type="string" office:string-value="211.582" calcext:value-type="string">
            <text:p>211.58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6];&quot;#&quot;)" office:value-type="string" office:string-value="30" calcext:value-type="string">
            <text:p>30</text:p>
          </table:table-cell>
          <table:table-cell office:value-type="string" calcext:value-type="string">
            <text:p>&lt;/text&gt;</text:p>
          </table:table-cell>
          <table:table-cell table:formula="of:=IF(0=MOD([.B76];5);COM.MICROSOFT.CONCAT([.V76:.AK76]);[.V76])" office:value-type="string" office:string-value="&lt;line x1=&quot;121.103&quot; y1=&quot;190.019&quot; x2=&quot;131.326&quot; y2=&quot;196.304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11.582, 300, 300)&quot;&gt;30&lt;/text&gt;" calcext:value-type="string">
            <text:p>&lt;line x1="121.103" y1="190.019" x2="131.326" y2="196.304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11.582, 300, 300)"&gt;3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6]+1" office:value-type="float" office:value="31" calcext:value-type="float">
            <text:p>31,000</text:p>
          </table:table-cell>
          <table:table-cell table:formula="of:=LOG([.B77])" office:value-type="float" office:value="1.49136169383427" calcext:value-type="float">
            <text:p>1,491</text:p>
          </table:table-cell>
          <table:table-cell table:formula="of:=SIN([.C77]*afact)" office:value-type="float" office:value="-0.553708812364137" calcext:value-type="float">
            <text:p>-0,554</text:p>
          </table:table-cell>
          <table:table-cell table:formula="of:=COS([.C77]*afact)" office:value-type="float" office:value="-0.832710364478728" calcext:value-type="float">
            <text:p>-0,833</text:p>
          </table:table-cell>
          <table:table-cell table:style-name="ce1" table:formula="of:=([.E77]*radius+xoff)*Mmfac" office:value-type="float" office:value="125.130823459467" calcext:value-type="float">
            <text:p>125.130823459467</text:p>
          </table:table-cell>
          <table:table-cell table:style-name="ce1" table:formula="of:=([.D77]*radius+yoff)*Mmfac" office:value-type="float" office:value="183.721149403531" calcext:value-type="float">
            <text:p>183.721149403531</text:p>
          </table:table-cell>
          <table:table-cell table:formula="of:=IF(0=MOD([.B77];100); 3   * strich ;  IF(0=MOD([.B77]; 50); 2.5 * strich ;  IF(0=MOD([.B77]; 10); 2   * strich ;  IF(0=MOD([.B77];  5); 1.5 * strich ;  IF(0=MOD([.B77];  1); 1   * strich ;                     0.6 * strich )))))*-1" office:value-type="float" office:value="-2" calcext:value-type="float">
            <text:p>-2,000</text:p>
          </table:table-cell>
          <table:table-cell table:formula="of:=([.E77]*(radius+[.H77])+xoff)*Mmfac" office:value-type="float" office:value="130.127085646339" calcext:value-type="float">
            <text:p>130.127085646339</text:p>
          </table:table-cell>
          <table:table-cell table:formula="of:=([.D77]*(radius+[.H77])+yoff)*Mmfac" office:value-type="float" office:value="187.043402277716" calcext:value-type="float">
            <text:p>187.043402277716</text:p>
          </table:table-cell>
          <table:table-cell office:value-type="string" calcext:value-type="string">
            <text:p>&lt;line x1="</text:p>
          </table:table-cell>
          <table:table-cell table:formula="of:=TEXT([.F77];&quot;000.000&quot;)" office:value-type="string" office:string-value="125.131" calcext:value-type="string">
            <text:p>125.131</text:p>
          </table:table-cell>
          <table:table-cell office:value-type="string" calcext:value-type="string">
            <text:p>" y1="</text:p>
          </table:table-cell>
          <table:table-cell table:formula="of:=TEXT([.G77];&quot;000.000&quot;)" office:value-type="string" office:string-value="183.721" calcext:value-type="string">
            <text:p>183.721</text:p>
          </table:table-cell>
          <table:table-cell office:value-type="string" calcext:value-type="string">
            <text:p>" x2="</text:p>
          </table:table-cell>
          <table:table-cell table:formula="of:=TEXT([.I77];&quot;000.000&quot;)" office:value-type="string" office:string-value="130.127" calcext:value-type="string">
            <text:p>130.127</text:p>
          </table:table-cell>
          <table:table-cell office:value-type="string" calcext:value-type="string">
            <text:p>" y2="</text:p>
          </table:table-cell>
          <table:table-cell table:formula="of:=TEXT([.J77];&quot;000.000&quot;)" office:value-type="string" office:string-value="187.043" calcext:value-type="string">
            <text:p>187.04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7:.U77])" office:value-type="string" office:string-value="&lt;line x1=&quot;125.131&quot; y1=&quot;183.721&quot; x2=&quot;130.127&quot; y2=&quot;187.043&quot; style=&quot;fill:none;stroke:#000000;stroke-width:0.75590551;stroke-miterlimit:4;stroke-dasharray:none&quot; /&gt;" calcext:value-type="string">
            <text:p>&lt;line x1="125.131" y1="183.721" x2="130.127" y2="187.04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7]*afact)*90)) / (0.5*PI());&quot;0.###&quot;)" office:value-type="string" office:string-value="213.622" calcext:value-type="string">
            <text:p>213.62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7];&quot;#&quot;)" office:value-type="string" office:string-value="31" calcext:value-type="string">
            <text:p>31</text:p>
          </table:table-cell>
          <table:table-cell office:value-type="string" calcext:value-type="string">
            <text:p>&lt;/text&gt;</text:p>
          </table:table-cell>
          <table:table-cell table:formula="of:=IF(0=MOD([.B77];5);COM.MICROSOFT.CONCAT([.V77:.AK77]);[.V77])" office:value-type="string" office:string-value="&lt;line x1=&quot;125.131&quot; y1=&quot;183.721&quot; x2=&quot;130.127&quot; y2=&quot;187.043&quot; style=&quot;fill:none;stroke:#000000;stroke-width:0.75590551;stroke-miterlimit:4;stroke-dasharray:none&quot; /&gt;" calcext:value-type="string">
            <text:p>&lt;line x1="125.131" y1="183.721" x2="130.127" y2="187.04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7]+1" office:value-type="float" office:value="32" calcext:value-type="float">
            <text:p>32,000</text:p>
          </table:table-cell>
          <table:table-cell table:formula="of:=LOG([.B78])" office:value-type="float" office:value="1.50514997831991" calcext:value-type="float">
            <text:p>1,505</text:p>
          </table:table-cell>
          <table:table-cell table:formula="of:=SIN([.C78]*afact)" office:value-type="float" office:value="-0.582078312565907" calcext:value-type="float">
            <text:p>-0,582</text:p>
          </table:table-cell>
          <table:table-cell table:formula="of:=COS([.C78]*afact)" office:value-type="float" office:value="-0.813132730887416" calcext:value-type="float">
            <text:p>-0,813</text:p>
          </table:table-cell>
          <table:table-cell table:style-name="ce1" table:formula="of:=([.E78]*radius+xoff)*Mmfac" office:value-type="float" office:value="129.242126513643" calcext:value-type="float">
            <text:p>129.242126513643</text:p>
          </table:table-cell>
          <table:table-cell table:style-name="ce1" table:formula="of:=([.D78]*radius+yoff)*Mmfac" office:value-type="float" office:value="177.76355436116" calcext:value-type="float">
            <text:p>177.76355436116</text:p>
          </table:table-cell>
          <table:table-cell table:formula="of:=IF(0=MOD([.B78];100); 3   * strich ;  IF(0=MOD([.B78]; 50); 2.5 * strich ;  IF(0=MOD([.B78]; 10); 2   * strich ;  IF(0=MOD([.B78];  5); 1.5 * strich ;  IF(0=MOD([.B78];  1); 1   * strich ;                     0.6 * strich )))))*-1" office:value-type="float" office:value="-2" calcext:value-type="float">
            <text:p>-2,000</text:p>
          </table:table-cell>
          <table:table-cell table:formula="of:=([.E78]*(radius+[.H78])+xoff)*Mmfac" office:value-type="float" office:value="134.120922898967" calcext:value-type="float">
            <text:p>134.120922898967</text:p>
          </table:table-cell>
          <table:table-cell table:formula="of:=([.D78]*(radius+[.H78])+yoff)*Mmfac" office:value-type="float" office:value="181.256024236555" calcext:value-type="float">
            <text:p>181.256024236555</text:p>
          </table:table-cell>
          <table:table-cell office:value-type="string" calcext:value-type="string">
            <text:p>&lt;line x1="</text:p>
          </table:table-cell>
          <table:table-cell table:formula="of:=TEXT([.F78];&quot;000.000&quot;)" office:value-type="string" office:string-value="129.242" calcext:value-type="string">
            <text:p>129.242</text:p>
          </table:table-cell>
          <table:table-cell office:value-type="string" calcext:value-type="string">
            <text:p>" y1="</text:p>
          </table:table-cell>
          <table:table-cell table:formula="of:=TEXT([.G78];&quot;000.000&quot;)" office:value-type="string" office:string-value="177.764" calcext:value-type="string">
            <text:p>177.764</text:p>
          </table:table-cell>
          <table:table-cell office:value-type="string" calcext:value-type="string">
            <text:p>" x2="</text:p>
          </table:table-cell>
          <table:table-cell table:formula="of:=TEXT([.I78];&quot;000.000&quot;)" office:value-type="string" office:string-value="134.121" calcext:value-type="string">
            <text:p>134.121</text:p>
          </table:table-cell>
          <table:table-cell office:value-type="string" calcext:value-type="string">
            <text:p>" y2="</text:p>
          </table:table-cell>
          <table:table-cell table:formula="of:=TEXT([.J78];&quot;000.000&quot;)" office:value-type="string" office:string-value="181.256" calcext:value-type="string">
            <text:p>181.2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8:.U78])" office:value-type="string" office:string-value="&lt;line x1=&quot;129.242&quot; y1=&quot;177.764&quot; x2=&quot;134.121&quot; y2=&quot;181.256&quot; style=&quot;fill:none;stroke:#000000;stroke-width:0.75590551;stroke-miterlimit:4;stroke-dasharray:none&quot; /&gt;" calcext:value-type="string">
            <text:p>&lt;line x1="129.242" y1="177.764" x2="134.121" y2="181.2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8]*afact)*90)) / (0.5*PI());&quot;0.###&quot;)" office:value-type="string" office:string-value="215.597" calcext:value-type="string">
            <text:p>215.59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8];&quot;#&quot;)" office:value-type="string" office:string-value="32" calcext:value-type="string">
            <text:p>32</text:p>
          </table:table-cell>
          <table:table-cell office:value-type="string" calcext:value-type="string">
            <text:p>&lt;/text&gt;</text:p>
          </table:table-cell>
          <table:table-cell table:formula="of:=IF(0=MOD([.B78];5);COM.MICROSOFT.CONCAT([.V78:.AK78]);[.V78])" office:value-type="string" office:string-value="&lt;line x1=&quot;129.242&quot; y1=&quot;177.764&quot; x2=&quot;134.121&quot; y2=&quot;181.256&quot; style=&quot;fill:none;stroke:#000000;stroke-width:0.75590551;stroke-miterlimit:4;stroke-dasharray:none&quot; /&gt;" calcext:value-type="string">
            <text:p>&lt;line x1="129.242" y1="177.764" x2="134.121" y2="181.25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8]+1" office:value-type="float" office:value="33" calcext:value-type="float">
            <text:p>33,000</text:p>
          </table:table-cell>
          <table:table-cell table:formula="of:=LOG([.B79])" office:value-type="float" office:value="1.51851393987789" calcext:value-type="float">
            <text:p>1,519</text:p>
          </table:table-cell>
          <table:table-cell table:formula="of:=SIN([.C79]*afact)" office:value-type="float" office:value="-0.608915111235159" calcext:value-type="float">
            <text:p>-0,609</text:p>
          </table:table-cell>
          <table:table-cell table:formula="of:=COS([.C79]*afact)" office:value-type="float" office:value="-0.793235392118553" calcext:value-type="float">
            <text:p>-0,793</text:p>
          </table:table-cell>
          <table:table-cell table:style-name="ce1" table:formula="of:=([.E79]*radius+xoff)*Mmfac" office:value-type="float" office:value="133.420567655104" calcext:value-type="float">
            <text:p>133.420567655104</text:p>
          </table:table-cell>
          <table:table-cell table:style-name="ce1" table:formula="of:=([.D79]*radius+yoff)*Mmfac" office:value-type="float" office:value="172.127826640617" calcext:value-type="float">
            <text:p>172.127826640617</text:p>
          </table:table-cell>
          <table:table-cell table:formula="of:=IF(0=MOD([.B79];100); 3   * strich ;  IF(0=MOD([.B79]; 50); 2.5 * strich ;  IF(0=MOD([.B79]; 10); 2   * strich ;  IF(0=MOD([.B79];  5); 1.5 * strich ;  IF(0=MOD([.B79];  1); 1   * strich ;                     0.6 * strich )))))*-1" office:value-type="float" office:value="-2" calcext:value-type="float">
            <text:p>-2,000</text:p>
          </table:table-cell>
          <table:table-cell table:formula="of:=([.E79]*(radius+[.H79])+xoff)*Mmfac" office:value-type="float" office:value="138.179980007815" calcext:value-type="float">
            <text:p>138.179980007815</text:p>
          </table:table-cell>
          <table:table-cell table:formula="of:=([.D79]*(radius+[.H79])+yoff)*Mmfac" office:value-type="float" office:value="175.781317308028" calcext:value-type="float">
            <text:p>175.781317308028</text:p>
          </table:table-cell>
          <table:table-cell office:value-type="string" calcext:value-type="string">
            <text:p>&lt;line x1="</text:p>
          </table:table-cell>
          <table:table-cell table:formula="of:=TEXT([.F79];&quot;000.000&quot;)" office:value-type="string" office:string-value="133.421" calcext:value-type="string">
            <text:p>133.421</text:p>
          </table:table-cell>
          <table:table-cell office:value-type="string" calcext:value-type="string">
            <text:p>" y1="</text:p>
          </table:table-cell>
          <table:table-cell table:formula="of:=TEXT([.G79];&quot;000.000&quot;)" office:value-type="string" office:string-value="172.128" calcext:value-type="string">
            <text:p>172.128</text:p>
          </table:table-cell>
          <table:table-cell office:value-type="string" calcext:value-type="string">
            <text:p>" x2="</text:p>
          </table:table-cell>
          <table:table-cell table:formula="of:=TEXT([.I79];&quot;000.000&quot;)" office:value-type="string" office:string-value="138.180" calcext:value-type="string">
            <text:p>138.180</text:p>
          </table:table-cell>
          <table:table-cell office:value-type="string" calcext:value-type="string">
            <text:p>" y2="</text:p>
          </table:table-cell>
          <table:table-cell table:formula="of:=TEXT([.J79];&quot;000.000&quot;)" office:value-type="string" office:string-value="175.781" calcext:value-type="string">
            <text:p>175.78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79:.U79])" office:value-type="string" office:string-value="&lt;line x1=&quot;133.421&quot; y1=&quot;172.128&quot; x2=&quot;138.180&quot; y2=&quot;175.781&quot; style=&quot;fill:none;stroke:#000000;stroke-width:0.75590551;stroke-miterlimit:4;stroke-dasharray:none&quot; /&gt;" calcext:value-type="string">
            <text:p>&lt;line x1="133.421" y1="172.128" x2="138.180" y2="175.78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79]*afact)*90)) / (0.5*PI());&quot;0.###&quot;)" office:value-type="string" office:string-value="217.511" calcext:value-type="string">
            <text:p>217.5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79];&quot;#&quot;)" office:value-type="string" office:string-value="33" calcext:value-type="string">
            <text:p>33</text:p>
          </table:table-cell>
          <table:table-cell office:value-type="string" calcext:value-type="string">
            <text:p>&lt;/text&gt;</text:p>
          </table:table-cell>
          <table:table-cell table:formula="of:=IF(0=MOD([.B79];5);COM.MICROSOFT.CONCAT([.V79:.AK79]);[.V79])" office:value-type="string" office:string-value="&lt;line x1=&quot;133.421&quot; y1=&quot;172.128&quot; x2=&quot;138.180&quot; y2=&quot;175.781&quot; style=&quot;fill:none;stroke:#000000;stroke-width:0.75590551;stroke-miterlimit:4;stroke-dasharray:none&quot; /&gt;" calcext:value-type="string">
            <text:p>&lt;line x1="133.421" y1="172.128" x2="138.180" y2="175.78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79]+1" office:value-type="float" office:value="34" calcext:value-type="float">
            <text:p>34,000</text:p>
          </table:table-cell>
          <table:table-cell table:formula="of:=LOG([.B80])" office:value-type="float" office:value="1.53147891704226" calcext:value-type="float">
            <text:p>1,531</text:p>
          </table:table-cell>
          <table:table-cell table:formula="of:=SIN([.C80]*afact)" office:value-type="float" office:value="-0.634301481640516" calcext:value-type="float">
            <text:p>-0,634</text:p>
          </table:table-cell>
          <table:table-cell table:formula="of:=COS([.C80]*afact)" office:value-type="float" office:value="-0.773085784624609" calcext:value-type="float">
            <text:p>-0,773</text:p>
          </table:table-cell>
          <table:table-cell table:style-name="ce1" table:formula="of:=([.E80]*radius+xoff)*Mmfac" office:value-type="float" office:value="137.651985228832" calcext:value-type="float">
            <text:p>137.651985228832</text:p>
          </table:table-cell>
          <table:table-cell table:style-name="ce1" table:formula="of:=([.D80]*radius+yoff)*Mmfac" office:value-type="float" office:value="166.796688855492" calcext:value-type="float">
            <text:p>166.796688855492</text:p>
          </table:table-cell>
          <table:table-cell table:formula="of:=IF(0=MOD([.B80];100); 3   * strich ;  IF(0=MOD([.B80]; 50); 2.5 * strich ;  IF(0=MOD([.B80]; 10); 2   * strich ;  IF(0=MOD([.B80];  5); 1.5 * strich ;  IF(0=MOD([.B80];  1); 1   * strich ;                     0.6 * strich )))))*-1" office:value-type="float" office:value="-2" calcext:value-type="float">
            <text:p>-2,000</text:p>
          </table:table-cell>
          <table:table-cell table:formula="of:=([.E80]*(radius+[.H80])+xoff)*Mmfac" office:value-type="float" office:value="142.29049993658" calcext:value-type="float">
            <text:p>142.29049993658</text:p>
          </table:table-cell>
          <table:table-cell table:formula="of:=([.D80]*(radius+[.H80])+yoff)*Mmfac" office:value-type="float" office:value="170.602497745335" calcext:value-type="float">
            <text:p>170.602497745335</text:p>
          </table:table-cell>
          <table:table-cell office:value-type="string" calcext:value-type="string">
            <text:p>&lt;line x1="</text:p>
          </table:table-cell>
          <table:table-cell table:formula="of:=TEXT([.F80];&quot;000.000&quot;)" office:value-type="string" office:string-value="137.652" calcext:value-type="string">
            <text:p>137.652</text:p>
          </table:table-cell>
          <table:table-cell office:value-type="string" calcext:value-type="string">
            <text:p>" y1="</text:p>
          </table:table-cell>
          <table:table-cell table:formula="of:=TEXT([.G80];&quot;000.000&quot;)" office:value-type="string" office:string-value="166.797" calcext:value-type="string">
            <text:p>166.797</text:p>
          </table:table-cell>
          <table:table-cell office:value-type="string" calcext:value-type="string">
            <text:p>" x2="</text:p>
          </table:table-cell>
          <table:table-cell table:formula="of:=TEXT([.I80];&quot;000.000&quot;)" office:value-type="string" office:string-value="142.290" calcext:value-type="string">
            <text:p>142.290</text:p>
          </table:table-cell>
          <table:table-cell office:value-type="string" calcext:value-type="string">
            <text:p>" y2="</text:p>
          </table:table-cell>
          <table:table-cell table:formula="of:=TEXT([.J80];&quot;000.000&quot;)" office:value-type="string" office:string-value="170.602" calcext:value-type="string">
            <text:p>170.60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0:.U80])" office:value-type="string" office:string-value="&lt;line x1=&quot;137.652&quot; y1=&quot;166.797&quot; x2=&quot;142.290&quot; y2=&quot;170.602&quot; style=&quot;fill:none;stroke:#000000;stroke-width:0.75590551;stroke-miterlimit:4;stroke-dasharray:none&quot; /&gt;" calcext:value-type="string">
            <text:p>&lt;line x1="137.652" y1="166.797" x2="142.290" y2="170.60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0]*afact)*90)) / (0.5*PI());&quot;0.###&quot;)" office:value-type="string" office:string-value="219.368" calcext:value-type="string">
            <text:p>219.36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0];&quot;#&quot;)" office:value-type="string" office:string-value="34" calcext:value-type="string">
            <text:p>34</text:p>
          </table:table-cell>
          <table:table-cell office:value-type="string" calcext:value-type="string">
            <text:p>&lt;/text&gt;</text:p>
          </table:table-cell>
          <table:table-cell table:formula="of:=IF(0=MOD([.B80];5);COM.MICROSOFT.CONCAT([.V80:.AK80]);[.V80])" office:value-type="string" office:string-value="&lt;line x1=&quot;137.652&quot; y1=&quot;166.797&quot; x2=&quot;142.290&quot; y2=&quot;170.602&quot; style=&quot;fill:none;stroke:#000000;stroke-width:0.75590551;stroke-miterlimit:4;stroke-dasharray:none&quot; /&gt;" calcext:value-type="string">
            <text:p>&lt;line x1="137.652" y1="166.797" x2="142.290" y2="170.60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0]+1" office:value-type="float" office:value="35" calcext:value-type="float">
            <text:p>35,000</text:p>
          </table:table-cell>
          <table:table-cell table:formula="of:=LOG([.B81])" office:value-type="float" office:value="1.54406804435028" calcext:value-type="float">
            <text:p>1,544</text:p>
          </table:table-cell>
          <table:table-cell table:formula="of:=SIN([.C81]*afact)" office:value-type="float" office:value="-0.65831452939531" calcext:value-type="float">
            <text:p>-0,658</text:p>
          </table:table-cell>
          <table:table-cell table:formula="of:=COS([.C81]*afact)" office:value-type="float" office:value="-0.75274297099809" calcext:value-type="float">
            <text:p>-0,753</text:p>
          </table:table-cell>
          <table:table-cell table:style-name="ce1" table:formula="of:=([.E81]*radius+xoff)*Mmfac" office:value-type="float" office:value="141.923976090401" calcext:value-type="float">
            <text:p>141.923976090401</text:p>
          </table:table-cell>
          <table:table-cell table:style-name="ce1" table:formula="of:=([.D81]*radius+yoff)*Mmfac" office:value-type="float" office:value="161.753948826985" calcext:value-type="float">
            <text:p>161.753948826985</text:p>
          </table:table-cell>
          <table:table-cell table:formula="of:=IF(0=MOD([.B81];100); 3   * strich ;  IF(0=MOD([.B81]; 50); 2.5 * strich ;  IF(0=MOD([.B81]; 10); 2   * strich ;  IF(0=MOD([.B81];  5); 1.5 * strich ;  IF(0=MOD([.B81];  1); 1   * strich ;                     0.6 * strich )))))*-1" office:value-type="float" office:value="-3" calcext:value-type="float">
            <text:p>-3,000</text:p>
          </table:table-cell>
          <table:table-cell table:formula="of:=([.E81]*(radius+[.H81])+xoff)*Mmfac" office:value-type="float" office:value="148.698662829384" calcext:value-type="float">
            <text:p>148.698662829384</text:p>
          </table:table-cell>
          <table:table-cell table:formula="of:=([.D81]*(radius+[.H81])+yoff)*Mmfac" office:value-type="float" office:value="167.678779591543" calcext:value-type="float">
            <text:p>167.678779591543</text:p>
          </table:table-cell>
          <table:table-cell office:value-type="string" calcext:value-type="string">
            <text:p>&lt;line x1="</text:p>
          </table:table-cell>
          <table:table-cell table:formula="of:=TEXT([.F81];&quot;000.000&quot;)" office:value-type="string" office:string-value="141.924" calcext:value-type="string">
            <text:p>141.924</text:p>
          </table:table-cell>
          <table:table-cell office:value-type="string" calcext:value-type="string">
            <text:p>" y1="</text:p>
          </table:table-cell>
          <table:table-cell table:formula="of:=TEXT([.G81];&quot;000.000&quot;)" office:value-type="string" office:string-value="161.754" calcext:value-type="string">
            <text:p>161.754</text:p>
          </table:table-cell>
          <table:table-cell office:value-type="string" calcext:value-type="string">
            <text:p>" x2="</text:p>
          </table:table-cell>
          <table:table-cell table:formula="of:=TEXT([.I81];&quot;000.000&quot;)" office:value-type="string" office:string-value="148.699" calcext:value-type="string">
            <text:p>148.699</text:p>
          </table:table-cell>
          <table:table-cell office:value-type="string" calcext:value-type="string">
            <text:p>" y2="</text:p>
          </table:table-cell>
          <table:table-cell table:formula="of:=TEXT([.J81];&quot;000.000&quot;)" office:value-type="string" office:string-value="167.679" calcext:value-type="string">
            <text:p>167.67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1:.U81])" office:value-type="string" office:string-value="&lt;line x1=&quot;141.924&quot; y1=&quot;161.754&quot; x2=&quot;148.699&quot; y2=&quot;167.679&quot; style=&quot;fill:none;stroke:#000000;stroke-width:0.75590551;stroke-miterlimit:4;stroke-dasharray:none&quot; /&gt;" calcext:value-type="string">
            <text:p>&lt;line x1="141.924" y1="161.754" x2="148.699" y2="167.67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1]*afact)*90)) / (0.5*PI());&quot;0.###&quot;)" office:value-type="string" office:string-value="221.171" calcext:value-type="string">
            <text:p>221.17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1];&quot;#&quot;)" office:value-type="string" office:string-value="35" calcext:value-type="string">
            <text:p>35</text:p>
          </table:table-cell>
          <table:table-cell office:value-type="string" calcext:value-type="string">
            <text:p>&lt;/text&gt;</text:p>
          </table:table-cell>
          <table:table-cell table:formula="of:=IF(0=MOD([.B81];5);COM.MICROSOFT.CONCAT([.V81:.AK81]);[.V81])" office:value-type="string" office:string-value="&lt;line x1=&quot;141.924&quot; y1=&quot;161.754&quot; x2=&quot;148.699&quot; y2=&quot;167.679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21.171, 300, 300)&quot;&gt;35&lt;/text&gt;" calcext:value-type="string">
            <text:p>&lt;line x1="141.924" y1="161.754" x2="148.699" y2="167.679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21.171, 300, 300)"&gt;35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1]+1" office:value-type="float" office:value="36" calcext:value-type="float">
            <text:p>36,000</text:p>
          </table:table-cell>
          <table:table-cell table:formula="of:=LOG([.B82])" office:value-type="float" office:value="1.55630250076729" calcext:value-type="float">
            <text:p>1,556</text:p>
          </table:table-cell>
          <table:table-cell table:formula="of:=SIN([.C82]*afact)" office:value-type="float" office:value="-0.681026535875454" calcext:value-type="float">
            <text:p>-0,681</text:p>
          </table:table-cell>
          <table:table-cell table:formula="of:=COS([.C82]*afact)" office:value-type="float" office:value="-0.732258736672687" calcext:value-type="float">
            <text:p>-0,732</text:p>
          </table:table-cell>
          <table:table-cell table:style-name="ce1" table:formula="of:=([.E82]*radius+xoff)*Mmfac" office:value-type="float" office:value="146.225665298736" calcext:value-type="float">
            <text:p>146.225665298736</text:p>
          </table:table-cell>
          <table:table-cell table:style-name="ce1" table:formula="of:=([.D82]*radius+yoff)*Mmfac" office:value-type="float" office:value="156.984427466155" calcext:value-type="float">
            <text:p>156.984427466155</text:p>
          </table:table-cell>
          <table:table-cell table:formula="of:=IF(0=MOD([.B82];100); 3   * strich ;  IF(0=MOD([.B82]; 50); 2.5 * strich ;  IF(0=MOD([.B82]; 10); 2   * strich ;  IF(0=MOD([.B82];  5); 1.5 * strich ;  IF(0=MOD([.B82];  1); 1   * strich ;                     0.6 * strich )))))*-1" office:value-type="float" office:value="-2" calcext:value-type="float">
            <text:p>-2,000</text:p>
          </table:table-cell>
          <table:table-cell table:formula="of:=([.E82]*(radius+[.H82])+xoff)*Mmfac" office:value-type="float" office:value="150.619217718772" calcext:value-type="float">
            <text:p>150.619217718772</text:p>
          </table:table-cell>
          <table:table-cell table:formula="of:=([.D82]*(radius+[.H82])+yoff)*Mmfac" office:value-type="float" office:value="161.070586681407" calcext:value-type="float">
            <text:p>161.070586681407</text:p>
          </table:table-cell>
          <table:table-cell office:value-type="string" calcext:value-type="string">
            <text:p>&lt;line x1="</text:p>
          </table:table-cell>
          <table:table-cell table:formula="of:=TEXT([.F82];&quot;000.000&quot;)" office:value-type="string" office:string-value="146.226" calcext:value-type="string">
            <text:p>146.226</text:p>
          </table:table-cell>
          <table:table-cell office:value-type="string" calcext:value-type="string">
            <text:p>" y1="</text:p>
          </table:table-cell>
          <table:table-cell table:formula="of:=TEXT([.G82];&quot;000.000&quot;)" office:value-type="string" office:string-value="156.984" calcext:value-type="string">
            <text:p>156.984</text:p>
          </table:table-cell>
          <table:table-cell office:value-type="string" calcext:value-type="string">
            <text:p>" x2="</text:p>
          </table:table-cell>
          <table:table-cell table:formula="of:=TEXT([.I82];&quot;000.000&quot;)" office:value-type="string" office:string-value="150.619" calcext:value-type="string">
            <text:p>150.619</text:p>
          </table:table-cell>
          <table:table-cell office:value-type="string" calcext:value-type="string">
            <text:p>" y2="</text:p>
          </table:table-cell>
          <table:table-cell table:formula="of:=TEXT([.J82];&quot;000.000&quot;)" office:value-type="string" office:string-value="161.071" calcext:value-type="string">
            <text:p>161.07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2:.U82])" office:value-type="string" office:string-value="&lt;line x1=&quot;146.226&quot; y1=&quot;156.984&quot; x2=&quot;150.619&quot; y2=&quot;161.071&quot; style=&quot;fill:none;stroke:#000000;stroke-width:0.75590551;stroke-miterlimit:4;stroke-dasharray:none&quot; /&gt;" calcext:value-type="string">
            <text:p>&lt;line x1="146.226" y1="156.984" x2="150.619" y2="161.07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2]*afact)*90)) / (0.5*PI());&quot;0.###&quot;)" office:value-type="string" office:string-value="222.924" calcext:value-type="string">
            <text:p>222.92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2];&quot;#&quot;)" office:value-type="string" office:string-value="36" calcext:value-type="string">
            <text:p>36</text:p>
          </table:table-cell>
          <table:table-cell office:value-type="string" calcext:value-type="string">
            <text:p>&lt;/text&gt;</text:p>
          </table:table-cell>
          <table:table-cell table:formula="of:=IF(0=MOD([.B82];5);COM.MICROSOFT.CONCAT([.V82:.AK82]);[.V82])" office:value-type="string" office:string-value="&lt;line x1=&quot;146.226&quot; y1=&quot;156.984&quot; x2=&quot;150.619&quot; y2=&quot;161.071&quot; style=&quot;fill:none;stroke:#000000;stroke-width:0.75590551;stroke-miterlimit:4;stroke-dasharray:none&quot; /&gt;" calcext:value-type="string">
            <text:p>&lt;line x1="146.226" y1="156.984" x2="150.619" y2="161.07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2]+1" office:value-type="float" office:value="37" calcext:value-type="float">
            <text:p>37,000</text:p>
          </table:table-cell>
          <table:table-cell table:formula="of:=LOG([.B83])" office:value-type="float" office:value="1.56820172406699" calcext:value-type="float">
            <text:p>1,568</text:p>
          </table:table-cell>
          <table:table-cell table:formula="of:=SIN([.C83]*afact)" office:value-type="float" office:value="-0.702505284766057" calcext:value-type="float">
            <text:p>-0,703</text:p>
          </table:table-cell>
          <table:table-cell table:formula="of:=COS([.C83]*afact)" office:value-type="float" office:value="-0.711678526355658" calcext:value-type="float">
            <text:p>-0,712</text:p>
          </table:table-cell>
          <table:table-cell table:style-name="ce1" table:formula="of:=([.E83]*radius+xoff)*Mmfac" office:value-type="float" office:value="150.547509465312" calcext:value-type="float">
            <text:p>150.547509465312</text:p>
          </table:table-cell>
          <table:table-cell table:style-name="ce1" table:formula="of:=([.D83]*radius+yoff)*Mmfac" office:value-type="float" office:value="152.473890199128" calcext:value-type="float">
            <text:p>152.473890199128</text:p>
          </table:table-cell>
          <table:table-cell table:formula="of:=IF(0=MOD([.B83];100); 3   * strich ;  IF(0=MOD([.B83]; 50); 2.5 * strich ;  IF(0=MOD([.B83]; 10); 2   * strich ;  IF(0=MOD([.B83];  5); 1.5 * strich ;  IF(0=MOD([.B83];  1); 1   * strich ;                     0.6 * strich )))))*-1" office:value-type="float" office:value="-2" calcext:value-type="float">
            <text:p>-2,000</text:p>
          </table:table-cell>
          <table:table-cell table:formula="of:=([.E83]*(radius+[.H83])+xoff)*Mmfac" office:value-type="float" office:value="154.817580623446" calcext:value-type="float">
            <text:p>154.817580623446</text:p>
          </table:table-cell>
          <table:table-cell table:formula="of:=([.D83]*(radius+[.H83])+yoff)*Mmfac" office:value-type="float" office:value="156.688921907724" calcext:value-type="float">
            <text:p>156.688921907724</text:p>
          </table:table-cell>
          <table:table-cell office:value-type="string" calcext:value-type="string">
            <text:p>&lt;line x1="</text:p>
          </table:table-cell>
          <table:table-cell table:formula="of:=TEXT([.F83];&quot;000.000&quot;)" office:value-type="string" office:string-value="150.548" calcext:value-type="string">
            <text:p>150.548</text:p>
          </table:table-cell>
          <table:table-cell office:value-type="string" calcext:value-type="string">
            <text:p>" y1="</text:p>
          </table:table-cell>
          <table:table-cell table:formula="of:=TEXT([.G83];&quot;000.000&quot;)" office:value-type="string" office:string-value="152.474" calcext:value-type="string">
            <text:p>152.474</text:p>
          </table:table-cell>
          <table:table-cell office:value-type="string" calcext:value-type="string">
            <text:p>" x2="</text:p>
          </table:table-cell>
          <table:table-cell table:formula="of:=TEXT([.I83];&quot;000.000&quot;)" office:value-type="string" office:string-value="154.818" calcext:value-type="string">
            <text:p>154.818</text:p>
          </table:table-cell>
          <table:table-cell office:value-type="string" calcext:value-type="string">
            <text:p>" y2="</text:p>
          </table:table-cell>
          <table:table-cell table:formula="of:=TEXT([.J83];&quot;000.000&quot;)" office:value-type="string" office:string-value="156.689" calcext:value-type="string">
            <text:p>156.6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3:.U83])" office:value-type="string" office:string-value="&lt;line x1=&quot;150.548&quot; y1=&quot;152.474&quot; x2=&quot;154.818&quot; y2=&quot;156.689&quot; style=&quot;fill:none;stroke:#000000;stroke-width:0.75590551;stroke-miterlimit:4;stroke-dasharray:none&quot; /&gt;" calcext:value-type="string">
            <text:p>&lt;line x1="150.548" y1="152.474" x2="154.818" y2="156.6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3]*afact)*90)) / (0.5*PI());&quot;0.###&quot;)" office:value-type="string" office:string-value="224.628" calcext:value-type="string">
            <text:p>224.6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3];&quot;#&quot;)" office:value-type="string" office:string-value="37" calcext:value-type="string">
            <text:p>37</text:p>
          </table:table-cell>
          <table:table-cell office:value-type="string" calcext:value-type="string">
            <text:p>&lt;/text&gt;</text:p>
          </table:table-cell>
          <table:table-cell table:formula="of:=IF(0=MOD([.B83];5);COM.MICROSOFT.CONCAT([.V83:.AK83]);[.V83])" office:value-type="string" office:string-value="&lt;line x1=&quot;150.548&quot; y1=&quot;152.474&quot; x2=&quot;154.818&quot; y2=&quot;156.689&quot; style=&quot;fill:none;stroke:#000000;stroke-width:0.75590551;stroke-miterlimit:4;stroke-dasharray:none&quot; /&gt;" calcext:value-type="string">
            <text:p>&lt;line x1="150.548" y1="152.474" x2="154.818" y2="156.68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3]+1" office:value-type="float" office:value="38" calcext:value-type="float">
            <text:p>38,000</text:p>
          </table:table-cell>
          <table:table-cell table:formula="of:=LOG([.B84])" office:value-type="float" office:value="1.57978359661681" calcext:value-type="float">
            <text:p>1,580</text:p>
          </table:table-cell>
          <table:table-cell table:formula="of:=SIN([.C84]*afact)" office:value-type="float" office:value="-0.722814370184972" calcext:value-type="float">
            <text:p>-0,723</text:p>
          </table:table-cell>
          <table:table-cell table:formula="of:=COS([.C84]*afact)" office:value-type="float" office:value="-0.691042246359875" calcext:value-type="float">
            <text:p>-0,691</text:p>
          </table:table-cell>
          <table:table-cell table:style-name="ce1" table:formula="of:=([.E84]*radius+xoff)*Mmfac" office:value-type="float" office:value="154.881128264426" calcext:value-type="float">
            <text:p>154.881128264426</text:p>
          </table:table-cell>
          <table:table-cell table:style-name="ce1" table:formula="of:=([.D84]*radius+yoff)*Mmfac" office:value-type="float" office:value="148.208982261156" calcext:value-type="float">
            <text:p>148.208982261156</text:p>
          </table:table-cell>
          <table:table-cell table:formula="of:=IF(0=MOD([.B84];100); 3   * strich ;  IF(0=MOD([.B84]; 50); 2.5 * strich ;  IF(0=MOD([.B84]; 10); 2   * strich ;  IF(0=MOD([.B84];  5); 1.5 * strich ;  IF(0=MOD([.B84];  1); 1   * strich ;                     0.6 * strich )))))*-1" office:value-type="float" office:value="-2" calcext:value-type="float">
            <text:p>-2,000</text:p>
          </table:table-cell>
          <table:table-cell table:formula="of:=([.E84]*(radius+[.H84])+xoff)*Mmfac" office:value-type="float" office:value="159.027381742586" calcext:value-type="float">
            <text:p>159.027381742586</text:p>
          </table:table-cell>
          <table:table-cell table:formula="of:=([.D84]*(radius+[.H84])+yoff)*Mmfac" office:value-type="float" office:value="152.545868482266" calcext:value-type="float">
            <text:p>152.545868482266</text:p>
          </table:table-cell>
          <table:table-cell office:value-type="string" calcext:value-type="string">
            <text:p>&lt;line x1="</text:p>
          </table:table-cell>
          <table:table-cell table:formula="of:=TEXT([.F84];&quot;000.000&quot;)" office:value-type="string" office:string-value="154.881" calcext:value-type="string">
            <text:p>154.881</text:p>
          </table:table-cell>
          <table:table-cell office:value-type="string" calcext:value-type="string">
            <text:p>" y1="</text:p>
          </table:table-cell>
          <table:table-cell table:formula="of:=TEXT([.G84];&quot;000.000&quot;)" office:value-type="string" office:string-value="148.209" calcext:value-type="string">
            <text:p>148.209</text:p>
          </table:table-cell>
          <table:table-cell office:value-type="string" calcext:value-type="string">
            <text:p>" x2="</text:p>
          </table:table-cell>
          <table:table-cell table:formula="of:=TEXT([.I84];&quot;000.000&quot;)" office:value-type="string" office:string-value="159.027" calcext:value-type="string">
            <text:p>159.027</text:p>
          </table:table-cell>
          <table:table-cell office:value-type="string" calcext:value-type="string">
            <text:p>" y2="</text:p>
          </table:table-cell>
          <table:table-cell table:formula="of:=TEXT([.J84];&quot;000.000&quot;)" office:value-type="string" office:string-value="152.546" calcext:value-type="string">
            <text:p>152.54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4:.U84])" office:value-type="string" office:string-value="&lt;line x1=&quot;154.881&quot; y1=&quot;148.209&quot; x2=&quot;159.027&quot; y2=&quot;152.546&quot; style=&quot;fill:none;stroke:#000000;stroke-width:0.75590551;stroke-miterlimit:4;stroke-dasharray:none&quot; /&gt;" calcext:value-type="string">
            <text:p>&lt;line x1="154.881" y1="148.209" x2="159.027" y2="152.54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4]*afact)*90)) / (0.5*PI());&quot;0.###&quot;)" office:value-type="string" office:string-value="226.287" calcext:value-type="string">
            <text:p>226.28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4];&quot;#&quot;)" office:value-type="string" office:string-value="38" calcext:value-type="string">
            <text:p>38</text:p>
          </table:table-cell>
          <table:table-cell office:value-type="string" calcext:value-type="string">
            <text:p>&lt;/text&gt;</text:p>
          </table:table-cell>
          <table:table-cell table:formula="of:=IF(0=MOD([.B84];5);COM.MICROSOFT.CONCAT([.V84:.AK84]);[.V84])" office:value-type="string" office:string-value="&lt;line x1=&quot;154.881&quot; y1=&quot;148.209&quot; x2=&quot;159.027&quot; y2=&quot;152.546&quot; style=&quot;fill:none;stroke:#000000;stroke-width:0.75590551;stroke-miterlimit:4;stroke-dasharray:none&quot; /&gt;" calcext:value-type="string">
            <text:p>&lt;line x1="154.881" y1="148.209" x2="159.027" y2="152.54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4]+1" office:value-type="float" office:value="39" calcext:value-type="float">
            <text:p>39,000</text:p>
          </table:table-cell>
          <table:table-cell table:formula="of:=LOG([.B85])" office:value-type="float" office:value="1.5910646070265" calcext:value-type="float">
            <text:p>1,591</text:p>
          </table:table-cell>
          <table:table-cell table:formula="of:=SIN([.C85]*afact)" office:value-type="float" office:value="-0.742013485783151" calcext:value-type="float">
            <text:p>-0,742</text:p>
          </table:table-cell>
          <table:table-cell table:formula="of:=COS([.C85]*afact)" office:value-type="float" office:value="-0.670384954273243" calcext:value-type="float">
            <text:p>-0,670</text:p>
          </table:table-cell>
          <table:table-cell table:style-name="ce1" table:formula="of:=([.E85]*radius+xoff)*Mmfac" office:value-type="float" office:value="159.219159602619" calcext:value-type="float">
            <text:p>159.219159602619</text:p>
          </table:table-cell>
          <table:table-cell table:style-name="ce1" table:formula="of:=([.D85]*radius+yoff)*Mmfac" office:value-type="float" office:value="144.177167985538" calcext:value-type="float">
            <text:p>144.177167985538</text:p>
          </table:table-cell>
          <table:table-cell table:formula="of:=IF(0=MOD([.B85];100); 3   * strich ;  IF(0=MOD([.B85]; 50); 2.5 * strich ;  IF(0=MOD([.B85]; 10); 2   * strich ;  IF(0=MOD([.B85];  5); 1.5 * strich ;  IF(0=MOD([.B85];  1); 1   * strich ;                     0.6 * strich )))))*-1" office:value-type="float" office:value="-2" calcext:value-type="float">
            <text:p>-2,000</text:p>
          </table:table-cell>
          <table:table-cell table:formula="of:=([.E85]*(radius+[.H85])+xoff)*Mmfac" office:value-type="float" office:value="163.241469328258" calcext:value-type="float">
            <text:p>163.241469328258</text:p>
          </table:table-cell>
          <table:table-cell table:formula="of:=([.D85]*(radius+[.H85])+yoff)*Mmfac" office:value-type="float" office:value="148.629248900237" calcext:value-type="float">
            <text:p>148.629248900237</text:p>
          </table:table-cell>
          <table:table-cell office:value-type="string" calcext:value-type="string">
            <text:p>&lt;line x1="</text:p>
          </table:table-cell>
          <table:table-cell table:formula="of:=TEXT([.F85];&quot;000.000&quot;)" office:value-type="string" office:string-value="159.219" calcext:value-type="string">
            <text:p>159.219</text:p>
          </table:table-cell>
          <table:table-cell office:value-type="string" calcext:value-type="string">
            <text:p>" y1="</text:p>
          </table:table-cell>
          <table:table-cell table:formula="of:=TEXT([.G85];&quot;000.000&quot;)" office:value-type="string" office:string-value="144.177" calcext:value-type="string">
            <text:p>144.177</text:p>
          </table:table-cell>
          <table:table-cell office:value-type="string" calcext:value-type="string">
            <text:p>" x2="</text:p>
          </table:table-cell>
          <table:table-cell table:formula="of:=TEXT([.I85];&quot;000.000&quot;)" office:value-type="string" office:string-value="163.241" calcext:value-type="string">
            <text:p>163.241</text:p>
          </table:table-cell>
          <table:table-cell office:value-type="string" calcext:value-type="string">
            <text:p>" y2="</text:p>
          </table:table-cell>
          <table:table-cell table:formula="of:=TEXT([.J85];&quot;000.000&quot;)" office:value-type="string" office:string-value="148.629" calcext:value-type="string">
            <text:p>148.62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5:.U85])" office:value-type="string" office:string-value="&lt;line x1=&quot;159.219&quot; y1=&quot;144.177&quot; x2=&quot;163.241&quot; y2=&quot;148.629&quot; style=&quot;fill:none;stroke:#000000;stroke-width:0.75590551;stroke-miterlimit:4;stroke-dasharray:none&quot; /&gt;" calcext:value-type="string">
            <text:p>&lt;line x1="159.219" y1="144.177" x2="163.241" y2="148.62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5]*afact)*90)) / (0.5*PI());&quot;0.###&quot;)" office:value-type="string" office:string-value="227.903" calcext:value-type="string">
            <text:p>227.90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5];&quot;#&quot;)" office:value-type="string" office:string-value="39" calcext:value-type="string">
            <text:p>39</text:p>
          </table:table-cell>
          <table:table-cell office:value-type="string" calcext:value-type="string">
            <text:p>&lt;/text&gt;</text:p>
          </table:table-cell>
          <table:table-cell table:formula="of:=IF(0=MOD([.B85];5);COM.MICROSOFT.CONCAT([.V85:.AK85]);[.V85])" office:value-type="string" office:string-value="&lt;line x1=&quot;159.219&quot; y1=&quot;144.177&quot; x2=&quot;163.241&quot; y2=&quot;148.629&quot; style=&quot;fill:none;stroke:#000000;stroke-width:0.75590551;stroke-miterlimit:4;stroke-dasharray:none&quot; /&gt;" calcext:value-type="string">
            <text:p>&lt;line x1="159.219" y1="144.177" x2="163.241" y2="148.62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5]+1" office:value-type="float" office:value="40" calcext:value-type="float">
            <text:p>40,000</text:p>
          </table:table-cell>
          <table:table-cell table:formula="of:=LOG([.B86])" office:value-type="float" office:value="1.60205999132796" calcext:value-type="float">
            <text:p>1,602</text:p>
          </table:table-cell>
          <table:table-cell table:formula="of:=SIN([.C86]*afact)" office:value-type="float" office:value="-0.760158694863825" calcext:value-type="float">
            <text:p>-0,760</text:p>
          </table:table-cell>
          <table:table-cell table:formula="of:=COS([.C86]*afact)" office:value-type="float" office:value="-0.649737453609476" calcext:value-type="float">
            <text:p>-0,650</text:p>
          </table:table-cell>
          <table:table-cell table:style-name="ce1" table:formula="of:=([.E86]*radius+xoff)*Mmfac" office:value-type="float" office:value="163.55513474201" calcext:value-type="float">
            <text:p>163.55513474201</text:p>
          </table:table-cell>
          <table:table-cell table:style-name="ce1" table:formula="of:=([.D86]*radius+yoff)*Mmfac" office:value-type="float" office:value="140.366674078597" calcext:value-type="float">
            <text:p>140.366674078597</text:p>
          </table:table-cell>
          <table:table-cell table:formula="of:=IF(0=MOD([.B86];100); 3   * strich ;  IF(0=MOD([.B86]; 50); 2.5 * strich ;  IF(0=MOD([.B86]; 10); 2   * strich ;  IF(0=MOD([.B86];  5); 1.5 * strich ;  IF(0=MOD([.B86];  1); 1   * strich ;                     0.6 * strich )))))*-1" office:value-type="float" office:value="-4" calcext:value-type="float">
            <text:p>-4,000</text:p>
          </table:table-cell>
          <table:table-cell table:formula="of:=([.E86]*(radius+[.H86])+xoff)*Mmfac" office:value-type="float" office:value="171.351984185324" calcext:value-type="float">
            <text:p>171.351984185324</text:p>
          </table:table-cell>
          <table:table-cell table:formula="of:=([.D86]*(radius+[.H86])+yoff)*Mmfac" office:value-type="float" office:value="149.488578416963" calcext:value-type="float">
            <text:p>149.488578416963</text:p>
          </table:table-cell>
          <table:table-cell office:value-type="string" calcext:value-type="string">
            <text:p>&lt;line x1="</text:p>
          </table:table-cell>
          <table:table-cell table:formula="of:=TEXT([.F86];&quot;000.000&quot;)" office:value-type="string" office:string-value="163.555" calcext:value-type="string">
            <text:p>163.555</text:p>
          </table:table-cell>
          <table:table-cell office:value-type="string" calcext:value-type="string">
            <text:p>" y1="</text:p>
          </table:table-cell>
          <table:table-cell table:formula="of:=TEXT([.G86];&quot;000.000&quot;)" office:value-type="string" office:string-value="140.367" calcext:value-type="string">
            <text:p>140.367</text:p>
          </table:table-cell>
          <table:table-cell office:value-type="string" calcext:value-type="string">
            <text:p>" x2="</text:p>
          </table:table-cell>
          <table:table-cell table:formula="of:=TEXT([.I86];&quot;000.000&quot;)" office:value-type="string" office:string-value="171.352" calcext:value-type="string">
            <text:p>171.352</text:p>
          </table:table-cell>
          <table:table-cell office:value-type="string" calcext:value-type="string">
            <text:p>" y2="</text:p>
          </table:table-cell>
          <table:table-cell table:formula="of:=TEXT([.J86];&quot;000.000&quot;)" office:value-type="string" office:string-value="149.489" calcext:value-type="string">
            <text:p>149.4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6:.U86])" office:value-type="string" office:string-value="&lt;line x1=&quot;163.555&quot; y1=&quot;140.367&quot; x2=&quot;171.352&quot; y2=&quot;149.489&quot; style=&quot;fill:none;stroke:#000000;stroke-width:0.75590551;stroke-miterlimit:4;stroke-dasharray:none&quot; /&gt;" calcext:value-type="string">
            <text:p>&lt;line x1="163.555" y1="140.367" x2="171.352" y2="149.4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6]*afact)*90)) / (0.5*PI());&quot;0.###&quot;)" office:value-type="string" office:string-value="229.478" calcext:value-type="string">
            <text:p>229.47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6];&quot;#&quot;)" office:value-type="string" office:string-value="40" calcext:value-type="string">
            <text:p>40</text:p>
          </table:table-cell>
          <table:table-cell office:value-type="string" calcext:value-type="string">
            <text:p>&lt;/text&gt;</text:p>
          </table:table-cell>
          <table:table-cell table:formula="of:=IF(0=MOD([.B86];5);COM.MICROSOFT.CONCAT([.V86:.AK86]);[.V86])" office:value-type="string" office:string-value="&lt;line x1=&quot;163.555&quot; y1=&quot;140.367&quot; x2=&quot;171.352&quot; y2=&quot;149.489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29.478, 300, 300)&quot;&gt;40&lt;/text&gt;" calcext:value-type="string">
            <text:p>&lt;line x1="163.555" y1="140.367" x2="171.352" y2="149.489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29.478, 300, 300)"&gt;4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6]+1" office:value-type="float" office:value="41" calcext:value-type="float">
            <text:p>41,000</text:p>
          </table:table-cell>
          <table:table-cell table:formula="of:=LOG([.B87])" office:value-type="float" office:value="1.61278385671974" calcext:value-type="float">
            <text:p>1,613</text:p>
          </table:table-cell>
          <table:table-cell table:formula="of:=SIN([.C87]*afact)" office:value-type="float" office:value="-0.777302681986192" calcext:value-type="float">
            <text:p>-0,777</text:p>
          </table:table-cell>
          <table:table-cell table:formula="of:=COS([.C87]*afact)" office:value-type="float" office:value="-0.629126808026071" calcext:value-type="float">
            <text:p>-0,629</text:p>
          </table:table-cell>
          <table:table-cell table:style-name="ce1" table:formula="of:=([.E87]*radius+xoff)*Mmfac" office:value-type="float" office:value="167.883370314525" calcext:value-type="float">
            <text:p>167.883370314525</text:p>
          </table:table-cell>
          <table:table-cell table:style-name="ce1" table:formula="of:=([.D87]*radius+yoff)*Mmfac" office:value-type="float" office:value="136.7664367829" calcext:value-type="float">
            <text:p>136.7664367829</text:p>
          </table:table-cell>
          <table:table-cell table:formula="of:=IF(0=MOD([.B87];100); 3   * strich ;  IF(0=MOD([.B87]; 50); 2.5 * strich ;  IF(0=MOD([.B87]; 10); 2   * strich ;  IF(0=MOD([.B87];  5); 1.5 * strich ;  IF(0=MOD([.B87];  1); 1   * strich ;                     0.6 * strich )))))*-1" office:value-type="float" office:value="-2" calcext:value-type="float">
            <text:p>-2,000</text:p>
          </table:table-cell>
          <table:table-cell table:formula="of:=([.E87]*(radius+[.H87])+xoff)*Mmfac" office:value-type="float" office:value="171.658131162682" calcext:value-type="float">
            <text:p>171.658131162682</text:p>
          </table:table-cell>
          <table:table-cell table:formula="of:=([.D87]*(radius+[.H87])+yoff)*Mmfac" office:value-type="float" office:value="141.430252874817" calcext:value-type="float">
            <text:p>141.430252874817</text:p>
          </table:table-cell>
          <table:table-cell office:value-type="string" calcext:value-type="string">
            <text:p>&lt;line x1="</text:p>
          </table:table-cell>
          <table:table-cell table:formula="of:=TEXT([.F87];&quot;000.000&quot;)" office:value-type="string" office:string-value="167.883" calcext:value-type="string">
            <text:p>167.883</text:p>
          </table:table-cell>
          <table:table-cell office:value-type="string" calcext:value-type="string">
            <text:p>" y1="</text:p>
          </table:table-cell>
          <table:table-cell table:formula="of:=TEXT([.G87];&quot;000.000&quot;)" office:value-type="string" office:string-value="136.766" calcext:value-type="string">
            <text:p>136.766</text:p>
          </table:table-cell>
          <table:table-cell office:value-type="string" calcext:value-type="string">
            <text:p>" x2="</text:p>
          </table:table-cell>
          <table:table-cell table:formula="of:=TEXT([.I87];&quot;000.000&quot;)" office:value-type="string" office:string-value="171.658" calcext:value-type="string">
            <text:p>171.658</text:p>
          </table:table-cell>
          <table:table-cell office:value-type="string" calcext:value-type="string">
            <text:p>" y2="</text:p>
          </table:table-cell>
          <table:table-cell table:formula="of:=TEXT([.J87];&quot;000.000&quot;)" office:value-type="string" office:string-value="141.430" calcext:value-type="string">
            <text:p>141.43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7:.U87])" office:value-type="string" office:string-value="&lt;line x1=&quot;167.883&quot; y1=&quot;136.766&quot; x2=&quot;171.658&quot; y2=&quot;141.430&quot; style=&quot;fill:none;stroke:#000000;stroke-width:0.75590551;stroke-miterlimit:4;stroke-dasharray:none&quot; /&gt;" calcext:value-type="string">
            <text:p>&lt;line x1="167.883" y1="136.766" x2="171.658" y2="141.43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7]*afact)*90)) / (0.5*PI());&quot;0.###&quot;)" office:value-type="string" office:string-value="231.014" calcext:value-type="string">
            <text:p>231.01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7];&quot;#&quot;)" office:value-type="string" office:string-value="41" calcext:value-type="string">
            <text:p>41</text:p>
          </table:table-cell>
          <table:table-cell office:value-type="string" calcext:value-type="string">
            <text:p>&lt;/text&gt;</text:p>
          </table:table-cell>
          <table:table-cell table:formula="of:=IF(0=MOD([.B87];5);COM.MICROSOFT.CONCAT([.V87:.AK87]);[.V87])" office:value-type="string" office:string-value="&lt;line x1=&quot;167.883&quot; y1=&quot;136.766&quot; x2=&quot;171.658&quot; y2=&quot;141.430&quot; style=&quot;fill:none;stroke:#000000;stroke-width:0.75590551;stroke-miterlimit:4;stroke-dasharray:none&quot; /&gt;" calcext:value-type="string">
            <text:p>&lt;line x1="167.883" y1="136.766" x2="171.658" y2="141.430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7]+1" office:value-type="float" office:value="42" calcext:value-type="float">
            <text:p>42,000</text:p>
          </table:table-cell>
          <table:table-cell table:formula="of:=LOG([.B88])" office:value-type="float" office:value="1.6232492903979" calcext:value-type="float">
            <text:p>1,623</text:p>
          </table:table-cell>
          <table:table-cell table:formula="of:=SIN([.C88]*afact)" office:value-type="float" office:value="-0.793494986789066" calcext:value-type="float">
            <text:p>-0,793</text:p>
          </table:table-cell>
          <table:table-cell table:formula="of:=COS([.C88]*afact)" office:value-type="float" office:value="-0.608576787218031" calcext:value-type="float">
            <text:p>-0,609</text:p>
          </table:table-cell>
          <table:table-cell table:style-name="ce1" table:formula="of:=([.E88]*radius+xoff)*Mmfac" office:value-type="float" office:value="172.198874684214" calcext:value-type="float">
            <text:p>172.198874684214</text:p>
          </table:table-cell>
          <table:table-cell table:style-name="ce1" table:formula="of:=([.D88]*radius+yoff)*Mmfac" office:value-type="float" office:value="133.366052774296" calcext:value-type="float">
            <text:p>133.366052774296</text:p>
          </table:table-cell>
          <table:table-cell table:formula="of:=IF(0=MOD([.B88];100); 3   * strich ;  IF(0=MOD([.B88]; 50); 2.5 * strich ;  IF(0=MOD([.B88]; 10); 2   * strich ;  IF(0=MOD([.B88];  5); 1.5 * strich ;  IF(0=MOD([.B88];  1); 1   * strich ;                     0.6 * strich )))))*-1" office:value-type="float" office:value="-2" calcext:value-type="float">
            <text:p>-2,000</text:p>
          </table:table-cell>
          <table:table-cell table:formula="of:=([.E88]*(radius+[.H88])+xoff)*Mmfac" office:value-type="float" office:value="175.850335407522" calcext:value-type="float">
            <text:p>175.850335407522</text:p>
          </table:table-cell>
          <table:table-cell table:formula="of:=([.D88]*(radius+[.H88])+yoff)*Mmfac" office:value-type="float" office:value="138.127022695031" calcext:value-type="float">
            <text:p>138.127022695031</text:p>
          </table:table-cell>
          <table:table-cell office:value-type="string" calcext:value-type="string">
            <text:p>&lt;line x1="</text:p>
          </table:table-cell>
          <table:table-cell table:formula="of:=TEXT([.F88];&quot;000.000&quot;)" office:value-type="string" office:string-value="172.199" calcext:value-type="string">
            <text:p>172.199</text:p>
          </table:table-cell>
          <table:table-cell office:value-type="string" calcext:value-type="string">
            <text:p>" y1="</text:p>
          </table:table-cell>
          <table:table-cell table:formula="of:=TEXT([.G88];&quot;000.000&quot;)" office:value-type="string" office:string-value="133.366" calcext:value-type="string">
            <text:p>133.366</text:p>
          </table:table-cell>
          <table:table-cell office:value-type="string" calcext:value-type="string">
            <text:p>" x2="</text:p>
          </table:table-cell>
          <table:table-cell table:formula="of:=TEXT([.I88];&quot;000.000&quot;)" office:value-type="string" office:string-value="175.850" calcext:value-type="string">
            <text:p>175.850</text:p>
          </table:table-cell>
          <table:table-cell office:value-type="string" calcext:value-type="string">
            <text:p>" y2="</text:p>
          </table:table-cell>
          <table:table-cell table:formula="of:=TEXT([.J88];&quot;000.000&quot;)" office:value-type="string" office:string-value="138.127" calcext:value-type="string">
            <text:p>138.12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8:.U88])" office:value-type="string" office:string-value="&lt;line x1=&quot;172.199&quot; y1=&quot;133.366&quot; x2=&quot;175.850&quot; y2=&quot;138.127&quot; style=&quot;fill:none;stroke:#000000;stroke-width:0.75590551;stroke-miterlimit:4;stroke-dasharray:none&quot; /&gt;" calcext:value-type="string">
            <text:p>&lt;line x1="172.199" y1="133.366" x2="175.850" y2="138.12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8]*afact)*90)) / (0.5*PI());&quot;0.###&quot;)" office:value-type="string" office:string-value="232.513" calcext:value-type="string">
            <text:p>232.51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8];&quot;#&quot;)" office:value-type="string" office:string-value="42" calcext:value-type="string">
            <text:p>42</text:p>
          </table:table-cell>
          <table:table-cell office:value-type="string" calcext:value-type="string">
            <text:p>&lt;/text&gt;</text:p>
          </table:table-cell>
          <table:table-cell table:formula="of:=IF(0=MOD([.B88];5);COM.MICROSOFT.CONCAT([.V88:.AK88]);[.V88])" office:value-type="string" office:string-value="&lt;line x1=&quot;172.199&quot; y1=&quot;133.366&quot; x2=&quot;175.850&quot; y2=&quot;138.127&quot; style=&quot;fill:none;stroke:#000000;stroke-width:0.75590551;stroke-miterlimit:4;stroke-dasharray:none&quot; /&gt;" calcext:value-type="string">
            <text:p>&lt;line x1="172.199" y1="133.366" x2="175.850" y2="138.12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8]+1" office:value-type="float" office:value="43" calcext:value-type="float">
            <text:p>43,000</text:p>
          </table:table-cell>
          <table:table-cell table:formula="of:=LOG([.B89])" office:value-type="float" office:value="1.63346845557959" calcext:value-type="float">
            <text:p>1,633</text:p>
          </table:table-cell>
          <table:table-cell table:formula="of:=SIN([.C89]*afact)" office:value-type="float" office:value="-0.808782220931706" calcext:value-type="float">
            <text:p>-0,809</text:p>
          </table:table-cell>
          <table:table-cell table:formula="of:=COS([.C89]*afact)" office:value-type="float" office:value="-0.588108254579697" calcext:value-type="float">
            <text:p>-0,588</text:p>
          </table:table-cell>
          <table:table-cell table:style-name="ce1" table:formula="of:=([.E89]*radius+xoff)*Mmfac" office:value-type="float" office:value="176.497266538264" calcext:value-type="float">
            <text:p>176.497266538264</text:p>
          </table:table-cell>
          <table:table-cell table:style-name="ce1" table:formula="of:=([.D89]*radius+yoff)*Mmfac" office:value-type="float" office:value="130.155733604342" calcext:value-type="float">
            <text:p>130.155733604342</text:p>
          </table:table-cell>
          <table:table-cell table:formula="of:=IF(0=MOD([.B89];100); 3   * strich ;  IF(0=MOD([.B89]; 50); 2.5 * strich ;  IF(0=MOD([.B89]; 10); 2   * strich ;  IF(0=MOD([.B89];  5); 1.5 * strich ;  IF(0=MOD([.B89];  1); 1   * strich ;                     0.6 * strich )))))*-1" office:value-type="float" office:value="-2" calcext:value-type="float">
            <text:p>-2,000</text:p>
          </table:table-cell>
          <table:table-cell table:formula="of:=([.E89]*(radius+[.H89])+xoff)*Mmfac" office:value-type="float" office:value="180.025916065742" calcext:value-type="float">
            <text:p>180.025916065742</text:p>
          </table:table-cell>
          <table:table-cell table:formula="of:=([.D89]*(radius+[.H89])+yoff)*Mmfac" office:value-type="float" office:value="135.008426929932" calcext:value-type="float">
            <text:p>135.008426929932</text:p>
          </table:table-cell>
          <table:table-cell office:value-type="string" calcext:value-type="string">
            <text:p>&lt;line x1="</text:p>
          </table:table-cell>
          <table:table-cell table:formula="of:=TEXT([.F89];&quot;000.000&quot;)" office:value-type="string" office:string-value="176.497" calcext:value-type="string">
            <text:p>176.497</text:p>
          </table:table-cell>
          <table:table-cell office:value-type="string" calcext:value-type="string">
            <text:p>" y1="</text:p>
          </table:table-cell>
          <table:table-cell table:formula="of:=TEXT([.G89];&quot;000.000&quot;)" office:value-type="string" office:string-value="130.156" calcext:value-type="string">
            <text:p>130.156</text:p>
          </table:table-cell>
          <table:table-cell office:value-type="string" calcext:value-type="string">
            <text:p>" x2="</text:p>
          </table:table-cell>
          <table:table-cell table:formula="of:=TEXT([.I89];&quot;000.000&quot;)" office:value-type="string" office:string-value="180.026" calcext:value-type="string">
            <text:p>180.026</text:p>
          </table:table-cell>
          <table:table-cell office:value-type="string" calcext:value-type="string">
            <text:p>" y2="</text:p>
          </table:table-cell>
          <table:table-cell table:formula="of:=TEXT([.J89];&quot;000.000&quot;)" office:value-type="string" office:string-value="135.008" calcext:value-type="string">
            <text:p>135.0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89:.U89])" office:value-type="string" office:string-value="&lt;line x1=&quot;176.497&quot; y1=&quot;130.156&quot; x2=&quot;180.026&quot; y2=&quot;135.008&quot; style=&quot;fill:none;stroke:#000000;stroke-width:0.75590551;stroke-miterlimit:4;stroke-dasharray:none&quot; /&gt;" calcext:value-type="string">
            <text:p>&lt;line x1="176.497" y1="130.156" x2="180.026" y2="135.0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89]*afact)*90)) / (0.5*PI());&quot;0.###&quot;)" office:value-type="string" office:string-value="233.977" calcext:value-type="string">
            <text:p>233.97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89];&quot;#&quot;)" office:value-type="string" office:string-value="43" calcext:value-type="string">
            <text:p>43</text:p>
          </table:table-cell>
          <table:table-cell office:value-type="string" calcext:value-type="string">
            <text:p>&lt;/text&gt;</text:p>
          </table:table-cell>
          <table:table-cell table:formula="of:=IF(0=MOD([.B89];5);COM.MICROSOFT.CONCAT([.V89:.AK89]);[.V89])" office:value-type="string" office:string-value="&lt;line x1=&quot;176.497&quot; y1=&quot;130.156&quot; x2=&quot;180.026&quot; y2=&quot;135.008&quot; style=&quot;fill:none;stroke:#000000;stroke-width:0.75590551;stroke-miterlimit:4;stroke-dasharray:none&quot; /&gt;" calcext:value-type="string">
            <text:p>&lt;line x1="176.497" y1="130.156" x2="180.026" y2="135.008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89]+1" office:value-type="float" office:value="44" calcext:value-type="float">
            <text:p>44,000</text:p>
          </table:table-cell>
          <table:table-cell table:formula="of:=LOG([.B90])" office:value-type="float" office:value="1.64345267648619" calcext:value-type="float">
            <text:p>1,643</text:p>
          </table:table-cell>
          <table:table-cell table:formula="of:=SIN([.C90]*afact)" office:value-type="float" office:value="-0.823208269135423" calcext:value-type="float">
            <text:p>-0,823</text:p>
          </table:table-cell>
          <table:table-cell table:formula="of:=COS([.C90]*afact)" office:value-type="float" office:value="-0.567739505078748" calcext:value-type="float">
            <text:p>-0,568</text:p>
          </table:table-cell>
          <table:table-cell table:style-name="ce1" table:formula="of:=([.E90]*radius+xoff)*Mmfac" office:value-type="float" office:value="180.774703933463" calcext:value-type="float">
            <text:p>180.774703933463</text:p>
          </table:table-cell>
          <table:table-cell table:style-name="ce1" table:formula="of:=([.D90]*radius+yoff)*Mmfac" office:value-type="float" office:value="127.126263481561" calcext:value-type="float">
            <text:p>127.126263481561</text:p>
          </table:table-cell>
          <table:table-cell table:formula="of:=IF(0=MOD([.B90];100); 3   * strich ;  IF(0=MOD([.B90]; 50); 2.5 * strich ;  IF(0=MOD([.B90]; 10); 2   * strich ;  IF(0=MOD([.B90];  5); 1.5 * strich ;  IF(0=MOD([.B90];  1); 1   * strich ;                     0.6 * strich )))))*-1" office:value-type="float" office:value="-2" calcext:value-type="float">
            <text:p>-2,000</text:p>
          </table:table-cell>
          <table:table-cell table:formula="of:=([.E90]*(radius+[.H90])+xoff)*Mmfac" office:value-type="float" office:value="184.181140963935" calcext:value-type="float">
            <text:p>184.181140963935</text:p>
          </table:table-cell>
          <table:table-cell table:formula="of:=([.D90]*(radius+[.H90])+yoff)*Mmfac" office:value-type="float" office:value="132.065513096374" calcext:value-type="float">
            <text:p>132.065513096374</text:p>
          </table:table-cell>
          <table:table-cell office:value-type="string" calcext:value-type="string">
            <text:p>&lt;line x1="</text:p>
          </table:table-cell>
          <table:table-cell table:formula="of:=TEXT([.F90];&quot;000.000&quot;)" office:value-type="string" office:string-value="180.775" calcext:value-type="string">
            <text:p>180.775</text:p>
          </table:table-cell>
          <table:table-cell office:value-type="string" calcext:value-type="string">
            <text:p>" y1="</text:p>
          </table:table-cell>
          <table:table-cell table:formula="of:=TEXT([.G90];&quot;000.000&quot;)" office:value-type="string" office:string-value="127.126" calcext:value-type="string">
            <text:p>127.126</text:p>
          </table:table-cell>
          <table:table-cell office:value-type="string" calcext:value-type="string">
            <text:p>" x2="</text:p>
          </table:table-cell>
          <table:table-cell table:formula="of:=TEXT([.I90];&quot;000.000&quot;)" office:value-type="string" office:string-value="184.181" calcext:value-type="string">
            <text:p>184.181</text:p>
          </table:table-cell>
          <table:table-cell office:value-type="string" calcext:value-type="string">
            <text:p>" y2="</text:p>
          </table:table-cell>
          <table:table-cell table:formula="of:=TEXT([.J90];&quot;000.000&quot;)" office:value-type="string" office:string-value="132.066" calcext:value-type="string">
            <text:p>132.06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0:.U90])" office:value-type="string" office:string-value="&lt;line x1=&quot;180.775&quot; y1=&quot;127.126&quot; x2=&quot;184.181&quot; y2=&quot;132.066&quot; style=&quot;fill:none;stroke:#000000;stroke-width:0.75590551;stroke-miterlimit:4;stroke-dasharray:none&quot; /&gt;" calcext:value-type="string">
            <text:p>&lt;line x1="180.775" y1="127.126" x2="184.181" y2="132.06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0]*afact)*90)) / (0.5*PI());&quot;0.###&quot;)" office:value-type="string" office:string-value="235.407" calcext:value-type="string">
            <text:p>235.4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0];&quot;#&quot;)" office:value-type="string" office:string-value="44" calcext:value-type="string">
            <text:p>44</text:p>
          </table:table-cell>
          <table:table-cell office:value-type="string" calcext:value-type="string">
            <text:p>&lt;/text&gt;</text:p>
          </table:table-cell>
          <table:table-cell table:formula="of:=IF(0=MOD([.B90];5);COM.MICROSOFT.CONCAT([.V90:.AK90]);[.V90])" office:value-type="string" office:string-value="&lt;line x1=&quot;180.775&quot; y1=&quot;127.126&quot; x2=&quot;184.181&quot; y2=&quot;132.066&quot; style=&quot;fill:none;stroke:#000000;stroke-width:0.75590551;stroke-miterlimit:4;stroke-dasharray:none&quot; /&gt;" calcext:value-type="string">
            <text:p>&lt;line x1="180.775" y1="127.126" x2="184.181" y2="132.06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0]+1" office:value-type="float" office:value="45" calcext:value-type="float">
            <text:p>45,000</text:p>
          </table:table-cell>
          <table:table-cell table:formula="of:=LOG([.B91])" office:value-type="float" office:value="1.65321251377534" calcext:value-type="float">
            <text:p>1,653</text:p>
          </table:table-cell>
          <table:table-cell table:formula="of:=SIN([.C91]*afact)" office:value-type="float" office:value="-0.836814475343885" calcext:value-type="float">
            <text:p>-0,837</text:p>
          </table:table-cell>
          <table:table-cell table:formula="of:=COS([.C91]*afact)" office:value-type="float" office:value="-0.547486560433166" calcext:value-type="float">
            <text:p>-0,547</text:p>
          </table:table-cell>
          <table:table-cell table:style-name="ce1" table:formula="of:=([.E91]*radius+xoff)*Mmfac" office:value-type="float" office:value="185.027822309035" calcext:value-type="float">
            <text:p>185.027822309035</text:p>
          </table:table-cell>
          <table:table-cell table:style-name="ce1" table:formula="of:=([.D91]*radius+yoff)*Mmfac" office:value-type="float" office:value="124.268960177784" calcext:value-type="float">
            <text:p>124.268960177784</text:p>
          </table:table-cell>
          <table:table-cell table:formula="of:=IF(0=MOD([.B91];100); 3   * strich ;  IF(0=MOD([.B91]; 50); 2.5 * strich ;  IF(0=MOD([.B91]; 10); 2   * strich ;  IF(0=MOD([.B91];  5); 1.5 * strich ;  IF(0=MOD([.B91];  1); 1   * strich ;                     0.6 * strich )))))*-1" office:value-type="float" office:value="-3" calcext:value-type="float">
            <text:p>-3,000</text:p>
          </table:table-cell>
          <table:table-cell table:formula="of:=([.E91]*(radius+[.H91])+xoff)*Mmfac" office:value-type="float" office:value="189.955201352934" calcext:value-type="float">
            <text:p>189.955201352934</text:p>
          </table:table-cell>
          <table:table-cell table:formula="of:=([.D91]*(radius+[.H91])+yoff)*Mmfac" office:value-type="float" office:value="131.800290455879" calcext:value-type="float">
            <text:p>131.800290455879</text:p>
          </table:table-cell>
          <table:table-cell office:value-type="string" calcext:value-type="string">
            <text:p>&lt;line x1="</text:p>
          </table:table-cell>
          <table:table-cell table:formula="of:=TEXT([.F91];&quot;000.000&quot;)" office:value-type="string" office:string-value="185.028" calcext:value-type="string">
            <text:p>185.028</text:p>
          </table:table-cell>
          <table:table-cell office:value-type="string" calcext:value-type="string">
            <text:p>" y1="</text:p>
          </table:table-cell>
          <table:table-cell table:formula="of:=TEXT([.G91];&quot;000.000&quot;)" office:value-type="string" office:string-value="124.269" calcext:value-type="string">
            <text:p>124.269</text:p>
          </table:table-cell>
          <table:table-cell office:value-type="string" calcext:value-type="string">
            <text:p>" x2="</text:p>
          </table:table-cell>
          <table:table-cell table:formula="of:=TEXT([.I91];&quot;000.000&quot;)" office:value-type="string" office:string-value="189.955" calcext:value-type="string">
            <text:p>189.955</text:p>
          </table:table-cell>
          <table:table-cell office:value-type="string" calcext:value-type="string">
            <text:p>" y2="</text:p>
          </table:table-cell>
          <table:table-cell table:formula="of:=TEXT([.J91];&quot;000.000&quot;)" office:value-type="string" office:string-value="131.800" calcext:value-type="string">
            <text:p>131.80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1:.U91])" office:value-type="string" office:string-value="&lt;line x1=&quot;185.028&quot; y1=&quot;124.269&quot; x2=&quot;189.955&quot; y2=&quot;131.800&quot; style=&quot;fill:none;stroke:#000000;stroke-width:0.75590551;stroke-miterlimit:4;stroke-dasharray:none&quot; /&gt;" calcext:value-type="string">
            <text:p>&lt;line x1="185.028" y1="124.269" x2="189.955" y2="131.80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1]*afact)*90)) / (0.5*PI());&quot;0.###&quot;)" office:value-type="string" office:string-value="236.805" calcext:value-type="string">
            <text:p>236.80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1];&quot;#&quot;)" office:value-type="string" office:string-value="45" calcext:value-type="string">
            <text:p>45</text:p>
          </table:table-cell>
          <table:table-cell office:value-type="string" calcext:value-type="string">
            <text:p>&lt;/text&gt;</text:p>
          </table:table-cell>
          <table:table-cell table:formula="of:=IF(0=MOD([.B91];5);COM.MICROSOFT.CONCAT([.V91:.AK91]);[.V91])" office:value-type="string" office:string-value="&lt;line x1=&quot;185.028&quot; y1=&quot;124.269&quot; x2=&quot;189.955&quot; y2=&quot;131.80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36.805, 300, 300)&quot;&gt;45&lt;/text&gt;" calcext:value-type="string">
            <text:p>&lt;line x1="185.028" y1="124.269" x2="189.955" y2="131.80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36.805, 300, 300)"&gt;45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1]+1" office:value-type="float" office:value="46" calcext:value-type="float">
            <text:p>46,000</text:p>
          </table:table-cell>
          <table:table-cell table:formula="of:=LOG([.B92])" office:value-type="float" office:value="1.66275783168157" calcext:value-type="float">
            <text:p>1,663</text:p>
          </table:table-cell>
          <table:table-cell table:formula="of:=SIN([.C92]*afact)" office:value-type="float" office:value="-0.849639815018979" calcext:value-type="float">
            <text:p>-0,850</text:p>
          </table:table-cell>
          <table:table-cell table:formula="of:=COS([.C92]*afact)" office:value-type="float" office:value="-0.527363427566337" calcext:value-type="float">
            <text:p>-0,527</text:p>
          </table:table-cell>
          <table:table-cell table:style-name="ce1" table:formula="of:=([.E92]*radius+xoff)*Mmfac" office:value-type="float" office:value="189.253680211069" calcext:value-type="float">
            <text:p>189.253680211069</text:p>
          </table:table-cell>
          <table:table-cell table:style-name="ce1" table:formula="of:=([.D92]*radius+yoff)*Mmfac" office:value-type="float" office:value="121.575638846014" calcext:value-type="float">
            <text:p>121.575638846014</text:p>
          </table:table-cell>
          <table:table-cell table:formula="of:=IF(0=MOD([.B92];100); 3   * strich ;  IF(0=MOD([.B92]; 50); 2.5 * strich ;  IF(0=MOD([.B92]; 10); 2   * strich ;  IF(0=MOD([.B92];  5); 1.5 * strich ;  IF(0=MOD([.B92];  1); 1   * strich ;                     0.6 * strich )))))*-1" office:value-type="float" office:value="-2" calcext:value-type="float">
            <text:p>-2,000</text:p>
          </table:table-cell>
          <table:table-cell table:formula="of:=([.E92]*(radius+[.H92])+xoff)*Mmfac" office:value-type="float" office:value="192.417860776467" calcext:value-type="float">
            <text:p>192.417860776467</text:p>
          </table:table-cell>
          <table:table-cell table:formula="of:=([.D92]*(radius+[.H92])+yoff)*Mmfac" office:value-type="float" office:value="126.673477736128" calcext:value-type="float">
            <text:p>126.673477736128</text:p>
          </table:table-cell>
          <table:table-cell office:value-type="string" calcext:value-type="string">
            <text:p>&lt;line x1="</text:p>
          </table:table-cell>
          <table:table-cell table:formula="of:=TEXT([.F92];&quot;000.000&quot;)" office:value-type="string" office:string-value="189.254" calcext:value-type="string">
            <text:p>189.254</text:p>
          </table:table-cell>
          <table:table-cell office:value-type="string" calcext:value-type="string">
            <text:p>" y1="</text:p>
          </table:table-cell>
          <table:table-cell table:formula="of:=TEXT([.G92];&quot;000.000&quot;)" office:value-type="string" office:string-value="121.576" calcext:value-type="string">
            <text:p>121.576</text:p>
          </table:table-cell>
          <table:table-cell office:value-type="string" calcext:value-type="string">
            <text:p>" x2="</text:p>
          </table:table-cell>
          <table:table-cell table:formula="of:=TEXT([.I92];&quot;000.000&quot;)" office:value-type="string" office:string-value="192.418" calcext:value-type="string">
            <text:p>192.418</text:p>
          </table:table-cell>
          <table:table-cell office:value-type="string" calcext:value-type="string">
            <text:p>" y2="</text:p>
          </table:table-cell>
          <table:table-cell table:formula="of:=TEXT([.J92];&quot;000.000&quot;)" office:value-type="string" office:string-value="126.673" calcext:value-type="string">
            <text:p>126.67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2:.U92])" office:value-type="string" office:string-value="&lt;line x1=&quot;189.254&quot; y1=&quot;121.576&quot; x2=&quot;192.418&quot; y2=&quot;126.673&quot; style=&quot;fill:none;stroke:#000000;stroke-width:0.75590551;stroke-miterlimit:4;stroke-dasharray:none&quot; /&gt;" calcext:value-type="string">
            <text:p>&lt;line x1="189.254" y1="121.576" x2="192.418" y2="126.67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2]*afact)*90)) / (0.5*PI());&quot;0.###&quot;)" office:value-type="string" office:string-value="238.173" calcext:value-type="string">
            <text:p>238.17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2];&quot;#&quot;)" office:value-type="string" office:string-value="46" calcext:value-type="string">
            <text:p>46</text:p>
          </table:table-cell>
          <table:table-cell office:value-type="string" calcext:value-type="string">
            <text:p>&lt;/text&gt;</text:p>
          </table:table-cell>
          <table:table-cell table:formula="of:=IF(0=MOD([.B92];5);COM.MICROSOFT.CONCAT([.V92:.AK92]);[.V92])" office:value-type="string" office:string-value="&lt;line x1=&quot;189.254&quot; y1=&quot;121.576&quot; x2=&quot;192.418&quot; y2=&quot;126.673&quot; style=&quot;fill:none;stroke:#000000;stroke-width:0.75590551;stroke-miterlimit:4;stroke-dasharray:none&quot; /&gt;" calcext:value-type="string">
            <text:p>&lt;line x1="189.254" y1="121.576" x2="192.418" y2="126.67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2]+1" office:value-type="float" office:value="47" calcext:value-type="float">
            <text:p>47,000</text:p>
          </table:table-cell>
          <table:table-cell table:formula="of:=LOG([.B93])" office:value-type="float" office:value="1.67209785793572" calcext:value-type="float">
            <text:p>1,672</text:p>
          </table:table-cell>
          <table:table-cell table:formula="of:=SIN([.C93]*afact)" office:value-type="float" office:value="-0.861721054564434" calcext:value-type="float">
            <text:p>-0,862</text:p>
          </table:table-cell>
          <table:table-cell table:formula="of:=COS([.C93]*afact)" office:value-type="float" office:value="-0.507382325392165" calcext:value-type="float">
            <text:p>-0,507</text:p>
          </table:table-cell>
          <table:table-cell table:style-name="ce1" table:formula="of:=([.E93]*radius+xoff)*Mmfac" office:value-type="float" office:value="193.449711667645" calcext:value-type="float">
            <text:p>193.449711667645</text:p>
          </table:table-cell>
          <table:table-cell table:style-name="ce1" table:formula="of:=([.D93]*radius+yoff)*Mmfac" office:value-type="float" office:value="119.038578541469" calcext:value-type="float">
            <text:p>119.038578541469</text:p>
          </table:table-cell>
          <table:table-cell table:formula="of:=IF(0=MOD([.B93];100); 3   * strich ;  IF(0=MOD([.B93]; 50); 2.5 * strich ;  IF(0=MOD([.B93]; 10); 2   * strich ;  IF(0=MOD([.B93];  5); 1.5 * strich ;  IF(0=MOD([.B93];  1); 1   * strich ;                     0.6 * strich )))))*-1" office:value-type="float" office:value="-2" calcext:value-type="float">
            <text:p>-2,000</text:p>
          </table:table-cell>
          <table:table-cell table:formula="of:=([.E93]*(radius+[.H93])+xoff)*Mmfac" office:value-type="float" office:value="196.494005619998" calcext:value-type="float">
            <text:p>196.494005619998</text:p>
          </table:table-cell>
          <table:table-cell table:formula="of:=([.D93]*(radius+[.H93])+yoff)*Mmfac" office:value-type="float" office:value="124.208904868855" calcext:value-type="float">
            <text:p>124.208904868855</text:p>
          </table:table-cell>
          <table:table-cell office:value-type="string" calcext:value-type="string">
            <text:p>&lt;line x1="</text:p>
          </table:table-cell>
          <table:table-cell table:formula="of:=TEXT([.F93];&quot;000.000&quot;)" office:value-type="string" office:string-value="193.450" calcext:value-type="string">
            <text:p>193.450</text:p>
          </table:table-cell>
          <table:table-cell office:value-type="string" calcext:value-type="string">
            <text:p>" y1="</text:p>
          </table:table-cell>
          <table:table-cell table:formula="of:=TEXT([.G93];&quot;000.000&quot;)" office:value-type="string" office:string-value="119.039" calcext:value-type="string">
            <text:p>119.039</text:p>
          </table:table-cell>
          <table:table-cell office:value-type="string" calcext:value-type="string">
            <text:p>" x2="</text:p>
          </table:table-cell>
          <table:table-cell table:formula="of:=TEXT([.I93];&quot;000.000&quot;)" office:value-type="string" office:string-value="196.494" calcext:value-type="string">
            <text:p>196.494</text:p>
          </table:table-cell>
          <table:table-cell office:value-type="string" calcext:value-type="string">
            <text:p>" y2="</text:p>
          </table:table-cell>
          <table:table-cell table:formula="of:=TEXT([.J93];&quot;000.000&quot;)" office:value-type="string" office:string-value="124.209" calcext:value-type="string">
            <text:p>124.20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3:.U93])" office:value-type="string" office:string-value="&lt;line x1=&quot;193.450&quot; y1=&quot;119.039&quot; x2=&quot;196.494&quot; y2=&quot;124.209&quot; style=&quot;fill:none;stroke:#000000;stroke-width:0.75590551;stroke-miterlimit:4;stroke-dasharray:none&quot; /&gt;" calcext:value-type="string">
            <text:p>&lt;line x1="193.450" y1="119.039" x2="196.494" y2="124.20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3]*afact)*90)) / (0.5*PI());&quot;0.###&quot;)" office:value-type="string" office:string-value="239.51" calcext:value-type="string">
            <text:p>239.5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3];&quot;#&quot;)" office:value-type="string" office:string-value="47" calcext:value-type="string">
            <text:p>47</text:p>
          </table:table-cell>
          <table:table-cell office:value-type="string" calcext:value-type="string">
            <text:p>&lt;/text&gt;</text:p>
          </table:table-cell>
          <table:table-cell table:formula="of:=IF(0=MOD([.B93];5);COM.MICROSOFT.CONCAT([.V93:.AK93]);[.V93])" office:value-type="string" office:string-value="&lt;line x1=&quot;193.450&quot; y1=&quot;119.039&quot; x2=&quot;196.494&quot; y2=&quot;124.209&quot; style=&quot;fill:none;stroke:#000000;stroke-width:0.75590551;stroke-miterlimit:4;stroke-dasharray:none&quot; /&gt;" calcext:value-type="string">
            <text:p>&lt;line x1="193.450" y1="119.039" x2="196.494" y2="124.20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3]+1" office:value-type="float" office:value="48" calcext:value-type="float">
            <text:p>48,000</text:p>
          </table:table-cell>
          <table:table-cell table:formula="of:=LOG([.B94])" office:value-type="float" office:value="1.68124123737559" calcext:value-type="float">
            <text:p>1,681</text:p>
          </table:table-cell>
          <table:table-cell table:formula="of:=SIN([.C94]*afact)" office:value-type="float" office:value="-0.873092898829648" calcext:value-type="float">
            <text:p>-0,873</text:p>
          </table:table-cell>
          <table:table-cell table:formula="of:=COS([.C94]*afact)" office:value-type="float" office:value="-0.487553884215111" calcext:value-type="float">
            <text:p>-0,488</text:p>
          </table:table-cell>
          <table:table-cell table:style-name="ce1" table:formula="of:=([.E94]*radius+xoff)*Mmfac" office:value-type="float" office:value="197.613684314827" calcext:value-type="float">
            <text:p>197.613684314827</text:p>
          </table:table-cell>
          <table:table-cell table:style-name="ce1" table:formula="of:=([.D94]*radius+yoff)*Mmfac" office:value-type="float" office:value="116.650491245774" calcext:value-type="float">
            <text:p>116.650491245774</text:p>
          </table:table-cell>
          <table:table-cell table:formula="of:=IF(0=MOD([.B94];100); 3   * strich ;  IF(0=MOD([.B94]; 50); 2.5 * strich ;  IF(0=MOD([.B94]; 10); 2   * strich ;  IF(0=MOD([.B94];  5); 1.5 * strich ;  IF(0=MOD([.B94];  1); 1   * strich ;                     0.6 * strich )))))*-1" office:value-type="float" office:value="-2" calcext:value-type="float">
            <text:p>-2,000</text:p>
          </table:table-cell>
          <table:table-cell table:formula="of:=([.E94]*(radius+[.H94])+xoff)*Mmfac" office:value-type="float" office:value="200.539007620117" calcext:value-type="float">
            <text:p>200.539007620117</text:p>
          </table:table-cell>
          <table:table-cell table:formula="of:=([.D94]*(radius+[.H94])+yoff)*Mmfac" office:value-type="float" office:value="121.889048638752" calcext:value-type="float">
            <text:p>121.889048638752</text:p>
          </table:table-cell>
          <table:table-cell office:value-type="string" calcext:value-type="string">
            <text:p>&lt;line x1="</text:p>
          </table:table-cell>
          <table:table-cell table:formula="of:=TEXT([.F94];&quot;000.000&quot;)" office:value-type="string" office:string-value="197.614" calcext:value-type="string">
            <text:p>197.614</text:p>
          </table:table-cell>
          <table:table-cell office:value-type="string" calcext:value-type="string">
            <text:p>" y1="</text:p>
          </table:table-cell>
          <table:table-cell table:formula="of:=TEXT([.G94];&quot;000.000&quot;)" office:value-type="string" office:string-value="116.650" calcext:value-type="string">
            <text:p>116.650</text:p>
          </table:table-cell>
          <table:table-cell office:value-type="string" calcext:value-type="string">
            <text:p>" x2="</text:p>
          </table:table-cell>
          <table:table-cell table:formula="of:=TEXT([.I94];&quot;000.000&quot;)" office:value-type="string" office:string-value="200.539" calcext:value-type="string">
            <text:p>200.539</text:p>
          </table:table-cell>
          <table:table-cell office:value-type="string" calcext:value-type="string">
            <text:p>" y2="</text:p>
          </table:table-cell>
          <table:table-cell table:formula="of:=TEXT([.J94];&quot;000.000&quot;)" office:value-type="string" office:string-value="121.889" calcext:value-type="string">
            <text:p>121.8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4:.U94])" office:value-type="string" office:string-value="&lt;line x1=&quot;197.614&quot; y1=&quot;116.650&quot; x2=&quot;200.539&quot; y2=&quot;121.889&quot; style=&quot;fill:none;stroke:#000000;stroke-width:0.75590551;stroke-miterlimit:4;stroke-dasharray:none&quot; /&gt;" calcext:value-type="string">
            <text:p>&lt;line x1="197.614" y1="116.650" x2="200.539" y2="121.8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4]*afact)*90)) / (0.5*PI());&quot;0.###&quot;)" office:value-type="string" office:string-value="240.82" calcext:value-type="string">
            <text:p>240.8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4];&quot;#&quot;)" office:value-type="string" office:string-value="48" calcext:value-type="string">
            <text:p>48</text:p>
          </table:table-cell>
          <table:table-cell office:value-type="string" calcext:value-type="string">
            <text:p>&lt;/text&gt;</text:p>
          </table:table-cell>
          <table:table-cell table:formula="of:=IF(0=MOD([.B94];5);COM.MICROSOFT.CONCAT([.V94:.AK94]);[.V94])" office:value-type="string" office:string-value="&lt;line x1=&quot;197.614&quot; y1=&quot;116.650&quot; x2=&quot;200.539&quot; y2=&quot;121.889&quot; style=&quot;fill:none;stroke:#000000;stroke-width:0.75590551;stroke-miterlimit:4;stroke-dasharray:none&quot; /&gt;" calcext:value-type="string">
            <text:p>&lt;line x1="197.614" y1="116.650" x2="200.539" y2="121.88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4]+1" office:value-type="float" office:value="49" calcext:value-type="float">
            <text:p>49,000</text:p>
          </table:table-cell>
          <table:table-cell table:formula="of:=LOG([.B95])" office:value-type="float" office:value="1.69019608002851" calcext:value-type="float">
            <text:p>1,690</text:p>
          </table:table-cell>
          <table:table-cell table:formula="of:=SIN([.C95]*afact)" office:value-type="float" office:value="-0.883788127597278" calcext:value-type="float">
            <text:p>-0,884</text:p>
          </table:table-cell>
          <table:table-cell table:formula="of:=COS([.C95]*afact)" office:value-type="float" office:value="-0.46788732139063" calcext:value-type="float">
            <text:p>-0,468</text:p>
          </table:table-cell>
          <table:table-cell table:style-name="ce1" table:formula="of:=([.E95]*radius+xoff)*Mmfac" office:value-type="float" office:value="201.743662507968" calcext:value-type="float">
            <text:p>201.743662507968</text:p>
          </table:table-cell>
          <table:table-cell table:style-name="ce1" table:formula="of:=([.D95]*radius+yoff)*Mmfac" office:value-type="float" office:value="114.404493204572" calcext:value-type="float">
            <text:p>114.404493204572</text:p>
          </table:table-cell>
          <table:table-cell table:formula="of:=IF(0=MOD([.B95];100); 3   * strich ;  IF(0=MOD([.B95]; 50); 2.5 * strich ;  IF(0=MOD([.B95]; 10); 2   * strich ;  IF(0=MOD([.B95];  5); 1.5 * strich ;  IF(0=MOD([.B95];  1); 1   * strich ;                     0.6 * strich )))))*-1" office:value-type="float" office:value="-2" calcext:value-type="float">
            <text:p>-2,000</text:p>
          </table:table-cell>
          <table:table-cell table:formula="of:=([.E95]*(radius+[.H95])+xoff)*Mmfac" office:value-type="float" office:value="204.550986436311" calcext:value-type="float">
            <text:p>204.550986436311</text:p>
          </table:table-cell>
          <table:table-cell table:formula="of:=([.D95]*(radius+[.H95])+yoff)*Mmfac" office:value-type="float" office:value="119.707221970155" calcext:value-type="float">
            <text:p>119.707221970155</text:p>
          </table:table-cell>
          <table:table-cell office:value-type="string" calcext:value-type="string">
            <text:p>&lt;line x1="</text:p>
          </table:table-cell>
          <table:table-cell table:formula="of:=TEXT([.F95];&quot;000.000&quot;)" office:value-type="string" office:string-value="201.744" calcext:value-type="string">
            <text:p>201.744</text:p>
          </table:table-cell>
          <table:table-cell office:value-type="string" calcext:value-type="string">
            <text:p>" y1="</text:p>
          </table:table-cell>
          <table:table-cell table:formula="of:=TEXT([.G95];&quot;000.000&quot;)" office:value-type="string" office:string-value="114.404" calcext:value-type="string">
            <text:p>114.404</text:p>
          </table:table-cell>
          <table:table-cell office:value-type="string" calcext:value-type="string">
            <text:p>" x2="</text:p>
          </table:table-cell>
          <table:table-cell table:formula="of:=TEXT([.I95];&quot;000.000&quot;)" office:value-type="string" office:string-value="204.551" calcext:value-type="string">
            <text:p>204.551</text:p>
          </table:table-cell>
          <table:table-cell office:value-type="string" calcext:value-type="string">
            <text:p>" y2="</text:p>
          </table:table-cell>
          <table:table-cell table:formula="of:=TEXT([.J95];&quot;000.000&quot;)" office:value-type="string" office:string-value="119.707" calcext:value-type="string">
            <text:p>119.70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5:.U95])" office:value-type="string" office:string-value="&lt;line x1=&quot;201.744&quot; y1=&quot;114.404&quot; x2=&quot;204.551&quot; y2=&quot;119.707&quot; style=&quot;fill:none;stroke:#000000;stroke-width:0.75590551;stroke-miterlimit:4;stroke-dasharray:none&quot; /&gt;" calcext:value-type="string">
            <text:p>&lt;line x1="201.744" y1="114.404" x2="204.551" y2="119.70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5]*afact)*90)) / (0.5*PI());&quot;0.###&quot;)" office:value-type="string" office:string-value="242.103" calcext:value-type="string">
            <text:p>242.10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5];&quot;#&quot;)" office:value-type="string" office:string-value="49" calcext:value-type="string">
            <text:p>49</text:p>
          </table:table-cell>
          <table:table-cell office:value-type="string" calcext:value-type="string">
            <text:p>&lt;/text&gt;</text:p>
          </table:table-cell>
          <table:table-cell table:formula="of:=IF(0=MOD([.B95];5);COM.MICROSOFT.CONCAT([.V95:.AK95]);[.V95])" office:value-type="string" office:string-value="&lt;line x1=&quot;201.744&quot; y1=&quot;114.404&quot; x2=&quot;204.551&quot; y2=&quot;119.707&quot; style=&quot;fill:none;stroke:#000000;stroke-width:0.75590551;stroke-miterlimit:4;stroke-dasharray:none&quot; /&gt;" calcext:value-type="string">
            <text:p>&lt;line x1="201.744" y1="114.404" x2="204.551" y2="119.707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5]+1" office:value-type="float" office:value="50" calcext:value-type="float">
            <text:p>50,000</text:p>
          </table:table-cell>
          <table:table-cell table:formula="of:=LOG([.B96])" office:value-type="float" office:value="1.69897000433602" calcext:value-type="float">
            <text:p>1,699</text:p>
          </table:table-cell>
          <table:table-cell table:formula="of:=SIN([.C96]*afact)" office:value-type="float" office:value="-0.893837721904268" calcext:value-type="float">
            <text:p>-0,894</text:p>
          </table:table-cell>
          <table:table-cell table:formula="of:=COS([.C96]*afact)" office:value-type="float" office:value="-0.448390596356556" calcext:value-type="float">
            <text:p>-0,448</text:p>
          </table:table-cell>
          <table:table-cell table:style-name="ce1" table:formula="of:=([.E96]*radius+xoff)*Mmfac" office:value-type="float" office:value="205.837974765123" calcext:value-type="float">
            <text:p>205.837974765123</text:p>
          </table:table-cell>
          <table:table-cell table:style-name="ce1" table:formula="of:=([.D96]*radius+yoff)*Mmfac" office:value-type="float" office:value="112.294078400104" calcext:value-type="float">
            <text:p>112.294078400104</text:p>
          </table:table-cell>
          <table:table-cell table:formula="of:=IF(0=MOD([.B96];100); 3   * strich ;  IF(0=MOD([.B96]; 50); 2.5 * strich ;  IF(0=MOD([.B96]; 10); 2   * strich ;  IF(0=MOD([.B96];  5); 1.5 * strich ;  IF(0=MOD([.B96];  1); 1   * strich ;                     0.6 * strich )))))*-1" office:value-type="float" office:value="-5" calcext:value-type="float">
            <text:p>-5,000</text:p>
          </table:table-cell>
          <table:table-cell table:formula="of:=([.E96]*(radius+[.H96])+xoff)*Mmfac" office:value-type="float" office:value="212.563833710472" calcext:value-type="float">
            <text:p>212.563833710472</text:p>
          </table:table-cell>
          <table:table-cell table:formula="of:=([.D96]*(radius+[.H96])+yoff)*Mmfac" office:value-type="float" office:value="125.701644228668" calcext:value-type="float">
            <text:p>125.701644228668</text:p>
          </table:table-cell>
          <table:table-cell office:value-type="string" calcext:value-type="string">
            <text:p>&lt;line x1="</text:p>
          </table:table-cell>
          <table:table-cell table:formula="of:=TEXT([.F96];&quot;000.000&quot;)" office:value-type="string" office:string-value="205.838" calcext:value-type="string">
            <text:p>205.838</text:p>
          </table:table-cell>
          <table:table-cell office:value-type="string" calcext:value-type="string">
            <text:p>" y1="</text:p>
          </table:table-cell>
          <table:table-cell table:formula="of:=TEXT([.G96];&quot;000.000&quot;)" office:value-type="string" office:string-value="112.294" calcext:value-type="string">
            <text:p>112.294</text:p>
          </table:table-cell>
          <table:table-cell office:value-type="string" calcext:value-type="string">
            <text:p>" x2="</text:p>
          </table:table-cell>
          <table:table-cell table:formula="of:=TEXT([.I96];&quot;000.000&quot;)" office:value-type="string" office:string-value="212.564" calcext:value-type="string">
            <text:p>212.564</text:p>
          </table:table-cell>
          <table:table-cell office:value-type="string" calcext:value-type="string">
            <text:p>" y2="</text:p>
          </table:table-cell>
          <table:table-cell table:formula="of:=TEXT([.J96];&quot;000.000&quot;)" office:value-type="string" office:string-value="125.702" calcext:value-type="string">
            <text:p>125.70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6:.U96])" office:value-type="string" office:string-value="&lt;line x1=&quot;205.838&quot; y1=&quot;112.294&quot; x2=&quot;212.564&quot; y2=&quot;125.702&quot; style=&quot;fill:none;stroke:#000000;stroke-width:0.75590551;stroke-miterlimit:4;stroke-dasharray:none&quot; /&gt;" calcext:value-type="string">
            <text:p>&lt;line x1="205.838" y1="112.294" x2="212.564" y2="125.70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6]*afact)*90)) / (0.5*PI());&quot;0.###&quot;)" office:value-type="string" office:string-value="243.36" calcext:value-type="string">
            <text:p>243.3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6];&quot;#&quot;)" office:value-type="string" office:string-value="50" calcext:value-type="string">
            <text:p>50</text:p>
          </table:table-cell>
          <table:table-cell office:value-type="string" calcext:value-type="string">
            <text:p>&lt;/text&gt;</text:p>
          </table:table-cell>
          <table:table-cell table:formula="of:=IF(0=MOD([.B96];5);COM.MICROSOFT.CONCAT([.V96:.AK96]);[.V96])" office:value-type="string" office:string-value="&lt;line x1=&quot;205.838&quot; y1=&quot;112.294&quot; x2=&quot;212.564&quot; y2=&quot;125.702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43.36, 300, 300)&quot;&gt;50&lt;/text&gt;" calcext:value-type="string">
            <text:p>&lt;line x1="205.838" y1="112.294" x2="212.564" y2="125.702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43.36, 300, 300)"&gt;5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6]+2" office:value-type="float" office:value="52" calcext:value-type="float">
            <text:p>52,000</text:p>
          </table:table-cell>
          <table:table-cell table:formula="of:=LOG([.B97])" office:value-type="float" office:value="1.7160033436348" calcext:value-type="float">
            <text:p>1,716</text:p>
          </table:table-cell>
          <table:table-cell table:formula="of:=SIN([.C97]*afact)" office:value-type="float" office:value="-0.912115630610679" calcext:value-type="float">
            <text:p>-0,912</text:p>
          </table:table-cell>
          <table:table-cell table:formula="of:=COS([.C97]*afact)" office:value-type="float" office:value="-0.409933014522719" calcext:value-type="float">
            <text:p>-0,410</text:p>
          </table:table-cell>
          <table:table-cell table:style-name="ce1" table:formula="of:=([.E97]*radius+xoff)*Mmfac" office:value-type="float" office:value="213.914066950229" calcext:value-type="float">
            <text:p>213.914066950229</text:p>
          </table:table-cell>
          <table:table-cell table:style-name="ce1" table:formula="of:=([.D97]*radius+yoff)*Mmfac" office:value-type="float" office:value="108.455717571757" calcext:value-type="float">
            <text:p>108.455717571757</text:p>
          </table:table-cell>
          <table:table-cell table:formula="of:=IF(0=MOD([.B97];100); 3   * strich ;  IF(0=MOD([.B97]; 50); 2.5 * strich ;  IF(0=MOD([.B97]; 10); 2   * strich ;  IF(0=MOD([.B97];  5); 1.5 * strich ;  IF(0=MOD([.B97];  1); 1   * strich ;                     0.6 * strich )))))*-1" office:value-type="float" office:value="-2" calcext:value-type="float">
            <text:p>-2,000</text:p>
          </table:table-cell>
          <table:table-cell table:formula="of:=([.E97]*(radius+[.H97])+xoff)*Mmfac" office:value-type="float" office:value="216.373665037365" calcext:value-type="float">
            <text:p>216.373665037365</text:p>
          </table:table-cell>
          <table:table-cell table:formula="of:=([.D97]*(radius+[.H97])+yoff)*Mmfac" office:value-type="float" office:value="113.928411355421" calcext:value-type="float">
            <text:p>113.928411355421</text:p>
          </table:table-cell>
          <table:table-cell office:value-type="string" calcext:value-type="string">
            <text:p>&lt;line x1="</text:p>
          </table:table-cell>
          <table:table-cell table:formula="of:=TEXT([.F97];&quot;000.000&quot;)" office:value-type="string" office:string-value="213.914" calcext:value-type="string">
            <text:p>213.914</text:p>
          </table:table-cell>
          <table:table-cell office:value-type="string" calcext:value-type="string">
            <text:p>" y1="</text:p>
          </table:table-cell>
          <table:table-cell table:formula="of:=TEXT([.G97];&quot;000.000&quot;)" office:value-type="string" office:string-value="108.456" calcext:value-type="string">
            <text:p>108.456</text:p>
          </table:table-cell>
          <table:table-cell office:value-type="string" calcext:value-type="string">
            <text:p>" x2="</text:p>
          </table:table-cell>
          <table:table-cell table:formula="of:=TEXT([.I97];&quot;000.000&quot;)" office:value-type="string" office:string-value="216.374" calcext:value-type="string">
            <text:p>216.374</text:p>
          </table:table-cell>
          <table:table-cell office:value-type="string" calcext:value-type="string">
            <text:p>" y2="</text:p>
          </table:table-cell>
          <table:table-cell table:formula="of:=TEXT([.J97];&quot;000.000&quot;)" office:value-type="string" office:string-value="113.928" calcext:value-type="string">
            <text:p>113.92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7:.U97])" office:value-type="string" office:string-value="&lt;line x1=&quot;213.914&quot; y1=&quot;108.456&quot; x2=&quot;216.374&quot; y2=&quot;113.928&quot; style=&quot;fill:none;stroke:#000000;stroke-width:0.75590551;stroke-miterlimit:4;stroke-dasharray:none&quot; /&gt;" calcext:value-type="string">
            <text:p>&lt;line x1="213.914" y1="108.456" x2="216.374" y2="113.92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7]*afact)*90)) / (0.5*PI());&quot;0.###&quot;)" office:value-type="string" office:string-value="245.799" calcext:value-type="string">
            <text:p>245.79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7];&quot;#&quot;)" office:value-type="string" office:string-value="52" calcext:value-type="string">
            <text:p>52</text:p>
          </table:table-cell>
          <table:table-cell office:value-type="string" calcext:value-type="string">
            <text:p>&lt;/text&gt;</text:p>
          </table:table-cell>
          <table:table-cell table:formula="of:=IF(0=MOD([.B97];10);COM.MICROSOFT.CONCAT([.V97:.AK97]);[.V97])" office:value-type="string" office:string-value="&lt;line x1=&quot;213.914&quot; y1=&quot;108.456&quot; x2=&quot;216.374&quot; y2=&quot;113.928&quot; style=&quot;fill:none;stroke:#000000;stroke-width:0.75590551;stroke-miterlimit:4;stroke-dasharray:none&quot; /&gt;" calcext:value-type="string">
            <text:p>&lt;line x1="213.914" y1="108.456" x2="216.374" y2="113.928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7]+2" office:value-type="float" office:value="54" calcext:value-type="float">
            <text:p>54,000</text:p>
          </table:table-cell>
          <table:table-cell table:formula="of:=LOG([.B98])" office:value-type="float" office:value="1.73239375982297" calcext:value-type="float">
            <text:p>1,732</text:p>
          </table:table-cell>
          <table:table-cell table:formula="of:=SIN([.C98]*afact)" office:value-type="float" office:value="-0.928142731911427" calcext:value-type="float">
            <text:p>-0,928</text:p>
          </table:table-cell>
          <table:table-cell table:formula="of:=COS([.C98]*afact)" office:value-type="float" office:value="-0.372224487641521" calcext:value-type="float">
            <text:p>-0,372</text:p>
          </table:table-cell>
          <table:table-cell table:style-name="ce1" table:formula="of:=([.E98]*radius+xoff)*Mmfac" office:value-type="float" office:value="221.832857595281" calcext:value-type="float">
            <text:p>221.832857595281</text:p>
          </table:table-cell>
          <table:table-cell table:style-name="ce1" table:formula="of:=([.D98]*radius+yoff)*Mmfac" office:value-type="float" office:value="105.0900262986" calcext:value-type="float">
            <text:p>105.0900262986</text:p>
          </table:table-cell>
          <table:table-cell table:formula="of:=IF(0=MOD([.B98];100); 3   * strich ;  IF(0=MOD([.B98]; 50); 2.5 * strich ;  IF(0=MOD([.B98]; 10); 2   * strich ;  IF(0=MOD([.B98];  5); 1.5 * strich ;  IF(0=MOD([.B98];  1); 1   * strich ;                     0.6 * strich )))))*-1" office:value-type="float" office:value="-2" calcext:value-type="float">
            <text:p>-2,000</text:p>
          </table:table-cell>
          <table:table-cell table:formula="of:=([.E98]*(radius+[.H98])+xoff)*Mmfac" office:value-type="float" office:value="224.06620452113" calcext:value-type="float">
            <text:p>224.06620452113</text:p>
          </table:table-cell>
          <table:table-cell table:formula="of:=([.D98]*(radius+[.H98])+yoff)*Mmfac" office:value-type="float" office:value="110.658882690069" calcext:value-type="float">
            <text:p>110.658882690069</text:p>
          </table:table-cell>
          <table:table-cell office:value-type="string" calcext:value-type="string">
            <text:p>&lt;line x1="</text:p>
          </table:table-cell>
          <table:table-cell table:formula="of:=TEXT([.F98];&quot;000.000&quot;)" office:value-type="string" office:string-value="221.833" calcext:value-type="string">
            <text:p>221.833</text:p>
          </table:table-cell>
          <table:table-cell office:value-type="string" calcext:value-type="string">
            <text:p>" y1="</text:p>
          </table:table-cell>
          <table:table-cell table:formula="of:=TEXT([.G98];&quot;000.000&quot;)" office:value-type="string" office:string-value="105.090" calcext:value-type="string">
            <text:p>105.090</text:p>
          </table:table-cell>
          <table:table-cell office:value-type="string" calcext:value-type="string">
            <text:p>" x2="</text:p>
          </table:table-cell>
          <table:table-cell table:formula="of:=TEXT([.I98];&quot;000.000&quot;)" office:value-type="string" office:string-value="224.066" calcext:value-type="string">
            <text:p>224.066</text:p>
          </table:table-cell>
          <table:table-cell office:value-type="string" calcext:value-type="string">
            <text:p>" y2="</text:p>
          </table:table-cell>
          <table:table-cell table:formula="of:=TEXT([.J98];&quot;000.000&quot;)" office:value-type="string" office:string-value="110.659" calcext:value-type="string">
            <text:p>110.65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8:.U98])" office:value-type="string" office:string-value="&lt;line x1=&quot;221.833&quot; y1=&quot;105.090&quot; x2=&quot;224.066&quot; y2=&quot;110.659&quot; style=&quot;fill:none;stroke:#000000;stroke-width:0.75590551;stroke-miterlimit:4;stroke-dasharray:none&quot; /&gt;" calcext:value-type="string">
            <text:p>&lt;line x1="221.833" y1="105.090" x2="224.066" y2="110.65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8]*afact)*90)) / (0.5*PI());&quot;0.###&quot;)" office:value-type="string" office:string-value="248.147" calcext:value-type="string">
            <text:p>248.14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8];&quot;#&quot;)" office:value-type="string" office:string-value="54" calcext:value-type="string">
            <text:p>54</text:p>
          </table:table-cell>
          <table:table-cell office:value-type="string" calcext:value-type="string">
            <text:p>&lt;/text&gt;</text:p>
          </table:table-cell>
          <table:table-cell table:formula="of:=IF(0=MOD([.B98];10);COM.MICROSOFT.CONCAT([.V98:.AK98]);[.V98])" office:value-type="string" office:string-value="&lt;line x1=&quot;221.833&quot; y1=&quot;105.090&quot; x2=&quot;224.066&quot; y2=&quot;110.659&quot; style=&quot;fill:none;stroke:#000000;stroke-width:0.75590551;stroke-miterlimit:4;stroke-dasharray:none&quot; /&gt;" calcext:value-type="string">
            <text:p>&lt;line x1="221.833" y1="105.090" x2="224.066" y2="110.65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8]+2" office:value-type="float" office:value="56" calcext:value-type="float">
            <text:p>56,000</text:p>
          </table:table-cell>
          <table:table-cell table:formula="of:=LOG([.B99])" office:value-type="float" office:value="1.7481880270062" calcext:value-type="float">
            <text:p>1,748</text:p>
          </table:table-cell>
          <table:table-cell table:formula="of:=SIN([.C99]*afact)" office:value-type="float" office:value="-0.942112997530638" calcext:value-type="float">
            <text:p>-0,942</text:p>
          </table:table-cell>
          <table:table-cell table:formula="of:=COS([.C99]*afact)" office:value-type="float" office:value="-0.335295541103422" calcext:value-type="float">
            <text:p>-0,335</text:p>
          </table:table-cell>
          <table:table-cell table:style-name="ce1" table:formula="of:=([.E99]*radius+xoff)*Mmfac" office:value-type="float" office:value="229.587936368281" calcext:value-type="float">
            <text:p>229.587936368281</text:p>
          </table:table-cell>
          <table:table-cell table:style-name="ce1" table:formula="of:=([.D99]*radius+yoff)*Mmfac" office:value-type="float" office:value="102.156270518566" calcext:value-type="float">
            <text:p>102.156270518566</text:p>
          </table:table-cell>
          <table:table-cell table:formula="of:=IF(0=MOD([.B99];100); 3   * strich ;  IF(0=MOD([.B99]; 50); 2.5 * strich ;  IF(0=MOD([.B99]; 10); 2   * strich ;  IF(0=MOD([.B99];  5); 1.5 * strich ;  IF(0=MOD([.B99];  1); 1   * strich ;                     0.6 * strich )))))*-1" office:value-type="float" office:value="-2" calcext:value-type="float">
            <text:p>-2,000</text:p>
          </table:table-cell>
          <table:table-cell table:formula="of:=([.E99]*(radius+[.H99])+xoff)*Mmfac" office:value-type="float" office:value="231.599709614902" calcext:value-type="float">
            <text:p>231.599709614902</text:p>
          </table:table-cell>
          <table:table-cell table:formula="of:=([.D99]*(radius+[.H99])+yoff)*Mmfac" office:value-type="float" office:value="107.80894850375" calcext:value-type="float">
            <text:p>107.80894850375</text:p>
          </table:table-cell>
          <table:table-cell office:value-type="string" calcext:value-type="string">
            <text:p>&lt;line x1="</text:p>
          </table:table-cell>
          <table:table-cell table:formula="of:=TEXT([.F99];&quot;000.000&quot;)" office:value-type="string" office:string-value="229.588" calcext:value-type="string">
            <text:p>229.588</text:p>
          </table:table-cell>
          <table:table-cell office:value-type="string" calcext:value-type="string">
            <text:p>" y1="</text:p>
          </table:table-cell>
          <table:table-cell table:formula="of:=TEXT([.G99];&quot;000.000&quot;)" office:value-type="string" office:string-value="102.156" calcext:value-type="string">
            <text:p>102.156</text:p>
          </table:table-cell>
          <table:table-cell office:value-type="string" calcext:value-type="string">
            <text:p>" x2="</text:p>
          </table:table-cell>
          <table:table-cell table:formula="of:=TEXT([.I99];&quot;000.000&quot;)" office:value-type="string" office:string-value="231.600" calcext:value-type="string">
            <text:p>231.600</text:p>
          </table:table-cell>
          <table:table-cell office:value-type="string" calcext:value-type="string">
            <text:p>" y2="</text:p>
          </table:table-cell>
          <table:table-cell table:formula="of:=TEXT([.J99];&quot;000.000&quot;)" office:value-type="string" office:string-value="107.809" calcext:value-type="string">
            <text:p>107.80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99:.U99])" office:value-type="string" office:string-value="&lt;line x1=&quot;229.588&quot; y1=&quot;102.156&quot; x2=&quot;231.600&quot; y2=&quot;107.809&quot; style=&quot;fill:none;stroke:#000000;stroke-width:0.75590551;stroke-miterlimit:4;stroke-dasharray:none&quot; /&gt;" calcext:value-type="string">
            <text:p>&lt;line x1="229.588" y1="102.156" x2="231.600" y2="107.80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99]*afact)*90)) / (0.5*PI());&quot;0.###&quot;)" office:value-type="string" office:string-value="250.409" calcext:value-type="string">
            <text:p>250.40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99];&quot;#&quot;)" office:value-type="string" office:string-value="56" calcext:value-type="string">
            <text:p>56</text:p>
          </table:table-cell>
          <table:table-cell office:value-type="string" calcext:value-type="string">
            <text:p>&lt;/text&gt;</text:p>
          </table:table-cell>
          <table:table-cell table:formula="of:=IF(0=MOD([.B99];10);COM.MICROSOFT.CONCAT([.V99:.AK99]);[.V99])" office:value-type="string" office:string-value="&lt;line x1=&quot;229.588&quot; y1=&quot;102.156&quot; x2=&quot;231.600&quot; y2=&quot;107.809&quot; style=&quot;fill:none;stroke:#000000;stroke-width:0.75590551;stroke-miterlimit:4;stroke-dasharray:none&quot; /&gt;" calcext:value-type="string">
            <text:p>&lt;line x1="229.588" y1="102.156" x2="231.600" y2="107.80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99]+2" office:value-type="float" office:value="58" calcext:value-type="float">
            <text:p>58,000</text:p>
          </table:table-cell>
          <table:table-cell table:formula="of:=LOG([.B100])" office:value-type="float" office:value="1.76342799356294" calcext:value-type="float">
            <text:p>1,763</text:p>
          </table:table-cell>
          <table:table-cell table:formula="of:=SIN([.C100]*afact)" office:value-type="float" office:value="-0.95420093458488" calcext:value-type="float">
            <text:p>-0,954</text:p>
          </table:table-cell>
          <table:table-cell table:formula="of:=COS([.C100]*afact)" office:value-type="float" office:value="-0.299166469440244" calcext:value-type="float">
            <text:p>-0,299</text:p>
          </table:table-cell>
          <table:table-cell table:style-name="ce1" table:formula="of:=([.E100]*radius+xoff)*Mmfac" office:value-type="float" office:value="237.175041417549" calcext:value-type="float">
            <text:p>237.175041417549</text:p>
          </table:table-cell>
          <table:table-cell table:style-name="ce1" table:formula="of:=([.D100]*radius+yoff)*Mmfac" office:value-type="float" office:value="99.6178037371751" calcext:value-type="float">
            <text:p>99.6178037371751</text:p>
          </table:table-cell>
          <table:table-cell table:formula="of:=IF(0=MOD([.B100];100); 3   * strich ;  IF(0=MOD([.B100]; 50); 2.5 * strich ;  IF(0=MOD([.B100]; 10); 2   * strich ;  IF(0=MOD([.B100];  5); 1.5 * strich ;  IF(0=MOD([.B100];  1); 1   * strich ;                     0.6 * strich )))))*-1" office:value-type="float" office:value="-2" calcext:value-type="float">
            <text:p>-2,000</text:p>
          </table:table-cell>
          <table:table-cell table:formula="of:=([.E100]*(radius+[.H100])+xoff)*Mmfac" office:value-type="float" office:value="238.97004023419" calcext:value-type="float">
            <text:p>238.97004023419</text:p>
          </table:table-cell>
          <table:table-cell table:formula="of:=([.D100]*(radius+[.H100])+yoff)*Mmfac" office:value-type="float" office:value="105.343009344684" calcext:value-type="float">
            <text:p>105.343009344684</text:p>
          </table:table-cell>
          <table:table-cell office:value-type="string" calcext:value-type="string">
            <text:p>&lt;line x1="</text:p>
          </table:table-cell>
          <table:table-cell table:formula="of:=TEXT([.F100];&quot;000.000&quot;)" office:value-type="string" office:string-value="237.175" calcext:value-type="string">
            <text:p>237.175</text:p>
          </table:table-cell>
          <table:table-cell office:value-type="string" calcext:value-type="string">
            <text:p>" y1="</text:p>
          </table:table-cell>
          <table:table-cell table:formula="of:=TEXT([.G100];&quot;000.000&quot;)" office:value-type="string" office:string-value="099.618" calcext:value-type="string">
            <text:p>099.618</text:p>
          </table:table-cell>
          <table:table-cell office:value-type="string" calcext:value-type="string">
            <text:p>" x2="</text:p>
          </table:table-cell>
          <table:table-cell table:formula="of:=TEXT([.I100];&quot;000.000&quot;)" office:value-type="string" office:string-value="238.970" calcext:value-type="string">
            <text:p>238.970</text:p>
          </table:table-cell>
          <table:table-cell office:value-type="string" calcext:value-type="string">
            <text:p>" y2="</text:p>
          </table:table-cell>
          <table:table-cell table:formula="of:=TEXT([.J100];&quot;000.000&quot;)" office:value-type="string" office:string-value="105.343" calcext:value-type="string">
            <text:p>105.34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0:.U100])" office:value-type="string" office:string-value="&lt;line x1=&quot;237.175&quot; y1=&quot;099.618&quot; x2=&quot;238.970&quot; y2=&quot;105.343&quot; style=&quot;fill:none;stroke:#000000;stroke-width:0.75590551;stroke-miterlimit:4;stroke-dasharray:none&quot; /&gt;" calcext:value-type="string">
            <text:p>&lt;line x1="237.175" y1="099.618" x2="238.970" y2="105.34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0]*afact)*90)) / (0.5*PI());&quot;0.###&quot;)" office:value-type="string" office:string-value="252.592" calcext:value-type="string">
            <text:p>252.5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0];&quot;#&quot;)" office:value-type="string" office:string-value="58" calcext:value-type="string">
            <text:p>58</text:p>
          </table:table-cell>
          <table:table-cell office:value-type="string" calcext:value-type="string">
            <text:p>&lt;/text&gt;</text:p>
          </table:table-cell>
          <table:table-cell table:formula="of:=IF(0=MOD([.B100];10);COM.MICROSOFT.CONCAT([.V100:.AK100]);[.V100])" office:value-type="string" office:string-value="&lt;line x1=&quot;237.175&quot; y1=&quot;099.618&quot; x2=&quot;238.970&quot; y2=&quot;105.343&quot; style=&quot;fill:none;stroke:#000000;stroke-width:0.75590551;stroke-miterlimit:4;stroke-dasharray:none&quot; /&gt;" calcext:value-type="string">
            <text:p>&lt;line x1="237.175" y1="099.618" x2="238.970" y2="105.34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0]+2" office:value-type="float" office:value="60" calcext:value-type="float">
            <text:p>60,000</text:p>
          </table:table-cell>
          <table:table-cell table:formula="of:=LOG([.B101])" office:value-type="float" office:value="1.77815125038364" calcext:value-type="float">
            <text:p>1,778</text:p>
          </table:table-cell>
          <table:table-cell table:formula="of:=SIN([.C101]*afact)" office:value-type="float" office:value="-0.964563888633053" calcext:value-type="float">
            <text:p>-0,965</text:p>
          </table:table-cell>
          <table:table-cell table:formula="of:=COS([.C101]*afact)" office:value-type="float" office:value="-0.263849397848626" calcext:value-type="float">
            <text:p>-0,264</text:p>
          </table:table-cell>
          <table:table-cell table:style-name="ce1" table:formula="of:=([.E101]*radius+xoff)*Mmfac" office:value-type="float" office:value="244.591626451789" calcext:value-type="float">
            <text:p>244.591626451789</text:p>
          </table:table-cell>
          <table:table-cell table:style-name="ce1" table:formula="of:=([.D101]*radius+yoff)*Mmfac" office:value-type="float" office:value="97.4415833870588" calcext:value-type="float">
            <text:p>97.4415833870588</text:p>
          </table:table-cell>
          <table:table-cell table:formula="of:=IF(0=MOD([.B101];100); 3   * strich ;  IF(0=MOD([.B101]; 50); 2.5 * strich ;  IF(0=MOD([.B101]; 10); 2   * strich ;  IF(0=MOD([.B101];  5); 1.5 * strich ;  IF(0=MOD([.B101];  1); 1   * strich ;                     0.6 * strich )))))*-1" office:value-type="float" office:value="-4" calcext:value-type="float">
            <text:p>-4,000</text:p>
          </table:table-cell>
          <table:table-cell table:formula="of:=([.E101]*(radius+[.H101])+xoff)*Mmfac" office:value-type="float" office:value="247.757819225972" calcext:value-type="float">
            <text:p>247.757819225972</text:p>
          </table:table-cell>
          <table:table-cell table:formula="of:=([.D101]*(radius+[.H101])+yoff)*Mmfac" office:value-type="float" office:value="109.016350050656" calcext:value-type="float">
            <text:p>109.016350050656</text:p>
          </table:table-cell>
          <table:table-cell office:value-type="string" calcext:value-type="string">
            <text:p>&lt;line x1="</text:p>
          </table:table-cell>
          <table:table-cell table:formula="of:=TEXT([.F101];&quot;000.000&quot;)" office:value-type="string" office:string-value="244.592" calcext:value-type="string">
            <text:p>244.592</text:p>
          </table:table-cell>
          <table:table-cell office:value-type="string" calcext:value-type="string">
            <text:p>" y1="</text:p>
          </table:table-cell>
          <table:table-cell table:formula="of:=TEXT([.G101];&quot;000.000&quot;)" office:value-type="string" office:string-value="097.442" calcext:value-type="string">
            <text:p>097.442</text:p>
          </table:table-cell>
          <table:table-cell office:value-type="string" calcext:value-type="string">
            <text:p>" x2="</text:p>
          </table:table-cell>
          <table:table-cell table:formula="of:=TEXT([.I101];&quot;000.000&quot;)" office:value-type="string" office:string-value="247.758" calcext:value-type="string">
            <text:p>247.758</text:p>
          </table:table-cell>
          <table:table-cell office:value-type="string" calcext:value-type="string">
            <text:p>" y2="</text:p>
          </table:table-cell>
          <table:table-cell table:formula="of:=TEXT([.J101];&quot;000.000&quot;)" office:value-type="string" office:string-value="109.016" calcext:value-type="string">
            <text:p>109.01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1:.U101])" office:value-type="string" office:string-value="&lt;line x1=&quot;244.592&quot; y1=&quot;097.442&quot; x2=&quot;247.758&quot; y2=&quot;109.016&quot; style=&quot;fill:none;stroke:#000000;stroke-width:0.75590551;stroke-miterlimit:4;stroke-dasharray:none&quot; /&gt;" calcext:value-type="string">
            <text:p>&lt;line x1="244.592" y1="097.442" x2="247.758" y2="109.01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1]*afact)*90)) / (0.5*PI());&quot;0.###&quot;)" office:value-type="string" office:string-value="254.701" calcext:value-type="string">
            <text:p>254.70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1];&quot;#&quot;)" office:value-type="string" office:string-value="60" calcext:value-type="string">
            <text:p>60</text:p>
          </table:table-cell>
          <table:table-cell office:value-type="string" calcext:value-type="string">
            <text:p>&lt;/text&gt;</text:p>
          </table:table-cell>
          <table:table-cell table:formula="of:=IF(0=MOD([.B101];10);COM.MICROSOFT.CONCAT([.V101:.AK101]);[.V101])" office:value-type="string" office:string-value="&lt;line x1=&quot;244.592&quot; y1=&quot;097.442&quot; x2=&quot;247.758&quot; y2=&quot;109.016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54.701, 300, 300)&quot;&gt;60&lt;/text&gt;" calcext:value-type="string">
            <text:p>&lt;line x1="244.592" y1="097.442" x2="247.758" y2="109.016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54.701, 300, 300)"&gt;6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1]+2" office:value-type="float" office:value="62" calcext:value-type="float">
            <text:p>62,000</text:p>
          </table:table-cell>
          <table:table-cell table:formula="of:=LOG([.B102])" office:value-type="float" office:value="1.79239168949825" calcext:value-type="float">
            <text:p>1,792</text:p>
          </table:table-cell>
          <table:table-cell table:formula="of:=SIN([.C102]*afact)" office:value-type="float" office:value="-0.973344034745627" calcext:value-type="float">
            <text:p>-0,973</text:p>
          </table:table-cell>
          <table:table-cell table:formula="of:=COS([.C102]*afact)" office:value-type="float" office:value="-0.229349929202309" calcext:value-type="float">
            <text:p>-0,229</text:p>
          </table:table-cell>
          <table:table-cell table:style-name="ce1" table:formula="of:=([.E102]*radius+xoff)*Mmfac" office:value-type="float" office:value="251.836514867515" calcext:value-type="float">
            <text:p>251.836514867515</text:p>
          </table:table-cell>
          <table:table-cell table:style-name="ce1" table:formula="of:=([.D102]*radius+yoff)*Mmfac" office:value-type="float" office:value="95.5977527034184" calcext:value-type="float">
            <text:p>95.5977527034184</text:p>
          </table:table-cell>
          <table:table-cell table:formula="of:=IF(0=MOD([.B102];100); 3   * strich ;  IF(0=MOD([.B102]; 50); 2.5 * strich ;  IF(0=MOD([.B102]; 10); 2   * strich ;  IF(0=MOD([.B102];  5); 1.5 * strich ;  IF(0=MOD([.B102];  1); 1   * strich ;                     0.6 * strich )))))*-1" office:value-type="float" office:value="-2" calcext:value-type="float">
            <text:p>-2,000</text:p>
          </table:table-cell>
          <table:table-cell table:formula="of:=([.E102]*(radius+[.H102])+xoff)*Mmfac" office:value-type="float" office:value="253.212614442729" calcext:value-type="float">
            <text:p>253.212614442729</text:p>
          </table:table-cell>
          <table:table-cell table:formula="of:=([.D102]*(radius+[.H102])+yoff)*Mmfac" office:value-type="float" office:value="101.437816911892" calcext:value-type="float">
            <text:p>101.437816911892</text:p>
          </table:table-cell>
          <table:table-cell office:value-type="string" calcext:value-type="string">
            <text:p>&lt;line x1="</text:p>
          </table:table-cell>
          <table:table-cell table:formula="of:=TEXT([.F102];&quot;000.000&quot;)" office:value-type="string" office:string-value="251.837" calcext:value-type="string">
            <text:p>251.837</text:p>
          </table:table-cell>
          <table:table-cell office:value-type="string" calcext:value-type="string">
            <text:p>" y1="</text:p>
          </table:table-cell>
          <table:table-cell table:formula="of:=TEXT([.G102];&quot;000.000&quot;)" office:value-type="string" office:string-value="095.598" calcext:value-type="string">
            <text:p>095.598</text:p>
          </table:table-cell>
          <table:table-cell office:value-type="string" calcext:value-type="string">
            <text:p>" x2="</text:p>
          </table:table-cell>
          <table:table-cell table:formula="of:=TEXT([.I102];&quot;000.000&quot;)" office:value-type="string" office:string-value="253.213" calcext:value-type="string">
            <text:p>253.213</text:p>
          </table:table-cell>
          <table:table-cell office:value-type="string" calcext:value-type="string">
            <text:p>" y2="</text:p>
          </table:table-cell>
          <table:table-cell table:formula="of:=TEXT([.J102];&quot;000.000&quot;)" office:value-type="string" office:string-value="101.438" calcext:value-type="string">
            <text:p>101.43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2:.U102])" office:value-type="string" office:string-value="&lt;line x1=&quot;251.837&quot; y1=&quot;095.598&quot; x2=&quot;253.213&quot; y2=&quot;101.438&quot; style=&quot;fill:none;stroke:#000000;stroke-width:0.75590551;stroke-miterlimit:4;stroke-dasharray:none&quot; /&gt;" calcext:value-type="string">
            <text:p>&lt;line x1="251.837" y1="095.598" x2="253.213" y2="101.43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2]*afact)*90)) / (0.5*PI());&quot;0.###&quot;)" office:value-type="string" office:string-value="256.741" calcext:value-type="string">
            <text:p>256.7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2];&quot;#&quot;)" office:value-type="string" office:string-value="62" calcext:value-type="string">
            <text:p>62</text:p>
          </table:table-cell>
          <table:table-cell office:value-type="string" calcext:value-type="string">
            <text:p>&lt;/text&gt;</text:p>
          </table:table-cell>
          <table:table-cell table:formula="of:=IF(0=MOD([.B102];10);COM.MICROSOFT.CONCAT([.V102:.AK102]);[.V102])" office:value-type="string" office:string-value="&lt;line x1=&quot;251.837&quot; y1=&quot;095.598&quot; x2=&quot;253.213&quot; y2=&quot;101.438&quot; style=&quot;fill:none;stroke:#000000;stroke-width:0.75590551;stroke-miterlimit:4;stroke-dasharray:none&quot; /&gt;" calcext:value-type="string">
            <text:p>&lt;line x1="251.837" y1="095.598" x2="253.213" y2="101.438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2]+2" office:value-type="float" office:value="64" calcext:value-type="float">
            <text:p>64,000</text:p>
          </table:table-cell>
          <table:table-cell table:formula="of:=LOG([.B103])" office:value-type="float" office:value="1.80617997398389" calcext:value-type="float">
            <text:p>1,806</text:p>
          </table:table-cell>
          <table:table-cell table:formula="of:=SIN([.C103]*afact)" office:value-type="float" office:value="-0.980670103353296" calcext:value-type="float">
            <text:p>-0,981</text:p>
          </table:table-cell>
          <table:table-cell table:formula="of:=COS([.C103]*afact)" office:value-type="float" office:value="-0.195668465494661" calcext:value-type="float">
            <text:p>-0,196</text:p>
          </table:table-cell>
          <table:table-cell table:style-name="ce1" table:formula="of:=([.E103]*radius+xoff)*Mmfac" office:value-type="float" office:value="258.909622246121" calcext:value-type="float">
            <text:p>258.909622246121</text:p>
          </table:table-cell>
          <table:table-cell table:style-name="ce1" table:formula="of:=([.D103]*radius+yoff)*Mmfac" office:value-type="float" office:value="94.0592782958078" calcext:value-type="float">
            <text:p>94.0592782958078</text:p>
          </table:table-cell>
          <table:table-cell table:formula="of:=IF(0=MOD([.B103];100); 3   * strich ;  IF(0=MOD([.B103]; 50); 2.5 * strich ;  IF(0=MOD([.B103]; 10); 2   * strich ;  IF(0=MOD([.B103];  5); 1.5 * strich ;  IF(0=MOD([.B103];  1); 1   * strich ;                     0.6 * strich )))))*-1" office:value-type="float" office:value="-2" calcext:value-type="float">
            <text:p>-2,000</text:p>
          </table:table-cell>
          <table:table-cell table:formula="of:=([.E103]*(radius+[.H103])+xoff)*Mmfac" office:value-type="float" office:value="260.083633039089" calcext:value-type="float">
            <text:p>260.083633039089</text:p>
          </table:table-cell>
          <table:table-cell table:formula="of:=([.D103]*(radius+[.H103])+yoff)*Mmfac" office:value-type="float" office:value="99.9432989159276" calcext:value-type="float">
            <text:p>99.9432989159276</text:p>
          </table:table-cell>
          <table:table-cell office:value-type="string" calcext:value-type="string">
            <text:p>&lt;line x1="</text:p>
          </table:table-cell>
          <table:table-cell table:formula="of:=TEXT([.F103];&quot;000.000&quot;)" office:value-type="string" office:string-value="258.910" calcext:value-type="string">
            <text:p>258.910</text:p>
          </table:table-cell>
          <table:table-cell office:value-type="string" calcext:value-type="string">
            <text:p>" y1="</text:p>
          </table:table-cell>
          <table:table-cell table:formula="of:=TEXT([.G103];&quot;000.000&quot;)" office:value-type="string" office:string-value="094.059" calcext:value-type="string">
            <text:p>094.059</text:p>
          </table:table-cell>
          <table:table-cell office:value-type="string" calcext:value-type="string">
            <text:p>" x2="</text:p>
          </table:table-cell>
          <table:table-cell table:formula="of:=TEXT([.I103];&quot;000.000&quot;)" office:value-type="string" office:string-value="260.084" calcext:value-type="string">
            <text:p>260.084</text:p>
          </table:table-cell>
          <table:table-cell office:value-type="string" calcext:value-type="string">
            <text:p>" y2="</text:p>
          </table:table-cell>
          <table:table-cell table:formula="of:=TEXT([.J103];&quot;000.000&quot;)" office:value-type="string" office:string-value="099.943" calcext:value-type="string">
            <text:p>099.94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3:.U103])" office:value-type="string" office:string-value="&lt;line x1=&quot;258.910&quot; y1=&quot;094.059&quot; x2=&quot;260.084&quot; y2=&quot;099.943&quot; style=&quot;fill:none;stroke:#000000;stroke-width:0.75590551;stroke-miterlimit:4;stroke-dasharray:none&quot; /&gt;" calcext:value-type="string">
            <text:p>&lt;line x1="258.910" y1="094.059" x2="260.084" y2="099.94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3]*afact)*90)) / (0.5*PI());&quot;0.###&quot;)" office:value-type="string" office:string-value="258.716" calcext:value-type="string">
            <text:p>258.71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3];&quot;#&quot;)" office:value-type="string" office:string-value="64" calcext:value-type="string">
            <text:p>64</text:p>
          </table:table-cell>
          <table:table-cell office:value-type="string" calcext:value-type="string">
            <text:p>&lt;/text&gt;</text:p>
          </table:table-cell>
          <table:table-cell table:formula="of:=IF(0=MOD([.B103];10);COM.MICROSOFT.CONCAT([.V103:.AK103]);[.V103])" office:value-type="string" office:string-value="&lt;line x1=&quot;258.910&quot; y1=&quot;094.059&quot; x2=&quot;260.084&quot; y2=&quot;099.943&quot; style=&quot;fill:none;stroke:#000000;stroke-width:0.75590551;stroke-miterlimit:4;stroke-dasharray:none&quot; /&gt;" calcext:value-type="string">
            <text:p>&lt;line x1="258.910" y1="094.059" x2="260.084" y2="099.94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3]+2" office:value-type="float" office:value="66" calcext:value-type="float">
            <text:p>66,000</text:p>
          </table:table-cell>
          <table:table-cell table:formula="of:=LOG([.B104])" office:value-type="float" office:value="1.81954393554187" calcext:value-type="float">
            <text:p>1,820</text:p>
          </table:table-cell>
          <table:table-cell table:formula="of:=SIN([.C104]*afact)" office:value-type="float" office:value="-0.986658880170794" calcext:value-type="float">
            <text:p>-0,987</text:p>
          </table:table-cell>
          <table:table-cell table:formula="of:=COS([.C104]*afact)" office:value-type="float" office:value="-0.162801272046982" calcext:value-type="float">
            <text:p>-0,163</text:p>
          </table:table-cell>
          <table:table-cell table:style-name="ce1" table:formula="of:=([.E104]*radius+xoff)*Mmfac" office:value-type="float" office:value="265.811732870134" calcext:value-type="float">
            <text:p>265.811732870134</text:p>
          </table:table-cell>
          <table:table-cell table:style-name="ce1" table:formula="of:=([.D104]*radius+yoff)*Mmfac" office:value-type="float" office:value="92.8016351641334" calcext:value-type="float">
            <text:p>92.8016351641334</text:p>
          </table:table-cell>
          <table:table-cell table:formula="of:=IF(0=MOD([.B104];100); 3   * strich ;  IF(0=MOD([.B104]; 50); 2.5 * strich ;  IF(0=MOD([.B104]; 10); 2   * strich ;  IF(0=MOD([.B104];  5); 1.5 * strich ;  IF(0=MOD([.B104];  1); 1   * strich ;                     0.6 * strich )))))*-1" office:value-type="float" office:value="-2" calcext:value-type="float">
            <text:p>-2,000</text:p>
          </table:table-cell>
          <table:table-cell table:formula="of:=([.E104]*(radius+[.H104])+xoff)*Mmfac" office:value-type="float" office:value="266.788540502416" calcext:value-type="float">
            <text:p>266.788540502416</text:p>
          </table:table-cell>
          <table:table-cell table:formula="of:=([.D104]*(radius+[.H104])+yoff)*Mmfac" office:value-type="float" office:value="98.721588445158" calcext:value-type="float">
            <text:p>98.721588445158</text:p>
          </table:table-cell>
          <table:table-cell office:value-type="string" calcext:value-type="string">
            <text:p>&lt;line x1="</text:p>
          </table:table-cell>
          <table:table-cell table:formula="of:=TEXT([.F104];&quot;000.000&quot;)" office:value-type="string" office:string-value="265.812" calcext:value-type="string">
            <text:p>265.812</text:p>
          </table:table-cell>
          <table:table-cell office:value-type="string" calcext:value-type="string">
            <text:p>" y1="</text:p>
          </table:table-cell>
          <table:table-cell table:formula="of:=TEXT([.G104];&quot;000.000&quot;)" office:value-type="string" office:string-value="092.802" calcext:value-type="string">
            <text:p>092.802</text:p>
          </table:table-cell>
          <table:table-cell office:value-type="string" calcext:value-type="string">
            <text:p>" x2="</text:p>
          </table:table-cell>
          <table:table-cell table:formula="of:=TEXT([.I104];&quot;000.000&quot;)" office:value-type="string" office:string-value="266.789" calcext:value-type="string">
            <text:p>266.789</text:p>
          </table:table-cell>
          <table:table-cell office:value-type="string" calcext:value-type="string">
            <text:p>" y2="</text:p>
          </table:table-cell>
          <table:table-cell table:formula="of:=TEXT([.J104];&quot;000.000&quot;)" office:value-type="string" office:string-value="098.722" calcext:value-type="string">
            <text:p>098.72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4:.U104])" office:value-type="string" office:string-value="&lt;line x1=&quot;265.812&quot; y1=&quot;092.802&quot; x2=&quot;266.789&quot; y2=&quot;098.722&quot; style=&quot;fill:none;stroke:#000000;stroke-width:0.75590551;stroke-miterlimit:4;stroke-dasharray:none&quot; /&gt;" calcext:value-type="string">
            <text:p>&lt;line x1="265.812" y1="092.802" x2="266.789" y2="098.72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4]*afact)*90)) / (0.5*PI());&quot;0.###&quot;)" office:value-type="string" office:string-value="260.63" calcext:value-type="string">
            <text:p>260.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4];&quot;#&quot;)" office:value-type="string" office:string-value="66" calcext:value-type="string">
            <text:p>66</text:p>
          </table:table-cell>
          <table:table-cell office:value-type="string" calcext:value-type="string">
            <text:p>&lt;/text&gt;</text:p>
          </table:table-cell>
          <table:table-cell table:formula="of:=IF(0=MOD([.B104];10);COM.MICROSOFT.CONCAT([.V104:.AK104]);[.V104])" office:value-type="string" office:string-value="&lt;line x1=&quot;265.812&quot; y1=&quot;092.802&quot; x2=&quot;266.789&quot; y2=&quot;098.722&quot; style=&quot;fill:none;stroke:#000000;stroke-width:0.75590551;stroke-miterlimit:4;stroke-dasharray:none&quot; /&gt;" calcext:value-type="string">
            <text:p>&lt;line x1="265.812" y1="092.802" x2="266.789" y2="098.72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4]+2" office:value-type="float" office:value="68" calcext:value-type="float">
            <text:p>68,000</text:p>
          </table:table-cell>
          <table:table-cell table:formula="of:=LOG([.B105])" office:value-type="float" office:value="1.83250891270624" calcext:value-type="float">
            <text:p>1,833</text:p>
          </table:table-cell>
          <table:table-cell table:formula="of:=SIN([.C105]*afact)" office:value-type="float" office:value="-0.991416513230211" calcext:value-type="float">
            <text:p>-0,991</text:p>
          </table:table-cell>
          <table:table-cell table:formula="of:=COS([.C105]*afact)" office:value-type="float" office:value="-0.130741337359122" calcext:value-type="float">
            <text:p>-0,131</text:p>
          </table:table-cell>
          <table:table-cell table:style-name="ce1" table:formula="of:=([.E105]*radius+xoff)*Mmfac" office:value-type="float" office:value="272.544319154584" calcext:value-type="float">
            <text:p>272.544319154584</text:p>
          </table:table-cell>
          <table:table-cell table:style-name="ce1" table:formula="of:=([.D105]*radius+yoff)*Mmfac" office:value-type="float" office:value="91.8025322216558" calcext:value-type="float">
            <text:p>91.8025322216558</text:p>
          </table:table-cell>
          <table:table-cell table:formula="of:=IF(0=MOD([.B105];100); 3   * strich ;  IF(0=MOD([.B105]; 50); 2.5 * strich ;  IF(0=MOD([.B105]; 10); 2   * strich ;  IF(0=MOD([.B105];  5); 1.5 * strich ;  IF(0=MOD([.B105];  1); 1   * strich ;                     0.6 * strich )))))*-1" office:value-type="float" office:value="-2" calcext:value-type="float">
            <text:p>-2,000</text:p>
          </table:table-cell>
          <table:table-cell table:formula="of:=([.E105]*(radius+[.H105])+xoff)*Mmfac" office:value-type="float" office:value="273.328767178739" calcext:value-type="float">
            <text:p>273.328767178739</text:p>
          </table:table-cell>
          <table:table-cell table:formula="of:=([.D105]*(radius+[.H105])+yoff)*Mmfac" office:value-type="float" office:value="97.751031301037" calcext:value-type="float">
            <text:p>97.751031301037</text:p>
          </table:table-cell>
          <table:table-cell office:value-type="string" calcext:value-type="string">
            <text:p>&lt;line x1="</text:p>
          </table:table-cell>
          <table:table-cell table:formula="of:=TEXT([.F105];&quot;000.000&quot;)" office:value-type="string" office:string-value="272.544" calcext:value-type="string">
            <text:p>272.544</text:p>
          </table:table-cell>
          <table:table-cell office:value-type="string" calcext:value-type="string">
            <text:p>" y1="</text:p>
          </table:table-cell>
          <table:table-cell table:formula="of:=TEXT([.G105];&quot;000.000&quot;)" office:value-type="string" office:string-value="091.803" calcext:value-type="string">
            <text:p>091.803</text:p>
          </table:table-cell>
          <table:table-cell office:value-type="string" calcext:value-type="string">
            <text:p>" x2="</text:p>
          </table:table-cell>
          <table:table-cell table:formula="of:=TEXT([.I105];&quot;000.000&quot;)" office:value-type="string" office:string-value="273.329" calcext:value-type="string">
            <text:p>273.329</text:p>
          </table:table-cell>
          <table:table-cell office:value-type="string" calcext:value-type="string">
            <text:p>" y2="</text:p>
          </table:table-cell>
          <table:table-cell table:formula="of:=TEXT([.J105];&quot;000.000&quot;)" office:value-type="string" office:string-value="097.751" calcext:value-type="string">
            <text:p>097.75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5:.U105])" office:value-type="string" office:string-value="&lt;line x1=&quot;272.544&quot; y1=&quot;091.803&quot; x2=&quot;273.329&quot; y2=&quot;097.751&quot; style=&quot;fill:none;stroke:#000000;stroke-width:0.75590551;stroke-miterlimit:4;stroke-dasharray:none&quot; /&gt;" calcext:value-type="string">
            <text:p>&lt;line x1="272.544" y1="091.803" x2="273.329" y2="097.75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5]*afact)*90)) / (0.5*PI());&quot;0.###&quot;)" office:value-type="string" office:string-value="262.488" calcext:value-type="string">
            <text:p>262.48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5];&quot;#&quot;)" office:value-type="string" office:string-value="68" calcext:value-type="string">
            <text:p>68</text:p>
          </table:table-cell>
          <table:table-cell office:value-type="string" calcext:value-type="string">
            <text:p>&lt;/text&gt;</text:p>
          </table:table-cell>
          <table:table-cell table:formula="of:=IF(0=MOD([.B105];10);COM.MICROSOFT.CONCAT([.V105:.AK105]);[.V105])" office:value-type="string" office:string-value="&lt;line x1=&quot;272.544&quot; y1=&quot;091.803&quot; x2=&quot;273.329&quot; y2=&quot;097.751&quot; style=&quot;fill:none;stroke:#000000;stroke-width:0.75590551;stroke-miterlimit:4;stroke-dasharray:none&quot; /&gt;" calcext:value-type="string">
            <text:p>&lt;line x1="272.544" y1="091.803" x2="273.329" y2="097.75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5]+2" office:value-type="float" office:value="70" calcext:value-type="float">
            <text:p>70,000</text:p>
          </table:table-cell>
          <table:table-cell table:formula="of:=LOG([.B106])" office:value-type="float" office:value="1.84509804001426" calcext:value-type="float">
            <text:p>1,845</text:p>
          </table:table-cell>
          <table:table-cell table:formula="of:=SIN([.C106]*afact)" office:value-type="float" office:value="-0.995039654824951" calcext:value-type="float">
            <text:p>-0,995</text:p>
          </table:table-cell>
          <table:table-cell table:formula="of:=COS([.C106]*afact)" office:value-type="float" office:value="-0.0994790697877857" calcext:value-type="float">
            <text:p>-0,099</text:p>
          </table:table-cell>
          <table:table-cell table:style-name="ce1" table:formula="of:=([.E106]*radius+xoff)*Mmfac" office:value-type="float" office:value="279.109395344565" calcext:value-type="float">
            <text:p>279.109395344565</text:p>
          </table:table-cell>
          <table:table-cell table:style-name="ce1" table:formula="of:=([.D106]*radius+yoff)*Mmfac" office:value-type="float" office:value="91.0416724867604" calcext:value-type="float">
            <text:p>91.0416724867604</text:p>
          </table:table-cell>
          <table:table-cell table:formula="of:=IF(0=MOD([.B106];100); 3   * strich ;  IF(0=MOD([.B106]; 50); 2.5 * strich ;  IF(0=MOD([.B106]; 10); 2   * strich ;  IF(0=MOD([.B106];  5); 1.5 * strich ;  IF(0=MOD([.B106];  1); 1   * strich ;                     0.6 * strich )))))*-1" office:value-type="float" office:value="-4" calcext:value-type="float">
            <text:p>-4,000</text:p>
          </table:table-cell>
          <table:table-cell table:formula="of:=([.E106]*(radius+[.H106])+xoff)*Mmfac" office:value-type="float" office:value="280.303144182018" calcext:value-type="float">
            <text:p>280.303144182018</text:p>
          </table:table-cell>
          <table:table-cell table:formula="of:=([.D106]*(radius+[.H106])+yoff)*Mmfac" office:value-type="float" office:value="102.98214834466" calcext:value-type="float">
            <text:p>102.98214834466</text:p>
          </table:table-cell>
          <table:table-cell office:value-type="string" calcext:value-type="string">
            <text:p>&lt;line x1="</text:p>
          </table:table-cell>
          <table:table-cell table:formula="of:=TEXT([.F106];&quot;000.000&quot;)" office:value-type="string" office:string-value="279.109" calcext:value-type="string">
            <text:p>279.109</text:p>
          </table:table-cell>
          <table:table-cell office:value-type="string" calcext:value-type="string">
            <text:p>" y1="</text:p>
          </table:table-cell>
          <table:table-cell table:formula="of:=TEXT([.G106];&quot;000.000&quot;)" office:value-type="string" office:string-value="091.042" calcext:value-type="string">
            <text:p>091.042</text:p>
          </table:table-cell>
          <table:table-cell office:value-type="string" calcext:value-type="string">
            <text:p>" x2="</text:p>
          </table:table-cell>
          <table:table-cell table:formula="of:=TEXT([.I106];&quot;000.000&quot;)" office:value-type="string" office:string-value="280.303" calcext:value-type="string">
            <text:p>280.303</text:p>
          </table:table-cell>
          <table:table-cell office:value-type="string" calcext:value-type="string">
            <text:p>" y2="</text:p>
          </table:table-cell>
          <table:table-cell table:formula="of:=TEXT([.J106];&quot;000.000&quot;)" office:value-type="string" office:string-value="102.982" calcext:value-type="string">
            <text:p>102.98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6:.U106])" office:value-type="string" office:string-value="&lt;line x1=&quot;279.109&quot; y1=&quot;091.042&quot; x2=&quot;280.303&quot; y2=&quot;102.982&quot; style=&quot;fill:none;stroke:#000000;stroke-width:0.75590551;stroke-miterlimit:4;stroke-dasharray:none&quot; /&gt;" calcext:value-type="string">
            <text:p>&lt;line x1="279.109" y1="091.042" x2="280.303" y2="102.98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6]*afact)*90)) / (0.5*PI());&quot;0.###&quot;)" office:value-type="string" office:string-value="264.291" calcext:value-type="string">
            <text:p>264.29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6];&quot;#&quot;)" office:value-type="string" office:string-value="70" calcext:value-type="string">
            <text:p>70</text:p>
          </table:table-cell>
          <table:table-cell office:value-type="string" calcext:value-type="string">
            <text:p>&lt;/text&gt;</text:p>
          </table:table-cell>
          <table:table-cell table:formula="of:=IF(0=MOD([.B106];10);COM.MICROSOFT.CONCAT([.V106:.AK106]);[.V106])" office:value-type="string" office:string-value="&lt;line x1=&quot;279.109&quot; y1=&quot;091.042&quot; x2=&quot;280.303&quot; y2=&quot;102.982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64.291, 300, 300)&quot;&gt;70&lt;/text&gt;" calcext:value-type="string">
            <text:p>&lt;line x1="279.109" y1="091.042" x2="280.303" y2="102.982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64.291, 300, 300)"&gt;7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6]+2" office:value-type="float" office:value="72" calcext:value-type="float">
            <text:p>72,000</text:p>
          </table:table-cell>
          <table:table-cell table:formula="of:=LOG([.B107])" office:value-type="float" office:value="1.85733249643127" calcext:value-type="float">
            <text:p>1,857</text:p>
          </table:table-cell>
          <table:table-cell table:formula="of:=SIN([.C107]*afact)" office:value-type="float" office:value="-0.997616461798968" calcext:value-type="float">
            <text:p>-0,998</text:p>
          </table:table-cell>
          <table:table-cell table:formula="of:=COS([.C107]*afact)" office:value-type="float" office:value="-0.0690028633297835" calcext:value-type="float">
            <text:p>-0,069</text:p>
          </table:table-cell>
          <table:table-cell table:style-name="ce1" table:formula="of:=([.E107]*radius+xoff)*Mmfac" office:value-type="float" office:value="285.509398700745" calcext:value-type="float">
            <text:p>285.509398700745</text:p>
          </table:table-cell>
          <table:table-cell table:style-name="ce1" table:formula="of:=([.D107]*radius+yoff)*Mmfac" office:value-type="float" office:value="90.5005430222168" calcext:value-type="float">
            <text:p>90.5005430222168</text:p>
          </table:table-cell>
          <table:table-cell table:formula="of:=IF(0=MOD([.B107];100); 3   * strich ;  IF(0=MOD([.B107]; 50); 2.5 * strich ;  IF(0=MOD([.B107]; 10); 2   * strich ;  IF(0=MOD([.B107];  5); 1.5 * strich ;  IF(0=MOD([.B107];  1); 1   * strich ;                     0.6 * strich )))))*-1" office:value-type="float" office:value="-2" calcext:value-type="float">
            <text:p>-2,000</text:p>
          </table:table-cell>
          <table:table-cell table:formula="of:=([.E107]*(radius+[.H107])+xoff)*Mmfac" office:value-type="float" office:value="285.923415880724" calcext:value-type="float">
            <text:p>285.923415880724</text:p>
          </table:table-cell>
          <table:table-cell table:formula="of:=([.D107]*(radius+[.H107])+yoff)*Mmfac" office:value-type="float" office:value="96.4862417930105" calcext:value-type="float">
            <text:p>96.4862417930105</text:p>
          </table:table-cell>
          <table:table-cell office:value-type="string" calcext:value-type="string">
            <text:p>&lt;line x1="</text:p>
          </table:table-cell>
          <table:table-cell table:formula="of:=TEXT([.F107];&quot;000.000&quot;)" office:value-type="string" office:string-value="285.509" calcext:value-type="string">
            <text:p>285.509</text:p>
          </table:table-cell>
          <table:table-cell office:value-type="string" calcext:value-type="string">
            <text:p>" y1="</text:p>
          </table:table-cell>
          <table:table-cell table:formula="of:=TEXT([.G107];&quot;000.000&quot;)" office:value-type="string" office:string-value="090.501" calcext:value-type="string">
            <text:p>090.501</text:p>
          </table:table-cell>
          <table:table-cell office:value-type="string" calcext:value-type="string">
            <text:p>" x2="</text:p>
          </table:table-cell>
          <table:table-cell table:formula="of:=TEXT([.I107];&quot;000.000&quot;)" office:value-type="string" office:string-value="285.923" calcext:value-type="string">
            <text:p>285.923</text:p>
          </table:table-cell>
          <table:table-cell office:value-type="string" calcext:value-type="string">
            <text:p>" y2="</text:p>
          </table:table-cell>
          <table:table-cell table:formula="of:=TEXT([.J107];&quot;000.000&quot;)" office:value-type="string" office:string-value="096.486" calcext:value-type="string">
            <text:p>096.48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7:.U107])" office:value-type="string" office:string-value="&lt;line x1=&quot;285.509&quot; y1=&quot;090.501&quot; x2=&quot;285.923&quot; y2=&quot;096.486&quot; style=&quot;fill:none;stroke:#000000;stroke-width:0.75590551;stroke-miterlimit:4;stroke-dasharray:none&quot; /&gt;" calcext:value-type="string">
            <text:p>&lt;line x1="285.509" y1="090.501" x2="285.923" y2="096.48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7]*afact)*90)) / (0.5*PI());&quot;0.###&quot;)" office:value-type="string" office:string-value="266.043" calcext:value-type="string">
            <text:p>266.0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7];&quot;#&quot;)" office:value-type="string" office:string-value="72" calcext:value-type="string">
            <text:p>72</text:p>
          </table:table-cell>
          <table:table-cell office:value-type="string" calcext:value-type="string">
            <text:p>&lt;/text&gt;</text:p>
          </table:table-cell>
          <table:table-cell table:formula="of:=IF(0=MOD([.B107];10);COM.MICROSOFT.CONCAT([.V107:.AK107]);[.V107])" office:value-type="string" office:string-value="&lt;line x1=&quot;285.509&quot; y1=&quot;090.501&quot; x2=&quot;285.923&quot; y2=&quot;096.486&quot; style=&quot;fill:none;stroke:#000000;stroke-width:0.75590551;stroke-miterlimit:4;stroke-dasharray:none&quot; /&gt;" calcext:value-type="string">
            <text:p>&lt;line x1="285.509" y1="090.501" x2="285.923" y2="096.486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7]+2" office:value-type="float" office:value="74" calcext:value-type="float">
            <text:p>74,000</text:p>
          </table:table-cell>
          <table:table-cell table:formula="of:=LOG([.B108])" office:value-type="float" office:value="1.86923171973098" calcext:value-type="float">
            <text:p>1,869</text:p>
          </table:table-cell>
          <table:table-cell table:formula="of:=SIN([.C108]*afact)" office:value-type="float" office:value="-0.999227473974161" calcext:value-type="float">
            <text:p>-0,999</text:p>
          </table:table-cell>
          <table:table-cell table:formula="of:=COS([.C108]*afact)" office:value-type="float" office:value="-0.039299557951928" calcext:value-type="float">
            <text:p>-0,039</text:p>
          </table:table-cell>
          <table:table-cell table:style-name="ce1" table:formula="of:=([.E108]*radius+xoff)*Mmfac" office:value-type="float" office:value="291.747092830095" calcext:value-type="float">
            <text:p>291.747092830095</text:p>
          </table:table-cell>
          <table:table-cell table:style-name="ce1" table:formula="of:=([.D108]*radius+yoff)*Mmfac" office:value-type="float" office:value="90.1622304654262" calcext:value-type="float">
            <text:p>90.1622304654262</text:p>
          </table:table-cell>
          <table:table-cell table:formula="of:=IF(0=MOD([.B108];100); 3   * strich ;  IF(0=MOD([.B108]; 50); 2.5 * strich ;  IF(0=MOD([.B108]; 10); 2   * strich ;  IF(0=MOD([.B108];  5); 1.5 * strich ;  IF(0=MOD([.B108];  1); 1   * strich ;                     0.6 * strich )))))*-1" office:value-type="float" office:value="-2" calcext:value-type="float">
            <text:p>-2,000</text:p>
          </table:table-cell>
          <table:table-cell table:formula="of:=([.E108]*(radius+[.H108])+xoff)*Mmfac" office:value-type="float" office:value="291.982890177807" calcext:value-type="float">
            <text:p>291.982890177807</text:p>
          </table:table-cell>
          <table:table-cell table:formula="of:=([.D108]*(radius+[.H108])+yoff)*Mmfac" office:value-type="float" office:value="96.1575953092712" calcext:value-type="float">
            <text:p>96.1575953092712</text:p>
          </table:table-cell>
          <table:table-cell office:value-type="string" calcext:value-type="string">
            <text:p>&lt;line x1="</text:p>
          </table:table-cell>
          <table:table-cell table:formula="of:=TEXT([.F108];&quot;000.000&quot;)" office:value-type="string" office:string-value="291.747" calcext:value-type="string">
            <text:p>291.747</text:p>
          </table:table-cell>
          <table:table-cell office:value-type="string" calcext:value-type="string">
            <text:p>" y1="</text:p>
          </table:table-cell>
          <table:table-cell table:formula="of:=TEXT([.G108];&quot;000.000&quot;)" office:value-type="string" office:string-value="090.162" calcext:value-type="string">
            <text:p>090.162</text:p>
          </table:table-cell>
          <table:table-cell office:value-type="string" calcext:value-type="string">
            <text:p>" x2="</text:p>
          </table:table-cell>
          <table:table-cell table:formula="of:=TEXT([.I108];&quot;000.000&quot;)" office:value-type="string" office:string-value="291.983" calcext:value-type="string">
            <text:p>291.983</text:p>
          </table:table-cell>
          <table:table-cell office:value-type="string" calcext:value-type="string">
            <text:p>" y2="</text:p>
          </table:table-cell>
          <table:table-cell table:formula="of:=TEXT([.J108];&quot;000.000&quot;)" office:value-type="string" office:string-value="096.158" calcext:value-type="string">
            <text:p>096.15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8:.U108])" office:value-type="string" office:string-value="&lt;line x1=&quot;291.747&quot; y1=&quot;090.162&quot; x2=&quot;291.983&quot; y2=&quot;096.158&quot; style=&quot;fill:none;stroke:#000000;stroke-width:0.75590551;stroke-miterlimit:4;stroke-dasharray:none&quot; /&gt;" calcext:value-type="string">
            <text:p>&lt;line x1="291.747" y1="090.162" x2="291.983" y2="096.15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8]*afact)*90)) / (0.5*PI());&quot;0.###&quot;)" office:value-type="string" office:string-value="267.748" calcext:value-type="string">
            <text:p>267.74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8];&quot;#&quot;)" office:value-type="string" office:string-value="74" calcext:value-type="string">
            <text:p>74</text:p>
          </table:table-cell>
          <table:table-cell office:value-type="string" calcext:value-type="string">
            <text:p>&lt;/text&gt;</text:p>
          </table:table-cell>
          <table:table-cell table:formula="of:=IF(0=MOD([.B108];10);COM.MICROSOFT.CONCAT([.V108:.AK108]);[.V108])" office:value-type="string" office:string-value="&lt;line x1=&quot;291.747&quot; y1=&quot;090.162&quot; x2=&quot;291.983&quot; y2=&quot;096.158&quot; style=&quot;fill:none;stroke:#000000;stroke-width:0.75590551;stroke-miterlimit:4;stroke-dasharray:none&quot; /&gt;" calcext:value-type="string">
            <text:p>&lt;line x1="291.747" y1="090.162" x2="291.983" y2="096.158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8]+2" office:value-type="float" office:value="76" calcext:value-type="float">
            <text:p>76,000</text:p>
          </table:table-cell>
          <table:table-cell table:formula="of:=LOG([.B109])" office:value-type="float" office:value="1.88081359228079" calcext:value-type="float">
            <text:p>1,881</text:p>
          </table:table-cell>
          <table:table-cell table:formula="of:=SIN([.C109]*afact)" office:value-type="float" office:value="-0.999946387469843" calcext:value-type="float">
            <text:p>-1,000</text:p>
          </table:table-cell>
          <table:table-cell table:formula="of:=COS([.C109]*afact)" office:value-type="float" office:value="-0.0103548146294733" calcext:value-type="float">
            <text:p>-0,010</text:p>
          </table:table-cell>
          <table:table-cell table:style-name="ce1" table:formula="of:=([.E109]*radius+xoff)*Mmfac" office:value-type="float" office:value="297.825488927811" calcext:value-type="float">
            <text:p>297.825488927811</text:p>
          </table:table-cell>
          <table:table-cell table:style-name="ce1" table:formula="of:=([.D109]*radius+yoff)*Mmfac" office:value-type="float" office:value="90.011258631333" calcext:value-type="float">
            <text:p>90.011258631333</text:p>
          </table:table-cell>
          <table:table-cell table:formula="of:=IF(0=MOD([.B109];100); 3   * strich ;  IF(0=MOD([.B109]; 50); 2.5 * strich ;  IF(0=MOD([.B109]; 10); 2   * strich ;  IF(0=MOD([.B109];  5); 1.5 * strich ;  IF(0=MOD([.B109];  1); 1   * strich ;                     0.6 * strich )))))*-1" office:value-type="float" office:value="-2" calcext:value-type="float">
            <text:p>-2,000</text:p>
          </table:table-cell>
          <table:table-cell table:formula="of:=([.E109]*(radius+[.H109])+xoff)*Mmfac" office:value-type="float" office:value="297.887617815587" calcext:value-type="float">
            <text:p>297.887617815587</text:p>
          </table:table-cell>
          <table:table-cell table:formula="of:=([.D109]*(radius+[.H109])+yoff)*Mmfac" office:value-type="float" office:value="96.010936956152" calcext:value-type="float">
            <text:p>96.010936956152</text:p>
          </table:table-cell>
          <table:table-cell office:value-type="string" calcext:value-type="string">
            <text:p>&lt;line x1="</text:p>
          </table:table-cell>
          <table:table-cell table:formula="of:=TEXT([.F109];&quot;000.000&quot;)" office:value-type="string" office:string-value="297.825" calcext:value-type="string">
            <text:p>297.825</text:p>
          </table:table-cell>
          <table:table-cell office:value-type="string" calcext:value-type="string">
            <text:p>" y1="</text:p>
          </table:table-cell>
          <table:table-cell table:formula="of:=TEXT([.G109];&quot;000.000&quot;)" office:value-type="string" office:string-value="090.011" calcext:value-type="string">
            <text:p>090.011</text:p>
          </table:table-cell>
          <table:table-cell office:value-type="string" calcext:value-type="string">
            <text:p>" x2="</text:p>
          </table:table-cell>
          <table:table-cell table:formula="of:=TEXT([.I109];&quot;000.000&quot;)" office:value-type="string" office:string-value="297.888" calcext:value-type="string">
            <text:p>297.888</text:p>
          </table:table-cell>
          <table:table-cell office:value-type="string" calcext:value-type="string">
            <text:p>" y2="</text:p>
          </table:table-cell>
          <table:table-cell table:formula="of:=TEXT([.J109];&quot;000.000&quot;)" office:value-type="string" office:string-value="096.011" calcext:value-type="string">
            <text:p>096.01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09:.U109])" office:value-type="string" office:string-value="&lt;line x1=&quot;297.825&quot; y1=&quot;090.011&quot; x2=&quot;297.888&quot; y2=&quot;096.011&quot; style=&quot;fill:none;stroke:#000000;stroke-width:0.75590551;stroke-miterlimit:4;stroke-dasharray:none&quot; /&gt;" calcext:value-type="string">
            <text:p>&lt;line x1="297.825" y1="090.011" x2="297.888" y2="096.01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09]*afact)*90)) / (0.5*PI());&quot;0.###&quot;)" office:value-type="string" office:string-value="269.407" calcext:value-type="string">
            <text:p>269.4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09];&quot;#&quot;)" office:value-type="string" office:string-value="76" calcext:value-type="string">
            <text:p>76</text:p>
          </table:table-cell>
          <table:table-cell office:value-type="string" calcext:value-type="string">
            <text:p>&lt;/text&gt;</text:p>
          </table:table-cell>
          <table:table-cell table:formula="of:=IF(0=MOD([.B109];10);COM.MICROSOFT.CONCAT([.V109:.AK109]);[.V109])" office:value-type="string" office:string-value="&lt;line x1=&quot;297.825&quot; y1=&quot;090.011&quot; x2=&quot;297.888&quot; y2=&quot;096.011&quot; style=&quot;fill:none;stroke:#000000;stroke-width:0.75590551;stroke-miterlimit:4;stroke-dasharray:none&quot; /&gt;" calcext:value-type="string">
            <text:p>&lt;line x1="297.825" y1="090.011" x2="297.888" y2="096.01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09]+2" office:value-type="float" office:value="78" calcext:value-type="float">
            <text:p>78,000</text:p>
          </table:table-cell>
          <table:table-cell table:formula="of:=LOG([.B110])" office:value-type="float" office:value="1.89209460269048" calcext:value-type="float">
            <text:p>1,892</text:p>
          </table:table-cell>
          <table:table-cell table:formula="of:=SIN([.C110]*afact)" office:value-type="float" office:value="-0.999840737129368" calcext:value-type="float">
            <text:p>-1,000</text:p>
          </table:table-cell>
          <table:table-cell table:formula="of:=COS([.C110]*afact)" office:value-type="float" office:value="0.0178465788486904" calcext:value-type="float">
            <text:p>0,018</text:p>
          </table:table-cell>
          <table:table-cell table:style-name="ce1" table:formula="of:=([.E110]*radius+xoff)*Mmfac" office:value-type="float" office:value="303.747781558225" calcext:value-type="float">
            <text:p>303.747781558225</text:p>
          </table:table-cell>
          <table:table-cell table:style-name="ce1" table:formula="of:=([.D110]*radius+yoff)*Mmfac" office:value-type="float" office:value="90.0334452028328" calcext:value-type="float">
            <text:p>90.0334452028328</text:p>
          </table:table-cell>
          <table:table-cell table:formula="of:=IF(0=MOD([.B110];100); 3   * strich ;  IF(0=MOD([.B110]; 50); 2.5 * strich ;  IF(0=MOD([.B110]; 10); 2   * strich ;  IF(0=MOD([.B110];  5); 1.5 * strich ;  IF(0=MOD([.B110];  1); 1   * strich ;                     0.6 * strich )))))*-1" office:value-type="float" office:value="-2" calcext:value-type="float">
            <text:p>-2,000</text:p>
          </table:table-cell>
          <table:table-cell table:formula="of:=([.E110]*(radius+[.H110])+xoff)*Mmfac" office:value-type="float" office:value="303.640702085133" calcext:value-type="float">
            <text:p>303.640702085133</text:p>
          </table:table-cell>
          <table:table-cell table:formula="of:=([.D110]*(radius+[.H110])+yoff)*Mmfac" office:value-type="float" office:value="96.0324896256089" calcext:value-type="float">
            <text:p>96.0324896256089</text:p>
          </table:table-cell>
          <table:table-cell office:value-type="string" calcext:value-type="string">
            <text:p>&lt;line x1="</text:p>
          </table:table-cell>
          <table:table-cell table:formula="of:=TEXT([.F110];&quot;000.000&quot;)" office:value-type="string" office:string-value="303.748" calcext:value-type="string">
            <text:p>303.748</text:p>
          </table:table-cell>
          <table:table-cell office:value-type="string" calcext:value-type="string">
            <text:p>" y1="</text:p>
          </table:table-cell>
          <table:table-cell table:formula="of:=TEXT([.G110];&quot;000.000&quot;)" office:value-type="string" office:string-value="090.033" calcext:value-type="string">
            <text:p>090.033</text:p>
          </table:table-cell>
          <table:table-cell office:value-type="string" calcext:value-type="string">
            <text:p>" x2="</text:p>
          </table:table-cell>
          <table:table-cell table:formula="of:=TEXT([.I110];&quot;000.000&quot;)" office:value-type="string" office:string-value="303.641" calcext:value-type="string">
            <text:p>303.641</text:p>
          </table:table-cell>
          <table:table-cell office:value-type="string" calcext:value-type="string">
            <text:p>" y2="</text:p>
          </table:table-cell>
          <table:table-cell table:formula="of:=TEXT([.J110];&quot;000.000&quot;)" office:value-type="string" office:string-value="096.032" calcext:value-type="string">
            <text:p>096.03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0:.U110])" office:value-type="string" office:string-value="&lt;line x1=&quot;303.748&quot; y1=&quot;090.033&quot; x2=&quot;303.641&quot; y2=&quot;096.032&quot; style=&quot;fill:none;stroke:#000000;stroke-width:0.75590551;stroke-miterlimit:4;stroke-dasharray:none&quot; /&gt;" calcext:value-type="string">
            <text:p>&lt;line x1="303.748" y1="090.033" x2="303.641" y2="096.03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0]*afact)*90)) / (0.5*PI());&quot;0.###&quot;)" office:value-type="string" office:string-value="271.023" calcext:value-type="string">
            <text:p>271.02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0];&quot;#&quot;)" office:value-type="string" office:string-value="78" calcext:value-type="string">
            <text:p>78</text:p>
          </table:table-cell>
          <table:table-cell office:value-type="string" calcext:value-type="string">
            <text:p>&lt;/text&gt;</text:p>
          </table:table-cell>
          <table:table-cell table:formula="of:=IF(0=MOD([.B110];10);COM.MICROSOFT.CONCAT([.V110:.AK110]);[.V110])" office:value-type="string" office:string-value="&lt;line x1=&quot;303.748&quot; y1=&quot;090.033&quot; x2=&quot;303.641&quot; y2=&quot;096.032&quot; style=&quot;fill:none;stroke:#000000;stroke-width:0.75590551;stroke-miterlimit:4;stroke-dasharray:none&quot; /&gt;" calcext:value-type="string">
            <text:p>&lt;line x1="303.748" y1="090.033" x2="303.641" y2="096.032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0]+2" office:value-type="float" office:value="80" calcext:value-type="float">
            <text:p>80,000</text:p>
          </table:table-cell>
          <table:table-cell table:formula="of:=LOG([.B111])" office:value-type="float" office:value="1.90308998699194" calcext:value-type="float">
            <text:p>1,903</text:p>
          </table:table-cell>
          <table:table-cell table:formula="of:=SIN([.C111]*afact)" office:value-type="float" office:value="-0.998972500144608" calcext:value-type="float">
            <text:p>-0,999</text:p>
          </table:table-cell>
          <table:table-cell table:formula="of:=COS([.C111]*afact)" office:value-type="float" office:value="0.0453204584578749" calcext:value-type="float">
            <text:p>0,045</text:p>
          </table:table-cell>
          <table:table-cell table:style-name="ce1" table:formula="of:=([.E111]*radius+xoff)*Mmfac" office:value-type="float" office:value="309.517296276154" calcext:value-type="float">
            <text:p>309.517296276154</text:p>
          </table:table-cell>
          <table:table-cell table:style-name="ce1" table:formula="of:=([.D111]*radius+yoff)*Mmfac" office:value-type="float" office:value="90.2157749696324" calcext:value-type="float">
            <text:p>90.2157749696324</text:p>
          </table:table-cell>
          <table:table-cell table:formula="of:=IF(0=MOD([.B111];100); 3   * strich ;  IF(0=MOD([.B111]; 50); 2.5 * strich ;  IF(0=MOD([.B111]; 10); 2   * strich ;  IF(0=MOD([.B111];  5); 1.5 * strich ;  IF(0=MOD([.B111];  1); 1   * strich ;                     0.6 * strich )))))*-1" office:value-type="float" office:value="-4" calcext:value-type="float">
            <text:p>-4,000</text:p>
          </table:table-cell>
          <table:table-cell table:formula="of:=([.E111]*(radius+[.H111])+xoff)*Mmfac" office:value-type="float" office:value="308.973450774659" calcext:value-type="float">
            <text:p>308.973450774659</text:p>
          </table:table-cell>
          <table:table-cell table:formula="of:=([.D111]*(radius+[.H111])+yoff)*Mmfac" office:value-type="float" office:value="102.203444971368" calcext:value-type="float">
            <text:p>102.203444971368</text:p>
          </table:table-cell>
          <table:table-cell office:value-type="string" calcext:value-type="string">
            <text:p>&lt;line x1="</text:p>
          </table:table-cell>
          <table:table-cell table:formula="of:=TEXT([.F111];&quot;000.000&quot;)" office:value-type="string" office:string-value="309.517" calcext:value-type="string">
            <text:p>309.517</text:p>
          </table:table-cell>
          <table:table-cell office:value-type="string" calcext:value-type="string">
            <text:p>" y1="</text:p>
          </table:table-cell>
          <table:table-cell table:formula="of:=TEXT([.G111];&quot;000.000&quot;)" office:value-type="string" office:string-value="090.216" calcext:value-type="string">
            <text:p>090.216</text:p>
          </table:table-cell>
          <table:table-cell office:value-type="string" calcext:value-type="string">
            <text:p>" x2="</text:p>
          </table:table-cell>
          <table:table-cell table:formula="of:=TEXT([.I111];&quot;000.000&quot;)" office:value-type="string" office:string-value="308.973" calcext:value-type="string">
            <text:p>308.973</text:p>
          </table:table-cell>
          <table:table-cell office:value-type="string" calcext:value-type="string">
            <text:p>" y2="</text:p>
          </table:table-cell>
          <table:table-cell table:formula="of:=TEXT([.J111];&quot;000.000&quot;)" office:value-type="string" office:string-value="102.203" calcext:value-type="string">
            <text:p>102.20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1:.U111])" office:value-type="string" office:string-value="&lt;line x1=&quot;309.517&quot; y1=&quot;090.216&quot; x2=&quot;308.973&quot; y2=&quot;102.203&quot; style=&quot;fill:none;stroke:#000000;stroke-width:0.75590551;stroke-miterlimit:4;stroke-dasharray:none&quot; /&gt;" calcext:value-type="string">
            <text:p>&lt;line x1="309.517" y1="090.216" x2="308.973" y2="102.20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1]*afact)*90)) / (0.5*PI());&quot;0.###&quot;)" office:value-type="string" office:string-value="272.598" calcext:value-type="string">
            <text:p>272.59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1];&quot;#&quot;)" office:value-type="string" office:string-value="80" calcext:value-type="string">
            <text:p>80</text:p>
          </table:table-cell>
          <table:table-cell office:value-type="string" calcext:value-type="string">
            <text:p>&lt;/text&gt;</text:p>
          </table:table-cell>
          <table:table-cell table:formula="of:=IF(0=MOD([.B111];10);COM.MICROSOFT.CONCAT([.V111:.AK111]);[.V111])" office:value-type="string" office:string-value="&lt;line x1=&quot;309.517&quot; y1=&quot;090.216&quot; x2=&quot;308.973&quot; y2=&quot;102.20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72.598, 300, 300)&quot;&gt;80&lt;/text&gt;" calcext:value-type="string">
            <text:p>&lt;line x1="309.517" y1="090.216" x2="308.973" y2="102.20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72.598, 300, 300)"&gt;8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1]+2" office:value-type="float" office:value="82" calcext:value-type="float">
            <text:p>82,000</text:p>
          </table:table-cell>
          <table:table-cell table:formula="of:=LOG([.B112])" office:value-type="float" office:value="1.91381385238372" calcext:value-type="float">
            <text:p>1,914</text:p>
          </table:table-cell>
          <table:table-cell table:formula="of:=SIN([.C112]*afact)" office:value-type="float" office:value="-0.997398631187911" calcext:value-type="float">
            <text:p>-0,997</text:p>
          </table:table-cell>
          <table:table-cell table:formula="of:=COS([.C112]*afact)" office:value-type="float" office:value="0.0720830805701381" calcext:value-type="float">
            <text:p>0,072</text:p>
          </table:table-cell>
          <table:table-cell table:style-name="ce1" table:formula="of:=([.E112]*radius+xoff)*Mmfac" office:value-type="float" office:value="315.137446919729" calcext:value-type="float">
            <text:p>315.137446919729</text:p>
          </table:table-cell>
          <table:table-cell table:style-name="ce1" table:formula="of:=([.D112]*radius+yoff)*Mmfac" office:value-type="float" office:value="90.5462874505387" calcext:value-type="float">
            <text:p>90.5462874505387</text:p>
          </table:table-cell>
          <table:table-cell table:formula="of:=IF(0=MOD([.B112];100); 3   * strich ;  IF(0=MOD([.B112]; 50); 2.5 * strich ;  IF(0=MOD([.B112]; 10); 2   * strich ;  IF(0=MOD([.B112];  5); 1.5 * strich ;  IF(0=MOD([.B112];  1); 1   * strich ;                     0.6 * strich )))))*-1" office:value-type="float" office:value="-2" calcext:value-type="float">
            <text:p>-2,000</text:p>
          </table:table-cell>
          <table:table-cell table:formula="of:=([.E112]*(radius+[.H112])+xoff)*Mmfac" office:value-type="float" office:value="314.704948436308" calcext:value-type="float">
            <text:p>314.704948436308</text:p>
          </table:table-cell>
          <table:table-cell table:formula="of:=([.D112]*(radius+[.H112])+yoff)*Mmfac" office:value-type="float" office:value="96.5306792376662" calcext:value-type="float">
            <text:p>96.5306792376662</text:p>
          </table:table-cell>
          <table:table-cell office:value-type="string" calcext:value-type="string">
            <text:p>&lt;line x1="</text:p>
          </table:table-cell>
          <table:table-cell table:formula="of:=TEXT([.F112];&quot;000.000&quot;)" office:value-type="string" office:string-value="315.137" calcext:value-type="string">
            <text:p>315.137</text:p>
          </table:table-cell>
          <table:table-cell office:value-type="string" calcext:value-type="string">
            <text:p>" y1="</text:p>
          </table:table-cell>
          <table:table-cell table:formula="of:=TEXT([.G112];&quot;000.000&quot;)" office:value-type="string" office:string-value="090.546" calcext:value-type="string">
            <text:p>090.546</text:p>
          </table:table-cell>
          <table:table-cell office:value-type="string" calcext:value-type="string">
            <text:p>" x2="</text:p>
          </table:table-cell>
          <table:table-cell table:formula="of:=TEXT([.I112];&quot;000.000&quot;)" office:value-type="string" office:string-value="314.705" calcext:value-type="string">
            <text:p>314.705</text:p>
          </table:table-cell>
          <table:table-cell office:value-type="string" calcext:value-type="string">
            <text:p>" y2="</text:p>
          </table:table-cell>
          <table:table-cell table:formula="of:=TEXT([.J112];&quot;000.000&quot;)" office:value-type="string" office:string-value="096.531" calcext:value-type="string">
            <text:p>096.53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2:.U112])" office:value-type="string" office:string-value="&lt;line x1=&quot;315.137&quot; y1=&quot;090.546&quot; x2=&quot;314.705&quot; y2=&quot;096.531&quot; style=&quot;fill:none;stroke:#000000;stroke-width:0.75590551;stroke-miterlimit:4;stroke-dasharray:none&quot; /&gt;" calcext:value-type="string">
            <text:p>&lt;line x1="315.137" y1="090.546" x2="314.705" y2="096.53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2]*afact)*90)) / (0.5*PI());&quot;0.###&quot;)" office:value-type="string" office:string-value="274.134" calcext:value-type="string">
            <text:p>274.13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2];&quot;#&quot;)" office:value-type="string" office:string-value="82" calcext:value-type="string">
            <text:p>82</text:p>
          </table:table-cell>
          <table:table-cell office:value-type="string" calcext:value-type="string">
            <text:p>&lt;/text&gt;</text:p>
          </table:table-cell>
          <table:table-cell table:formula="of:=IF(0=MOD([.B112];10);COM.MICROSOFT.CONCAT([.V112:.AK112]);[.V112])" office:value-type="string" office:string-value="&lt;line x1=&quot;315.137&quot; y1=&quot;090.546&quot; x2=&quot;314.705&quot; y2=&quot;096.531&quot; style=&quot;fill:none;stroke:#000000;stroke-width:0.75590551;stroke-miterlimit:4;stroke-dasharray:none&quot; /&gt;" calcext:value-type="string">
            <text:p>&lt;line x1="315.137" y1="090.546" x2="314.705" y2="096.531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2]+2" office:value-type="float" office:value="84" calcext:value-type="float">
            <text:p>84,000</text:p>
          </table:table-cell>
          <table:table-cell table:formula="of:=LOG([.B113])" office:value-type="float" office:value="1.92427928606188" calcext:value-type="float">
            <text:p>1,924</text:p>
          </table:table-cell>
          <table:table-cell table:formula="of:=SIN([.C113]*afact)" office:value-type="float" office:value="-0.995171537864832" calcext:value-type="float">
            <text:p>-0,995</text:p>
          </table:table-cell>
          <table:table-cell table:formula="of:=COS([.C113]*afact)" office:value-type="float" office:value="0.0981509563058068" calcext:value-type="float">
            <text:p>0,098</text:p>
          </table:table-cell>
          <table:table-cell table:style-name="ce1" table:formula="of:=([.E113]*radius+xoff)*Mmfac" office:value-type="float" office:value="320.611700824219" calcext:value-type="float">
            <text:p>320.611700824219</text:p>
          </table:table-cell>
          <table:table-cell table:style-name="ce1" table:formula="of:=([.D113]*radius+yoff)*Mmfac" office:value-type="float" office:value="91.0139770483852" calcext:value-type="float">
            <text:p>91.0139770483852</text:p>
          </table:table-cell>
          <table:table-cell table:formula="of:=IF(0=MOD([.B113];100); 3   * strich ;  IF(0=MOD([.B113]; 50); 2.5 * strich ;  IF(0=MOD([.B113]; 10); 2   * strich ;  IF(0=MOD([.B113];  5); 1.5 * strich ;  IF(0=MOD([.B113];  1); 1   * strich ;                     0.6 * strich )))))*-1" office:value-type="float" office:value="-2" calcext:value-type="float">
            <text:p>-2,000</text:p>
          </table:table-cell>
          <table:table-cell table:formula="of:=([.E113]*(radius+[.H113])+xoff)*Mmfac" office:value-type="float" office:value="320.022795086385" calcext:value-type="float">
            <text:p>320.022795086385</text:p>
          </table:table-cell>
          <table:table-cell table:formula="of:=([.D113]*(radius+[.H113])+yoff)*Mmfac" office:value-type="float" office:value="96.9850062755743" calcext:value-type="float">
            <text:p>96.9850062755743</text:p>
          </table:table-cell>
          <table:table-cell office:value-type="string" calcext:value-type="string">
            <text:p>&lt;line x1="</text:p>
          </table:table-cell>
          <table:table-cell table:formula="of:=TEXT([.F113];&quot;000.000&quot;)" office:value-type="string" office:string-value="320.612" calcext:value-type="string">
            <text:p>320.612</text:p>
          </table:table-cell>
          <table:table-cell office:value-type="string" calcext:value-type="string">
            <text:p>" y1="</text:p>
          </table:table-cell>
          <table:table-cell table:formula="of:=TEXT([.G113];&quot;000.000&quot;)" office:value-type="string" office:string-value="091.014" calcext:value-type="string">
            <text:p>091.014</text:p>
          </table:table-cell>
          <table:table-cell office:value-type="string" calcext:value-type="string">
            <text:p>" x2="</text:p>
          </table:table-cell>
          <table:table-cell table:formula="of:=TEXT([.I113];&quot;000.000&quot;)" office:value-type="string" office:string-value="320.023" calcext:value-type="string">
            <text:p>320.023</text:p>
          </table:table-cell>
          <table:table-cell office:value-type="string" calcext:value-type="string">
            <text:p>" y2="</text:p>
          </table:table-cell>
          <table:table-cell table:formula="of:=TEXT([.J113];&quot;000.000&quot;)" office:value-type="string" office:string-value="096.985" calcext:value-type="string">
            <text:p>096.98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3:.U113])" office:value-type="string" office:string-value="&lt;line x1=&quot;320.612&quot; y1=&quot;091.014&quot; x2=&quot;320.023&quot; y2=&quot;096.985&quot; style=&quot;fill:none;stroke:#000000;stroke-width:0.75590551;stroke-miterlimit:4;stroke-dasharray:none&quot; /&gt;" calcext:value-type="string">
            <text:p>&lt;line x1="320.612" y1="091.014" x2="320.023" y2="096.98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3]*afact)*90)) / (0.5*PI());&quot;0.###&quot;)" office:value-type="string" office:string-value="275.633" calcext:value-type="string">
            <text:p>275.6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3];&quot;#&quot;)" office:value-type="string" office:string-value="84" calcext:value-type="string">
            <text:p>84</text:p>
          </table:table-cell>
          <table:table-cell office:value-type="string" calcext:value-type="string">
            <text:p>&lt;/text&gt;</text:p>
          </table:table-cell>
          <table:table-cell table:formula="of:=IF(0=MOD([.B113];10);COM.MICROSOFT.CONCAT([.V113:.AK113]);[.V113])" office:value-type="string" office:string-value="&lt;line x1=&quot;320.612&quot; y1=&quot;091.014&quot; x2=&quot;320.023&quot; y2=&quot;096.985&quot; style=&quot;fill:none;stroke:#000000;stroke-width:0.75590551;stroke-miterlimit:4;stroke-dasharray:none&quot; /&gt;" calcext:value-type="string">
            <text:p>&lt;line x1="320.612" y1="091.014" x2="320.023" y2="096.98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3]+2" office:value-type="float" office:value="86" calcext:value-type="float">
            <text:p>86,000</text:p>
          </table:table-cell>
          <table:table-cell table:formula="of:=LOG([.B114])" office:value-type="float" office:value="1.93449845124357" calcext:value-type="float">
            <text:p>1,934</text:p>
          </table:table-cell>
          <table:table-cell table:formula="of:=SIN([.C114]*afact)" office:value-type="float" office:value="-0.992339504040859" calcext:value-type="float">
            <text:p>-0,992</text:p>
          </table:table-cell>
          <table:table-cell table:formula="of:=COS([.C114]*afact)" office:value-type="float" office:value="0.123540716850529" calcext:value-type="float">
            <text:p>0,124</text:p>
          </table:table-cell>
          <table:table-cell table:style-name="ce1" table:formula="of:=([.E114]*radius+xoff)*Mmfac" office:value-type="float" office:value="325.943550538611" calcext:value-type="float">
            <text:p>325.943550538611</text:p>
          </table:table-cell>
          <table:table-cell table:style-name="ce1" table:formula="of:=([.D114]*radius+yoff)*Mmfac" office:value-type="float" office:value="91.6087041514197" calcext:value-type="float">
            <text:p>91.6087041514197</text:p>
          </table:table-cell>
          <table:table-cell table:formula="of:=IF(0=MOD([.B114];100); 3   * strich ;  IF(0=MOD([.B114]; 50); 2.5 * strich ;  IF(0=MOD([.B114]; 10); 2   * strich ;  IF(0=MOD([.B114];  5); 1.5 * strich ;  IF(0=MOD([.B114];  1); 1   * strich ;                     0.6 * strich )))))*-1" office:value-type="float" office:value="-2" calcext:value-type="float">
            <text:p>-2,000</text:p>
          </table:table-cell>
          <table:table-cell table:formula="of:=([.E114]*(radius+[.H114])+xoff)*Mmfac" office:value-type="float" office:value="325.202306237508" calcext:value-type="float">
            <text:p>325.202306237508</text:p>
          </table:table-cell>
          <table:table-cell table:formula="of:=([.D114]*(radius+[.H114])+yoff)*Mmfac" office:value-type="float" office:value="97.5627411756648" calcext:value-type="float">
            <text:p>97.5627411756648</text:p>
          </table:table-cell>
          <table:table-cell office:value-type="string" calcext:value-type="string">
            <text:p>&lt;line x1="</text:p>
          </table:table-cell>
          <table:table-cell table:formula="of:=TEXT([.F114];&quot;000.000&quot;)" office:value-type="string" office:string-value="325.944" calcext:value-type="string">
            <text:p>325.944</text:p>
          </table:table-cell>
          <table:table-cell office:value-type="string" calcext:value-type="string">
            <text:p>" y1="</text:p>
          </table:table-cell>
          <table:table-cell table:formula="of:=TEXT([.G114];&quot;000.000&quot;)" office:value-type="string" office:string-value="091.609" calcext:value-type="string">
            <text:p>091.609</text:p>
          </table:table-cell>
          <table:table-cell office:value-type="string" calcext:value-type="string">
            <text:p>" x2="</text:p>
          </table:table-cell>
          <table:table-cell table:formula="of:=TEXT([.I114];&quot;000.000&quot;)" office:value-type="string" office:string-value="325.202" calcext:value-type="string">
            <text:p>325.202</text:p>
          </table:table-cell>
          <table:table-cell office:value-type="string" calcext:value-type="string">
            <text:p>" y2="</text:p>
          </table:table-cell>
          <table:table-cell table:formula="of:=TEXT([.J114];&quot;000.000&quot;)" office:value-type="string" office:string-value="097.563" calcext:value-type="string">
            <text:p>097.5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4:.U114])" office:value-type="string" office:string-value="&lt;line x1=&quot;325.944&quot; y1=&quot;091.609&quot; x2=&quot;325.202&quot; y2=&quot;097.563&quot; style=&quot;fill:none;stroke:#000000;stroke-width:0.75590551;stroke-miterlimit:4;stroke-dasharray:none&quot; /&gt;" calcext:value-type="string">
            <text:p>&lt;line x1="325.944" y1="091.609" x2="325.202" y2="097.5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4]*afact)*90)) / (0.5*PI());&quot;0.###&quot;)" office:value-type="string" office:string-value="277.096" calcext:value-type="string">
            <text:p>277.09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4];&quot;#&quot;)" office:value-type="string" office:string-value="86" calcext:value-type="string">
            <text:p>86</text:p>
          </table:table-cell>
          <table:table-cell office:value-type="string" calcext:value-type="string">
            <text:p>&lt;/text&gt;</text:p>
          </table:table-cell>
          <table:table-cell table:formula="of:=IF(0=MOD([.B114];10);COM.MICROSOFT.CONCAT([.V114:.AK114]);[.V114])" office:value-type="string" office:string-value="&lt;line x1=&quot;325.944&quot; y1=&quot;091.609&quot; x2=&quot;325.202&quot; y2=&quot;097.563&quot; style=&quot;fill:none;stroke:#000000;stroke-width:0.75590551;stroke-miterlimit:4;stroke-dasharray:none&quot; /&gt;" calcext:value-type="string">
            <text:p>&lt;line x1="325.944" y1="091.609" x2="325.202" y2="097.563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4]+2" office:value-type="float" office:value="88" calcext:value-type="float">
            <text:p>88,000</text:p>
          </table:table-cell>
          <table:table-cell table:formula="of:=LOG([.B115])" office:value-type="float" office:value="1.94448267215017" calcext:value-type="float">
            <text:p>1,944</text:p>
          </table:table-cell>
          <table:table-cell table:formula="of:=SIN([.C115]*afact)" office:value-type="float" office:value="-0.988947067531794" calcext:value-type="float">
            <text:p>-0,989</text:p>
          </table:table-cell>
          <table:table-cell table:formula="of:=COS([.C115]*afact)" office:value-type="float" office:value="0.148269004246554" calcext:value-type="float">
            <text:p>0,148</text:p>
          </table:table-cell>
          <table:table-cell table:style-name="ce1" table:formula="of:=([.E115]*radius+xoff)*Mmfac" office:value-type="float" office:value="331.136490891776" calcext:value-type="float">
            <text:p>331.136490891776</text:p>
          </table:table-cell>
          <table:table-cell table:style-name="ce1" table:formula="of:=([.D115]*radius+yoff)*Mmfac" office:value-type="float" office:value="92.3211158183232" calcext:value-type="float">
            <text:p>92.3211158183232</text:p>
          </table:table-cell>
          <table:table-cell table:formula="of:=IF(0=MOD([.B115];100); 3   * strich ;  IF(0=MOD([.B115]; 50); 2.5 * strich ;  IF(0=MOD([.B115]; 10); 2   * strich ;  IF(0=MOD([.B115];  5); 1.5 * strich ;  IF(0=MOD([.B115];  1); 1   * strich ;                     0.6 * strich )))))*-1" office:value-type="float" office:value="-2" calcext:value-type="float">
            <text:p>-2,000</text:p>
          </table:table-cell>
          <table:table-cell table:formula="of:=([.E115]*(radius+[.H115])+xoff)*Mmfac" office:value-type="float" office:value="330.246876866297" calcext:value-type="float">
            <text:p>330.246876866297</text:p>
          </table:table-cell>
          <table:table-cell table:formula="of:=([.D115]*(radius+[.H115])+yoff)*Mmfac" office:value-type="float" office:value="98.254798223514" calcext:value-type="float">
            <text:p>98.254798223514</text:p>
          </table:table-cell>
          <table:table-cell office:value-type="string" calcext:value-type="string">
            <text:p>&lt;line x1="</text:p>
          </table:table-cell>
          <table:table-cell table:formula="of:=TEXT([.F115];&quot;000.000&quot;)" office:value-type="string" office:string-value="331.136" calcext:value-type="string">
            <text:p>331.136</text:p>
          </table:table-cell>
          <table:table-cell office:value-type="string" calcext:value-type="string">
            <text:p>" y1="</text:p>
          </table:table-cell>
          <table:table-cell table:formula="of:=TEXT([.G115];&quot;000.000&quot;)" office:value-type="string" office:string-value="092.321" calcext:value-type="string">
            <text:p>092.321</text:p>
          </table:table-cell>
          <table:table-cell office:value-type="string" calcext:value-type="string">
            <text:p>" x2="</text:p>
          </table:table-cell>
          <table:table-cell table:formula="of:=TEXT([.I115];&quot;000.000&quot;)" office:value-type="string" office:string-value="330.247" calcext:value-type="string">
            <text:p>330.247</text:p>
          </table:table-cell>
          <table:table-cell office:value-type="string" calcext:value-type="string">
            <text:p>" y2="</text:p>
          </table:table-cell>
          <table:table-cell table:formula="of:=TEXT([.J115];&quot;000.000&quot;)" office:value-type="string" office:string-value="098.255" calcext:value-type="string">
            <text:p>098.25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5:.U115])" office:value-type="string" office:string-value="&lt;line x1=&quot;331.136&quot; y1=&quot;092.321&quot; x2=&quot;330.247&quot; y2=&quot;098.255&quot; style=&quot;fill:none;stroke:#000000;stroke-width:0.75590551;stroke-miterlimit:4;stroke-dasharray:none&quot; /&gt;" calcext:value-type="string">
            <text:p>&lt;line x1="331.136" y1="092.321" x2="330.247" y2="098.25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5]*afact)*90)) / (0.5*PI());&quot;0.###&quot;)" office:value-type="string" office:string-value="278.527" calcext:value-type="string">
            <text:p>278.52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5];&quot;#&quot;)" office:value-type="string" office:string-value="88" calcext:value-type="string">
            <text:p>88</text:p>
          </table:table-cell>
          <table:table-cell office:value-type="string" calcext:value-type="string">
            <text:p>&lt;/text&gt;</text:p>
          </table:table-cell>
          <table:table-cell table:formula="of:=IF(0=MOD([.B115];10);COM.MICROSOFT.CONCAT([.V115:.AK115]);[.V115])" office:value-type="string" office:string-value="&lt;line x1=&quot;331.136&quot; y1=&quot;092.321&quot; x2=&quot;330.247&quot; y2=&quot;098.255&quot; style=&quot;fill:none;stroke:#000000;stroke-width:0.75590551;stroke-miterlimit:4;stroke-dasharray:none&quot; /&gt;" calcext:value-type="string">
            <text:p>&lt;line x1="331.136" y1="092.321" x2="330.247" y2="098.255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5]+2" office:value-type="float" office:value="90" calcext:value-type="float">
            <text:p>90,000</text:p>
          </table:table-cell>
          <table:table-cell table:formula="of:=LOG([.B116])" office:value-type="float" office:value="1.95424250943932" calcext:value-type="float">
            <text:p>1,954</text:p>
          </table:table-cell>
          <table:table-cell table:formula="of:=SIN([.C116]*afact)" office:value-type="float" office:value="-0.985035357747516" calcext:value-type="float">
            <text:p>-0,985</text:p>
          </table:table-cell>
          <table:table-cell table:formula="of:=COS([.C116]*afact)" office:value-type="float" office:value="0.172352383178252" calcext:value-type="float">
            <text:p>0,172</text:p>
          </table:table-cell>
          <table:table-cell table:style-name="ce1" table:formula="of:=([.E116]*radius+xoff)*Mmfac" office:value-type="float" office:value="336.194000467433" calcext:value-type="float">
            <text:p>336.194000467433</text:p>
          </table:table-cell>
          <table:table-cell table:style-name="ce1" table:formula="of:=([.D116]*radius+yoff)*Mmfac" office:value-type="float" office:value="93.1425748730216" calcext:value-type="float">
            <text:p>93.1425748730216</text:p>
          </table:table-cell>
          <table:table-cell table:formula="of:=IF(0=MOD([.B116];100); 3   * strich ;  IF(0=MOD([.B116]; 50); 2.5 * strich ;  IF(0=MOD([.B116]; 10); 2   * strich ;  IF(0=MOD([.B116];  5); 1.5 * strich ;  IF(0=MOD([.B116];  1); 1   * strich ;                     0.6 * strich )))))*-1" office:value-type="float" office:value="-4" calcext:value-type="float">
            <text:p>-4,000</text:p>
          </table:table-cell>
          <table:table-cell table:formula="of:=([.E116]*(radius+[.H116])+xoff)*Mmfac" office:value-type="float" office:value="334.125771869294" calcext:value-type="float">
            <text:p>334.125771869294</text:p>
          </table:table-cell>
          <table:table-cell table:formula="of:=([.D116]*(radius+[.H116])+yoff)*Mmfac" office:value-type="float" office:value="104.962999165992" calcext:value-type="float">
            <text:p>104.962999165992</text:p>
          </table:table-cell>
          <table:table-cell office:value-type="string" calcext:value-type="string">
            <text:p>&lt;line x1="</text:p>
          </table:table-cell>
          <table:table-cell table:formula="of:=TEXT([.F116];&quot;000.000&quot;)" office:value-type="string" office:string-value="336.194" calcext:value-type="string">
            <text:p>336.194</text:p>
          </table:table-cell>
          <table:table-cell office:value-type="string" calcext:value-type="string">
            <text:p>" y1="</text:p>
          </table:table-cell>
          <table:table-cell table:formula="of:=TEXT([.G116];&quot;000.000&quot;)" office:value-type="string" office:string-value="093.143" calcext:value-type="string">
            <text:p>093.143</text:p>
          </table:table-cell>
          <table:table-cell office:value-type="string" calcext:value-type="string">
            <text:p>" x2="</text:p>
          </table:table-cell>
          <table:table-cell table:formula="of:=TEXT([.I116];&quot;000.000&quot;)" office:value-type="string" office:string-value="334.126" calcext:value-type="string">
            <text:p>334.126</text:p>
          </table:table-cell>
          <table:table-cell office:value-type="string" calcext:value-type="string">
            <text:p>" y2="</text:p>
          </table:table-cell>
          <table:table-cell table:formula="of:=TEXT([.J116];&quot;000.000&quot;)" office:value-type="string" office:string-value="104.963" calcext:value-type="string">
            <text:p>104.96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6:.U116])" office:value-type="string" office:string-value="&lt;line x1=&quot;336.194&quot; y1=&quot;093.143&quot; x2=&quot;334.126&quot; y2=&quot;104.963&quot; style=&quot;fill:none;stroke:#000000;stroke-width:0.75590551;stroke-miterlimit:4;stroke-dasharray:none&quot; /&gt;" calcext:value-type="string">
            <text:p>&lt;line x1="336.194" y1="093.143" x2="334.126" y2="104.96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6]*afact)*90)) / (0.5*PI());&quot;0.###&quot;)" office:value-type="string" office:string-value="279.925" calcext:value-type="string">
            <text:p>279.92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6];&quot;#&quot;)" office:value-type="string" office:string-value="90" calcext:value-type="string">
            <text:p>90</text:p>
          </table:table-cell>
          <table:table-cell office:value-type="string" calcext:value-type="string">
            <text:p>&lt;/text&gt;</text:p>
          </table:table-cell>
          <table:table-cell table:formula="of:=IF(0=MOD([.B116];10);COM.MICROSOFT.CONCAT([.V116:.AK116]);[.V116])" office:value-type="string" office:string-value="&lt;line x1=&quot;336.194&quot; y1=&quot;093.143&quot; x2=&quot;334.126&quot; y2=&quot;104.963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79.925, 300, 300)&quot;&gt;90&lt;/text&gt;" calcext:value-type="string">
            <text:p>&lt;line x1="336.194" y1="093.143" x2="334.126" y2="104.963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79.925, 300, 300)"&gt;90&lt;/text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6]+2" office:value-type="float" office:value="92" calcext:value-type="float">
            <text:p>92,000</text:p>
          </table:table-cell>
          <table:table-cell table:formula="of:=LOG([.B117])" office:value-type="float" office:value="1.96378782734556" calcext:value-type="float">
            <text:p>1,964</text:p>
          </table:table-cell>
          <table:table-cell table:formula="of:=SIN([.C117]*afact)" office:value-type="float" office:value="-0.980642398115484" calcext:value-type="float">
            <text:p>-0,981</text:p>
          </table:table-cell>
          <table:table-cell table:formula="of:=COS([.C117]*afact)" office:value-type="float" office:value="0.195807270085439" calcext:value-type="float">
            <text:p>0,196</text:p>
          </table:table-cell>
          <table:table-cell table:style-name="ce1" table:formula="of:=([.E117]*radius+xoff)*Mmfac" office:value-type="float" office:value="341.119526717942" calcext:value-type="float">
            <text:p>341.119526717942</text:p>
          </table:table-cell>
          <table:table-cell table:style-name="ce1" table:formula="of:=([.D117]*radius+yoff)*Mmfac" office:value-type="float" office:value="94.0650963957483" calcext:value-type="float">
            <text:p>94.0650963957483</text:p>
          </table:table-cell>
          <table:table-cell table:formula="of:=IF(0=MOD([.B117];100); 3   * strich ;  IF(0=MOD([.B117]; 50); 2.5 * strich ;  IF(0=MOD([.B117]; 10); 2   * strich ;  IF(0=MOD([.B117];  5); 1.5 * strich ;  IF(0=MOD([.B117];  1); 1   * strich ;                     0.6 * strich )))))*-1" office:value-type="float" office:value="-2" calcext:value-type="float">
            <text:p>-2,000</text:p>
          </table:table-cell>
          <table:table-cell table:formula="of:=([.E117]*(radius+[.H117])+xoff)*Mmfac" office:value-type="float" office:value="339.94468309743" calcext:value-type="float">
            <text:p>339.94468309743</text:p>
          </table:table-cell>
          <table:table-cell table:formula="of:=([.D117]*(radius+[.H117])+yoff)*Mmfac" office:value-type="float" office:value="99.9489507844413" calcext:value-type="float">
            <text:p>99.9489507844413</text:p>
          </table:table-cell>
          <table:table-cell office:value-type="string" calcext:value-type="string">
            <text:p>&lt;line x1="</text:p>
          </table:table-cell>
          <table:table-cell table:formula="of:=TEXT([.F117];&quot;000.000&quot;)" office:value-type="string" office:string-value="341.120" calcext:value-type="string">
            <text:p>341.120</text:p>
          </table:table-cell>
          <table:table-cell office:value-type="string" calcext:value-type="string">
            <text:p>" y1="</text:p>
          </table:table-cell>
          <table:table-cell table:formula="of:=TEXT([.G117];&quot;000.000&quot;)" office:value-type="string" office:string-value="094.065" calcext:value-type="string">
            <text:p>094.065</text:p>
          </table:table-cell>
          <table:table-cell office:value-type="string" calcext:value-type="string">
            <text:p>" x2="</text:p>
          </table:table-cell>
          <table:table-cell table:formula="of:=TEXT([.I117];&quot;000.000&quot;)" office:value-type="string" office:string-value="339.945" calcext:value-type="string">
            <text:p>339.945</text:p>
          </table:table-cell>
          <table:table-cell office:value-type="string" calcext:value-type="string">
            <text:p>" y2="</text:p>
          </table:table-cell>
          <table:table-cell table:formula="of:=TEXT([.J117];&quot;000.000&quot;)" office:value-type="string" office:string-value="099.949" calcext:value-type="string">
            <text:p>099.94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7:.U117])" office:value-type="string" office:string-value="&lt;line x1=&quot;341.120&quot; y1=&quot;094.065&quot; x2=&quot;339.945&quot; y2=&quot;099.949&quot; style=&quot;fill:none;stroke:#000000;stroke-width:0.75590551;stroke-miterlimit:4;stroke-dasharray:none&quot; /&gt;" calcext:value-type="string">
            <text:p>&lt;line x1="341.120" y1="094.065" x2="339.945" y2="099.94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7]*afact)*90)) / (0.5*PI());&quot;0.###&quot;)" office:value-type="string" office:string-value="281.292" calcext:value-type="string">
            <text:p>281.2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7];&quot;#&quot;)" office:value-type="string" office:string-value="92" calcext:value-type="string">
            <text:p>92</text:p>
          </table:table-cell>
          <table:table-cell office:value-type="string" calcext:value-type="string">
            <text:p>&lt;/text&gt;</text:p>
          </table:table-cell>
          <table:table-cell table:formula="of:=IF(0=MOD([.B117];10);COM.MICROSOFT.CONCAT([.V117:.AK117]);[.V117])" office:value-type="string" office:string-value="&lt;line x1=&quot;341.120&quot; y1=&quot;094.065&quot; x2=&quot;339.945&quot; y2=&quot;099.949&quot; style=&quot;fill:none;stroke:#000000;stroke-width:0.75590551;stroke-miterlimit:4;stroke-dasharray:none&quot; /&gt;" calcext:value-type="string">
            <text:p>&lt;line x1="341.120" y1="094.065" x2="339.945" y2="099.949" style="fill:none;stroke:#000000;stroke-width:0.75590551;stroke-miterlimit:4;stroke-dasharray:none" /&gt;</text:p>
          </table:table-cell>
          <table:table-cell table:number-columns-repeated="983"/>
          <table:table-cell table:style-name="Default" table:number-columns-repeated="3"/>
        </table:table-row>
        <table:table-row table:style-name="ro1">
          <table:table-cell/>
          <table:table-cell table:formula="of:=[.B117]+2" office:value-type="float" office:value="94" calcext:value-type="float">
            <text:p>94,000</text:p>
          </table:table-cell>
          <table:table-cell table:formula="of:=LOG([.B118])" office:value-type="float" office:value="1.9731278535997" calcext:value-type="float">
            <text:p>1,973</text:p>
          </table:table-cell>
          <table:table-cell table:formula="of:=SIN([.C118]*afact)" office:value-type="float" office:value="-0.975803377461321" calcext:value-type="float">
            <text:p>-0,976</text:p>
          </table:table-cell>
          <table:table-cell table:formula="of:=COS([.C118]*afact)" office:value-type="float" office:value="0.21864987659516" calcext:value-type="float">
            <text:p>0,219</text:p>
          </table:table-cell>
          <table:table-cell table:style-name="ce1" table:formula="of:=([.E118]*radius+xoff)*Mmfac" office:value-type="float" office:value="345.916474084984" calcext:value-type="float">
            <text:p>345.916474084984</text:p>
          </table:table-cell>
          <table:table-cell table:style-name="ce1" table:formula="of:=([.D118]*radius+yoff)*Mmfac" office:value-type="float" office:value="95.0812907331226" calcext:value-type="float">
            <text:p>95.0812907331226</text:p>
          </table:table-cell>
          <table:table-cell table:formula="of:=IF(0=MOD([.B118];100); 3   * strich ;  IF(0=MOD([.B118]; 50); 2.5 * strich ;  IF(0=MOD([.B118]; 10); 2   * strich ;  IF(0=MOD([.B118];  5); 1.5 * strich ;  IF(0=MOD([.B118];  1); 1   * strich ;                     0.6 * strich )))))*-1" office:value-type="float" office:value="-2" calcext:value-type="float">
            <text:p>-2,000</text:p>
          </table:table-cell>
          <table:table-cell table:formula="of:=([.E118]*(radius+[.H118])+xoff)*Mmfac" office:value-type="float" office:value="344.604574825413" calcext:value-type="float">
            <text:p>344.604574825413</text:p>
          </table:table-cell>
          <table:table-cell table:formula="of:=([.D118]*(radius+[.H118])+yoff)*Mmfac" office:value-type="float" office:value="100.936110997891" calcext:value-type="float">
            <text:p>100.936110997891</text:p>
          </table:table-cell>
          <table:table-cell office:value-type="string" calcext:value-type="string">
            <text:p>&lt;line x1="</text:p>
          </table:table-cell>
          <table:table-cell table:formula="of:=TEXT([.F118];&quot;000.000&quot;)" office:value-type="string" office:string-value="345.916" calcext:value-type="string">
            <text:p>345.916</text:p>
          </table:table-cell>
          <table:table-cell office:value-type="string" calcext:value-type="string">
            <text:p>" y1="</text:p>
          </table:table-cell>
          <table:table-cell table:formula="of:=TEXT([.G118];&quot;000.000&quot;)" office:value-type="string" office:string-value="095.081" calcext:value-type="string">
            <text:p>095.081</text:p>
          </table:table-cell>
          <table:table-cell office:value-type="string" calcext:value-type="string">
            <text:p>" x2="</text:p>
          </table:table-cell>
          <table:table-cell table:formula="of:=TEXT([.I118];&quot;000.000&quot;)" office:value-type="string" office:string-value="344.605" calcext:value-type="string">
            <text:p>344.605</text:p>
          </table:table-cell>
          <table:table-cell office:value-type="string" calcext:value-type="string">
            <text:p>" y2="</text:p>
          </table:table-cell>
          <table:table-cell table:formula="of:=TEXT([.J118];&quot;000.000&quot;)" office:value-type="string" office:string-value="100.936" calcext:value-type="string">
            <text:p>100.93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8:.U118])" office:value-type="string" office:string-value="&lt;line x1=&quot;345.916&quot; y1=&quot;095.081&quot; x2=&quot;344.605&quot; y2=&quot;100.936&quot; style=&quot;fill:none;stroke:#000000;stroke-width:0.75590551;stroke-miterlimit:4;stroke-dasharray:none&quot; /&gt;" calcext:value-type="string">
            <text:p>&lt;line x1="345.916" y1="095.081" x2="344.605" y2="100.93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8]*afact)*90)) / (0.5*PI());&quot;0.###&quot;)" office:value-type="string" office:string-value="282.63" calcext:value-type="string">
            <text:p>282.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8];&quot;#&quot;)" office:value-type="string" office:string-value="94" calcext:value-type="string">
            <text:p>94</text:p>
          </table:table-cell>
          <table:table-cell office:value-type="string" calcext:value-type="string">
            <text:p>&lt;/text&gt;</text:p>
          </table:table-cell>
          <table:table-cell table:formula="of:=IF(0=MOD([.B118];10);COM.MICROSOFT.CONCAT([.V118:.AK118]);[.V118])" office:value-type="string" office:string-value="&lt;line x1=&quot;345.916&quot; y1=&quot;095.081&quot; x2=&quot;344.605&quot; y2=&quot;100.936&quot; style=&quot;fill:none;stroke:#000000;stroke-width:0.75590551;stroke-miterlimit:4;stroke-dasharray:none&quot; /&gt;" calcext:value-type="string">
            <text:p>&lt;line x1="345.916" y1="095.081" x2="344.605" y2="100.93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18]+2" office:value-type="float" office:value="96" calcext:value-type="float">
            <text:p>96,000</text:p>
          </table:table-cell>
          <table:table-cell table:formula="of:=LOG([.B119])" office:value-type="float" office:value="1.98227123303957" calcext:value-type="float">
            <text:p>1,982</text:p>
          </table:table-cell>
          <table:table-cell table:formula="of:=SIN([.C119]*afact)" office:value-type="float" office:value="-0.970550893970495" calcext:value-type="float">
            <text:p>-0,971</text:p>
          </table:table-cell>
          <table:table-cell table:formula="of:=COS([.C119]*afact)" office:value-type="float" office:value="0.240896164795278" calcext:value-type="float">
            <text:p>0,241</text:p>
          </table:table-cell>
          <table:table-cell table:style-name="ce1" table:formula="of:=([.E119]*radius+xoff)*Mmfac" office:value-type="float" office:value="350.588194607008" calcext:value-type="float">
            <text:p>350.588194607008</text:p>
          </table:table-cell>
          <table:table-cell table:style-name="ce1" table:formula="of:=([.D119]*radius+yoff)*Mmfac" office:value-type="float" office:value="96.1843122661962" calcext:value-type="float">
            <text:p>96.1843122661962</text:p>
          </table:table-cell>
          <table:table-cell table:formula="of:=IF(0=MOD([.B119];100); 3   * strich ;  IF(0=MOD([.B119]; 50); 2.5 * strich ;  IF(0=MOD([.B119]; 10); 2   * strich ;  IF(0=MOD([.B119];  5); 1.5 * strich ;  IF(0=MOD([.B119];  1); 1   * strich ;                     0.6 * strich )))))*-1" office:value-type="float" office:value="-2" calcext:value-type="float">
            <text:p>-2,000</text:p>
          </table:table-cell>
          <table:table-cell table:formula="of:=([.E119]*(radius+[.H119])+xoff)*Mmfac" office:value-type="float" office:value="349.142817618237" calcext:value-type="float">
            <text:p>349.142817618237</text:p>
          </table:table-cell>
          <table:table-cell table:formula="of:=([.D119]*(radius+[.H119])+yoff)*Mmfac" office:value-type="float" office:value="102.007617630019" calcext:value-type="float">
            <text:p>102.007617630019</text:p>
          </table:table-cell>
          <table:table-cell office:value-type="string" calcext:value-type="string">
            <text:p>&lt;line x1="</text:p>
          </table:table-cell>
          <table:table-cell table:formula="of:=TEXT([.F119];&quot;000.000&quot;)" office:value-type="string" office:string-value="350.588" calcext:value-type="string">
            <text:p>350.588</text:p>
          </table:table-cell>
          <table:table-cell office:value-type="string" calcext:value-type="string">
            <text:p>" y1="</text:p>
          </table:table-cell>
          <table:table-cell table:formula="of:=TEXT([.G119];&quot;000.000&quot;)" office:value-type="string" office:string-value="096.184" calcext:value-type="string">
            <text:p>096.184</text:p>
          </table:table-cell>
          <table:table-cell office:value-type="string" calcext:value-type="string">
            <text:p>" x2="</text:p>
          </table:table-cell>
          <table:table-cell table:formula="of:=TEXT([.I119];&quot;000.000&quot;)" office:value-type="string" office:string-value="349.143" calcext:value-type="string">
            <text:p>349.143</text:p>
          </table:table-cell>
          <table:table-cell office:value-type="string" calcext:value-type="string">
            <text:p>" y2="</text:p>
          </table:table-cell>
          <table:table-cell table:formula="of:=TEXT([.J119];&quot;000.000&quot;)" office:value-type="string" office:string-value="102.008" calcext:value-type="string">
            <text:p>102.0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19:.U119])" office:value-type="string" office:string-value="&lt;line x1=&quot;350.588&quot; y1=&quot;096.184&quot; x2=&quot;349.143&quot; y2=&quot;102.008&quot; style=&quot;fill:none;stroke:#000000;stroke-width:0.75590551;stroke-miterlimit:4;stroke-dasharray:none&quot; /&gt;" calcext:value-type="string">
            <text:p>&lt;line x1="350.588" y1="096.184" x2="349.143" y2="102.0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19]*afact)*90)) / (0.5*PI());&quot;0.###&quot;)" office:value-type="string" office:string-value="283.939" calcext:value-type="string">
            <text:p>283.9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19];&quot;#&quot;)" office:value-type="string" office:string-value="96" calcext:value-type="string">
            <text:p>96</text:p>
          </table:table-cell>
          <table:table-cell office:value-type="string" calcext:value-type="string">
            <text:p>&lt;/text&gt;</text:p>
          </table:table-cell>
          <table:table-cell table:formula="of:=IF(0=MOD([.B119];10);COM.MICROSOFT.CONCAT([.V119:.AK119]);[.V119])" office:value-type="string" office:string-value="&lt;line x1=&quot;350.588&quot; y1=&quot;096.184&quot; x2=&quot;349.143&quot; y2=&quot;102.008&quot; style=&quot;fill:none;stroke:#000000;stroke-width:0.75590551;stroke-miterlimit:4;stroke-dasharray:none&quot; /&gt;" calcext:value-type="string">
            <text:p>&lt;line x1="350.588" y1="096.184" x2="349.143" y2="102.00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19]+2" office:value-type="float" office:value="98" calcext:value-type="float">
            <text:p>98,000</text:p>
          </table:table-cell>
          <table:table-cell table:formula="of:=LOG([.B120])" office:value-type="float" office:value="1.9912260756925" calcext:value-type="float">
            <text:p>1,991</text:p>
          </table:table-cell>
          <table:table-cell table:formula="of:=SIN([.C120]*afact)" office:value-type="float" office:value="-0.964915174882392" calcext:value-type="float">
            <text:p>-0,965</text:p>
          </table:table-cell>
          <table:table-cell table:formula="of:=COS([.C120]*afact)" office:value-type="float" office:value="0.262561812306517" calcext:value-type="float">
            <text:p>0,263</text:p>
          </table:table-cell>
          <table:table-cell table:style-name="ce1" table:formula="of:=([.E120]*radius+xoff)*Mmfac" office:value-type="float" office:value="355.137980584369" calcext:value-type="float">
            <text:p>355.137980584369</text:p>
          </table:table-cell>
          <table:table-cell table:style-name="ce1" table:formula="of:=([.D120]*radius+yoff)*Mmfac" office:value-type="float" office:value="97.3678132746977" calcext:value-type="float">
            <text:p>97.3678132746977</text:p>
          </table:table-cell>
          <table:table-cell table:formula="of:=IF(0=MOD([.B120];100); 3   * strich ;  IF(0=MOD([.B120]; 50); 2.5 * strich ;  IF(0=MOD([.B120]; 10); 2   * strich ;  IF(0=MOD([.B120];  5); 1.5 * strich ;  IF(0=MOD([.B120];  1); 1   * strich ;                     0.6 * strich )))))*-1" office:value-type="float" office:value="-2" calcext:value-type="float">
            <text:p>-2,000</text:p>
          </table:table-cell>
          <table:table-cell table:formula="of:=([.E120]*(radius+[.H120])+xoff)*Mmfac" office:value-type="float" office:value="353.562609710529" calcext:value-type="float">
            <text:p>353.562609710529</text:p>
          </table:table-cell>
          <table:table-cell table:formula="of:=([.D120]*(radius+[.H120])+yoff)*Mmfac" office:value-type="float" office:value="103.157304323992" calcext:value-type="float">
            <text:p>103.157304323992</text:p>
          </table:table-cell>
          <table:table-cell office:value-type="string" calcext:value-type="string">
            <text:p>&lt;line x1="</text:p>
          </table:table-cell>
          <table:table-cell table:formula="of:=TEXT([.F120];&quot;000.000&quot;)" office:value-type="string" office:string-value="355.138" calcext:value-type="string">
            <text:p>355.138</text:p>
          </table:table-cell>
          <table:table-cell office:value-type="string" calcext:value-type="string">
            <text:p>" y1="</text:p>
          </table:table-cell>
          <table:table-cell table:formula="of:=TEXT([.G120];&quot;000.000&quot;)" office:value-type="string" office:string-value="097.368" calcext:value-type="string">
            <text:p>097.368</text:p>
          </table:table-cell>
          <table:table-cell office:value-type="string" calcext:value-type="string">
            <text:p>" x2="</text:p>
          </table:table-cell>
          <table:table-cell table:formula="of:=TEXT([.I120];&quot;000.000&quot;)" office:value-type="string" office:string-value="353.563" calcext:value-type="string">
            <text:p>353.563</text:p>
          </table:table-cell>
          <table:table-cell office:value-type="string" calcext:value-type="string">
            <text:p>" y2="</text:p>
          </table:table-cell>
          <table:table-cell table:formula="of:=TEXT([.J120];&quot;000.000&quot;)" office:value-type="string" office:string-value="103.157" calcext:value-type="string">
            <text:p>103.15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0:.U120])" office:value-type="string" office:string-value="&lt;line x1=&quot;355.138&quot; y1=&quot;097.368&quot; x2=&quot;353.563&quot; y2=&quot;103.157&quot; style=&quot;fill:none;stroke:#000000;stroke-width:0.75590551;stroke-miterlimit:4;stroke-dasharray:none&quot; /&gt;" calcext:value-type="string">
            <text:p>&lt;line x1="355.138" y1="097.368" x2="353.563" y2="103.15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0]*afact)*90)) / (0.5*PI());&quot;0.###&quot;)" office:value-type="string" office:string-value="285.222" calcext:value-type="string">
            <text:p>285.22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0];&quot;#&quot;)" office:value-type="string" office:string-value="98" calcext:value-type="string">
            <text:p>98</text:p>
          </table:table-cell>
          <table:table-cell office:value-type="string" calcext:value-type="string">
            <text:p>&lt;/text&gt;</text:p>
          </table:table-cell>
          <table:table-cell table:formula="of:=IF(0=MOD([.B120];10);COM.MICROSOFT.CONCAT([.V120:.AK120]);[.V120])" office:value-type="string" office:string-value="&lt;line x1=&quot;355.138&quot; y1=&quot;097.368&quot; x2=&quot;353.563&quot; y2=&quot;103.157&quot; style=&quot;fill:none;stroke:#000000;stroke-width:0.75590551;stroke-miterlimit:4;stroke-dasharray:none&quot; /&gt;" calcext:value-type="string">
            <text:p>&lt;line x1="355.138" y1="097.368" x2="353.563" y2="103.15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0]+2" office:value-type="float" office:value="100" calcext:value-type="float">
            <text:p>100,000</text:p>
          </table:table-cell>
          <table:table-cell table:formula="of:=LOG([.B121])" office:value-type="float" office:value="2" calcext:value-type="float">
            <text:p>2,000</text:p>
          </table:table-cell>
          <table:table-cell table:formula="of:=SIN([.C121]*afact)" office:value-type="float" office:value="-0.958924274663139" calcext:value-type="float">
            <text:p>-0,959</text:p>
          </table:table-cell>
          <table:table-cell table:formula="of:=COS([.C121]*afact)" office:value-type="float" office:value="0.283662185463226" calcext:value-type="float">
            <text:p>0,284</text:p>
          </table:table-cell>
          <table:table-cell table:style-name="ce1" table:formula="of:=([.E121]*radius+xoff)*Mmfac" office:value-type="float" office:value="359.569058947277" calcext:value-type="float">
            <text:p>359.569058947277</text:p>
          </table:table-cell>
          <table:table-cell table:style-name="ce1" table:formula="of:=([.D121]*radius+yoff)*Mmfac" office:value-type="float" office:value="98.6259023207409" calcext:value-type="float">
            <text:p>98.6259023207409</text:p>
          </table:table-cell>
          <table:table-cell table:formula="of:=IF(0=MOD([.B121];100); 3   * strich ;  IF(0=MOD([.B121]; 50); 2.5 * strich ;  IF(0=MOD([.B121]; 10); 2   * strich ;  IF(0=MOD([.B121];  5); 1.5 * strich ;  IF(0=MOD([.B121];  1); 1   * strich ;                     0.6 * strich )))))*-1" office:value-type="float" office:value="-6" calcext:value-type="float">
            <text:p>-6,000</text:p>
          </table:table-cell>
          <table:table-cell table:formula="of:=([.E121]*(radius+[.H121])+xoff)*Mmfac" office:value-type="float" office:value="354.463139608939" calcext:value-type="float">
            <text:p>354.463139608939</text:p>
          </table:table-cell>
          <table:table-cell table:formula="of:=([.D121]*(radius+[.H121])+yoff)*Mmfac" office:value-type="float" office:value="115.886539264677" calcext:value-type="float">
            <text:p>115.886539264677</text:p>
          </table:table-cell>
          <table:table-cell office:value-type="string" calcext:value-type="string">
            <text:p>&lt;line x1="</text:p>
          </table:table-cell>
          <table:table-cell table:formula="of:=TEXT([.F121];&quot;000.000&quot;)" office:value-type="string" office:string-value="359.569" calcext:value-type="string">
            <text:p>359.569</text:p>
          </table:table-cell>
          <table:table-cell office:value-type="string" calcext:value-type="string">
            <text:p>" y1="</text:p>
          </table:table-cell>
          <table:table-cell table:formula="of:=TEXT([.G121];&quot;000.000&quot;)" office:value-type="string" office:string-value="098.626" calcext:value-type="string">
            <text:p>098.626</text:p>
          </table:table-cell>
          <table:table-cell office:value-type="string" calcext:value-type="string">
            <text:p>" x2="</text:p>
          </table:table-cell>
          <table:table-cell table:formula="of:=TEXT([.I121];&quot;000.000&quot;)" office:value-type="string" office:string-value="354.463" calcext:value-type="string">
            <text:p>354.463</text:p>
          </table:table-cell>
          <table:table-cell office:value-type="string" calcext:value-type="string">
            <text:p>" y2="</text:p>
          </table:table-cell>
          <table:table-cell table:formula="of:=TEXT([.J121];&quot;000.000&quot;)" office:value-type="string" office:string-value="115.887" calcext:value-type="string">
            <text:p>115.88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1:.U121])" office:value-type="string" office:string-value="&lt;line x1=&quot;359.569&quot; y1=&quot;098.626&quot; x2=&quot;354.463&quot; y2=&quot;115.887&quot; style=&quot;fill:none;stroke:#000000;stroke-width:0.75590551;stroke-miterlimit:4;stroke-dasharray:none&quot; /&gt;" calcext:value-type="string">
            <text:p>&lt;line x1="359.569" y1="098.626" x2="354.463" y2="115.88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1]*afact)*90)) / (0.5*PI());&quot;0.###&quot;)" office:value-type="string" office:string-value="286.479" calcext:value-type="string">
            <text:p>286.47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1];&quot;#&quot;)" office:value-type="string" office:string-value="100" calcext:value-type="string">
            <text:p>100</text:p>
          </table:table-cell>
          <table:table-cell office:value-type="string" calcext:value-type="string">
            <text:p>&lt;/text&gt;</text:p>
          </table:table-cell>
          <table:table-cell table:formula="of:=IF(0=MOD([.B121];10);COM.MICROSOFT.CONCAT([.V121:.AK121]);[.V121])" office:value-type="string" office:string-value="&lt;line x1=&quot;359.569&quot; y1=&quot;098.626&quot; x2=&quot;354.463&quot; y2=&quot;115.88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86.479, 300, 300)&quot;&gt;100&lt;/text&gt;" calcext:value-type="string">
            <text:p>&lt;line x1="359.569" y1="098.626" x2="354.463" y2="115.88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86.479, 300, 300)"&gt;100&lt;/text&gt;</text:p>
          </table:table-cell>
          <table:table-cell table:number-columns-repeated="986"/>
        </table:table-row>
        <table:table-row table:style-name="ro1">
          <table:table-cell/>
          <table:table-cell table:formula="of:=[.B121]+2" office:value-type="float" office:value="102" calcext:value-type="float">
            <text:p>102,000</text:p>
          </table:table-cell>
          <table:table-cell table:formula="of:=LOG([.B122])" office:value-type="float" office:value="2.00860017176192" calcext:value-type="float">
            <text:p>2,009</text:p>
          </table:table-cell>
          <table:table-cell table:formula="of:=SIN([.C122]*afact)" office:value-type="float" office:value="-0.952604254055854" calcext:value-type="float">
            <text:p>-0,953</text:p>
          </table:table-cell>
          <table:table-cell table:formula="of:=COS([.C122]*afact)" office:value-type="float" office:value="0.304212319202708" calcext:value-type="float">
            <text:p>0,304</text:p>
          </table:table-cell>
          <table:table-cell table:style-name="ce1" table:formula="of:=([.E122]*radius+xoff)*Mmfac" office:value-type="float" office:value="363.884587032569" calcext:value-type="float">
            <text:p>363.884587032569</text:p>
          </table:table-cell>
          <table:table-cell table:style-name="ce1" table:formula="of:=([.D122]*radius+yoff)*Mmfac" office:value-type="float" office:value="99.9531066482707" calcext:value-type="float">
            <text:p>99.9531066482707</text:p>
          </table:table-cell>
          <table:table-cell table:formula="of:=IF(0=MOD([.B122];100); 3   * strich ;  IF(0=MOD([.B122]; 50); 2.5 * strich ;  IF(0=MOD([.B122]; 10); 2   * strich ;  IF(0=MOD([.B122];  5); 1.5 * strich ;  IF(0=MOD([.B122];  1); 1   * strich ;                     0.6 * strich )))))*-1" office:value-type="float" office:value="-2" calcext:value-type="float">
            <text:p>-2,000</text:p>
          </table:table-cell>
          <table:table-cell table:formula="of:=([.E122]*(radius+[.H122])+xoff)*Mmfac" office:value-type="float" office:value="362.059313117352" calcext:value-type="float">
            <text:p>362.059313117352</text:p>
          </table:table-cell>
          <table:table-cell table:formula="of:=([.D122]*(radius+[.H122])+yoff)*Mmfac" office:value-type="float" office:value="105.668732172606" calcext:value-type="float">
            <text:p>105.668732172606</text:p>
          </table:table-cell>
          <table:table-cell office:value-type="string" calcext:value-type="string">
            <text:p>&lt;line x1="</text:p>
          </table:table-cell>
          <table:table-cell table:formula="of:=TEXT([.F122];&quot;000.000&quot;)" office:value-type="string" office:string-value="363.885" calcext:value-type="string">
            <text:p>363.885</text:p>
          </table:table-cell>
          <table:table-cell office:value-type="string" calcext:value-type="string">
            <text:p>" y1="</text:p>
          </table:table-cell>
          <table:table-cell table:formula="of:=TEXT([.G122];&quot;000.000&quot;)" office:value-type="string" office:string-value="099.953" calcext:value-type="string">
            <text:p>099.953</text:p>
          </table:table-cell>
          <table:table-cell office:value-type="string" calcext:value-type="string">
            <text:p>" x2="</text:p>
          </table:table-cell>
          <table:table-cell table:formula="of:=TEXT([.I122];&quot;000.000&quot;)" office:value-type="string" office:string-value="362.059" calcext:value-type="string">
            <text:p>362.059</text:p>
          </table:table-cell>
          <table:table-cell office:value-type="string" calcext:value-type="string">
            <text:p>" y2="</text:p>
          </table:table-cell>
          <table:table-cell table:formula="of:=TEXT([.J122];&quot;000.000&quot;)" office:value-type="string" office:string-value="105.669" calcext:value-type="string">
            <text:p>105.66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2:.U122])" office:value-type="string" office:string-value="&lt;line x1=&quot;363.885&quot; y1=&quot;099.953&quot; x2=&quot;362.059&quot; y2=&quot;105.669&quot; style=&quot;fill:none;stroke:#000000;stroke-width:0.75590551;stroke-miterlimit:4;stroke-dasharray:none&quot; /&gt;" calcext:value-type="string">
            <text:p>&lt;line x1="363.885" y1="099.953" x2="362.059" y2="105.66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2]*afact)*90)) / (0.5*PI());&quot;0.###&quot;)" office:value-type="string" office:string-value="287.711" calcext:value-type="string">
            <text:p>287.7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2];&quot;#&quot;)" office:value-type="string" office:string-value="102" calcext:value-type="string">
            <text:p>102</text:p>
          </table:table-cell>
          <table:table-cell office:value-type="string" calcext:value-type="string">
            <text:p>&lt;/text&gt;</text:p>
          </table:table-cell>
          <table:table-cell table:formula="of:=IF(0=MOD([.B122];10);COM.MICROSOFT.CONCAT([.V122:.AK122]);[.V122])" office:value-type="string" office:string-value="&lt;line x1=&quot;363.885&quot; y1=&quot;099.953&quot; x2=&quot;362.059&quot; y2=&quot;105.669&quot; style=&quot;fill:none;stroke:#000000;stroke-width:0.75590551;stroke-miterlimit:4;stroke-dasharray:none&quot; /&gt;" calcext:value-type="string">
            <text:p>&lt;line x1="363.885" y1="099.953" x2="362.059" y2="105.66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2]+2" office:value-type="float" office:value="104" calcext:value-type="float">
            <text:p>104,000</text:p>
          </table:table-cell>
          <table:table-cell table:formula="of:=LOG([.B123])" office:value-type="float" office:value="2.01703333929878" calcext:value-type="float">
            <text:p>2,017</text:p>
          </table:table-cell>
          <table:table-cell table:formula="of:=SIN([.C123]*afact)" office:value-type="float" office:value="-0.94597934210787" calcext:value-type="float">
            <text:p>-0,946</text:p>
          </table:table-cell>
          <table:table-cell table:formula="of:=COS([.C123]*afact)" office:value-type="float" office:value="0.324226902500641" calcext:value-type="float">
            <text:p>0,324</text:p>
          </table:table-cell>
          <table:table-cell table:style-name="ce1" table:formula="of:=([.E123]*radius+xoff)*Mmfac" office:value-type="float" office:value="368.087649525135" calcext:value-type="float">
            <text:p>368.087649525135</text:p>
          </table:table-cell>
          <table:table-cell table:style-name="ce1" table:formula="of:=([.D123]*radius+yoff)*Mmfac" office:value-type="float" office:value="101.344338157347" calcext:value-type="float">
            <text:p>101.344338157347</text:p>
          </table:table-cell>
          <table:table-cell table:formula="of:=IF(0=MOD([.B123];100); 3   * strich ;  IF(0=MOD([.B123]; 50); 2.5 * strich ;  IF(0=MOD([.B123]; 10); 2   * strich ;  IF(0=MOD([.B123];  5); 1.5 * strich ;  IF(0=MOD([.B123];  1); 1   * strich ;                     0.6 * strich )))))*-1" office:value-type="float" office:value="-2" calcext:value-type="float">
            <text:p>-2,000</text:p>
          </table:table-cell>
          <table:table-cell table:formula="of:=([.E123]*(radius+[.H123])+xoff)*Mmfac" office:value-type="float" office:value="366.142288110131" calcext:value-type="float">
            <text:p>366.142288110131</text:p>
          </table:table-cell>
          <table:table-cell table:formula="of:=([.D123]*(radius+[.H123])+yoff)*Mmfac" office:value-type="float" office:value="107.020214209995" calcext:value-type="float">
            <text:p>107.020214209995</text:p>
          </table:table-cell>
          <table:table-cell office:value-type="string" calcext:value-type="string">
            <text:p>&lt;line x1="</text:p>
          </table:table-cell>
          <table:table-cell table:formula="of:=TEXT([.F123];&quot;000.000&quot;)" office:value-type="string" office:string-value="368.088" calcext:value-type="string">
            <text:p>368.088</text:p>
          </table:table-cell>
          <table:table-cell office:value-type="string" calcext:value-type="string">
            <text:p>" y1="</text:p>
          </table:table-cell>
          <table:table-cell table:formula="of:=TEXT([.G123];&quot;000.000&quot;)" office:value-type="string" office:string-value="101.344" calcext:value-type="string">
            <text:p>101.344</text:p>
          </table:table-cell>
          <table:table-cell office:value-type="string" calcext:value-type="string">
            <text:p>" x2="</text:p>
          </table:table-cell>
          <table:table-cell table:formula="of:=TEXT([.I123];&quot;000.000&quot;)" office:value-type="string" office:string-value="366.142" calcext:value-type="string">
            <text:p>366.142</text:p>
          </table:table-cell>
          <table:table-cell office:value-type="string" calcext:value-type="string">
            <text:p>" y2="</text:p>
          </table:table-cell>
          <table:table-cell table:formula="of:=TEXT([.J123];&quot;000.000&quot;)" office:value-type="string" office:string-value="107.020" calcext:value-type="string">
            <text:p>107.02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3:.U123])" office:value-type="string" office:string-value="&lt;line x1=&quot;368.088&quot; y1=&quot;101.344&quot; x2=&quot;366.142&quot; y2=&quot;107.020&quot; style=&quot;fill:none;stroke:#000000;stroke-width:0.75590551;stroke-miterlimit:4;stroke-dasharray:none&quot; /&gt;" calcext:value-type="string">
            <text:p>&lt;line x1="368.088" y1="101.344" x2="366.142" y2="107.02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3]*afact)*90)) / (0.5*PI());&quot;0.###&quot;)" office:value-type="string" office:string-value="288.919" calcext:value-type="string">
            <text:p>288.91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3];&quot;#&quot;)" office:value-type="string" office:string-value="104" calcext:value-type="string">
            <text:p>104</text:p>
          </table:table-cell>
          <table:table-cell office:value-type="string" calcext:value-type="string">
            <text:p>&lt;/text&gt;</text:p>
          </table:table-cell>
          <table:table-cell table:formula="of:=IF(0=MOD([.B123];10);COM.MICROSOFT.CONCAT([.V123:.AK123]);[.V123])" office:value-type="string" office:string-value="&lt;line x1=&quot;368.088&quot; y1=&quot;101.344&quot; x2=&quot;366.142&quot; y2=&quot;107.020&quot; style=&quot;fill:none;stroke:#000000;stroke-width:0.75590551;stroke-miterlimit:4;stroke-dasharray:none&quot; /&gt;" calcext:value-type="string">
            <text:p>&lt;line x1="368.088" y1="101.344" x2="366.142" y2="107.02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3]+2" office:value-type="float" office:value="106" calcext:value-type="float">
            <text:p>106,000</text:p>
          </table:table-cell>
          <table:table-cell table:formula="of:=LOG([.B124])" office:value-type="float" office:value="2.02530586526477" calcext:value-type="float">
            <text:p>2,025</text:p>
          </table:table-cell>
          <table:table-cell table:formula="of:=SIN([.C124]*afact)" office:value-type="float" office:value="-0.939072083016392" calcext:value-type="float">
            <text:p>-0,939</text:p>
          </table:table-cell>
          <table:table-cell table:formula="of:=COS([.C124]*afact)" office:value-type="float" office:value="0.34372026838587" calcext:value-type="float">
            <text:p>0,344</text:p>
          </table:table-cell>
          <table:table-cell table:style-name="ce1" table:formula="of:=([.E124]*radius+xoff)*Mmfac" office:value-type="float" office:value="372.181256361033" calcext:value-type="float">
            <text:p>372.181256361033</text:p>
          </table:table-cell>
          <table:table-cell table:style-name="ce1" table:formula="of:=([.D124]*radius+yoff)*Mmfac" office:value-type="float" office:value="102.794862566558" calcext:value-type="float">
            <text:p>102.794862566558</text:p>
          </table:table-cell>
          <table:table-cell table:formula="of:=IF(0=MOD([.B124];100); 3   * strich ;  IF(0=MOD([.B124]; 50); 2.5 * strich ;  IF(0=MOD([.B124]; 10); 2   * strich ;  IF(0=MOD([.B124];  5); 1.5 * strich ;  IF(0=MOD([.B124];  1); 1   * strich ;                     0.6 * strich )))))*-1" office:value-type="float" office:value="-2" calcext:value-type="float">
            <text:p>-2,000</text:p>
          </table:table-cell>
          <table:table-cell table:formula="of:=([.E124]*(radius+[.H124])+xoff)*Mmfac" office:value-type="float" office:value="370.118934750717" calcext:value-type="float">
            <text:p>370.118934750717</text:p>
          </table:table-cell>
          <table:table-cell table:formula="of:=([.D124]*(radius+[.H124])+yoff)*Mmfac" office:value-type="float" office:value="108.429295064656" calcext:value-type="float">
            <text:p>108.429295064656</text:p>
          </table:table-cell>
          <table:table-cell office:value-type="string" calcext:value-type="string">
            <text:p>&lt;line x1="</text:p>
          </table:table-cell>
          <table:table-cell table:formula="of:=TEXT([.F124];&quot;000.000&quot;)" office:value-type="string" office:string-value="372.181" calcext:value-type="string">
            <text:p>372.181</text:p>
          </table:table-cell>
          <table:table-cell office:value-type="string" calcext:value-type="string">
            <text:p>" y1="</text:p>
          </table:table-cell>
          <table:table-cell table:formula="of:=TEXT([.G124];&quot;000.000&quot;)" office:value-type="string" office:string-value="102.795" calcext:value-type="string">
            <text:p>102.795</text:p>
          </table:table-cell>
          <table:table-cell office:value-type="string" calcext:value-type="string">
            <text:p>" x2="</text:p>
          </table:table-cell>
          <table:table-cell table:formula="of:=TEXT([.I124];&quot;000.000&quot;)" office:value-type="string" office:string-value="370.119" calcext:value-type="string">
            <text:p>370.119</text:p>
          </table:table-cell>
          <table:table-cell office:value-type="string" calcext:value-type="string">
            <text:p>" y2="</text:p>
          </table:table-cell>
          <table:table-cell table:formula="of:=TEXT([.J124];&quot;000.000&quot;)" office:value-type="string" office:string-value="108.429" calcext:value-type="string">
            <text:p>108.42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4:.U124])" office:value-type="string" office:string-value="&lt;line x1=&quot;372.181&quot; y1=&quot;102.795&quot; x2=&quot;370.119&quot; y2=&quot;108.429&quot; style=&quot;fill:none;stroke:#000000;stroke-width:0.75590551;stroke-miterlimit:4;stroke-dasharray:none&quot; /&gt;" calcext:value-type="string">
            <text:p>&lt;line x1="372.181" y1="102.795" x2="370.119" y2="108.42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4]*afact)*90)) / (0.5*PI());&quot;0.###&quot;)" office:value-type="string" office:string-value="290.104" calcext:value-type="string">
            <text:p>290.10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4];&quot;#&quot;)" office:value-type="string" office:string-value="106" calcext:value-type="string">
            <text:p>106</text:p>
          </table:table-cell>
          <table:table-cell office:value-type="string" calcext:value-type="string">
            <text:p>&lt;/text&gt;</text:p>
          </table:table-cell>
          <table:table-cell table:formula="of:=IF(0=MOD([.B124];10);COM.MICROSOFT.CONCAT([.V124:.AK124]);[.V124])" office:value-type="string" office:string-value="&lt;line x1=&quot;372.181&quot; y1=&quot;102.795&quot; x2=&quot;370.119&quot; y2=&quot;108.429&quot; style=&quot;fill:none;stroke:#000000;stroke-width:0.75590551;stroke-miterlimit:4;stroke-dasharray:none&quot; /&gt;" calcext:value-type="string">
            <text:p>&lt;line x1="372.181" y1="102.795" x2="370.119" y2="108.42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4]+2" office:value-type="float" office:value="108" calcext:value-type="float">
            <text:p>108,000</text:p>
          </table:table-cell>
          <table:table-cell table:formula="of:=LOG([.B125])" office:value-type="float" office:value="2.03342375548695" calcext:value-type="float">
            <text:p>2,033</text:p>
          </table:table-cell>
          <table:table-cell table:formula="of:=SIN([.C125]*afact)" office:value-type="float" office:value="-0.931903469410989" calcext:value-type="float">
            <text:p>-0,932</text:p>
          </table:table-cell>
          <table:table-cell table:formula="of:=COS([.C125]*afact)" office:value-type="float" office:value="0.362706387729471" calcext:value-type="float">
            <text:p>0,363</text:p>
          </table:table-cell>
          <table:table-cell table:style-name="ce1" table:formula="of:=([.E125]*radius+xoff)*Mmfac" office:value-type="float" office:value="376.168341423189" calcext:value-type="float">
            <text:p>376.168341423189</text:p>
          </table:table-cell>
          <table:table-cell table:style-name="ce1" table:formula="of:=([.D125]*radius+yoff)*Mmfac" office:value-type="float" office:value="104.300271423692" calcext:value-type="float">
            <text:p>104.300271423692</text:p>
          </table:table-cell>
          <table:table-cell table:formula="of:=IF(0=MOD([.B125];100); 3   * strich ;  IF(0=MOD([.B125]; 50); 2.5 * strich ;  IF(0=MOD([.B125]; 10); 2   * strich ;  IF(0=MOD([.B125];  5); 1.5 * strich ;  IF(0=MOD([.B125];  1); 1   * strich ;                     0.6 * strich )))))*-1" office:value-type="float" office:value="-2" calcext:value-type="float">
            <text:p>-2,000</text:p>
          </table:table-cell>
          <table:table-cell table:formula="of:=([.E125]*(radius+[.H125])+xoff)*Mmfac" office:value-type="float" office:value="373.992103096812" calcext:value-type="float">
            <text:p>373.992103096812</text:p>
          </table:table-cell>
          <table:table-cell table:formula="of:=([.D125]*(radius+[.H125])+yoff)*Mmfac" office:value-type="float" office:value="109.891692240158" calcext:value-type="float">
            <text:p>109.891692240158</text:p>
          </table:table-cell>
          <table:table-cell office:value-type="string" calcext:value-type="string">
            <text:p>&lt;line x1="</text:p>
          </table:table-cell>
          <table:table-cell table:formula="of:=TEXT([.F125];&quot;000.000&quot;)" office:value-type="string" office:string-value="376.168" calcext:value-type="string">
            <text:p>376.168</text:p>
          </table:table-cell>
          <table:table-cell office:value-type="string" calcext:value-type="string">
            <text:p>" y1="</text:p>
          </table:table-cell>
          <table:table-cell table:formula="of:=TEXT([.G125];&quot;000.000&quot;)" office:value-type="string" office:string-value="104.300" calcext:value-type="string">
            <text:p>104.300</text:p>
          </table:table-cell>
          <table:table-cell office:value-type="string" calcext:value-type="string">
            <text:p>" x2="</text:p>
          </table:table-cell>
          <table:table-cell table:formula="of:=TEXT([.I125];&quot;000.000&quot;)" office:value-type="string" office:string-value="373.992" calcext:value-type="string">
            <text:p>373.992</text:p>
          </table:table-cell>
          <table:table-cell office:value-type="string" calcext:value-type="string">
            <text:p>" y2="</text:p>
          </table:table-cell>
          <table:table-cell table:formula="of:=TEXT([.J125];&quot;000.000&quot;)" office:value-type="string" office:string-value="109.892" calcext:value-type="string">
            <text:p>109.89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5:.U125])" office:value-type="string" office:string-value="&lt;line x1=&quot;376.168&quot; y1=&quot;104.300&quot; x2=&quot;373.992&quot; y2=&quot;109.892&quot; style=&quot;fill:none;stroke:#000000;stroke-width:0.75590551;stroke-miterlimit:4;stroke-dasharray:none&quot; /&gt;" calcext:value-type="string">
            <text:p>&lt;line x1="376.168" y1="104.300" x2="373.992" y2="109.89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5]*afact)*90)) / (0.5*PI());&quot;0.###&quot;)" office:value-type="string" office:string-value="291.266" calcext:value-type="string">
            <text:p>291.26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5];&quot;#&quot;)" office:value-type="string" office:string-value="108" calcext:value-type="string">
            <text:p>108</text:p>
          </table:table-cell>
          <table:table-cell office:value-type="string" calcext:value-type="string">
            <text:p>&lt;/text&gt;</text:p>
          </table:table-cell>
          <table:table-cell table:formula="of:=IF(0=MOD([.B125];10);COM.MICROSOFT.CONCAT([.V125:.AK125]);[.V125])" office:value-type="string" office:string-value="&lt;line x1=&quot;376.168&quot; y1=&quot;104.300&quot; x2=&quot;373.992&quot; y2=&quot;109.892&quot; style=&quot;fill:none;stroke:#000000;stroke-width:0.75590551;stroke-miterlimit:4;stroke-dasharray:none&quot; /&gt;" calcext:value-type="string">
            <text:p>&lt;line x1="376.168" y1="104.300" x2="373.992" y2="109.89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5]+2" office:value-type="float" office:value="110" calcext:value-type="float">
            <text:p>110,000</text:p>
          </table:table-cell>
          <table:table-cell table:formula="of:=LOG([.B126])" office:value-type="float" office:value="2.04139268515822" calcext:value-type="float">
            <text:p>2,041</text:p>
          </table:table-cell>
          <table:table-cell table:formula="of:=SIN([.C126]*afact)" office:value-type="float" office:value="-0.92449306349812" calcext:value-type="float">
            <text:p>-0,924</text:p>
          </table:table-cell>
          <table:table-cell table:formula="of:=COS([.C126]*afact)" office:value-type="float" office:value="0.38119886613664" calcext:value-type="float">
            <text:p>0,381</text:p>
          </table:table-cell>
          <table:table-cell table:style-name="ce1" table:formula="of:=([.E126]*radius+xoff)*Mmfac" office:value-type="float" office:value="380.051761888694" calcext:value-type="float">
            <text:p>380.051761888694</text:p>
          </table:table-cell>
          <table:table-cell table:style-name="ce1" table:formula="of:=([.D126]*radius+yoff)*Mmfac" office:value-type="float" office:value="105.856456665395" calcext:value-type="float">
            <text:p>105.856456665395</text:p>
          </table:table-cell>
          <table:table-cell table:formula="of:=IF(0=MOD([.B126];100); 3   * strich ;  IF(0=MOD([.B126]; 50); 2.5 * strich ;  IF(0=MOD([.B126]; 10); 2   * strich ;  IF(0=MOD([.B126];  5); 1.5 * strich ;  IF(0=MOD([.B126];  1); 1   * strich ;                     0.6 * strich )))))*-1" office:value-type="float" office:value="-4" calcext:value-type="float">
            <text:p>-4,000</text:p>
          </table:table-cell>
          <table:table-cell table:formula="of:=([.E126]*(radius+[.H126])+xoff)*Mmfac" office:value-type="float" office:value="375.477375495055" calcext:value-type="float">
            <text:p>375.477375495055</text:p>
          </table:table-cell>
          <table:table-cell table:formula="of:=([.D126]*(radius+[.H126])+yoff)*Mmfac" office:value-type="float" office:value="116.950373427372" calcext:value-type="float">
            <text:p>116.950373427372</text:p>
          </table:table-cell>
          <table:table-cell office:value-type="string" calcext:value-type="string">
            <text:p>&lt;line x1="</text:p>
          </table:table-cell>
          <table:table-cell table:formula="of:=TEXT([.F126];&quot;000.000&quot;)" office:value-type="string" office:string-value="380.052" calcext:value-type="string">
            <text:p>380.052</text:p>
          </table:table-cell>
          <table:table-cell office:value-type="string" calcext:value-type="string">
            <text:p>" y1="</text:p>
          </table:table-cell>
          <table:table-cell table:formula="of:=TEXT([.G126];&quot;000.000&quot;)" office:value-type="string" office:string-value="105.856" calcext:value-type="string">
            <text:p>105.856</text:p>
          </table:table-cell>
          <table:table-cell office:value-type="string" calcext:value-type="string">
            <text:p>" x2="</text:p>
          </table:table-cell>
          <table:table-cell table:formula="of:=TEXT([.I126];&quot;000.000&quot;)" office:value-type="string" office:string-value="375.477" calcext:value-type="string">
            <text:p>375.477</text:p>
          </table:table-cell>
          <table:table-cell office:value-type="string" calcext:value-type="string">
            <text:p>" y2="</text:p>
          </table:table-cell>
          <table:table-cell table:formula="of:=TEXT([.J126];&quot;000.000&quot;)" office:value-type="string" office:string-value="116.950" calcext:value-type="string">
            <text:p>116.9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6:.U126])" office:value-type="string" office:string-value="&lt;line x1=&quot;380.052&quot; y1=&quot;105.856&quot; x2=&quot;375.477&quot; y2=&quot;116.950&quot; style=&quot;fill:none;stroke:#000000;stroke-width:0.75590551;stroke-miterlimit:4;stroke-dasharray:none&quot; /&gt;" calcext:value-type="string">
            <text:p>&lt;line x1="380.052" y1="105.856" x2="375.477" y2="116.95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6]*afact)*90)) / (0.5*PI());&quot;0.###&quot;)" office:value-type="string" office:string-value="292.408" calcext:value-type="string">
            <text:p>292.40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6];&quot;#&quot;)" office:value-type="string" office:string-value="110" calcext:value-type="string">
            <text:p>110</text:p>
          </table:table-cell>
          <table:table-cell office:value-type="string" calcext:value-type="string">
            <text:p>&lt;/text&gt;</text:p>
          </table:table-cell>
          <table:table-cell table:formula="of:=IF(0=MOD([.B126];10);COM.MICROSOFT.CONCAT([.V126:.AK126]);[.V126])" office:value-type="string" office:string-value="&lt;line x1=&quot;380.052&quot; y1=&quot;105.856&quot; x2=&quot;375.477&quot; y2=&quot;116.95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92.408, 300, 300)&quot;&gt;110&lt;/text&gt;" calcext:value-type="string">
            <text:p>&lt;line x1="380.052" y1="105.856" x2="375.477" y2="116.95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92.408, 300, 300)"&gt;110&lt;/text&gt;</text:p>
          </table:table-cell>
          <table:table-cell table:number-columns-repeated="986"/>
        </table:table-row>
        <table:table-row table:style-name="ro1">
          <table:table-cell/>
          <table:table-cell table:formula="of:=[.B126]+2" office:value-type="float" office:value="112" calcext:value-type="float">
            <text:p>112,000</text:p>
          </table:table-cell>
          <table:table-cell table:formula="of:=LOG([.B127])" office:value-type="float" office:value="2.04921802267018" calcext:value-type="float">
            <text:p>2,049</text:p>
          </table:table-cell>
          <table:table-cell table:formula="of:=SIN([.C127]*afact)" office:value-type="float" office:value="-0.916859107325051" calcext:value-type="float">
            <text:p>-0,917</text:p>
          </table:table-cell>
          <table:table-cell table:formula="of:=COS([.C127]*afact)" office:value-type="float" office:value="0.399210943380953" calcext:value-type="float">
            <text:p>0,399</text:p>
          </table:table-cell>
          <table:table-cell table:style-name="ce1" table:formula="of:=([.E127]*radius+xoff)*Mmfac" office:value-type="float" office:value="383.83429811" calcext:value-type="float">
            <text:p>383.83429811</text:p>
          </table:table-cell>
          <table:table-cell table:style-name="ce1" table:formula="of:=([.D127]*radius+yoff)*Mmfac" office:value-type="float" office:value="107.459587461739" calcext:value-type="float">
            <text:p>107.459587461739</text:p>
          </table:table-cell>
          <table:table-cell table:formula="of:=IF(0=MOD([.B127];100); 3   * strich ;  IF(0=MOD([.B127]; 50); 2.5 * strich ;  IF(0=MOD([.B127]; 10); 2   * strich ;  IF(0=MOD([.B127];  5); 1.5 * strich ;  IF(0=MOD([.B127];  1); 1   * strich ;                     0.6 * strich )))))*-1" office:value-type="float" office:value="-2" calcext:value-type="float">
            <text:p>-2,000</text:p>
          </table:table-cell>
          <table:table-cell table:formula="of:=([.E127]*(radius+[.H127])+xoff)*Mmfac" office:value-type="float" office:value="381.439032449714" calcext:value-type="float">
            <text:p>381.439032449714</text:p>
          </table:table-cell>
          <table:table-cell table:formula="of:=([.D127]*(radius+[.H127])+yoff)*Mmfac" office:value-type="float" office:value="112.96074210569" calcext:value-type="float">
            <text:p>112.96074210569</text:p>
          </table:table-cell>
          <table:table-cell office:value-type="string" calcext:value-type="string">
            <text:p>&lt;line x1="</text:p>
          </table:table-cell>
          <table:table-cell table:formula="of:=TEXT([.F127];&quot;000.000&quot;)" office:value-type="string" office:string-value="383.834" calcext:value-type="string">
            <text:p>383.834</text:p>
          </table:table-cell>
          <table:table-cell office:value-type="string" calcext:value-type="string">
            <text:p>" y1="</text:p>
          </table:table-cell>
          <table:table-cell table:formula="of:=TEXT([.G127];&quot;000.000&quot;)" office:value-type="string" office:string-value="107.460" calcext:value-type="string">
            <text:p>107.460</text:p>
          </table:table-cell>
          <table:table-cell office:value-type="string" calcext:value-type="string">
            <text:p>" x2="</text:p>
          </table:table-cell>
          <table:table-cell table:formula="of:=TEXT([.I127];&quot;000.000&quot;)" office:value-type="string" office:string-value="381.439" calcext:value-type="string">
            <text:p>381.439</text:p>
          </table:table-cell>
          <table:table-cell office:value-type="string" calcext:value-type="string">
            <text:p>" y2="</text:p>
          </table:table-cell>
          <table:table-cell table:formula="of:=TEXT([.J127];&quot;000.000&quot;)" office:value-type="string" office:string-value="112.961" calcext:value-type="string">
            <text:p>112.96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7:.U127])" office:value-type="string" office:string-value="&lt;line x1=&quot;383.834&quot; y1=&quot;107.460&quot; x2=&quot;381.439&quot; y2=&quot;112.961&quot; style=&quot;fill:none;stroke:#000000;stroke-width:0.75590551;stroke-miterlimit:4;stroke-dasharray:none&quot; /&gt;" calcext:value-type="string">
            <text:p>&lt;line x1="383.834" y1="107.460" x2="381.439" y2="112.96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7]*afact)*90)) / (0.5*PI());&quot;0.###&quot;)" office:value-type="string" office:string-value="293.529" calcext:value-type="string">
            <text:p>293.52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7];&quot;#&quot;)" office:value-type="string" office:string-value="112" calcext:value-type="string">
            <text:p>112</text:p>
          </table:table-cell>
          <table:table-cell office:value-type="string" calcext:value-type="string">
            <text:p>&lt;/text&gt;</text:p>
          </table:table-cell>
          <table:table-cell table:formula="of:=IF(0=MOD([.B127];10);COM.MICROSOFT.CONCAT([.V127:.AK127]);[.V127])" office:value-type="string" office:string-value="&lt;line x1=&quot;383.834&quot; y1=&quot;107.460&quot; x2=&quot;381.439&quot; y2=&quot;112.961&quot; style=&quot;fill:none;stroke:#000000;stroke-width:0.75590551;stroke-miterlimit:4;stroke-dasharray:none&quot; /&gt;" calcext:value-type="string">
            <text:p>&lt;line x1="383.834" y1="107.460" x2="381.439" y2="112.96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7]+2" office:value-type="float" office:value="114" calcext:value-type="float">
            <text:p>114,000</text:p>
          </table:table-cell>
          <table:table-cell table:formula="of:=LOG([.B128])" office:value-type="float" office:value="2.05690485133647" calcext:value-type="float">
            <text:p>2,057</text:p>
          </table:table-cell>
          <table:table-cell table:formula="of:=SIN([.C128]*afact)" office:value-type="float" office:value="-0.909018623274626" calcext:value-type="float">
            <text:p>-0,909</text:p>
          </table:table-cell>
          <table:table-cell table:formula="of:=COS([.C128]*afact)" office:value-type="float" office:value="0.416755494912668" calcext:value-type="float">
            <text:p>0,417</text:p>
          </table:table-cell>
          <table:table-cell table:style-name="ce1" table:formula="of:=([.E128]*radius+xoff)*Mmfac" office:value-type="float" office:value="387.51865393166" calcext:value-type="float">
            <text:p>387.51865393166</text:p>
          </table:table-cell>
          <table:table-cell table:style-name="ce1" table:formula="of:=([.D128]*radius+yoff)*Mmfac" office:value-type="float" office:value="109.106089112328" calcext:value-type="float">
            <text:p>109.106089112328</text:p>
          </table:table-cell>
          <table:table-cell table:formula="of:=IF(0=MOD([.B128];100); 3   * strich ;  IF(0=MOD([.B128]; 50); 2.5 * strich ;  IF(0=MOD([.B128]; 10); 2   * strich ;  IF(0=MOD([.B128];  5); 1.5 * strich ;  IF(0=MOD([.B128];  1); 1   * strich ;                     0.6 * strich )))))*-1" office:value-type="float" office:value="-2" calcext:value-type="float">
            <text:p>-2,000</text:p>
          </table:table-cell>
          <table:table-cell table:formula="of:=([.E128]*(radius+[.H128])+xoff)*Mmfac" office:value-type="float" office:value="385.018120962184" calcext:value-type="float">
            <text:p>385.018120962184</text:p>
          </table:table-cell>
          <table:table-cell table:formula="of:=([.D128]*(radius+[.H128])+yoff)*Mmfac" office:value-type="float" office:value="114.560200851976" calcext:value-type="float">
            <text:p>114.560200851976</text:p>
          </table:table-cell>
          <table:table-cell office:value-type="string" calcext:value-type="string">
            <text:p>&lt;line x1="</text:p>
          </table:table-cell>
          <table:table-cell table:formula="of:=TEXT([.F128];&quot;000.000&quot;)" office:value-type="string" office:string-value="387.519" calcext:value-type="string">
            <text:p>387.519</text:p>
          </table:table-cell>
          <table:table-cell office:value-type="string" calcext:value-type="string">
            <text:p>" y1="</text:p>
          </table:table-cell>
          <table:table-cell table:formula="of:=TEXT([.G128];&quot;000.000&quot;)" office:value-type="string" office:string-value="109.106" calcext:value-type="string">
            <text:p>109.106</text:p>
          </table:table-cell>
          <table:table-cell office:value-type="string" calcext:value-type="string">
            <text:p>" x2="</text:p>
          </table:table-cell>
          <table:table-cell table:formula="of:=TEXT([.I128];&quot;000.000&quot;)" office:value-type="string" office:string-value="385.018" calcext:value-type="string">
            <text:p>385.018</text:p>
          </table:table-cell>
          <table:table-cell office:value-type="string" calcext:value-type="string">
            <text:p>" y2="</text:p>
          </table:table-cell>
          <table:table-cell table:formula="of:=TEXT([.J128];&quot;000.000&quot;)" office:value-type="string" office:string-value="114.560" calcext:value-type="string">
            <text:p>114.56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8:.U128])" office:value-type="string" office:string-value="&lt;line x1=&quot;387.519&quot; y1=&quot;109.106&quot; x2=&quot;385.018&quot; y2=&quot;114.560&quot; style=&quot;fill:none;stroke:#000000;stroke-width:0.75590551;stroke-miterlimit:4;stroke-dasharray:none&quot; /&gt;" calcext:value-type="string">
            <text:p>&lt;line x1="387.519" y1="109.106" x2="385.018" y2="114.56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8]*afact)*90)) / (0.5*PI());&quot;0.###&quot;)" office:value-type="string" office:string-value="294.63" calcext:value-type="string">
            <text:p>294.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8];&quot;#&quot;)" office:value-type="string" office:string-value="114" calcext:value-type="string">
            <text:p>114</text:p>
          </table:table-cell>
          <table:table-cell office:value-type="string" calcext:value-type="string">
            <text:p>&lt;/text&gt;</text:p>
          </table:table-cell>
          <table:table-cell table:formula="of:=IF(0=MOD([.B128];10);COM.MICROSOFT.CONCAT([.V128:.AK128]);[.V128])" office:value-type="string" office:string-value="&lt;line x1=&quot;387.519&quot; y1=&quot;109.106&quot; x2=&quot;385.018&quot; y2=&quot;114.560&quot; style=&quot;fill:none;stroke:#000000;stroke-width:0.75590551;stroke-miterlimit:4;stroke-dasharray:none&quot; /&gt;" calcext:value-type="string">
            <text:p>&lt;line x1="387.519" y1="109.106" x2="385.018" y2="114.56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8]+2" office:value-type="float" office:value="116" calcext:value-type="float">
            <text:p>116,000</text:p>
          </table:table-cell>
          <table:table-cell table:formula="of:=LOG([.B129])" office:value-type="float" office:value="2.06445798922692" calcext:value-type="float">
            <text:p>2,064</text:p>
          </table:table-cell>
          <table:table-cell table:formula="of:=SIN([.C129]*afact)" office:value-type="float" office:value="-0.900987505775102" calcext:value-type="float">
            <text:p>-0,901</text:p>
          </table:table-cell>
          <table:table-cell table:formula="of:=COS([.C129]*afact)" office:value-type="float" office:value="0.433845035049568" calcext:value-type="float">
            <text:p>0,434</text:p>
          </table:table-cell>
          <table:table-cell table:style-name="ce1" table:formula="of:=([.E129]*radius+xoff)*Mmfac" office:value-type="float" office:value="391.107457360409" calcext:value-type="float">
            <text:p>391.107457360409</text:p>
          </table:table-cell>
          <table:table-cell table:style-name="ce1" table:formula="of:=([.D129]*radius+yoff)*Mmfac" office:value-type="float" office:value="110.792623787229" calcext:value-type="float">
            <text:p>110.792623787229</text:p>
          </table:table-cell>
          <table:table-cell table:formula="of:=IF(0=MOD([.B129];100); 3   * strich ;  IF(0=MOD([.B129]; 50); 2.5 * strich ;  IF(0=MOD([.B129]; 10); 2   * strich ;  IF(0=MOD([.B129];  5); 1.5 * strich ;  IF(0=MOD([.B129];  1); 1   * strich ;                     0.6 * strich )))))*-1" office:value-type="float" office:value="-2" calcext:value-type="float">
            <text:p>-2,000</text:p>
          </table:table-cell>
          <table:table-cell table:formula="of:=([.E129]*(radius+[.H129])+xoff)*Mmfac" office:value-type="float" office:value="388.504387150112" calcext:value-type="float">
            <text:p>388.504387150112</text:p>
          </table:table-cell>
          <table:table-cell table:formula="of:=([.D129]*(radius+[.H129])+yoff)*Mmfac" office:value-type="float" office:value="116.198548821879" calcext:value-type="float">
            <text:p>116.198548821879</text:p>
          </table:table-cell>
          <table:table-cell office:value-type="string" calcext:value-type="string">
            <text:p>&lt;line x1="</text:p>
          </table:table-cell>
          <table:table-cell table:formula="of:=TEXT([.F129];&quot;000.000&quot;)" office:value-type="string" office:string-value="391.107" calcext:value-type="string">
            <text:p>391.107</text:p>
          </table:table-cell>
          <table:table-cell office:value-type="string" calcext:value-type="string">
            <text:p>" y1="</text:p>
          </table:table-cell>
          <table:table-cell table:formula="of:=TEXT([.G129];&quot;000.000&quot;)" office:value-type="string" office:string-value="110.793" calcext:value-type="string">
            <text:p>110.793</text:p>
          </table:table-cell>
          <table:table-cell office:value-type="string" calcext:value-type="string">
            <text:p>" x2="</text:p>
          </table:table-cell>
          <table:table-cell table:formula="of:=TEXT([.I129];&quot;000.000&quot;)" office:value-type="string" office:string-value="388.504" calcext:value-type="string">
            <text:p>388.504</text:p>
          </table:table-cell>
          <table:table-cell office:value-type="string" calcext:value-type="string">
            <text:p>" y2="</text:p>
          </table:table-cell>
          <table:table-cell table:formula="of:=TEXT([.J129];&quot;000.000&quot;)" office:value-type="string" office:string-value="116.199" calcext:value-type="string">
            <text:p>116.19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29:.U129])" office:value-type="string" office:string-value="&lt;line x1=&quot;391.107&quot; y1=&quot;110.793&quot; x2=&quot;388.504&quot; y2=&quot;116.199&quot; style=&quot;fill:none;stroke:#000000;stroke-width:0.75590551;stroke-miterlimit:4;stroke-dasharray:none&quot; /&gt;" calcext:value-type="string">
            <text:p>&lt;line x1="391.107" y1="110.793" x2="388.504" y2="116.19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29]*afact)*90)) / (0.5*PI());&quot;0.###&quot;)" office:value-type="string" office:string-value="295.712" calcext:value-type="string">
            <text:p>295.71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29];&quot;#&quot;)" office:value-type="string" office:string-value="116" calcext:value-type="string">
            <text:p>116</text:p>
          </table:table-cell>
          <table:table-cell office:value-type="string" calcext:value-type="string">
            <text:p>&lt;/text&gt;</text:p>
          </table:table-cell>
          <table:table-cell table:formula="of:=IF(0=MOD([.B129];10);COM.MICROSOFT.CONCAT([.V129:.AK129]);[.V129])" office:value-type="string" office:string-value="&lt;line x1=&quot;391.107&quot; y1=&quot;110.793&quot; x2=&quot;388.504&quot; y2=&quot;116.199&quot; style=&quot;fill:none;stroke:#000000;stroke-width:0.75590551;stroke-miterlimit:4;stroke-dasharray:none&quot; /&gt;" calcext:value-type="string">
            <text:p>&lt;line x1="391.107" y1="110.793" x2="388.504" y2="116.19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29]+2" office:value-type="float" office:value="118" calcext:value-type="float">
            <text:p>118,000</text:p>
          </table:table-cell>
          <table:table-cell table:formula="of:=LOG([.B130])" office:value-type="float" office:value="2.07188200730613" calcext:value-type="float">
            <text:p>2,072</text:p>
          </table:table-cell>
          <table:table-cell table:formula="of:=SIN([.C130]*afact)" office:value-type="float" office:value="-0.892780605098089" calcext:value-type="float">
            <text:p>-0,893</text:p>
          </table:table-cell>
          <table:table-cell table:formula="of:=COS([.C130]*afact)" office:value-type="float" office:value="0.450491721522926" calcext:value-type="float">
            <text:p>0,450</text:p>
          </table:table-cell>
          <table:table-cell table:style-name="ce1" table:formula="of:=([.E130]*radius+xoff)*Mmfac" office:value-type="float" office:value="394.603261519814" calcext:value-type="float">
            <text:p>394.603261519814</text:p>
          </table:table-cell>
          <table:table-cell table:style-name="ce1" table:formula="of:=([.D130]*radius+yoff)*Mmfac" office:value-type="float" office:value="112.516072929401" calcext:value-type="float">
            <text:p>112.516072929401</text:p>
          </table:table-cell>
          <table:table-cell table:formula="of:=IF(0=MOD([.B130];100); 3   * strich ;  IF(0=MOD([.B130]; 50); 2.5 * strich ;  IF(0=MOD([.B130]; 10); 2   * strich ;  IF(0=MOD([.B130];  5); 1.5 * strich ;  IF(0=MOD([.B130];  1); 1   * strich ;                     0.6 * strich )))))*-1" office:value-type="float" office:value="-2" calcext:value-type="float">
            <text:p>-2,000</text:p>
          </table:table-cell>
          <table:table-cell table:formula="of:=([.E130]*(radius+[.H130])+xoff)*Mmfac" office:value-type="float" office:value="391.900311190677" calcext:value-type="float">
            <text:p>391.900311190677</text:p>
          </table:table-cell>
          <table:table-cell table:formula="of:=([.D130]*(radius+[.H130])+yoff)*Mmfac" office:value-type="float" office:value="117.87275655999" calcext:value-type="float">
            <text:p>117.87275655999</text:p>
          </table:table-cell>
          <table:table-cell office:value-type="string" calcext:value-type="string">
            <text:p>&lt;line x1="</text:p>
          </table:table-cell>
          <table:table-cell table:formula="of:=TEXT([.F130];&quot;000.000&quot;)" office:value-type="string" office:string-value="394.603" calcext:value-type="string">
            <text:p>394.603</text:p>
          </table:table-cell>
          <table:table-cell office:value-type="string" calcext:value-type="string">
            <text:p>" y1="</text:p>
          </table:table-cell>
          <table:table-cell table:formula="of:=TEXT([.G130];&quot;000.000&quot;)" office:value-type="string" office:string-value="112.516" calcext:value-type="string">
            <text:p>112.516</text:p>
          </table:table-cell>
          <table:table-cell office:value-type="string" calcext:value-type="string">
            <text:p>" x2="</text:p>
          </table:table-cell>
          <table:table-cell table:formula="of:=TEXT([.I130];&quot;000.000&quot;)" office:value-type="string" office:string-value="391.900" calcext:value-type="string">
            <text:p>391.900</text:p>
          </table:table-cell>
          <table:table-cell office:value-type="string" calcext:value-type="string">
            <text:p>" y2="</text:p>
          </table:table-cell>
          <table:table-cell table:formula="of:=TEXT([.J130];&quot;000.000&quot;)" office:value-type="string" office:string-value="117.873" calcext:value-type="string">
            <text:p>117.87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0:.U130])" office:value-type="string" office:string-value="&lt;line x1=&quot;394.603&quot; y1=&quot;112.516&quot; x2=&quot;391.900&quot; y2=&quot;117.873&quot; style=&quot;fill:none;stroke:#000000;stroke-width:0.75590551;stroke-miterlimit:4;stroke-dasharray:none&quot; /&gt;" calcext:value-type="string">
            <text:p>&lt;line x1="394.603" y1="112.516" x2="391.900" y2="117.87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0]*afact)*90)) / (0.5*PI());&quot;0.###&quot;)" office:value-type="string" office:string-value="296.775" calcext:value-type="string">
            <text:p>296.77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0];&quot;#&quot;)" office:value-type="string" office:string-value="118" calcext:value-type="string">
            <text:p>118</text:p>
          </table:table-cell>
          <table:table-cell office:value-type="string" calcext:value-type="string">
            <text:p>&lt;/text&gt;</text:p>
          </table:table-cell>
          <table:table-cell table:formula="of:=IF(0=MOD([.B130];10);COM.MICROSOFT.CONCAT([.V130:.AK130]);[.V130])" office:value-type="string" office:string-value="&lt;line x1=&quot;394.603&quot; y1=&quot;112.516&quot; x2=&quot;391.900&quot; y2=&quot;117.873&quot; style=&quot;fill:none;stroke:#000000;stroke-width:0.75590551;stroke-miterlimit:4;stroke-dasharray:none&quot; /&gt;" calcext:value-type="string">
            <text:p>&lt;line x1="394.603" y1="112.516" x2="391.900" y2="117.873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0]+2" office:value-type="float" office:value="120" calcext:value-type="float">
            <text:p>120,000</text:p>
          </table:table-cell>
          <table:table-cell table:formula="of:=LOG([.B131])" office:value-type="float" office:value="2.07918124604762" calcext:value-type="float">
            <text:p>2,079</text:p>
          </table:table-cell>
          <table:table-cell table:formula="of:=SIN([.C131]*afact)" office:value-type="float" office:value="-0.884411804020447" calcext:value-type="float">
            <text:p>-0,884</text:p>
          </table:table-cell>
          <table:table-cell table:formula="of:=COS([.C131]*afact)" office:value-type="float" office:value="0.466707361104685" calcext:value-type="float">
            <text:p>0,467</text:p>
          </table:table-cell>
          <table:table-cell table:style-name="ce1" table:formula="of:=([.E131]*radius+xoff)*Mmfac" office:value-type="float" office:value="398.008545831984" calcext:value-type="float">
            <text:p>398.008545831984</text:p>
          </table:table-cell>
          <table:table-cell table:style-name="ce1" table:formula="of:=([.D131]*radius+yoff)*Mmfac" office:value-type="float" office:value="114.273521155706" calcext:value-type="float">
            <text:p>114.273521155706</text:p>
          </table:table-cell>
          <table:table-cell table:formula="of:=IF(0=MOD([.B131];100); 3   * strich ;  IF(0=MOD([.B131]; 50); 2.5 * strich ;  IF(0=MOD([.B131]; 10); 2   * strich ;  IF(0=MOD([.B131];  5); 1.5 * strich ;  IF(0=MOD([.B131];  1); 1   * strich ;                     0.6 * strich )))))*-1" office:value-type="float" office:value="-4" calcext:value-type="float">
            <text:p>-4,000</text:p>
          </table:table-cell>
          <table:table-cell table:formula="of:=([.E131]*(radius+[.H131])+xoff)*Mmfac" office:value-type="float" office:value="392.408057498728" calcext:value-type="float">
            <text:p>392.408057498728</text:p>
          </table:table-cell>
          <table:table-cell table:formula="of:=([.D131]*(radius+[.H131])+yoff)*Mmfac" office:value-type="float" office:value="124.886462803952" calcext:value-type="float">
            <text:p>124.886462803952</text:p>
          </table:table-cell>
          <table:table-cell office:value-type="string" calcext:value-type="string">
            <text:p>&lt;line x1="</text:p>
          </table:table-cell>
          <table:table-cell table:formula="of:=TEXT([.F131];&quot;000.000&quot;)" office:value-type="string" office:string-value="398.009" calcext:value-type="string">
            <text:p>398.009</text:p>
          </table:table-cell>
          <table:table-cell office:value-type="string" calcext:value-type="string">
            <text:p>" y1="</text:p>
          </table:table-cell>
          <table:table-cell table:formula="of:=TEXT([.G131];&quot;000.000&quot;)" office:value-type="string" office:string-value="114.274" calcext:value-type="string">
            <text:p>114.274</text:p>
          </table:table-cell>
          <table:table-cell office:value-type="string" calcext:value-type="string">
            <text:p>" x2="</text:p>
          </table:table-cell>
          <table:table-cell table:formula="of:=TEXT([.I131];&quot;000.000&quot;)" office:value-type="string" office:string-value="392.408" calcext:value-type="string">
            <text:p>392.408</text:p>
          </table:table-cell>
          <table:table-cell office:value-type="string" calcext:value-type="string">
            <text:p>" y2="</text:p>
          </table:table-cell>
          <table:table-cell table:formula="of:=TEXT([.J131];&quot;000.000&quot;)" office:value-type="string" office:string-value="124.886" calcext:value-type="string">
            <text:p>124.88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1:.U131])" office:value-type="string" office:string-value="&lt;line x1=&quot;398.009&quot; y1=&quot;114.274&quot; x2=&quot;392.408&quot; y2=&quot;124.886&quot; style=&quot;fill:none;stroke:#000000;stroke-width:0.75590551;stroke-miterlimit:4;stroke-dasharray:none&quot; /&gt;" calcext:value-type="string">
            <text:p>&lt;line x1="398.009" y1="114.274" x2="392.408" y2="124.88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1]*afact)*90)) / (0.5*PI());&quot;0.###&quot;)" office:value-type="string" office:string-value="297.821" calcext:value-type="string">
            <text:p>297.82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1];&quot;#&quot;)" office:value-type="string" office:string-value="120" calcext:value-type="string">
            <text:p>120</text:p>
          </table:table-cell>
          <table:table-cell office:value-type="string" calcext:value-type="string">
            <text:p>&lt;/text&gt;</text:p>
          </table:table-cell>
          <table:table-cell table:formula="of:=IF(0=MOD([.B131];10);COM.MICROSOFT.CONCAT([.V131:.AK131]);[.V131])" office:value-type="string" office:string-value="&lt;line x1=&quot;398.009&quot; y1=&quot;114.274&quot; x2=&quot;392.408&quot; y2=&quot;124.886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297.821, 300, 300)&quot;&gt;120&lt;/text&gt;" calcext:value-type="string">
            <text:p>&lt;line x1="398.009" y1="114.274" x2="392.408" y2="124.886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297.821, 300, 300)"&gt;120&lt;/text&gt;</text:p>
          </table:table-cell>
          <table:table-cell table:number-columns-repeated="986"/>
        </table:table-row>
        <table:table-row table:style-name="ro1">
          <table:table-cell/>
          <table:table-cell table:formula="of:=[.B131]+2" office:value-type="float" office:value="122" calcext:value-type="float">
            <text:p>122,000</text:p>
          </table:table-cell>
          <table:table-cell table:formula="of:=LOG([.B132])" office:value-type="float" office:value="2.08635983067475" calcext:value-type="float">
            <text:p>2,086</text:p>
          </table:table-cell>
          <table:table-cell table:formula="of:=SIN([.C132]*afact)" office:value-type="float" office:value="-0.87589408804062" calcext:value-type="float">
            <text:p>-0,876</text:p>
          </table:table-cell>
          <table:table-cell table:formula="of:=COS([.C132]*afact)" office:value-type="float" office:value="0.482503416086861" calcext:value-type="float">
            <text:p>0,483</text:p>
          </table:table-cell>
          <table:table-cell table:style-name="ce1" table:formula="of:=([.E132]*radius+xoff)*Mmfac" office:value-type="float" office:value="401.325717378241" calcext:value-type="float">
            <text:p>401.325717378241</text:p>
          </table:table-cell>
          <table:table-cell table:style-name="ce1" table:formula="of:=([.D132]*radius+yoff)*Mmfac" office:value-type="float" office:value="116.06224151147" calcext:value-type="float">
            <text:p>116.06224151147</text:p>
          </table:table-cell>
          <table:table-cell table:formula="of:=IF(0=MOD([.B132];100); 3   * strich ;  IF(0=MOD([.B132]; 50); 2.5 * strich ;  IF(0=MOD([.B132]; 10); 2   * strich ;  IF(0=MOD([.B132];  5); 1.5 * strich ;  IF(0=MOD([.B132];  1); 1   * strich ;                     0.6 * strich )))))*-1" office:value-type="float" office:value="-2" calcext:value-type="float">
            <text:p>-2,000</text:p>
          </table:table-cell>
          <table:table-cell table:formula="of:=([.E132]*(radius+[.H132])+xoff)*Mmfac" office:value-type="float" office:value="398.43069688172" calcext:value-type="float">
            <text:p>398.43069688172</text:p>
          </table:table-cell>
          <table:table-cell table:formula="of:=([.D132]*(radius+[.H132])+yoff)*Mmfac" office:value-type="float" office:value="121.317606039714" calcext:value-type="float">
            <text:p>121.317606039714</text:p>
          </table:table-cell>
          <table:table-cell office:value-type="string" calcext:value-type="string">
            <text:p>&lt;line x1="</text:p>
          </table:table-cell>
          <table:table-cell table:formula="of:=TEXT([.F132];&quot;000.000&quot;)" office:value-type="string" office:string-value="401.326" calcext:value-type="string">
            <text:p>401.326</text:p>
          </table:table-cell>
          <table:table-cell office:value-type="string" calcext:value-type="string">
            <text:p>" y1="</text:p>
          </table:table-cell>
          <table:table-cell table:formula="of:=TEXT([.G132];&quot;000.000&quot;)" office:value-type="string" office:string-value="116.062" calcext:value-type="string">
            <text:p>116.062</text:p>
          </table:table-cell>
          <table:table-cell office:value-type="string" calcext:value-type="string">
            <text:p>" x2="</text:p>
          </table:table-cell>
          <table:table-cell table:formula="of:=TEXT([.I132];&quot;000.000&quot;)" office:value-type="string" office:string-value="398.431" calcext:value-type="string">
            <text:p>398.431</text:p>
          </table:table-cell>
          <table:table-cell office:value-type="string" calcext:value-type="string">
            <text:p>" y2="</text:p>
          </table:table-cell>
          <table:table-cell table:formula="of:=TEXT([.J132];&quot;000.000&quot;)" office:value-type="string" office:string-value="121.318" calcext:value-type="string">
            <text:p>121.31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2:.U132])" office:value-type="string" office:string-value="&lt;line x1=&quot;401.326&quot; y1=&quot;116.062&quot; x2=&quot;398.431&quot; y2=&quot;121.318&quot; style=&quot;fill:none;stroke:#000000;stroke-width:0.75590551;stroke-miterlimit:4;stroke-dasharray:none&quot; /&gt;" calcext:value-type="string">
            <text:p>&lt;line x1="401.326" y1="116.062" x2="398.431" y2="121.31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2]*afact)*90)) / (0.5*PI());&quot;0.###&quot;)" office:value-type="string" office:string-value="298.849" calcext:value-type="string">
            <text:p>298.84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2];&quot;#&quot;)" office:value-type="string" office:string-value="122" calcext:value-type="string">
            <text:p>122</text:p>
          </table:table-cell>
          <table:table-cell office:value-type="string" calcext:value-type="string">
            <text:p>&lt;/text&gt;</text:p>
          </table:table-cell>
          <table:table-cell table:formula="of:=IF(0=MOD([.B132];10);COM.MICROSOFT.CONCAT([.V132:.AK132]);[.V132])" office:value-type="string" office:string-value="&lt;line x1=&quot;401.326&quot; y1=&quot;116.062&quot; x2=&quot;398.431&quot; y2=&quot;121.318&quot; style=&quot;fill:none;stroke:#000000;stroke-width:0.75590551;stroke-miterlimit:4;stroke-dasharray:none&quot; /&gt;" calcext:value-type="string">
            <text:p>&lt;line x1="401.326" y1="116.062" x2="398.431" y2="121.31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2]+2" office:value-type="float" office:value="124" calcext:value-type="float">
            <text:p>124,000</text:p>
          </table:table-cell>
          <table:table-cell table:formula="of:=LOG([.B133])" office:value-type="float" office:value="2.09342168516224" calcext:value-type="float">
            <text:p>2,093</text:p>
          </table:table-cell>
          <table:table-cell table:formula="of:=SIN([.C133]*afact)" office:value-type="float" office:value="-0.867239609765086" calcext:value-type="float">
            <text:p>-0,867</text:p>
          </table:table-cell>
          <table:table-cell table:formula="of:=COS([.C133]*afact)" office:value-type="float" office:value="0.497891011421679" calcext:value-type="float">
            <text:p>0,498</text:p>
          </table:table-cell>
          <table:table-cell table:style-name="ce1" table:formula="of:=([.E133]*radius+xoff)*Mmfac" office:value-type="float" office:value="404.557112398553" calcext:value-type="float">
            <text:p>404.557112398553</text:p>
          </table:table-cell>
          <table:table-cell table:style-name="ce1" table:formula="of:=([.D133]*radius+yoff)*Mmfac" office:value-type="float" office:value="117.879681949332" calcext:value-type="float">
            <text:p>117.879681949332</text:p>
          </table:table-cell>
          <table:table-cell table:formula="of:=IF(0=MOD([.B133];100); 3   * strich ;  IF(0=MOD([.B133]; 50); 2.5 * strich ;  IF(0=MOD([.B133]; 10); 2   * strich ;  IF(0=MOD([.B133];  5); 1.5 * strich ;  IF(0=MOD([.B133];  1); 1   * strich ;                     0.6 * strich )))))*-1" office:value-type="float" office:value="-2" calcext:value-type="float">
            <text:p>-2,000</text:p>
          </table:table-cell>
          <table:table-cell table:formula="of:=([.E133]*(radius+[.H133])+xoff)*Mmfac" office:value-type="float" office:value="401.569766330023" calcext:value-type="float">
            <text:p>401.569766330023</text:p>
          </table:table-cell>
          <table:table-cell table:formula="of:=([.D133]*(radius+[.H133])+yoff)*Mmfac" office:value-type="float" office:value="123.083119607922" calcext:value-type="float">
            <text:p>123.083119607922</text:p>
          </table:table-cell>
          <table:table-cell office:value-type="string" calcext:value-type="string">
            <text:p>&lt;line x1="</text:p>
          </table:table-cell>
          <table:table-cell table:formula="of:=TEXT([.F133];&quot;000.000&quot;)" office:value-type="string" office:string-value="404.557" calcext:value-type="string">
            <text:p>404.557</text:p>
          </table:table-cell>
          <table:table-cell office:value-type="string" calcext:value-type="string">
            <text:p>" y1="</text:p>
          </table:table-cell>
          <table:table-cell table:formula="of:=TEXT([.G133];&quot;000.000&quot;)" office:value-type="string" office:string-value="117.880" calcext:value-type="string">
            <text:p>117.880</text:p>
          </table:table-cell>
          <table:table-cell office:value-type="string" calcext:value-type="string">
            <text:p>" x2="</text:p>
          </table:table-cell>
          <table:table-cell table:formula="of:=TEXT([.I133];&quot;000.000&quot;)" office:value-type="string" office:string-value="401.570" calcext:value-type="string">
            <text:p>401.570</text:p>
          </table:table-cell>
          <table:table-cell office:value-type="string" calcext:value-type="string">
            <text:p>" y2="</text:p>
          </table:table-cell>
          <table:table-cell table:formula="of:=TEXT([.J133];&quot;000.000&quot;)" office:value-type="string" office:string-value="123.083" calcext:value-type="string">
            <text:p>123.08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3:.U133])" office:value-type="string" office:string-value="&lt;line x1=&quot;404.557&quot; y1=&quot;117.880&quot; x2=&quot;401.570&quot; y2=&quot;123.083&quot; style=&quot;fill:none;stroke:#000000;stroke-width:0.75590551;stroke-miterlimit:4;stroke-dasharray:none&quot; /&gt;" calcext:value-type="string">
            <text:p>&lt;line x1="404.557" y1="117.880" x2="401.570" y2="123.08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3]*afact)*90)) / (0.5*PI());&quot;0.###&quot;)" office:value-type="string" office:string-value="299.861" calcext:value-type="string">
            <text:p>299.86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3];&quot;#&quot;)" office:value-type="string" office:string-value="124" calcext:value-type="string">
            <text:p>124</text:p>
          </table:table-cell>
          <table:table-cell office:value-type="string" calcext:value-type="string">
            <text:p>&lt;/text&gt;</text:p>
          </table:table-cell>
          <table:table-cell table:formula="of:=IF(0=MOD([.B133];10);COM.MICROSOFT.CONCAT([.V133:.AK133]);[.V133])" office:value-type="string" office:string-value="&lt;line x1=&quot;404.557&quot; y1=&quot;117.880&quot; x2=&quot;401.570&quot; y2=&quot;123.083&quot; style=&quot;fill:none;stroke:#000000;stroke-width:0.75590551;stroke-miterlimit:4;stroke-dasharray:none&quot; /&gt;" calcext:value-type="string">
            <text:p>&lt;line x1="404.557" y1="117.880" x2="401.570" y2="123.083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3]+2" office:value-type="float" office:value="126" calcext:value-type="float">
            <text:p>126,000</text:p>
          </table:table-cell>
          <table:table-cell table:formula="of:=LOG([.B134])" office:value-type="float" office:value="2.10037054511756" calcext:value-type="float">
            <text:p>2,100</text:p>
          </table:table-cell>
          <table:table-cell table:formula="of:=SIN([.C134]*afact)" office:value-type="float" office:value="-0.858459748014579" calcext:value-type="float">
            <text:p>-0,858</text:p>
          </table:table-cell>
          <table:table-cell table:formula="of:=COS([.C134]*afact)" office:value-type="float" office:value="0.512880942362597" calcext:value-type="float">
            <text:p>0,513</text:p>
          </table:table-cell>
          <table:table-cell table:style-name="ce1" table:formula="of:=([.E134]*radius+xoff)*Mmfac" office:value-type="float" office:value="407.704997896145" calcext:value-type="float">
            <text:p>407.704997896145</text:p>
          </table:table-cell>
          <table:table-cell table:style-name="ce1" table:formula="of:=([.D134]*radius+yoff)*Mmfac" office:value-type="float" office:value="119.723452916938" calcext:value-type="float">
            <text:p>119.723452916938</text:p>
          </table:table-cell>
          <table:table-cell table:formula="of:=IF(0=MOD([.B134];100); 3   * strich ;  IF(0=MOD([.B134]; 50); 2.5 * strich ;  IF(0=MOD([.B134]; 10); 2   * strich ;  IF(0=MOD([.B134];  5); 1.5 * strich ;  IF(0=MOD([.B134];  1); 1   * strich ;                     0.6 * strich )))))*-1" office:value-type="float" office:value="-2" calcext:value-type="float">
            <text:p>-2,000</text:p>
          </table:table-cell>
          <table:table-cell table:formula="of:=([.E134]*(radius+[.H134])+xoff)*Mmfac" office:value-type="float" office:value="404.62771224197" calcext:value-type="float">
            <text:p>404.62771224197</text:p>
          </table:table-cell>
          <table:table-cell table:formula="of:=([.D134]*(radius+[.H134])+yoff)*Mmfac" office:value-type="float" office:value="124.874211405026" calcext:value-type="float">
            <text:p>124.874211405026</text:p>
          </table:table-cell>
          <table:table-cell office:value-type="string" calcext:value-type="string">
            <text:p>&lt;line x1="</text:p>
          </table:table-cell>
          <table:table-cell table:formula="of:=TEXT([.F134];&quot;000.000&quot;)" office:value-type="string" office:string-value="407.705" calcext:value-type="string">
            <text:p>407.705</text:p>
          </table:table-cell>
          <table:table-cell office:value-type="string" calcext:value-type="string">
            <text:p>" y1="</text:p>
          </table:table-cell>
          <table:table-cell table:formula="of:=TEXT([.G134];&quot;000.000&quot;)" office:value-type="string" office:string-value="119.723" calcext:value-type="string">
            <text:p>119.723</text:p>
          </table:table-cell>
          <table:table-cell office:value-type="string" calcext:value-type="string">
            <text:p>" x2="</text:p>
          </table:table-cell>
          <table:table-cell table:formula="of:=TEXT([.I134];&quot;000.000&quot;)" office:value-type="string" office:string-value="404.628" calcext:value-type="string">
            <text:p>404.628</text:p>
          </table:table-cell>
          <table:table-cell office:value-type="string" calcext:value-type="string">
            <text:p>" y2="</text:p>
          </table:table-cell>
          <table:table-cell table:formula="of:=TEXT([.J134];&quot;000.000&quot;)" office:value-type="string" office:string-value="124.874" calcext:value-type="string">
            <text:p>124.87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4:.U134])" office:value-type="string" office:string-value="&lt;line x1=&quot;407.705&quot; y1=&quot;119.723&quot; x2=&quot;404.628&quot; y2=&quot;124.874&quot; style=&quot;fill:none;stroke:#000000;stroke-width:0.75590551;stroke-miterlimit:4;stroke-dasharray:none&quot; /&gt;" calcext:value-type="string">
            <text:p>&lt;line x1="407.705" y1="119.723" x2="404.628" y2="124.87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4]*afact)*90)) / (0.5*PI());&quot;0.###&quot;)" office:value-type="string" office:string-value="300.856" calcext:value-type="string">
            <text:p>300.85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4];&quot;#&quot;)" office:value-type="string" office:string-value="126" calcext:value-type="string">
            <text:p>126</text:p>
          </table:table-cell>
          <table:table-cell office:value-type="string" calcext:value-type="string">
            <text:p>&lt;/text&gt;</text:p>
          </table:table-cell>
          <table:table-cell table:formula="of:=IF(0=MOD([.B134];10);COM.MICROSOFT.CONCAT([.V134:.AK134]);[.V134])" office:value-type="string" office:string-value="&lt;line x1=&quot;407.705&quot; y1=&quot;119.723&quot; x2=&quot;404.628&quot; y2=&quot;124.874&quot; style=&quot;fill:none;stroke:#000000;stroke-width:0.75590551;stroke-miterlimit:4;stroke-dasharray:none&quot; /&gt;" calcext:value-type="string">
            <text:p>&lt;line x1="407.705" y1="119.723" x2="404.628" y2="124.87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4]+2" office:value-type="float" office:value="128" calcext:value-type="float">
            <text:p>128,000</text:p>
          </table:table-cell>
          <table:table-cell table:formula="of:=LOG([.B135])" office:value-type="float" office:value="2.10720996964787" calcext:value-type="float">
            <text:p>2,107</text:p>
          </table:table-cell>
          <table:table-cell table:formula="of:=SIN([.C135]*afact)" office:value-type="float" office:value="-0.849565162141718" calcext:value-type="float">
            <text:p>-0,850</text:p>
          </table:table-cell>
          <table:table-cell table:formula="of:=COS([.C135]*afact)" office:value-type="float" office:value="0.527483682472847" calcext:value-type="float">
            <text:p>0,527</text:p>
          </table:table-cell>
          <table:table-cell table:style-name="ce1" table:formula="of:=([.E135]*radius+xoff)*Mmfac" office:value-type="float" office:value="410.771573319298" calcext:value-type="float">
            <text:p>410.771573319298</text:p>
          </table:table-cell>
          <table:table-cell table:style-name="ce1" table:formula="of:=([.D135]*radius+yoff)*Mmfac" office:value-type="float" office:value="121.591315950239" calcext:value-type="float">
            <text:p>121.591315950239</text:p>
          </table:table-cell>
          <table:table-cell table:formula="of:=IF(0=MOD([.B135];100); 3   * strich ;  IF(0=MOD([.B135]; 50); 2.5 * strich ;  IF(0=MOD([.B135]; 10); 2   * strich ;  IF(0=MOD([.B135];  5); 1.5 * strich ;  IF(0=MOD([.B135];  1); 1   * strich ;                     0.6 * strich )))))*-1" office:value-type="float" office:value="-2" calcext:value-type="float">
            <text:p>-2,000</text:p>
          </table:table-cell>
          <table:table-cell table:formula="of:=([.E135]*(radius+[.H135])+xoff)*Mmfac" office:value-type="float" office:value="407.606671224461" calcext:value-type="float">
            <text:p>407.606671224461</text:p>
          </table:table-cell>
          <table:table-cell table:formula="of:=([.D135]*(radius+[.H135])+yoff)*Mmfac" office:value-type="float" office:value="126.68870692309" calcext:value-type="float">
            <text:p>126.68870692309</text:p>
          </table:table-cell>
          <table:table-cell office:value-type="string" calcext:value-type="string">
            <text:p>&lt;line x1="</text:p>
          </table:table-cell>
          <table:table-cell table:formula="of:=TEXT([.F135];&quot;000.000&quot;)" office:value-type="string" office:string-value="410.772" calcext:value-type="string">
            <text:p>410.772</text:p>
          </table:table-cell>
          <table:table-cell office:value-type="string" calcext:value-type="string">
            <text:p>" y1="</text:p>
          </table:table-cell>
          <table:table-cell table:formula="of:=TEXT([.G135];&quot;000.000&quot;)" office:value-type="string" office:string-value="121.591" calcext:value-type="string">
            <text:p>121.591</text:p>
          </table:table-cell>
          <table:table-cell office:value-type="string" calcext:value-type="string">
            <text:p>" x2="</text:p>
          </table:table-cell>
          <table:table-cell table:formula="of:=TEXT([.I135];&quot;000.000&quot;)" office:value-type="string" office:string-value="407.607" calcext:value-type="string">
            <text:p>407.607</text:p>
          </table:table-cell>
          <table:table-cell office:value-type="string" calcext:value-type="string">
            <text:p>" y2="</text:p>
          </table:table-cell>
          <table:table-cell table:formula="of:=TEXT([.J135];&quot;000.000&quot;)" office:value-type="string" office:string-value="126.689" calcext:value-type="string">
            <text:p>126.6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5:.U135])" office:value-type="string" office:string-value="&lt;line x1=&quot;410.772&quot; y1=&quot;121.591&quot; x2=&quot;407.607&quot; y2=&quot;126.689&quot; style=&quot;fill:none;stroke:#000000;stroke-width:0.75590551;stroke-miterlimit:4;stroke-dasharray:none&quot; /&gt;" calcext:value-type="string">
            <text:p>&lt;line x1="410.772" y1="121.591" x2="407.607" y2="126.6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5]*afact)*90)) / (0.5*PI());&quot;0.###&quot;)" office:value-type="string" office:string-value="301.836" calcext:value-type="string">
            <text:p>301.83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5];&quot;#&quot;)" office:value-type="string" office:string-value="128" calcext:value-type="string">
            <text:p>128</text:p>
          </table:table-cell>
          <table:table-cell office:value-type="string" calcext:value-type="string">
            <text:p>&lt;/text&gt;</text:p>
          </table:table-cell>
          <table:table-cell table:formula="of:=IF(0=MOD([.B135];10);COM.MICROSOFT.CONCAT([.V135:.AK135]);[.V135])" office:value-type="string" office:string-value="&lt;line x1=&quot;410.772&quot; y1=&quot;121.591&quot; x2=&quot;407.607&quot; y2=&quot;126.689&quot; style=&quot;fill:none;stroke:#000000;stroke-width:0.75590551;stroke-miterlimit:4;stroke-dasharray:none&quot; /&gt;" calcext:value-type="string">
            <text:p>&lt;line x1="410.772" y1="121.591" x2="407.607" y2="126.68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5]+2" office:value-type="float" office:value="130" calcext:value-type="float">
            <text:p>130,000</text:p>
          </table:table-cell>
          <table:table-cell table:formula="of:=LOG([.B136])" office:value-type="float" office:value="2.11394335230684" calcext:value-type="float">
            <text:p>2,114</text:p>
          </table:table-cell>
          <table:table-cell table:formula="of:=SIN([.C136]*afact)" office:value-type="float" office:value="-0.840565842000313" calcext:value-type="float">
            <text:p>-0,841</text:p>
          </table:table-cell>
          <table:table-cell table:formula="of:=COS([.C136]*afact)" office:value-type="float" office:value="0.541709391890435" calcext:value-type="float">
            <text:p>0,542</text:p>
          </table:table-cell>
          <table:table-cell table:style-name="ce1" table:formula="of:=([.E136]*radius+xoff)*Mmfac" office:value-type="float" office:value="413.758972296991" calcext:value-type="float">
            <text:p>413.758972296991</text:p>
          </table:table-cell>
          <table:table-cell table:style-name="ce1" table:formula="of:=([.D136]*radius+yoff)*Mmfac" office:value-type="float" office:value="123.481173179934" calcext:value-type="float">
            <text:p>123.481173179934</text:p>
          </table:table-cell>
          <table:table-cell table:formula="of:=IF(0=MOD([.B136];100); 3   * strich ;  IF(0=MOD([.B136]; 50); 2.5 * strich ;  IF(0=MOD([.B136]; 10); 2   * strich ;  IF(0=MOD([.B136];  5); 1.5 * strich ;  IF(0=MOD([.B136];  1); 1   * strich ;                     0.6 * strich )))))*-1" office:value-type="float" office:value="-4" calcext:value-type="float">
            <text:p>-4,000</text:p>
          </table:table-cell>
          <table:table-cell table:formula="of:=([.E136]*(radius+[.H136])+xoff)*Mmfac" office:value-type="float" office:value="407.258459594306" calcext:value-type="float">
            <text:p>407.258459594306</text:p>
          </table:table-cell>
          <table:table-cell table:formula="of:=([.D136]*(radius+[.H136])+yoff)*Mmfac" office:value-type="float" office:value="133.567963283938" calcext:value-type="float">
            <text:p>133.567963283938</text:p>
          </table:table-cell>
          <table:table-cell office:value-type="string" calcext:value-type="string">
            <text:p>&lt;line x1="</text:p>
          </table:table-cell>
          <table:table-cell table:formula="of:=TEXT([.F136];&quot;000.000&quot;)" office:value-type="string" office:string-value="413.759" calcext:value-type="string">
            <text:p>413.759</text:p>
          </table:table-cell>
          <table:table-cell office:value-type="string" calcext:value-type="string">
            <text:p>" y1="</text:p>
          </table:table-cell>
          <table:table-cell table:formula="of:=TEXT([.G136];&quot;000.000&quot;)" office:value-type="string" office:string-value="123.481" calcext:value-type="string">
            <text:p>123.481</text:p>
          </table:table-cell>
          <table:table-cell office:value-type="string" calcext:value-type="string">
            <text:p>" x2="</text:p>
          </table:table-cell>
          <table:table-cell table:formula="of:=TEXT([.I136];&quot;000.000&quot;)" office:value-type="string" office:string-value="407.258" calcext:value-type="string">
            <text:p>407.258</text:p>
          </table:table-cell>
          <table:table-cell office:value-type="string" calcext:value-type="string">
            <text:p>" y2="</text:p>
          </table:table-cell>
          <table:table-cell table:formula="of:=TEXT([.J136];&quot;000.000&quot;)" office:value-type="string" office:string-value="133.568" calcext:value-type="string">
            <text:p>133.56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6:.U136])" office:value-type="string" office:string-value="&lt;line x1=&quot;413.759&quot; y1=&quot;123.481&quot; x2=&quot;407.258&quot; y2=&quot;133.568&quot; style=&quot;fill:none;stroke:#000000;stroke-width:0.75590551;stroke-miterlimit:4;stroke-dasharray:none&quot; /&gt;" calcext:value-type="string">
            <text:p>&lt;line x1="413.759" y1="123.481" x2="407.258" y2="133.56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6]*afact)*90)) / (0.5*PI());&quot;0.###&quot;)" office:value-type="string" office:string-value="302.8" calcext:value-type="string">
            <text:p>302.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6];&quot;#&quot;)" office:value-type="string" office:string-value="130" calcext:value-type="string">
            <text:p>130</text:p>
          </table:table-cell>
          <table:table-cell office:value-type="string" calcext:value-type="string">
            <text:p>&lt;/text&gt;</text:p>
          </table:table-cell>
          <table:table-cell table:formula="of:=IF(0=MOD([.B136];10);COM.MICROSOFT.CONCAT([.V136:.AK136]);[.V136])" office:value-type="string" office:string-value="&lt;line x1=&quot;413.759&quot; y1=&quot;123.481&quot; x2=&quot;407.258&quot; y2=&quot;133.568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02.8, 300, 300)&quot;&gt;130&lt;/text&gt;" calcext:value-type="string">
            <text:p>&lt;line x1="413.759" y1="123.481" x2="407.258" y2="133.568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02.8, 300, 300)"&gt;130&lt;/text&gt;</text:p>
          </table:table-cell>
          <table:table-cell table:number-columns-repeated="986"/>
        </table:table-row>
        <table:table-row table:style-name="ro1">
          <table:table-cell/>
          <table:table-cell table:formula="of:=[.B136]+2" office:value-type="float" office:value="132" calcext:value-type="float">
            <text:p>132,000</text:p>
          </table:table-cell>
          <table:table-cell table:formula="of:=LOG([.B137])" office:value-type="float" office:value="2.12057393120585" calcext:value-type="float">
            <text:p>2,121</text:p>
          </table:table-cell>
          <table:table-cell table:formula="of:=SIN([.C137]*afact)" office:value-type="float" office:value="-0.831471153961268" calcext:value-type="float">
            <text:p>-0,831</text:p>
          </table:table-cell>
          <table:table-cell table:formula="of:=COS([.C137]*afact)" office:value-type="float" office:value="0.555567925757343" calcext:value-type="float">
            <text:p>0,556</text:p>
          </table:table-cell>
          <table:table-cell table:style-name="ce1" table:formula="of:=([.E137]*radius+xoff)*Mmfac" office:value-type="float" office:value="416.669264409042" calcext:value-type="float">
            <text:p>416.669264409042</text:p>
          </table:table-cell>
          <table:table-cell table:style-name="ce1" table:formula="of:=([.D137]*radius+yoff)*Mmfac" office:value-type="float" office:value="125.391057668134" calcext:value-type="float">
            <text:p>125.391057668134</text:p>
          </table:table-cell>
          <table:table-cell table:formula="of:=IF(0=MOD([.B137];100); 3   * strich ;  IF(0=MOD([.B137]; 50); 2.5 * strich ;  IF(0=MOD([.B137]; 10); 2   * strich ;  IF(0=MOD([.B137];  5); 1.5 * strich ;  IF(0=MOD([.B137];  1); 1   * strich ;                     0.6 * strich )))))*-1" office:value-type="float" office:value="-2" calcext:value-type="float">
            <text:p>-2,000</text:p>
          </table:table-cell>
          <table:table-cell table:formula="of:=([.E137]*(radius+[.H137])+xoff)*Mmfac" office:value-type="float" office:value="413.335856854498" calcext:value-type="float">
            <text:p>413.335856854498</text:p>
          </table:table-cell>
          <table:table-cell table:formula="of:=([.D137]*(radius+[.H137])+yoff)*Mmfac" office:value-type="float" office:value="130.379884591901" calcext:value-type="float">
            <text:p>130.379884591901</text:p>
          </table:table-cell>
          <table:table-cell office:value-type="string" calcext:value-type="string">
            <text:p>&lt;line x1="</text:p>
          </table:table-cell>
          <table:table-cell table:formula="of:=TEXT([.F137];&quot;000.000&quot;)" office:value-type="string" office:string-value="416.669" calcext:value-type="string">
            <text:p>416.669</text:p>
          </table:table-cell>
          <table:table-cell office:value-type="string" calcext:value-type="string">
            <text:p>" y1="</text:p>
          </table:table-cell>
          <table:table-cell table:formula="of:=TEXT([.G137];&quot;000.000&quot;)" office:value-type="string" office:string-value="125.391" calcext:value-type="string">
            <text:p>125.391</text:p>
          </table:table-cell>
          <table:table-cell office:value-type="string" calcext:value-type="string">
            <text:p>" x2="</text:p>
          </table:table-cell>
          <table:table-cell table:formula="of:=TEXT([.I137];&quot;000.000&quot;)" office:value-type="string" office:string-value="413.336" calcext:value-type="string">
            <text:p>413.336</text:p>
          </table:table-cell>
          <table:table-cell office:value-type="string" calcext:value-type="string">
            <text:p>" y2="</text:p>
          </table:table-cell>
          <table:table-cell table:formula="of:=TEXT([.J137];&quot;000.000&quot;)" office:value-type="string" office:string-value="130.380" calcext:value-type="string">
            <text:p>130.38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7:.U137])" office:value-type="string" office:string-value="&lt;line x1=&quot;416.669&quot; y1=&quot;125.391&quot; x2=&quot;413.336&quot; y2=&quot;130.380&quot; style=&quot;fill:none;stroke:#000000;stroke-width:0.75590551;stroke-miterlimit:4;stroke-dasharray:none&quot; /&gt;" calcext:value-type="string">
            <text:p>&lt;line x1="416.669" y1="125.391" x2="413.336" y2="130.38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7]*afact)*90)) / (0.5*PI());&quot;0.###&quot;)" office:value-type="string" office:string-value="303.75" calcext:value-type="string">
            <text:p>303.7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7];&quot;#&quot;)" office:value-type="string" office:string-value="132" calcext:value-type="string">
            <text:p>132</text:p>
          </table:table-cell>
          <table:table-cell office:value-type="string" calcext:value-type="string">
            <text:p>&lt;/text&gt;</text:p>
          </table:table-cell>
          <table:table-cell table:formula="of:=IF(0=MOD([.B137];10);COM.MICROSOFT.CONCAT([.V137:.AK137]);[.V137])" office:value-type="string" office:string-value="&lt;line x1=&quot;416.669&quot; y1=&quot;125.391&quot; x2=&quot;413.336&quot; y2=&quot;130.380&quot; style=&quot;fill:none;stroke:#000000;stroke-width:0.75590551;stroke-miterlimit:4;stroke-dasharray:none&quot; /&gt;" calcext:value-type="string">
            <text:p>&lt;line x1="416.669" y1="125.391" x2="413.336" y2="130.38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7]+2" office:value-type="float" office:value="134" calcext:value-type="float">
            <text:p>134,000</text:p>
          </table:table-cell>
          <table:table-cell table:formula="of:=LOG([.B138])" office:value-type="float" office:value="2.12710479836481" calcext:value-type="float">
            <text:p>2,127</text:p>
          </table:table-cell>
          <table:table-cell table:formula="of:=SIN([.C138]*afact)" office:value-type="float" office:value="-0.822289883329789" calcext:value-type="float">
            <text:p>-0,822</text:p>
          </table:table-cell>
          <table:table-cell table:formula="of:=COS([.C138]*afact)" office:value-type="float" office:value="0.569068842736519" calcext:value-type="float">
            <text:p>0,569</text:p>
          </table:table-cell>
          <table:table-cell table:style-name="ce1" table:formula="of:=([.E138]*radius+xoff)*Mmfac" office:value-type="float" office:value="419.504456974669" calcext:value-type="float">
            <text:p>419.504456974669</text:p>
          </table:table-cell>
          <table:table-cell table:style-name="ce1" table:formula="of:=([.D138]*radius+yoff)*Mmfac" office:value-type="float" office:value="127.319124500744" calcext:value-type="float">
            <text:p>127.319124500744</text:p>
          </table:table-cell>
          <table:table-cell table:formula="of:=IF(0=MOD([.B138];100); 3   * strich ;  IF(0=MOD([.B138]; 50); 2.5 * strich ;  IF(0=MOD([.B138]; 10); 2   * strich ;  IF(0=MOD([.B138];  5); 1.5 * strich ;  IF(0=MOD([.B138];  1); 1   * strich ;                     0.6 * strich )))))*-1" office:value-type="float" office:value="-2" calcext:value-type="float">
            <text:p>-2,000</text:p>
          </table:table-cell>
          <table:table-cell table:formula="of:=([.E138]*(radius+[.H138])+xoff)*Mmfac" office:value-type="float" office:value="416.09004391825" calcext:value-type="float">
            <text:p>416.09004391825</text:p>
          </table:table-cell>
          <table:table-cell table:formula="of:=([.D138]*(radius+[.H138])+yoff)*Mmfac" office:value-type="float" office:value="132.252863800723" calcext:value-type="float">
            <text:p>132.252863800723</text:p>
          </table:table-cell>
          <table:table-cell office:value-type="string" calcext:value-type="string">
            <text:p>&lt;line x1="</text:p>
          </table:table-cell>
          <table:table-cell table:formula="of:=TEXT([.F138];&quot;000.000&quot;)" office:value-type="string" office:string-value="419.504" calcext:value-type="string">
            <text:p>419.504</text:p>
          </table:table-cell>
          <table:table-cell office:value-type="string" calcext:value-type="string">
            <text:p>" y1="</text:p>
          </table:table-cell>
          <table:table-cell table:formula="of:=TEXT([.G138];&quot;000.000&quot;)" office:value-type="string" office:string-value="127.319" calcext:value-type="string">
            <text:p>127.319</text:p>
          </table:table-cell>
          <table:table-cell office:value-type="string" calcext:value-type="string">
            <text:p>" x2="</text:p>
          </table:table-cell>
          <table:table-cell table:formula="of:=TEXT([.I138];&quot;000.000&quot;)" office:value-type="string" office:string-value="416.090" calcext:value-type="string">
            <text:p>416.090</text:p>
          </table:table-cell>
          <table:table-cell office:value-type="string" calcext:value-type="string">
            <text:p>" y2="</text:p>
          </table:table-cell>
          <table:table-cell table:formula="of:=TEXT([.J138];&quot;000.000&quot;)" office:value-type="string" office:string-value="132.253" calcext:value-type="string">
            <text:p>132.25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8:.U138])" office:value-type="string" office:string-value="&lt;line x1=&quot;419.504&quot; y1=&quot;127.319&quot; x2=&quot;416.090&quot; y2=&quot;132.253&quot; style=&quot;fill:none;stroke:#000000;stroke-width:0.75590551;stroke-miterlimit:4;stroke-dasharray:none&quot; /&gt;" calcext:value-type="string">
            <text:p>&lt;line x1="419.504" y1="127.319" x2="416.090" y2="132.25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8]*afact)*90)) / (0.5*PI());&quot;0.###&quot;)" office:value-type="string" office:string-value="304.685" calcext:value-type="string">
            <text:p>304.68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8];&quot;#&quot;)" office:value-type="string" office:string-value="134" calcext:value-type="string">
            <text:p>134</text:p>
          </table:table-cell>
          <table:table-cell office:value-type="string" calcext:value-type="string">
            <text:p>&lt;/text&gt;</text:p>
          </table:table-cell>
          <table:table-cell table:formula="of:=IF(0=MOD([.B138];10);COM.MICROSOFT.CONCAT([.V138:.AK138]);[.V138])" office:value-type="string" office:string-value="&lt;line x1=&quot;419.504&quot; y1=&quot;127.319&quot; x2=&quot;416.090&quot; y2=&quot;132.253&quot; style=&quot;fill:none;stroke:#000000;stroke-width:0.75590551;stroke-miterlimit:4;stroke-dasharray:none&quot; /&gt;" calcext:value-type="string">
            <text:p>&lt;line x1="419.504" y1="127.319" x2="416.090" y2="132.253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8]+2" office:value-type="float" office:value="136" calcext:value-type="float">
            <text:p>136,000</text:p>
          </table:table-cell>
          <table:table-cell table:formula="of:=LOG([.B139])" office:value-type="float" office:value="2.13353890837022" calcext:value-type="float">
            <text:p>2,134</text:p>
          </table:table-cell>
          <table:table-cell table:formula="of:=SIN([.C139]*afact)" office:value-type="float" office:value="-0.813030273482929" calcext:value-type="float">
            <text:p>-0,813</text:p>
          </table:table-cell>
          <table:table-cell table:formula="of:=COS([.C139]*afact)" office:value-type="float" office:value="0.582221413553532" calcext:value-type="float">
            <text:p>0,582</text:p>
          </table:table-cell>
          <table:table-cell table:style-name="ce1" table:formula="of:=([.E139]*radius+xoff)*Mmfac" office:value-type="float" office:value="422.266496846242" calcext:value-type="float">
            <text:p>422.266496846242</text:p>
          </table:table-cell>
          <table:table-cell table:style-name="ce1" table:formula="of:=([.D139]*radius+yoff)*Mmfac" office:value-type="float" office:value="129.263642568585" calcext:value-type="float">
            <text:p>129.263642568585</text:p>
          </table:table-cell>
          <table:table-cell table:formula="of:=IF(0=MOD([.B139];100); 3   * strich ;  IF(0=MOD([.B139]; 50); 2.5 * strich ;  IF(0=MOD([.B139]; 10); 2   * strich ;  IF(0=MOD([.B139];  5); 1.5 * strich ;  IF(0=MOD([.B139];  1); 1   * strich ;                     0.6 * strich )))))*-1" office:value-type="float" office:value="-2" calcext:value-type="float">
            <text:p>-2,000</text:p>
          </table:table-cell>
          <table:table-cell table:formula="of:=([.E139]*(radius+[.H139])+xoff)*Mmfac" office:value-type="float" office:value="418.773168364921" calcext:value-type="float">
            <text:p>418.773168364921</text:p>
          </table:table-cell>
          <table:table-cell table:formula="of:=([.D139]*(radius+[.H139])+yoff)*Mmfac" office:value-type="float" office:value="134.141824209482" calcext:value-type="float">
            <text:p>134.141824209482</text:p>
          </table:table-cell>
          <table:table-cell office:value-type="string" calcext:value-type="string">
            <text:p>&lt;line x1="</text:p>
          </table:table-cell>
          <table:table-cell table:formula="of:=TEXT([.F139];&quot;000.000&quot;)" office:value-type="string" office:string-value="422.266" calcext:value-type="string">
            <text:p>422.266</text:p>
          </table:table-cell>
          <table:table-cell office:value-type="string" calcext:value-type="string">
            <text:p>" y1="</text:p>
          </table:table-cell>
          <table:table-cell table:formula="of:=TEXT([.G139];&quot;000.000&quot;)" office:value-type="string" office:string-value="129.264" calcext:value-type="string">
            <text:p>129.264</text:p>
          </table:table-cell>
          <table:table-cell office:value-type="string" calcext:value-type="string">
            <text:p>" x2="</text:p>
          </table:table-cell>
          <table:table-cell table:formula="of:=TEXT([.I139];&quot;000.000&quot;)" office:value-type="string" office:string-value="418.773" calcext:value-type="string">
            <text:p>418.773</text:p>
          </table:table-cell>
          <table:table-cell office:value-type="string" calcext:value-type="string">
            <text:p>" y2="</text:p>
          </table:table-cell>
          <table:table-cell table:formula="of:=TEXT([.J139];&quot;000.000&quot;)" office:value-type="string" office:string-value="134.142" calcext:value-type="string">
            <text:p>134.14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39:.U139])" office:value-type="string" office:string-value="&lt;line x1=&quot;422.266&quot; y1=&quot;129.264&quot; x2=&quot;418.773&quot; y2=&quot;134.142&quot; style=&quot;fill:none;stroke:#000000;stroke-width:0.75590551;stroke-miterlimit:4;stroke-dasharray:none&quot; /&gt;" calcext:value-type="string">
            <text:p>&lt;line x1="422.266" y1="129.264" x2="418.773" y2="134.14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39]*afact)*90)) / (0.5*PI());&quot;0.###&quot;)" office:value-type="string" office:string-value="305.607" calcext:value-type="string">
            <text:p>305.6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39];&quot;#&quot;)" office:value-type="string" office:string-value="136" calcext:value-type="string">
            <text:p>136</text:p>
          </table:table-cell>
          <table:table-cell office:value-type="string" calcext:value-type="string">
            <text:p>&lt;/text&gt;</text:p>
          </table:table-cell>
          <table:table-cell table:formula="of:=IF(0=MOD([.B139];10);COM.MICROSOFT.CONCAT([.V139:.AK139]);[.V139])" office:value-type="string" office:string-value="&lt;line x1=&quot;422.266&quot; y1=&quot;129.264&quot; x2=&quot;418.773&quot; y2=&quot;134.142&quot; style=&quot;fill:none;stroke:#000000;stroke-width:0.75590551;stroke-miterlimit:4;stroke-dasharray:none&quot; /&gt;" calcext:value-type="string">
            <text:p>&lt;line x1="422.266" y1="129.264" x2="418.773" y2="134.14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39]+2" office:value-type="float" office:value="138" calcext:value-type="float">
            <text:p>138,000</text:p>
          </table:table-cell>
          <table:table-cell table:formula="of:=LOG([.B140])" office:value-type="float" office:value="2.13987908640124" calcext:value-type="float">
            <text:p>2,140</text:p>
          </table:table-cell>
          <table:table-cell table:formula="of:=SIN([.C140]*afact)" office:value-type="float" office:value="-0.803700062014817" calcext:value-type="float">
            <text:p>-0,804</text:p>
          </table:table-cell>
          <table:table-cell table:formula="of:=COS([.C140]*afact)" office:value-type="float" office:value="0.595034629511072" calcext:value-type="float">
            <text:p>0,595</text:p>
          </table:table-cell>
          <table:table-cell table:style-name="ce1" table:formula="of:=([.E140]*radius+xoff)*Mmfac" office:value-type="float" office:value="424.957272197325" calcext:value-type="float">
            <text:p>424.957272197325</text:p>
          </table:table-cell>
          <table:table-cell table:style-name="ce1" table:formula="of:=([.D140]*radius+yoff)*Mmfac" office:value-type="float" office:value="131.222986976888" calcext:value-type="float">
            <text:p>131.222986976888</text:p>
          </table:table-cell>
          <table:table-cell table:formula="of:=IF(0=MOD([.B140];100); 3   * strich ;  IF(0=MOD([.B140]; 50); 2.5 * strich ;  IF(0=MOD([.B140]; 10); 2   * strich ;  IF(0=MOD([.B140];  5); 1.5 * strich ;  IF(0=MOD([.B140];  1); 1   * strich ;                     0.6 * strich )))))*-1" office:value-type="float" office:value="-2" calcext:value-type="float">
            <text:p>-2,000</text:p>
          </table:table-cell>
          <table:table-cell table:formula="of:=([.E140]*(radius+[.H140])+xoff)*Mmfac" office:value-type="float" office:value="421.387064420259" calcext:value-type="float">
            <text:p>421.387064420259</text:p>
          </table:table-cell>
          <table:table-cell table:formula="of:=([.D140]*(radius+[.H140])+yoff)*Mmfac" office:value-type="float" office:value="136.045187348977" calcext:value-type="float">
            <text:p>136.045187348977</text:p>
          </table:table-cell>
          <table:table-cell office:value-type="string" calcext:value-type="string">
            <text:p>&lt;line x1="</text:p>
          </table:table-cell>
          <table:table-cell table:formula="of:=TEXT([.F140];&quot;000.000&quot;)" office:value-type="string" office:string-value="424.957" calcext:value-type="string">
            <text:p>424.957</text:p>
          </table:table-cell>
          <table:table-cell office:value-type="string" calcext:value-type="string">
            <text:p>" y1="</text:p>
          </table:table-cell>
          <table:table-cell table:formula="of:=TEXT([.G140];&quot;000.000&quot;)" office:value-type="string" office:string-value="131.223" calcext:value-type="string">
            <text:p>131.223</text:p>
          </table:table-cell>
          <table:table-cell office:value-type="string" calcext:value-type="string">
            <text:p>" x2="</text:p>
          </table:table-cell>
          <table:table-cell table:formula="of:=TEXT([.I140];&quot;000.000&quot;)" office:value-type="string" office:string-value="421.387" calcext:value-type="string">
            <text:p>421.387</text:p>
          </table:table-cell>
          <table:table-cell office:value-type="string" calcext:value-type="string">
            <text:p>" y2="</text:p>
          </table:table-cell>
          <table:table-cell table:formula="of:=TEXT([.J140];&quot;000.000&quot;)" office:value-type="string" office:string-value="136.045" calcext:value-type="string">
            <text:p>136.04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0:.U140])" office:value-type="string" office:string-value="&lt;line x1=&quot;424.957&quot; y1=&quot;131.223&quot; x2=&quot;421.387&quot; y2=&quot;136.045&quot; style=&quot;fill:none;stroke:#000000;stroke-width:0.75590551;stroke-miterlimit:4;stroke-dasharray:none&quot; /&gt;" calcext:value-type="string">
            <text:p>&lt;line x1="424.957" y1="131.223" x2="421.387" y2="136.04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0]*afact)*90)) / (0.5*PI());&quot;0.###&quot;)" office:value-type="string" office:string-value="306.515" calcext:value-type="string">
            <text:p>306.51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0];&quot;#&quot;)" office:value-type="string" office:string-value="138" calcext:value-type="string">
            <text:p>138</text:p>
          </table:table-cell>
          <table:table-cell office:value-type="string" calcext:value-type="string">
            <text:p>&lt;/text&gt;</text:p>
          </table:table-cell>
          <table:table-cell table:formula="of:=IF(0=MOD([.B140];10);COM.MICROSOFT.CONCAT([.V140:.AK140]);[.V140])" office:value-type="string" office:string-value="&lt;line x1=&quot;424.957&quot; y1=&quot;131.223&quot; x2=&quot;421.387&quot; y2=&quot;136.045&quot; style=&quot;fill:none;stroke:#000000;stroke-width:0.75590551;stroke-miterlimit:4;stroke-dasharray:none&quot; /&gt;" calcext:value-type="string">
            <text:p>&lt;line x1="424.957" y1="131.223" x2="421.387" y2="136.045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0]+2" office:value-type="float" office:value="140" calcext:value-type="float">
            <text:p>140,000</text:p>
          </table:table-cell>
          <table:table-cell table:formula="of:=LOG([.B141])" office:value-type="float" office:value="2.14612803567824" calcext:value-type="float">
            <text:p>2,146</text:p>
          </table:table-cell>
          <table:table-cell table:formula="of:=SIN([.C141]*afact)" office:value-type="float" office:value="-0.79430651414869" calcext:value-type="float">
            <text:p>-0,794</text:p>
          </table:table-cell>
          <table:table-cell table:formula="of:=COS([.C141]*afact)" office:value-type="float" office:value="0.607517210933943" calcext:value-type="float">
            <text:p>0,608</text:p>
          </table:table-cell>
          <table:table-cell table:style-name="ce1" table:formula="of:=([.E141]*radius+xoff)*Mmfac" office:value-type="float" office:value="427.578614296128" calcext:value-type="float">
            <text:p>427.578614296128</text:p>
          </table:table-cell>
          <table:table-cell table:style-name="ce1" table:formula="of:=([.D141]*radius+yoff)*Mmfac" office:value-type="float" office:value="133.195632028775" calcext:value-type="float">
            <text:p>133.195632028775</text:p>
          </table:table-cell>
          <table:table-cell table:formula="of:=IF(0=MOD([.B141];100); 3   * strich ;  IF(0=MOD([.B141]; 50); 2.5 * strich ;  IF(0=MOD([.B141]; 10); 2   * strich ;  IF(0=MOD([.B141];  5); 1.5 * strich ;  IF(0=MOD([.B141];  1); 1   * strich ;                     0.6 * strich )))))*-1" office:value-type="float" office:value="-4" calcext:value-type="float">
            <text:p>-4,000</text:p>
          </table:table-cell>
          <table:table-cell table:formula="of:=([.E141]*(radius+[.H141])+xoff)*Mmfac" office:value-type="float" office:value="420.288407764921" calcext:value-type="float">
            <text:p>420.288407764921</text:p>
          </table:table-cell>
          <table:table-cell table:formula="of:=([.D141]*(radius+[.H141])+yoff)*Mmfac" office:value-type="float" office:value="142.727310198559" calcext:value-type="float">
            <text:p>142.727310198559</text:p>
          </table:table-cell>
          <table:table-cell office:value-type="string" calcext:value-type="string">
            <text:p>&lt;line x1="</text:p>
          </table:table-cell>
          <table:table-cell table:formula="of:=TEXT([.F141];&quot;000.000&quot;)" office:value-type="string" office:string-value="427.579" calcext:value-type="string">
            <text:p>427.579</text:p>
          </table:table-cell>
          <table:table-cell office:value-type="string" calcext:value-type="string">
            <text:p>" y1="</text:p>
          </table:table-cell>
          <table:table-cell table:formula="of:=TEXT([.G141];&quot;000.000&quot;)" office:value-type="string" office:string-value="133.196" calcext:value-type="string">
            <text:p>133.196</text:p>
          </table:table-cell>
          <table:table-cell office:value-type="string" calcext:value-type="string">
            <text:p>" x2="</text:p>
          </table:table-cell>
          <table:table-cell table:formula="of:=TEXT([.I141];&quot;000.000&quot;)" office:value-type="string" office:string-value="420.288" calcext:value-type="string">
            <text:p>420.288</text:p>
          </table:table-cell>
          <table:table-cell office:value-type="string" calcext:value-type="string">
            <text:p>" y2="</text:p>
          </table:table-cell>
          <table:table-cell table:formula="of:=TEXT([.J141];&quot;000.000&quot;)" office:value-type="string" office:string-value="142.727" calcext:value-type="string">
            <text:p>142.72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1:.U141])" office:value-type="string" office:string-value="&lt;line x1=&quot;427.579&quot; y1=&quot;133.196&quot; x2=&quot;420.288&quot; y2=&quot;142.727&quot; style=&quot;fill:none;stroke:#000000;stroke-width:0.75590551;stroke-miterlimit:4;stroke-dasharray:none&quot; /&gt;" calcext:value-type="string">
            <text:p>&lt;line x1="427.579" y1="133.196" x2="420.288" y2="142.72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1]*afact)*90)) / (0.5*PI());&quot;0.###&quot;)" office:value-type="string" office:string-value="307.41" calcext:value-type="string">
            <text:p>307.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1];&quot;#&quot;)" office:value-type="string" office:string-value="140" calcext:value-type="string">
            <text:p>140</text:p>
          </table:table-cell>
          <table:table-cell office:value-type="string" calcext:value-type="string">
            <text:p>&lt;/text&gt;</text:p>
          </table:table-cell>
          <table:table-cell table:formula="of:=IF(0=MOD([.B141];10);COM.MICROSOFT.CONCAT([.V141:.AK141]);[.V141])" office:value-type="string" office:string-value="&lt;line x1=&quot;427.579&quot; y1=&quot;133.196&quot; x2=&quot;420.288&quot; y2=&quot;142.72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07.41, 300, 300)&quot;&gt;140&lt;/text&gt;" calcext:value-type="string">
            <text:p>&lt;line x1="427.579" y1="133.196" x2="420.288" y2="142.72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07.41, 300, 300)"&gt;140&lt;/text&gt;</text:p>
          </table:table-cell>
          <table:table-cell table:number-columns-repeated="986"/>
        </table:table-row>
        <table:table-row table:style-name="ro1">
          <table:table-cell/>
          <table:table-cell table:formula="of:=[.B141]+2" office:value-type="float" office:value="142" calcext:value-type="float">
            <text:p>142,000</text:p>
          </table:table-cell>
          <table:table-cell table:formula="of:=LOG([.B142])" office:value-type="float" office:value="2.15228834438306" calcext:value-type="float">
            <text:p>2,152</text:p>
          </table:table-cell>
          <table:table-cell table:formula="of:=SIN([.C142]*afact)" office:value-type="float" office:value="-0.784856453649722" calcext:value-type="float">
            <text:p>-0,785</text:p>
          </table:table-cell>
          <table:table-cell table:formula="of:=COS([.C142]*afact)" office:value-type="float" office:value="0.61967761551018" calcext:value-type="float">
            <text:p>0,620</text:p>
          </table:table-cell>
          <table:table-cell table:style-name="ce1" table:formula="of:=([.E142]*radius+xoff)*Mmfac" office:value-type="float" office:value="430.132299257138" calcext:value-type="float">
            <text:p>430.132299257138</text:p>
          </table:table-cell>
          <table:table-cell table:style-name="ce1" table:formula="of:=([.D142]*radius+yoff)*Mmfac" office:value-type="float" office:value="135.180144733558" calcext:value-type="float">
            <text:p>135.180144733558</text:p>
          </table:table-cell>
          <table:table-cell table:formula="of:=IF(0=MOD([.B142];100); 3   * strich ;  IF(0=MOD([.B142]; 50); 2.5 * strich ;  IF(0=MOD([.B142]; 10); 2   * strich ;  IF(0=MOD([.B142];  5); 1.5 * strich ;  IF(0=MOD([.B142];  1); 1   * strich ;                     0.6 * strich )))))*-1" office:value-type="float" office:value="-2" calcext:value-type="float">
            <text:p>-2,000</text:p>
          </table:table-cell>
          <table:table-cell table:formula="of:=([.E142]*(radius+[.H142])+xoff)*Mmfac" office:value-type="float" office:value="426.414233564077" calcext:value-type="float">
            <text:p>426.414233564077</text:p>
          </table:table-cell>
          <table:table-cell table:formula="of:=([.D142]*(radius+[.H142])+yoff)*Mmfac" office:value-type="float" office:value="139.889283455457" calcext:value-type="float">
            <text:p>139.889283455457</text:p>
          </table:table-cell>
          <table:table-cell office:value-type="string" calcext:value-type="string">
            <text:p>&lt;line x1="</text:p>
          </table:table-cell>
          <table:table-cell table:formula="of:=TEXT([.F142];&quot;000.000&quot;)" office:value-type="string" office:string-value="430.132" calcext:value-type="string">
            <text:p>430.132</text:p>
          </table:table-cell>
          <table:table-cell office:value-type="string" calcext:value-type="string">
            <text:p>" y1="</text:p>
          </table:table-cell>
          <table:table-cell table:formula="of:=TEXT([.G142];&quot;000.000&quot;)" office:value-type="string" office:string-value="135.180" calcext:value-type="string">
            <text:p>135.180</text:p>
          </table:table-cell>
          <table:table-cell office:value-type="string" calcext:value-type="string">
            <text:p>" x2="</text:p>
          </table:table-cell>
          <table:table-cell table:formula="of:=TEXT([.I142];&quot;000.000&quot;)" office:value-type="string" office:string-value="426.414" calcext:value-type="string">
            <text:p>426.414</text:p>
          </table:table-cell>
          <table:table-cell office:value-type="string" calcext:value-type="string">
            <text:p>" y2="</text:p>
          </table:table-cell>
          <table:table-cell table:formula="of:=TEXT([.J142];&quot;000.000&quot;)" office:value-type="string" office:string-value="139.889" calcext:value-type="string">
            <text:p>139.8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2:.U142])" office:value-type="string" office:string-value="&lt;line x1=&quot;430.132&quot; y1=&quot;135.180&quot; x2=&quot;426.414&quot; y2=&quot;139.889&quot; style=&quot;fill:none;stroke:#000000;stroke-width:0.75590551;stroke-miterlimit:4;stroke-dasharray:none&quot; /&gt;" calcext:value-type="string">
            <text:p>&lt;line x1="430.132" y1="135.180" x2="426.414" y2="139.8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2]*afact)*90)) / (0.5*PI());&quot;0.###&quot;)" office:value-type="string" office:string-value="308.293" calcext:value-type="string">
            <text:p>308.29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2];&quot;#&quot;)" office:value-type="string" office:string-value="142" calcext:value-type="string">
            <text:p>142</text:p>
          </table:table-cell>
          <table:table-cell office:value-type="string" calcext:value-type="string">
            <text:p>&lt;/text&gt;</text:p>
          </table:table-cell>
          <table:table-cell table:formula="of:=IF(0=MOD([.B142];10);COM.MICROSOFT.CONCAT([.V142:.AK142]);[.V142])" office:value-type="string" office:string-value="&lt;line x1=&quot;430.132&quot; y1=&quot;135.180&quot; x2=&quot;426.414&quot; y2=&quot;139.889&quot; style=&quot;fill:none;stroke:#000000;stroke-width:0.75590551;stroke-miterlimit:4;stroke-dasharray:none&quot; /&gt;" calcext:value-type="string">
            <text:p>&lt;line x1="430.132" y1="135.180" x2="426.414" y2="139.88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2]+2" office:value-type="float" office:value="144" calcext:value-type="float">
            <text:p>144,000</text:p>
          </table:table-cell>
          <table:table-cell table:formula="of:=LOG([.B143])" office:value-type="float" office:value="2.15836249209525" calcext:value-type="float">
            <text:p>2,158</text:p>
          </table:table-cell>
          <table:table-cell table:formula="of:=SIN([.C143]*afact)" office:value-type="float" office:value="-0.775356291450185" calcext:value-type="float">
            <text:p>-0,775</text:p>
          </table:table-cell>
          <table:table-cell table:formula="of:=COS([.C143]*afact)" office:value-type="float" office:value="0.631524046500698" calcext:value-type="float">
            <text:p>0,632</text:p>
          </table:table-cell>
          <table:table-cell table:style-name="ce1" table:formula="of:=([.E143]*radius+xoff)*Mmfac" office:value-type="float" office:value="432.620049765147" calcext:value-type="float">
            <text:p>432.620049765147</text:p>
          </table:table-cell>
          <table:table-cell table:style-name="ce1" table:formula="of:=([.D143]*radius+yoff)*Mmfac" office:value-type="float" office:value="137.175178795461" calcext:value-type="float">
            <text:p>137.175178795461</text:p>
          </table:table-cell>
          <table:table-cell table:formula="of:=IF(0=MOD([.B143];100); 3   * strich ;  IF(0=MOD([.B143]; 50); 2.5 * strich ;  IF(0=MOD([.B143]; 10); 2   * strich ;  IF(0=MOD([.B143];  5); 1.5 * strich ;  IF(0=MOD([.B143];  1); 1   * strich ;                     0.6 * strich )))))*-1" office:value-type="float" office:value="-2" calcext:value-type="float">
            <text:p>-2,000</text:p>
          </table:table-cell>
          <table:table-cell table:formula="of:=([.E143]*(radius+[.H143])+xoff)*Mmfac" office:value-type="float" office:value="428.830905486142" calcext:value-type="float">
            <text:p>428.830905486142</text:p>
          </table:table-cell>
          <table:table-cell table:formula="of:=([.D143]*(radius+[.H143])+yoff)*Mmfac" office:value-type="float" office:value="141.827316544162" calcext:value-type="float">
            <text:p>141.827316544162</text:p>
          </table:table-cell>
          <table:table-cell office:value-type="string" calcext:value-type="string">
            <text:p>&lt;line x1="</text:p>
          </table:table-cell>
          <table:table-cell table:formula="of:=TEXT([.F143];&quot;000.000&quot;)" office:value-type="string" office:string-value="432.620" calcext:value-type="string">
            <text:p>432.620</text:p>
          </table:table-cell>
          <table:table-cell office:value-type="string" calcext:value-type="string">
            <text:p>" y1="</text:p>
          </table:table-cell>
          <table:table-cell table:formula="of:=TEXT([.G143];&quot;000.000&quot;)" office:value-type="string" office:string-value="137.175" calcext:value-type="string">
            <text:p>137.175</text:p>
          </table:table-cell>
          <table:table-cell office:value-type="string" calcext:value-type="string">
            <text:p>" x2="</text:p>
          </table:table-cell>
          <table:table-cell table:formula="of:=TEXT([.I143];&quot;000.000&quot;)" office:value-type="string" office:string-value="428.831" calcext:value-type="string">
            <text:p>428.831</text:p>
          </table:table-cell>
          <table:table-cell office:value-type="string" calcext:value-type="string">
            <text:p>" y2="</text:p>
          </table:table-cell>
          <table:table-cell table:formula="of:=TEXT([.J143];&quot;000.000&quot;)" office:value-type="string" office:string-value="141.827" calcext:value-type="string">
            <text:p>141.82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3:.U143])" office:value-type="string" office:string-value="&lt;line x1=&quot;432.620&quot; y1=&quot;137.175&quot; x2=&quot;428.831&quot; y2=&quot;141.827&quot; style=&quot;fill:none;stroke:#000000;stroke-width:0.75590551;stroke-miterlimit:4;stroke-dasharray:none&quot; /&gt;" calcext:value-type="string">
            <text:p>&lt;line x1="432.620" y1="137.175" x2="428.831" y2="141.82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3]*afact)*90)) / (0.5*PI());&quot;0.###&quot;)" office:value-type="string" office:string-value="309.163" calcext:value-type="string">
            <text:p>309.1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3];&quot;#&quot;)" office:value-type="string" office:string-value="144" calcext:value-type="string">
            <text:p>144</text:p>
          </table:table-cell>
          <table:table-cell office:value-type="string" calcext:value-type="string">
            <text:p>&lt;/text&gt;</text:p>
          </table:table-cell>
          <table:table-cell table:formula="of:=IF(0=MOD([.B143];10);COM.MICROSOFT.CONCAT([.V143:.AK143]);[.V143])" office:value-type="string" office:string-value="&lt;line x1=&quot;432.620&quot; y1=&quot;137.175&quot; x2=&quot;428.831&quot; y2=&quot;141.827&quot; style=&quot;fill:none;stroke:#000000;stroke-width:0.75590551;stroke-miterlimit:4;stroke-dasharray:none&quot; /&gt;" calcext:value-type="string">
            <text:p>&lt;line x1="432.620" y1="137.175" x2="428.831" y2="141.82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3]+2" office:value-type="float" office:value="146" calcext:value-type="float">
            <text:p>146,000</text:p>
          </table:table-cell>
          <table:table-cell table:formula="of:=LOG([.B144])" office:value-type="float" office:value="2.16435285578444" calcext:value-type="float">
            <text:p>2,164</text:p>
          </table:table-cell>
          <table:table-cell table:formula="of:=SIN([.C144]*afact)" office:value-type="float" office:value="-0.765812052178438" calcext:value-type="float">
            <text:p>-0,766</text:p>
          </table:table-cell>
          <table:table-cell table:formula="of:=COS([.C144]*afact)" office:value-type="float" office:value="0.643064460795533" calcext:value-type="float">
            <text:p>0,643</text:p>
          </table:table-cell>
          <table:table-cell table:style-name="ce1" table:formula="of:=([.E144]*radius+xoff)*Mmfac" office:value-type="float" office:value="435.043536767062" calcext:value-type="float">
            <text:p>435.043536767062</text:p>
          </table:table-cell>
          <table:table-cell table:style-name="ce1" table:formula="of:=([.D144]*radius+yoff)*Mmfac" office:value-type="float" office:value="139.179469042528" calcext:value-type="float">
            <text:p>139.179469042528</text:p>
          </table:table-cell>
          <table:table-cell table:formula="of:=IF(0=MOD([.B144];100); 3   * strich ;  IF(0=MOD([.B144]; 50); 2.5 * strich ;  IF(0=MOD([.B144]; 10); 2   * strich ;  IF(0=MOD([.B144];  5); 1.5 * strich ;  IF(0=MOD([.B144];  1); 1   * strich ;                     0.6 * strich )))))*-1" office:value-type="float" office:value="-2" calcext:value-type="float">
            <text:p>-2,000</text:p>
          </table:table-cell>
          <table:table-cell table:formula="of:=([.E144]*(radius+[.H144])+xoff)*Mmfac" office:value-type="float" office:value="431.185150002289" calcext:value-type="float">
            <text:p>431.185150002289</text:p>
          </table:table-cell>
          <table:table-cell table:formula="of:=([.D144]*(radius+[.H144])+yoff)*Mmfac" office:value-type="float" office:value="143.774341355599" calcext:value-type="float">
            <text:p>143.774341355599</text:p>
          </table:table-cell>
          <table:table-cell office:value-type="string" calcext:value-type="string">
            <text:p>&lt;line x1="</text:p>
          </table:table-cell>
          <table:table-cell table:formula="of:=TEXT([.F144];&quot;000.000&quot;)" office:value-type="string" office:string-value="435.044" calcext:value-type="string">
            <text:p>435.044</text:p>
          </table:table-cell>
          <table:table-cell office:value-type="string" calcext:value-type="string">
            <text:p>" y1="</text:p>
          </table:table-cell>
          <table:table-cell table:formula="of:=TEXT([.G144];&quot;000.000&quot;)" office:value-type="string" office:string-value="139.179" calcext:value-type="string">
            <text:p>139.179</text:p>
          </table:table-cell>
          <table:table-cell office:value-type="string" calcext:value-type="string">
            <text:p>" x2="</text:p>
          </table:table-cell>
          <table:table-cell table:formula="of:=TEXT([.I144];&quot;000.000&quot;)" office:value-type="string" office:string-value="431.185" calcext:value-type="string">
            <text:p>431.185</text:p>
          </table:table-cell>
          <table:table-cell office:value-type="string" calcext:value-type="string">
            <text:p>" y2="</text:p>
          </table:table-cell>
          <table:table-cell table:formula="of:=TEXT([.J144];&quot;000.000&quot;)" office:value-type="string" office:string-value="143.774" calcext:value-type="string">
            <text:p>143.77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4:.U144])" office:value-type="string" office:string-value="&lt;line x1=&quot;435.044&quot; y1=&quot;139.179&quot; x2=&quot;431.185&quot; y2=&quot;143.774&quot; style=&quot;fill:none;stroke:#000000;stroke-width:0.75590551;stroke-miterlimit:4;stroke-dasharray:none&quot; /&gt;" calcext:value-type="string">
            <text:p>&lt;line x1="435.044" y1="139.179" x2="431.185" y2="143.77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4]*afact)*90)) / (0.5*PI());&quot;0.###&quot;)" office:value-type="string" office:string-value="310.021" calcext:value-type="string">
            <text:p>310.02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4];&quot;#&quot;)" office:value-type="string" office:string-value="146" calcext:value-type="string">
            <text:p>146</text:p>
          </table:table-cell>
          <table:table-cell office:value-type="string" calcext:value-type="string">
            <text:p>&lt;/text&gt;</text:p>
          </table:table-cell>
          <table:table-cell table:formula="of:=IF(0=MOD([.B144];10);COM.MICROSOFT.CONCAT([.V144:.AK144]);[.V144])" office:value-type="string" office:string-value="&lt;line x1=&quot;435.044&quot; y1=&quot;139.179&quot; x2=&quot;431.185&quot; y2=&quot;143.774&quot; style=&quot;fill:none;stroke:#000000;stroke-width:0.75590551;stroke-miterlimit:4;stroke-dasharray:none&quot; /&gt;" calcext:value-type="string">
            <text:p>&lt;line x1="435.044" y1="139.179" x2="431.185" y2="143.77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4]+2" office:value-type="float" office:value="148" calcext:value-type="float">
            <text:p>148,000</text:p>
          </table:table-cell>
          <table:table-cell table:formula="of:=LOG([.B145])" office:value-type="float" office:value="2.17026171539496" calcext:value-type="float">
            <text:p>2,170</text:p>
          </table:table-cell>
          <table:table-cell table:formula="of:=SIN([.C145]*afact)" office:value-type="float" office:value="-0.756229398765256" calcext:value-type="float">
            <text:p>-0,756</text:p>
          </table:table-cell>
          <table:table-cell table:formula="of:=COS([.C145]*afact)" office:value-type="float" office:value="0.654306576799546" calcext:value-type="float">
            <text:p>0,654</text:p>
          </table:table-cell>
          <table:table-cell table:style-name="ce1" table:formula="of:=([.E145]*radius+xoff)*Mmfac" office:value-type="float" office:value="437.404381127905" calcext:value-type="float">
            <text:p>437.404381127905</text:p>
          </table:table-cell>
          <table:table-cell table:style-name="ce1" table:formula="of:=([.D145]*radius+yoff)*Mmfac" office:value-type="float" office:value="141.191826259296" calcext:value-type="float">
            <text:p>141.191826259296</text:p>
          </table:table-cell>
          <table:table-cell table:formula="of:=IF(0=MOD([.B145];100); 3   * strich ;  IF(0=MOD([.B145]; 50); 2.5 * strich ;  IF(0=MOD([.B145]; 10); 2   * strich ;  IF(0=MOD([.B145];  5); 1.5 * strich ;  IF(0=MOD([.B145];  1); 1   * strich ;                     0.6 * strich )))))*-1" office:value-type="float" office:value="-2" calcext:value-type="float">
            <text:p>-2,000</text:p>
          </table:table-cell>
          <table:table-cell table:formula="of:=([.E145]*(radius+[.H145])+xoff)*Mmfac" office:value-type="float" office:value="433.478541667107" calcext:value-type="float">
            <text:p>433.478541667107</text:p>
          </table:table-cell>
          <table:table-cell table:formula="of:=([.D145]*(radius+[.H145])+yoff)*Mmfac" office:value-type="float" office:value="145.729202651888" calcext:value-type="float">
            <text:p>145.729202651888</text:p>
          </table:table-cell>
          <table:table-cell office:value-type="string" calcext:value-type="string">
            <text:p>&lt;line x1="</text:p>
          </table:table-cell>
          <table:table-cell table:formula="of:=TEXT([.F145];&quot;000.000&quot;)" office:value-type="string" office:string-value="437.404" calcext:value-type="string">
            <text:p>437.404</text:p>
          </table:table-cell>
          <table:table-cell office:value-type="string" calcext:value-type="string">
            <text:p>" y1="</text:p>
          </table:table-cell>
          <table:table-cell table:formula="of:=TEXT([.G145];&quot;000.000&quot;)" office:value-type="string" office:string-value="141.192" calcext:value-type="string">
            <text:p>141.192</text:p>
          </table:table-cell>
          <table:table-cell office:value-type="string" calcext:value-type="string">
            <text:p>" x2="</text:p>
          </table:table-cell>
          <table:table-cell table:formula="of:=TEXT([.I145];&quot;000.000&quot;)" office:value-type="string" office:string-value="433.479" calcext:value-type="string">
            <text:p>433.479</text:p>
          </table:table-cell>
          <table:table-cell office:value-type="string" calcext:value-type="string">
            <text:p>" y2="</text:p>
          </table:table-cell>
          <table:table-cell table:formula="of:=TEXT([.J145];&quot;000.000&quot;)" office:value-type="string" office:string-value="145.729" calcext:value-type="string">
            <text:p>145.72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5:.U145])" office:value-type="string" office:string-value="&lt;line x1=&quot;437.404&quot; y1=&quot;141.192&quot; x2=&quot;433.479&quot; y2=&quot;145.729&quot; style=&quot;fill:none;stroke:#000000;stroke-width:0.75590551;stroke-miterlimit:4;stroke-dasharray:none&quot; /&gt;" calcext:value-type="string">
            <text:p>&lt;line x1="437.404" y1="141.192" x2="433.479" y2="145.72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5]*afact)*90)) / (0.5*PI());&quot;0.###&quot;)" office:value-type="string" office:string-value="310.867" calcext:value-type="string">
            <text:p>310.86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5];&quot;#&quot;)" office:value-type="string" office:string-value="148" calcext:value-type="string">
            <text:p>148</text:p>
          </table:table-cell>
          <table:table-cell office:value-type="string" calcext:value-type="string">
            <text:p>&lt;/text&gt;</text:p>
          </table:table-cell>
          <table:table-cell table:formula="of:=IF(0=MOD([.B145];10);COM.MICROSOFT.CONCAT([.V145:.AK145]);[.V145])" office:value-type="string" office:string-value="&lt;line x1=&quot;437.404&quot; y1=&quot;141.192&quot; x2=&quot;433.479&quot; y2=&quot;145.729&quot; style=&quot;fill:none;stroke:#000000;stroke-width:0.75590551;stroke-miterlimit:4;stroke-dasharray:none&quot; /&gt;" calcext:value-type="string">
            <text:p>&lt;line x1="437.404" y1="141.192" x2="433.479" y2="145.72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5]+2" office:value-type="float" office:value="150" calcext:value-type="float">
            <text:p>150,000</text:p>
          </table:table-cell>
          <table:table-cell table:formula="of:=LOG([.B146])" office:value-type="float" office:value="2.17609125905568" calcext:value-type="float">
            <text:p>2,176</text:p>
          </table:table-cell>
          <table:table-cell table:formula="of:=SIN([.C146]*afact)" office:value-type="float" office:value="-0.746613655284982" calcext:value-type="float">
            <text:p>-0,747</text:p>
          </table:table-cell>
          <table:table-cell table:formula="of:=COS([.C146]*afact)" office:value-type="float" office:value="0.665257882134438" calcext:value-type="float">
            <text:p>0,665</text:p>
          </table:table-cell>
          <table:table-cell table:style-name="ce1" table:formula="of:=([.E146]*radius+xoff)*Mmfac" office:value-type="float" office:value="439.704155248232" calcext:value-type="float">
            <text:p>439.704155248232</text:p>
          </table:table-cell>
          <table:table-cell table:style-name="ce1" table:formula="of:=([.D146]*radius+yoff)*Mmfac" office:value-type="float" office:value="143.211132390154" calcext:value-type="float">
            <text:p>143.211132390154</text:p>
          </table:table-cell>
          <table:table-cell table:formula="of:=IF(0=MOD([.B146];100); 3   * strich ;  IF(0=MOD([.B146]; 50); 2.5 * strich ;  IF(0=MOD([.B146]; 10); 2   * strich ;  IF(0=MOD([.B146];  5); 1.5 * strich ;  IF(0=MOD([.B146];  1); 1   * strich ;                     0.6 * strich )))))*-1" office:value-type="float" office:value="-5" calcext:value-type="float">
            <text:p>-5,000</text:p>
          </table:table-cell>
          <table:table-cell table:formula="of:=([.E146]*(radius+[.H146])+xoff)*Mmfac" office:value-type="float" office:value="429.725287016216" calcext:value-type="float">
            <text:p>429.725287016216</text:p>
          </table:table-cell>
          <table:table-cell table:formula="of:=([.D146]*(radius+[.H146])+yoff)*Mmfac" office:value-type="float" office:value="154.410337219429" calcext:value-type="float">
            <text:p>154.410337219429</text:p>
          </table:table-cell>
          <table:table-cell office:value-type="string" calcext:value-type="string">
            <text:p>&lt;line x1="</text:p>
          </table:table-cell>
          <table:table-cell table:formula="of:=TEXT([.F146];&quot;000.000&quot;)" office:value-type="string" office:string-value="439.704" calcext:value-type="string">
            <text:p>439.704</text:p>
          </table:table-cell>
          <table:table-cell office:value-type="string" calcext:value-type="string">
            <text:p>" y1="</text:p>
          </table:table-cell>
          <table:table-cell table:formula="of:=TEXT([.G146];&quot;000.000&quot;)" office:value-type="string" office:string-value="143.211" calcext:value-type="string">
            <text:p>143.211</text:p>
          </table:table-cell>
          <table:table-cell office:value-type="string" calcext:value-type="string">
            <text:p>" x2="</text:p>
          </table:table-cell>
          <table:table-cell table:formula="of:=TEXT([.I146];&quot;000.000&quot;)" office:value-type="string" office:string-value="429.725" calcext:value-type="string">
            <text:p>429.725</text:p>
          </table:table-cell>
          <table:table-cell office:value-type="string" calcext:value-type="string">
            <text:p>" y2="</text:p>
          </table:table-cell>
          <table:table-cell table:formula="of:=TEXT([.J146];&quot;000.000&quot;)" office:value-type="string" office:string-value="154.410" calcext:value-type="string">
            <text:p>154.4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6:.U146])" office:value-type="string" office:string-value="&lt;line x1=&quot;439.704&quot; y1=&quot;143.211&quot; x2=&quot;429.725&quot; y2=&quot;154.410&quot; style=&quot;fill:none;stroke:#000000;stroke-width:0.75590551;stroke-miterlimit:4;stroke-dasharray:none&quot; /&gt;" calcext:value-type="string">
            <text:p>&lt;line x1="439.704" y1="143.211" x2="429.725" y2="154.41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6]*afact)*90)) / (0.5*PI());&quot;0.###&quot;)" office:value-type="string" office:string-value="311.702" calcext:value-type="string">
            <text:p>311.70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6];&quot;#&quot;)" office:value-type="string" office:string-value="150" calcext:value-type="string">
            <text:p>150</text:p>
          </table:table-cell>
          <table:table-cell office:value-type="string" calcext:value-type="string">
            <text:p>&lt;/text&gt;</text:p>
          </table:table-cell>
          <table:table-cell table:formula="of:=IF(0=MOD([.B146];10);COM.MICROSOFT.CONCAT([.V146:.AK146]);[.V146])" office:value-type="string" office:string-value="&lt;line x1=&quot;439.704&quot; y1=&quot;143.211&quot; x2=&quot;429.725&quot; y2=&quot;154.41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11.702, 300, 300)&quot;&gt;150&lt;/text&gt;" calcext:value-type="string">
            <text:p>&lt;line x1="439.704" y1="143.211" x2="429.725" y2="154.41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11.702, 300, 300)"&gt;150&lt;/text&gt;</text:p>
          </table:table-cell>
          <table:table-cell table:number-columns-repeated="986"/>
        </table:table-row>
        <table:table-row table:style-name="ro1">
          <table:table-cell/>
          <table:table-cell table:formula="of:=[.B146]+5" office:value-type="float" office:value="155" calcext:value-type="float">
            <text:p>155,000</text:p>
          </table:table-cell>
          <table:table-cell table:formula="of:=LOG([.B147])" office:value-type="float" office:value="2.19033169817029" calcext:value-type="float">
            <text:p>2,190</text:p>
          </table:table-cell>
          <table:table-cell table:formula="of:=SIN([.C147]*afact)" office:value-type="float" office:value="-0.722461653686036" calcext:value-type="float">
            <text:p>-0,722</text:p>
          </table:table-cell>
          <table:table-cell table:formula="of:=COS([.C147]*afact)" office:value-type="float" office:value="0.691410991345407" calcext:value-type="float">
            <text:p>0,691</text:p>
          </table:table-cell>
          <table:table-cell table:style-name="ce1" table:formula="of:=([.E147]*radius+xoff)*Mmfac" office:value-type="float" office:value="445.196308182536" calcext:value-type="float">
            <text:p>445.196308182536</text:p>
          </table:table-cell>
          <table:table-cell table:style-name="ce1" table:formula="of:=([.D147]*radius+yoff)*Mmfac" office:value-type="float" office:value="148.283052725933" calcext:value-type="float">
            <text:p>148.283052725933</text:p>
          </table:table-cell>
          <table:table-cell table:formula="of:=IF(0=MOD([.B147];100); 3   * strich ;  IF(0=MOD([.B147]; 50); 2.5 * strich ;  IF(0=MOD([.B147]; 10); 2   * strich ;  IF(0=MOD([.B147];  5); 1.5 * strich ;  IF(0=MOD([.B147];  1); 1   * strich ;                     0.6 * strich )))))*-1" office:value-type="float" office:value="-3" calcext:value-type="float">
            <text:p>-3,000</text:p>
          </table:table-cell>
          <table:table-cell table:formula="of:=([.E147]*(radius+[.H147])+xoff)*Mmfac" office:value-type="float" office:value="438.973609260427" calcext:value-type="float">
            <text:p>438.973609260427</text:p>
          </table:table-cell>
          <table:table-cell table:formula="of:=([.D147]*(radius+[.H147])+yoff)*Mmfac" office:value-type="float" office:value="154.785207609107" calcext:value-type="float">
            <text:p>154.785207609107</text:p>
          </table:table-cell>
          <table:table-cell office:value-type="string" calcext:value-type="string">
            <text:p>&lt;line x1="</text:p>
          </table:table-cell>
          <table:table-cell table:formula="of:=TEXT([.F147];&quot;000.000&quot;)" office:value-type="string" office:string-value="445.196" calcext:value-type="string">
            <text:p>445.196</text:p>
          </table:table-cell>
          <table:table-cell office:value-type="string" calcext:value-type="string">
            <text:p>" y1="</text:p>
          </table:table-cell>
          <table:table-cell table:formula="of:=TEXT([.G147];&quot;000.000&quot;)" office:value-type="string" office:string-value="148.283" calcext:value-type="string">
            <text:p>148.283</text:p>
          </table:table-cell>
          <table:table-cell office:value-type="string" calcext:value-type="string">
            <text:p>" x2="</text:p>
          </table:table-cell>
          <table:table-cell table:formula="of:=TEXT([.I147];&quot;000.000&quot;)" office:value-type="string" office:string-value="438.974" calcext:value-type="string">
            <text:p>438.974</text:p>
          </table:table-cell>
          <table:table-cell office:value-type="string" calcext:value-type="string">
            <text:p>" y2="</text:p>
          </table:table-cell>
          <table:table-cell table:formula="of:=TEXT([.J147];&quot;000.000&quot;)" office:value-type="string" office:string-value="154.785" calcext:value-type="string">
            <text:p>154.78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7:.U147])" office:value-type="string" office:string-value="&lt;line x1=&quot;445.196&quot; y1=&quot;148.283&quot; x2=&quot;438.974&quot; y2=&quot;154.785&quot; style=&quot;fill:none;stroke:#000000;stroke-width:0.75590551;stroke-miterlimit:4;stroke-dasharray:none&quot; /&gt;" calcext:value-type="string">
            <text:p>&lt;line x1="445.196" y1="148.283" x2="438.974" y2="154.78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7]*afact)*90)) / (0.5*PI());&quot;0.###&quot;)" office:value-type="string" office:string-value="313.742" calcext:value-type="string">
            <text:p>313.74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7];&quot;#&quot;)" office:value-type="string" office:string-value="155" calcext:value-type="string">
            <text:p>155</text:p>
          </table:table-cell>
          <table:table-cell office:value-type="string" calcext:value-type="string">
            <text:p>&lt;/text&gt;</text:p>
          </table:table-cell>
          <table:table-cell table:formula="of:=IF(0=MOD([.B147];50);COM.MICROSOFT.CONCAT([.V147:.AK147]);[.V147])" office:value-type="string" office:string-value="&lt;line x1=&quot;445.196&quot; y1=&quot;148.283&quot; x2=&quot;438.974&quot; y2=&quot;154.785&quot; style=&quot;fill:none;stroke:#000000;stroke-width:0.75590551;stroke-miterlimit:4;stroke-dasharray:none&quot; /&gt;" calcext:value-type="string">
            <text:p>&lt;line x1="445.196" y1="148.283" x2="438.974" y2="154.785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7]+5" office:value-type="float" office:value="160" calcext:value-type="float">
            <text:p>160,000</text:p>
          </table:table-cell>
          <table:table-cell table:formula="of:=LOG([.B148])" office:value-type="float" office:value="2.20411998265592" calcext:value-type="float">
            <text:p>2,204</text:p>
          </table:table-cell>
          <table:table-cell table:formula="of:=SIN([.C148]*afact)" office:value-type="float" office:value="-0.698203761944094" calcext:value-type="float">
            <text:p>-0,698</text:p>
          </table:table-cell>
          <table:table-cell table:formula="of:=COS([.C148]*afact)" office:value-type="float" office:value="0.715899089821404" calcext:value-type="float">
            <text:p>0,716</text:p>
          </table:table-cell>
          <table:table-cell table:style-name="ce1" table:formula="of:=([.E148]*radius+xoff)*Mmfac" office:value-type="float" office:value="450.338808862495" calcext:value-type="float">
            <text:p>450.338808862495</text:p>
          </table:table-cell>
          <table:table-cell table:style-name="ce1" table:formula="of:=([.D148]*radius+yoff)*Mmfac" office:value-type="float" office:value="153.37720999174" calcext:value-type="float">
            <text:p>153.37720999174</text:p>
          </table:table-cell>
          <table:table-cell table:formula="of:=IF(0=MOD([.B148];100); 3   * strich ;  IF(0=MOD([.B148]; 50); 2.5 * strich ;  IF(0=MOD([.B148]; 10); 2   * strich ;  IF(0=MOD([.B148];  5); 1.5 * strich ;  IF(0=MOD([.B148];  1); 1   * strich ;                     0.6 * strich )))))*-1" office:value-type="float" office:value="-4" calcext:value-type="float">
            <text:p>-4,000</text:p>
          </table:table-cell>
          <table:table-cell table:formula="of:=([.E148]*(radius+[.H148])+xoff)*Mmfac" office:value-type="float" office:value="441.748019784638" calcext:value-type="float">
            <text:p>441.748019784638</text:p>
          </table:table-cell>
          <table:table-cell table:formula="of:=([.D148]*(radius+[.H148])+yoff)*Mmfac" office:value-type="float" office:value="161.755655135069" calcext:value-type="float">
            <text:p>161.755655135069</text:p>
          </table:table-cell>
          <table:table-cell office:value-type="string" calcext:value-type="string">
            <text:p>&lt;line x1="</text:p>
          </table:table-cell>
          <table:table-cell table:formula="of:=TEXT([.F148];&quot;000.000&quot;)" office:value-type="string" office:string-value="450.339" calcext:value-type="string">
            <text:p>450.339</text:p>
          </table:table-cell>
          <table:table-cell office:value-type="string" calcext:value-type="string">
            <text:p>" y1="</text:p>
          </table:table-cell>
          <table:table-cell table:formula="of:=TEXT([.G148];&quot;000.000&quot;)" office:value-type="string" office:string-value="153.377" calcext:value-type="string">
            <text:p>153.377</text:p>
          </table:table-cell>
          <table:table-cell office:value-type="string" calcext:value-type="string">
            <text:p>" x2="</text:p>
          </table:table-cell>
          <table:table-cell table:formula="of:=TEXT([.I148];&quot;000.000&quot;)" office:value-type="string" office:string-value="441.748" calcext:value-type="string">
            <text:p>441.748</text:p>
          </table:table-cell>
          <table:table-cell office:value-type="string" calcext:value-type="string">
            <text:p>" y2="</text:p>
          </table:table-cell>
          <table:table-cell table:formula="of:=TEXT([.J148];&quot;000.000&quot;)" office:value-type="string" office:string-value="161.756" calcext:value-type="string">
            <text:p>161.7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8:.U148])" office:value-type="string" office:string-value="&lt;line x1=&quot;450.339&quot; y1=&quot;153.377&quot; x2=&quot;441.748&quot; y2=&quot;161.756&quot; style=&quot;fill:none;stroke:#000000;stroke-width:0.75590551;stroke-miterlimit:4;stroke-dasharray:none&quot; /&gt;" calcext:value-type="string">
            <text:p>&lt;line x1="450.339" y1="153.377" x2="441.748" y2="161.7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8]*afact)*90)) / (0.5*PI());&quot;0.###&quot;)" office:value-type="string" office:string-value="315.717" calcext:value-type="string">
            <text:p>315.71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8];&quot;#&quot;)" office:value-type="string" office:string-value="160" calcext:value-type="string">
            <text:p>160</text:p>
          </table:table-cell>
          <table:table-cell office:value-type="string" calcext:value-type="string">
            <text:p>&lt;/text&gt;</text:p>
          </table:table-cell>
          <table:table-cell table:formula="of:=IF(0=MOD([.B148];50);COM.MICROSOFT.CONCAT([.V148:.AK148]);[.V148])" office:value-type="string" office:string-value="&lt;line x1=&quot;450.339&quot; y1=&quot;153.377&quot; x2=&quot;441.748&quot; y2=&quot;161.756&quot; style=&quot;fill:none;stroke:#000000;stroke-width:0.75590551;stroke-miterlimit:4;stroke-dasharray:none&quot; /&gt;" calcext:value-type="string">
            <text:p>&lt;line x1="450.339" y1="153.377" x2="441.748" y2="161.75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8]+5" office:value-type="float" office:value="165" calcext:value-type="float">
            <text:p>165,000</text:p>
          </table:table-cell>
          <table:table-cell table:formula="of:=LOG([.B149])" office:value-type="float" office:value="2.21748394421391" calcext:value-type="float">
            <text:p>2,217</text:p>
          </table:table-cell>
          <table:table-cell table:formula="of:=SIN([.C149]*afact)" office:value-type="float" office:value="-0.673900452718479" calcext:value-type="float">
            <text:p>-0,674</text:p>
          </table:table-cell>
          <table:table-cell table:formula="of:=COS([.C149]*afact)" office:value-type="float" office:value="0.738822157102661" calcext:value-type="float">
            <text:p>0,739</text:p>
          </table:table-cell>
          <table:table-cell table:style-name="ce1" table:formula="of:=([.E149]*radius+xoff)*Mmfac" office:value-type="float" office:value="455.152652991559" calcext:value-type="float">
            <text:p>455.152652991559</text:p>
          </table:table-cell>
          <table:table-cell table:style-name="ce1" table:formula="of:=([.D149]*radius+yoff)*Mmfac" office:value-type="float" office:value="158.480904929119" calcext:value-type="float">
            <text:p>158.480904929119</text:p>
          </table:table-cell>
          <table:table-cell table:formula="of:=IF(0=MOD([.B149];100); 3   * strich ;  IF(0=MOD([.B149]; 50); 2.5 * strich ;  IF(0=MOD([.B149]; 10); 2   * strich ;  IF(0=MOD([.B149];  5); 1.5 * strich ;  IF(0=MOD([.B149];  1); 1   * strich ;                     0.6 * strich )))))*-1" office:value-type="float" office:value="-3" calcext:value-type="float">
            <text:p>-3,000</text:p>
          </table:table-cell>
          <table:table-cell table:formula="of:=([.E149]*(radius+[.H149])+xoff)*Mmfac" office:value-type="float" office:value="448.503253577635" calcext:value-type="float">
            <text:p>448.503253577635</text:p>
          </table:table-cell>
          <table:table-cell table:formula="of:=([.D149]*(radius+[.H149])+yoff)*Mmfac" office:value-type="float" office:value="164.546009003586" calcext:value-type="float">
            <text:p>164.546009003586</text:p>
          </table:table-cell>
          <table:table-cell office:value-type="string" calcext:value-type="string">
            <text:p>&lt;line x1="</text:p>
          </table:table-cell>
          <table:table-cell table:formula="of:=TEXT([.F149];&quot;000.000&quot;)" office:value-type="string" office:string-value="455.153" calcext:value-type="string">
            <text:p>455.153</text:p>
          </table:table-cell>
          <table:table-cell office:value-type="string" calcext:value-type="string">
            <text:p>" y1="</text:p>
          </table:table-cell>
          <table:table-cell table:formula="of:=TEXT([.G149];&quot;000.000&quot;)" office:value-type="string" office:string-value="158.481" calcext:value-type="string">
            <text:p>158.481</text:p>
          </table:table-cell>
          <table:table-cell office:value-type="string" calcext:value-type="string">
            <text:p>" x2="</text:p>
          </table:table-cell>
          <table:table-cell table:formula="of:=TEXT([.I149];&quot;000.000&quot;)" office:value-type="string" office:string-value="448.503" calcext:value-type="string">
            <text:p>448.503</text:p>
          </table:table-cell>
          <table:table-cell office:value-type="string" calcext:value-type="string">
            <text:p>" y2="</text:p>
          </table:table-cell>
          <table:table-cell table:formula="of:=TEXT([.J149];&quot;000.000&quot;)" office:value-type="string" office:string-value="164.546" calcext:value-type="string">
            <text:p>164.54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49:.U149])" office:value-type="string" office:string-value="&lt;line x1=&quot;455.153&quot; y1=&quot;158.481&quot; x2=&quot;448.503&quot; y2=&quot;164.546&quot; style=&quot;fill:none;stroke:#000000;stroke-width:0.75590551;stroke-miterlimit:4;stroke-dasharray:none&quot; /&gt;" calcext:value-type="string">
            <text:p>&lt;line x1="455.153" y1="158.481" x2="448.503" y2="164.54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49]*afact)*90)) / (0.5*PI());&quot;0.###&quot;)" office:value-type="string" office:string-value="317.631" calcext:value-type="string">
            <text:p>317.63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49];&quot;#&quot;)" office:value-type="string" office:string-value="165" calcext:value-type="string">
            <text:p>165</text:p>
          </table:table-cell>
          <table:table-cell office:value-type="string" calcext:value-type="string">
            <text:p>&lt;/text&gt;</text:p>
          </table:table-cell>
          <table:table-cell table:formula="of:=IF(0=MOD([.B149];50);COM.MICROSOFT.CONCAT([.V149:.AK149]);[.V149])" office:value-type="string" office:string-value="&lt;line x1=&quot;455.153&quot; y1=&quot;158.481&quot; x2=&quot;448.503&quot; y2=&quot;164.546&quot; style=&quot;fill:none;stroke:#000000;stroke-width:0.75590551;stroke-miterlimit:4;stroke-dasharray:none&quot; /&gt;" calcext:value-type="string">
            <text:p>&lt;line x1="455.153" y1="158.481" x2="448.503" y2="164.54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49]+5" office:value-type="float" office:value="170" calcext:value-type="float">
            <text:p>170,000</text:p>
          </table:table-cell>
          <table:table-cell table:formula="of:=LOG([.B150])" office:value-type="float" office:value="2.23044892137827" calcext:value-type="float">
            <text:p>2,230</text:p>
          </table:table-cell>
          <table:table-cell table:formula="of:=SIN([.C150]*afact)" office:value-type="float" office:value="-0.649603656885722" calcext:value-type="float">
            <text:p>-0,650</text:p>
          </table:table-cell>
          <table:table-cell table:formula="of:=COS([.C150]*afact)" office:value-type="float" office:value="0.760273035797467" calcext:value-type="float">
            <text:p>0,760</text:p>
          </table:table-cell>
          <table:table-cell table:style-name="ce1" table:formula="of:=([.E150]*radius+xoff)*Mmfac" office:value-type="float" office:value="459.657337517468" calcext:value-type="float">
            <text:p>459.657337517468</text:p>
          </table:table-cell>
          <table:table-cell table:style-name="ce1" table:formula="of:=([.D150]*radius+yoff)*Mmfac" office:value-type="float" office:value="163.583232053998" calcext:value-type="float">
            <text:p>163.583232053998</text:p>
          </table:table-cell>
          <table:table-cell table:formula="of:=IF(0=MOD([.B150];100); 3   * strich ;  IF(0=MOD([.B150]; 50); 2.5 * strich ;  IF(0=MOD([.B150]; 10); 2   * strich ;  IF(0=MOD([.B150];  5); 1.5 * strich ;  IF(0=MOD([.B150];  1); 1   * strich ;                     0.6 * strich )))))*-1" office:value-type="float" office:value="-4" calcext:value-type="float">
            <text:p>-4,000</text:p>
          </table:table-cell>
          <table:table-cell table:formula="of:=([.E150]*(radius+[.H150])+xoff)*Mmfac" office:value-type="float" office:value="450.534061087899" calcext:value-type="float">
            <text:p>450.534061087899</text:p>
          </table:table-cell>
          <table:table-cell table:formula="of:=([.D150]*(radius+[.H150])+yoff)*Mmfac" office:value-type="float" office:value="171.378475936627" calcext:value-type="float">
            <text:p>171.378475936627</text:p>
          </table:table-cell>
          <table:table-cell office:value-type="string" calcext:value-type="string">
            <text:p>&lt;line x1="</text:p>
          </table:table-cell>
          <table:table-cell table:formula="of:=TEXT([.F150];&quot;000.000&quot;)" office:value-type="string" office:string-value="459.657" calcext:value-type="string">
            <text:p>459.657</text:p>
          </table:table-cell>
          <table:table-cell office:value-type="string" calcext:value-type="string">
            <text:p>" y1="</text:p>
          </table:table-cell>
          <table:table-cell table:formula="of:=TEXT([.G150];&quot;000.000&quot;)" office:value-type="string" office:string-value="163.583" calcext:value-type="string">
            <text:p>163.583</text:p>
          </table:table-cell>
          <table:table-cell office:value-type="string" calcext:value-type="string">
            <text:p>" x2="</text:p>
          </table:table-cell>
          <table:table-cell table:formula="of:=TEXT([.I150];&quot;000.000&quot;)" office:value-type="string" office:string-value="450.534" calcext:value-type="string">
            <text:p>450.534</text:p>
          </table:table-cell>
          <table:table-cell office:value-type="string" calcext:value-type="string">
            <text:p>" y2="</text:p>
          </table:table-cell>
          <table:table-cell table:formula="of:=TEXT([.J150];&quot;000.000&quot;)" office:value-type="string" office:string-value="171.378" calcext:value-type="string">
            <text:p>171.37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0:.U150])" office:value-type="string" office:string-value="&lt;line x1=&quot;459.657&quot; y1=&quot;163.583&quot; x2=&quot;450.534&quot; y2=&quot;171.378&quot; style=&quot;fill:none;stroke:#000000;stroke-width:0.75590551;stroke-miterlimit:4;stroke-dasharray:none&quot; /&gt;" calcext:value-type="string">
            <text:p>&lt;line x1="459.657" y1="163.583" x2="450.534" y2="171.37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0]*afact)*90)) / (0.5*PI());&quot;0.###&quot;)" office:value-type="string" office:string-value="319.488" calcext:value-type="string">
            <text:p>319.48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0];&quot;#&quot;)" office:value-type="string" office:string-value="170" calcext:value-type="string">
            <text:p>170</text:p>
          </table:table-cell>
          <table:table-cell office:value-type="string" calcext:value-type="string">
            <text:p>&lt;/text&gt;</text:p>
          </table:table-cell>
          <table:table-cell table:formula="of:=IF(0=MOD([.B150];50);COM.MICROSOFT.CONCAT([.V150:.AK150]);[.V150])" office:value-type="string" office:string-value="&lt;line x1=&quot;459.657&quot; y1=&quot;163.583&quot; x2=&quot;450.534&quot; y2=&quot;171.378&quot; style=&quot;fill:none;stroke:#000000;stroke-width:0.75590551;stroke-miterlimit:4;stroke-dasharray:none&quot; /&gt;" calcext:value-type="string">
            <text:p>&lt;line x1="459.657" y1="163.583" x2="450.534" y2="171.37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0]+5" office:value-type="float" office:value="175" calcext:value-type="float">
            <text:p>175,000</text:p>
          </table:table-cell>
          <table:table-cell table:formula="of:=LOG([.B151])" office:value-type="float" office:value="2.24303804868629" calcext:value-type="float">
            <text:p>2,243</text:p>
          </table:table-cell>
          <table:table-cell table:formula="of:=SIN([.C151]*afact)" office:value-type="float" office:value="-0.625357969763272" calcext:value-type="float">
            <text:p>-0,625</text:p>
          </table:table-cell>
          <table:table-cell table:formula="of:=COS([.C151]*afact)" office:value-type="float" office:value="0.780338009873643" calcext:value-type="float">
            <text:p>0,780</text:p>
          </table:table-cell>
          <table:table-cell table:style-name="ce1" table:formula="of:=([.E151]*radius+xoff)*Mmfac" office:value-type="float" office:value="463.870982073465" calcext:value-type="float">
            <text:p>463.870982073465</text:p>
          </table:table-cell>
          <table:table-cell table:style-name="ce1" table:formula="of:=([.D151]*radius+yoff)*Mmfac" office:value-type="float" office:value="168.674826349713" calcext:value-type="float">
            <text:p>168.674826349713</text:p>
          </table:table-cell>
          <table:table-cell table:formula="of:=IF(0=MOD([.B151];100); 3   * strich ;  IF(0=MOD([.B151]; 50); 2.5 * strich ;  IF(0=MOD([.B151]; 10); 2   * strich ;  IF(0=MOD([.B151];  5); 1.5 * strich ;  IF(0=MOD([.B151];  1); 1   * strich ;                     0.6 * strich )))))*-1" office:value-type="float" office:value="-3" calcext:value-type="float">
            <text:p>-3,000</text:p>
          </table:table-cell>
          <table:table-cell table:formula="of:=([.E151]*(radius+[.H151])+xoff)*Mmfac" office:value-type="float" office:value="456.847939984602" calcext:value-type="float">
            <text:p>456.847939984602</text:p>
          </table:table-cell>
          <table:table-cell table:formula="of:=([.D151]*(radius+[.H151])+yoff)*Mmfac" office:value-type="float" office:value="174.303048077582" calcext:value-type="float">
            <text:p>174.303048077582</text:p>
          </table:table-cell>
          <table:table-cell office:value-type="string" calcext:value-type="string">
            <text:p>&lt;line x1="</text:p>
          </table:table-cell>
          <table:table-cell table:formula="of:=TEXT([.F151];&quot;000.000&quot;)" office:value-type="string" office:string-value="463.871" calcext:value-type="string">
            <text:p>463.871</text:p>
          </table:table-cell>
          <table:table-cell office:value-type="string" calcext:value-type="string">
            <text:p>" y1="</text:p>
          </table:table-cell>
          <table:table-cell table:formula="of:=TEXT([.G151];&quot;000.000&quot;)" office:value-type="string" office:string-value="168.675" calcext:value-type="string">
            <text:p>168.675</text:p>
          </table:table-cell>
          <table:table-cell office:value-type="string" calcext:value-type="string">
            <text:p>" x2="</text:p>
          </table:table-cell>
          <table:table-cell table:formula="of:=TEXT([.I151];&quot;000.000&quot;)" office:value-type="string" office:string-value="456.848" calcext:value-type="string">
            <text:p>456.848</text:p>
          </table:table-cell>
          <table:table-cell office:value-type="string" calcext:value-type="string">
            <text:p>" y2="</text:p>
          </table:table-cell>
          <table:table-cell table:formula="of:=TEXT([.J151];&quot;000.000&quot;)" office:value-type="string" office:string-value="174.303" calcext:value-type="string">
            <text:p>174.30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1:.U151])" office:value-type="string" office:string-value="&lt;line x1=&quot;463.871&quot; y1=&quot;168.675&quot; x2=&quot;456.848&quot; y2=&quot;174.303&quot; style=&quot;fill:none;stroke:#000000;stroke-width:0.75590551;stroke-miterlimit:4;stroke-dasharray:none&quot; /&gt;" calcext:value-type="string">
            <text:p>&lt;line x1="463.871" y1="168.675" x2="456.848" y2="174.30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1]*afact)*90)) / (0.5*PI());&quot;0.###&quot;)" office:value-type="string" office:string-value="321.292" calcext:value-type="string">
            <text:p>321.2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1];&quot;#&quot;)" office:value-type="string" office:string-value="175" calcext:value-type="string">
            <text:p>175</text:p>
          </table:table-cell>
          <table:table-cell office:value-type="string" calcext:value-type="string">
            <text:p>&lt;/text&gt;</text:p>
          </table:table-cell>
          <table:table-cell table:formula="of:=IF(0=MOD([.B151];50);COM.MICROSOFT.CONCAT([.V151:.AK151]);[.V151])" office:value-type="string" office:string-value="&lt;line x1=&quot;463.871&quot; y1=&quot;168.675&quot; x2=&quot;456.848&quot; y2=&quot;174.303&quot; style=&quot;fill:none;stroke:#000000;stroke-width:0.75590551;stroke-miterlimit:4;stroke-dasharray:none&quot; /&gt;" calcext:value-type="string">
            <text:p>&lt;line x1="463.871" y1="168.675" x2="456.848" y2="174.303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1]+5" office:value-type="float" office:value="180" calcext:value-type="float">
            <text:p>180,000</text:p>
          </table:table-cell>
          <table:table-cell table:formula="of:=LOG([.B152])" office:value-type="float" office:value="2.25527250510331" calcext:value-type="float">
            <text:p>2,255</text:p>
          </table:table-cell>
          <table:table-cell table:formula="of:=SIN([.C152]*afact)" office:value-type="float" office:value="-0.601201670405259" calcext:value-type="float">
            <text:p>-0,601</text:p>
          </table:table-cell>
          <table:table-cell table:formula="of:=COS([.C152]*afact)" office:value-type="float" office:value="0.799097335436633" calcext:value-type="float">
            <text:p>0,799</text:p>
          </table:table-cell>
          <table:table-cell table:style-name="ce1" table:formula="of:=([.E152]*radius+xoff)*Mmfac" office:value-type="float" office:value="467.810440441693" calcext:value-type="float">
            <text:p>467.810440441693</text:p>
          </table:table-cell>
          <table:table-cell table:style-name="ce1" table:formula="of:=([.D152]*radius+yoff)*Mmfac" office:value-type="float" office:value="173.747649214896" calcext:value-type="float">
            <text:p>173.747649214896</text:p>
          </table:table-cell>
          <table:table-cell table:formula="of:=IF(0=MOD([.B152];100); 3   * strich ;  IF(0=MOD([.B152]; 50); 2.5 * strich ;  IF(0=MOD([.B152]; 10); 2   * strich ;  IF(0=MOD([.B152];  5); 1.5 * strich ;  IF(0=MOD([.B152];  1); 1   * strich ;                     0.6 * strich )))))*-1" office:value-type="float" office:value="-4" calcext:value-type="float">
            <text:p>-4,000</text:p>
          </table:table-cell>
          <table:table-cell table:formula="of:=([.E152]*(radius+[.H152])+xoff)*Mmfac" office:value-type="float" office:value="458.221272416453" calcext:value-type="float">
            <text:p>458.221272416453</text:p>
          </table:table-cell>
          <table:table-cell table:formula="of:=([.D152]*(radius+[.H152])+yoff)*Mmfac" office:value-type="float" office:value="180.962069259759" calcext:value-type="float">
            <text:p>180.962069259759</text:p>
          </table:table-cell>
          <table:table-cell office:value-type="string" calcext:value-type="string">
            <text:p>&lt;line x1="</text:p>
          </table:table-cell>
          <table:table-cell table:formula="of:=TEXT([.F152];&quot;000.000&quot;)" office:value-type="string" office:string-value="467.810" calcext:value-type="string">
            <text:p>467.810</text:p>
          </table:table-cell>
          <table:table-cell office:value-type="string" calcext:value-type="string">
            <text:p>" y1="</text:p>
          </table:table-cell>
          <table:table-cell table:formula="of:=TEXT([.G152];&quot;000.000&quot;)" office:value-type="string" office:string-value="173.748" calcext:value-type="string">
            <text:p>173.748</text:p>
          </table:table-cell>
          <table:table-cell office:value-type="string" calcext:value-type="string">
            <text:p>" x2="</text:p>
          </table:table-cell>
          <table:table-cell table:formula="of:=TEXT([.I152];&quot;000.000&quot;)" office:value-type="string" office:string-value="458.221" calcext:value-type="string">
            <text:p>458.221</text:p>
          </table:table-cell>
          <table:table-cell office:value-type="string" calcext:value-type="string">
            <text:p>" y2="</text:p>
          </table:table-cell>
          <table:table-cell table:formula="of:=TEXT([.J152];&quot;000.000&quot;)" office:value-type="string" office:string-value="180.962" calcext:value-type="string">
            <text:p>180.96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2:.U152])" office:value-type="string" office:string-value="&lt;line x1=&quot;467.810&quot; y1=&quot;173.748&quot; x2=&quot;458.221&quot; y2=&quot;180.962&quot; style=&quot;fill:none;stroke:#000000;stroke-width:0.75590551;stroke-miterlimit:4;stroke-dasharray:none&quot; /&gt;" calcext:value-type="string">
            <text:p>&lt;line x1="467.810" y1="173.748" x2="458.221" y2="180.96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2]*afact)*90)) / (0.5*PI());&quot;0.###&quot;)" office:value-type="string" office:string-value="323.044" calcext:value-type="string">
            <text:p>323.04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2];&quot;#&quot;)" office:value-type="string" office:string-value="180" calcext:value-type="string">
            <text:p>180</text:p>
          </table:table-cell>
          <table:table-cell office:value-type="string" calcext:value-type="string">
            <text:p>&lt;/text&gt;</text:p>
          </table:table-cell>
          <table:table-cell table:formula="of:=IF(0=MOD([.B152];50);COM.MICROSOFT.CONCAT([.V152:.AK152]);[.V152])" office:value-type="string" office:string-value="&lt;line x1=&quot;467.810&quot; y1=&quot;173.748&quot; x2=&quot;458.221&quot; y2=&quot;180.962&quot; style=&quot;fill:none;stroke:#000000;stroke-width:0.75590551;stroke-miterlimit:4;stroke-dasharray:none&quot; /&gt;" calcext:value-type="string">
            <text:p>&lt;line x1="467.810" y1="173.748" x2="458.221" y2="180.96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2]+5" office:value-type="float" office:value="185" calcext:value-type="float">
            <text:p>185,000</text:p>
          </table:table-cell>
          <table:table-cell table:formula="of:=LOG([.B153])" office:value-type="float" office:value="2.26717172840301" calcext:value-type="float">
            <text:p>2,267</text:p>
          </table:table-cell>
          <table:table-cell table:formula="of:=SIN([.C153]*afact)" office:value-type="float" office:value="-0.577167586087486" calcext:value-type="float">
            <text:p>-0,577</text:p>
          </table:table-cell>
          <table:table-cell table:formula="of:=COS([.C153]*afact)" office:value-type="float" office:value="0.816625726737742" calcext:value-type="float">
            <text:p>0,817</text:p>
          </table:table-cell>
          <table:table-cell table:style-name="ce1" table:formula="of:=([.E153]*radius+xoff)*Mmfac" office:value-type="float" office:value="471.491402614926" calcext:value-type="float">
            <text:p>471.491402614926</text:p>
          </table:table-cell>
          <table:table-cell table:style-name="ce1" table:formula="of:=([.D153]*radius+yoff)*Mmfac" office:value-type="float" office:value="178.794806921628" calcext:value-type="float">
            <text:p>178.794806921628</text:p>
          </table:table-cell>
          <table:table-cell table:formula="of:=IF(0=MOD([.B153];100); 3   * strich ;  IF(0=MOD([.B153]; 50); 2.5 * strich ;  IF(0=MOD([.B153]; 10); 2   * strich ;  IF(0=MOD([.B153];  5); 1.5 * strich ;  IF(0=MOD([.B153];  1); 1   * strich ;                     0.6 * strich )))))*-1" office:value-type="float" office:value="-3" calcext:value-type="float">
            <text:p>-3,000</text:p>
          </table:table-cell>
          <table:table-cell table:formula="of:=([.E153]*(radius+[.H153])+xoff)*Mmfac" office:value-type="float" office:value="464.141771074286" calcext:value-type="float">
            <text:p>464.141771074286</text:p>
          </table:table-cell>
          <table:table-cell table:formula="of:=([.D153]*(radius+[.H153])+yoff)*Mmfac" office:value-type="float" office:value="183.989315196415" calcext:value-type="float">
            <text:p>183.989315196415</text:p>
          </table:table-cell>
          <table:table-cell office:value-type="string" calcext:value-type="string">
            <text:p>&lt;line x1="</text:p>
          </table:table-cell>
          <table:table-cell table:formula="of:=TEXT([.F153];&quot;000.000&quot;)" office:value-type="string" office:string-value="471.491" calcext:value-type="string">
            <text:p>471.491</text:p>
          </table:table-cell>
          <table:table-cell office:value-type="string" calcext:value-type="string">
            <text:p>" y1="</text:p>
          </table:table-cell>
          <table:table-cell table:formula="of:=TEXT([.G153];&quot;000.000&quot;)" office:value-type="string" office:string-value="178.795" calcext:value-type="string">
            <text:p>178.795</text:p>
          </table:table-cell>
          <table:table-cell office:value-type="string" calcext:value-type="string">
            <text:p>" x2="</text:p>
          </table:table-cell>
          <table:table-cell table:formula="of:=TEXT([.I153];&quot;000.000&quot;)" office:value-type="string" office:string-value="464.142" calcext:value-type="string">
            <text:p>464.142</text:p>
          </table:table-cell>
          <table:table-cell office:value-type="string" calcext:value-type="string">
            <text:p>" y2="</text:p>
          </table:table-cell>
          <table:table-cell table:formula="of:=TEXT([.J153];&quot;000.000&quot;)" office:value-type="string" office:string-value="183.989" calcext:value-type="string">
            <text:p>183.9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3:.U153])" office:value-type="string" office:string-value="&lt;line x1=&quot;471.491&quot; y1=&quot;178.795&quot; x2=&quot;464.142&quot; y2=&quot;183.989&quot; style=&quot;fill:none;stroke:#000000;stroke-width:0.75590551;stroke-miterlimit:4;stroke-dasharray:none&quot; /&gt;" calcext:value-type="string">
            <text:p>&lt;line x1="471.491" y1="178.795" x2="464.142" y2="183.9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3]*afact)*90)) / (0.5*PI());&quot;0.###&quot;)" office:value-type="string" office:string-value="324.748" calcext:value-type="string">
            <text:p>324.74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3];&quot;#&quot;)" office:value-type="string" office:string-value="185" calcext:value-type="string">
            <text:p>185</text:p>
          </table:table-cell>
          <table:table-cell office:value-type="string" calcext:value-type="string">
            <text:p>&lt;/text&gt;</text:p>
          </table:table-cell>
          <table:table-cell table:formula="of:=IF(0=MOD([.B153];50);COM.MICROSOFT.CONCAT([.V153:.AK153]);[.V153])" office:value-type="string" office:string-value="&lt;line x1=&quot;471.491&quot; y1=&quot;178.795&quot; x2=&quot;464.142&quot; y2=&quot;183.989&quot; style=&quot;fill:none;stroke:#000000;stroke-width:0.75590551;stroke-miterlimit:4;stroke-dasharray:none&quot; /&gt;" calcext:value-type="string">
            <text:p>&lt;line x1="471.491" y1="178.795" x2="464.142" y2="183.98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3]+5" office:value-type="float" office:value="190" calcext:value-type="float">
            <text:p>190,000</text:p>
          </table:table-cell>
          <table:table-cell table:formula="of:=LOG([.B154])" office:value-type="float" office:value="2.27875360095283" calcext:value-type="float">
            <text:p>2,279</text:p>
          </table:table-cell>
          <table:table-cell table:formula="of:=SIN([.C154]*afact)" office:value-type="float" office:value="-0.553283828015597" calcext:value-type="float">
            <text:p>-0,553</text:p>
          </table:table-cell>
          <table:table-cell table:formula="of:=COS([.C154]*afact)" office:value-type="float" office:value="0.832992800482937" calcext:value-type="float">
            <text:p>0,833</text:p>
          </table:table-cell>
          <table:table-cell table:style-name="ce1" table:formula="of:=([.E154]*radius+xoff)*Mmfac" office:value-type="float" office:value="474.928488101417" calcext:value-type="float">
            <text:p>474.928488101417</text:p>
          </table:table-cell>
          <table:table-cell table:style-name="ce1" table:formula="of:=([.D154]*radius+yoff)*Mmfac" office:value-type="float" office:value="183.810396116725" calcext:value-type="float">
            <text:p>183.810396116725</text:p>
          </table:table-cell>
          <table:table-cell table:formula="of:=IF(0=MOD([.B154];100); 3   * strich ;  IF(0=MOD([.B154]; 50); 2.5 * strich ;  IF(0=MOD([.B154]; 10); 2   * strich ;  IF(0=MOD([.B154];  5); 1.5 * strich ;  IF(0=MOD([.B154];  1); 1   * strich ;                     0.6 * strich )))))*-1" office:value-type="float" office:value="-4" calcext:value-type="float">
            <text:p>-4,000</text:p>
          </table:table-cell>
          <table:table-cell table:formula="of:=([.E154]*(radius+[.H154])+xoff)*Mmfac" office:value-type="float" office:value="464.932574495622" calcext:value-type="float">
            <text:p>464.932574495622</text:p>
          </table:table-cell>
          <table:table-cell table:formula="of:=([.D154]*(radius+[.H154])+yoff)*Mmfac" office:value-type="float" office:value="190.449802052912" calcext:value-type="float">
            <text:p>190.449802052912</text:p>
          </table:table-cell>
          <table:table-cell office:value-type="string" calcext:value-type="string">
            <text:p>&lt;line x1="</text:p>
          </table:table-cell>
          <table:table-cell table:formula="of:=TEXT([.F154];&quot;000.000&quot;)" office:value-type="string" office:string-value="474.928" calcext:value-type="string">
            <text:p>474.928</text:p>
          </table:table-cell>
          <table:table-cell office:value-type="string" calcext:value-type="string">
            <text:p>" y1="</text:p>
          </table:table-cell>
          <table:table-cell table:formula="of:=TEXT([.G154];&quot;000.000&quot;)" office:value-type="string" office:string-value="183.810" calcext:value-type="string">
            <text:p>183.810</text:p>
          </table:table-cell>
          <table:table-cell office:value-type="string" calcext:value-type="string">
            <text:p>" x2="</text:p>
          </table:table-cell>
          <table:table-cell table:formula="of:=TEXT([.I154];&quot;000.000&quot;)" office:value-type="string" office:string-value="464.933" calcext:value-type="string">
            <text:p>464.933</text:p>
          </table:table-cell>
          <table:table-cell office:value-type="string" calcext:value-type="string">
            <text:p>" y2="</text:p>
          </table:table-cell>
          <table:table-cell table:formula="of:=TEXT([.J154];&quot;000.000&quot;)" office:value-type="string" office:string-value="190.450" calcext:value-type="string">
            <text:p>190.4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4:.U154])" office:value-type="string" office:string-value="&lt;line x1=&quot;474.928&quot; y1=&quot;183.810&quot; x2=&quot;464.933&quot; y2=&quot;190.450&quot; style=&quot;fill:none;stroke:#000000;stroke-width:0.75590551;stroke-miterlimit:4;stroke-dasharray:none&quot; /&gt;" calcext:value-type="string">
            <text:p>&lt;line x1="474.928" y1="183.810" x2="464.933" y2="190.45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4]*afact)*90)) / (0.5*PI());&quot;0.###&quot;)" office:value-type="string" office:string-value="326.407" calcext:value-type="string">
            <text:p>326.40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4];&quot;#&quot;)" office:value-type="string" office:string-value="190" calcext:value-type="string">
            <text:p>190</text:p>
          </table:table-cell>
          <table:table-cell office:value-type="string" calcext:value-type="string">
            <text:p>&lt;/text&gt;</text:p>
          </table:table-cell>
          <table:table-cell table:formula="of:=IF(0=MOD([.B154];50);COM.MICROSOFT.CONCAT([.V154:.AK154]);[.V154])" office:value-type="string" office:string-value="&lt;line x1=&quot;474.928&quot; y1=&quot;183.810&quot; x2=&quot;464.933&quot; y2=&quot;190.450&quot; style=&quot;fill:none;stroke:#000000;stroke-width:0.75590551;stroke-miterlimit:4;stroke-dasharray:none&quot; /&gt;" calcext:value-type="string">
            <text:p>&lt;line x1="474.928" y1="183.810" x2="464.933" y2="190.45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4]+5" office:value-type="float" office:value="195" calcext:value-type="float">
            <text:p>195,000</text:p>
          </table:table-cell>
          <table:table-cell table:formula="of:=LOG([.B155])" office:value-type="float" office:value="2.29003461136252" calcext:value-type="float">
            <text:p>2,290</text:p>
          </table:table-cell>
          <table:table-cell table:formula="of:=SIN([.C155]*afact)" office:value-type="float" office:value="-0.529574419466088" calcext:value-type="float">
            <text:p>-0,530</text:p>
          </table:table-cell>
          <table:table-cell table:formula="of:=COS([.C155]*afact)" office:value-type="float" office:value="0.848263481618274" calcext:value-type="float">
            <text:p>0,848</text:p>
          </table:table-cell>
          <table:table-cell table:style-name="ce1" table:formula="of:=([.E155]*radius+xoff)*Mmfac" office:value-type="float" office:value="478.135331139838" calcext:value-type="float">
            <text:p>478.135331139838</text:p>
          </table:table-cell>
          <table:table-cell table:style-name="ce1" table:formula="of:=([.D155]*radius+yoff)*Mmfac" office:value-type="float" office:value="188.789371912121" calcext:value-type="float">
            <text:p>188.789371912121</text:p>
          </table:table-cell>
          <table:table-cell table:formula="of:=IF(0=MOD([.B155];100); 3   * strich ;  IF(0=MOD([.B155]; 50); 2.5 * strich ;  IF(0=MOD([.B155]; 10); 2   * strich ;  IF(0=MOD([.B155];  5); 1.5 * strich ;  IF(0=MOD([.B155];  1); 1   * strich ;                     0.6 * strich )))))*-1" office:value-type="float" office:value="-3" calcext:value-type="float">
            <text:p>-3,000</text:p>
          </table:table-cell>
          <table:table-cell table:formula="of:=([.E155]*(radius+[.H155])+xoff)*Mmfac" office:value-type="float" office:value="470.500959805273" calcext:value-type="float">
            <text:p>470.500959805273</text:p>
          </table:table-cell>
          <table:table-cell table:formula="of:=([.D155]*(radius+[.H155])+yoff)*Mmfac" office:value-type="float" office:value="193.555541687316" calcext:value-type="float">
            <text:p>193.555541687316</text:p>
          </table:table-cell>
          <table:table-cell office:value-type="string" calcext:value-type="string">
            <text:p>&lt;line x1="</text:p>
          </table:table-cell>
          <table:table-cell table:formula="of:=TEXT([.F155];&quot;000.000&quot;)" office:value-type="string" office:string-value="478.135" calcext:value-type="string">
            <text:p>478.135</text:p>
          </table:table-cell>
          <table:table-cell office:value-type="string" calcext:value-type="string">
            <text:p>" y1="</text:p>
          </table:table-cell>
          <table:table-cell table:formula="of:=TEXT([.G155];&quot;000.000&quot;)" office:value-type="string" office:string-value="188.789" calcext:value-type="string">
            <text:p>188.789</text:p>
          </table:table-cell>
          <table:table-cell office:value-type="string" calcext:value-type="string">
            <text:p>" x2="</text:p>
          </table:table-cell>
          <table:table-cell table:formula="of:=TEXT([.I155];&quot;000.000&quot;)" office:value-type="string" office:string-value="470.501" calcext:value-type="string">
            <text:p>470.501</text:p>
          </table:table-cell>
          <table:table-cell office:value-type="string" calcext:value-type="string">
            <text:p>" y2="</text:p>
          </table:table-cell>
          <table:table-cell table:formula="of:=TEXT([.J155];&quot;000.000&quot;)" office:value-type="string" office:string-value="193.556" calcext:value-type="string">
            <text:p>193.5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5:.U155])" office:value-type="string" office:string-value="&lt;line x1=&quot;478.135&quot; y1=&quot;188.789&quot; x2=&quot;470.501&quot; y2=&quot;193.556&quot; style=&quot;fill:none;stroke:#000000;stroke-width:0.75590551;stroke-miterlimit:4;stroke-dasharray:none&quot; /&gt;" calcext:value-type="string">
            <text:p>&lt;line x1="478.135" y1="188.789" x2="470.501" y2="193.5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5]*afact)*90)) / (0.5*PI());&quot;0.###&quot;)" office:value-type="string" office:string-value="328.023" calcext:value-type="string">
            <text:p>328.02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5];&quot;#&quot;)" office:value-type="string" office:string-value="195" calcext:value-type="string">
            <text:p>195</text:p>
          </table:table-cell>
          <table:table-cell office:value-type="string" calcext:value-type="string">
            <text:p>&lt;/text&gt;</text:p>
          </table:table-cell>
          <table:table-cell table:formula="of:=IF(0=MOD([.B155];50);COM.MICROSOFT.CONCAT([.V155:.AK155]);[.V155])" office:value-type="string" office:string-value="&lt;line x1=&quot;478.135&quot; y1=&quot;188.789&quot; x2=&quot;470.501&quot; y2=&quot;193.556&quot; style=&quot;fill:none;stroke:#000000;stroke-width:0.75590551;stroke-miterlimit:4;stroke-dasharray:none&quot; /&gt;" calcext:value-type="string">
            <text:p>&lt;line x1="478.135" y1="188.789" x2="470.501" y2="193.55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5]+5" office:value-type="float" office:value="200" calcext:value-type="float">
            <text:p>200,000</text:p>
          </table:table-cell>
          <table:table-cell table:formula="of:=LOG([.B156])" office:value-type="float" office:value="2.30102999566398" calcext:value-type="float">
            <text:p>2,301</text:p>
          </table:table-cell>
          <table:table-cell table:formula="of:=SIN([.C156]*afact)" office:value-type="float" office:value="-0.506059833722189" calcext:value-type="float">
            <text:p>-0,506</text:p>
          </table:table-cell>
          <table:table-cell table:formula="of:=COS([.C156]*afact)" office:value-type="float" office:value="0.86249837373358" calcext:value-type="float">
            <text:p>0,862</text:p>
          </table:table-cell>
          <table:table-cell table:style-name="ce1" table:formula="of:=([.E156]*radius+xoff)*Mmfac" office:value-type="float" office:value="481.124658484052" calcext:value-type="float">
            <text:p>481.124658484052</text:p>
          </table:table-cell>
          <table:table-cell table:style-name="ce1" table:formula="of:=([.D156]*radius+yoff)*Mmfac" office:value-type="float" office:value="193.72743491834" calcext:value-type="float">
            <text:p>193.72743491834</text:p>
          </table:table-cell>
          <table:table-cell table:formula="of:=IF(0=MOD([.B156];100); 3   * strich ;  IF(0=MOD([.B156]; 50); 2.5 * strich ;  IF(0=MOD([.B156]; 10); 2   * strich ;  IF(0=MOD([.B156];  5); 1.5 * strich ;  IF(0=MOD([.B156];  1); 1   * strich ;                     0.6 * strich )))))*-1" office:value-type="float" office:value="-6" calcext:value-type="float">
            <text:p>-6,000</text:p>
          </table:table-cell>
          <table:table-cell table:formula="of:=([.E156]*(radius+[.H156])+xoff)*Mmfac" office:value-type="float" office:value="465.599687756847" calcext:value-type="float">
            <text:p>465.599687756847</text:p>
          </table:table-cell>
          <table:table-cell table:formula="of:=([.D156]*(radius+[.H156])+yoff)*Mmfac" office:value-type="float" office:value="202.83651192534" calcext:value-type="float">
            <text:p>202.83651192534</text:p>
          </table:table-cell>
          <table:table-cell office:value-type="string" calcext:value-type="string">
            <text:p>&lt;line x1="</text:p>
          </table:table-cell>
          <table:table-cell table:formula="of:=TEXT([.F156];&quot;000.000&quot;)" office:value-type="string" office:string-value="481.125" calcext:value-type="string">
            <text:p>481.125</text:p>
          </table:table-cell>
          <table:table-cell office:value-type="string" calcext:value-type="string">
            <text:p>" y1="</text:p>
          </table:table-cell>
          <table:table-cell table:formula="of:=TEXT([.G156];&quot;000.000&quot;)" office:value-type="string" office:string-value="193.727" calcext:value-type="string">
            <text:p>193.727</text:p>
          </table:table-cell>
          <table:table-cell office:value-type="string" calcext:value-type="string">
            <text:p>" x2="</text:p>
          </table:table-cell>
          <table:table-cell table:formula="of:=TEXT([.I156];&quot;000.000&quot;)" office:value-type="string" office:string-value="465.600" calcext:value-type="string">
            <text:p>465.600</text:p>
          </table:table-cell>
          <table:table-cell office:value-type="string" calcext:value-type="string">
            <text:p>" y2="</text:p>
          </table:table-cell>
          <table:table-cell table:formula="of:=TEXT([.J156];&quot;000.000&quot;)" office:value-type="string" office:string-value="202.837" calcext:value-type="string">
            <text:p>202.8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6:.U156])" office:value-type="string" office:string-value="&lt;line x1=&quot;481.125&quot; y1=&quot;193.727&quot; x2=&quot;465.600&quot; y2=&quot;202.837&quot; style=&quot;fill:none;stroke:#000000;stroke-width:0.75590551;stroke-miterlimit:4;stroke-dasharray:none&quot; /&gt;" calcext:value-type="string">
            <text:p>&lt;line x1="481.125" y1="193.727" x2="465.600" y2="202.8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6]*afact)*90)) / (0.5*PI());&quot;0.###&quot;)" office:value-type="string" office:string-value="329.598" calcext:value-type="string">
            <text:p>329.59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6];&quot;#&quot;)" office:value-type="string" office:string-value="200" calcext:value-type="string">
            <text:p>200</text:p>
          </table:table-cell>
          <table:table-cell office:value-type="string" calcext:value-type="string">
            <text:p>&lt;/text&gt;</text:p>
          </table:table-cell>
          <table:table-cell table:formula="of:=IF(0=MOD([.B156];50);COM.MICROSOFT.CONCAT([.V156:.AK156]);[.V156])" office:value-type="string" office:string-value="&lt;line x1=&quot;481.125&quot; y1=&quot;193.727&quot; x2=&quot;465.600&quot; y2=&quot;202.83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29.598, 300, 300)&quot;&gt;200&lt;/text&gt;" calcext:value-type="string">
            <text:p>&lt;line x1="481.125" y1="193.727" x2="465.600" y2="202.83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29.598, 300, 300)"&gt;200&lt;/text&gt;</text:p>
          </table:table-cell>
          <table:table-cell table:number-columns-repeated="986"/>
        </table:table-row>
        <table:table-row table:style-name="ro1">
          <table:table-cell/>
          <table:table-cell table:formula="of:=[.B156]+5" office:value-type="float" office:value="205" calcext:value-type="float">
            <text:p>205,000</text:p>
          </table:table-cell>
          <table:table-cell table:formula="of:=LOG([.B157])" office:value-type="float" office:value="2.31175386105575" calcext:value-type="float">
            <text:p>2,312</text:p>
          </table:table-cell>
          <table:table-cell table:formula="of:=SIN([.C157]*afact)" office:value-type="float" office:value="-0.48275745608175" calcext:value-type="float">
            <text:p>-0,483</text:p>
          </table:table-cell>
          <table:table-cell table:formula="of:=COS([.C157]*afact)" office:value-type="float" office:value="0.875754097105733" calcext:value-type="float">
            <text:p>0,876</text:p>
          </table:table-cell>
          <table:table-cell table:style-name="ce1" table:formula="of:=([.E157]*radius+xoff)*Mmfac" office:value-type="float" office:value="483.908360392204" calcext:value-type="float">
            <text:p>483.908360392204</text:p>
          </table:table-cell>
          <table:table-cell table:style-name="ce1" table:formula="of:=([.D157]*radius+yoff)*Mmfac" office:value-type="float" office:value="198.620934222833" calcext:value-type="float">
            <text:p>198.620934222833</text:p>
          </table:table-cell>
          <table:table-cell table:formula="of:=IF(0=MOD([.B157];100); 3   * strich ;  IF(0=MOD([.B157]; 50); 2.5 * strich ;  IF(0=MOD([.B157]; 10); 2   * strich ;  IF(0=MOD([.B157];  5); 1.5 * strich ;  IF(0=MOD([.B157];  1); 1   * strich ;                     0.6 * strich )))))*-1" office:value-type="float" office:value="-3" calcext:value-type="float">
            <text:p>-3,000</text:p>
          </table:table-cell>
          <table:table-cell table:formula="of:=([.E157]*(radius+[.H157])+xoff)*Mmfac" office:value-type="float" office:value="476.026573518252" calcext:value-type="float">
            <text:p>476.026573518252</text:p>
          </table:table-cell>
          <table:table-cell table:formula="of:=([.D157]*(radius+[.H157])+yoff)*Mmfac" office:value-type="float" office:value="202.965751327568" calcext:value-type="float">
            <text:p>202.965751327568</text:p>
          </table:table-cell>
          <table:table-cell office:value-type="string" calcext:value-type="string">
            <text:p>&lt;line x1="</text:p>
          </table:table-cell>
          <table:table-cell table:formula="of:=TEXT([.F157];&quot;000.000&quot;)" office:value-type="string" office:string-value="483.908" calcext:value-type="string">
            <text:p>483.908</text:p>
          </table:table-cell>
          <table:table-cell office:value-type="string" calcext:value-type="string">
            <text:p>" y1="</text:p>
          </table:table-cell>
          <table:table-cell table:formula="of:=TEXT([.G157];&quot;000.000&quot;)" office:value-type="string" office:string-value="198.621" calcext:value-type="string">
            <text:p>198.621</text:p>
          </table:table-cell>
          <table:table-cell office:value-type="string" calcext:value-type="string">
            <text:p>" x2="</text:p>
          </table:table-cell>
          <table:table-cell table:formula="of:=TEXT([.I157];&quot;000.000&quot;)" office:value-type="string" office:string-value="476.027" calcext:value-type="string">
            <text:p>476.027</text:p>
          </table:table-cell>
          <table:table-cell office:value-type="string" calcext:value-type="string">
            <text:p>" y2="</text:p>
          </table:table-cell>
          <table:table-cell table:formula="of:=TEXT([.J157];&quot;000.000&quot;)" office:value-type="string" office:string-value="202.966" calcext:value-type="string">
            <text:p>202.96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7:.U157])" office:value-type="string" office:string-value="&lt;line x1=&quot;483.908&quot; y1=&quot;198.621&quot; x2=&quot;476.027&quot; y2=&quot;202.966&quot; style=&quot;fill:none;stroke:#000000;stroke-width:0.75590551;stroke-miterlimit:4;stroke-dasharray:none&quot; /&gt;" calcext:value-type="string">
            <text:p>&lt;line x1="483.908" y1="198.621" x2="476.027" y2="202.96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7]*afact)*90)) / (0.5*PI());&quot;0.###&quot;)" office:value-type="string" office:string-value="331.134" calcext:value-type="string">
            <text:p>331.13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7];&quot;#&quot;)" office:value-type="string" office:string-value="205" calcext:value-type="string">
            <text:p>205</text:p>
          </table:table-cell>
          <table:table-cell office:value-type="string" calcext:value-type="string">
            <text:p>&lt;/text&gt;</text:p>
          </table:table-cell>
          <table:table-cell table:formula="of:=IF(0=MOD([.B157];50);COM.MICROSOFT.CONCAT([.V157:.AK157]);[.V157])" office:value-type="string" office:string-value="&lt;line x1=&quot;483.908&quot; y1=&quot;198.621&quot; x2=&quot;476.027&quot; y2=&quot;202.966&quot; style=&quot;fill:none;stroke:#000000;stroke-width:0.75590551;stroke-miterlimit:4;stroke-dasharray:none&quot; /&gt;" calcext:value-type="string">
            <text:p>&lt;line x1="483.908" y1="198.621" x2="476.027" y2="202.96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7]+5" office:value-type="float" office:value="210" calcext:value-type="float">
            <text:p>210,000</text:p>
          </table:table-cell>
          <table:table-cell table:formula="of:=LOG([.B158])" office:value-type="float" office:value="2.32221929473392" calcext:value-type="float">
            <text:p>2,322</text:p>
          </table:table-cell>
          <table:table-cell table:formula="of:=SIN([.C158]*afact)" office:value-type="float" office:value="-0.459681981728054" calcext:value-type="float">
            <text:p>-0,460</text:p>
          </table:table-cell>
          <table:table-cell table:formula="of:=COS([.C158]*afact)" office:value-type="float" office:value="0.888083597233148" calcext:value-type="float">
            <text:p>0,888</text:p>
          </table:table-cell>
          <table:table-cell table:style-name="ce1" table:formula="of:=([.E158]*radius+xoff)*Mmfac" office:value-type="float" office:value="486.497555418961" calcext:value-type="float">
            <text:p>486.497555418961</text:p>
          </table:table-cell>
          <table:table-cell table:style-name="ce1" table:formula="of:=([.D158]*radius+yoff)*Mmfac" office:value-type="float" office:value="203.466783837109" calcext:value-type="float">
            <text:p>203.466783837109</text:p>
          </table:table-cell>
          <table:table-cell table:formula="of:=IF(0=MOD([.B158];100); 3   * strich ;  IF(0=MOD([.B158]; 50); 2.5 * strich ;  IF(0=MOD([.B158]; 10); 2   * strich ;  IF(0=MOD([.B158];  5); 1.5 * strich ;  IF(0=MOD([.B158];  1); 1   * strich ;                     0.6 * strich )))))*-1" office:value-type="float" office:value="-4" calcext:value-type="float">
            <text:p>-4,000</text:p>
          </table:table-cell>
          <table:table-cell table:formula="of:=([.E158]*(radius+[.H158])+xoff)*Mmfac" office:value-type="float" office:value="475.840552252163" calcext:value-type="float">
            <text:p>475.840552252163</text:p>
          </table:table-cell>
          <table:table-cell table:formula="of:=([.D158]*(radius+[.H158])+yoff)*Mmfac" office:value-type="float" office:value="208.982967617845" calcext:value-type="float">
            <text:p>208.982967617845</text:p>
          </table:table-cell>
          <table:table-cell office:value-type="string" calcext:value-type="string">
            <text:p>&lt;line x1="</text:p>
          </table:table-cell>
          <table:table-cell table:formula="of:=TEXT([.F158];&quot;000.000&quot;)" office:value-type="string" office:string-value="486.498" calcext:value-type="string">
            <text:p>486.498</text:p>
          </table:table-cell>
          <table:table-cell office:value-type="string" calcext:value-type="string">
            <text:p>" y1="</text:p>
          </table:table-cell>
          <table:table-cell table:formula="of:=TEXT([.G158];&quot;000.000&quot;)" office:value-type="string" office:string-value="203.467" calcext:value-type="string">
            <text:p>203.467</text:p>
          </table:table-cell>
          <table:table-cell office:value-type="string" calcext:value-type="string">
            <text:p>" x2="</text:p>
          </table:table-cell>
          <table:table-cell table:formula="of:=TEXT([.I158];&quot;000.000&quot;)" office:value-type="string" office:string-value="475.841" calcext:value-type="string">
            <text:p>475.841</text:p>
          </table:table-cell>
          <table:table-cell office:value-type="string" calcext:value-type="string">
            <text:p>" y2="</text:p>
          </table:table-cell>
          <table:table-cell table:formula="of:=TEXT([.J158];&quot;000.000&quot;)" office:value-type="string" office:string-value="208.983" calcext:value-type="string">
            <text:p>208.983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8:.U158])" office:value-type="string" office:string-value="&lt;line x1=&quot;486.498&quot; y1=&quot;203.467&quot; x2=&quot;475.841&quot; y2=&quot;208.983&quot; style=&quot;fill:none;stroke:#000000;stroke-width:0.75590551;stroke-miterlimit:4;stroke-dasharray:none&quot; /&gt;" calcext:value-type="string">
            <text:p>&lt;line x1="486.498" y1="203.467" x2="475.841" y2="208.983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8]*afact)*90)) / (0.5*PI());&quot;0.###&quot;)" office:value-type="string" office:string-value="332.633" calcext:value-type="string">
            <text:p>332.63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8];&quot;#&quot;)" office:value-type="string" office:string-value="210" calcext:value-type="string">
            <text:p>210</text:p>
          </table:table-cell>
          <table:table-cell office:value-type="string" calcext:value-type="string">
            <text:p>&lt;/text&gt;</text:p>
          </table:table-cell>
          <table:table-cell table:formula="of:=IF(0=MOD([.B158];50);COM.MICROSOFT.CONCAT([.V158:.AK158]);[.V158])" office:value-type="string" office:string-value="&lt;line x1=&quot;486.498&quot; y1=&quot;203.467&quot; x2=&quot;475.841&quot; y2=&quot;208.983&quot; style=&quot;fill:none;stroke:#000000;stroke-width:0.75590551;stroke-miterlimit:4;stroke-dasharray:none&quot; /&gt;" calcext:value-type="string">
            <text:p>&lt;line x1="486.498" y1="203.467" x2="475.841" y2="208.983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8]+5" office:value-type="float" office:value="215" calcext:value-type="float">
            <text:p>215,000</text:p>
          </table:table-cell>
          <table:table-cell table:formula="of:=LOG([.B159])" office:value-type="float" office:value="2.3324384599156" calcext:value-type="float">
            <text:p>2,332</text:p>
          </table:table-cell>
          <table:table-cell table:formula="of:=SIN([.C159]*afact)" office:value-type="float" office:value="-0.436845759241223" calcext:value-type="float">
            <text:p>-0,437</text:p>
          </table:table-cell>
          <table:table-cell table:formula="of:=COS([.C159]*afact)" office:value-type="float" office:value="0.899536426518104" calcext:value-type="float">
            <text:p>0,900</text:p>
          </table:table-cell>
          <table:table-cell table:style-name="ce1" table:formula="of:=([.E159]*radius+xoff)*Mmfac" office:value-type="float" office:value="488.902649568802" calcext:value-type="float">
            <text:p>488.902649568802</text:p>
          </table:table-cell>
          <table:table-cell table:style-name="ce1" table:formula="of:=([.D159]*radius+yoff)*Mmfac" office:value-type="float" office:value="208.262390559343" calcext:value-type="float">
            <text:p>208.262390559343</text:p>
          </table:table-cell>
          <table:table-cell table:formula="of:=IF(0=MOD([.B159];100); 3   * strich ;  IF(0=MOD([.B159]; 50); 2.5 * strich ;  IF(0=MOD([.B159]; 10); 2   * strich ;  IF(0=MOD([.B159];  5); 1.5 * strich ;  IF(0=MOD([.B159];  1); 1   * strich ;                     0.6 * strich )))))*-1" office:value-type="float" office:value="-3" calcext:value-type="float">
            <text:p>-3,000</text:p>
          </table:table-cell>
          <table:table-cell table:formula="of:=([.E159]*(radius+[.H159])+xoff)*Mmfac" office:value-type="float" office:value="480.806821730139" calcext:value-type="float">
            <text:p>480.806821730139</text:p>
          </table:table-cell>
          <table:table-cell table:formula="of:=([.D159]*(radius+[.H159])+yoff)*Mmfac" office:value-type="float" office:value="212.194002392514" calcext:value-type="float">
            <text:p>212.194002392514</text:p>
          </table:table-cell>
          <table:table-cell office:value-type="string" calcext:value-type="string">
            <text:p>&lt;line x1="</text:p>
          </table:table-cell>
          <table:table-cell table:formula="of:=TEXT([.F159];&quot;000.000&quot;)" office:value-type="string" office:string-value="488.903" calcext:value-type="string">
            <text:p>488.903</text:p>
          </table:table-cell>
          <table:table-cell office:value-type="string" calcext:value-type="string">
            <text:p>" y1="</text:p>
          </table:table-cell>
          <table:table-cell table:formula="of:=TEXT([.G159];&quot;000.000&quot;)" office:value-type="string" office:string-value="208.262" calcext:value-type="string">
            <text:p>208.262</text:p>
          </table:table-cell>
          <table:table-cell office:value-type="string" calcext:value-type="string">
            <text:p>" x2="</text:p>
          </table:table-cell>
          <table:table-cell table:formula="of:=TEXT([.I159];&quot;000.000&quot;)" office:value-type="string" office:string-value="480.807" calcext:value-type="string">
            <text:p>480.807</text:p>
          </table:table-cell>
          <table:table-cell office:value-type="string" calcext:value-type="string">
            <text:p>" y2="</text:p>
          </table:table-cell>
          <table:table-cell table:formula="of:=TEXT([.J159];&quot;000.000&quot;)" office:value-type="string" office:string-value="212.194" calcext:value-type="string">
            <text:p>212.19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59:.U159])" office:value-type="string" office:string-value="&lt;line x1=&quot;488.903&quot; y1=&quot;208.262&quot; x2=&quot;480.807&quot; y2=&quot;212.194&quot; style=&quot;fill:none;stroke:#000000;stroke-width:0.75590551;stroke-miterlimit:4;stroke-dasharray:none&quot; /&gt;" calcext:value-type="string">
            <text:p>&lt;line x1="488.903" y1="208.262" x2="480.807" y2="212.19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59]*afact)*90)) / (0.5*PI());&quot;0.###&quot;)" office:value-type="string" office:string-value="334.097" calcext:value-type="string">
            <text:p>334.09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59];&quot;#&quot;)" office:value-type="string" office:string-value="215" calcext:value-type="string">
            <text:p>215</text:p>
          </table:table-cell>
          <table:table-cell office:value-type="string" calcext:value-type="string">
            <text:p>&lt;/text&gt;</text:p>
          </table:table-cell>
          <table:table-cell table:formula="of:=IF(0=MOD([.B159];50);COM.MICROSOFT.CONCAT([.V159:.AK159]);[.V159])" office:value-type="string" office:string-value="&lt;line x1=&quot;488.903&quot; y1=&quot;208.262&quot; x2=&quot;480.807&quot; y2=&quot;212.194&quot; style=&quot;fill:none;stroke:#000000;stroke-width:0.75590551;stroke-miterlimit:4;stroke-dasharray:none&quot; /&gt;" calcext:value-type="string">
            <text:p>&lt;line x1="488.903" y1="208.262" x2="480.807" y2="212.19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59]+5" office:value-type="float" office:value="220" calcext:value-type="float">
            <text:p>220,000</text:p>
          </table:table-cell>
          <table:table-cell table:formula="of:=LOG([.B160])" office:value-type="float" office:value="2.34242268082221" calcext:value-type="float">
            <text:p>2,342</text:p>
          </table:table-cell>
          <table:table-cell table:formula="of:=SIN([.C160]*afact)" office:value-type="float" office:value="-0.414259087890095" calcext:value-type="float">
            <text:p>-0,414</text:p>
          </table:table-cell>
          <table:table-cell table:formula="of:=COS([.C160]*afact)" office:value-type="float" office:value="0.910159001548887" calcext:value-type="float">
            <text:p>0,910</text:p>
          </table:table-cell>
          <table:table-cell table:style-name="ce1" table:formula="of:=([.E160]*radius+xoff)*Mmfac" office:value-type="float" office:value="491.133390325266" calcext:value-type="float">
            <text:p>491.133390325266</text:p>
          </table:table-cell>
          <table:table-cell table:style-name="ce1" table:formula="of:=([.D160]*radius+yoff)*Mmfac" office:value-type="float" office:value="213.00559154308" calcext:value-type="float">
            <text:p>213.00559154308</text:p>
          </table:table-cell>
          <table:table-cell table:formula="of:=IF(0=MOD([.B160];100); 3   * strich ;  IF(0=MOD([.B160]; 50); 2.5 * strich ;  IF(0=MOD([.B160]; 10); 2   * strich ;  IF(0=MOD([.B160];  5); 1.5 * strich ;  IF(0=MOD([.B160];  1); 1   * strich ;                     0.6 * strich )))))*-1" office:value-type="float" office:value="-4" calcext:value-type="float">
            <text:p>-4,000</text:p>
          </table:table-cell>
          <table:table-cell table:formula="of:=([.E160]*(radius+[.H160])+xoff)*Mmfac" office:value-type="float" office:value="480.21148230668" calcext:value-type="float">
            <text:p>480.21148230668</text:p>
          </table:table-cell>
          <table:table-cell table:formula="of:=([.D160]*(radius+[.H160])+yoff)*Mmfac" office:value-type="float" office:value="217.976700597761" calcext:value-type="float">
            <text:p>217.976700597761</text:p>
          </table:table-cell>
          <table:table-cell office:value-type="string" calcext:value-type="string">
            <text:p>&lt;line x1="</text:p>
          </table:table-cell>
          <table:table-cell table:formula="of:=TEXT([.F160];&quot;000.000&quot;)" office:value-type="string" office:string-value="491.133" calcext:value-type="string">
            <text:p>491.133</text:p>
          </table:table-cell>
          <table:table-cell office:value-type="string" calcext:value-type="string">
            <text:p>" y1="</text:p>
          </table:table-cell>
          <table:table-cell table:formula="of:=TEXT([.G160];&quot;000.000&quot;)" office:value-type="string" office:string-value="213.006" calcext:value-type="string">
            <text:p>213.006</text:p>
          </table:table-cell>
          <table:table-cell office:value-type="string" calcext:value-type="string">
            <text:p>" x2="</text:p>
          </table:table-cell>
          <table:table-cell table:formula="of:=TEXT([.I160];&quot;000.000&quot;)" office:value-type="string" office:string-value="480.211" calcext:value-type="string">
            <text:p>480.211</text:p>
          </table:table-cell>
          <table:table-cell office:value-type="string" calcext:value-type="string">
            <text:p>" y2="</text:p>
          </table:table-cell>
          <table:table-cell table:formula="of:=TEXT([.J160];&quot;000.000&quot;)" office:value-type="string" office:string-value="217.977" calcext:value-type="string">
            <text:p>217.97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0:.U160])" office:value-type="string" office:string-value="&lt;line x1=&quot;491.133&quot; y1=&quot;213.006&quot; x2=&quot;480.211&quot; y2=&quot;217.977&quot; style=&quot;fill:none;stroke:#000000;stroke-width:0.75590551;stroke-miterlimit:4;stroke-dasharray:none&quot; /&gt;" calcext:value-type="string">
            <text:p>&lt;line x1="491.133" y1="213.006" x2="480.211" y2="217.97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0]*afact)*90)) / (0.5*PI());&quot;0.###&quot;)" office:value-type="string" office:string-value="335.527" calcext:value-type="string">
            <text:p>335.52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0];&quot;#&quot;)" office:value-type="string" office:string-value="220" calcext:value-type="string">
            <text:p>220</text:p>
          </table:table-cell>
          <table:table-cell office:value-type="string" calcext:value-type="string">
            <text:p>&lt;/text&gt;</text:p>
          </table:table-cell>
          <table:table-cell table:formula="of:=IF(0=MOD([.B160];50);COM.MICROSOFT.CONCAT([.V160:.AK160]);[.V160])" office:value-type="string" office:string-value="&lt;line x1=&quot;491.133&quot; y1=&quot;213.006&quot; x2=&quot;480.211&quot; y2=&quot;217.977&quot; style=&quot;fill:none;stroke:#000000;stroke-width:0.75590551;stroke-miterlimit:4;stroke-dasharray:none&quot; /&gt;" calcext:value-type="string">
            <text:p>&lt;line x1="491.133" y1="213.006" x2="480.211" y2="217.97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0]+5" office:value-type="float" office:value="225" calcext:value-type="float">
            <text:p>225,000</text:p>
          </table:table-cell>
          <table:table-cell table:formula="of:=LOG([.B161])" office:value-type="float" office:value="2.35218251811136" calcext:value-type="float">
            <text:p>2,352</text:p>
          </table:table-cell>
          <table:table-cell table:formula="of:=SIN([.C161]*afact)" office:value-type="float" office:value="-0.391930475506195" calcext:value-type="float">
            <text:p>-0,392</text:p>
          </table:table-cell>
          <table:table-cell table:formula="of:=COS([.C161]*afact)" office:value-type="float" office:value="0.919994838229806" calcext:value-type="float">
            <text:p>0,920</text:p>
          </table:table-cell>
          <table:table-cell table:style-name="ce1" table:formula="of:=([.E161]*radius+xoff)*Mmfac" office:value-type="float" office:value="493.198916028259" calcext:value-type="float">
            <text:p>493.198916028259</text:p>
          </table:table-cell>
          <table:table-cell table:style-name="ce1" table:formula="of:=([.D161]*radius+yoff)*Mmfac" office:value-type="float" office:value="217.694600143699" calcext:value-type="float">
            <text:p>217.694600143699</text:p>
          </table:table-cell>
          <table:table-cell table:formula="of:=IF(0=MOD([.B161];100); 3   * strich ;  IF(0=MOD([.B161]; 50); 2.5 * strich ;  IF(0=MOD([.B161]; 10); 2   * strich ;  IF(0=MOD([.B161];  5); 1.5 * strich ;  IF(0=MOD([.B161];  1); 1   * strich ;                     0.6 * strich )))))*-1" office:value-type="float" office:value="-3" calcext:value-type="float">
            <text:p>-3,000</text:p>
          </table:table-cell>
          <table:table-cell table:formula="of:=([.E161]*(radius+[.H161])+xoff)*Mmfac" office:value-type="float" office:value="484.918962484191" calcext:value-type="float">
            <text:p>484.918962484191</text:p>
          </table:table-cell>
          <table:table-cell table:formula="of:=([.D161]*(radius+[.H161])+yoff)*Mmfac" office:value-type="float" office:value="221.221974423255" calcext:value-type="float">
            <text:p>221.221974423255</text:p>
          </table:table-cell>
          <table:table-cell office:value-type="string" calcext:value-type="string">
            <text:p>&lt;line x1="</text:p>
          </table:table-cell>
          <table:table-cell table:formula="of:=TEXT([.F161];&quot;000.000&quot;)" office:value-type="string" office:string-value="493.199" calcext:value-type="string">
            <text:p>493.199</text:p>
          </table:table-cell>
          <table:table-cell office:value-type="string" calcext:value-type="string">
            <text:p>" y1="</text:p>
          </table:table-cell>
          <table:table-cell table:formula="of:=TEXT([.G161];&quot;000.000&quot;)" office:value-type="string" office:string-value="217.695" calcext:value-type="string">
            <text:p>217.695</text:p>
          </table:table-cell>
          <table:table-cell office:value-type="string" calcext:value-type="string">
            <text:p>" x2="</text:p>
          </table:table-cell>
          <table:table-cell table:formula="of:=TEXT([.I161];&quot;000.000&quot;)" office:value-type="string" office:string-value="484.919" calcext:value-type="string">
            <text:p>484.919</text:p>
          </table:table-cell>
          <table:table-cell office:value-type="string" calcext:value-type="string">
            <text:p>" y2="</text:p>
          </table:table-cell>
          <table:table-cell table:formula="of:=TEXT([.J161];&quot;000.000&quot;)" office:value-type="string" office:string-value="221.222" calcext:value-type="string">
            <text:p>221.22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1:.U161])" office:value-type="string" office:string-value="&lt;line x1=&quot;493.199&quot; y1=&quot;217.695&quot; x2=&quot;484.919&quot; y2=&quot;221.222&quot; style=&quot;fill:none;stroke:#000000;stroke-width:0.75590551;stroke-miterlimit:4;stroke-dasharray:none&quot; /&gt;" calcext:value-type="string">
            <text:p>&lt;line x1="493.199" y1="217.695" x2="484.919" y2="221.22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1]*afact)*90)) / (0.5*PI());&quot;0.###&quot;)" office:value-type="string" office:string-value="336.925" calcext:value-type="string">
            <text:p>336.92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1];&quot;#&quot;)" office:value-type="string" office:string-value="225" calcext:value-type="string">
            <text:p>225</text:p>
          </table:table-cell>
          <table:table-cell office:value-type="string" calcext:value-type="string">
            <text:p>&lt;/text&gt;</text:p>
          </table:table-cell>
          <table:table-cell table:formula="of:=IF(0=MOD([.B161];50);COM.MICROSOFT.CONCAT([.V161:.AK161]);[.V161])" office:value-type="string" office:string-value="&lt;line x1=&quot;493.199&quot; y1=&quot;217.695&quot; x2=&quot;484.919&quot; y2=&quot;221.222&quot; style=&quot;fill:none;stroke:#000000;stroke-width:0.75590551;stroke-miterlimit:4;stroke-dasharray:none&quot; /&gt;" calcext:value-type="string">
            <text:p>&lt;line x1="493.199" y1="217.695" x2="484.919" y2="221.22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1]+5" office:value-type="float" office:value="230" calcext:value-type="float">
            <text:p>230,000</text:p>
          </table:table-cell>
          <table:table-cell table:formula="of:=LOG([.B162])" office:value-type="float" office:value="2.36172783601759" calcext:value-type="float">
            <text:p>2,362</text:p>
          </table:table-cell>
          <table:table-cell table:formula="of:=SIN([.C162]*afact)" office:value-type="float" office:value="-0.369866862643285" calcext:value-type="float">
            <text:p>-0,370</text:p>
          </table:table-cell>
          <table:table-cell table:formula="of:=COS([.C162]*afact)" office:value-type="float" office:value="0.929084766810012" calcext:value-type="float">
            <text:p>0,929</text:p>
          </table:table-cell>
          <table:table-cell table:style-name="ce1" table:formula="of:=([.E162]*radius+xoff)*Mmfac" office:value-type="float" office:value="495.107801030103" calcext:value-type="float">
            <text:p>495.107801030103</text:p>
          </table:table-cell>
          <table:table-cell table:style-name="ce1" table:formula="of:=([.D162]*radius+yoff)*Mmfac" office:value-type="float" office:value="222.32795884491" calcext:value-type="float">
            <text:p>222.32795884491</text:p>
          </table:table-cell>
          <table:table-cell table:formula="of:=IF(0=MOD([.B162];100); 3   * strich ;  IF(0=MOD([.B162]; 50); 2.5 * strich ;  IF(0=MOD([.B162]; 10); 2   * strich ;  IF(0=MOD([.B162];  5); 1.5 * strich ;  IF(0=MOD([.B162];  1); 1   * strich ;                     0.6 * strich )))))*-1" office:value-type="float" office:value="-4" calcext:value-type="float">
            <text:p>-4,000</text:p>
          </table:table-cell>
          <table:table-cell table:formula="of:=([.E162]*(radius+[.H162])+xoff)*Mmfac" office:value-type="float" office:value="483.958783828382" calcext:value-type="float">
            <text:p>483.958783828382</text:p>
          </table:table-cell>
          <table:table-cell table:formula="of:=([.D162]*(radius+[.H162])+yoff)*Mmfac" office:value-type="float" office:value="226.76636119663" calcext:value-type="float">
            <text:p>226.76636119663</text:p>
          </table:table-cell>
          <table:table-cell office:value-type="string" calcext:value-type="string">
            <text:p>&lt;line x1="</text:p>
          </table:table-cell>
          <table:table-cell table:formula="of:=TEXT([.F162];&quot;000.000&quot;)" office:value-type="string" office:string-value="495.108" calcext:value-type="string">
            <text:p>495.108</text:p>
          </table:table-cell>
          <table:table-cell office:value-type="string" calcext:value-type="string">
            <text:p>" y1="</text:p>
          </table:table-cell>
          <table:table-cell table:formula="of:=TEXT([.G162];&quot;000.000&quot;)" office:value-type="string" office:string-value="222.328" calcext:value-type="string">
            <text:p>222.328</text:p>
          </table:table-cell>
          <table:table-cell office:value-type="string" calcext:value-type="string">
            <text:p>" x2="</text:p>
          </table:table-cell>
          <table:table-cell table:formula="of:=TEXT([.I162];&quot;000.000&quot;)" office:value-type="string" office:string-value="483.959" calcext:value-type="string">
            <text:p>483.959</text:p>
          </table:table-cell>
          <table:table-cell office:value-type="string" calcext:value-type="string">
            <text:p>" y2="</text:p>
          </table:table-cell>
          <table:table-cell table:formula="of:=TEXT([.J162];&quot;000.000&quot;)" office:value-type="string" office:string-value="226.766" calcext:value-type="string">
            <text:p>226.76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2:.U162])" office:value-type="string" office:string-value="&lt;line x1=&quot;495.108&quot; y1=&quot;222.328&quot; x2=&quot;483.959&quot; y2=&quot;226.766&quot; style=&quot;fill:none;stroke:#000000;stroke-width:0.75590551;stroke-miterlimit:4;stroke-dasharray:none&quot; /&gt;" calcext:value-type="string">
            <text:p>&lt;line x1="495.108" y1="222.328" x2="483.959" y2="226.76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2]*afact)*90)) / (0.5*PI());&quot;0.###&quot;)" office:value-type="string" office:string-value="338.293" calcext:value-type="string">
            <text:p>338.29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2];&quot;#&quot;)" office:value-type="string" office:string-value="230" calcext:value-type="string">
            <text:p>230</text:p>
          </table:table-cell>
          <table:table-cell office:value-type="string" calcext:value-type="string">
            <text:p>&lt;/text&gt;</text:p>
          </table:table-cell>
          <table:table-cell table:formula="of:=IF(0=MOD([.B162];50);COM.MICROSOFT.CONCAT([.V162:.AK162]);[.V162])" office:value-type="string" office:string-value="&lt;line x1=&quot;495.108&quot; y1=&quot;222.328&quot; x2=&quot;483.959&quot; y2=&quot;226.766&quot; style=&quot;fill:none;stroke:#000000;stroke-width:0.75590551;stroke-miterlimit:4;stroke-dasharray:none&quot; /&gt;" calcext:value-type="string">
            <text:p>&lt;line x1="495.108" y1="222.328" x2="483.959" y2="226.76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2]+5" office:value-type="float" office:value="235" calcext:value-type="float">
            <text:p>235,000</text:p>
          </table:table-cell>
          <table:table-cell table:formula="of:=LOG([.B163])" office:value-type="float" office:value="2.37106786227174" calcext:value-type="float">
            <text:p>2,371</text:p>
          </table:table-cell>
          <table:table-cell table:formula="of:=SIN([.C163]*afact)" office:value-type="float" office:value="-0.348073817821494" calcext:value-type="float">
            <text:p>-0,348</text:p>
          </table:table-cell>
          <table:table-cell table:formula="of:=COS([.C163]*afact)" office:value-type="float" office:value="0.937467128675544" calcext:value-type="float">
            <text:p>0,937</text:p>
          </table:table-cell>
          <table:table-cell table:style-name="ce1" table:formula="of:=([.E163]*radius+xoff)*Mmfac" office:value-type="float" office:value="496.868097021864" calcext:value-type="float">
            <text:p>496.868097021864</text:p>
          </table:table-cell>
          <table:table-cell table:style-name="ce1" table:formula="of:=([.D163]*radius+yoff)*Mmfac" office:value-type="float" office:value="226.904498257486" calcext:value-type="float">
            <text:p>226.904498257486</text:p>
          </table:table-cell>
          <table:table-cell table:formula="of:=IF(0=MOD([.B163];100); 3   * strich ;  IF(0=MOD([.B163]; 50); 2.5 * strich ;  IF(0=MOD([.B163]; 10); 2   * strich ;  IF(0=MOD([.B163];  5); 1.5 * strich ;  IF(0=MOD([.B163];  1); 1   * strich ;                     0.6 * strich )))))*-1" office:value-type="float" office:value="-3" calcext:value-type="float">
            <text:p>-3,000</text:p>
          </table:table-cell>
          <table:table-cell table:formula="of:=([.E163]*(radius+[.H163])+xoff)*Mmfac" office:value-type="float" office:value="488.430892863784" calcext:value-type="float">
            <text:p>488.430892863784</text:p>
          </table:table-cell>
          <table:table-cell table:formula="of:=([.D163]*(radius+[.H163])+yoff)*Mmfac" office:value-type="float" office:value="230.03716261788" calcext:value-type="float">
            <text:p>230.03716261788</text:p>
          </table:table-cell>
          <table:table-cell office:value-type="string" calcext:value-type="string">
            <text:p>&lt;line x1="</text:p>
          </table:table-cell>
          <table:table-cell table:formula="of:=TEXT([.F163];&quot;000.000&quot;)" office:value-type="string" office:string-value="496.868" calcext:value-type="string">
            <text:p>496.868</text:p>
          </table:table-cell>
          <table:table-cell office:value-type="string" calcext:value-type="string">
            <text:p>" y1="</text:p>
          </table:table-cell>
          <table:table-cell table:formula="of:=TEXT([.G163];&quot;000.000&quot;)" office:value-type="string" office:string-value="226.904" calcext:value-type="string">
            <text:p>226.904</text:p>
          </table:table-cell>
          <table:table-cell office:value-type="string" calcext:value-type="string">
            <text:p>" x2="</text:p>
          </table:table-cell>
          <table:table-cell table:formula="of:=TEXT([.I163];&quot;000.000&quot;)" office:value-type="string" office:string-value="488.431" calcext:value-type="string">
            <text:p>488.431</text:p>
          </table:table-cell>
          <table:table-cell office:value-type="string" calcext:value-type="string">
            <text:p>" y2="</text:p>
          </table:table-cell>
          <table:table-cell table:formula="of:=TEXT([.J163];&quot;000.000&quot;)" office:value-type="string" office:string-value="230.037" calcext:value-type="string">
            <text:p>230.0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3:.U163])" office:value-type="string" office:string-value="&lt;line x1=&quot;496.868&quot; y1=&quot;226.904&quot; x2=&quot;488.431&quot; y2=&quot;230.037&quot; style=&quot;fill:none;stroke:#000000;stroke-width:0.75590551;stroke-miterlimit:4;stroke-dasharray:none&quot; /&gt;" calcext:value-type="string">
            <text:p>&lt;line x1="496.868" y1="226.904" x2="488.431" y2="230.0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3]*afact)*90)) / (0.5*PI());&quot;0.###&quot;)" office:value-type="string" office:string-value="339.63" calcext:value-type="string">
            <text:p>339.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3];&quot;#&quot;)" office:value-type="string" office:string-value="235" calcext:value-type="string">
            <text:p>235</text:p>
          </table:table-cell>
          <table:table-cell office:value-type="string" calcext:value-type="string">
            <text:p>&lt;/text&gt;</text:p>
          </table:table-cell>
          <table:table-cell table:formula="of:=IF(0=MOD([.B163];50);COM.MICROSOFT.CONCAT([.V163:.AK163]);[.V163])" office:value-type="string" office:string-value="&lt;line x1=&quot;496.868&quot; y1=&quot;226.904&quot; x2=&quot;488.431&quot; y2=&quot;230.037&quot; style=&quot;fill:none;stroke:#000000;stroke-width:0.75590551;stroke-miterlimit:4;stroke-dasharray:none&quot; /&gt;" calcext:value-type="string">
            <text:p>&lt;line x1="496.868" y1="226.904" x2="488.431" y2="230.03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3]+5" office:value-type="float" office:value="240" calcext:value-type="float">
            <text:p>240,000</text:p>
          </table:table-cell>
          <table:table-cell table:formula="of:=LOG([.B164])" office:value-type="float" office:value="2.38021124171161" calcext:value-type="float">
            <text:p>2,380</text:p>
          </table:table-cell>
          <table:table-cell table:formula="of:=SIN([.C164]*afact)" office:value-type="float" office:value="-0.326555707906868" calcext:value-type="float">
            <text:p>-0,327</text:p>
          </table:table-cell>
          <table:table-cell table:formula="of:=COS([.C164]*afact)" office:value-type="float" office:value="0.945177956595182" calcext:value-type="float">
            <text:p>0,945</text:p>
          </table:table-cell>
          <table:table-cell table:style-name="ce1" table:formula="of:=([.E164]*radius+xoff)*Mmfac" office:value-type="float" office:value="498.487370884988" calcext:value-type="float">
            <text:p>498.487370884988</text:p>
          </table:table-cell>
          <table:table-cell table:style-name="ce1" table:formula="of:=([.D164]*radius+yoff)*Mmfac" office:value-type="float" office:value="231.423301339558" calcext:value-type="float">
            <text:p>231.423301339558</text:p>
          </table:table-cell>
          <table:table-cell table:formula="of:=IF(0=MOD([.B164];100); 3   * strich ;  IF(0=MOD([.B164]; 50); 2.5 * strich ;  IF(0=MOD([.B164]; 10); 2   * strich ;  IF(0=MOD([.B164];  5); 1.5 * strich ;  IF(0=MOD([.B164];  1); 1   * strich ;                     0.6 * strich )))))*-1" office:value-type="float" office:value="-4" calcext:value-type="float">
            <text:p>-4,000</text:p>
          </table:table-cell>
          <table:table-cell table:formula="of:=([.E164]*(radius+[.H164])+xoff)*Mmfac" office:value-type="float" office:value="487.145235405846" calcext:value-type="float">
            <text:p>487.145235405846</text:p>
          </table:table-cell>
          <table:table-cell table:formula="of:=([.D164]*(radius+[.H164])+yoff)*Mmfac" office:value-type="float" office:value="235.34196983444" calcext:value-type="float">
            <text:p>235.34196983444</text:p>
          </table:table-cell>
          <table:table-cell office:value-type="string" calcext:value-type="string">
            <text:p>&lt;line x1="</text:p>
          </table:table-cell>
          <table:table-cell table:formula="of:=TEXT([.F164];&quot;000.000&quot;)" office:value-type="string" office:string-value="498.487" calcext:value-type="string">
            <text:p>498.487</text:p>
          </table:table-cell>
          <table:table-cell office:value-type="string" calcext:value-type="string">
            <text:p>" y1="</text:p>
          </table:table-cell>
          <table:table-cell table:formula="of:=TEXT([.G164];&quot;000.000&quot;)" office:value-type="string" office:string-value="231.423" calcext:value-type="string">
            <text:p>231.423</text:p>
          </table:table-cell>
          <table:table-cell office:value-type="string" calcext:value-type="string">
            <text:p>" x2="</text:p>
          </table:table-cell>
          <table:table-cell table:formula="of:=TEXT([.I164];&quot;000.000&quot;)" office:value-type="string" office:string-value="487.145" calcext:value-type="string">
            <text:p>487.145</text:p>
          </table:table-cell>
          <table:table-cell office:value-type="string" calcext:value-type="string">
            <text:p>" y2="</text:p>
          </table:table-cell>
          <table:table-cell table:formula="of:=TEXT([.J164];&quot;000.000&quot;)" office:value-type="string" office:string-value="235.342" calcext:value-type="string">
            <text:p>235.34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4:.U164])" office:value-type="string" office:string-value="&lt;line x1=&quot;498.487&quot; y1=&quot;231.423&quot; x2=&quot;487.145&quot; y2=&quot;235.342&quot; style=&quot;fill:none;stroke:#000000;stroke-width:0.75590551;stroke-miterlimit:4;stroke-dasharray:none&quot; /&gt;" calcext:value-type="string">
            <text:p>&lt;line x1="498.487" y1="231.423" x2="487.145" y2="235.34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4]*afact)*90)) / (0.5*PI());&quot;0.###&quot;)" office:value-type="string" office:string-value="340.94" calcext:value-type="string">
            <text:p>340.9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4];&quot;#&quot;)" office:value-type="string" office:string-value="240" calcext:value-type="string">
            <text:p>240</text:p>
          </table:table-cell>
          <table:table-cell office:value-type="string" calcext:value-type="string">
            <text:p>&lt;/text&gt;</text:p>
          </table:table-cell>
          <table:table-cell table:formula="of:=IF(0=MOD([.B164];50);COM.MICROSOFT.CONCAT([.V164:.AK164]);[.V164])" office:value-type="string" office:string-value="&lt;line x1=&quot;498.487&quot; y1=&quot;231.423&quot; x2=&quot;487.145&quot; y2=&quot;235.342&quot; style=&quot;fill:none;stroke:#000000;stroke-width:0.75590551;stroke-miterlimit:4;stroke-dasharray:none&quot; /&gt;" calcext:value-type="string">
            <text:p>&lt;line x1="498.487" y1="231.423" x2="487.145" y2="235.34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4]+5" office:value-type="float" office:value="245" calcext:value-type="float">
            <text:p>245,000</text:p>
          </table:table-cell>
          <table:table-cell table:formula="of:=LOG([.B165])" office:value-type="float" office:value="2.38916608436453" calcext:value-type="float">
            <text:p>2,389</text:p>
          </table:table-cell>
          <table:table-cell table:formula="of:=SIN([.C165]*afact)" office:value-type="float" office:value="-0.305315847056358" calcext:value-type="float">
            <text:p>-0,305</text:p>
          </table:table-cell>
          <table:table-cell table:formula="of:=COS([.C165]*afact)" office:value-type="float" office:value="0.952251139950097" calcext:value-type="float">
            <text:p>0,952</text:p>
          </table:table-cell>
          <table:table-cell table:style-name="ce1" table:formula="of:=([.E165]*radius+xoff)*Mmfac" office:value-type="float" office:value="499.97273938952" calcext:value-type="float">
            <text:p>499.97273938952</text:p>
          </table:table-cell>
          <table:table-cell table:style-name="ce1" table:formula="of:=([.D165]*radius+yoff)*Mmfac" office:value-type="float" office:value="235.883672118165" calcext:value-type="float">
            <text:p>235.883672118165</text:p>
          </table:table-cell>
          <table:table-cell table:formula="of:=IF(0=MOD([.B165];100); 3   * strich ;  IF(0=MOD([.B165]; 50); 2.5 * strich ;  IF(0=MOD([.B165]; 10); 2   * strich ;  IF(0=MOD([.B165];  5); 1.5 * strich ;  IF(0=MOD([.B165];  1); 1   * strich ;                     0.6 * strich )))))*-1" office:value-type="float" office:value="-3" calcext:value-type="float">
            <text:p>-3,000</text:p>
          </table:table-cell>
          <table:table-cell table:formula="of:=([.E165]*(radius+[.H165])+xoff)*Mmfac" office:value-type="float" office:value="491.40247912997" calcext:value-type="float">
            <text:p>491.40247912997</text:p>
          </table:table-cell>
          <table:table-cell table:formula="of:=([.D165]*(radius+[.H165])+yoff)*Mmfac" office:value-type="float" office:value="238.631514741672" calcext:value-type="float">
            <text:p>238.631514741672</text:p>
          </table:table-cell>
          <table:table-cell office:value-type="string" calcext:value-type="string">
            <text:p>&lt;line x1="</text:p>
          </table:table-cell>
          <table:table-cell table:formula="of:=TEXT([.F165];&quot;000.000&quot;)" office:value-type="string" office:string-value="499.973" calcext:value-type="string">
            <text:p>499.973</text:p>
          </table:table-cell>
          <table:table-cell office:value-type="string" calcext:value-type="string">
            <text:p>" y1="</text:p>
          </table:table-cell>
          <table:table-cell table:formula="of:=TEXT([.G165];&quot;000.000&quot;)" office:value-type="string" office:string-value="235.884" calcext:value-type="string">
            <text:p>235.884</text:p>
          </table:table-cell>
          <table:table-cell office:value-type="string" calcext:value-type="string">
            <text:p>" x2="</text:p>
          </table:table-cell>
          <table:table-cell table:formula="of:=TEXT([.I165];&quot;000.000&quot;)" office:value-type="string" office:string-value="491.402" calcext:value-type="string">
            <text:p>491.402</text:p>
          </table:table-cell>
          <table:table-cell office:value-type="string" calcext:value-type="string">
            <text:p>" y2="</text:p>
          </table:table-cell>
          <table:table-cell table:formula="of:=TEXT([.J165];&quot;000.000&quot;)" office:value-type="string" office:string-value="238.632" calcext:value-type="string">
            <text:p>238.63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5:.U165])" office:value-type="string" office:string-value="&lt;line x1=&quot;499.973&quot; y1=&quot;235.884&quot; x2=&quot;491.402&quot; y2=&quot;238.632&quot; style=&quot;fill:none;stroke:#000000;stroke-width:0.75590551;stroke-miterlimit:4;stroke-dasharray:none&quot; /&gt;" calcext:value-type="string">
            <text:p>&lt;line x1="499.973" y1="235.884" x2="491.402" y2="238.63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5]*afact)*90)) / (0.5*PI());&quot;0.###&quot;)" office:value-type="string" office:string-value="342.223" calcext:value-type="string">
            <text:p>342.22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5];&quot;#&quot;)" office:value-type="string" office:string-value="245" calcext:value-type="string">
            <text:p>245</text:p>
          </table:table-cell>
          <table:table-cell office:value-type="string" calcext:value-type="string">
            <text:p>&lt;/text&gt;</text:p>
          </table:table-cell>
          <table:table-cell table:formula="of:=IF(0=MOD([.B165];50);COM.MICROSOFT.CONCAT([.V165:.AK165]);[.V165])" office:value-type="string" office:string-value="&lt;line x1=&quot;499.973&quot; y1=&quot;235.884&quot; x2=&quot;491.402&quot; y2=&quot;238.632&quot; style=&quot;fill:none;stroke:#000000;stroke-width:0.75590551;stroke-miterlimit:4;stroke-dasharray:none&quot; /&gt;" calcext:value-type="string">
            <text:p>&lt;line x1="499.973" y1="235.884" x2="491.402" y2="238.63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5]+5" office:value-type="float" office:value="250" calcext:value-type="float">
            <text:p>250,000</text:p>
          </table:table-cell>
          <table:table-cell table:formula="of:=LOG([.B166])" office:value-type="float" office:value="2.39794000867204" calcext:value-type="float">
            <text:p>2,398</text:p>
          </table:table-cell>
          <table:table-cell table:formula="of:=SIN([.C166]*afact)" office:value-type="float" office:value="-0.284356627141094" calcext:value-type="float">
            <text:p>-0,284</text:p>
          </table:table-cell>
          <table:table-cell table:formula="of:=COS([.C166]*afact)" office:value-type="float" office:value="0.958718576330375" calcext:value-type="float">
            <text:p>0,959</text:p>
          </table:table-cell>
          <table:table-cell table:style-name="ce1" table:formula="of:=([.E166]*radius+xoff)*Mmfac" office:value-type="float" office:value="501.330901029379" calcext:value-type="float">
            <text:p>501.330901029379</text:p>
          </table:table-cell>
          <table:table-cell table:style-name="ce1" table:formula="of:=([.D166]*radius+yoff)*Mmfac" office:value-type="float" office:value="240.28510830037" calcext:value-type="float">
            <text:p>240.28510830037</text:p>
          </table:table-cell>
          <table:table-cell table:formula="of:=IF(0=MOD([.B166];100); 3   * strich ;  IF(0=MOD([.B166]; 50); 2.5 * strich ;  IF(0=MOD([.B166]; 10); 2   * strich ;  IF(0=MOD([.B166];  5); 1.5 * strich ;  IF(0=MOD([.B166];  1); 1   * strich ;                     0.6 * strich )))))*-1" office:value-type="float" office:value="-5" calcext:value-type="float">
            <text:p>-5,000</text:p>
          </table:table-cell>
          <table:table-cell table:formula="of:=([.E166]*(radius+[.H166])+xoff)*Mmfac" office:value-type="float" office:value="486.950122384423" calcext:value-type="float">
            <text:p>486.950122384423</text:p>
          </table:table-cell>
          <table:table-cell table:formula="of:=([.D166]*(radius+[.H166])+yoff)*Mmfac" office:value-type="float" office:value="244.550457707487" calcext:value-type="float">
            <text:p>244.550457707487</text:p>
          </table:table-cell>
          <table:table-cell office:value-type="string" calcext:value-type="string">
            <text:p>&lt;line x1="</text:p>
          </table:table-cell>
          <table:table-cell table:formula="of:=TEXT([.F166];&quot;000.000&quot;)" office:value-type="string" office:string-value="501.331" calcext:value-type="string">
            <text:p>501.331</text:p>
          </table:table-cell>
          <table:table-cell office:value-type="string" calcext:value-type="string">
            <text:p>" y1="</text:p>
          </table:table-cell>
          <table:table-cell table:formula="of:=TEXT([.G166];&quot;000.000&quot;)" office:value-type="string" office:string-value="240.285" calcext:value-type="string">
            <text:p>240.285</text:p>
          </table:table-cell>
          <table:table-cell office:value-type="string" calcext:value-type="string">
            <text:p>" x2="</text:p>
          </table:table-cell>
          <table:table-cell table:formula="of:=TEXT([.I166];&quot;000.000&quot;)" office:value-type="string" office:string-value="486.950" calcext:value-type="string">
            <text:p>486.950</text:p>
          </table:table-cell>
          <table:table-cell office:value-type="string" calcext:value-type="string">
            <text:p>" y2="</text:p>
          </table:table-cell>
          <table:table-cell table:formula="of:=TEXT([.J166];&quot;000.000&quot;)" office:value-type="string" office:string-value="244.550" calcext:value-type="string">
            <text:p>244.55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6:.U166])" office:value-type="string" office:string-value="&lt;line x1=&quot;501.331&quot; y1=&quot;240.285&quot; x2=&quot;486.950&quot; y2=&quot;244.550&quot; style=&quot;fill:none;stroke:#000000;stroke-width:0.75590551;stroke-miterlimit:4;stroke-dasharray:none&quot; /&gt;" calcext:value-type="string">
            <text:p>&lt;line x1="501.331" y1="240.285" x2="486.950" y2="244.55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6]*afact)*90)) / (0.5*PI());&quot;0.###&quot;)" office:value-type="string" office:string-value="343.48" calcext:value-type="string">
            <text:p>343.4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6];&quot;#&quot;)" office:value-type="string" office:string-value="250" calcext:value-type="string">
            <text:p>250</text:p>
          </table:table-cell>
          <table:table-cell office:value-type="string" calcext:value-type="string">
            <text:p>&lt;/text&gt;</text:p>
          </table:table-cell>
          <table:table-cell table:formula="of:=IF(0=MOD([.B166];50);COM.MICROSOFT.CONCAT([.V166:.AK166]);[.V166])" office:value-type="string" office:string-value="&lt;line x1=&quot;501.331&quot; y1=&quot;240.285&quot; x2=&quot;486.950&quot; y2=&quot;244.55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43.48, 300, 300)&quot;&gt;250&lt;/text&gt;" calcext:value-type="string">
            <text:p>&lt;line x1="501.331" y1="240.285" x2="486.950" y2="244.55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43.48, 300, 300)"&gt;250&lt;/text&gt;</text:p>
          </table:table-cell>
          <table:table-cell table:number-columns-repeated="986"/>
        </table:table-row>
        <table:table-row table:style-name="ro1">
          <table:table-cell/>
          <table:table-cell table:formula="of:=[.B166]+5" office:value-type="float" office:value="255" calcext:value-type="float">
            <text:p>255,000</text:p>
          </table:table-cell>
          <table:table-cell table:formula="of:=LOG([.B167])" office:value-type="float" office:value="2.40654018043395" calcext:value-type="float">
            <text:p>2,407</text:p>
          </table:table-cell>
          <table:table-cell table:formula="of:=SIN([.C167]*afact)" office:value-type="float" office:value="-0.263679632128653" calcext:value-type="float">
            <text:p>-0,264</text:p>
          </table:table-cell>
          <table:table-cell table:formula="of:=COS([.C167]*afact)" office:value-type="float" office:value="0.964610310747557" calcext:value-type="float">
            <text:p>0,965</text:p>
          </table:table-cell>
          <table:table-cell table:style-name="ce1" table:formula="of:=([.E167]*radius+xoff)*Mmfac" office:value-type="float" office:value="502.568165256987" calcext:value-type="float">
            <text:p>502.568165256987</text:p>
          </table:table-cell>
          <table:table-cell table:style-name="ce1" table:formula="of:=([.D167]*radius+yoff)*Mmfac" office:value-type="float" office:value="244.627277252983" calcext:value-type="float">
            <text:p>244.627277252983</text:p>
          </table:table-cell>
          <table:table-cell table:formula="of:=IF(0=MOD([.B167];100); 3   * strich ;  IF(0=MOD([.B167]; 50); 2.5 * strich ;  IF(0=MOD([.B167]; 10); 2   * strich ;  IF(0=MOD([.B167];  5); 1.5 * strich ;  IF(0=MOD([.B167];  1); 1   * strich ;                     0.6 * strich )))))*-1" office:value-type="float" office:value="-3" calcext:value-type="float">
            <text:p>-3,000</text:p>
          </table:table-cell>
          <table:table-cell table:formula="of:=([.E167]*(radius+[.H167])+xoff)*Mmfac" office:value-type="float" office:value="493.886672460259" calcext:value-type="float">
            <text:p>493.886672460259</text:p>
          </table:table-cell>
          <table:table-cell table:formula="of:=([.D167]*(radius+[.H167])+yoff)*Mmfac" office:value-type="float" office:value="247.000393942141" calcext:value-type="float">
            <text:p>247.000393942141</text:p>
          </table:table-cell>
          <table:table-cell office:value-type="string" calcext:value-type="string">
            <text:p>&lt;line x1="</text:p>
          </table:table-cell>
          <table:table-cell table:formula="of:=TEXT([.F167];&quot;000.000&quot;)" office:value-type="string" office:string-value="502.568" calcext:value-type="string">
            <text:p>502.568</text:p>
          </table:table-cell>
          <table:table-cell office:value-type="string" calcext:value-type="string">
            <text:p>" y1="</text:p>
          </table:table-cell>
          <table:table-cell table:formula="of:=TEXT([.G167];&quot;000.000&quot;)" office:value-type="string" office:string-value="244.627" calcext:value-type="string">
            <text:p>244.627</text:p>
          </table:table-cell>
          <table:table-cell office:value-type="string" calcext:value-type="string">
            <text:p>" x2="</text:p>
          </table:table-cell>
          <table:table-cell table:formula="of:=TEXT([.I167];&quot;000.000&quot;)" office:value-type="string" office:string-value="493.887" calcext:value-type="string">
            <text:p>493.887</text:p>
          </table:table-cell>
          <table:table-cell office:value-type="string" calcext:value-type="string">
            <text:p>" y2="</text:p>
          </table:table-cell>
          <table:table-cell table:formula="of:=TEXT([.J167];&quot;000.000&quot;)" office:value-type="string" office:string-value="247.000" calcext:value-type="string">
            <text:p>247.00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7:.U167])" office:value-type="string" office:string-value="&lt;line x1=&quot;502.568&quot; y1=&quot;244.627&quot; x2=&quot;493.887&quot; y2=&quot;247.000&quot; style=&quot;fill:none;stroke:#000000;stroke-width:0.75590551;stroke-miterlimit:4;stroke-dasharray:none&quot; /&gt;" calcext:value-type="string">
            <text:p>&lt;line x1="502.568" y1="244.627" x2="493.887" y2="247.00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7]*afact)*90)) / (0.5*PI());&quot;0.###&quot;)" office:value-type="string" office:string-value="344.711" calcext:value-type="string">
            <text:p>344.7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7];&quot;#&quot;)" office:value-type="string" office:string-value="255" calcext:value-type="string">
            <text:p>255</text:p>
          </table:table-cell>
          <table:table-cell office:value-type="string" calcext:value-type="string">
            <text:p>&lt;/text&gt;</text:p>
          </table:table-cell>
          <table:table-cell table:formula="of:=IF(0=MOD([.B167];50);COM.MICROSOFT.CONCAT([.V167:.AK167]);[.V167])" office:value-type="string" office:string-value="&lt;line x1=&quot;502.568&quot; y1=&quot;244.627&quot; x2=&quot;493.887&quot; y2=&quot;247.000&quot; style=&quot;fill:none;stroke:#000000;stroke-width:0.75590551;stroke-miterlimit:4;stroke-dasharray:none&quot; /&gt;" calcext:value-type="string">
            <text:p>&lt;line x1="502.568" y1="244.627" x2="493.887" y2="247.00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7]+5" office:value-type="float" office:value="260" calcext:value-type="float">
            <text:p>260,000</text:p>
          </table:table-cell>
          <table:table-cell table:formula="of:=LOG([.B168])" office:value-type="float" office:value="2.41497334797082" calcext:value-type="float">
            <text:p>2,415</text:p>
          </table:table-cell>
          <table:table-cell table:formula="of:=SIN([.C168]*afact)" office:value-type="float" office:value="-0.24328573854272" calcext:value-type="float">
            <text:p>-0,243</text:p>
          </table:table-cell>
          <table:table-cell table:formula="of:=COS([.C168]*afact)" office:value-type="float" office:value="0.969954663590893" calcext:value-type="float">
            <text:p>0,970</text:p>
          </table:table-cell>
          <table:table-cell table:style-name="ce1" table:formula="of:=([.E168]*radius+xoff)*Mmfac" office:value-type="float" office:value="503.690479354088" calcext:value-type="float">
            <text:p>503.690479354088</text:p>
          </table:table-cell>
          <table:table-cell table:style-name="ce1" table:formula="of:=([.D168]*radius+yoff)*Mmfac" office:value-type="float" office:value="248.909994906029" calcext:value-type="float">
            <text:p>248.909994906029</text:p>
          </table:table-cell>
          <table:table-cell table:formula="of:=IF(0=MOD([.B168];100); 3   * strich ;  IF(0=MOD([.B168]; 50); 2.5 * strich ;  IF(0=MOD([.B168]; 10); 2   * strich ;  IF(0=MOD([.B168];  5); 1.5 * strich ;  IF(0=MOD([.B168];  1); 1   * strich ;                     0.6 * strich )))))*-1" office:value-type="float" office:value="-4" calcext:value-type="float">
            <text:p>-4,000</text:p>
          </table:table-cell>
          <table:table-cell table:formula="of:=([.E168]*(radius+[.H168])+xoff)*Mmfac" office:value-type="float" office:value="492.051023390997" calcext:value-type="float">
            <text:p>492.051023390997</text:p>
          </table:table-cell>
          <table:table-cell table:formula="of:=([.D168]*(radius+[.H168])+yoff)*Mmfac" office:value-type="float" office:value="251.829423768541" calcext:value-type="float">
            <text:p>251.829423768541</text:p>
          </table:table-cell>
          <table:table-cell office:value-type="string" calcext:value-type="string">
            <text:p>&lt;line x1="</text:p>
          </table:table-cell>
          <table:table-cell table:formula="of:=TEXT([.F168];&quot;000.000&quot;)" office:value-type="string" office:string-value="503.690" calcext:value-type="string">
            <text:p>503.690</text:p>
          </table:table-cell>
          <table:table-cell office:value-type="string" calcext:value-type="string">
            <text:p>" y1="</text:p>
          </table:table-cell>
          <table:table-cell table:formula="of:=TEXT([.G168];&quot;000.000&quot;)" office:value-type="string" office:string-value="248.910" calcext:value-type="string">
            <text:p>248.910</text:p>
          </table:table-cell>
          <table:table-cell office:value-type="string" calcext:value-type="string">
            <text:p>" x2="</text:p>
          </table:table-cell>
          <table:table-cell table:formula="of:=TEXT([.I168];&quot;000.000&quot;)" office:value-type="string" office:string-value="492.051" calcext:value-type="string">
            <text:p>492.051</text:p>
          </table:table-cell>
          <table:table-cell office:value-type="string" calcext:value-type="string">
            <text:p>" y2="</text:p>
          </table:table-cell>
          <table:table-cell table:formula="of:=TEXT([.J168];&quot;000.000&quot;)" office:value-type="string" office:string-value="251.829" calcext:value-type="string">
            <text:p>251.82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8:.U168])" office:value-type="string" office:string-value="&lt;line x1=&quot;503.690&quot; y1=&quot;248.910&quot; x2=&quot;492.051&quot; y2=&quot;251.829&quot; style=&quot;fill:none;stroke:#000000;stroke-width:0.75590551;stroke-miterlimit:4;stroke-dasharray:none&quot; /&gt;" calcext:value-type="string">
            <text:p>&lt;line x1="503.690" y1="248.910" x2="492.051" y2="251.82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8]*afact)*90)) / (0.5*PI());&quot;0.###&quot;)" office:value-type="string" office:string-value="345.919" calcext:value-type="string">
            <text:p>345.91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8];&quot;#&quot;)" office:value-type="string" office:string-value="260" calcext:value-type="string">
            <text:p>260</text:p>
          </table:table-cell>
          <table:table-cell office:value-type="string" calcext:value-type="string">
            <text:p>&lt;/text&gt;</text:p>
          </table:table-cell>
          <table:table-cell table:formula="of:=IF(0=MOD([.B168];50);COM.MICROSOFT.CONCAT([.V168:.AK168]);[.V168])" office:value-type="string" office:string-value="&lt;line x1=&quot;503.690&quot; y1=&quot;248.910&quot; x2=&quot;492.051&quot; y2=&quot;251.829&quot; style=&quot;fill:none;stroke:#000000;stroke-width:0.75590551;stroke-miterlimit:4;stroke-dasharray:none&quot; /&gt;" calcext:value-type="string">
            <text:p>&lt;line x1="503.690" y1="248.910" x2="492.051" y2="251.82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8]+5" office:value-type="float" office:value="265" calcext:value-type="float">
            <text:p>265,000</text:p>
          </table:table-cell>
          <table:table-cell table:formula="of:=LOG([.B169])" office:value-type="float" office:value="2.42324587393681" calcext:value-type="float">
            <text:p>2,423</text:p>
          </table:table-cell>
          <table:table-cell table:formula="of:=SIN([.C169]*afact)" office:value-type="float" office:value="-0.223175203813804" calcext:value-type="float">
            <text:p>-0,223</text:p>
          </table:table-cell>
          <table:table-cell table:formula="of:=COS([.C169]*afact)" office:value-type="float" office:value="0.974778348345236" calcext:value-type="float">
            <text:p>0,975</text:p>
          </table:table-cell>
          <table:table-cell table:style-name="ce1" table:formula="of:=([.E169]*radius+xoff)*Mmfac" office:value-type="float" office:value="504.7034531525" calcext:value-type="float">
            <text:p>504.7034531525</text:p>
          </table:table-cell>
          <table:table-cell table:style-name="ce1" table:formula="of:=([.D169]*radius+yoff)*Mmfac" office:value-type="float" office:value="253.133207199101" calcext:value-type="float">
            <text:p>253.133207199101</text:p>
          </table:table-cell>
          <table:table-cell table:formula="of:=IF(0=MOD([.B169];100); 3   * strich ;  IF(0=MOD([.B169]; 50); 2.5 * strich ;  IF(0=MOD([.B169]; 10); 2   * strich ;  IF(0=MOD([.B169];  5); 1.5 * strich ;  IF(0=MOD([.B169];  1); 1   * strich ;                     0.6 * strich )))))*-1" office:value-type="float" office:value="-3" calcext:value-type="float">
            <text:p>-3,000</text:p>
          </table:table-cell>
          <table:table-cell table:formula="of:=([.E169]*(radius+[.H169])+xoff)*Mmfac" office:value-type="float" office:value="495.930448017392" calcext:value-type="float">
            <text:p>495.930448017392</text:p>
          </table:table-cell>
          <table:table-cell table:formula="of:=([.D169]*(radius+[.H169])+yoff)*Mmfac" office:value-type="float" office:value="255.141784033425" calcext:value-type="float">
            <text:p>255.141784033425</text:p>
          </table:table-cell>
          <table:table-cell office:value-type="string" calcext:value-type="string">
            <text:p>&lt;line x1="</text:p>
          </table:table-cell>
          <table:table-cell table:formula="of:=TEXT([.F169];&quot;000.000&quot;)" office:value-type="string" office:string-value="504.703" calcext:value-type="string">
            <text:p>504.703</text:p>
          </table:table-cell>
          <table:table-cell office:value-type="string" calcext:value-type="string">
            <text:p>" y1="</text:p>
          </table:table-cell>
          <table:table-cell table:formula="of:=TEXT([.G169];&quot;000.000&quot;)" office:value-type="string" office:string-value="253.133" calcext:value-type="string">
            <text:p>253.133</text:p>
          </table:table-cell>
          <table:table-cell office:value-type="string" calcext:value-type="string">
            <text:p>" x2="</text:p>
          </table:table-cell>
          <table:table-cell table:formula="of:=TEXT([.I169];&quot;000.000&quot;)" office:value-type="string" office:string-value="495.930" calcext:value-type="string">
            <text:p>495.930</text:p>
          </table:table-cell>
          <table:table-cell office:value-type="string" calcext:value-type="string">
            <text:p>" y2="</text:p>
          </table:table-cell>
          <table:table-cell table:formula="of:=TEXT([.J169];&quot;000.000&quot;)" office:value-type="string" office:string-value="255.142" calcext:value-type="string">
            <text:p>255.14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69:.U169])" office:value-type="string" office:string-value="&lt;line x1=&quot;504.703&quot; y1=&quot;253.133&quot; x2=&quot;495.930&quot; y2=&quot;255.142&quot; style=&quot;fill:none;stroke:#000000;stroke-width:0.75590551;stroke-miterlimit:4;stroke-dasharray:none&quot; /&gt;" calcext:value-type="string">
            <text:p>&lt;line x1="504.703" y1="253.133" x2="495.930" y2="255.14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69]*afact)*90)) / (0.5*PI());&quot;0.###&quot;)" office:value-type="string" office:string-value="347.104" calcext:value-type="string">
            <text:p>347.10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69];&quot;#&quot;)" office:value-type="string" office:string-value="265" calcext:value-type="string">
            <text:p>265</text:p>
          </table:table-cell>
          <table:table-cell office:value-type="string" calcext:value-type="string">
            <text:p>&lt;/text&gt;</text:p>
          </table:table-cell>
          <table:table-cell table:formula="of:=IF(0=MOD([.B169];50);COM.MICROSOFT.CONCAT([.V169:.AK169]);[.V169])" office:value-type="string" office:string-value="&lt;line x1=&quot;504.703&quot; y1=&quot;253.133&quot; x2=&quot;495.930&quot; y2=&quot;255.142&quot; style=&quot;fill:none;stroke:#000000;stroke-width:0.75590551;stroke-miterlimit:4;stroke-dasharray:none&quot; /&gt;" calcext:value-type="string">
            <text:p>&lt;line x1="504.703" y1="253.133" x2="495.930" y2="255.14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69]+5" office:value-type="float" office:value="270" calcext:value-type="float">
            <text:p>270,000</text:p>
          </table:table-cell>
          <table:table-cell table:formula="of:=LOG([.B170])" office:value-type="float" office:value="2.43136376415899" calcext:value-type="float">
            <text:p>2,431</text:p>
          </table:table-cell>
          <table:table-cell table:formula="of:=SIN([.C170]*afact)" office:value-type="float" office:value="-0.20334774407768" calcext:value-type="float">
            <text:p>-0,203</text:p>
          </table:table-cell>
          <table:table-cell table:formula="of:=COS([.C170]*afact)" office:value-type="float" office:value="0.979106579989389" calcext:value-type="float">
            <text:p>0,979</text:p>
          </table:table-cell>
          <table:table-cell table:style-name="ce1" table:formula="of:=([.E170]*radius+xoff)*Mmfac" office:value-type="float" office:value="505.612381797772" calcext:value-type="float">
            <text:p>505.612381797772</text:p>
          </table:table-cell>
          <table:table-cell table:style-name="ce1" table:formula="of:=([.D170]*radius+yoff)*Mmfac" office:value-type="float" office:value="257.296973743687" calcext:value-type="float">
            <text:p>257.296973743687</text:p>
          </table:table-cell>
          <table:table-cell table:formula="of:=IF(0=MOD([.B170];100); 3   * strich ;  IF(0=MOD([.B170]; 50); 2.5 * strich ;  IF(0=MOD([.B170]; 10); 2   * strich ;  IF(0=MOD([.B170];  5); 1.5 * strich ;  IF(0=MOD([.B170];  1); 1   * strich ;                     0.6 * strich )))))*-1" office:value-type="float" office:value="-4" calcext:value-type="float">
            <text:p>-4,000</text:p>
          </table:table-cell>
          <table:table-cell table:formula="of:=([.E170]*(radius+[.H170])+xoff)*Mmfac" office:value-type="float" office:value="493.863102837899" calcext:value-type="float">
            <text:p>493.863102837899</text:p>
          </table:table-cell>
          <table:table-cell table:formula="of:=([.D170]*(radius+[.H170])+yoff)*Mmfac" office:value-type="float" office:value="259.737146672619" calcext:value-type="float">
            <text:p>259.737146672619</text:p>
          </table:table-cell>
          <table:table-cell office:value-type="string" calcext:value-type="string">
            <text:p>&lt;line x1="</text:p>
          </table:table-cell>
          <table:table-cell table:formula="of:=TEXT([.F170];&quot;000.000&quot;)" office:value-type="string" office:string-value="505.612" calcext:value-type="string">
            <text:p>505.612</text:p>
          </table:table-cell>
          <table:table-cell office:value-type="string" calcext:value-type="string">
            <text:p>" y1="</text:p>
          </table:table-cell>
          <table:table-cell table:formula="of:=TEXT([.G170];&quot;000.000&quot;)" office:value-type="string" office:string-value="257.297" calcext:value-type="string">
            <text:p>257.297</text:p>
          </table:table-cell>
          <table:table-cell office:value-type="string" calcext:value-type="string">
            <text:p>" x2="</text:p>
          </table:table-cell>
          <table:table-cell table:formula="of:=TEXT([.I170];&quot;000.000&quot;)" office:value-type="string" office:string-value="493.863" calcext:value-type="string">
            <text:p>493.863</text:p>
          </table:table-cell>
          <table:table-cell office:value-type="string" calcext:value-type="string">
            <text:p>" y2="</text:p>
          </table:table-cell>
          <table:table-cell table:formula="of:=TEXT([.J170];&quot;000.000&quot;)" office:value-type="string" office:string-value="259.737" calcext:value-type="string">
            <text:p>259.7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0:.U170])" office:value-type="string" office:string-value="&lt;line x1=&quot;505.612&quot; y1=&quot;257.297&quot; x2=&quot;493.863&quot; y2=&quot;259.737&quot; style=&quot;fill:none;stroke:#000000;stroke-width:0.75590551;stroke-miterlimit:4;stroke-dasharray:none&quot; /&gt;" calcext:value-type="string">
            <text:p>&lt;line x1="505.612" y1="257.297" x2="493.863" y2="259.7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0]*afact)*90)) / (0.5*PI());&quot;0.###&quot;)" office:value-type="string" office:string-value="348.267" calcext:value-type="string">
            <text:p>348.26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0];&quot;#&quot;)" office:value-type="string" office:string-value="270" calcext:value-type="string">
            <text:p>270</text:p>
          </table:table-cell>
          <table:table-cell office:value-type="string" calcext:value-type="string">
            <text:p>&lt;/text&gt;</text:p>
          </table:table-cell>
          <table:table-cell table:formula="of:=IF(0=MOD([.B170];50);COM.MICROSOFT.CONCAT([.V170:.AK170]);[.V170])" office:value-type="string" office:string-value="&lt;line x1=&quot;505.612&quot; y1=&quot;257.297&quot; x2=&quot;493.863&quot; y2=&quot;259.737&quot; style=&quot;fill:none;stroke:#000000;stroke-width:0.75590551;stroke-miterlimit:4;stroke-dasharray:none&quot; /&gt;" calcext:value-type="string">
            <text:p>&lt;line x1="505.612" y1="257.297" x2="493.863" y2="259.73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0]+5" office:value-type="float" office:value="275" calcext:value-type="float">
            <text:p>275,000</text:p>
          </table:table-cell>
          <table:table-cell table:formula="of:=LOG([.B171])" office:value-type="float" office:value="2.43933269383026" calcext:value-type="float">
            <text:p>2,439</text:p>
          </table:table-cell>
          <table:table-cell table:formula="of:=SIN([.C171]*afact)" office:value-type="float" office:value="-0.183802602760876" calcext:value-type="float">
            <text:p>-0,184</text:p>
          </table:table-cell>
          <table:table-cell table:formula="of:=COS([.C171]*afact)" office:value-type="float" office:value="0.982963174904496" calcext:value-type="float">
            <text:p>0,983</text:p>
          </table:table-cell>
          <table:table-cell table:style-name="ce1" table:formula="of:=([.E171]*radius+xoff)*Mmfac" office:value-type="float" office:value="506.422266729944" calcext:value-type="float">
            <text:p>506.422266729944</text:p>
          </table:table-cell>
          <table:table-cell table:style-name="ce1" table:formula="of:=([.D171]*radius+yoff)*Mmfac" office:value-type="float" office:value="261.401453420216" calcext:value-type="float">
            <text:p>261.401453420216</text:p>
          </table:table-cell>
          <table:table-cell table:formula="of:=IF(0=MOD([.B171];100); 3   * strich ;  IF(0=MOD([.B171]; 50); 2.5 * strich ;  IF(0=MOD([.B171]; 10); 2   * strich ;  IF(0=MOD([.B171];  5); 1.5 * strich ;  IF(0=MOD([.B171];  1); 1   * strich ;                     0.6 * strich )))))*-1" office:value-type="float" office:value="-3" calcext:value-type="float">
            <text:p>-3,000</text:p>
          </table:table-cell>
          <table:table-cell table:formula="of:=([.E171]*(radius+[.H171])+xoff)*Mmfac" office:value-type="float" office:value="497.575598155804" calcext:value-type="float">
            <text:p>497.575598155804</text:p>
          </table:table-cell>
          <table:table-cell table:formula="of:=([.D171]*(radius+[.H171])+yoff)*Mmfac" office:value-type="float" office:value="263.055676845064" calcext:value-type="float">
            <text:p>263.055676845064</text:p>
          </table:table-cell>
          <table:table-cell office:value-type="string" calcext:value-type="string">
            <text:p>&lt;line x1="</text:p>
          </table:table-cell>
          <table:table-cell table:formula="of:=TEXT([.F171];&quot;000.000&quot;)" office:value-type="string" office:string-value="506.422" calcext:value-type="string">
            <text:p>506.422</text:p>
          </table:table-cell>
          <table:table-cell office:value-type="string" calcext:value-type="string">
            <text:p>" y1="</text:p>
          </table:table-cell>
          <table:table-cell table:formula="of:=TEXT([.G171];&quot;000.000&quot;)" office:value-type="string" office:string-value="261.401" calcext:value-type="string">
            <text:p>261.401</text:p>
          </table:table-cell>
          <table:table-cell office:value-type="string" calcext:value-type="string">
            <text:p>" x2="</text:p>
          </table:table-cell>
          <table:table-cell table:formula="of:=TEXT([.I171];&quot;000.000&quot;)" office:value-type="string" office:string-value="497.576" calcext:value-type="string">
            <text:p>497.576</text:p>
          </table:table-cell>
          <table:table-cell office:value-type="string" calcext:value-type="string">
            <text:p>" y2="</text:p>
          </table:table-cell>
          <table:table-cell table:formula="of:=TEXT([.J171];&quot;000.000&quot;)" office:value-type="string" office:string-value="263.056" calcext:value-type="string">
            <text:p>263.05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1:.U171])" office:value-type="string" office:string-value="&lt;line x1=&quot;506.422&quot; y1=&quot;261.401&quot; x2=&quot;497.576&quot; y2=&quot;263.056&quot; style=&quot;fill:none;stroke:#000000;stroke-width:0.75590551;stroke-miterlimit:4;stroke-dasharray:none&quot; /&gt;" calcext:value-type="string">
            <text:p>&lt;line x1="506.422" y1="261.401" x2="497.576" y2="263.05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1]*afact)*90)) / (0.5*PI());&quot;0.###&quot;)" office:value-type="string" office:string-value="349.409" calcext:value-type="string">
            <text:p>349.40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1];&quot;#&quot;)" office:value-type="string" office:string-value="275" calcext:value-type="string">
            <text:p>275</text:p>
          </table:table-cell>
          <table:table-cell office:value-type="string" calcext:value-type="string">
            <text:p>&lt;/text&gt;</text:p>
          </table:table-cell>
          <table:table-cell table:formula="of:=IF(0=MOD([.B171];50);COM.MICROSOFT.CONCAT([.V171:.AK171]);[.V171])" office:value-type="string" office:string-value="&lt;line x1=&quot;506.422&quot; y1=&quot;261.401&quot; x2=&quot;497.576&quot; y2=&quot;263.056&quot; style=&quot;fill:none;stroke:#000000;stroke-width:0.75590551;stroke-miterlimit:4;stroke-dasharray:none&quot; /&gt;" calcext:value-type="string">
            <text:p>&lt;line x1="506.422" y1="261.401" x2="497.576" y2="263.056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1]+5" office:value-type="float" office:value="280" calcext:value-type="float">
            <text:p>280,000</text:p>
          </table:table-cell>
          <table:table-cell table:formula="of:=LOG([.B172])" office:value-type="float" office:value="2.44715803134222" calcext:value-type="float">
            <text:p>2,447</text:p>
          </table:table-cell>
          <table:table-cell table:formula="of:=SIN([.C172]*afact)" office:value-type="float" office:value="-0.16453861110803" calcext:value-type="float">
            <text:p>-0,165</text:p>
          </table:table-cell>
          <table:table-cell table:formula="of:=COS([.C172]*afact)" office:value-type="float" office:value="0.986370643041773" calcext:value-type="float">
            <text:p>0,986</text:p>
          </table:table-cell>
          <table:table-cell table:style-name="ce1" table:formula="of:=([.E172]*radius+xoff)*Mmfac" office:value-type="float" office:value="507.137835038772" calcext:value-type="float">
            <text:p>507.137835038772</text:p>
          </table:table-cell>
          <table:table-cell table:style-name="ce1" table:formula="of:=([.D172]*radius+yoff)*Mmfac" office:value-type="float" office:value="265.446891667314" calcext:value-type="float">
            <text:p>265.446891667314</text:p>
          </table:table-cell>
          <table:table-cell table:formula="of:=IF(0=MOD([.B172];100); 3   * strich ;  IF(0=MOD([.B172]; 50); 2.5 * strich ;  IF(0=MOD([.B172]; 10); 2   * strich ;  IF(0=MOD([.B172];  5); 1.5 * strich ;  IF(0=MOD([.B172];  1); 1   * strich ;                     0.6 * strich )))))*-1" office:value-type="float" office:value="-4" calcext:value-type="float">
            <text:p>-4,000</text:p>
          </table:table-cell>
          <table:table-cell table:formula="of:=([.E172]*(radius+[.H172])+xoff)*Mmfac" office:value-type="float" office:value="495.301387322271" calcext:value-type="float">
            <text:p>495.301387322271</text:p>
          </table:table-cell>
          <table:table-cell table:formula="of:=([.D172]*(radius+[.H172])+yoff)*Mmfac" office:value-type="float" office:value="267.42135500061" calcext:value-type="float">
            <text:p>267.42135500061</text:p>
          </table:table-cell>
          <table:table-cell office:value-type="string" calcext:value-type="string">
            <text:p>&lt;line x1="</text:p>
          </table:table-cell>
          <table:table-cell table:formula="of:=TEXT([.F172];&quot;000.000&quot;)" office:value-type="string" office:string-value="507.138" calcext:value-type="string">
            <text:p>507.138</text:p>
          </table:table-cell>
          <table:table-cell office:value-type="string" calcext:value-type="string">
            <text:p>" y1="</text:p>
          </table:table-cell>
          <table:table-cell table:formula="of:=TEXT([.G172];&quot;000.000&quot;)" office:value-type="string" office:string-value="265.447" calcext:value-type="string">
            <text:p>265.447</text:p>
          </table:table-cell>
          <table:table-cell office:value-type="string" calcext:value-type="string">
            <text:p>" x2="</text:p>
          </table:table-cell>
          <table:table-cell table:formula="of:=TEXT([.I172];&quot;000.000&quot;)" office:value-type="string" office:string-value="495.301" calcext:value-type="string">
            <text:p>495.301</text:p>
          </table:table-cell>
          <table:table-cell office:value-type="string" calcext:value-type="string">
            <text:p>" y2="</text:p>
          </table:table-cell>
          <table:table-cell table:formula="of:=TEXT([.J172];&quot;000.000&quot;)" office:value-type="string" office:string-value="267.421" calcext:value-type="string">
            <text:p>267.42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2:.U172])" office:value-type="string" office:string-value="&lt;line x1=&quot;507.138&quot; y1=&quot;265.447&quot; x2=&quot;495.301&quot; y2=&quot;267.421&quot; style=&quot;fill:none;stroke:#000000;stroke-width:0.75590551;stroke-miterlimit:4;stroke-dasharray:none&quot; /&gt;" calcext:value-type="string">
            <text:p>&lt;line x1="507.138" y1="265.447" x2="495.301" y2="267.42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2]*afact)*90)) / (0.5*PI());&quot;0.###&quot;)" office:value-type="string" office:string-value="350.53" calcext:value-type="string">
            <text:p>350.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2];&quot;#&quot;)" office:value-type="string" office:string-value="280" calcext:value-type="string">
            <text:p>280</text:p>
          </table:table-cell>
          <table:table-cell office:value-type="string" calcext:value-type="string">
            <text:p>&lt;/text&gt;</text:p>
          </table:table-cell>
          <table:table-cell table:formula="of:=IF(0=MOD([.B172];50);COM.MICROSOFT.CONCAT([.V172:.AK172]);[.V172])" office:value-type="string" office:string-value="&lt;line x1=&quot;507.138&quot; y1=&quot;265.447&quot; x2=&quot;495.301&quot; y2=&quot;267.421&quot; style=&quot;fill:none;stroke:#000000;stroke-width:0.75590551;stroke-miterlimit:4;stroke-dasharray:none&quot; /&gt;" calcext:value-type="string">
            <text:p>&lt;line x1="507.138" y1="265.447" x2="495.301" y2="267.42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2]+5" office:value-type="float" office:value="285" calcext:value-type="float">
            <text:p>285,000</text:p>
          </table:table-cell>
          <table:table-cell table:formula="of:=LOG([.B173])" office:value-type="float" office:value="2.45484486000851" calcext:value-type="float">
            <text:p>2,455</text:p>
          </table:table-cell>
          <table:table-cell table:formula="of:=SIN([.C173]*afact)" office:value-type="float" office:value="-0.145554241649258" calcext:value-type="float">
            <text:p>-0,146</text:p>
          </table:table-cell>
          <table:table-cell table:formula="of:=COS([.C173]*afact)" office:value-type="float" office:value="0.989350273026651" calcext:value-type="float">
            <text:p>0,989</text:p>
          </table:table-cell>
          <table:table-cell table:style-name="ce1" table:formula="of:=([.E173]*radius+xoff)*Mmfac" office:value-type="float" office:value="507.763557335597" calcext:value-type="float">
            <text:p>507.763557335597</text:p>
          </table:table-cell>
          <table:table-cell table:style-name="ce1" table:formula="of:=([.D173]*radius+yoff)*Mmfac" office:value-type="float" office:value="269.433609253656" calcext:value-type="float">
            <text:p>269.433609253656</text:p>
          </table:table-cell>
          <table:table-cell table:formula="of:=IF(0=MOD([.B173];100); 3   * strich ;  IF(0=MOD([.B173]; 50); 2.5 * strich ;  IF(0=MOD([.B173]; 10); 2   * strich ;  IF(0=MOD([.B173];  5); 1.5 * strich ;  IF(0=MOD([.B173];  1); 1   * strich ;                     0.6 * strich )))))*-1" office:value-type="float" office:value="-3" calcext:value-type="float">
            <text:p>-3,000</text:p>
          </table:table-cell>
          <table:table-cell table:formula="of:=([.E173]*(radius+[.H173])+xoff)*Mmfac" office:value-type="float" office:value="498.859404878357" calcext:value-type="float">
            <text:p>498.859404878357</text:p>
          </table:table-cell>
          <table:table-cell table:formula="of:=([.D173]*(radius+[.H173])+yoff)*Mmfac" office:value-type="float" office:value="270.743597428499" calcext:value-type="float">
            <text:p>270.743597428499</text:p>
          </table:table-cell>
          <table:table-cell office:value-type="string" calcext:value-type="string">
            <text:p>&lt;line x1="</text:p>
          </table:table-cell>
          <table:table-cell table:formula="of:=TEXT([.F173];&quot;000.000&quot;)" office:value-type="string" office:string-value="507.764" calcext:value-type="string">
            <text:p>507.764</text:p>
          </table:table-cell>
          <table:table-cell office:value-type="string" calcext:value-type="string">
            <text:p>" y1="</text:p>
          </table:table-cell>
          <table:table-cell table:formula="of:=TEXT([.G173];&quot;000.000&quot;)" office:value-type="string" office:string-value="269.434" calcext:value-type="string">
            <text:p>269.434</text:p>
          </table:table-cell>
          <table:table-cell office:value-type="string" calcext:value-type="string">
            <text:p>" x2="</text:p>
          </table:table-cell>
          <table:table-cell table:formula="of:=TEXT([.I173];&quot;000.000&quot;)" office:value-type="string" office:string-value="498.859" calcext:value-type="string">
            <text:p>498.859</text:p>
          </table:table-cell>
          <table:table-cell office:value-type="string" calcext:value-type="string">
            <text:p>" y2="</text:p>
          </table:table-cell>
          <table:table-cell table:formula="of:=TEXT([.J173];&quot;000.000&quot;)" office:value-type="string" office:string-value="270.744" calcext:value-type="string">
            <text:p>270.74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3:.U173])" office:value-type="string" office:string-value="&lt;line x1=&quot;507.764&quot; y1=&quot;269.434&quot; x2=&quot;498.859&quot; y2=&quot;270.744&quot; style=&quot;fill:none;stroke:#000000;stroke-width:0.75590551;stroke-miterlimit:4;stroke-dasharray:none&quot; /&gt;" calcext:value-type="string">
            <text:p>&lt;line x1="507.764" y1="269.434" x2="498.859" y2="270.74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3]*afact)*90)) / (0.5*PI());&quot;0.###&quot;)" office:value-type="string" office:string-value="351.631" calcext:value-type="string">
            <text:p>351.63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3];&quot;#&quot;)" office:value-type="string" office:string-value="285" calcext:value-type="string">
            <text:p>285</text:p>
          </table:table-cell>
          <table:table-cell office:value-type="string" calcext:value-type="string">
            <text:p>&lt;/text&gt;</text:p>
          </table:table-cell>
          <table:table-cell table:formula="of:=IF(0=MOD([.B173];50);COM.MICROSOFT.CONCAT([.V173:.AK173]);[.V173])" office:value-type="string" office:string-value="&lt;line x1=&quot;507.764&quot; y1=&quot;269.434&quot; x2=&quot;498.859&quot; y2=&quot;270.744&quot; style=&quot;fill:none;stroke:#000000;stroke-width:0.75590551;stroke-miterlimit:4;stroke-dasharray:none&quot; /&gt;" calcext:value-type="string">
            <text:p>&lt;line x1="507.764" y1="269.434" x2="498.859" y2="270.74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3]+5" office:value-type="float" office:value="290" calcext:value-type="float">
            <text:p>290,000</text:p>
          </table:table-cell>
          <table:table-cell table:formula="of:=LOG([.B174])" office:value-type="float" office:value="2.46239799789896" calcext:value-type="float">
            <text:p>2,462</text:p>
          </table:table-cell>
          <table:table-cell table:formula="of:=SIN([.C174]*afact)" office:value-type="float" office:value="-0.12684765547186" calcext:value-type="float">
            <text:p>-0,127</text:p>
          </table:table-cell>
          <table:table-cell table:formula="of:=COS([.C174]*afact)" office:value-type="float" office:value="0.99192221081156" calcext:value-type="float">
            <text:p>0,992</text:p>
          </table:table-cell>
          <table:table-cell table:style-name="ce1" table:formula="of:=([.E174]*radius+xoff)*Mmfac" office:value-type="float" office:value="508.303664270428" calcext:value-type="float">
            <text:p>508.303664270428</text:p>
          </table:table-cell>
          <table:table-cell table:style-name="ce1" table:formula="of:=([.D174]*radius+yoff)*Mmfac" office:value-type="float" office:value="273.361992350909" calcext:value-type="float">
            <text:p>273.361992350909</text:p>
          </table:table-cell>
          <table:table-cell table:formula="of:=IF(0=MOD([.B174];100); 3   * strich ;  IF(0=MOD([.B174]; 50); 2.5 * strich ;  IF(0=MOD([.B174]; 10); 2   * strich ;  IF(0=MOD([.B174];  5); 1.5 * strich ;  IF(0=MOD([.B174];  1); 1   * strich ;                     0.6 * strich )))))*-1" office:value-type="float" office:value="-4" calcext:value-type="float">
            <text:p>-4,000</text:p>
          </table:table-cell>
          <table:table-cell table:formula="of:=([.E174]*(radius+[.H174])+xoff)*Mmfac" office:value-type="float" office:value="496.400597740689" calcext:value-type="float">
            <text:p>496.400597740689</text:p>
          </table:table-cell>
          <table:table-cell table:formula="of:=([.D174]*(radius+[.H174])+yoff)*Mmfac" office:value-type="float" office:value="274.884164216572" calcext:value-type="float">
            <text:p>274.884164216572</text:p>
          </table:table-cell>
          <table:table-cell office:value-type="string" calcext:value-type="string">
            <text:p>&lt;line x1="</text:p>
          </table:table-cell>
          <table:table-cell table:formula="of:=TEXT([.F174];&quot;000.000&quot;)" office:value-type="string" office:string-value="508.304" calcext:value-type="string">
            <text:p>508.304</text:p>
          </table:table-cell>
          <table:table-cell office:value-type="string" calcext:value-type="string">
            <text:p>" y1="</text:p>
          </table:table-cell>
          <table:table-cell table:formula="of:=TEXT([.G174];&quot;000.000&quot;)" office:value-type="string" office:string-value="273.362" calcext:value-type="string">
            <text:p>273.362</text:p>
          </table:table-cell>
          <table:table-cell office:value-type="string" calcext:value-type="string">
            <text:p>" x2="</text:p>
          </table:table-cell>
          <table:table-cell table:formula="of:=TEXT([.I174];&quot;000.000&quot;)" office:value-type="string" office:string-value="496.401" calcext:value-type="string">
            <text:p>496.401</text:p>
          </table:table-cell>
          <table:table-cell office:value-type="string" calcext:value-type="string">
            <text:p>" y2="</text:p>
          </table:table-cell>
          <table:table-cell table:formula="of:=TEXT([.J174];&quot;000.000&quot;)" office:value-type="string" office:string-value="274.884" calcext:value-type="string">
            <text:p>274.88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4:.U174])" office:value-type="string" office:string-value="&lt;line x1=&quot;508.304&quot; y1=&quot;273.362&quot; x2=&quot;496.401&quot; y2=&quot;274.884&quot; style=&quot;fill:none;stroke:#000000;stroke-width:0.75590551;stroke-miterlimit:4;stroke-dasharray:none&quot; /&gt;" calcext:value-type="string">
            <text:p>&lt;line x1="508.304" y1="273.362" x2="496.401" y2="274.88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4]*afact)*90)) / (0.5*PI());&quot;0.###&quot;)" office:value-type="string" office:string-value="352.713" calcext:value-type="string">
            <text:p>352.71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4];&quot;#&quot;)" office:value-type="string" office:string-value="290" calcext:value-type="string">
            <text:p>290</text:p>
          </table:table-cell>
          <table:table-cell office:value-type="string" calcext:value-type="string">
            <text:p>&lt;/text&gt;</text:p>
          </table:table-cell>
          <table:table-cell table:formula="of:=IF(0=MOD([.B174];50);COM.MICROSOFT.CONCAT([.V174:.AK174]);[.V174])" office:value-type="string" office:string-value="&lt;line x1=&quot;508.304&quot; y1=&quot;273.362&quot; x2=&quot;496.401&quot; y2=&quot;274.884&quot; style=&quot;fill:none;stroke:#000000;stroke-width:0.75590551;stroke-miterlimit:4;stroke-dasharray:none&quot; /&gt;" calcext:value-type="string">
            <text:p>&lt;line x1="508.304" y1="273.362" x2="496.401" y2="274.88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4]+5" office:value-type="float" office:value="295" calcext:value-type="float">
            <text:p>295,000</text:p>
          </table:table-cell>
          <table:table-cell table:formula="of:=LOG([.B175])" office:value-type="float" office:value="2.46982201597816" calcext:value-type="float">
            <text:p>2,470</text:p>
          </table:table-cell>
          <table:table-cell table:formula="of:=SIN([.C175]*afact)" office:value-type="float" office:value="-0.108416744046492" calcext:value-type="float">
            <text:p>-0,108</text:p>
          </table:table-cell>
          <table:table-cell table:formula="of:=COS([.C175]*afact)" office:value-type="float" office:value="0.994105532431219" calcext:value-type="float">
            <text:p>0,994</text:p>
          </table:table-cell>
          <table:table-cell table:style-name="ce1" table:formula="of:=([.E175]*radius+xoff)*Mmfac" office:value-type="float" office:value="508.762161810556" calcext:value-type="float">
            <text:p>508.762161810556</text:p>
          </table:table-cell>
          <table:table-cell table:style-name="ce1" table:formula="of:=([.D175]*radius+yoff)*Mmfac" office:value-type="float" office:value="277.232483750237" calcext:value-type="float">
            <text:p>277.232483750237</text:p>
          </table:table-cell>
          <table:table-cell table:formula="of:=IF(0=MOD([.B175];100); 3   * strich ;  IF(0=MOD([.B175]; 50); 2.5 * strich ;  IF(0=MOD([.B175]; 10); 2   * strich ;  IF(0=MOD([.B175];  5); 1.5 * strich ;  IF(0=MOD([.B175];  1); 1   * strich ;                     0.6 * strich )))))*-1" office:value-type="float" office:value="-3" calcext:value-type="float">
            <text:p>-3,000</text:p>
          </table:table-cell>
          <table:table-cell table:formula="of:=([.E175]*(radius+[.H175])+xoff)*Mmfac" office:value-type="float" office:value="499.815212018675" calcext:value-type="float">
            <text:p>499.815212018675</text:p>
          </table:table-cell>
          <table:table-cell table:formula="of:=([.D175]*(radius+[.H175])+yoff)*Mmfac" office:value-type="float" office:value="278.208234446655" calcext:value-type="float">
            <text:p>278.208234446655</text:p>
          </table:table-cell>
          <table:table-cell office:value-type="string" calcext:value-type="string">
            <text:p>&lt;line x1="</text:p>
          </table:table-cell>
          <table:table-cell table:formula="of:=TEXT([.F175];&quot;000.000&quot;)" office:value-type="string" office:string-value="508.762" calcext:value-type="string">
            <text:p>508.762</text:p>
          </table:table-cell>
          <table:table-cell office:value-type="string" calcext:value-type="string">
            <text:p>" y1="</text:p>
          </table:table-cell>
          <table:table-cell table:formula="of:=TEXT([.G175];&quot;000.000&quot;)" office:value-type="string" office:string-value="277.232" calcext:value-type="string">
            <text:p>277.232</text:p>
          </table:table-cell>
          <table:table-cell office:value-type="string" calcext:value-type="string">
            <text:p>" x2="</text:p>
          </table:table-cell>
          <table:table-cell table:formula="of:=TEXT([.I175];&quot;000.000&quot;)" office:value-type="string" office:string-value="499.815" calcext:value-type="string">
            <text:p>499.815</text:p>
          </table:table-cell>
          <table:table-cell office:value-type="string" calcext:value-type="string">
            <text:p>" y2="</text:p>
          </table:table-cell>
          <table:table-cell table:formula="of:=TEXT([.J175];&quot;000.000&quot;)" office:value-type="string" office:string-value="278.208" calcext:value-type="string">
            <text:p>278.2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5:.U175])" office:value-type="string" office:string-value="&lt;line x1=&quot;508.762&quot; y1=&quot;277.232&quot; x2=&quot;499.815&quot; y2=&quot;278.208&quot; style=&quot;fill:none;stroke:#000000;stroke-width:0.75590551;stroke-miterlimit:4;stroke-dasharray:none&quot; /&gt;" calcext:value-type="string">
            <text:p>&lt;line x1="508.762" y1="277.232" x2="499.815" y2="278.2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5]*afact)*90)) / (0.5*PI());&quot;0.###&quot;)" office:value-type="string" office:string-value="353.776" calcext:value-type="string">
            <text:p>353.77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5];&quot;#&quot;)" office:value-type="string" office:string-value="295" calcext:value-type="string">
            <text:p>295</text:p>
          </table:table-cell>
          <table:table-cell office:value-type="string" calcext:value-type="string">
            <text:p>&lt;/text&gt;</text:p>
          </table:table-cell>
          <table:table-cell table:formula="of:=IF(0=MOD([.B175];50);COM.MICROSOFT.CONCAT([.V175:.AK175]);[.V175])" office:value-type="string" office:string-value="&lt;line x1=&quot;508.762&quot; y1=&quot;277.232&quot; x2=&quot;499.815&quot; y2=&quot;278.208&quot; style=&quot;fill:none;stroke:#000000;stroke-width:0.75590551;stroke-miterlimit:4;stroke-dasharray:none&quot; /&gt;" calcext:value-type="string">
            <text:p>&lt;line x1="508.762" y1="277.232" x2="499.815" y2="278.20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5]+5" office:value-type="float" office:value="300" calcext:value-type="float">
            <text:p>300,000</text:p>
          </table:table-cell>
          <table:table-cell table:formula="of:=LOG([.B176])" office:value-type="float" office:value="2.47712125471966" calcext:value-type="float">
            <text:p>2,477</text:p>
          </table:table-cell>
          <table:table-cell table:formula="of:=SIN([.C176]*afact)" office:value-type="float" office:value="-0.0902591662600424" calcext:value-type="float">
            <text:p>-0,090</text:p>
          </table:table-cell>
          <table:table-cell table:formula="of:=COS([.C176]*afact)" office:value-type="float" office:value="0.995918311361952" calcext:value-type="float">
            <text:p>0,996</text:p>
          </table:table-cell>
          <table:table-cell table:style-name="ce1" table:formula="of:=([.E176]*radius+xoff)*Mmfac" office:value-type="float" office:value="509.14284538601" calcext:value-type="float">
            <text:p>509.14284538601</text:p>
          </table:table-cell>
          <table:table-cell table:style-name="ce1" table:formula="of:=([.D176]*radius+yoff)*Mmfac" office:value-type="float" office:value="281.045575085391" calcext:value-type="float">
            <text:p>281.045575085391</text:p>
          </table:table-cell>
          <table:table-cell table:formula="of:=IF(0=MOD([.B176];100); 3   * strich ;  IF(0=MOD([.B176]; 50); 2.5 * strich ;  IF(0=MOD([.B176]; 10); 2   * strich ;  IF(0=MOD([.B176];  5); 1.5 * strich ;  IF(0=MOD([.B176];  1); 1   * strich ;                     0.6 * strich )))))*-1" office:value-type="float" office:value="-6" calcext:value-type="float">
            <text:p>-6,000</text:p>
          </table:table-cell>
          <table:table-cell table:formula="of:=([.E176]*(radius+[.H176])+xoff)*Mmfac" office:value-type="float" office:value="491.216315781495" calcext:value-type="float">
            <text:p>491.216315781495</text:p>
          </table:table-cell>
          <table:table-cell table:formula="of:=([.D176]*(radius+[.H176])+yoff)*Mmfac" office:value-type="float" office:value="282.670240078072" calcext:value-type="float">
            <text:p>282.670240078072</text:p>
          </table:table-cell>
          <table:table-cell office:value-type="string" calcext:value-type="string">
            <text:p>&lt;line x1="</text:p>
          </table:table-cell>
          <table:table-cell table:formula="of:=TEXT([.F176];&quot;000.000&quot;)" office:value-type="string" office:string-value="509.143" calcext:value-type="string">
            <text:p>509.143</text:p>
          </table:table-cell>
          <table:table-cell office:value-type="string" calcext:value-type="string">
            <text:p>" y1="</text:p>
          </table:table-cell>
          <table:table-cell table:formula="of:=TEXT([.G176];&quot;000.000&quot;)" office:value-type="string" office:string-value="281.046" calcext:value-type="string">
            <text:p>281.046</text:p>
          </table:table-cell>
          <table:table-cell office:value-type="string" calcext:value-type="string">
            <text:p>" x2="</text:p>
          </table:table-cell>
          <table:table-cell table:formula="of:=TEXT([.I176];&quot;000.000&quot;)" office:value-type="string" office:string-value="491.216" calcext:value-type="string">
            <text:p>491.216</text:p>
          </table:table-cell>
          <table:table-cell office:value-type="string" calcext:value-type="string">
            <text:p>" y2="</text:p>
          </table:table-cell>
          <table:table-cell table:formula="of:=TEXT([.J176];&quot;000.000&quot;)" office:value-type="string" office:string-value="282.670" calcext:value-type="string">
            <text:p>282.67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6:.U176])" office:value-type="string" office:string-value="&lt;line x1=&quot;509.143&quot; y1=&quot;281.046&quot; x2=&quot;491.216&quot; y2=&quot;282.670&quot; style=&quot;fill:none;stroke:#000000;stroke-width:0.75590551;stroke-miterlimit:4;stroke-dasharray:none&quot; /&gt;" calcext:value-type="string">
            <text:p>&lt;line x1="509.143" y1="281.046" x2="491.216" y2="282.67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6]*afact)*90)) / (0.5*PI());&quot;0.###&quot;)" office:value-type="string" office:string-value="354.821" calcext:value-type="string">
            <text:p>354.82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6];&quot;#&quot;)" office:value-type="string" office:string-value="300" calcext:value-type="string">
            <text:p>300</text:p>
          </table:table-cell>
          <table:table-cell office:value-type="string" calcext:value-type="string">
            <text:p>&lt;/text&gt;</text:p>
          </table:table-cell>
          <table:table-cell table:formula="of:=IF(0=MOD([.B176];50);COM.MICROSOFT.CONCAT([.V176:.AK176]);[.V176])" office:value-type="string" office:string-value="&lt;line x1=&quot;509.143&quot; y1=&quot;281.046&quot; x2=&quot;491.216&quot; y2=&quot;282.670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54.821, 300, 300)&quot;&gt;300&lt;/text&gt;" calcext:value-type="string">
            <text:p>&lt;line x1="509.143" y1="281.046" x2="491.216" y2="282.670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54.821, 300, 300)"&gt;300&lt;/text&gt;</text:p>
          </table:table-cell>
          <table:table-cell table:number-columns-repeated="986"/>
        </table:table-row>
        <table:table-row table:style-name="ro1">
          <table:table-cell/>
          <table:table-cell table:formula="of:=[.B176]+10" office:value-type="float" office:value="310" calcext:value-type="float">
            <text:p>310,000</text:p>
          </table:table-cell>
          <table:table-cell table:formula="of:=LOG([.B177])" office:value-type="float" office:value="2.49136169383427" calcext:value-type="float">
            <text:p>2,491</text:p>
          </table:table-cell>
          <table:table-cell table:formula="of:=SIN([.C177]*afact)" office:value-type="float" office:value="-0.0547536773495681" calcext:value-type="float">
            <text:p>-0,055</text:p>
          </table:table-cell>
          <table:table-cell table:formula="of:=COS([.C177]*afact)" office:value-type="float" office:value="0.998499892246714" calcext:value-type="float">
            <text:p>0,998</text:p>
          </table:table-cell>
          <table:table-cell table:style-name="ce1" table:formula="of:=([.E177]*radius+xoff)*Mmfac" office:value-type="float" office:value="509.68497737181" calcext:value-type="float">
            <text:p>509.68497737181</text:p>
          </table:table-cell>
          <table:table-cell table:style-name="ce1" table:formula="of:=([.D177]*radius+yoff)*Mmfac" office:value-type="float" office:value="288.501727756591" calcext:value-type="float">
            <text:p>288.501727756591</text:p>
          </table:table-cell>
          <table:table-cell table:formula="of:=IF(0=MOD([.B177];100); 3   * strich ;  IF(0=MOD([.B177]; 50); 2.5 * strich ;  IF(0=MOD([.B177]; 10); 2   * strich ;  IF(0=MOD([.B177];  5); 1.5 * strich ;  IF(0=MOD([.B177];  1); 1   * strich ;                     0.6 * strich )))))*-1" office:value-type="float" office:value="-4" calcext:value-type="float">
            <text:p>-4,000</text:p>
          </table:table-cell>
          <table:table-cell table:formula="of:=([.E177]*(radius+[.H177])+xoff)*Mmfac" office:value-type="float" office:value="497.702978664849" calcext:value-type="float">
            <text:p>497.702978664849</text:p>
          </table:table-cell>
          <table:table-cell table:formula="of:=([.D177]*(radius+[.H177])+yoff)*Mmfac" office:value-type="float" office:value="289.158771884786" calcext:value-type="float">
            <text:p>289.158771884786</text:p>
          </table:table-cell>
          <table:table-cell office:value-type="string" calcext:value-type="string">
            <text:p>&lt;line x1="</text:p>
          </table:table-cell>
          <table:table-cell table:formula="of:=TEXT([.F177];&quot;000.000&quot;)" office:value-type="string" office:string-value="509.685" calcext:value-type="string">
            <text:p>509.685</text:p>
          </table:table-cell>
          <table:table-cell office:value-type="string" calcext:value-type="string">
            <text:p>" y1="</text:p>
          </table:table-cell>
          <table:table-cell table:formula="of:=TEXT([.G177];&quot;000.000&quot;)" office:value-type="string" office:string-value="288.502" calcext:value-type="string">
            <text:p>288.502</text:p>
          </table:table-cell>
          <table:table-cell office:value-type="string" calcext:value-type="string">
            <text:p>" x2="</text:p>
          </table:table-cell>
          <table:table-cell table:formula="of:=TEXT([.I177];&quot;000.000&quot;)" office:value-type="string" office:string-value="497.703" calcext:value-type="string">
            <text:p>497.703</text:p>
          </table:table-cell>
          <table:table-cell office:value-type="string" calcext:value-type="string">
            <text:p>" y2="</text:p>
          </table:table-cell>
          <table:table-cell table:formula="of:=TEXT([.J177];&quot;000.000&quot;)" office:value-type="string" office:string-value="289.159" calcext:value-type="string">
            <text:p>289.15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7:.U177])" office:value-type="string" office:string-value="&lt;line x1=&quot;509.685&quot; y1=&quot;288.502&quot; x2=&quot;497.703&quot; y2=&quot;289.159&quot; style=&quot;fill:none;stroke:#000000;stroke-width:0.75590551;stroke-miterlimit:4;stroke-dasharray:none&quot; /&gt;" calcext:value-type="string">
            <text:p>&lt;line x1="509.685" y1="288.502" x2="497.703" y2="289.15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7]*afact)*90)) / (0.5*PI());&quot;0.###&quot;)" office:value-type="string" office:string-value="356.861" calcext:value-type="string">
            <text:p>356.86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7];&quot;#&quot;)" office:value-type="string" office:string-value="310" calcext:value-type="string">
            <text:p>310</text:p>
          </table:table-cell>
          <table:table-cell office:value-type="string" calcext:value-type="string">
            <text:p>&lt;/text&gt;</text:p>
          </table:table-cell>
          <table:table-cell table:formula="of:=IF(0=MOD([.B177];50);COM.MICROSOFT.CONCAT([.V177:.AK177]);[.V177])" office:value-type="string" office:string-value="&lt;line x1=&quot;509.685&quot; y1=&quot;288.502&quot; x2=&quot;497.703&quot; y2=&quot;289.159&quot; style=&quot;fill:none;stroke:#000000;stroke-width:0.75590551;stroke-miterlimit:4;stroke-dasharray:none&quot; /&gt;" calcext:value-type="string">
            <text:p>&lt;line x1="509.685" y1="288.502" x2="497.703" y2="289.15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7]+10" office:value-type="float" office:value="320" calcext:value-type="float">
            <text:p>320,000</text:p>
          </table:table-cell>
          <table:table-cell table:formula="of:=LOG([.B178])" office:value-type="float" office:value="2.50514997831991" calcext:value-type="float">
            <text:p>2,505</text:p>
          </table:table-cell>
          <table:table-cell table:formula="of:=SIN([.C178]*afact)" office:value-type="float" office:value="-0.0203089650347887" calcext:value-type="float">
            <text:p>-0,020</text:p>
          </table:table-cell>
          <table:table-cell table:formula="of:=COS([.C178]*afact)" office:value-type="float" office:value="0.999793751700427" calcext:value-type="float">
            <text:p>1,000</text:p>
          </table:table-cell>
          <table:table-cell table:style-name="ce1" table:formula="of:=([.E178]*radius+xoff)*Mmfac" office:value-type="float" office:value="509.95668785709" calcext:value-type="float">
            <text:p>509.95668785709</text:p>
          </table:table-cell>
          <table:table-cell table:style-name="ce1" table:formula="of:=([.D178]*radius+yoff)*Mmfac" office:value-type="float" office:value="295.735117342694" calcext:value-type="float">
            <text:p>295.735117342694</text:p>
          </table:table-cell>
          <table:table-cell table:formula="of:=IF(0=MOD([.B178];100); 3   * strich ;  IF(0=MOD([.B178]; 50); 2.5 * strich ;  IF(0=MOD([.B178]; 10); 2   * strich ;  IF(0=MOD([.B178];  5); 1.5 * strich ;  IF(0=MOD([.B178];  1); 1   * strich ;                     0.6 * strich )))))*-1" office:value-type="float" office:value="-4" calcext:value-type="float">
            <text:p>-4,000</text:p>
          </table:table-cell>
          <table:table-cell table:formula="of:=([.E178]*(radius+[.H178])+xoff)*Mmfac" office:value-type="float" office:value="497.959162836685" calcext:value-type="float">
            <text:p>497.959162836685</text:p>
          </table:table-cell>
          <table:table-cell table:formula="of:=([.D178]*(radius+[.H178])+yoff)*Mmfac" office:value-type="float" office:value="295.978824923112" calcext:value-type="float">
            <text:p>295.978824923112</text:p>
          </table:table-cell>
          <table:table-cell office:value-type="string" calcext:value-type="string">
            <text:p>&lt;line x1="</text:p>
          </table:table-cell>
          <table:table-cell table:formula="of:=TEXT([.F178];&quot;000.000&quot;)" office:value-type="string" office:string-value="509.957" calcext:value-type="string">
            <text:p>509.957</text:p>
          </table:table-cell>
          <table:table-cell office:value-type="string" calcext:value-type="string">
            <text:p>" y1="</text:p>
          </table:table-cell>
          <table:table-cell table:formula="of:=TEXT([.G178];&quot;000.000&quot;)" office:value-type="string" office:string-value="295.735" calcext:value-type="string">
            <text:p>295.735</text:p>
          </table:table-cell>
          <table:table-cell office:value-type="string" calcext:value-type="string">
            <text:p>" x2="</text:p>
          </table:table-cell>
          <table:table-cell table:formula="of:=TEXT([.I178];&quot;000.000&quot;)" office:value-type="string" office:string-value="497.959" calcext:value-type="string">
            <text:p>497.959</text:p>
          </table:table-cell>
          <table:table-cell office:value-type="string" calcext:value-type="string">
            <text:p>" y2="</text:p>
          </table:table-cell>
          <table:table-cell table:formula="of:=TEXT([.J178];&quot;000.000&quot;)" office:value-type="string" office:string-value="295.979" calcext:value-type="string">
            <text:p>295.97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8:.U178])" office:value-type="string" office:string-value="&lt;line x1=&quot;509.957&quot; y1=&quot;295.735&quot; x2=&quot;497.959&quot; y2=&quot;295.979&quot; style=&quot;fill:none;stroke:#000000;stroke-width:0.75590551;stroke-miterlimit:4;stroke-dasharray:none&quot; /&gt;" calcext:value-type="string">
            <text:p>&lt;line x1="509.957" y1="295.735" x2="497.959" y2="295.97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8]*afact)*90)) / (0.5*PI());&quot;0.###&quot;)" office:value-type="string" office:string-value="358.836" calcext:value-type="string">
            <text:p>358.83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8];&quot;#&quot;)" office:value-type="string" office:string-value="320" calcext:value-type="string">
            <text:p>320</text:p>
          </table:table-cell>
          <table:table-cell office:value-type="string" calcext:value-type="string">
            <text:p>&lt;/text&gt;</text:p>
          </table:table-cell>
          <table:table-cell table:formula="of:=IF(0=MOD([.B178];50);COM.MICROSOFT.CONCAT([.V178:.AK178]);[.V178])" office:value-type="string" office:string-value="&lt;line x1=&quot;509.957&quot; y1=&quot;295.735&quot; x2=&quot;497.959&quot; y2=&quot;295.979&quot; style=&quot;fill:none;stroke:#000000;stroke-width:0.75590551;stroke-miterlimit:4;stroke-dasharray:none&quot; /&gt;" calcext:value-type="string">
            <text:p>&lt;line x1="509.957" y1="295.735" x2="497.959" y2="295.97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8]+10" office:value-type="float" office:value="330" calcext:value-type="float">
            <text:p>330,000</text:p>
          </table:table-cell>
          <table:table-cell table:formula="of:=LOG([.B179])" office:value-type="float" office:value="2.51851393987789" calcext:value-type="float">
            <text:p>2,519</text:p>
          </table:table-cell>
          <table:table-cell table:formula="of:=SIN([.C179]*afact)" office:value-type="float" office:value="0.0130991678757658" calcext:value-type="float">
            <text:p>0,013</text:p>
          </table:table-cell>
          <table:table-cell table:formula="of:=COS([.C179]*afact)" office:value-type="float" office:value="0.999914202219852" calcext:value-type="float">
            <text:p>1,000</text:p>
          </table:table-cell>
          <table:table-cell table:style-name="ce1" table:formula="of:=([.E179]*radius+xoff)*Mmfac" office:value-type="float" office:value="509.981982466169" calcext:value-type="float">
            <text:p>509.981982466169</text:p>
          </table:table-cell>
          <table:table-cell table:style-name="ce1" table:formula="of:=([.D179]*radius+yoff)*Mmfac" office:value-type="float" office:value="302.750825253911" calcext:value-type="float">
            <text:p>302.750825253911</text:p>
          </table:table-cell>
          <table:table-cell table:formula="of:=IF(0=MOD([.B179];100); 3   * strich ;  IF(0=MOD([.B179]; 50); 2.5 * strich ;  IF(0=MOD([.B179]; 10); 2   * strich ;  IF(0=MOD([.B179];  5); 1.5 * strich ;  IF(0=MOD([.B179];  1); 1   * strich ;                     0.6 * strich )))))*-1" office:value-type="float" office:value="-4" calcext:value-type="float">
            <text:p>-4,000</text:p>
          </table:table-cell>
          <table:table-cell table:formula="of:=([.E179]*(radius+[.H179])+xoff)*Mmfac" office:value-type="float" office:value="497.983012039531" calcext:value-type="float">
            <text:p>497.983012039531</text:p>
          </table:table-cell>
          <table:table-cell table:formula="of:=([.D179]*(radius+[.H179])+yoff)*Mmfac" office:value-type="float" office:value="302.593635239402" calcext:value-type="float">
            <text:p>302.593635239402</text:p>
          </table:table-cell>
          <table:table-cell office:value-type="string" calcext:value-type="string">
            <text:p>&lt;line x1="</text:p>
          </table:table-cell>
          <table:table-cell table:formula="of:=TEXT([.F179];&quot;000.000&quot;)" office:value-type="string" office:string-value="509.982" calcext:value-type="string">
            <text:p>509.982</text:p>
          </table:table-cell>
          <table:table-cell office:value-type="string" calcext:value-type="string">
            <text:p>" y1="</text:p>
          </table:table-cell>
          <table:table-cell table:formula="of:=TEXT([.G179];&quot;000.000&quot;)" office:value-type="string" office:string-value="302.751" calcext:value-type="string">
            <text:p>302.751</text:p>
          </table:table-cell>
          <table:table-cell office:value-type="string" calcext:value-type="string">
            <text:p>" x2="</text:p>
          </table:table-cell>
          <table:table-cell table:formula="of:=TEXT([.I179];&quot;000.000&quot;)" office:value-type="string" office:string-value="497.983" calcext:value-type="string">
            <text:p>497.983</text:p>
          </table:table-cell>
          <table:table-cell office:value-type="string" calcext:value-type="string">
            <text:p>" y2="</text:p>
          </table:table-cell>
          <table:table-cell table:formula="of:=TEXT([.J179];&quot;000.000&quot;)" office:value-type="string" office:string-value="302.594" calcext:value-type="string">
            <text:p>302.59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79:.U179])" office:value-type="string" office:string-value="&lt;line x1=&quot;509.982&quot; y1=&quot;302.751&quot; x2=&quot;497.983&quot; y2=&quot;302.594&quot; style=&quot;fill:none;stroke:#000000;stroke-width:0.75590551;stroke-miterlimit:4;stroke-dasharray:none&quot; /&gt;" calcext:value-type="string">
            <text:p>&lt;line x1="509.982" y1="302.751" x2="497.983" y2="302.59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79]*afact)*90)) / (0.5*PI());&quot;0.###&quot;)" office:value-type="string" office:string-value="360.751" calcext:value-type="string">
            <text:p>360.75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79];&quot;#&quot;)" office:value-type="string" office:string-value="330" calcext:value-type="string">
            <text:p>330</text:p>
          </table:table-cell>
          <table:table-cell office:value-type="string" calcext:value-type="string">
            <text:p>&lt;/text&gt;</text:p>
          </table:table-cell>
          <table:table-cell table:formula="of:=IF(0=MOD([.B179];50);COM.MICROSOFT.CONCAT([.V179:.AK179]);[.V179])" office:value-type="string" office:string-value="&lt;line x1=&quot;509.982&quot; y1=&quot;302.751&quot; x2=&quot;497.983&quot; y2=&quot;302.594&quot; style=&quot;fill:none;stroke:#000000;stroke-width:0.75590551;stroke-miterlimit:4;stroke-dasharray:none&quot; /&gt;" calcext:value-type="string">
            <text:p>&lt;line x1="509.982" y1="302.751" x2="497.983" y2="302.59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79]+10" office:value-type="float" office:value="340" calcext:value-type="float">
            <text:p>340,000</text:p>
          </table:table-cell>
          <table:table-cell table:formula="of:=LOG([.B180])" office:value-type="float" office:value="2.53147891704225" calcext:value-type="float">
            <text:p>2,531</text:p>
          </table:table-cell>
          <table:table-cell table:formula="of:=SIN([.C180]*afact)" office:value-type="float" office:value="0.0454962752476802" calcext:value-type="float">
            <text:p>0,045</text:p>
          </table:table-cell>
          <table:table-cell table:formula="of:=COS([.C180]*afact)" office:value-type="float" office:value="0.998964508347813" calcext:value-type="float">
            <text:p>0,999</text:p>
          </table:table-cell>
          <table:table-cell table:style-name="ce1" table:formula="of:=([.E180]*radius+xoff)*Mmfac" office:value-type="float" office:value="509.782546753041" calcext:value-type="float">
            <text:p>509.782546753041</text:p>
          </table:table-cell>
          <table:table-cell table:style-name="ce1" table:formula="of:=([.D180]*radius+yoff)*Mmfac" office:value-type="float" office:value="309.554217802013" calcext:value-type="float">
            <text:p>309.554217802013</text:p>
          </table:table-cell>
          <table:table-cell table:formula="of:=IF(0=MOD([.B180];100); 3   * strich ;  IF(0=MOD([.B180]; 50); 2.5 * strich ;  IF(0=MOD([.B180]; 10); 2   * strich ;  IF(0=MOD([.B180];  5); 1.5 * strich ;  IF(0=MOD([.B180];  1); 1   * strich ;                     0.6 * strich )))))*-1" office:value-type="float" office:value="-4" calcext:value-type="float">
            <text:p>-4,000</text:p>
          </table:table-cell>
          <table:table-cell table:formula="of:=([.E180]*(radius+[.H180])+xoff)*Mmfac" office:value-type="float" office:value="497.794972652867" calcext:value-type="float">
            <text:p>497.794972652867</text:p>
          </table:table-cell>
          <table:table-cell table:formula="of:=([.D180]*(radius+[.H180])+yoff)*Mmfac" office:value-type="float" office:value="309.008262499041" calcext:value-type="float">
            <text:p>309.008262499041</text:p>
          </table:table-cell>
          <table:table-cell office:value-type="string" calcext:value-type="string">
            <text:p>&lt;line x1="</text:p>
          </table:table-cell>
          <table:table-cell table:formula="of:=TEXT([.F180];&quot;000.000&quot;)" office:value-type="string" office:string-value="509.783" calcext:value-type="string">
            <text:p>509.783</text:p>
          </table:table-cell>
          <table:table-cell office:value-type="string" calcext:value-type="string">
            <text:p>" y1="</text:p>
          </table:table-cell>
          <table:table-cell table:formula="of:=TEXT([.G180];&quot;000.000&quot;)" office:value-type="string" office:string-value="309.554" calcext:value-type="string">
            <text:p>309.554</text:p>
          </table:table-cell>
          <table:table-cell office:value-type="string" calcext:value-type="string">
            <text:p>" x2="</text:p>
          </table:table-cell>
          <table:table-cell table:formula="of:=TEXT([.I180];&quot;000.000&quot;)" office:value-type="string" office:string-value="497.795" calcext:value-type="string">
            <text:p>497.795</text:p>
          </table:table-cell>
          <table:table-cell office:value-type="string" calcext:value-type="string">
            <text:p>" y2="</text:p>
          </table:table-cell>
          <table:table-cell table:formula="of:=TEXT([.J180];&quot;000.000&quot;)" office:value-type="string" office:string-value="309.008" calcext:value-type="string">
            <text:p>309.00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0:.U180])" office:value-type="string" office:string-value="&lt;line x1=&quot;509.783&quot; y1=&quot;309.554&quot; x2=&quot;497.795&quot; y2=&quot;309.008&quot; style=&quot;fill:none;stroke:#000000;stroke-width:0.75590551;stroke-miterlimit:4;stroke-dasharray:none&quot; /&gt;" calcext:value-type="string">
            <text:p>&lt;line x1="509.783" y1="309.554" x2="497.795" y2="309.00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0]*afact)*90)) / (0.5*PI());&quot;0.###&quot;)" office:value-type="string" office:string-value="362.608" calcext:value-type="string">
            <text:p>362.60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0];&quot;#&quot;)" office:value-type="string" office:string-value="340" calcext:value-type="string">
            <text:p>340</text:p>
          </table:table-cell>
          <table:table-cell office:value-type="string" calcext:value-type="string">
            <text:p>&lt;/text&gt;</text:p>
          </table:table-cell>
          <table:table-cell table:formula="of:=IF(0=MOD([.B180];50);COM.MICROSOFT.CONCAT([.V180:.AK180]);[.V180])" office:value-type="string" office:string-value="&lt;line x1=&quot;509.783&quot; y1=&quot;309.554&quot; x2=&quot;497.795&quot; y2=&quot;309.008&quot; style=&quot;fill:none;stroke:#000000;stroke-width:0.75590551;stroke-miterlimit:4;stroke-dasharray:none&quot; /&gt;" calcext:value-type="string">
            <text:p>&lt;line x1="509.783" y1="309.554" x2="497.795" y2="309.00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0]+10" office:value-type="float" office:value="350" calcext:value-type="float">
            <text:p>350,000</text:p>
          </table:table-cell>
          <table:table-cell table:formula="of:=LOG([.B181])" office:value-type="float" office:value="2.54406804435028" calcext:value-type="float">
            <text:p>2,544</text:p>
          </table:table-cell>
          <table:table-cell table:formula="of:=SIN([.C181]*afact)" office:value-type="float" office:value="0.0769087824344269" calcext:value-type="float">
            <text:p>0,077</text:p>
          </table:table-cell>
          <table:table-cell table:formula="of:=COS([.C181]*afact)" office:value-type="float" office:value="0.997038133264949" calcext:value-type="float">
            <text:p>0,997</text:p>
          </table:table-cell>
          <table:table-cell table:style-name="ce1" table:formula="of:=([.E181]*radius+xoff)*Mmfac" office:value-type="float" office:value="509.378007985639" calcext:value-type="float">
            <text:p>509.378007985639</text:p>
          </table:table-cell>
          <table:table-cell table:style-name="ce1" table:formula="of:=([.D181]*radius+yoff)*Mmfac" office:value-type="float" office:value="316.15084431123" calcext:value-type="float">
            <text:p>316.15084431123</text:p>
          </table:table-cell>
          <table:table-cell table:formula="of:=IF(0=MOD([.B181];100); 3   * strich ;  IF(0=MOD([.B181]; 50); 2.5 * strich ;  IF(0=MOD([.B181]; 10); 2   * strich ;  IF(0=MOD([.B181];  5); 1.5 * strich ;  IF(0=MOD([.B181];  1); 1   * strich ;                     0.6 * strich )))))*-1" office:value-type="float" office:value="-5" calcext:value-type="float">
            <text:p>-5,000</text:p>
          </table:table-cell>
          <table:table-cell table:formula="of:=([.E181]*(radius+[.H181])+xoff)*Mmfac" office:value-type="float" office:value="494.422435986665" calcext:value-type="float">
            <text:p>494.422435986665</text:p>
          </table:table-cell>
          <table:table-cell table:formula="of:=([.D181]*(radius+[.H181])+yoff)*Mmfac" office:value-type="float" office:value="314.997212574713" calcext:value-type="float">
            <text:p>314.997212574713</text:p>
          </table:table-cell>
          <table:table-cell office:value-type="string" calcext:value-type="string">
            <text:p>&lt;line x1="</text:p>
          </table:table-cell>
          <table:table-cell table:formula="of:=TEXT([.F181];&quot;000.000&quot;)" office:value-type="string" office:string-value="509.378" calcext:value-type="string">
            <text:p>509.378</text:p>
          </table:table-cell>
          <table:table-cell office:value-type="string" calcext:value-type="string">
            <text:p>" y1="</text:p>
          </table:table-cell>
          <table:table-cell table:formula="of:=TEXT([.G181];&quot;000.000&quot;)" office:value-type="string" office:string-value="316.151" calcext:value-type="string">
            <text:p>316.151</text:p>
          </table:table-cell>
          <table:table-cell office:value-type="string" calcext:value-type="string">
            <text:p>" x2="</text:p>
          </table:table-cell>
          <table:table-cell table:formula="of:=TEXT([.I181];&quot;000.000&quot;)" office:value-type="string" office:string-value="494.422" calcext:value-type="string">
            <text:p>494.422</text:p>
          </table:table-cell>
          <table:table-cell office:value-type="string" calcext:value-type="string">
            <text:p>" y2="</text:p>
          </table:table-cell>
          <table:table-cell table:formula="of:=TEXT([.J181];&quot;000.000&quot;)" office:value-type="string" office:string-value="314.997" calcext:value-type="string">
            <text:p>314.99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1:.U181])" office:value-type="string" office:string-value="&lt;line x1=&quot;509.378&quot; y1=&quot;316.151&quot; x2=&quot;494.422&quot; y2=&quot;314.997&quot; style=&quot;fill:none;stroke:#000000;stroke-width:0.75590551;stroke-miterlimit:4;stroke-dasharray:none&quot; /&gt;" calcext:value-type="string">
            <text:p>&lt;line x1="509.378" y1="316.151" x2="494.422" y2="314.99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1]*afact)*90)) / (0.5*PI());&quot;0.###&quot;)" office:value-type="string" office:string-value="364.411" calcext:value-type="string">
            <text:p>364.41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1];&quot;#&quot;)" office:value-type="string" office:string-value="350" calcext:value-type="string">
            <text:p>350</text:p>
          </table:table-cell>
          <table:table-cell office:value-type="string" calcext:value-type="string">
            <text:p>&lt;/text&gt;</text:p>
          </table:table-cell>
          <table:table-cell table:formula="of:=IF(0=MOD([.B181];50);COM.MICROSOFT.CONCAT([.V181:.AK181]);[.V181])" office:value-type="string" office:string-value="&lt;line x1=&quot;509.378&quot; y1=&quot;316.151&quot; x2=&quot;494.422&quot; y2=&quot;314.99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64.411, 300, 300)&quot;&gt;350&lt;/text&gt;" calcext:value-type="string">
            <text:p>&lt;line x1="509.378" y1="316.151" x2="494.422" y2="314.99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64.411, 300, 300)"&gt;350&lt;/text&gt;</text:p>
          </table:table-cell>
          <table:table-cell table:number-columns-repeated="986"/>
        </table:table-row>
        <table:table-row table:style-name="ro1">
          <table:table-cell/>
          <table:table-cell table:formula="of:=[.B181]+10" office:value-type="float" office:value="360" calcext:value-type="float">
            <text:p>360,000</text:p>
          </table:table-cell>
          <table:table-cell table:formula="of:=LOG([.B182])" office:value-type="float" office:value="2.55630250076729" calcext:value-type="float">
            <text:p>2,556</text:p>
          </table:table-cell>
          <table:table-cell table:formula="of:=SIN([.C182]*afact)" office:value-type="float" office:value="0.107363605059308" calcext:value-type="float">
            <text:p>0,107</text:p>
          </table:table-cell>
          <table:table-cell table:formula="of:=COS([.C182]*afact)" office:value-type="float" office:value="0.994219822930859" calcext:value-type="float">
            <text:p>0,994</text:p>
          </table:table-cell>
          <table:table-cell table:style-name="ce1" table:formula="of:=([.E182]*radius+xoff)*Mmfac" office:value-type="float" office:value="508.786162815481" calcext:value-type="float">
            <text:p>508.786162815481</text:p>
          </table:table-cell>
          <table:table-cell table:style-name="ce1" table:formula="of:=([.D182]*radius+yoff)*Mmfac" office:value-type="float" office:value="322.546357062455" calcext:value-type="float">
            <text:p>322.546357062455</text:p>
          </table:table-cell>
          <table:table-cell table:formula="of:=IF(0=MOD([.B182];100); 3   * strich ;  IF(0=MOD([.B182]; 50); 2.5 * strich ;  IF(0=MOD([.B182]; 10); 2   * strich ;  IF(0=MOD([.B182];  5); 1.5 * strich ;  IF(0=MOD([.B182];  1); 1   * strich ;                     0.6 * strich )))))*-1" office:value-type="float" office:value="-4" calcext:value-type="float">
            <text:p>-4,000</text:p>
          </table:table-cell>
          <table:table-cell table:formula="of:=([.E182]*(radius+[.H182])+xoff)*Mmfac" office:value-type="float" office:value="496.85552494031" calcext:value-type="float">
            <text:p>496.85552494031</text:p>
          </table:table-cell>
          <table:table-cell table:formula="of:=([.D182]*(radius+[.H182])+yoff)*Mmfac" office:value-type="float" office:value="321.257993801743" calcext:value-type="float">
            <text:p>321.257993801743</text:p>
          </table:table-cell>
          <table:table-cell office:value-type="string" calcext:value-type="string">
            <text:p>&lt;line x1="</text:p>
          </table:table-cell>
          <table:table-cell table:formula="of:=TEXT([.F182];&quot;000.000&quot;)" office:value-type="string" office:string-value="508.786" calcext:value-type="string">
            <text:p>508.786</text:p>
          </table:table-cell>
          <table:table-cell office:value-type="string" calcext:value-type="string">
            <text:p>" y1="</text:p>
          </table:table-cell>
          <table:table-cell table:formula="of:=TEXT([.G182];&quot;000.000&quot;)" office:value-type="string" office:string-value="322.546" calcext:value-type="string">
            <text:p>322.546</text:p>
          </table:table-cell>
          <table:table-cell office:value-type="string" calcext:value-type="string">
            <text:p>" x2="</text:p>
          </table:table-cell>
          <table:table-cell table:formula="of:=TEXT([.I182];&quot;000.000&quot;)" office:value-type="string" office:string-value="496.856" calcext:value-type="string">
            <text:p>496.856</text:p>
          </table:table-cell>
          <table:table-cell office:value-type="string" calcext:value-type="string">
            <text:p>" y2="</text:p>
          </table:table-cell>
          <table:table-cell table:formula="of:=TEXT([.J182];&quot;000.000&quot;)" office:value-type="string" office:string-value="321.258" calcext:value-type="string">
            <text:p>321.25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2:.U182])" office:value-type="string" office:string-value="&lt;line x1=&quot;508.786&quot; y1=&quot;322.546&quot; x2=&quot;496.856&quot; y2=&quot;321.258&quot; style=&quot;fill:none;stroke:#000000;stroke-width:0.75590551;stroke-miterlimit:4;stroke-dasharray:none&quot; /&gt;" calcext:value-type="string">
            <text:p>&lt;line x1="508.786" y1="322.546" x2="496.856" y2="321.25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2]*afact)*90)) / (0.5*PI());&quot;0.###&quot;)" office:value-type="string" office:string-value="366.163" calcext:value-type="string">
            <text:p>366.16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2];&quot;#&quot;)" office:value-type="string" office:string-value="360" calcext:value-type="string">
            <text:p>360</text:p>
          </table:table-cell>
          <table:table-cell office:value-type="string" calcext:value-type="string">
            <text:p>&lt;/text&gt;</text:p>
          </table:table-cell>
          <table:table-cell table:formula="of:=IF(0=MOD([.B182];50);COM.MICROSOFT.CONCAT([.V182:.AK182]);[.V182])" office:value-type="string" office:string-value="&lt;line x1=&quot;508.786&quot; y1=&quot;322.546&quot; x2=&quot;496.856&quot; y2=&quot;321.258&quot; style=&quot;fill:none;stroke:#000000;stroke-width:0.75590551;stroke-miterlimit:4;stroke-dasharray:none&quot; /&gt;" calcext:value-type="string">
            <text:p>&lt;line x1="508.786" y1="322.546" x2="496.856" y2="321.25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2]+10" office:value-type="float" office:value="370" calcext:value-type="float">
            <text:p>370,000</text:p>
          </table:table-cell>
          <table:table-cell table:formula="of:=LOG([.B183])" office:value-type="float" office:value="2.56820172406699" calcext:value-type="float">
            <text:p>2,568</text:p>
          </table:table-cell>
          <table:table-cell table:formula="of:=SIN([.C183]*afact)" office:value-type="float" office:value="0.136887850197492" calcext:value-type="float">
            <text:p>0,137</text:p>
          </table:table-cell>
          <table:table-cell table:formula="of:=COS([.C183]*afact)" office:value-type="float" office:value="0.990586551729988" calcext:value-type="float">
            <text:p>0,991</text:p>
          </table:table-cell>
          <table:table-cell table:style-name="ce1" table:formula="of:=([.E183]*radius+xoff)*Mmfac" office:value-type="float" office:value="508.023175863298" calcext:value-type="float">
            <text:p>508.023175863298</text:p>
          </table:table-cell>
          <table:table-cell table:style-name="ce1" table:formula="of:=([.D183]*radius+yoff)*Mmfac" office:value-type="float" office:value="328.746448541473" calcext:value-type="float">
            <text:p>328.746448541473</text:p>
          </table:table-cell>
          <table:table-cell table:formula="of:=IF(0=MOD([.B183];100); 3   * strich ;  IF(0=MOD([.B183]; 50); 2.5 * strich ;  IF(0=MOD([.B183]; 10); 2   * strich ;  IF(0=MOD([.B183];  5); 1.5 * strich ;  IF(0=MOD([.B183];  1); 1   * strich ;                     0.6 * strich )))))*-1" office:value-type="float" office:value="-4" calcext:value-type="float">
            <text:p>-4,000</text:p>
          </table:table-cell>
          <table:table-cell table:formula="of:=([.E183]*(radius+[.H183])+xoff)*Mmfac" office:value-type="float" office:value="496.136137242538" calcext:value-type="float">
            <text:p>496.136137242538</text:p>
          </table:table-cell>
          <table:table-cell table:formula="of:=([.D183]*(radius+[.H183])+yoff)*Mmfac" office:value-type="float" office:value="327.103794339103" calcext:value-type="float">
            <text:p>327.103794339103</text:p>
          </table:table-cell>
          <table:table-cell office:value-type="string" calcext:value-type="string">
            <text:p>&lt;line x1="</text:p>
          </table:table-cell>
          <table:table-cell table:formula="of:=TEXT([.F183];&quot;000.000&quot;)" office:value-type="string" office:string-value="508.023" calcext:value-type="string">
            <text:p>508.023</text:p>
          </table:table-cell>
          <table:table-cell office:value-type="string" calcext:value-type="string">
            <text:p>" y1="</text:p>
          </table:table-cell>
          <table:table-cell table:formula="of:=TEXT([.G183];&quot;000.000&quot;)" office:value-type="string" office:string-value="328.746" calcext:value-type="string">
            <text:p>328.746</text:p>
          </table:table-cell>
          <table:table-cell office:value-type="string" calcext:value-type="string">
            <text:p>" x2="</text:p>
          </table:table-cell>
          <table:table-cell table:formula="of:=TEXT([.I183];&quot;000.000&quot;)" office:value-type="string" office:string-value="496.136" calcext:value-type="string">
            <text:p>496.136</text:p>
          </table:table-cell>
          <table:table-cell office:value-type="string" calcext:value-type="string">
            <text:p>" y2="</text:p>
          </table:table-cell>
          <table:table-cell table:formula="of:=TEXT([.J183];&quot;000.000&quot;)" office:value-type="string" office:string-value="327.104" calcext:value-type="string">
            <text:p>327.10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3:.U183])" office:value-type="string" office:string-value="&lt;line x1=&quot;508.023&quot; y1=&quot;328.746&quot; x2=&quot;496.136&quot; y2=&quot;327.104&quot; style=&quot;fill:none;stroke:#000000;stroke-width:0.75590551;stroke-miterlimit:4;stroke-dasharray:none&quot; /&gt;" calcext:value-type="string">
            <text:p>&lt;line x1="508.023" y1="328.746" x2="496.136" y2="327.10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3]*afact)*90)) / (0.5*PI());&quot;0.###&quot;)" office:value-type="string" office:string-value="367.868" calcext:value-type="string">
            <text:p>367.86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3];&quot;#&quot;)" office:value-type="string" office:string-value="370" calcext:value-type="string">
            <text:p>370</text:p>
          </table:table-cell>
          <table:table-cell office:value-type="string" calcext:value-type="string">
            <text:p>&lt;/text&gt;</text:p>
          </table:table-cell>
          <table:table-cell table:formula="of:=IF(0=MOD([.B183];50);COM.MICROSOFT.CONCAT([.V183:.AK183]);[.V183])" office:value-type="string" office:string-value="&lt;line x1=&quot;508.023&quot; y1=&quot;328.746&quot; x2=&quot;496.136&quot; y2=&quot;327.104&quot; style=&quot;fill:none;stroke:#000000;stroke-width:0.75590551;stroke-miterlimit:4;stroke-dasharray:none&quot; /&gt;" calcext:value-type="string">
            <text:p>&lt;line x1="508.023" y1="328.746" x2="496.136" y2="327.10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3]+10" office:value-type="float" office:value="380" calcext:value-type="float">
            <text:p>380,000</text:p>
          </table:table-cell>
          <table:table-cell table:formula="of:=LOG([.B184])" office:value-type="float" office:value="2.57978359661681" calcext:value-type="float">
            <text:p>2,580</text:p>
          </table:table-cell>
          <table:table-cell table:formula="of:=SIN([.C184]*afact)" office:value-type="float" office:value="0.16550858305386" calcext:value-type="float">
            <text:p>0,166</text:p>
          </table:table-cell>
          <table:table-cell table:formula="of:=COS([.C184]*afact)" office:value-type="float" office:value="0.986208349658176" calcext:value-type="float">
            <text:p>0,986</text:p>
          </table:table-cell>
          <table:table-cell table:style-name="ce1" table:formula="of:=([.E184]*radius+xoff)*Mmfac" office:value-type="float" office:value="507.103753428217" calcext:value-type="float">
            <text:p>507.103753428217</text:p>
          </table:table-cell>
          <table:table-cell table:style-name="ce1" table:formula="of:=([.D184]*radius+yoff)*Mmfac" office:value-type="float" office:value="334.756802441311" calcext:value-type="float">
            <text:p>334.756802441311</text:p>
          </table:table-cell>
          <table:table-cell table:formula="of:=IF(0=MOD([.B184];100); 3   * strich ;  IF(0=MOD([.B184]; 50); 2.5 * strich ;  IF(0=MOD([.B184]; 10); 2   * strich ;  IF(0=MOD([.B184];  5); 1.5 * strich ;  IF(0=MOD([.B184];  1); 1   * strich ;                     0.6 * strich )))))*-1" office:value-type="float" office:value="-4" calcext:value-type="float">
            <text:p>-4,000</text:p>
          </table:table-cell>
          <table:table-cell table:formula="of:=([.E184]*(radius+[.H184])+xoff)*Mmfac" office:value-type="float" office:value="495.269253232319" calcext:value-type="float">
            <text:p>495.269253232319</text:p>
          </table:table-cell>
          <table:table-cell table:formula="of:=([.D184]*(radius+[.H184])+yoff)*Mmfac" office:value-type="float" office:value="332.770699444664" calcext:value-type="float">
            <text:p>332.770699444664</text:p>
          </table:table-cell>
          <table:table-cell office:value-type="string" calcext:value-type="string">
            <text:p>&lt;line x1="</text:p>
          </table:table-cell>
          <table:table-cell table:formula="of:=TEXT([.F184];&quot;000.000&quot;)" office:value-type="string" office:string-value="507.104" calcext:value-type="string">
            <text:p>507.104</text:p>
          </table:table-cell>
          <table:table-cell office:value-type="string" calcext:value-type="string">
            <text:p>" y1="</text:p>
          </table:table-cell>
          <table:table-cell table:formula="of:=TEXT([.G184];&quot;000.000&quot;)" office:value-type="string" office:string-value="334.757" calcext:value-type="string">
            <text:p>334.757</text:p>
          </table:table-cell>
          <table:table-cell office:value-type="string" calcext:value-type="string">
            <text:p>" x2="</text:p>
          </table:table-cell>
          <table:table-cell table:formula="of:=TEXT([.I184];&quot;000.000&quot;)" office:value-type="string" office:string-value="495.269" calcext:value-type="string">
            <text:p>495.269</text:p>
          </table:table-cell>
          <table:table-cell office:value-type="string" calcext:value-type="string">
            <text:p>" y2="</text:p>
          </table:table-cell>
          <table:table-cell table:formula="of:=TEXT([.J184];&quot;000.000&quot;)" office:value-type="string" office:string-value="332.771" calcext:value-type="string">
            <text:p>332.77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4:.U184])" office:value-type="string" office:string-value="&lt;line x1=&quot;507.104&quot; y1=&quot;334.757&quot; x2=&quot;495.269&quot; y2=&quot;332.771&quot; style=&quot;fill:none;stroke:#000000;stroke-width:0.75590551;stroke-miterlimit:4;stroke-dasharray:none&quot; /&gt;" calcext:value-type="string">
            <text:p>&lt;line x1="507.104" y1="334.757" x2="495.269" y2="332.77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4]*afact)*90)) / (0.5*PI());&quot;0.###&quot;)" office:value-type="string" office:string-value="369.527" calcext:value-type="string">
            <text:p>369.52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4];&quot;#&quot;)" office:value-type="string" office:string-value="380" calcext:value-type="string">
            <text:p>380</text:p>
          </table:table-cell>
          <table:table-cell office:value-type="string" calcext:value-type="string">
            <text:p>&lt;/text&gt;</text:p>
          </table:table-cell>
          <table:table-cell table:formula="of:=IF(0=MOD([.B184];50);COM.MICROSOFT.CONCAT([.V184:.AK184]);[.V184])" office:value-type="string" office:string-value="&lt;line x1=&quot;507.104&quot; y1=&quot;334.757&quot; x2=&quot;495.269&quot; y2=&quot;332.771&quot; style=&quot;fill:none;stroke:#000000;stroke-width:0.75590551;stroke-miterlimit:4;stroke-dasharray:none&quot; /&gt;" calcext:value-type="string">
            <text:p>&lt;line x1="507.104" y1="334.757" x2="495.269" y2="332.77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4]+10" office:value-type="float" office:value="390" calcext:value-type="float">
            <text:p>390,000</text:p>
          </table:table-cell>
          <table:table-cell table:formula="of:=LOG([.B185])" office:value-type="float" office:value="2.5910646070265" calcext:value-type="float">
            <text:p>2,591</text:p>
          </table:table-cell>
          <table:table-cell table:formula="of:=SIN([.C185]*afact)" office:value-type="float" office:value="0.193252645825956" calcext:value-type="float">
            <text:p>0,193</text:p>
          </table:table-cell>
          <table:table-cell table:formula="of:=COS([.C185]*afact)" office:value-type="float" office:value="0.981149027865424" calcext:value-type="float">
            <text:p>0,981</text:p>
          </table:table-cell>
          <table:table-cell table:style-name="ce1" table:formula="of:=([.E185]*radius+xoff)*Mmfac" office:value-type="float" office:value="506.041295851739" calcext:value-type="float">
            <text:p>506.041295851739</text:p>
          </table:table-cell>
          <table:table-cell table:style-name="ce1" table:formula="of:=([.D185]*radius+yoff)*Mmfac" office:value-type="float" office:value="340.583055623451" calcext:value-type="float">
            <text:p>340.583055623451</text:p>
          </table:table-cell>
          <table:table-cell table:formula="of:=IF(0=MOD([.B185];100); 3   * strich ;  IF(0=MOD([.B185]; 50); 2.5 * strich ;  IF(0=MOD([.B185]; 10); 2   * strich ;  IF(0=MOD([.B185];  5); 1.5 * strich ;  IF(0=MOD([.B185];  1); 1   * strich ;                     0.6 * strich )))))*-1" office:value-type="float" office:value="-4" calcext:value-type="float">
            <text:p>-4,000</text:p>
          </table:table-cell>
          <table:table-cell table:formula="of:=([.E185]*(radius+[.H185])+xoff)*Mmfac" office:value-type="float" office:value="494.267507517354" calcext:value-type="float">
            <text:p>494.267507517354</text:p>
          </table:table-cell>
          <table:table-cell table:formula="of:=([.D185]*(radius+[.H185])+yoff)*Mmfac" office:value-type="float" office:value="338.264023873539" calcext:value-type="float">
            <text:p>338.264023873539</text:p>
          </table:table-cell>
          <table:table-cell office:value-type="string" calcext:value-type="string">
            <text:p>&lt;line x1="</text:p>
          </table:table-cell>
          <table:table-cell table:formula="of:=TEXT([.F185];&quot;000.000&quot;)" office:value-type="string" office:string-value="506.041" calcext:value-type="string">
            <text:p>506.041</text:p>
          </table:table-cell>
          <table:table-cell office:value-type="string" calcext:value-type="string">
            <text:p>" y1="</text:p>
          </table:table-cell>
          <table:table-cell table:formula="of:=TEXT([.G185];&quot;000.000&quot;)" office:value-type="string" office:string-value="340.583" calcext:value-type="string">
            <text:p>340.583</text:p>
          </table:table-cell>
          <table:table-cell office:value-type="string" calcext:value-type="string">
            <text:p>" x2="</text:p>
          </table:table-cell>
          <table:table-cell table:formula="of:=TEXT([.I185];&quot;000.000&quot;)" office:value-type="string" office:string-value="494.268" calcext:value-type="string">
            <text:p>494.268</text:p>
          </table:table-cell>
          <table:table-cell office:value-type="string" calcext:value-type="string">
            <text:p>" y2="</text:p>
          </table:table-cell>
          <table:table-cell table:formula="of:=TEXT([.J185];&quot;000.000&quot;)" office:value-type="string" office:string-value="338.264" calcext:value-type="string">
            <text:p>338.26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5:.U185])" office:value-type="string" office:string-value="&lt;line x1=&quot;506.041&quot; y1=&quot;340.583&quot; x2=&quot;494.268&quot; y2=&quot;338.264&quot; style=&quot;fill:none;stroke:#000000;stroke-width:0.75590551;stroke-miterlimit:4;stroke-dasharray:none&quot; /&gt;" calcext:value-type="string">
            <text:p>&lt;line x1="506.041" y1="340.583" x2="494.268" y2="338.26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5]*afact)*90)) / (0.5*PI());&quot;0.###&quot;)" office:value-type="string" office:string-value="371.143" calcext:value-type="string">
            <text:p>371.14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5];&quot;#&quot;)" office:value-type="string" office:string-value="390" calcext:value-type="string">
            <text:p>390</text:p>
          </table:table-cell>
          <table:table-cell office:value-type="string" calcext:value-type="string">
            <text:p>&lt;/text&gt;</text:p>
          </table:table-cell>
          <table:table-cell table:formula="of:=IF(0=MOD([.B185];50);COM.MICROSOFT.CONCAT([.V185:.AK185]);[.V185])" office:value-type="string" office:string-value="&lt;line x1=&quot;506.041&quot; y1=&quot;340.583&quot; x2=&quot;494.268&quot; y2=&quot;338.264&quot; style=&quot;fill:none;stroke:#000000;stroke-width:0.75590551;stroke-miterlimit:4;stroke-dasharray:none&quot; /&gt;" calcext:value-type="string">
            <text:p>&lt;line x1="506.041" y1="340.583" x2="494.268" y2="338.26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5]+10" office:value-type="float" office:value="400" calcext:value-type="float">
            <text:p>400,000</text:p>
          </table:table-cell>
          <table:table-cell table:formula="of:=LOG([.B186])" office:value-type="float" office:value="2.60205999132796" calcext:value-type="float">
            <text:p>2,602</text:p>
          </table:table-cell>
          <table:table-cell table:formula="of:=SIN([.C186]*afact)" office:value-type="float" office:value="0.220146518226335" calcext:value-type="float">
            <text:p>0,220</text:p>
          </table:table-cell>
          <table:table-cell table:formula="of:=COS([.C186]*afact)" office:value-type="float" office:value="0.975466816715372" calcext:value-type="float">
            <text:p>0,975</text:p>
          </table:table-cell>
          <table:table-cell table:style-name="ce1" table:formula="of:=([.E186]*radius+xoff)*Mmfac" office:value-type="float" office:value="504.848031510228" calcext:value-type="float">
            <text:p>504.848031510228</text:p>
          </table:table-cell>
          <table:table-cell table:style-name="ce1" table:formula="of:=([.D186]*radius+yoff)*Mmfac" office:value-type="float" office:value="346.23076882753" calcext:value-type="float">
            <text:p>346.23076882753</text:p>
          </table:table-cell>
          <table:table-cell table:formula="of:=IF(0=MOD([.B186];100); 3   * strich ;  IF(0=MOD([.B186]; 50); 2.5 * strich ;  IF(0=MOD([.B186]; 10); 2   * strich ;  IF(0=MOD([.B186];  5); 1.5 * strich ;  IF(0=MOD([.B186];  1); 1   * strich ;                     0.6 * strich )))))*-1" office:value-type="float" office:value="-6" calcext:value-type="float">
            <text:p>-6,000</text:p>
          </table:table-cell>
          <table:table-cell table:formula="of:=([.E186]*(radius+[.H186])+xoff)*Mmfac" office:value-type="float" office:value="487.289628809352" calcext:value-type="float">
            <text:p>487.289628809352</text:p>
          </table:table-cell>
          <table:table-cell table:formula="of:=([.D186]*(radius+[.H186])+yoff)*Mmfac" office:value-type="float" office:value="342.268131499456" calcext:value-type="float">
            <text:p>342.268131499456</text:p>
          </table:table-cell>
          <table:table-cell office:value-type="string" calcext:value-type="string">
            <text:p>&lt;line x1="</text:p>
          </table:table-cell>
          <table:table-cell table:formula="of:=TEXT([.F186];&quot;000.000&quot;)" office:value-type="string" office:string-value="504.848" calcext:value-type="string">
            <text:p>504.848</text:p>
          </table:table-cell>
          <table:table-cell office:value-type="string" calcext:value-type="string">
            <text:p>" y1="</text:p>
          </table:table-cell>
          <table:table-cell table:formula="of:=TEXT([.G186];&quot;000.000&quot;)" office:value-type="string" office:string-value="346.231" calcext:value-type="string">
            <text:p>346.231</text:p>
          </table:table-cell>
          <table:table-cell office:value-type="string" calcext:value-type="string">
            <text:p>" x2="</text:p>
          </table:table-cell>
          <table:table-cell table:formula="of:=TEXT([.I186];&quot;000.000&quot;)" office:value-type="string" office:string-value="487.290" calcext:value-type="string">
            <text:p>487.290</text:p>
          </table:table-cell>
          <table:table-cell office:value-type="string" calcext:value-type="string">
            <text:p>" y2="</text:p>
          </table:table-cell>
          <table:table-cell table:formula="of:=TEXT([.J186];&quot;000.000&quot;)" office:value-type="string" office:string-value="342.268" calcext:value-type="string">
            <text:p>342.26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6:.U186])" office:value-type="string" office:string-value="&lt;line x1=&quot;504.848&quot; y1=&quot;346.231&quot; x2=&quot;487.290&quot; y2=&quot;342.268&quot; style=&quot;fill:none;stroke:#000000;stroke-width:0.75590551;stroke-miterlimit:4;stroke-dasharray:none&quot; /&gt;" calcext:value-type="string">
            <text:p>&lt;line x1="504.848" y1="346.231" x2="487.290" y2="342.26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6]*afact)*90)) / (0.5*PI());&quot;0.###&quot;)" office:value-type="string" office:string-value="372.718" calcext:value-type="string">
            <text:p>372.71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6];&quot;#&quot;)" office:value-type="string" office:string-value="400" calcext:value-type="string">
            <text:p>400</text:p>
          </table:table-cell>
          <table:table-cell office:value-type="string" calcext:value-type="string">
            <text:p>&lt;/text&gt;</text:p>
          </table:table-cell>
          <table:table-cell table:formula="of:=IF(0=MOD([.B186];50);COM.MICROSOFT.CONCAT([.V186:.AK186]);[.V186])" office:value-type="string" office:string-value="&lt;line x1=&quot;504.848&quot; y1=&quot;346.231&quot; x2=&quot;487.290&quot; y2=&quot;342.268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72.718, 300, 300)&quot;&gt;400&lt;/text&gt;" calcext:value-type="string">
            <text:p>&lt;line x1="504.848" y1="346.231" x2="487.290" y2="342.268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72.718, 300, 300)"&gt;400&lt;/text&gt;</text:p>
          </table:table-cell>
          <table:table-cell table:number-columns-repeated="986"/>
        </table:table-row>
        <table:table-row table:style-name="ro1">
          <table:table-cell/>
          <table:table-cell table:formula="of:=[.B186]+10" office:value-type="float" office:value="410" calcext:value-type="float">
            <text:p>410,000</text:p>
          </table:table-cell>
          <table:table-cell table:formula="of:=LOG([.B187])" office:value-type="float" office:value="2.61278385671974" calcext:value-type="float">
            <text:p>2,613</text:p>
          </table:table-cell>
          <table:table-cell table:formula="of:=SIN([.C187]*afact)" office:value-type="float" office:value="0.246216211308106" calcext:value-type="float">
            <text:p>0,246</text:p>
          </table:table-cell>
          <table:table-cell table:formula="of:=COS([.C187]*afact)" office:value-type="float" office:value="0.96921492832554" calcext:value-type="float">
            <text:p>0,969</text:p>
          </table:table-cell>
          <table:table-cell table:style-name="ce1" table:formula="of:=([.E187]*radius+xoff)*Mmfac" office:value-type="float" office:value="503.535134948364" calcext:value-type="float">
            <text:p>503.535134948364</text:p>
          </table:table-cell>
          <table:table-cell table:style-name="ce1" table:formula="of:=([.D187]*radius+yoff)*Mmfac" office:value-type="float" office:value="351.705404374702" calcext:value-type="float">
            <text:p>351.705404374702</text:p>
          </table:table-cell>
          <table:table-cell table:formula="of:=IF(0=MOD([.B187];100); 3   * strich ;  IF(0=MOD([.B187]; 50); 2.5 * strich ;  IF(0=MOD([.B187]; 10); 2   * strich ;  IF(0=MOD([.B187];  5); 1.5 * strich ;  IF(0=MOD([.B187];  1); 1   * strich ;                     0.6 * strich )))))*-1" office:value-type="float" office:value="-4" calcext:value-type="float">
            <text:p>-4,000</text:p>
          </table:table-cell>
          <table:table-cell table:formula="of:=([.E187]*(radius+[.H187])+xoff)*Mmfac" office:value-type="float" office:value="491.904555808457" calcext:value-type="float">
            <text:p>491.904555808457</text:p>
          </table:table-cell>
          <table:table-cell table:formula="of:=([.D187]*(radius+[.H187])+yoff)*Mmfac" office:value-type="float" office:value="348.750809839005" calcext:value-type="float">
            <text:p>348.750809839005</text:p>
          </table:table-cell>
          <table:table-cell office:value-type="string" calcext:value-type="string">
            <text:p>&lt;line x1="</text:p>
          </table:table-cell>
          <table:table-cell table:formula="of:=TEXT([.F187];&quot;000.000&quot;)" office:value-type="string" office:string-value="503.535" calcext:value-type="string">
            <text:p>503.535</text:p>
          </table:table-cell>
          <table:table-cell office:value-type="string" calcext:value-type="string">
            <text:p>" y1="</text:p>
          </table:table-cell>
          <table:table-cell table:formula="of:=TEXT([.G187];&quot;000.000&quot;)" office:value-type="string" office:string-value="351.705" calcext:value-type="string">
            <text:p>351.705</text:p>
          </table:table-cell>
          <table:table-cell office:value-type="string" calcext:value-type="string">
            <text:p>" x2="</text:p>
          </table:table-cell>
          <table:table-cell table:formula="of:=TEXT([.I187];&quot;000.000&quot;)" office:value-type="string" office:string-value="491.905" calcext:value-type="string">
            <text:p>491.905</text:p>
          </table:table-cell>
          <table:table-cell office:value-type="string" calcext:value-type="string">
            <text:p>" y2="</text:p>
          </table:table-cell>
          <table:table-cell table:formula="of:=TEXT([.J187];&quot;000.000&quot;)" office:value-type="string" office:string-value="348.751" calcext:value-type="string">
            <text:p>348.75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7:.U187])" office:value-type="string" office:string-value="&lt;line x1=&quot;503.535&quot; y1=&quot;351.705&quot; x2=&quot;491.905&quot; y2=&quot;348.751&quot; style=&quot;fill:none;stroke:#000000;stroke-width:0.75590551;stroke-miterlimit:4;stroke-dasharray:none&quot; /&gt;" calcext:value-type="string">
            <text:p>&lt;line x1="503.535" y1="351.705" x2="491.905" y2="348.75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7]*afact)*90)) / (0.5*PI());&quot;0.###&quot;)" office:value-type="string" office:string-value="374.254" calcext:value-type="string">
            <text:p>374.25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7];&quot;#&quot;)" office:value-type="string" office:string-value="410" calcext:value-type="string">
            <text:p>410</text:p>
          </table:table-cell>
          <table:table-cell office:value-type="string" calcext:value-type="string">
            <text:p>&lt;/text&gt;</text:p>
          </table:table-cell>
          <table:table-cell table:formula="of:=IF(0=MOD([.B187];50);COM.MICROSOFT.CONCAT([.V187:.AK187]);[.V187])" office:value-type="string" office:string-value="&lt;line x1=&quot;503.535&quot; y1=&quot;351.705&quot; x2=&quot;491.905&quot; y2=&quot;348.751&quot; style=&quot;fill:none;stroke:#000000;stroke-width:0.75590551;stroke-miterlimit:4;stroke-dasharray:none&quot; /&gt;" calcext:value-type="string">
            <text:p>&lt;line x1="503.535" y1="351.705" x2="491.905" y2="348.75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7]+10" office:value-type="float" office:value="420" calcext:value-type="float">
            <text:p>420,000</text:p>
          </table:table-cell>
          <table:table-cell table:formula="of:=LOG([.B188])" office:value-type="float" office:value="2.6232492903979" calcext:value-type="float">
            <text:p>2,623</text:p>
          </table:table-cell>
          <table:table-cell table:formula="of:=SIN([.C188]*afact)" office:value-type="float" office:value="0.271487187936286" calcext:value-type="float">
            <text:p>0,271</text:p>
          </table:table-cell>
          <table:table-cell table:formula="of:=COS([.C188]*afact)" office:value-type="float" office:value="0.962442053729183" calcext:value-type="float">
            <text:p>0,962</text:p>
          </table:table-cell>
          <table:table-cell table:style-name="ce1" table:formula="of:=([.E188]*radius+xoff)*Mmfac" office:value-type="float" office:value="502.112831283128" calcext:value-type="float">
            <text:p>502.112831283128</text:p>
          </table:table-cell>
          <table:table-cell table:style-name="ce1" table:formula="of:=([.D188]*radius+yoff)*Mmfac" office:value-type="float" office:value="357.01230946662" calcext:value-type="float">
            <text:p>357.01230946662</text:p>
          </table:table-cell>
          <table:table-cell table:formula="of:=IF(0=MOD([.B188];100); 3   * strich ;  IF(0=MOD([.B188]; 50); 2.5 * strich ;  IF(0=MOD([.B188]; 10); 2   * strich ;  IF(0=MOD([.B188];  5); 1.5 * strich ;  IF(0=MOD([.B188];  1); 1   * strich ;                     0.6 * strich )))))*-1" office:value-type="float" office:value="-4" calcext:value-type="float">
            <text:p>-4,000</text:p>
          </table:table-cell>
          <table:table-cell table:formula="of:=([.E188]*(radius+[.H188])+xoff)*Mmfac" office:value-type="float" office:value="490.563526638378" calcext:value-type="float">
            <text:p>490.563526638378</text:p>
          </table:table-cell>
          <table:table-cell table:formula="of:=([.D188]*(radius+[.H188])+yoff)*Mmfac" office:value-type="float" office:value="353.754463211385" calcext:value-type="float">
            <text:p>353.754463211385</text:p>
          </table:table-cell>
          <table:table-cell office:value-type="string" calcext:value-type="string">
            <text:p>&lt;line x1="</text:p>
          </table:table-cell>
          <table:table-cell table:formula="of:=TEXT([.F188];&quot;000.000&quot;)" office:value-type="string" office:string-value="502.113" calcext:value-type="string">
            <text:p>502.113</text:p>
          </table:table-cell>
          <table:table-cell office:value-type="string" calcext:value-type="string">
            <text:p>" y1="</text:p>
          </table:table-cell>
          <table:table-cell table:formula="of:=TEXT([.G188];&quot;000.000&quot;)" office:value-type="string" office:string-value="357.012" calcext:value-type="string">
            <text:p>357.012</text:p>
          </table:table-cell>
          <table:table-cell office:value-type="string" calcext:value-type="string">
            <text:p>" x2="</text:p>
          </table:table-cell>
          <table:table-cell table:formula="of:=TEXT([.I188];&quot;000.000&quot;)" office:value-type="string" office:string-value="490.564" calcext:value-type="string">
            <text:p>490.564</text:p>
          </table:table-cell>
          <table:table-cell office:value-type="string" calcext:value-type="string">
            <text:p>" y2="</text:p>
          </table:table-cell>
          <table:table-cell table:formula="of:=TEXT([.J188];&quot;000.000&quot;)" office:value-type="string" office:string-value="353.754" calcext:value-type="string">
            <text:p>353.75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8:.U188])" office:value-type="string" office:string-value="&lt;line x1=&quot;502.113&quot; y1=&quot;357.012&quot; x2=&quot;490.564&quot; y2=&quot;353.754&quot; style=&quot;fill:none;stroke:#000000;stroke-width:0.75590551;stroke-miterlimit:4;stroke-dasharray:none&quot; /&gt;" calcext:value-type="string">
            <text:p>&lt;line x1="502.113" y1="357.012" x2="490.564" y2="353.75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8]*afact)*90)) / (0.5*PI());&quot;0.###&quot;)" office:value-type="string" office:string-value="375.753" calcext:value-type="string">
            <text:p>375.7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8];&quot;#&quot;)" office:value-type="string" office:string-value="420" calcext:value-type="string">
            <text:p>420</text:p>
          </table:table-cell>
          <table:table-cell office:value-type="string" calcext:value-type="string">
            <text:p>&lt;/text&gt;</text:p>
          </table:table-cell>
          <table:table-cell table:formula="of:=IF(0=MOD([.B188];50);COM.MICROSOFT.CONCAT([.V188:.AK188]);[.V188])" office:value-type="string" office:string-value="&lt;line x1=&quot;502.113&quot; y1=&quot;357.012&quot; x2=&quot;490.564&quot; y2=&quot;353.754&quot; style=&quot;fill:none;stroke:#000000;stroke-width:0.75590551;stroke-miterlimit:4;stroke-dasharray:none&quot; /&gt;" calcext:value-type="string">
            <text:p>&lt;line x1="502.113" y1="357.012" x2="490.564" y2="353.75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8]+10" office:value-type="float" office:value="430" calcext:value-type="float">
            <text:p>430,000</text:p>
          </table:table-cell>
          <table:table-cell table:formula="of:=LOG([.B189])" office:value-type="float" office:value="2.63346845557959" calcext:value-type="float">
            <text:p>2,633</text:p>
          </table:table-cell>
          <table:table-cell table:formula="of:=SIN([.C189]*afact)" office:value-type="float" office:value="0.295984304583758" calcext:value-type="float">
            <text:p>0,296</text:p>
          </table:table-cell>
          <table:table-cell table:formula="of:=COS([.C189]*afact)" office:value-type="float" office:value="0.955192803281133" calcext:value-type="float">
            <text:p>0,955</text:p>
          </table:table-cell>
          <table:table-cell table:style-name="ce1" table:formula="of:=([.E189]*radius+xoff)*Mmfac" office:value-type="float" office:value="500.590488689038" calcext:value-type="float">
            <text:p>500.590488689038</text:p>
          </table:table-cell>
          <table:table-cell table:style-name="ce1" table:formula="of:=([.D189]*radius+yoff)*Mmfac" office:value-type="float" office:value="362.156703962589" calcext:value-type="float">
            <text:p>362.156703962589</text:p>
          </table:table-cell>
          <table:table-cell table:formula="of:=IF(0=MOD([.B189];100); 3   * strich ;  IF(0=MOD([.B189]; 50); 2.5 * strich ;  IF(0=MOD([.B189]; 10); 2   * strich ;  IF(0=MOD([.B189];  5); 1.5 * strich ;  IF(0=MOD([.B189];  1); 1   * strich ;                     0.6 * strich )))))*-1" office:value-type="float" office:value="-4" calcext:value-type="float">
            <text:p>-4,000</text:p>
          </table:table-cell>
          <table:table-cell table:formula="of:=([.E189]*(radius+[.H189])+xoff)*Mmfac" office:value-type="float" office:value="489.128175049664" calcext:value-type="float">
            <text:p>489.128175049664</text:p>
          </table:table-cell>
          <table:table-cell table:formula="of:=([.D189]*(radius+[.H189])+yoff)*Mmfac" office:value-type="float" office:value="358.604892307584" calcext:value-type="float">
            <text:p>358.604892307584</text:p>
          </table:table-cell>
          <table:table-cell office:value-type="string" calcext:value-type="string">
            <text:p>&lt;line x1="</text:p>
          </table:table-cell>
          <table:table-cell table:formula="of:=TEXT([.F189];&quot;000.000&quot;)" office:value-type="string" office:string-value="500.590" calcext:value-type="string">
            <text:p>500.590</text:p>
          </table:table-cell>
          <table:table-cell office:value-type="string" calcext:value-type="string">
            <text:p>" y1="</text:p>
          </table:table-cell>
          <table:table-cell table:formula="of:=TEXT([.G189];&quot;000.000&quot;)" office:value-type="string" office:string-value="362.157" calcext:value-type="string">
            <text:p>362.157</text:p>
          </table:table-cell>
          <table:table-cell office:value-type="string" calcext:value-type="string">
            <text:p>" x2="</text:p>
          </table:table-cell>
          <table:table-cell table:formula="of:=TEXT([.I189];&quot;000.000&quot;)" office:value-type="string" office:string-value="489.128" calcext:value-type="string">
            <text:p>489.128</text:p>
          </table:table-cell>
          <table:table-cell office:value-type="string" calcext:value-type="string">
            <text:p>" y2="</text:p>
          </table:table-cell>
          <table:table-cell table:formula="of:=TEXT([.J189];&quot;000.000&quot;)" office:value-type="string" office:string-value="358.605" calcext:value-type="string">
            <text:p>358.60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89:.U189])" office:value-type="string" office:string-value="&lt;line x1=&quot;500.590&quot; y1=&quot;362.157&quot; x2=&quot;489.128&quot; y2=&quot;358.605&quot; style=&quot;fill:none;stroke:#000000;stroke-width:0.75590551;stroke-miterlimit:4;stroke-dasharray:none&quot; /&gt;" calcext:value-type="string">
            <text:p>&lt;line x1="500.590" y1="362.157" x2="489.128" y2="358.60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89]*afact)*90)) / (0.5*PI());&quot;0.###&quot;)" office:value-type="string" office:string-value="377.217" calcext:value-type="string">
            <text:p>377.21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89];&quot;#&quot;)" office:value-type="string" office:string-value="430" calcext:value-type="string">
            <text:p>430</text:p>
          </table:table-cell>
          <table:table-cell office:value-type="string" calcext:value-type="string">
            <text:p>&lt;/text&gt;</text:p>
          </table:table-cell>
          <table:table-cell table:formula="of:=IF(0=MOD([.B189];50);COM.MICROSOFT.CONCAT([.V189:.AK189]);[.V189])" office:value-type="string" office:string-value="&lt;line x1=&quot;500.590&quot; y1=&quot;362.157&quot; x2=&quot;489.128&quot; y2=&quot;358.605&quot; style=&quot;fill:none;stroke:#000000;stroke-width:0.75590551;stroke-miterlimit:4;stroke-dasharray:none&quot; /&gt;" calcext:value-type="string">
            <text:p>&lt;line x1="500.590" y1="362.157" x2="489.128" y2="358.605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89]+10" office:value-type="float" office:value="440" calcext:value-type="float">
            <text:p>440,000</text:p>
          </table:table-cell>
          <table:table-cell table:formula="of:=LOG([.B190])" office:value-type="float" office:value="2.64345267648619" calcext:value-type="float">
            <text:p>2,643</text:p>
          </table:table-cell>
          <table:table-cell table:formula="of:=SIN([.C190]*afact)" office:value-type="float" office:value="0.319731770186288" calcext:value-type="float">
            <text:p>0,320</text:p>
          </table:table-cell>
          <table:table-cell table:formula="of:=COS([.C190]*afact)" office:value-type="float" office:value="0.947508097661198" calcext:value-type="float">
            <text:p>0,948</text:p>
          </table:table-cell>
          <table:table-cell table:style-name="ce1" table:formula="of:=([.E190]*radius+xoff)*Mmfac" office:value-type="float" office:value="498.976700508852" calcext:value-type="float">
            <text:p>498.976700508852</text:p>
          </table:table-cell>
          <table:table-cell table:style-name="ce1" table:formula="of:=([.D190]*radius+yoff)*Mmfac" office:value-type="float" office:value="367.14367173912" calcext:value-type="float">
            <text:p>367.14367173912</text:p>
          </table:table-cell>
          <table:table-cell table:formula="of:=IF(0=MOD([.B190];100); 3   * strich ;  IF(0=MOD([.B190]; 50); 2.5 * strich ;  IF(0=MOD([.B190]; 10); 2   * strich ;  IF(0=MOD([.B190];  5); 1.5 * strich ;  IF(0=MOD([.B190];  1); 1   * strich ;                     0.6 * strich )))))*-1" office:value-type="float" office:value="-4" calcext:value-type="float">
            <text:p>-4,000</text:p>
          </table:table-cell>
          <table:table-cell table:formula="of:=([.E190]*(radius+[.H190])+xoff)*Mmfac" office:value-type="float" office:value="487.606603336917" calcext:value-type="float">
            <text:p>487.606603336917</text:p>
          </table:table-cell>
          <table:table-cell table:formula="of:=([.D190]*(radius+[.H190])+yoff)*Mmfac" office:value-type="float" office:value="363.306890496885" calcext:value-type="float">
            <text:p>363.306890496885</text:p>
          </table:table-cell>
          <table:table-cell office:value-type="string" calcext:value-type="string">
            <text:p>&lt;line x1="</text:p>
          </table:table-cell>
          <table:table-cell table:formula="of:=TEXT([.F190];&quot;000.000&quot;)" office:value-type="string" office:string-value="498.977" calcext:value-type="string">
            <text:p>498.977</text:p>
          </table:table-cell>
          <table:table-cell office:value-type="string" calcext:value-type="string">
            <text:p>" y1="</text:p>
          </table:table-cell>
          <table:table-cell table:formula="of:=TEXT([.G190];&quot;000.000&quot;)" office:value-type="string" office:string-value="367.144" calcext:value-type="string">
            <text:p>367.144</text:p>
          </table:table-cell>
          <table:table-cell office:value-type="string" calcext:value-type="string">
            <text:p>" x2="</text:p>
          </table:table-cell>
          <table:table-cell table:formula="of:=TEXT([.I190];&quot;000.000&quot;)" office:value-type="string" office:string-value="487.607" calcext:value-type="string">
            <text:p>487.607</text:p>
          </table:table-cell>
          <table:table-cell office:value-type="string" calcext:value-type="string">
            <text:p>" y2="</text:p>
          </table:table-cell>
          <table:table-cell table:formula="of:=TEXT([.J190];&quot;000.000&quot;)" office:value-type="string" office:string-value="363.307" calcext:value-type="string">
            <text:p>363.30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0:.U190])" office:value-type="string" office:string-value="&lt;line x1=&quot;498.977&quot; y1=&quot;367.144&quot; x2=&quot;487.607&quot; y2=&quot;363.307&quot; style=&quot;fill:none;stroke:#000000;stroke-width:0.75590551;stroke-miterlimit:4;stroke-dasharray:none&quot; /&gt;" calcext:value-type="string">
            <text:p>&lt;line x1="498.977" y1="367.144" x2="487.607" y2="363.30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0]*afact)*90)) / (0.5*PI());&quot;0.###&quot;)" office:value-type="string" office:string-value="378.647" calcext:value-type="string">
            <text:p>378.64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0];&quot;#&quot;)" office:value-type="string" office:string-value="440" calcext:value-type="string">
            <text:p>440</text:p>
          </table:table-cell>
          <table:table-cell office:value-type="string" calcext:value-type="string">
            <text:p>&lt;/text&gt;</text:p>
          </table:table-cell>
          <table:table-cell table:formula="of:=IF(0=MOD([.B190];50);COM.MICROSOFT.CONCAT([.V190:.AK190]);[.V190])" office:value-type="string" office:string-value="&lt;line x1=&quot;498.977&quot; y1=&quot;367.144&quot; x2=&quot;487.607&quot; y2=&quot;363.307&quot; style=&quot;fill:none;stroke:#000000;stroke-width:0.75590551;stroke-miterlimit:4;stroke-dasharray:none&quot; /&gt;" calcext:value-type="string">
            <text:p>&lt;line x1="498.977" y1="367.144" x2="487.607" y2="363.30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0]+10" office:value-type="float" office:value="450" calcext:value-type="float">
            <text:p>450,000</text:p>
          </table:table-cell>
          <table:table-cell table:formula="of:=LOG([.B191])" office:value-type="float" office:value="2.65321251377534" calcext:value-type="float">
            <text:p>2,653</text:p>
          </table:table-cell>
          <table:table-cell table:formula="of:=SIN([.C191]*afact)" office:value-type="float" office:value="0.342753118628473" calcext:value-type="float">
            <text:p>0,343</text:p>
          </table:table-cell>
          <table:table-cell table:formula="of:=COS([.C191]*afact)" office:value-type="float" office:value="0.939425515765064" calcext:value-type="float">
            <text:p>0,939</text:p>
          </table:table-cell>
          <table:table-cell table:style-name="ce1" table:formula="of:=([.E191]*radius+xoff)*Mmfac" office:value-type="float" office:value="497.279358310663" calcext:value-type="float">
            <text:p>497.279358310663</text:p>
          </table:table-cell>
          <table:table-cell table:style-name="ce1" table:formula="of:=([.D191]*radius+yoff)*Mmfac" office:value-type="float" office:value="371.978154911979" calcext:value-type="float">
            <text:p>371.978154911979</text:p>
          </table:table-cell>
          <table:table-cell table:formula="of:=IF(0=MOD([.B191];100); 3   * strich ;  IF(0=MOD([.B191]; 50); 2.5 * strich ;  IF(0=MOD([.B191]; 10); 2   * strich ;  IF(0=MOD([.B191];  5); 1.5 * strich ;  IF(0=MOD([.B191];  1); 1   * strich ;                     0.6 * strich )))))*-1" office:value-type="float" office:value="-5" calcext:value-type="float">
            <text:p>-5,000</text:p>
          </table:table-cell>
          <table:table-cell table:formula="of:=([.E191]*(radius+[.H191])+xoff)*Mmfac" office:value-type="float" office:value="483.187975574188" calcext:value-type="float">
            <text:p>483.187975574188</text:p>
          </table:table-cell>
          <table:table-cell table:formula="of:=([.D191]*(radius+[.H191])+yoff)*Mmfac" office:value-type="float" office:value="366.836858132552" calcext:value-type="float">
            <text:p>366.836858132552</text:p>
          </table:table-cell>
          <table:table-cell office:value-type="string" calcext:value-type="string">
            <text:p>&lt;line x1="</text:p>
          </table:table-cell>
          <table:table-cell table:formula="of:=TEXT([.F191];&quot;000.000&quot;)" office:value-type="string" office:string-value="497.279" calcext:value-type="string">
            <text:p>497.279</text:p>
          </table:table-cell>
          <table:table-cell office:value-type="string" calcext:value-type="string">
            <text:p>" y1="</text:p>
          </table:table-cell>
          <table:table-cell table:formula="of:=TEXT([.G191];&quot;000.000&quot;)" office:value-type="string" office:string-value="371.978" calcext:value-type="string">
            <text:p>371.978</text:p>
          </table:table-cell>
          <table:table-cell office:value-type="string" calcext:value-type="string">
            <text:p>" x2="</text:p>
          </table:table-cell>
          <table:table-cell table:formula="of:=TEXT([.I191];&quot;000.000&quot;)" office:value-type="string" office:string-value="483.188" calcext:value-type="string">
            <text:p>483.188</text:p>
          </table:table-cell>
          <table:table-cell office:value-type="string" calcext:value-type="string">
            <text:p>" y2="</text:p>
          </table:table-cell>
          <table:table-cell table:formula="of:=TEXT([.J191];&quot;000.000&quot;)" office:value-type="string" office:string-value="366.837" calcext:value-type="string">
            <text:p>366.8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1:.U191])" office:value-type="string" office:string-value="&lt;line x1=&quot;497.279&quot; y1=&quot;371.978&quot; x2=&quot;483.188&quot; y2=&quot;366.837&quot; style=&quot;fill:none;stroke:#000000;stroke-width:0.75590551;stroke-miterlimit:4;stroke-dasharray:none&quot; /&gt;" calcext:value-type="string">
            <text:p>&lt;line x1="497.279" y1="371.978" x2="483.188" y2="366.8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1]*afact)*90)) / (0.5*PI());&quot;0.###&quot;)" office:value-type="string" office:string-value="380.045" calcext:value-type="string">
            <text:p>380.04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1];&quot;#&quot;)" office:value-type="string" office:string-value="450" calcext:value-type="string">
            <text:p>450</text:p>
          </table:table-cell>
          <table:table-cell office:value-type="string" calcext:value-type="string">
            <text:p>&lt;/text&gt;</text:p>
          </table:table-cell>
          <table:table-cell table:formula="of:=IF(0=MOD([.B191];50);COM.MICROSOFT.CONCAT([.V191:.AK191]);[.V191])" office:value-type="string" office:string-value="&lt;line x1=&quot;497.279&quot; y1=&quot;371.978&quot; x2=&quot;483.188&quot; y2=&quot;366.83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80.045, 300, 300)&quot;&gt;450&lt;/text&gt;" calcext:value-type="string">
            <text:p>&lt;line x1="497.279" y1="371.978" x2="483.188" y2="366.83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80.045, 300, 300)"&gt;450&lt;/text&gt;</text:p>
          </table:table-cell>
          <table:table-cell table:number-columns-repeated="986"/>
        </table:table-row>
        <table:table-row table:style-name="ro1">
          <table:table-cell/>
          <table:table-cell table:formula="of:=[.B191]+10" office:value-type="float" office:value="460" calcext:value-type="float">
            <text:p>460,000</text:p>
          </table:table-cell>
          <table:table-cell table:formula="of:=LOG([.B192])" office:value-type="float" office:value="2.66275783168157" calcext:value-type="float">
            <text:p>2,663</text:p>
          </table:table-cell>
          <table:table-cell table:formula="of:=SIN([.C192]*afact)" office:value-type="float" office:value="0.365071192099296" calcext:value-type="float">
            <text:p>0,365</text:p>
          </table:table-cell>
          <table:table-cell table:formula="of:=COS([.C192]*afact)" office:value-type="float" office:value="0.930979604878216" calcext:value-type="float">
            <text:p>0,931</text:p>
          </table:table-cell>
          <table:table-cell table:style-name="ce1" table:formula="of:=([.E192]*radius+xoff)*Mmfac" office:value-type="float" office:value="495.505717024425" calcext:value-type="float">
            <text:p>495.505717024425</text:p>
          </table:table-cell>
          <table:table-cell table:style-name="ce1" table:formula="of:=([.D192]*radius+yoff)*Mmfac" office:value-type="float" office:value="376.664950340852" calcext:value-type="float">
            <text:p>376.664950340852</text:p>
          </table:table-cell>
          <table:table-cell table:formula="of:=IF(0=MOD([.B192];100); 3   * strich ;  IF(0=MOD([.B192]; 50); 2.5 * strich ;  IF(0=MOD([.B192]; 10); 2   * strich ;  IF(0=MOD([.B192];  5); 1.5 * strich ;  IF(0=MOD([.B192];  1); 1   * strich ;                     0.6 * strich )))))*-1" office:value-type="float" office:value="-4" calcext:value-type="float">
            <text:p>-4,000</text:p>
          </table:table-cell>
          <table:table-cell table:formula="of:=([.E192]*(radius+[.H192])+xoff)*Mmfac" office:value-type="float" office:value="484.333961765887" calcext:value-type="float">
            <text:p>484.333961765887</text:p>
          </table:table-cell>
          <table:table-cell table:formula="of:=([.D192]*(radius+[.H192])+yoff)*Mmfac" office:value-type="float" office:value="372.284096035661" calcext:value-type="float">
            <text:p>372.284096035661</text:p>
          </table:table-cell>
          <table:table-cell office:value-type="string" calcext:value-type="string">
            <text:p>&lt;line x1="</text:p>
          </table:table-cell>
          <table:table-cell table:formula="of:=TEXT([.F192];&quot;000.000&quot;)" office:value-type="string" office:string-value="495.506" calcext:value-type="string">
            <text:p>495.506</text:p>
          </table:table-cell>
          <table:table-cell office:value-type="string" calcext:value-type="string">
            <text:p>" y1="</text:p>
          </table:table-cell>
          <table:table-cell table:formula="of:=TEXT([.G192];&quot;000.000&quot;)" office:value-type="string" office:string-value="376.665" calcext:value-type="string">
            <text:p>376.665</text:p>
          </table:table-cell>
          <table:table-cell office:value-type="string" calcext:value-type="string">
            <text:p>" x2="</text:p>
          </table:table-cell>
          <table:table-cell table:formula="of:=TEXT([.I192];&quot;000.000&quot;)" office:value-type="string" office:string-value="484.334" calcext:value-type="string">
            <text:p>484.334</text:p>
          </table:table-cell>
          <table:table-cell office:value-type="string" calcext:value-type="string">
            <text:p>" y2="</text:p>
          </table:table-cell>
          <table:table-cell table:formula="of:=TEXT([.J192];&quot;000.000&quot;)" office:value-type="string" office:string-value="372.284" calcext:value-type="string">
            <text:p>372.28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2:.U192])" office:value-type="string" office:string-value="&lt;line x1=&quot;495.506&quot; y1=&quot;376.665&quot; x2=&quot;484.334&quot; y2=&quot;372.284&quot; style=&quot;fill:none;stroke:#000000;stroke-width:0.75590551;stroke-miterlimit:4;stroke-dasharray:none&quot; /&gt;" calcext:value-type="string">
            <text:p>&lt;line x1="495.506" y1="376.665" x2="484.334" y2="372.28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2]*afact)*90)) / (0.5*PI());&quot;0.###&quot;)" office:value-type="string" office:string-value="381.412" calcext:value-type="string">
            <text:p>381.41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2];&quot;#&quot;)" office:value-type="string" office:string-value="460" calcext:value-type="string">
            <text:p>460</text:p>
          </table:table-cell>
          <table:table-cell office:value-type="string" calcext:value-type="string">
            <text:p>&lt;/text&gt;</text:p>
          </table:table-cell>
          <table:table-cell table:formula="of:=IF(0=MOD([.B192];50);COM.MICROSOFT.CONCAT([.V192:.AK192]);[.V192])" office:value-type="string" office:string-value="&lt;line x1=&quot;495.506&quot; y1=&quot;376.665&quot; x2=&quot;484.334&quot; y2=&quot;372.284&quot; style=&quot;fill:none;stroke:#000000;stroke-width:0.75590551;stroke-miterlimit:4;stroke-dasharray:none&quot; /&gt;" calcext:value-type="string">
            <text:p>&lt;line x1="495.506" y1="376.665" x2="484.334" y2="372.28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2]+10" office:value-type="float" office:value="470" calcext:value-type="float">
            <text:p>470,000</text:p>
          </table:table-cell>
          <table:table-cell table:formula="of:=LOG([.B193])" office:value-type="float" office:value="2.67209785793572" calcext:value-type="float">
            <text:p>2,672</text:p>
          </table:table-cell>
          <table:table-cell table:formula="of:=SIN([.C193]*afact)" office:value-type="float" office:value="0.386708133088766" calcext:value-type="float">
            <text:p>0,387</text:p>
          </table:table-cell>
          <table:table-cell table:formula="of:=COS([.C193]*afact)" office:value-type="float" office:value="0.922202157773989" calcext:value-type="float">
            <text:p>0,922</text:p>
          </table:table-cell>
          <table:table-cell table:style-name="ce1" table:formula="of:=([.E193]*radius+xoff)*Mmfac" office:value-type="float" office:value="493.662453132538" calcext:value-type="float">
            <text:p>493.662453132538</text:p>
          </table:table-cell>
          <table:table-cell table:style-name="ce1" table:formula="of:=([.D193]*radius+yoff)*Mmfac" office:value-type="float" office:value="381.208707948641" calcext:value-type="float">
            <text:p>381.208707948641</text:p>
          </table:table-cell>
          <table:table-cell table:formula="of:=IF(0=MOD([.B193];100); 3   * strich ;  IF(0=MOD([.B193]; 50); 2.5 * strich ;  IF(0=MOD([.B193]; 10); 2   * strich ;  IF(0=MOD([.B193];  5); 1.5 * strich ;  IF(0=MOD([.B193];  1); 1   * strich ;                     0.6 * strich )))))*-1" office:value-type="float" office:value="-4" calcext:value-type="float">
            <text:p>-4,000</text:p>
          </table:table-cell>
          <table:table-cell table:formula="of:=([.E193]*(radius+[.H193])+xoff)*Mmfac" office:value-type="float" office:value="482.59602723925" calcext:value-type="float">
            <text:p>482.59602723925</text:p>
          </table:table-cell>
          <table:table-cell table:formula="of:=([.D193]*(radius+[.H193])+yoff)*Mmfac" office:value-type="float" office:value="376.568210351576" calcext:value-type="float">
            <text:p>376.568210351576</text:p>
          </table:table-cell>
          <table:table-cell office:value-type="string" calcext:value-type="string">
            <text:p>&lt;line x1="</text:p>
          </table:table-cell>
          <table:table-cell table:formula="of:=TEXT([.F193];&quot;000.000&quot;)" office:value-type="string" office:string-value="493.662" calcext:value-type="string">
            <text:p>493.662</text:p>
          </table:table-cell>
          <table:table-cell office:value-type="string" calcext:value-type="string">
            <text:p>" y1="</text:p>
          </table:table-cell>
          <table:table-cell table:formula="of:=TEXT([.G193];&quot;000.000&quot;)" office:value-type="string" office:string-value="381.209" calcext:value-type="string">
            <text:p>381.209</text:p>
          </table:table-cell>
          <table:table-cell office:value-type="string" calcext:value-type="string">
            <text:p>" x2="</text:p>
          </table:table-cell>
          <table:table-cell table:formula="of:=TEXT([.I193];&quot;000.000&quot;)" office:value-type="string" office:string-value="482.596" calcext:value-type="string">
            <text:p>482.596</text:p>
          </table:table-cell>
          <table:table-cell office:value-type="string" calcext:value-type="string">
            <text:p>" y2="</text:p>
          </table:table-cell>
          <table:table-cell table:formula="of:=TEXT([.J193];&quot;000.000&quot;)" office:value-type="string" office:string-value="376.568" calcext:value-type="string">
            <text:p>376.568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3:.U193])" office:value-type="string" office:string-value="&lt;line x1=&quot;493.662&quot; y1=&quot;381.209&quot; x2=&quot;482.596&quot; y2=&quot;376.568&quot; style=&quot;fill:none;stroke:#000000;stroke-width:0.75590551;stroke-miterlimit:4;stroke-dasharray:none&quot; /&gt;" calcext:value-type="string">
            <text:p>&lt;line x1="493.662" y1="381.209" x2="482.596" y2="376.568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3]*afact)*90)) / (0.5*PI());&quot;0.###&quot;)" office:value-type="string" office:string-value="382.75" calcext:value-type="string">
            <text:p>382.7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3];&quot;#&quot;)" office:value-type="string" office:string-value="470" calcext:value-type="string">
            <text:p>470</text:p>
          </table:table-cell>
          <table:table-cell office:value-type="string" calcext:value-type="string">
            <text:p>&lt;/text&gt;</text:p>
          </table:table-cell>
          <table:table-cell table:formula="of:=IF(0=MOD([.B193];50);COM.MICROSOFT.CONCAT([.V193:.AK193]);[.V193])" office:value-type="string" office:string-value="&lt;line x1=&quot;493.662&quot; y1=&quot;381.209&quot; x2=&quot;482.596&quot; y2=&quot;376.568&quot; style=&quot;fill:none;stroke:#000000;stroke-width:0.75590551;stroke-miterlimit:4;stroke-dasharray:none&quot; /&gt;" calcext:value-type="string">
            <text:p>&lt;line x1="493.662" y1="381.209" x2="482.596" y2="376.568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3]+10" office:value-type="float" office:value="480" calcext:value-type="float">
            <text:p>480,000</text:p>
          </table:table-cell>
          <table:table-cell table:formula="of:=LOG([.B194])" office:value-type="float" office:value="2.68124123737559" calcext:value-type="float">
            <text:p>2,681</text:p>
          </table:table-cell>
          <table:table-cell table:formula="of:=SIN([.C194]*afact)" office:value-type="float" office:value="0.407685383224308" calcext:value-type="float">
            <text:p>0,408</text:p>
          </table:table-cell>
          <table:table-cell table:formula="of:=COS([.C194]*afact)" office:value-type="float" office:value="0.913122460738563" calcext:value-type="float">
            <text:p>0,913</text:p>
          </table:table-cell>
          <table:table-cell table:style-name="ce1" table:formula="of:=([.E194]*radius+xoff)*Mmfac" office:value-type="float" office:value="491.755716755098" calcext:value-type="float">
            <text:p>491.755716755098</text:p>
          </table:table-cell>
          <table:table-cell table:style-name="ce1" table:formula="of:=([.D194]*radius+yoff)*Mmfac" office:value-type="float" office:value="385.613930477105" calcext:value-type="float">
            <text:p>385.613930477105</text:p>
          </table:table-cell>
          <table:table-cell table:formula="of:=IF(0=MOD([.B194];100); 3   * strich ;  IF(0=MOD([.B194]; 50); 2.5 * strich ;  IF(0=MOD([.B194]; 10); 2   * strich ;  IF(0=MOD([.B194];  5); 1.5 * strich ;  IF(0=MOD([.B194];  1); 1   * strich ;                     0.6 * strich )))))*-1" office:value-type="float" office:value="-4" calcext:value-type="float">
            <text:p>-4,000</text:p>
          </table:table-cell>
          <table:table-cell table:formula="of:=([.E194]*(radius+[.H194])+xoff)*Mmfac" office:value-type="float" office:value="480.798247226235" calcext:value-type="float">
            <text:p>480.798247226235</text:p>
          </table:table-cell>
          <table:table-cell table:formula="of:=([.D194]*(radius+[.H194])+yoff)*Mmfac" office:value-type="float" office:value="380.721705878413" calcext:value-type="float">
            <text:p>380.721705878413</text:p>
          </table:table-cell>
          <table:table-cell office:value-type="string" calcext:value-type="string">
            <text:p>&lt;line x1="</text:p>
          </table:table-cell>
          <table:table-cell table:formula="of:=TEXT([.F194];&quot;000.000&quot;)" office:value-type="string" office:string-value="491.756" calcext:value-type="string">
            <text:p>491.756</text:p>
          </table:table-cell>
          <table:table-cell office:value-type="string" calcext:value-type="string">
            <text:p>" y1="</text:p>
          </table:table-cell>
          <table:table-cell table:formula="of:=TEXT([.G194];&quot;000.000&quot;)" office:value-type="string" office:string-value="385.614" calcext:value-type="string">
            <text:p>385.614</text:p>
          </table:table-cell>
          <table:table-cell office:value-type="string" calcext:value-type="string">
            <text:p>" x2="</text:p>
          </table:table-cell>
          <table:table-cell table:formula="of:=TEXT([.I194];&quot;000.000&quot;)" office:value-type="string" office:string-value="480.798" calcext:value-type="string">
            <text:p>480.798</text:p>
          </table:table-cell>
          <table:table-cell office:value-type="string" calcext:value-type="string">
            <text:p>" y2="</text:p>
          </table:table-cell>
          <table:table-cell table:formula="of:=TEXT([.J194];&quot;000.000&quot;)" office:value-type="string" office:string-value="380.722" calcext:value-type="string">
            <text:p>380.72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4:.U194])" office:value-type="string" office:string-value="&lt;line x1=&quot;491.756&quot; y1=&quot;385.614&quot; x2=&quot;480.798&quot; y2=&quot;380.722&quot; style=&quot;fill:none;stroke:#000000;stroke-width:0.75590551;stroke-miterlimit:4;stroke-dasharray:none&quot; /&gt;" calcext:value-type="string">
            <text:p>&lt;line x1="491.756" y1="385.614" x2="480.798" y2="380.72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4]*afact)*90)) / (0.5*PI());&quot;0.###&quot;)" office:value-type="string" office:string-value="384.06" calcext:value-type="string">
            <text:p>384.0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4];&quot;#&quot;)" office:value-type="string" office:string-value="480" calcext:value-type="string">
            <text:p>480</text:p>
          </table:table-cell>
          <table:table-cell office:value-type="string" calcext:value-type="string">
            <text:p>&lt;/text&gt;</text:p>
          </table:table-cell>
          <table:table-cell table:formula="of:=IF(0=MOD([.B194];50);COM.MICROSOFT.CONCAT([.V194:.AK194]);[.V194])" office:value-type="string" office:string-value="&lt;line x1=&quot;491.756&quot; y1=&quot;385.614&quot; x2=&quot;480.798&quot; y2=&quot;380.722&quot; style=&quot;fill:none;stroke:#000000;stroke-width:0.75590551;stroke-miterlimit:4;stroke-dasharray:none&quot; /&gt;" calcext:value-type="string">
            <text:p>&lt;line x1="491.756" y1="385.614" x2="480.798" y2="380.72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4]+10" office:value-type="float" office:value="490" calcext:value-type="float">
            <text:p>490,000</text:p>
          </table:table-cell>
          <table:table-cell table:formula="of:=LOG([.B195])" office:value-type="float" office:value="2.69019608002851" calcext:value-type="float">
            <text:p>2,690</text:p>
          </table:table-cell>
          <table:table-cell table:formula="of:=SIN([.C195]*afact)" office:value-type="float" office:value="0.428023687489031" calcext:value-type="float">
            <text:p>0,428</text:p>
          </table:table-cell>
          <table:table-cell table:formula="of:=COS([.C195]*afact)" office:value-type="float" office:value="0.903767515984223" calcext:value-type="float">
            <text:p>0,904</text:p>
          </table:table-cell>
          <table:table-cell table:style-name="ce1" table:formula="of:=([.E195]*radius+xoff)*Mmfac" office:value-type="float" office:value="489.791178356687" calcext:value-type="float">
            <text:p>489.791178356687</text:p>
          </table:table-cell>
          <table:table-cell table:style-name="ce1" table:formula="of:=([.D195]*radius+yoff)*Mmfac" office:value-type="float" office:value="389.884974372696" calcext:value-type="float">
            <text:p>389.884974372696</text:p>
          </table:table-cell>
          <table:table-cell table:formula="of:=IF(0=MOD([.B195];100); 3   * strich ;  IF(0=MOD([.B195]; 50); 2.5 * strich ;  IF(0=MOD([.B195]; 10); 2   * strich ;  IF(0=MOD([.B195];  5); 1.5 * strich ;  IF(0=MOD([.B195];  1); 1   * strich ;                     0.6 * strich )))))*-1" office:value-type="float" office:value="-4" calcext:value-type="float">
            <text:p>-4,000</text:p>
          </table:table-cell>
          <table:table-cell table:formula="of:=([.E195]*(radius+[.H195])+xoff)*Mmfac" office:value-type="float" office:value="478.945968164876" calcext:value-type="float">
            <text:p>478.945968164876</text:p>
          </table:table-cell>
          <table:table-cell table:formula="of:=([.D195]*(radius+[.H195])+yoff)*Mmfac" office:value-type="float" office:value="384.748690122828" calcext:value-type="float">
            <text:p>384.748690122828</text:p>
          </table:table-cell>
          <table:table-cell office:value-type="string" calcext:value-type="string">
            <text:p>&lt;line x1="</text:p>
          </table:table-cell>
          <table:table-cell table:formula="of:=TEXT([.F195];&quot;000.000&quot;)" office:value-type="string" office:string-value="489.791" calcext:value-type="string">
            <text:p>489.791</text:p>
          </table:table-cell>
          <table:table-cell office:value-type="string" calcext:value-type="string">
            <text:p>" y1="</text:p>
          </table:table-cell>
          <table:table-cell table:formula="of:=TEXT([.G195];&quot;000.000&quot;)" office:value-type="string" office:string-value="389.885" calcext:value-type="string">
            <text:p>389.885</text:p>
          </table:table-cell>
          <table:table-cell office:value-type="string" calcext:value-type="string">
            <text:p>" x2="</text:p>
          </table:table-cell>
          <table:table-cell table:formula="of:=TEXT([.I195];&quot;000.000&quot;)" office:value-type="string" office:string-value="478.946" calcext:value-type="string">
            <text:p>478.946</text:p>
          </table:table-cell>
          <table:table-cell office:value-type="string" calcext:value-type="string">
            <text:p>" y2="</text:p>
          </table:table-cell>
          <table:table-cell table:formula="of:=TEXT([.J195];&quot;000.000&quot;)" office:value-type="string" office:string-value="384.749" calcext:value-type="string">
            <text:p>384.74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5:.U195])" office:value-type="string" office:string-value="&lt;line x1=&quot;489.791&quot; y1=&quot;389.885&quot; x2=&quot;478.946&quot; y2=&quot;384.749&quot; style=&quot;fill:none;stroke:#000000;stroke-width:0.75590551;stroke-miterlimit:4;stroke-dasharray:none&quot; /&gt;" calcext:value-type="string">
            <text:p>&lt;line x1="489.791" y1="389.885" x2="478.946" y2="384.74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5]*afact)*90)) / (0.5*PI());&quot;0.###&quot;)" office:value-type="string" office:string-value="385.342" calcext:value-type="string">
            <text:p>385.34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5];&quot;#&quot;)" office:value-type="string" office:string-value="490" calcext:value-type="string">
            <text:p>490</text:p>
          </table:table-cell>
          <table:table-cell office:value-type="string" calcext:value-type="string">
            <text:p>&lt;/text&gt;</text:p>
          </table:table-cell>
          <table:table-cell table:formula="of:=IF(0=MOD([.B195];50);COM.MICROSOFT.CONCAT([.V195:.AK195]);[.V195])" office:value-type="string" office:string-value="&lt;line x1=&quot;489.791&quot; y1=&quot;389.885&quot; x2=&quot;478.946&quot; y2=&quot;384.749&quot; style=&quot;fill:none;stroke:#000000;stroke-width:0.75590551;stroke-miterlimit:4;stroke-dasharray:none&quot; /&gt;" calcext:value-type="string">
            <text:p>&lt;line x1="489.791" y1="389.885" x2="478.946" y2="384.74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5]+10" office:value-type="float" office:value="500" calcext:value-type="float">
            <text:p>500,000</text:p>
          </table:table-cell>
          <table:table-cell table:formula="of:=LOG([.B196])" office:value-type="float" office:value="2.69897000433602" calcext:value-type="float">
            <text:p>2,699</text:p>
          </table:table-cell>
          <table:table-cell table:formula="of:=SIN([.C196]*afact)" office:value-type="float" office:value="0.447743102641061" calcext:value-type="float">
            <text:p>0,448</text:p>
          </table:table-cell>
          <table:table-cell table:formula="of:=COS([.C196]*afact)" office:value-type="float" office:value="0.89416224145138" calcext:value-type="float">
            <text:p>0,894</text:p>
          </table:table-cell>
          <table:table-cell table:style-name="ce1" table:formula="of:=([.E196]*radius+xoff)*Mmfac" office:value-type="float" office:value="487.77407070479" calcext:value-type="float">
            <text:p>487.77407070479</text:p>
          </table:table-cell>
          <table:table-cell table:style-name="ce1" table:formula="of:=([.D196]*radius+yoff)*Mmfac" office:value-type="float" office:value="394.026051554623" calcext:value-type="float">
            <text:p>394.026051554623</text:p>
          </table:table-cell>
          <table:table-cell table:formula="of:=IF(0=MOD([.B196];100); 3   * strich ;  IF(0=MOD([.B196]; 50); 2.5 * strich ;  IF(0=MOD([.B196]; 10); 2   * strich ;  IF(0=MOD([.B196];  5); 1.5 * strich ;  IF(0=MOD([.B196];  1); 1   * strich ;                     0.6 * strich )))))*-1" office:value-type="float" office:value="-6" calcext:value-type="float">
            <text:p>-6,000</text:p>
          </table:table-cell>
          <table:table-cell table:formula="of:=([.E196]*(radius+[.H196])+xoff)*Mmfac" office:value-type="float" office:value="471.679150358665" calcext:value-type="float">
            <text:p>471.679150358665</text:p>
          </table:table-cell>
          <table:table-cell table:formula="of:=([.D196]*(radius+[.H196])+yoff)*Mmfac" office:value-type="float" office:value="385.966675707084" calcext:value-type="float">
            <text:p>385.966675707084</text:p>
          </table:table-cell>
          <table:table-cell office:value-type="string" calcext:value-type="string">
            <text:p>&lt;line x1="</text:p>
          </table:table-cell>
          <table:table-cell table:formula="of:=TEXT([.F196];&quot;000.000&quot;)" office:value-type="string" office:string-value="487.774" calcext:value-type="string">
            <text:p>487.774</text:p>
          </table:table-cell>
          <table:table-cell office:value-type="string" calcext:value-type="string">
            <text:p>" y1="</text:p>
          </table:table-cell>
          <table:table-cell table:formula="of:=TEXT([.G196];&quot;000.000&quot;)" office:value-type="string" office:string-value="394.026" calcext:value-type="string">
            <text:p>394.026</text:p>
          </table:table-cell>
          <table:table-cell office:value-type="string" calcext:value-type="string">
            <text:p>" x2="</text:p>
          </table:table-cell>
          <table:table-cell table:formula="of:=TEXT([.I196];&quot;000.000&quot;)" office:value-type="string" office:string-value="471.679" calcext:value-type="string">
            <text:p>471.679</text:p>
          </table:table-cell>
          <table:table-cell office:value-type="string" calcext:value-type="string">
            <text:p>" y2="</text:p>
          </table:table-cell>
          <table:table-cell table:formula="of:=TEXT([.J196];&quot;000.000&quot;)" office:value-type="string" office:string-value="385.967" calcext:value-type="string">
            <text:p>385.96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6:.U196])" office:value-type="string" office:string-value="&lt;line x1=&quot;487.774&quot; y1=&quot;394.026&quot; x2=&quot;471.679&quot; y2=&quot;385.967&quot; style=&quot;fill:none;stroke:#000000;stroke-width:0.75590551;stroke-miterlimit:4;stroke-dasharray:none&quot; /&gt;" calcext:value-type="string">
            <text:p>&lt;line x1="487.774" y1="394.026" x2="471.679" y2="385.96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6]*afact)*90)) / (0.5*PI());&quot;0.###&quot;)" office:value-type="string" office:string-value="386.599" calcext:value-type="string">
            <text:p>386.59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6];&quot;#&quot;)" office:value-type="string" office:string-value="500" calcext:value-type="string">
            <text:p>500</text:p>
          </table:table-cell>
          <table:table-cell office:value-type="string" calcext:value-type="string">
            <text:p>&lt;/text&gt;</text:p>
          </table:table-cell>
          <table:table-cell table:formula="of:=IF(0=MOD([.B196];50);COM.MICROSOFT.CONCAT([.V196:.AK196]);[.V196])" office:value-type="string" office:string-value="&lt;line x1=&quot;487.774&quot; y1=&quot;394.026&quot; x2=&quot;471.679&quot; y2=&quot;385.967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86.599, 300, 300)&quot;&gt;500&lt;/text&gt;" calcext:value-type="string">
            <text:p>&lt;line x1="487.774" y1="394.026" x2="471.679" y2="385.967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86.599, 300, 300)"&gt;500&lt;/text&gt;</text:p>
          </table:table-cell>
          <table:table-cell table:number-columns-repeated="986"/>
        </table:table-row>
        <table:table-row table:style-name="ro1">
          <table:table-cell/>
          <table:table-cell table:formula="of:=[.B196]+10" office:value-type="float" office:value="510" calcext:value-type="float">
            <text:p>510,000</text:p>
          </table:table-cell>
          <table:table-cell table:formula="of:=LOG([.B197])" office:value-type="float" office:value="2.70757017609794" calcext:value-type="float">
            <text:p>2,708</text:p>
          </table:table-cell>
          <table:table-cell table:formula="of:=SIN([.C197]*afact)" office:value-type="float" office:value="0.466863008876974" calcext:value-type="float">
            <text:p>0,467</text:p>
          </table:table-cell>
          <table:table-cell table:formula="of:=COS([.C197]*afact)" office:value-type="float" office:value="0.884329650606796" calcext:value-type="float">
            <text:p>0,884</text:p>
          </table:table-cell>
          <table:table-cell table:style-name="ce1" table:formula="of:=([.E197]*radius+xoff)*Mmfac" office:value-type="float" office:value="485.709226627427" calcext:value-type="float">
            <text:p>485.709226627427</text:p>
          </table:table-cell>
          <table:table-cell table:style-name="ce1" table:formula="of:=([.D197]*radius+yoff)*Mmfac" office:value-type="float" office:value="398.041231864164" calcext:value-type="float">
            <text:p>398.041231864164</text:p>
          </table:table-cell>
          <table:table-cell table:formula="of:=IF(0=MOD([.B197];100); 3   * strich ;  IF(0=MOD([.B197]; 50); 2.5 * strich ;  IF(0=MOD([.B197]; 10); 2   * strich ;  IF(0=MOD([.B197];  5); 1.5 * strich ;  IF(0=MOD([.B197];  1); 1   * strich ;                     0.6 * strich )))))*-1" office:value-type="float" office:value="-4" calcext:value-type="float">
            <text:p>-4,000</text:p>
          </table:table-cell>
          <table:table-cell table:formula="of:=([.E197]*(radius+[.H197])+xoff)*Mmfac" office:value-type="float" office:value="475.097270820146" calcext:value-type="float">
            <text:p>475.097270820146</text:p>
          </table:table-cell>
          <table:table-cell table:formula="of:=([.D197]*(radius+[.H197])+yoff)*Mmfac" office:value-type="float" office:value="392.438875757641" calcext:value-type="float">
            <text:p>392.438875757641</text:p>
          </table:table-cell>
          <table:table-cell office:value-type="string" calcext:value-type="string">
            <text:p>&lt;line x1="</text:p>
          </table:table-cell>
          <table:table-cell table:formula="of:=TEXT([.F197];&quot;000.000&quot;)" office:value-type="string" office:string-value="485.709" calcext:value-type="string">
            <text:p>485.709</text:p>
          </table:table-cell>
          <table:table-cell office:value-type="string" calcext:value-type="string">
            <text:p>" y1="</text:p>
          </table:table-cell>
          <table:table-cell table:formula="of:=TEXT([.G197];&quot;000.000&quot;)" office:value-type="string" office:string-value="398.041" calcext:value-type="string">
            <text:p>398.041</text:p>
          </table:table-cell>
          <table:table-cell office:value-type="string" calcext:value-type="string">
            <text:p>" x2="</text:p>
          </table:table-cell>
          <table:table-cell table:formula="of:=TEXT([.I197];&quot;000.000&quot;)" office:value-type="string" office:string-value="475.097" calcext:value-type="string">
            <text:p>475.097</text:p>
          </table:table-cell>
          <table:table-cell office:value-type="string" calcext:value-type="string">
            <text:p>" y2="</text:p>
          </table:table-cell>
          <table:table-cell table:formula="of:=TEXT([.J197];&quot;000.000&quot;)" office:value-type="string" office:string-value="392.439" calcext:value-type="string">
            <text:p>392.43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7:.U197])" office:value-type="string" office:string-value="&lt;line x1=&quot;485.709&quot; y1=&quot;398.041&quot; x2=&quot;475.097&quot; y2=&quot;392.439&quot; style=&quot;fill:none;stroke:#000000;stroke-width:0.75590551;stroke-miterlimit:4;stroke-dasharray:none&quot; /&gt;" calcext:value-type="string">
            <text:p>&lt;line x1="485.709" y1="398.041" x2="475.097" y2="392.43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7]*afact)*90)) / (0.5*PI());&quot;0.###&quot;)" office:value-type="string" office:string-value="387.831" calcext:value-type="string">
            <text:p>387.83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7];&quot;#&quot;)" office:value-type="string" office:string-value="510" calcext:value-type="string">
            <text:p>510</text:p>
          </table:table-cell>
          <table:table-cell office:value-type="string" calcext:value-type="string">
            <text:p>&lt;/text&gt;</text:p>
          </table:table-cell>
          <table:table-cell table:formula="of:=IF(0=MOD([.B197];50);COM.MICROSOFT.CONCAT([.V197:.AK197]);[.V197])" office:value-type="string" office:string-value="&lt;line x1=&quot;485.709&quot; y1=&quot;398.041&quot; x2=&quot;475.097&quot; y2=&quot;392.439&quot; style=&quot;fill:none;stroke:#000000;stroke-width:0.75590551;stroke-miterlimit:4;stroke-dasharray:none&quot; /&gt;" calcext:value-type="string">
            <text:p>&lt;line x1="485.709" y1="398.041" x2="475.097" y2="392.43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7]+10" office:value-type="float" office:value="520" calcext:value-type="float">
            <text:p>520,000</text:p>
          </table:table-cell>
          <table:table-cell table:formula="of:=LOG([.B198])" office:value-type="float" office:value="2.7160033436348" calcext:value-type="float">
            <text:p>2,716</text:p>
          </table:table-cell>
          <table:table-cell table:formula="of:=SIN([.C198]*afact)" office:value-type="float" office:value="0.4854021239639" calcext:value-type="float">
            <text:p>0,485</text:p>
          </table:table-cell>
          <table:table-cell table:formula="of:=COS([.C198]*afact)" office:value-type="float" office:value="0.87429101450909" calcext:value-type="float">
            <text:p>0,874</text:p>
          </table:table-cell>
          <table:table-cell table:style-name="ce1" table:formula="of:=([.E198]*radius+xoff)*Mmfac" office:value-type="float" office:value="483.601113046909" calcext:value-type="float">
            <text:p>483.601113046909</text:p>
          </table:table-cell>
          <table:table-cell table:style-name="ce1" table:formula="of:=([.D198]*radius+yoff)*Mmfac" office:value-type="float" office:value="401.934446032419" calcext:value-type="float">
            <text:p>401.934446032419</text:p>
          </table:table-cell>
          <table:table-cell table:formula="of:=IF(0=MOD([.B198];100); 3   * strich ;  IF(0=MOD([.B198]; 50); 2.5 * strich ;  IF(0=MOD([.B198]; 10); 2   * strich ;  IF(0=MOD([.B198];  5); 1.5 * strich ;  IF(0=MOD([.B198];  1); 1   * strich ;                     0.6 * strich )))))*-1" office:value-type="float" office:value="-4" calcext:value-type="float">
            <text:p>-4,000</text:p>
          </table:table-cell>
          <table:table-cell table:formula="of:=([.E198]*(radius+[.H198])+xoff)*Mmfac" office:value-type="float" office:value="473.1096208728" calcext:value-type="float">
            <text:p>473.1096208728</text:p>
          </table:table-cell>
          <table:table-cell table:formula="of:=([.D198]*(radius+[.H198])+yoff)*Mmfac" office:value-type="float" office:value="396.109620544852" calcext:value-type="float">
            <text:p>396.109620544852</text:p>
          </table:table-cell>
          <table:table-cell office:value-type="string" calcext:value-type="string">
            <text:p>&lt;line x1="</text:p>
          </table:table-cell>
          <table:table-cell table:formula="of:=TEXT([.F198];&quot;000.000&quot;)" office:value-type="string" office:string-value="483.601" calcext:value-type="string">
            <text:p>483.601</text:p>
          </table:table-cell>
          <table:table-cell office:value-type="string" calcext:value-type="string">
            <text:p>" y1="</text:p>
          </table:table-cell>
          <table:table-cell table:formula="of:=TEXT([.G198];&quot;000.000&quot;)" office:value-type="string" office:string-value="401.934" calcext:value-type="string">
            <text:p>401.934</text:p>
          </table:table-cell>
          <table:table-cell office:value-type="string" calcext:value-type="string">
            <text:p>" x2="</text:p>
          </table:table-cell>
          <table:table-cell table:formula="of:=TEXT([.I198];&quot;000.000&quot;)" office:value-type="string" office:string-value="473.110" calcext:value-type="string">
            <text:p>473.110</text:p>
          </table:table-cell>
          <table:table-cell office:value-type="string" calcext:value-type="string">
            <text:p>" y2="</text:p>
          </table:table-cell>
          <table:table-cell table:formula="of:=TEXT([.J198];&quot;000.000&quot;)" office:value-type="string" office:string-value="396.110" calcext:value-type="string">
            <text:p>396.11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8:.U198])" office:value-type="string" office:string-value="&lt;line x1=&quot;483.601&quot; y1=&quot;401.934&quot; x2=&quot;473.110&quot; y2=&quot;396.110&quot; style=&quot;fill:none;stroke:#000000;stroke-width:0.75590551;stroke-miterlimit:4;stroke-dasharray:none&quot; /&gt;" calcext:value-type="string">
            <text:p>&lt;line x1="483.601" y1="401.934" x2="473.110" y2="396.11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8]*afact)*90)) / (0.5*PI());&quot;0.###&quot;)" office:value-type="string" office:string-value="389.039" calcext:value-type="string">
            <text:p>389.03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8];&quot;#&quot;)" office:value-type="string" office:string-value="520" calcext:value-type="string">
            <text:p>520</text:p>
          </table:table-cell>
          <table:table-cell office:value-type="string" calcext:value-type="string">
            <text:p>&lt;/text&gt;</text:p>
          </table:table-cell>
          <table:table-cell table:formula="of:=IF(0=MOD([.B198];50);COM.MICROSOFT.CONCAT([.V198:.AK198]);[.V198])" office:value-type="string" office:string-value="&lt;line x1=&quot;483.601&quot; y1=&quot;401.934&quot; x2=&quot;473.110&quot; y2=&quot;396.110&quot; style=&quot;fill:none;stroke:#000000;stroke-width:0.75590551;stroke-miterlimit:4;stroke-dasharray:none&quot; /&gt;" calcext:value-type="string">
            <text:p>&lt;line x1="483.601" y1="401.934" x2="473.110" y2="396.11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8]+10" office:value-type="float" office:value="530" calcext:value-type="float">
            <text:p>530,000</text:p>
          </table:table-cell>
          <table:table-cell table:formula="of:=LOG([.B199])" office:value-type="float" office:value="2.72427586960079" calcext:value-type="float">
            <text:p>2,724</text:p>
          </table:table-cell>
          <table:table-cell table:formula="of:=SIN([.C199]*afact)" office:value-type="float" office:value="0.50337851921217" calcext:value-type="float">
            <text:p>0,503</text:p>
          </table:table-cell>
          <table:table-cell table:formula="of:=COS([.C199]*afact)" office:value-type="float" office:value="0.864066008124242" calcext:value-type="float">
            <text:p>0,864</text:p>
          </table:table-cell>
          <table:table-cell table:style-name="ce1" table:formula="of:=([.E199]*radius+xoff)*Mmfac" office:value-type="float" office:value="481.453861706091" calcext:value-type="float">
            <text:p>481.453861706091</text:p>
          </table:table-cell>
          <table:table-cell table:style-name="ce1" table:formula="of:=([.D199]*radius+yoff)*Mmfac" office:value-type="float" office:value="405.709489034556" calcext:value-type="float">
            <text:p>405.709489034556</text:p>
          </table:table-cell>
          <table:table-cell table:formula="of:=IF(0=MOD([.B199];100); 3   * strich ;  IF(0=MOD([.B199]; 50); 2.5 * strich ;  IF(0=MOD([.B199]; 10); 2   * strich ;  IF(0=MOD([.B199];  5); 1.5 * strich ;  IF(0=MOD([.B199];  1); 1   * strich ;                     0.6 * strich )))))*-1" office:value-type="float" office:value="-4" calcext:value-type="float">
            <text:p>-4,000</text:p>
          </table:table-cell>
          <table:table-cell table:formula="of:=([.E199]*(radius+[.H199])+xoff)*Mmfac" office:value-type="float" office:value="471.0850696086" calcext:value-type="float">
            <text:p>471.0850696086</text:p>
          </table:table-cell>
          <table:table-cell table:formula="of:=([.D199]*(radius+[.H199])+yoff)*Mmfac" office:value-type="float" office:value="399.66894680401" calcext:value-type="float">
            <text:p>399.66894680401</text:p>
          </table:table-cell>
          <table:table-cell office:value-type="string" calcext:value-type="string">
            <text:p>&lt;line x1="</text:p>
          </table:table-cell>
          <table:table-cell table:formula="of:=TEXT([.F199];&quot;000.000&quot;)" office:value-type="string" office:string-value="481.454" calcext:value-type="string">
            <text:p>481.454</text:p>
          </table:table-cell>
          <table:table-cell office:value-type="string" calcext:value-type="string">
            <text:p>" y1="</text:p>
          </table:table-cell>
          <table:table-cell table:formula="of:=TEXT([.G199];&quot;000.000&quot;)" office:value-type="string" office:string-value="405.709" calcext:value-type="string">
            <text:p>405.709</text:p>
          </table:table-cell>
          <table:table-cell office:value-type="string" calcext:value-type="string">
            <text:p>" x2="</text:p>
          </table:table-cell>
          <table:table-cell table:formula="of:=TEXT([.I199];&quot;000.000&quot;)" office:value-type="string" office:string-value="471.085" calcext:value-type="string">
            <text:p>471.085</text:p>
          </table:table-cell>
          <table:table-cell office:value-type="string" calcext:value-type="string">
            <text:p>" y2="</text:p>
          </table:table-cell>
          <table:table-cell table:formula="of:=TEXT([.J199];&quot;000.000&quot;)" office:value-type="string" office:string-value="399.669" calcext:value-type="string">
            <text:p>399.66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199:.U199])" office:value-type="string" office:string-value="&lt;line x1=&quot;481.454&quot; y1=&quot;405.709&quot; x2=&quot;471.085&quot; y2=&quot;399.669&quot; style=&quot;fill:none;stroke:#000000;stroke-width:0.75590551;stroke-miterlimit:4;stroke-dasharray:none&quot; /&gt;" calcext:value-type="string">
            <text:p>&lt;line x1="481.454" y1="405.709" x2="471.085" y2="399.66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199]*afact)*90)) / (0.5*PI());&quot;0.###&quot;)" office:value-type="string" office:string-value="390.224" calcext:value-type="string">
            <text:p>390.22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199];&quot;#&quot;)" office:value-type="string" office:string-value="530" calcext:value-type="string">
            <text:p>530</text:p>
          </table:table-cell>
          <table:table-cell office:value-type="string" calcext:value-type="string">
            <text:p>&lt;/text&gt;</text:p>
          </table:table-cell>
          <table:table-cell table:formula="of:=IF(0=MOD([.B199];50);COM.MICROSOFT.CONCAT([.V199:.AK199]);[.V199])" office:value-type="string" office:string-value="&lt;line x1=&quot;481.454&quot; y1=&quot;405.709&quot; x2=&quot;471.085&quot; y2=&quot;399.669&quot; style=&quot;fill:none;stroke:#000000;stroke-width:0.75590551;stroke-miterlimit:4;stroke-dasharray:none&quot; /&gt;" calcext:value-type="string">
            <text:p>&lt;line x1="481.454" y1="405.709" x2="471.085" y2="399.66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199]+10" office:value-type="float" office:value="540" calcext:value-type="float">
            <text:p>540,000</text:p>
          </table:table-cell>
          <table:table-cell table:formula="of:=LOG([.B200])" office:value-type="float" office:value="2.73239375982297" calcext:value-type="float">
            <text:p>2,732</text:p>
          </table:table-cell>
          <table:table-cell table:formula="of:=SIN([.C200]*afact)" office:value-type="float" office:value="0.520809636780312" calcext:value-type="float">
            <text:p>0,521</text:p>
          </table:table-cell>
          <table:table-cell table:formula="of:=COS([.C200]*afact)" office:value-type="float" office:value="0.853672842625768" calcext:value-type="float">
            <text:p>0,854</text:p>
          </table:table-cell>
          <table:table-cell table:style-name="ce1" table:formula="of:=([.E200]*radius+xoff)*Mmfac" office:value-type="float" office:value="479.271296951411" calcext:value-type="float">
            <text:p>479.271296951411</text:p>
          </table:table-cell>
          <table:table-cell table:style-name="ce1" table:formula="of:=([.D200]*radius+yoff)*Mmfac" office:value-type="float" office:value="409.370023723866" calcext:value-type="float">
            <text:p>409.370023723866</text:p>
          </table:table-cell>
          <table:table-cell table:formula="of:=IF(0=MOD([.B200];100); 3   * strich ;  IF(0=MOD([.B200]; 50); 2.5 * strich ;  IF(0=MOD([.B200]; 10); 2   * strich ;  IF(0=MOD([.B200];  5); 1.5 * strich ;  IF(0=MOD([.B200];  1); 1   * strich ;                     0.6 * strich )))))*-1" office:value-type="float" office:value="-4" calcext:value-type="float">
            <text:p>-4,000</text:p>
          </table:table-cell>
          <table:table-cell table:formula="of:=([.E200]*(radius+[.H200])+xoff)*Mmfac" office:value-type="float" office:value="469.027222839902" calcext:value-type="float">
            <text:p>469.027222839902</text:p>
          </table:table-cell>
          <table:table-cell table:formula="of:=([.D200]*(radius+[.H200])+yoff)*Mmfac" office:value-type="float" office:value="403.120308082502" calcext:value-type="float">
            <text:p>403.120308082502</text:p>
          </table:table-cell>
          <table:table-cell office:value-type="string" calcext:value-type="string">
            <text:p>&lt;line x1="</text:p>
          </table:table-cell>
          <table:table-cell table:formula="of:=TEXT([.F200];&quot;000.000&quot;)" office:value-type="string" office:string-value="479.271" calcext:value-type="string">
            <text:p>479.271</text:p>
          </table:table-cell>
          <table:table-cell office:value-type="string" calcext:value-type="string">
            <text:p>" y1="</text:p>
          </table:table-cell>
          <table:table-cell table:formula="of:=TEXT([.G200];&quot;000.000&quot;)" office:value-type="string" office:string-value="409.370" calcext:value-type="string">
            <text:p>409.370</text:p>
          </table:table-cell>
          <table:table-cell office:value-type="string" calcext:value-type="string">
            <text:p>" x2="</text:p>
          </table:table-cell>
          <table:table-cell table:formula="of:=TEXT([.I200];&quot;000.000&quot;)" office:value-type="string" office:string-value="469.027" calcext:value-type="string">
            <text:p>469.027</text:p>
          </table:table-cell>
          <table:table-cell office:value-type="string" calcext:value-type="string">
            <text:p>" y2="</text:p>
          </table:table-cell>
          <table:table-cell table:formula="of:=TEXT([.J200];&quot;000.000&quot;)" office:value-type="string" office:string-value="403.120" calcext:value-type="string">
            <text:p>403.12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0:.U200])" office:value-type="string" office:string-value="&lt;line x1=&quot;479.271&quot; y1=&quot;409.370&quot; x2=&quot;469.027&quot; y2=&quot;403.120&quot; style=&quot;fill:none;stroke:#000000;stroke-width:0.75590551;stroke-miterlimit:4;stroke-dasharray:none&quot; /&gt;" calcext:value-type="string">
            <text:p>&lt;line x1="479.271" y1="409.370" x2="469.027" y2="403.12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0]*afact)*90)) / (0.5*PI());&quot;0.###&quot;)" office:value-type="string" office:string-value="391.387" calcext:value-type="string">
            <text:p>391.38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0];&quot;#&quot;)" office:value-type="string" office:string-value="540" calcext:value-type="string">
            <text:p>540</text:p>
          </table:table-cell>
          <table:table-cell office:value-type="string" calcext:value-type="string">
            <text:p>&lt;/text&gt;</text:p>
          </table:table-cell>
          <table:table-cell table:formula="of:=IF(0=MOD([.B200];50);COM.MICROSOFT.CONCAT([.V200:.AK200]);[.V200])" office:value-type="string" office:string-value="&lt;line x1=&quot;479.271&quot; y1=&quot;409.370&quot; x2=&quot;469.027&quot; y2=&quot;403.120&quot; style=&quot;fill:none;stroke:#000000;stroke-width:0.75590551;stroke-miterlimit:4;stroke-dasharray:none&quot; /&gt;" calcext:value-type="string">
            <text:p>&lt;line x1="479.271" y1="409.370" x2="469.027" y2="403.12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0]+10" office:value-type="float" office:value="550" calcext:value-type="float">
            <text:p>550,000</text:p>
          </table:table-cell>
          <table:table-cell table:formula="of:=LOG([.B201])" office:value-type="float" office:value="2.74036268949424" calcext:value-type="float">
            <text:p>2,740</text:p>
          </table:table-cell>
          <table:table-cell table:formula="of:=SIN([.C201]*afact)" office:value-type="float" office:value="0.537712307901801" calcext:value-type="float">
            <text:p>0,538</text:p>
          </table:table-cell>
          <table:table-cell table:formula="of:=COS([.C201]*afact)" office:value-type="float" office:value="0.843128385200569" calcext:value-type="float">
            <text:p>0,843</text:p>
          </table:table-cell>
          <table:table-cell table:style-name="ce1" table:formula="of:=([.E201]*radius+xoff)*Mmfac" office:value-type="float" office:value="477.056960892119" calcext:value-type="float">
            <text:p>477.056960892119</text:p>
          </table:table-cell>
          <table:table-cell table:style-name="ce1" table:formula="of:=([.D201]*radius+yoff)*Mmfac" office:value-type="float" office:value="412.919584659378" calcext:value-type="float">
            <text:p>412.919584659378</text:p>
          </table:table-cell>
          <table:table-cell table:formula="of:=IF(0=MOD([.B201];100); 3   * strich ;  IF(0=MOD([.B201]; 50); 2.5 * strich ;  IF(0=MOD([.B201]; 10); 2   * strich ;  IF(0=MOD([.B201];  5); 1.5 * strich ;  IF(0=MOD([.B201];  1); 1   * strich ;                     0.6 * strich )))))*-1" office:value-type="float" office:value="-5" calcext:value-type="float">
            <text:p>-5,000</text:p>
          </table:table-cell>
          <table:table-cell table:formula="of:=([.E201]*(radius+[.H201])+xoff)*Mmfac" office:value-type="float" office:value="464.410035114111" calcext:value-type="float">
            <text:p>464.410035114111</text:p>
          </table:table-cell>
          <table:table-cell table:formula="of:=([.D201]*(radius+[.H201])+yoff)*Mmfac" office:value-type="float" office:value="404.853900040851" calcext:value-type="float">
            <text:p>404.853900040851</text:p>
          </table:table-cell>
          <table:table-cell office:value-type="string" calcext:value-type="string">
            <text:p>&lt;line x1="</text:p>
          </table:table-cell>
          <table:table-cell table:formula="of:=TEXT([.F201];&quot;000.000&quot;)" office:value-type="string" office:string-value="477.057" calcext:value-type="string">
            <text:p>477.057</text:p>
          </table:table-cell>
          <table:table-cell office:value-type="string" calcext:value-type="string">
            <text:p>" y1="</text:p>
          </table:table-cell>
          <table:table-cell table:formula="of:=TEXT([.G201];&quot;000.000&quot;)" office:value-type="string" office:string-value="412.920" calcext:value-type="string">
            <text:p>412.920</text:p>
          </table:table-cell>
          <table:table-cell office:value-type="string" calcext:value-type="string">
            <text:p>" x2="</text:p>
          </table:table-cell>
          <table:table-cell table:formula="of:=TEXT([.I201];&quot;000.000&quot;)" office:value-type="string" office:string-value="464.410" calcext:value-type="string">
            <text:p>464.410</text:p>
          </table:table-cell>
          <table:table-cell office:value-type="string" calcext:value-type="string">
            <text:p>" y2="</text:p>
          </table:table-cell>
          <table:table-cell table:formula="of:=TEXT([.J201];&quot;000.000&quot;)" office:value-type="string" office:string-value="404.854" calcext:value-type="string">
            <text:p>404.85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1:.U201])" office:value-type="string" office:string-value="&lt;line x1=&quot;477.057&quot; y1=&quot;412.920&quot; x2=&quot;464.410&quot; y2=&quot;404.854&quot; style=&quot;fill:none;stroke:#000000;stroke-width:0.75590551;stroke-miterlimit:4;stroke-dasharray:none&quot; /&gt;" calcext:value-type="string">
            <text:p>&lt;line x1="477.057" y1="412.920" x2="464.410" y2="404.85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1]*afact)*90)) / (0.5*PI());&quot;0.###&quot;)" office:value-type="string" office:string-value="392.528" calcext:value-type="string">
            <text:p>392.52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1];&quot;#&quot;)" office:value-type="string" office:string-value="550" calcext:value-type="string">
            <text:p>550</text:p>
          </table:table-cell>
          <table:table-cell office:value-type="string" calcext:value-type="string">
            <text:p>&lt;/text&gt;</text:p>
          </table:table-cell>
          <table:table-cell table:formula="of:=IF(0=MOD([.B201];50);COM.MICROSOFT.CONCAT([.V201:.AK201]);[.V201])" office:value-type="string" office:string-value="&lt;line x1=&quot;477.057&quot; y1=&quot;412.920&quot; x2=&quot;464.410&quot; y2=&quot;404.854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92.528, 300, 300)&quot;&gt;550&lt;/text&gt;" calcext:value-type="string">
            <text:p>&lt;line x1="477.057" y1="412.920" x2="464.410" y2="404.854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92.528, 300, 300)"&gt;550&lt;/text&gt;</text:p>
          </table:table-cell>
          <table:table-cell table:number-columns-repeated="986"/>
        </table:table-row>
        <table:table-row table:style-name="ro1">
          <table:table-cell/>
          <table:table-cell table:formula="of:=[.B201]+10" office:value-type="float" office:value="560" calcext:value-type="float">
            <text:p>560,000</text:p>
          </table:table-cell>
          <table:table-cell table:formula="of:=LOG([.B202])" office:value-type="float" office:value="2.7481880270062" calcext:value-type="float">
            <text:p>2,748</text:p>
          </table:table-cell>
          <table:table-cell table:formula="of:=SIN([.C202]*afact)" office:value-type="float" office:value="0.554102771702793" calcext:value-type="float">
            <text:p>0,554</text:p>
          </table:table-cell>
          <table:table-cell table:formula="of:=COS([.C202]*afact)" office:value-type="float" office:value="0.832448267696727" calcext:value-type="float">
            <text:p>0,832</text:p>
          </table:table-cell>
          <table:table-cell table:style-name="ce1" table:formula="of:=([.E202]*radius+xoff)*Mmfac" office:value-type="float" office:value="474.814136216313" calcext:value-type="float">
            <text:p>474.814136216313</text:p>
          </table:table-cell>
          <table:table-cell table:style-name="ce1" table:formula="of:=([.D202]*radius+yoff)*Mmfac" office:value-type="float" office:value="416.361582057587" calcext:value-type="float">
            <text:p>416.361582057587</text:p>
          </table:table-cell>
          <table:table-cell table:formula="of:=IF(0=MOD([.B202];100); 3   * strich ;  IF(0=MOD([.B202]; 50); 2.5 * strich ;  IF(0=MOD([.B202]; 10); 2   * strich ;  IF(0=MOD([.B202];  5); 1.5 * strich ;  IF(0=MOD([.B202];  1); 1   * strich ;                     0.6 * strich )))))*-1" office:value-type="float" office:value="-4" calcext:value-type="float">
            <text:p>-4,000</text:p>
          </table:table-cell>
          <table:table-cell table:formula="of:=([.E202]*(radius+[.H202])+xoff)*Mmfac" office:value-type="float" office:value="464.824757003952" calcext:value-type="float">
            <text:p>464.824757003952</text:p>
          </table:table-cell>
          <table:table-cell table:formula="of:=([.D202]*(radius+[.H202])+yoff)*Mmfac" office:value-type="float" office:value="409.712348797153" calcext:value-type="float">
            <text:p>409.712348797153</text:p>
          </table:table-cell>
          <table:table-cell office:value-type="string" calcext:value-type="string">
            <text:p>&lt;line x1="</text:p>
          </table:table-cell>
          <table:table-cell table:formula="of:=TEXT([.F202];&quot;000.000&quot;)" office:value-type="string" office:string-value="474.814" calcext:value-type="string">
            <text:p>474.814</text:p>
          </table:table-cell>
          <table:table-cell office:value-type="string" calcext:value-type="string">
            <text:p>" y1="</text:p>
          </table:table-cell>
          <table:table-cell table:formula="of:=TEXT([.G202];&quot;000.000&quot;)" office:value-type="string" office:string-value="416.362" calcext:value-type="string">
            <text:p>416.362</text:p>
          </table:table-cell>
          <table:table-cell office:value-type="string" calcext:value-type="string">
            <text:p>" x2="</text:p>
          </table:table-cell>
          <table:table-cell table:formula="of:=TEXT([.I202];&quot;000.000&quot;)" office:value-type="string" office:string-value="464.825" calcext:value-type="string">
            <text:p>464.825</text:p>
          </table:table-cell>
          <table:table-cell office:value-type="string" calcext:value-type="string">
            <text:p>" y2="</text:p>
          </table:table-cell>
          <table:table-cell table:formula="of:=TEXT([.J202];&quot;000.000&quot;)" office:value-type="string" office:string-value="409.712" calcext:value-type="string">
            <text:p>409.71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2:.U202])" office:value-type="string" office:string-value="&lt;line x1=&quot;474.814&quot; y1=&quot;416.362&quot; x2=&quot;464.825&quot; y2=&quot;409.712&quot; style=&quot;fill:none;stroke:#000000;stroke-width:0.75590551;stroke-miterlimit:4;stroke-dasharray:none&quot; /&gt;" calcext:value-type="string">
            <text:p>&lt;line x1="474.814" y1="416.362" x2="464.825" y2="409.71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2]*afact)*90)) / (0.5*PI());&quot;0.###&quot;)" office:value-type="string" office:string-value="393.649" calcext:value-type="string">
            <text:p>393.64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2];&quot;#&quot;)" office:value-type="string" office:string-value="560" calcext:value-type="string">
            <text:p>560</text:p>
          </table:table-cell>
          <table:table-cell office:value-type="string" calcext:value-type="string">
            <text:p>&lt;/text&gt;</text:p>
          </table:table-cell>
          <table:table-cell table:formula="of:=IF(0=MOD([.B202];50);COM.MICROSOFT.CONCAT([.V202:.AK202]);[.V202])" office:value-type="string" office:string-value="&lt;line x1=&quot;474.814&quot; y1=&quot;416.362&quot; x2=&quot;464.825&quot; y2=&quot;409.712&quot; style=&quot;fill:none;stroke:#000000;stroke-width:0.75590551;stroke-miterlimit:4;stroke-dasharray:none&quot; /&gt;" calcext:value-type="string">
            <text:p>&lt;line x1="474.814" y1="416.362" x2="464.825" y2="409.71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2]+10" office:value-type="float" office:value="570" calcext:value-type="float">
            <text:p>570,000</text:p>
          </table:table-cell>
          <table:table-cell table:formula="of:=LOG([.B203])" office:value-type="float" office:value="2.75587485567249" calcext:value-type="float">
            <text:p>2,756</text:p>
          </table:table-cell>
          <table:table-cell table:formula="of:=SIN([.C203]*afact)" office:value-type="float" office:value="0.569996694345058" calcext:value-type="float">
            <text:p>0,570</text:p>
          </table:table-cell>
          <table:table-cell table:formula="of:=COS([.C203]*afact)" office:value-type="float" office:value="0.821646985289733" calcext:value-type="float">
            <text:p>0,822</text:p>
          </table:table-cell>
          <table:table-cell table:style-name="ce1" table:formula="of:=([.E203]*radius+xoff)*Mmfac" office:value-type="float" office:value="472.545866910844" calcext:value-type="float">
            <text:p>472.545866910844</text:p>
          </table:table-cell>
          <table:table-cell table:style-name="ce1" table:formula="of:=([.D203]*radius+yoff)*Mmfac" office:value-type="float" office:value="419.699305812462" calcext:value-type="float">
            <text:p>419.699305812462</text:p>
          </table:table-cell>
          <table:table-cell table:formula="of:=IF(0=MOD([.B203];100); 3   * strich ;  IF(0=MOD([.B203]; 50); 2.5 * strich ;  IF(0=MOD([.B203]; 10); 2   * strich ;  IF(0=MOD([.B203];  5); 1.5 * strich ;  IF(0=MOD([.B203];  1); 1   * strich ;                     0.6 * strich )))))*-1" office:value-type="float" office:value="-4" calcext:value-type="float">
            <text:p>-4,000</text:p>
          </table:table-cell>
          <table:table-cell table:formula="of:=([.E203]*(radius+[.H203])+xoff)*Mmfac" office:value-type="float" office:value="462.686103087367" calcext:value-type="float">
            <text:p>462.686103087367</text:p>
          </table:table-cell>
          <table:table-cell table:formula="of:=([.D203]*(radius+[.H203])+yoff)*Mmfac" office:value-type="float" office:value="412.859345480321" calcext:value-type="float">
            <text:p>412.859345480321</text:p>
          </table:table-cell>
          <table:table-cell office:value-type="string" calcext:value-type="string">
            <text:p>&lt;line x1="</text:p>
          </table:table-cell>
          <table:table-cell table:formula="of:=TEXT([.F203];&quot;000.000&quot;)" office:value-type="string" office:string-value="472.546" calcext:value-type="string">
            <text:p>472.546</text:p>
          </table:table-cell>
          <table:table-cell office:value-type="string" calcext:value-type="string">
            <text:p>" y1="</text:p>
          </table:table-cell>
          <table:table-cell table:formula="of:=TEXT([.G203];&quot;000.000&quot;)" office:value-type="string" office:string-value="419.699" calcext:value-type="string">
            <text:p>419.699</text:p>
          </table:table-cell>
          <table:table-cell office:value-type="string" calcext:value-type="string">
            <text:p>" x2="</text:p>
          </table:table-cell>
          <table:table-cell table:formula="of:=TEXT([.I203];&quot;000.000&quot;)" office:value-type="string" office:string-value="462.686" calcext:value-type="string">
            <text:p>462.686</text:p>
          </table:table-cell>
          <table:table-cell office:value-type="string" calcext:value-type="string">
            <text:p>" y2="</text:p>
          </table:table-cell>
          <table:table-cell table:formula="of:=TEXT([.J203];&quot;000.000&quot;)" office:value-type="string" office:string-value="412.859" calcext:value-type="string">
            <text:p>412.85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3:.U203])" office:value-type="string" office:string-value="&lt;line x1=&quot;472.546&quot; y1=&quot;419.699&quot; x2=&quot;462.686&quot; y2=&quot;412.859&quot; style=&quot;fill:none;stroke:#000000;stroke-width:0.75590551;stroke-miterlimit:4;stroke-dasharray:none&quot; /&gt;" calcext:value-type="string">
            <text:p>&lt;line x1="472.546" y1="419.699" x2="462.686" y2="412.85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3]*afact)*90)) / (0.5*PI());&quot;0.###&quot;)" office:value-type="string" office:string-value="394.75" calcext:value-type="string">
            <text:p>394.7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3];&quot;#&quot;)" office:value-type="string" office:string-value="570" calcext:value-type="string">
            <text:p>570</text:p>
          </table:table-cell>
          <table:table-cell office:value-type="string" calcext:value-type="string">
            <text:p>&lt;/text&gt;</text:p>
          </table:table-cell>
          <table:table-cell table:formula="of:=IF(0=MOD([.B203];50);COM.MICROSOFT.CONCAT([.V203:.AK203]);[.V203])" office:value-type="string" office:string-value="&lt;line x1=&quot;472.546&quot; y1=&quot;419.699&quot; x2=&quot;462.686&quot; y2=&quot;412.859&quot; style=&quot;fill:none;stroke:#000000;stroke-width:0.75590551;stroke-miterlimit:4;stroke-dasharray:none&quot; /&gt;" calcext:value-type="string">
            <text:p>&lt;line x1="472.546" y1="419.699" x2="462.686" y2="412.85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3]+10" office:value-type="float" office:value="580" calcext:value-type="float">
            <text:p>580,000</text:p>
          </table:table-cell>
          <table:table-cell table:formula="of:=LOG([.B204])" office:value-type="float" office:value="2.76342799356294" calcext:value-type="float">
            <text:p>2,763</text:p>
          </table:table-cell>
          <table:table-cell table:formula="of:=SIN([.C204]*afact)" office:value-type="float" office:value="0.58540918828168" calcext:value-type="float">
            <text:p>0,585</text:p>
          </table:table-cell>
          <table:table-cell table:formula="of:=COS([.C204]*afact)" office:value-type="float" office:value="0.810737986204782" calcext:value-type="float">
            <text:p>0,811</text:p>
          </table:table-cell>
          <table:table-cell table:style-name="ce1" table:formula="of:=([.E204]*radius+xoff)*Mmfac" office:value-type="float" office:value="470.254977103004" calcext:value-type="float">
            <text:p>470.254977103004</text:p>
          </table:table-cell>
          <table:table-cell table:style-name="ce1" table:formula="of:=([.D204]*radius+yoff)*Mmfac" office:value-type="float" office:value="422.935929539153" calcext:value-type="float">
            <text:p>422.935929539153</text:p>
          </table:table-cell>
          <table:table-cell table:formula="of:=IF(0=MOD([.B204];100); 3   * strich ;  IF(0=MOD([.B204]; 50); 2.5 * strich ;  IF(0=MOD([.B204]; 10); 2   * strich ;  IF(0=MOD([.B204];  5); 1.5 * strich ;  IF(0=MOD([.B204];  1); 1   * strich ;                     0.6 * strich )))))*-1" office:value-type="float" office:value="-4" calcext:value-type="float">
            <text:p>-4,000</text:p>
          </table:table-cell>
          <table:table-cell table:formula="of:=([.E204]*(radius+[.H204])+xoff)*Mmfac" office:value-type="float" office:value="460.526121268547" calcext:value-type="float">
            <text:p>460.526121268547</text:p>
          </table:table-cell>
          <table:table-cell table:formula="of:=([.D204]*(radius+[.H204])+yoff)*Mmfac" office:value-type="float" office:value="415.911019279773" calcext:value-type="float">
            <text:p>415.911019279773</text:p>
          </table:table-cell>
          <table:table-cell office:value-type="string" calcext:value-type="string">
            <text:p>&lt;line x1="</text:p>
          </table:table-cell>
          <table:table-cell table:formula="of:=TEXT([.F204];&quot;000.000&quot;)" office:value-type="string" office:string-value="470.255" calcext:value-type="string">
            <text:p>470.255</text:p>
          </table:table-cell>
          <table:table-cell office:value-type="string" calcext:value-type="string">
            <text:p>" y1="</text:p>
          </table:table-cell>
          <table:table-cell table:formula="of:=TEXT([.G204];&quot;000.000&quot;)" office:value-type="string" office:string-value="422.936" calcext:value-type="string">
            <text:p>422.936</text:p>
          </table:table-cell>
          <table:table-cell office:value-type="string" calcext:value-type="string">
            <text:p>" x2="</text:p>
          </table:table-cell>
          <table:table-cell table:formula="of:=TEXT([.I204];&quot;000.000&quot;)" office:value-type="string" office:string-value="460.526" calcext:value-type="string">
            <text:p>460.526</text:p>
          </table:table-cell>
          <table:table-cell office:value-type="string" calcext:value-type="string">
            <text:p>" y2="</text:p>
          </table:table-cell>
          <table:table-cell table:formula="of:=TEXT([.J204];&quot;000.000&quot;)" office:value-type="string" office:string-value="415.911" calcext:value-type="string">
            <text:p>415.91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4:.U204])" office:value-type="string" office:string-value="&lt;line x1=&quot;470.255&quot; y1=&quot;422.936&quot; x2=&quot;460.526&quot; y2=&quot;415.911&quot; style=&quot;fill:none;stroke:#000000;stroke-width:0.75590551;stroke-miterlimit:4;stroke-dasharray:none&quot; /&gt;" calcext:value-type="string">
            <text:p>&lt;line x1="470.255" y1="422.936" x2="460.526" y2="415.91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4]*afact)*90)) / (0.5*PI());&quot;0.###&quot;)" office:value-type="string" office:string-value="395.832" calcext:value-type="string">
            <text:p>395.83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4];&quot;#&quot;)" office:value-type="string" office:string-value="580" calcext:value-type="string">
            <text:p>580</text:p>
          </table:table-cell>
          <table:table-cell office:value-type="string" calcext:value-type="string">
            <text:p>&lt;/text&gt;</text:p>
          </table:table-cell>
          <table:table-cell table:formula="of:=IF(0=MOD([.B204];50);COM.MICROSOFT.CONCAT([.V204:.AK204]);[.V204])" office:value-type="string" office:string-value="&lt;line x1=&quot;470.255&quot; y1=&quot;422.936&quot; x2=&quot;460.526&quot; y2=&quot;415.911&quot; style=&quot;fill:none;stroke:#000000;stroke-width:0.75590551;stroke-miterlimit:4;stroke-dasharray:none&quot; /&gt;" calcext:value-type="string">
            <text:p>&lt;line x1="470.255" y1="422.936" x2="460.526" y2="415.91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4]+10" office:value-type="float" office:value="590" calcext:value-type="float">
            <text:p>590,000</text:p>
          </table:table-cell>
          <table:table-cell table:formula="of:=LOG([.B205])" office:value-type="float" office:value="2.77085201164214" calcext:value-type="float">
            <text:p>2,771</text:p>
          </table:table-cell>
          <table:table-cell table:formula="of:=SIN([.C205]*afact)" office:value-type="float" office:value="0.600354831456569" calcext:value-type="float">
            <text:p>0,600</text:p>
          </table:table-cell>
          <table:table-cell table:formula="of:=COS([.C205]*afact)" office:value-type="float" office:value="0.799733753412193" calcext:value-type="float">
            <text:p>0,800</text:p>
          </table:table-cell>
          <table:table-cell table:style-name="ce1" table:formula="of:=([.E205]*radius+xoff)*Mmfac" office:value-type="float" office:value="467.944088216561" calcext:value-type="float">
            <text:p>467.944088216561</text:p>
          </table:table-cell>
          <table:table-cell table:style-name="ce1" table:formula="of:=([.D205]*radius+yoff)*Mmfac" office:value-type="float" office:value="426.074514605879" calcext:value-type="float">
            <text:p>426.074514605879</text:p>
          </table:table-cell>
          <table:table-cell table:formula="of:=IF(0=MOD([.B205];100); 3   * strich ;  IF(0=MOD([.B205]; 50); 2.5 * strich ;  IF(0=MOD([.B205]; 10); 2   * strich ;  IF(0=MOD([.B205];  5); 1.5 * strich ;  IF(0=MOD([.B205];  1); 1   * strich ;                     0.6 * strich )))))*-1" office:value-type="float" office:value="-4" calcext:value-type="float">
            <text:p>-4,000</text:p>
          </table:table-cell>
          <table:table-cell table:formula="of:=([.E205]*(radius+[.H205])+xoff)*Mmfac" office:value-type="float" office:value="458.347283175614" calcext:value-type="float">
            <text:p>458.347283175614</text:p>
          </table:table-cell>
          <table:table-cell table:formula="of:=([.D205]*(radius+[.H205])+yoff)*Mmfac" office:value-type="float" office:value="418.870256628401" calcext:value-type="float">
            <text:p>418.870256628401</text:p>
          </table:table-cell>
          <table:table-cell office:value-type="string" calcext:value-type="string">
            <text:p>&lt;line x1="</text:p>
          </table:table-cell>
          <table:table-cell table:formula="of:=TEXT([.F205];&quot;000.000&quot;)" office:value-type="string" office:string-value="467.944" calcext:value-type="string">
            <text:p>467.944</text:p>
          </table:table-cell>
          <table:table-cell office:value-type="string" calcext:value-type="string">
            <text:p>" y1="</text:p>
          </table:table-cell>
          <table:table-cell table:formula="of:=TEXT([.G205];&quot;000.000&quot;)" office:value-type="string" office:string-value="426.075" calcext:value-type="string">
            <text:p>426.075</text:p>
          </table:table-cell>
          <table:table-cell office:value-type="string" calcext:value-type="string">
            <text:p>" x2="</text:p>
          </table:table-cell>
          <table:table-cell table:formula="of:=TEXT([.I205];&quot;000.000&quot;)" office:value-type="string" office:string-value="458.347" calcext:value-type="string">
            <text:p>458.347</text:p>
          </table:table-cell>
          <table:table-cell office:value-type="string" calcext:value-type="string">
            <text:p>" y2="</text:p>
          </table:table-cell>
          <table:table-cell table:formula="of:=TEXT([.J205];&quot;000.000&quot;)" office:value-type="string" office:string-value="418.870" calcext:value-type="string">
            <text:p>418.870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5:.U205])" office:value-type="string" office:string-value="&lt;line x1=&quot;467.944&quot; y1=&quot;426.075&quot; x2=&quot;458.347&quot; y2=&quot;418.870&quot; style=&quot;fill:none;stroke:#000000;stroke-width:0.75590551;stroke-miterlimit:4;stroke-dasharray:none&quot; /&gt;" calcext:value-type="string">
            <text:p>&lt;line x1="467.944" y1="426.075" x2="458.347" y2="418.870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5]*afact)*90)) / (0.5*PI());&quot;0.###&quot;)" office:value-type="string" office:string-value="396.895" calcext:value-type="string">
            <text:p>396.895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5];&quot;#&quot;)" office:value-type="string" office:string-value="590" calcext:value-type="string">
            <text:p>590</text:p>
          </table:table-cell>
          <table:table-cell office:value-type="string" calcext:value-type="string">
            <text:p>&lt;/text&gt;</text:p>
          </table:table-cell>
          <table:table-cell table:formula="of:=IF(0=MOD([.B205];50);COM.MICROSOFT.CONCAT([.V205:.AK205]);[.V205])" office:value-type="string" office:string-value="&lt;line x1=&quot;467.944&quot; y1=&quot;426.075&quot; x2=&quot;458.347&quot; y2=&quot;418.870&quot; style=&quot;fill:none;stroke:#000000;stroke-width:0.75590551;stroke-miterlimit:4;stroke-dasharray:none&quot; /&gt;" calcext:value-type="string">
            <text:p>&lt;line x1="467.944" y1="426.075" x2="458.347" y2="418.870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5]+10" office:value-type="float" office:value="600" calcext:value-type="float">
            <text:p>600,000</text:p>
          </table:table-cell>
          <table:table-cell table:formula="of:=LOG([.B206])" office:value-type="float" office:value="2.77815125038364" calcext:value-type="float">
            <text:p>2,778</text:p>
          </table:table-cell>
          <table:table-cell table:formula="of:=SIN([.C206]*afact)" office:value-type="float" office:value="0.614847686314489" calcext:value-type="float">
            <text:p>0,615</text:p>
          </table:table-cell>
          <table:table-cell table:formula="of:=COS([.C206]*afact)" office:value-type="float" office:value="0.788645879107803" calcext:value-type="float">
            <text:p>0,789</text:p>
          </table:table-cell>
          <table:table-cell table:style-name="ce1" table:formula="of:=([.E206]*radius+xoff)*Mmfac" office:value-type="float" office:value="465.615634612639" calcext:value-type="float">
            <text:p>465.615634612639</text:p>
          </table:table-cell>
          <table:table-cell table:style-name="ce1" table:formula="of:=([.D206]*radius+yoff)*Mmfac" office:value-type="float" office:value="429.118014126043" calcext:value-type="float">
            <text:p>429.118014126043</text:p>
          </table:table-cell>
          <table:table-cell table:formula="of:=IF(0=MOD([.B206];100); 3   * strich ;  IF(0=MOD([.B206]; 50); 2.5 * strich ;  IF(0=MOD([.B206]; 10); 2   * strich ;  IF(0=MOD([.B206];  5); 1.5 * strich ;  IF(0=MOD([.B206];  1); 1   * strich ;                     0.6 * strich )))))*-1" office:value-type="float" office:value="-6" calcext:value-type="float">
            <text:p>-6,000</text:p>
          </table:table-cell>
          <table:table-cell table:formula="of:=([.E206]*(radius+[.H206])+xoff)*Mmfac" office:value-type="float" office:value="451.420008788698" calcext:value-type="float">
            <text:p>451.420008788698</text:p>
          </table:table-cell>
          <table:table-cell table:formula="of:=([.D206]*(radius+[.H206])+yoff)*Mmfac" office:value-type="float" office:value="418.050755772382" calcext:value-type="float">
            <text:p>418.050755772382</text:p>
          </table:table-cell>
          <table:table-cell office:value-type="string" calcext:value-type="string">
            <text:p>&lt;line x1="</text:p>
          </table:table-cell>
          <table:table-cell table:formula="of:=TEXT([.F206];&quot;000.000&quot;)" office:value-type="string" office:string-value="465.616" calcext:value-type="string">
            <text:p>465.616</text:p>
          </table:table-cell>
          <table:table-cell office:value-type="string" calcext:value-type="string">
            <text:p>" y1="</text:p>
          </table:table-cell>
          <table:table-cell table:formula="of:=TEXT([.G206];&quot;000.000&quot;)" office:value-type="string" office:string-value="429.118" calcext:value-type="string">
            <text:p>429.118</text:p>
          </table:table-cell>
          <table:table-cell office:value-type="string" calcext:value-type="string">
            <text:p>" x2="</text:p>
          </table:table-cell>
          <table:table-cell table:formula="of:=TEXT([.I206];&quot;000.000&quot;)" office:value-type="string" office:string-value="451.420" calcext:value-type="string">
            <text:p>451.420</text:p>
          </table:table-cell>
          <table:table-cell office:value-type="string" calcext:value-type="string">
            <text:p>" y2="</text:p>
          </table:table-cell>
          <table:table-cell table:formula="of:=TEXT([.J206];&quot;000.000&quot;)" office:value-type="string" office:string-value="418.051" calcext:value-type="string">
            <text:p>418.05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6:.U206])" office:value-type="string" office:string-value="&lt;line x1=&quot;465.616&quot; y1=&quot;429.118&quot; x2=&quot;451.420&quot; y2=&quot;418.051&quot; style=&quot;fill:none;stroke:#000000;stroke-width:0.75590551;stroke-miterlimit:4;stroke-dasharray:none&quot; /&gt;" calcext:value-type="string">
            <text:p>&lt;line x1="465.616" y1="429.118" x2="451.420" y2="418.05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6]*afact)*90)) / (0.5*PI());&quot;0.###&quot;)" office:value-type="string" office:string-value="397.941" calcext:value-type="string">
            <text:p>397.94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6];&quot;#&quot;)" office:value-type="string" office:string-value="600" calcext:value-type="string">
            <text:p>600</text:p>
          </table:table-cell>
          <table:table-cell office:value-type="string" calcext:value-type="string">
            <text:p>&lt;/text&gt;</text:p>
          </table:table-cell>
          <table:table-cell table:formula="of:=IF(0=MOD([.B206];50);COM.MICROSOFT.CONCAT([.V206:.AK206]);[.V206])" office:value-type="string" office:string-value="&lt;line x1=&quot;465.616&quot; y1=&quot;429.118&quot; x2=&quot;451.420&quot; y2=&quot;418.051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397.941, 300, 300)&quot;&gt;600&lt;/text&gt;" calcext:value-type="string">
            <text:p>&lt;line x1="465.616" y1="429.118" x2="451.420" y2="418.051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397.941, 300, 300)"&gt;600&lt;/text&gt;</text:p>
          </table:table-cell>
          <table:table-cell table:number-columns-repeated="986"/>
        </table:table-row>
        <table:table-row table:style-name="ro1">
          <table:table-cell/>
          <table:table-cell table:formula="of:=[.B206]+10" office:value-type="float" office:value="610" calcext:value-type="float">
            <text:p>610,000</text:p>
          </table:table-cell>
          <table:table-cell table:formula="of:=LOG([.B207])" office:value-type="float" office:value="2.78532983501077" calcext:value-type="float">
            <text:p>2,785</text:p>
          </table:table-cell>
          <table:table-cell table:formula="of:=SIN([.C207]*afact)" office:value-type="float" office:value="0.628901318517478" calcext:value-type="float">
            <text:p>0,629</text:p>
          </table:table-cell>
          <table:table-cell table:formula="of:=COS([.C207]*afact)" office:value-type="float" office:value="0.777485132698354" calcext:value-type="float">
            <text:p>0,777</text:p>
          </table:table-cell>
          <table:table-cell table:style-name="ce1" table:formula="of:=([.E207]*radius+xoff)*Mmfac" office:value-type="float" office:value="463.271877866654" calcext:value-type="float">
            <text:p>463.271877866654</text:p>
          </table:table-cell>
          <table:table-cell table:style-name="ce1" table:formula="of:=([.D207]*radius+yoff)*Mmfac" office:value-type="float" office:value="432.06927688867" calcext:value-type="float">
            <text:p>432.06927688867</text:p>
          </table:table-cell>
          <table:table-cell table:formula="of:=IF(0=MOD([.B207];100); 3   * strich ;  IF(0=MOD([.B207]; 50); 2.5 * strich ;  IF(0=MOD([.B207]; 10); 2   * strich ;  IF(0=MOD([.B207];  5); 1.5 * strich ;  IF(0=MOD([.B207];  1); 1   * strich ;                     0.6 * strich )))))*-1" office:value-type="float" office:value="-4" calcext:value-type="float">
            <text:p>-4,000</text:p>
          </table:table-cell>
          <table:table-cell table:formula="of:=([.E207]*(radius+[.H207])+xoff)*Mmfac" office:value-type="float" office:value="453.942056274274" calcext:value-type="float">
            <text:p>453.942056274274</text:p>
          </table:table-cell>
          <table:table-cell table:formula="of:=([.D207]*(radius+[.H207])+yoff)*Mmfac" office:value-type="float" office:value="424.522461066461" calcext:value-type="float">
            <text:p>424.522461066461</text:p>
          </table:table-cell>
          <table:table-cell office:value-type="string" calcext:value-type="string">
            <text:p>&lt;line x1="</text:p>
          </table:table-cell>
          <table:table-cell table:formula="of:=TEXT([.F207];&quot;000.000&quot;)" office:value-type="string" office:string-value="463.272" calcext:value-type="string">
            <text:p>463.272</text:p>
          </table:table-cell>
          <table:table-cell office:value-type="string" calcext:value-type="string">
            <text:p>" y1="</text:p>
          </table:table-cell>
          <table:table-cell table:formula="of:=TEXT([.G207];&quot;000.000&quot;)" office:value-type="string" office:string-value="432.069" calcext:value-type="string">
            <text:p>432.069</text:p>
          </table:table-cell>
          <table:table-cell office:value-type="string" calcext:value-type="string">
            <text:p>" x2="</text:p>
          </table:table-cell>
          <table:table-cell table:formula="of:=TEXT([.I207];&quot;000.000&quot;)" office:value-type="string" office:string-value="453.942" calcext:value-type="string">
            <text:p>453.942</text:p>
          </table:table-cell>
          <table:table-cell office:value-type="string" calcext:value-type="string">
            <text:p>" y2="</text:p>
          </table:table-cell>
          <table:table-cell table:formula="of:=TEXT([.J207];&quot;000.000&quot;)" office:value-type="string" office:string-value="424.522" calcext:value-type="string">
            <text:p>424.52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7:.U207])" office:value-type="string" office:string-value="&lt;line x1=&quot;463.272&quot; y1=&quot;432.069&quot; x2=&quot;453.942&quot; y2=&quot;424.522&quot; style=&quot;fill:none;stroke:#000000;stroke-width:0.75590551;stroke-miterlimit:4;stroke-dasharray:none&quot; /&gt;" calcext:value-type="string">
            <text:p>&lt;line x1="463.272" y1="432.069" x2="453.942" y2="424.52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7]*afact)*90)) / (0.5*PI());&quot;0.###&quot;)" office:value-type="string" office:string-value="398.969" calcext:value-type="string">
            <text:p>398.969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7];&quot;#&quot;)" office:value-type="string" office:string-value="610" calcext:value-type="string">
            <text:p>610</text:p>
          </table:table-cell>
          <table:table-cell office:value-type="string" calcext:value-type="string">
            <text:p>&lt;/text&gt;</text:p>
          </table:table-cell>
          <table:table-cell table:formula="of:=IF(0=MOD([.B207];50);COM.MICROSOFT.CONCAT([.V207:.AK207]);[.V207])" office:value-type="string" office:string-value="&lt;line x1=&quot;463.272&quot; y1=&quot;432.069&quot; x2=&quot;453.942&quot; y2=&quot;424.522&quot; style=&quot;fill:none;stroke:#000000;stroke-width:0.75590551;stroke-miterlimit:4;stroke-dasharray:none&quot; /&gt;" calcext:value-type="string">
            <text:p>&lt;line x1="463.272" y1="432.069" x2="453.942" y2="424.522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7]+10" office:value-type="float" office:value="620" calcext:value-type="float">
            <text:p>620,000</text:p>
          </table:table-cell>
          <table:table-cell table:formula="of:=LOG([.B208])" office:value-type="float" office:value="2.79239168949825" calcext:value-type="float">
            <text:p>2,792</text:p>
          </table:table-cell>
          <table:table-cell table:formula="of:=SIN([.C208]*afact)" office:value-type="float" office:value="0.642528815287356" calcext:value-type="float">
            <text:p>0,643</text:p>
          </table:table-cell>
          <table:table-cell table:formula="of:=COS([.C208]*afact)" office:value-type="float" office:value="0.766261522931582" calcext:value-type="float">
            <text:p>0,766</text:p>
          </table:table-cell>
          <table:table-cell table:style-name="ce1" table:formula="of:=([.E208]*radius+xoff)*Mmfac" office:value-type="float" office:value="460.914919815632" calcext:value-type="float">
            <text:p>460.914919815632</text:p>
          </table:table-cell>
          <table:table-cell table:style-name="ce1" table:formula="of:=([.D208]*radius+yoff)*Mmfac" office:value-type="float" office:value="434.931051210345" calcext:value-type="float">
            <text:p>434.931051210345</text:p>
          </table:table-cell>
          <table:table-cell table:formula="of:=IF(0=MOD([.B208];100); 3   * strich ;  IF(0=MOD([.B208]; 50); 2.5 * strich ;  IF(0=MOD([.B208]; 10); 2   * strich ;  IF(0=MOD([.B208];  5); 1.5 * strich ;  IF(0=MOD([.B208];  1); 1   * strich ;                     0.6 * strich )))))*-1" office:value-type="float" office:value="-4" calcext:value-type="float">
            <text:p>-4,000</text:p>
          </table:table-cell>
          <table:table-cell table:formula="of:=([.E208]*(radius+[.H208])+xoff)*Mmfac" office:value-type="float" office:value="451.719781540453" calcext:value-type="float">
            <text:p>451.719781540453</text:p>
          </table:table-cell>
          <table:table-cell table:formula="of:=([.D208]*(radius+[.H208])+yoff)*Mmfac" office:value-type="float" office:value="427.220705426897" calcext:value-type="float">
            <text:p>427.220705426897</text:p>
          </table:table-cell>
          <table:table-cell office:value-type="string" calcext:value-type="string">
            <text:p>&lt;line x1="</text:p>
          </table:table-cell>
          <table:table-cell table:formula="of:=TEXT([.F208];&quot;000.000&quot;)" office:value-type="string" office:string-value="460.915" calcext:value-type="string">
            <text:p>460.915</text:p>
          </table:table-cell>
          <table:table-cell office:value-type="string" calcext:value-type="string">
            <text:p>" y1="</text:p>
          </table:table-cell>
          <table:table-cell table:formula="of:=TEXT([.G208];&quot;000.000&quot;)" office:value-type="string" office:string-value="434.931" calcext:value-type="string">
            <text:p>434.931</text:p>
          </table:table-cell>
          <table:table-cell office:value-type="string" calcext:value-type="string">
            <text:p>" x2="</text:p>
          </table:table-cell>
          <table:table-cell table:formula="of:=TEXT([.I208];&quot;000.000&quot;)" office:value-type="string" office:string-value="451.720" calcext:value-type="string">
            <text:p>451.720</text:p>
          </table:table-cell>
          <table:table-cell office:value-type="string" calcext:value-type="string">
            <text:p>" y2="</text:p>
          </table:table-cell>
          <table:table-cell table:formula="of:=TEXT([.J208];&quot;000.000&quot;)" office:value-type="string" office:string-value="427.221" calcext:value-type="string">
            <text:p>427.22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8:.U208])" office:value-type="string" office:string-value="&lt;line x1=&quot;460.915&quot; y1=&quot;434.931&quot; x2=&quot;451.720&quot; y2=&quot;427.221&quot; style=&quot;fill:none;stroke:#000000;stroke-width:0.75590551;stroke-miterlimit:4;stroke-dasharray:none&quot; /&gt;" calcext:value-type="string">
            <text:p>&lt;line x1="460.915" y1="434.931" x2="451.720" y2="427.22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8]*afact)*90)) / (0.5*PI());&quot;0.###&quot;)" office:value-type="string" office:string-value="399.981" calcext:value-type="string">
            <text:p>399.981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8];&quot;#&quot;)" office:value-type="string" office:string-value="620" calcext:value-type="string">
            <text:p>620</text:p>
          </table:table-cell>
          <table:table-cell office:value-type="string" calcext:value-type="string">
            <text:p>&lt;/text&gt;</text:p>
          </table:table-cell>
          <table:table-cell table:formula="of:=IF(0=MOD([.B208];50);COM.MICROSOFT.CONCAT([.V208:.AK208]);[.V208])" office:value-type="string" office:string-value="&lt;line x1=&quot;460.915&quot; y1=&quot;434.931&quot; x2=&quot;451.720&quot; y2=&quot;427.221&quot; style=&quot;fill:none;stroke:#000000;stroke-width:0.75590551;stroke-miterlimit:4;stroke-dasharray:none&quot; /&gt;" calcext:value-type="string">
            <text:p>&lt;line x1="460.915" y1="434.931" x2="451.720" y2="427.221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8]+10" office:value-type="float" office:value="630" calcext:value-type="float">
            <text:p>630,000</text:p>
          </table:table-cell>
          <table:table-cell table:formula="of:=LOG([.B209])" office:value-type="float" office:value="2.79934054945358" calcext:value-type="float">
            <text:p>2,799</text:p>
          </table:table-cell>
          <table:table-cell table:formula="of:=SIN([.C209]*afact)" office:value-type="float" office:value="0.655742803313519" calcext:value-type="float">
            <text:p>0,656</text:p>
          </table:table-cell>
          <table:table-cell table:formula="of:=COS([.C209]*afact)" office:value-type="float" office:value="0.754984354740234" calcext:value-type="float">
            <text:p>0,755</text:p>
          </table:table-cell>
          <table:table-cell table:style-name="ce1" table:formula="of:=([.E209]*radius+xoff)*Mmfac" office:value-type="float" office:value="458.546714495449" calcext:value-type="float">
            <text:p>458.546714495449</text:p>
          </table:table-cell>
          <table:table-cell table:style-name="ce1" table:formula="of:=([.D209]*radius+yoff)*Mmfac" office:value-type="float" office:value="437.705988695839" calcext:value-type="float">
            <text:p>437.705988695839</text:p>
          </table:table-cell>
          <table:table-cell table:formula="of:=IF(0=MOD([.B209];100); 3   * strich ;  IF(0=MOD([.B209]; 50); 2.5 * strich ;  IF(0=MOD([.B209]; 10); 2   * strich ;  IF(0=MOD([.B209];  5); 1.5 * strich ;  IF(0=MOD([.B209];  1); 1   * strich ;                     0.6 * strich )))))*-1" office:value-type="float" office:value="-4" calcext:value-type="float">
            <text:p>-4,000</text:p>
          </table:table-cell>
          <table:table-cell table:formula="of:=([.E209]*(radius+[.H209])+xoff)*Mmfac" office:value-type="float" office:value="449.486902238566" calcext:value-type="float">
            <text:p>449.486902238566</text:p>
          </table:table-cell>
          <table:table-cell table:formula="of:=([.D209]*(radius+[.H209])+yoff)*Mmfac" office:value-type="float" office:value="429.837075056077" calcext:value-type="float">
            <text:p>429.837075056077</text:p>
          </table:table-cell>
          <table:table-cell office:value-type="string" calcext:value-type="string">
            <text:p>&lt;line x1="</text:p>
          </table:table-cell>
          <table:table-cell table:formula="of:=TEXT([.F209];&quot;000.000&quot;)" office:value-type="string" office:string-value="458.547" calcext:value-type="string">
            <text:p>458.547</text:p>
          </table:table-cell>
          <table:table-cell office:value-type="string" calcext:value-type="string">
            <text:p>" y1="</text:p>
          </table:table-cell>
          <table:table-cell table:formula="of:=TEXT([.G209];&quot;000.000&quot;)" office:value-type="string" office:string-value="437.706" calcext:value-type="string">
            <text:p>437.706</text:p>
          </table:table-cell>
          <table:table-cell office:value-type="string" calcext:value-type="string">
            <text:p>" x2="</text:p>
          </table:table-cell>
          <table:table-cell table:formula="of:=TEXT([.I209];&quot;000.000&quot;)" office:value-type="string" office:string-value="449.487" calcext:value-type="string">
            <text:p>449.487</text:p>
          </table:table-cell>
          <table:table-cell office:value-type="string" calcext:value-type="string">
            <text:p>" y2="</text:p>
          </table:table-cell>
          <table:table-cell table:formula="of:=TEXT([.J209];&quot;000.000&quot;)" office:value-type="string" office:string-value="429.837" calcext:value-type="string">
            <text:p>429.837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09:.U209])" office:value-type="string" office:string-value="&lt;line x1=&quot;458.547&quot; y1=&quot;437.706&quot; x2=&quot;449.487&quot; y2=&quot;429.837&quot; style=&quot;fill:none;stroke:#000000;stroke-width:0.75590551;stroke-miterlimit:4;stroke-dasharray:none&quot; /&gt;" calcext:value-type="string">
            <text:p>&lt;line x1="458.547" y1="437.706" x2="449.487" y2="429.837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09]*afact)*90)) / (0.5*PI());&quot;0.###&quot;)" office:value-type="string" office:string-value="400.976" calcext:value-type="string">
            <text:p>400.97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09];&quot;#&quot;)" office:value-type="string" office:string-value="630" calcext:value-type="string">
            <text:p>630</text:p>
          </table:table-cell>
          <table:table-cell office:value-type="string" calcext:value-type="string">
            <text:p>&lt;/text&gt;</text:p>
          </table:table-cell>
          <table:table-cell table:formula="of:=IF(0=MOD([.B209];50);COM.MICROSOFT.CONCAT([.V209:.AK209]);[.V209])" office:value-type="string" office:string-value="&lt;line x1=&quot;458.547&quot; y1=&quot;437.706&quot; x2=&quot;449.487&quot; y2=&quot;429.837&quot; style=&quot;fill:none;stroke:#000000;stroke-width:0.75590551;stroke-miterlimit:4;stroke-dasharray:none&quot; /&gt;" calcext:value-type="string">
            <text:p>&lt;line x1="458.547" y1="437.706" x2="449.487" y2="429.837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09]+10" office:value-type="float" office:value="640" calcext:value-type="float">
            <text:p>640,000</text:p>
          </table:table-cell>
          <table:table-cell table:formula="of:=LOG([.B210])" office:value-type="float" office:value="2.80617997398389" calcext:value-type="float">
            <text:p>2,806</text:p>
          </table:table-cell>
          <table:table-cell table:formula="of:=SIN([.C210]*afact)" office:value-type="float" office:value="0.668555466181124" calcext:value-type="float">
            <text:p>0,669</text:p>
          </table:table-cell>
          <table:table-cell table:formula="of:=COS([.C210]*afact)" office:value-type="float" office:value="0.743662281307409" calcext:value-type="float">
            <text:p>0,744</text:p>
          </table:table-cell>
          <table:table-cell table:style-name="ce1" table:formula="of:=([.E210]*radius+xoff)*Mmfac" office:value-type="float" office:value="456.169079074556" calcext:value-type="float">
            <text:p>456.169079074556</text:p>
          </table:table-cell>
          <table:table-cell table:style-name="ce1" table:formula="of:=([.D210]*radius+yoff)*Mmfac" office:value-type="float" office:value="440.396647898036" calcext:value-type="float">
            <text:p>440.396647898036</text:p>
          </table:table-cell>
          <table:table-cell table:formula="of:=IF(0=MOD([.B210];100); 3   * strich ;  IF(0=MOD([.B210]; 50); 2.5 * strich ;  IF(0=MOD([.B210]; 10); 2   * strich ;  IF(0=MOD([.B210];  5); 1.5 * strich ;  IF(0=MOD([.B210];  1); 1   * strich ;                     0.6 * strich )))))*-1" office:value-type="float" office:value="-4" calcext:value-type="float">
            <text:p>-4,000</text:p>
          </table:table-cell>
          <table:table-cell table:formula="of:=([.E210]*(radius+[.H210])+xoff)*Mmfac" office:value-type="float" office:value="447.245131698867" calcext:value-type="float">
            <text:p>447.245131698867</text:p>
          </table:table-cell>
          <table:table-cell table:formula="of:=([.D210]*(radius+[.H210])+yoff)*Mmfac" office:value-type="float" office:value="432.373982303863" calcext:value-type="float">
            <text:p>432.373982303863</text:p>
          </table:table-cell>
          <table:table-cell office:value-type="string" calcext:value-type="string">
            <text:p>&lt;line x1="</text:p>
          </table:table-cell>
          <table:table-cell table:formula="of:=TEXT([.F210];&quot;000.000&quot;)" office:value-type="string" office:string-value="456.169" calcext:value-type="string">
            <text:p>456.169</text:p>
          </table:table-cell>
          <table:table-cell office:value-type="string" calcext:value-type="string">
            <text:p>" y1="</text:p>
          </table:table-cell>
          <table:table-cell table:formula="of:=TEXT([.G210];&quot;000.000&quot;)" office:value-type="string" office:string-value="440.397" calcext:value-type="string">
            <text:p>440.397</text:p>
          </table:table-cell>
          <table:table-cell office:value-type="string" calcext:value-type="string">
            <text:p>" x2="</text:p>
          </table:table-cell>
          <table:table-cell table:formula="of:=TEXT([.I210];&quot;000.000&quot;)" office:value-type="string" office:string-value="447.245" calcext:value-type="string">
            <text:p>447.245</text:p>
          </table:table-cell>
          <table:table-cell office:value-type="string" calcext:value-type="string">
            <text:p>" y2="</text:p>
          </table:table-cell>
          <table:table-cell table:formula="of:=TEXT([.J210];&quot;000.000&quot;)" office:value-type="string" office:string-value="432.374" calcext:value-type="string">
            <text:p>432.374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0:.U210])" office:value-type="string" office:string-value="&lt;line x1=&quot;456.169&quot; y1=&quot;440.397&quot; x2=&quot;447.245&quot; y2=&quot;432.374&quot; style=&quot;fill:none;stroke:#000000;stroke-width:0.75590551;stroke-miterlimit:4;stroke-dasharray:none&quot; /&gt;" calcext:value-type="string">
            <text:p>&lt;line x1="456.169" y1="440.397" x2="447.245" y2="432.374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0]*afact)*90)) / (0.5*PI());&quot;0.###&quot;)" office:value-type="string" office:string-value="401.956" calcext:value-type="string">
            <text:p>401.956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0];&quot;#&quot;)" office:value-type="string" office:string-value="640" calcext:value-type="string">
            <text:p>640</text:p>
          </table:table-cell>
          <table:table-cell office:value-type="string" calcext:value-type="string">
            <text:p>&lt;/text&gt;</text:p>
          </table:table-cell>
          <table:table-cell table:formula="of:=IF(0=MOD([.B210];50);COM.MICROSOFT.CONCAT([.V210:.AK210]);[.V210])" office:value-type="string" office:string-value="&lt;line x1=&quot;456.169&quot; y1=&quot;440.397&quot; x2=&quot;447.245&quot; y2=&quot;432.374&quot; style=&quot;fill:none;stroke:#000000;stroke-width:0.75590551;stroke-miterlimit:4;stroke-dasharray:none&quot; /&gt;" calcext:value-type="string">
            <text:p>&lt;line x1="456.169" y1="440.397" x2="447.245" y2="432.374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10]+10" office:value-type="float" office:value="650" calcext:value-type="float">
            <text:p>650,000</text:p>
          </table:table-cell>
          <table:table-cell table:formula="of:=LOG([.B211])" office:value-type="float" office:value="2.81291335664286" calcext:value-type="float">
            <text:p>2,813</text:p>
          </table:table-cell>
          <table:table-cell table:formula="of:=SIN([.C211]*afact)" office:value-type="float" office:value="0.680978561287694" calcext:value-type="float">
            <text:p>0,681</text:p>
          </table:table-cell>
          <table:table-cell table:formula="of:=COS([.C211]*afact)" office:value-type="float" office:value="0.732303351806164" calcext:value-type="float">
            <text:p>0,732</text:p>
          </table:table-cell>
          <table:table-cell table:style-name="ce1" table:formula="of:=([.E211]*radius+xoff)*Mmfac" office:value-type="float" office:value="453.783703879295" calcext:value-type="float">
            <text:p>453.783703879295</text:p>
          </table:table-cell>
          <table:table-cell table:style-name="ce1" table:formula="of:=([.D211]*radius+yoff)*Mmfac" office:value-type="float" office:value="443.005497870416" calcext:value-type="float">
            <text:p>443.005497870416</text:p>
          </table:table-cell>
          <table:table-cell table:formula="of:=IF(0=MOD([.B211];100); 3   * strich ;  IF(0=MOD([.B211]; 50); 2.5 * strich ;  IF(0=MOD([.B211]; 10); 2   * strich ;  IF(0=MOD([.B211];  5); 1.5 * strich ;  IF(0=MOD([.B211];  1); 1   * strich ;                     0.6 * strich )))))*-1" office:value-type="float" office:value="-5" calcext:value-type="float">
            <text:p>-5,000</text:p>
          </table:table-cell>
          <table:table-cell table:formula="of:=([.E211]*(radius+[.H211])+xoff)*Mmfac" office:value-type="float" office:value="442.799153602202" calcext:value-type="float">
            <text:p>442.799153602202</text:p>
          </table:table-cell>
          <table:table-cell table:formula="of:=([.D211]*(radius+[.H211])+yoff)*Mmfac" office:value-type="float" office:value="432.7908194511" calcext:value-type="float">
            <text:p>432.7908194511</text:p>
          </table:table-cell>
          <table:table-cell office:value-type="string" calcext:value-type="string">
            <text:p>&lt;line x1="</text:p>
          </table:table-cell>
          <table:table-cell table:formula="of:=TEXT([.F211];&quot;000.000&quot;)" office:value-type="string" office:string-value="453.784" calcext:value-type="string">
            <text:p>453.784</text:p>
          </table:table-cell>
          <table:table-cell office:value-type="string" calcext:value-type="string">
            <text:p>" y1="</text:p>
          </table:table-cell>
          <table:table-cell table:formula="of:=TEXT([.G211];&quot;000.000&quot;)" office:value-type="string" office:string-value="443.005" calcext:value-type="string">
            <text:p>443.005</text:p>
          </table:table-cell>
          <table:table-cell office:value-type="string" calcext:value-type="string">
            <text:p>" x2="</text:p>
          </table:table-cell>
          <table:table-cell table:formula="of:=TEXT([.I211];&quot;000.000&quot;)" office:value-type="string" office:string-value="442.799" calcext:value-type="string">
            <text:p>442.799</text:p>
          </table:table-cell>
          <table:table-cell office:value-type="string" calcext:value-type="string">
            <text:p>" y2="</text:p>
          </table:table-cell>
          <table:table-cell table:formula="of:=TEXT([.J211];&quot;000.000&quot;)" office:value-type="string" office:string-value="432.791" calcext:value-type="string">
            <text:p>432.791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1:.U211])" office:value-type="string" office:string-value="&lt;line x1=&quot;453.784&quot; y1=&quot;443.005&quot; x2=&quot;442.799&quot; y2=&quot;432.791&quot; style=&quot;fill:none;stroke:#000000;stroke-width:0.75590551;stroke-miterlimit:4;stroke-dasharray:none&quot; /&gt;" calcext:value-type="string">
            <text:p>&lt;line x1="453.784" y1="443.005" x2="442.799" y2="432.791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1]*afact)*90)) / (0.5*PI());&quot;0.###&quot;)" office:value-type="string" office:string-value="402.92" calcext:value-type="string">
            <text:p>402.9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1];&quot;#&quot;)" office:value-type="string" office:string-value="650" calcext:value-type="string">
            <text:p>650</text:p>
          </table:table-cell>
          <table:table-cell office:value-type="string" calcext:value-type="string">
            <text:p>&lt;/text&gt;</text:p>
          </table:table-cell>
          <table:table-cell table:formula="of:=IF(0=MOD([.B211];50);COM.MICROSOFT.CONCAT([.V211:.AK211]);[.V211])" office:value-type="string" office:string-value="&lt;line x1=&quot;453.784&quot; y1=&quot;443.005&quot; x2=&quot;442.799&quot; y2=&quot;432.791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402.92, 300, 300)&quot;&gt;650&lt;/text&gt;" calcext:value-type="string">
            <text:p>&lt;line x1="453.784" y1="443.005" x2="442.799" y2="432.791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402.92, 300, 300)"&gt;650&lt;/text&gt;</text:p>
          </table:table-cell>
          <table:table-cell table:number-columns-repeated="986"/>
        </table:table-row>
        <table:table-row table:style-name="ro1">
          <table:table-cell/>
          <table:table-cell table:formula="of:=[.B211]+50" office:value-type="float" office:value="700" calcext:value-type="float">
            <text:p>700,000</text:p>
          </table:table-cell>
          <table:table-cell table:formula="of:=LOG([.B212])" office:value-type="float" office:value="2.84509804001426" calcext:value-type="float">
            <text:p>2,845</text:p>
          </table:table-cell>
          <table:table-cell table:formula="of:=SIN([.C212]*afact)" office:value-type="float" office:value="0.73763421448967" calcext:value-type="float">
            <text:p>0,738</text:p>
          </table:table-cell>
          <table:table-cell table:formula="of:=COS([.C212]*afact)" office:value-type="float" office:value="0.675200537332582" calcext:value-type="float">
            <text:p>0,675</text:p>
          </table:table-cell>
          <table:table-cell table:style-name="ce1" table:formula="of:=([.E212]*radius+xoff)*Mmfac" office:value-type="float" office:value="441.792112839842" calcext:value-type="float">
            <text:p>441.792112839842</text:p>
          </table:table-cell>
          <table:table-cell table:style-name="ce1" table:formula="of:=([.D212]*radius+yoff)*Mmfac" office:value-type="float" office:value="454.903185042831" calcext:value-type="float">
            <text:p>454.903185042831</text:p>
          </table:table-cell>
          <table:table-cell table:formula="of:=IF(0=MOD([.B212];100); 3   * strich ;  IF(0=MOD([.B212]; 50); 2.5 * strich ;  IF(0=MOD([.B212]; 10); 2   * strich ;  IF(0=MOD([.B212];  5); 1.5 * strich ;  IF(0=MOD([.B212];  1); 1   * strich ;                     0.6 * strich )))))*-1" office:value-type="float" office:value="-6" calcext:value-type="float">
            <text:p>-6,000</text:p>
          </table:table-cell>
          <table:table-cell table:formula="of:=([.E212]*(radius+[.H212])+xoff)*Mmfac" office:value-type="float" office:value="429.638503167856" calcext:value-type="float">
            <text:p>429.638503167856</text:p>
          </table:table-cell>
          <table:table-cell table:formula="of:=([.D212]*(radius+[.H212])+yoff)*Mmfac" office:value-type="float" office:value="441.625769182017" calcext:value-type="float">
            <text:p>441.625769182017</text:p>
          </table:table-cell>
          <table:table-cell office:value-type="string" calcext:value-type="string">
            <text:p>&lt;line x1="</text:p>
          </table:table-cell>
          <table:table-cell table:formula="of:=TEXT([.F212];&quot;000.000&quot;)" office:value-type="string" office:string-value="441.792" calcext:value-type="string">
            <text:p>441.792</text:p>
          </table:table-cell>
          <table:table-cell office:value-type="string" calcext:value-type="string">
            <text:p>" y1="</text:p>
          </table:table-cell>
          <table:table-cell table:formula="of:=TEXT([.G212];&quot;000.000&quot;)" office:value-type="string" office:string-value="454.903" calcext:value-type="string">
            <text:p>454.903</text:p>
          </table:table-cell>
          <table:table-cell office:value-type="string" calcext:value-type="string">
            <text:p>" x2="</text:p>
          </table:table-cell>
          <table:table-cell table:formula="of:=TEXT([.I212];&quot;000.000&quot;)" office:value-type="string" office:string-value="429.639" calcext:value-type="string">
            <text:p>429.639</text:p>
          </table:table-cell>
          <table:table-cell office:value-type="string" calcext:value-type="string">
            <text:p>" y2="</text:p>
          </table:table-cell>
          <table:table-cell table:formula="of:=TEXT([.J212];&quot;000.000&quot;)" office:value-type="string" office:string-value="441.626" calcext:value-type="string">
            <text:p>441.626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2:.U212])" office:value-type="string" office:string-value="&lt;line x1=&quot;441.792&quot; y1=&quot;454.903&quot; x2=&quot;429.639&quot; y2=&quot;441.626&quot; style=&quot;fill:none;stroke:#000000;stroke-width:0.75590551;stroke-miterlimit:4;stroke-dasharray:none&quot; /&gt;" calcext:value-type="string">
            <text:p>&lt;line x1="441.792" y1="454.903" x2="429.639" y2="441.626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2]*afact)*90)) / (0.5*PI());&quot;0.###&quot;)" office:value-type="string" office:string-value="407.53" calcext:value-type="string">
            <text:p>407.53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2];&quot;#&quot;)" office:value-type="string" office:string-value="700" calcext:value-type="string">
            <text:p>700</text:p>
          </table:table-cell>
          <table:table-cell office:value-type="string" calcext:value-type="string">
            <text:p>&lt;/text&gt;</text:p>
          </table:table-cell>
          <table:table-cell table:formula="of:=IF(0=MOD([.B212];100);COM.MICROSOFT.CONCAT([.V212:.AK212]);[.V212])" office:value-type="string" office:string-value="&lt;line x1=&quot;441.792&quot; y1=&quot;454.903&quot; x2=&quot;429.639&quot; y2=&quot;441.626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407.53, 300, 300)&quot;&gt;700&lt;/text&gt;" calcext:value-type="string">
            <text:p>&lt;line x1="441.792" y1="454.903" x2="429.639" y2="441.626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407.53, 300, 300)"&gt;700&lt;/text&gt;</text:p>
          </table:table-cell>
          <table:table-cell table:number-columns-repeated="986"/>
        </table:table-row>
        <table:table-row table:style-name="ro1">
          <table:table-cell/>
          <table:table-cell table:formula="of:=[.B212]+50" office:value-type="float" office:value="750" calcext:value-type="float">
            <text:p>750,000</text:p>
          </table:table-cell>
          <table:table-cell table:formula="of:=LOG([.B213])" office:value-type="float" office:value="2.8750612633917" calcext:value-type="float">
            <text:p>2,875</text:p>
          </table:table-cell>
          <table:table-cell table:formula="of:=SIN([.C213]*afact)" office:value-type="float" office:value="0.786096343038794" calcext:value-type="float">
            <text:p>0,786</text:p>
          </table:table-cell>
          <table:table-cell table:formula="of:=COS([.C213]*afact)" office:value-type="float" office:value="0.61810398757898" calcext:value-type="float">
            <text:p>0,618</text:p>
          </table:table-cell>
          <table:table-cell table:style-name="ce1" table:formula="of:=([.E213]*radius+xoff)*Mmfac" office:value-type="float" office:value="429.801837391586" calcext:value-type="float">
            <text:p>429.801837391586</text:p>
          </table:table-cell>
          <table:table-cell table:style-name="ce1" table:formula="of:=([.D213]*radius+yoff)*Mmfac" office:value-type="float" office:value="465.080232038147" calcext:value-type="float">
            <text:p>465.080232038147</text:p>
          </table:table-cell>
          <table:table-cell table:formula="of:=IF(0=MOD([.B213];100); 3   * strich ;  IF(0=MOD([.B213]; 50); 2.5 * strich ;  IF(0=MOD([.B213]; 10); 2   * strich ;  IF(0=MOD([.B213];  5); 1.5 * strich ;  IF(0=MOD([.B213];  1); 1   * strich ;                     0.6 * strich )))))*-1" office:value-type="float" office:value="-5" calcext:value-type="float">
            <text:p>-5,000</text:p>
          </table:table-cell>
          <table:table-cell table:formula="of:=([.E213]*(radius+[.H213])+xoff)*Mmfac" office:value-type="float" office:value="420.530277577901" calcext:value-type="float">
            <text:p>420.530277577901</text:p>
          </table:table-cell>
          <table:table-cell table:formula="of:=([.D213]*(radius+[.H213])+yoff)*Mmfac" office:value-type="float" office:value="453.288786892565" calcext:value-type="float">
            <text:p>453.288786892565</text:p>
          </table:table-cell>
          <table:table-cell office:value-type="string" calcext:value-type="string">
            <text:p>&lt;line x1="</text:p>
          </table:table-cell>
          <table:table-cell table:formula="of:=TEXT([.F213];&quot;000.000&quot;)" office:value-type="string" office:string-value="429.802" calcext:value-type="string">
            <text:p>429.802</text:p>
          </table:table-cell>
          <table:table-cell office:value-type="string" calcext:value-type="string">
            <text:p>" y1="</text:p>
          </table:table-cell>
          <table:table-cell table:formula="of:=TEXT([.G213];&quot;000.000&quot;)" office:value-type="string" office:string-value="465.080" calcext:value-type="string">
            <text:p>465.080</text:p>
          </table:table-cell>
          <table:table-cell office:value-type="string" calcext:value-type="string">
            <text:p>" x2="</text:p>
          </table:table-cell>
          <table:table-cell table:formula="of:=TEXT([.I213];&quot;000.000&quot;)" office:value-type="string" office:string-value="420.530" calcext:value-type="string">
            <text:p>420.530</text:p>
          </table:table-cell>
          <table:table-cell office:value-type="string" calcext:value-type="string">
            <text:p>" y2="</text:p>
          </table:table-cell>
          <table:table-cell table:formula="of:=TEXT([.J213];&quot;000.000&quot;)" office:value-type="string" office:string-value="453.289" calcext:value-type="string">
            <text:p>453.28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3:.U213])" office:value-type="string" office:string-value="&lt;line x1=&quot;429.802&quot; y1=&quot;465.080&quot; x2=&quot;420.530&quot; y2=&quot;453.289&quot; style=&quot;fill:none;stroke:#000000;stroke-width:0.75590551;stroke-miterlimit:4;stroke-dasharray:none&quot; /&gt;" calcext:value-type="string">
            <text:p>&lt;line x1="429.802" y1="465.080" x2="420.530" y2="453.28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3]*afact)*90)) / (0.5*PI());&quot;0.###&quot;)" office:value-type="string" office:string-value="411.822" calcext:value-type="string">
            <text:p>411.822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3];&quot;#&quot;)" office:value-type="string" office:string-value="750" calcext:value-type="string">
            <text:p>750</text:p>
          </table:table-cell>
          <table:table-cell office:value-type="string" calcext:value-type="string">
            <text:p>&lt;/text&gt;</text:p>
          </table:table-cell>
          <table:table-cell table:formula="of:=IF(0=MOD([.B213];100);COM.MICROSOFT.CONCAT([.V213:.AK213]);[.V213])" office:value-type="string" office:string-value="&lt;line x1=&quot;429.802&quot; y1=&quot;465.080&quot; x2=&quot;420.530&quot; y2=&quot;453.289&quot; style=&quot;fill:none;stroke:#000000;stroke-width:0.75590551;stroke-miterlimit:4;stroke-dasharray:none&quot; /&gt;" calcext:value-type="string">
            <text:p>&lt;line x1="429.802" y1="465.080" x2="420.530" y2="453.289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13]+50" office:value-type="float" office:value="800" calcext:value-type="float">
            <text:p>800,000</text:p>
          </table:table-cell>
          <table:table-cell table:formula="of:=LOG([.B214])" office:value-type="float" office:value="2.90308998699194" calcext:value-type="float">
            <text:p>2,903</text:p>
          </table:table-cell>
          <table:table-cell table:formula="of:=SIN([.C214]*afact)" office:value-type="float" office:value="0.827443472542869" calcext:value-type="float">
            <text:p>0,827</text:p>
          </table:table-cell>
          <table:table-cell table:formula="of:=COS([.C214]*afact)" office:value-type="float" office:value="0.561549018115247" calcext:value-type="float">
            <text:p>0,562</text:p>
          </table:table-cell>
          <table:table-cell table:style-name="ce1" table:formula="of:=([.E214]*radius+xoff)*Mmfac" office:value-type="float" office:value="417.925293804202" calcext:value-type="float">
            <text:p>417.925293804202</text:p>
          </table:table-cell>
          <table:table-cell table:style-name="ce1" table:formula="of:=([.D214]*radius+yoff)*Mmfac" office:value-type="float" office:value="473.763129234003" calcext:value-type="float">
            <text:p>473.763129234003</text:p>
          </table:table-cell>
          <table:table-cell table:formula="of:=IF(0=MOD([.B214];100); 3   * strich ;  IF(0=MOD([.B214]; 50); 2.5 * strich ;  IF(0=MOD([.B214]; 10); 2   * strich ;  IF(0=MOD([.B214];  5); 1.5 * strich ;  IF(0=MOD([.B214];  1); 1   * strich ;                     0.6 * strich )))))*-1" office:value-type="float" office:value="-6" calcext:value-type="float">
            <text:p>-6,000</text:p>
          </table:table-cell>
          <table:table-cell table:formula="of:=([.E214]*(radius+[.H214])+xoff)*Mmfac" office:value-type="float" office:value="407.817411478127" calcext:value-type="float">
            <text:p>407.817411478127</text:p>
          </table:table-cell>
          <table:table-cell table:formula="of:=([.D214]*(radius+[.H214])+yoff)*Mmfac" office:value-type="float" office:value="458.869146728231" calcext:value-type="float">
            <text:p>458.869146728231</text:p>
          </table:table-cell>
          <table:table-cell office:value-type="string" calcext:value-type="string">
            <text:p>&lt;line x1="</text:p>
          </table:table-cell>
          <table:table-cell table:formula="of:=TEXT([.F214];&quot;000.000&quot;)" office:value-type="string" office:string-value="417.925" calcext:value-type="string">
            <text:p>417.925</text:p>
          </table:table-cell>
          <table:table-cell office:value-type="string" calcext:value-type="string">
            <text:p>" y1="</text:p>
          </table:table-cell>
          <table:table-cell table:formula="of:=TEXT([.G214];&quot;000.000&quot;)" office:value-type="string" office:string-value="473.763" calcext:value-type="string">
            <text:p>473.763</text:p>
          </table:table-cell>
          <table:table-cell office:value-type="string" calcext:value-type="string">
            <text:p>" x2="</text:p>
          </table:table-cell>
          <table:table-cell table:formula="of:=TEXT([.I214];&quot;000.000&quot;)" office:value-type="string" office:string-value="407.817" calcext:value-type="string">
            <text:p>407.817</text:p>
          </table:table-cell>
          <table:table-cell office:value-type="string" calcext:value-type="string">
            <text:p>" y2="</text:p>
          </table:table-cell>
          <table:table-cell table:formula="of:=TEXT([.J214];&quot;000.000&quot;)" office:value-type="string" office:string-value="458.869" calcext:value-type="string">
            <text:p>458.869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4:.U214])" office:value-type="string" office:string-value="&lt;line x1=&quot;417.925&quot; y1=&quot;473.763&quot; x2=&quot;407.817&quot; y2=&quot;458.869&quot; style=&quot;fill:none;stroke:#000000;stroke-width:0.75590551;stroke-miterlimit:4;stroke-dasharray:none&quot; /&gt;" calcext:value-type="string">
            <text:p>&lt;line x1="417.925" y1="473.763" x2="407.817" y2="458.869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4]*afact)*90)) / (0.5*PI());&quot;0.###&quot;)" office:value-type="string" office:string-value="415.837" calcext:value-type="string">
            <text:p>415.837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4];&quot;#&quot;)" office:value-type="string" office:string-value="800" calcext:value-type="string">
            <text:p>800</text:p>
          </table:table-cell>
          <table:table-cell office:value-type="string" calcext:value-type="string">
            <text:p>&lt;/text&gt;</text:p>
          </table:table-cell>
          <table:table-cell table:formula="of:=IF(0=MOD([.B214];100);COM.MICROSOFT.CONCAT([.V214:.AK214]);[.V214])" office:value-type="string" office:string-value="&lt;line x1=&quot;417.925&quot; y1=&quot;473.763&quot; x2=&quot;407.817&quot; y2=&quot;458.869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415.837, 300, 300)&quot;&gt;800&lt;/text&gt;" calcext:value-type="string">
            <text:p>&lt;line x1="417.925" y1="473.763" x2="407.817" y2="458.869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415.837, 300, 300)"&gt;800&lt;/text&gt;</text:p>
          </table:table-cell>
          <table:table-cell table:number-columns-repeated="986"/>
        </table:table-row>
        <table:table-row table:style-name="ro1">
          <table:table-cell/>
          <table:table-cell table:formula="of:=[.B214]+50" office:value-type="float" office:value="850" calcext:value-type="float">
            <text:p>850,000</text:p>
          </table:table-cell>
          <table:table-cell table:formula="of:=LOG([.B215])" office:value-type="float" office:value="2.92941892571429" calcext:value-type="float">
            <text:p>2,929</text:p>
          </table:table-cell>
          <table:table-cell table:formula="of:=SIN([.C215]*afact)" office:value-type="float" office:value="0.862587426061061" calcext:value-type="float">
            <text:p>0,863</text:p>
          </table:table-cell>
          <table:table-cell table:formula="of:=COS([.C215]*afact)" office:value-type="float" office:value="0.5059080276111" calcext:value-type="float">
            <text:p>0,506</text:p>
          </table:table-cell>
          <table:table-cell table:style-name="ce1" table:formula="of:=([.E215]*radius+xoff)*Mmfac" office:value-type="float" office:value="406.240685798331" calcext:value-type="float">
            <text:p>406.240685798331</text:p>
          </table:table-cell>
          <table:table-cell table:style-name="ce1" table:formula="of:=([.D215]*radius+yoff)*Mmfac" office:value-type="float" office:value="481.143359472823" calcext:value-type="float">
            <text:p>481.143359472823</text:p>
          </table:table-cell>
          <table:table-cell table:formula="of:=IF(0=MOD([.B215];100); 3   * strich ;  IF(0=MOD([.B215]; 50); 2.5 * strich ;  IF(0=MOD([.B215]; 10); 2   * strich ;  IF(0=MOD([.B215];  5); 1.5 * strich ;  IF(0=MOD([.B215];  1); 1   * strich ;                     0.6 * strich )))))*-1" office:value-type="float" office:value="-5" calcext:value-type="float">
            <text:p>-5,000</text:p>
          </table:table-cell>
          <table:table-cell table:formula="of:=([.E215]*(radius+[.H215])+xoff)*Mmfac" office:value-type="float" office:value="398.652065384164" calcext:value-type="float">
            <text:p>398.652065384164</text:p>
          </table:table-cell>
          <table:table-cell table:formula="of:=([.D215]*(radius+[.H215])+yoff)*Mmfac" office:value-type="float" office:value="468.204548081907" calcext:value-type="float">
            <text:p>468.204548081907</text:p>
          </table:table-cell>
          <table:table-cell office:value-type="string" calcext:value-type="string">
            <text:p>&lt;line x1="</text:p>
          </table:table-cell>
          <table:table-cell table:formula="of:=TEXT([.F215];&quot;000.000&quot;)" office:value-type="string" office:string-value="406.241" calcext:value-type="string">
            <text:p>406.241</text:p>
          </table:table-cell>
          <table:table-cell office:value-type="string" calcext:value-type="string">
            <text:p>" y1="</text:p>
          </table:table-cell>
          <table:table-cell table:formula="of:=TEXT([.G215];&quot;000.000&quot;)" office:value-type="string" office:string-value="481.143" calcext:value-type="string">
            <text:p>481.143</text:p>
          </table:table-cell>
          <table:table-cell office:value-type="string" calcext:value-type="string">
            <text:p>" x2="</text:p>
          </table:table-cell>
          <table:table-cell table:formula="of:=TEXT([.I215];&quot;000.000&quot;)" office:value-type="string" office:string-value="398.652" calcext:value-type="string">
            <text:p>398.652</text:p>
          </table:table-cell>
          <table:table-cell office:value-type="string" calcext:value-type="string">
            <text:p>" y2="</text:p>
          </table:table-cell>
          <table:table-cell table:formula="of:=TEXT([.J215];&quot;000.000&quot;)" office:value-type="string" office:string-value="468.205" calcext:value-type="string">
            <text:p>468.205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5:.U215])" office:value-type="string" office:string-value="&lt;line x1=&quot;406.241&quot; y1=&quot;481.143&quot; x2=&quot;398.652&quot; y2=&quot;468.205&quot; style=&quot;fill:none;stroke:#000000;stroke-width:0.75590551;stroke-miterlimit:4;stroke-dasharray:none&quot; /&gt;" calcext:value-type="string">
            <text:p>&lt;line x1="406.241" y1="481.143" x2="398.652" y2="468.205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5]*afact)*90)) / (0.5*PI());&quot;0.###&quot;)" office:value-type="string" office:string-value="419.608" calcext:value-type="string">
            <text:p>419.608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5];&quot;#&quot;)" office:value-type="string" office:string-value="850" calcext:value-type="string">
            <text:p>850</text:p>
          </table:table-cell>
          <table:table-cell office:value-type="string" calcext:value-type="string">
            <text:p>&lt;/text&gt;</text:p>
          </table:table-cell>
          <table:table-cell table:formula="of:=IF(0=MOD([.B215];100);COM.MICROSOFT.CONCAT([.V215:.AK215]);[.V215])" office:value-type="string" office:string-value="&lt;line x1=&quot;406.241&quot; y1=&quot;481.143&quot; x2=&quot;398.652&quot; y2=&quot;468.205&quot; style=&quot;fill:none;stroke:#000000;stroke-width:0.75590551;stroke-miterlimit:4;stroke-dasharray:none&quot; /&gt;" calcext:value-type="string">
            <text:p>&lt;line x1="406.241" y1="481.143" x2="398.652" y2="468.205" style="fill:none;stroke:#000000;stroke-width:0.75590551;stroke-miterlimit:4;stroke-dasharray:none" /&gt;</text:p>
          </table:table-cell>
          <table:table-cell table:number-columns-repeated="986"/>
        </table:table-row>
        <table:table-row table:style-name="ro1">
          <table:table-cell/>
          <table:table-cell table:formula="of:=[.B215]+50" office:value-type="float" office:value="900" calcext:value-type="float">
            <text:p>900,000</text:p>
          </table:table-cell>
          <table:table-cell table:formula="of:=LOG([.B216])" office:value-type="float" office:value="2.95424250943932" calcext:value-type="float">
            <text:p>2,954</text:p>
          </table:table-cell>
          <table:table-cell table:formula="of:=SIN([.C216]*afact)" office:value-type="float" office:value="0.892302888249528" calcext:value-type="float">
            <text:p>0,892</text:p>
          </table:table-cell>
          <table:table-cell table:formula="of:=COS([.C216]*afact)" office:value-type="float" office:value="0.451437211161808" calcext:value-type="float">
            <text:p>0,451</text:p>
          </table:table-cell>
          <table:table-cell table:style-name="ce1" table:formula="of:=([.E216]*radius+xoff)*Mmfac" office:value-type="float" office:value="394.80181434398" calcext:value-type="float">
            <text:p>394.80181434398</text:p>
          </table:table-cell>
          <table:table-cell table:style-name="ce1" table:formula="of:=([.D216]*radius+yoff)*Mmfac" office:value-type="float" office:value="487.383606532401" calcext:value-type="float">
            <text:p>487.383606532401</text:p>
          </table:table-cell>
          <table:table-cell table:formula="of:=IF(0=MOD([.B216];100); 3   * strich ;  IF(0=MOD([.B216]; 50); 2.5 * strich ;  IF(0=MOD([.B216]; 10); 2   * strich ;  IF(0=MOD([.B216];  5); 1.5 * strich ;  IF(0=MOD([.B216];  1); 1   * strich ;                     0.6 * strich )))))*-1" office:value-type="float" office:value="-6" calcext:value-type="float">
            <text:p>-6,000</text:p>
          </table:table-cell>
          <table:table-cell table:formula="of:=([.E216]*(radius+[.H216])+xoff)*Mmfac" office:value-type="float" office:value="386.675944543067" calcext:value-type="float">
            <text:p>386.675944543067</text:p>
          </table:table-cell>
          <table:table-cell table:formula="of:=([.D216]*(radius+[.H216])+yoff)*Mmfac" office:value-type="float" office:value="471.322154543909" calcext:value-type="float">
            <text:p>471.322154543909</text:p>
          </table:table-cell>
          <table:table-cell office:value-type="string" calcext:value-type="string">
            <text:p>&lt;line x1="</text:p>
          </table:table-cell>
          <table:table-cell table:formula="of:=TEXT([.F216];&quot;000.000&quot;)" office:value-type="string" office:string-value="394.802" calcext:value-type="string">
            <text:p>394.802</text:p>
          </table:table-cell>
          <table:table-cell office:value-type="string" calcext:value-type="string">
            <text:p>" y1="</text:p>
          </table:table-cell>
          <table:table-cell table:formula="of:=TEXT([.G216];&quot;000.000&quot;)" office:value-type="string" office:string-value="487.384" calcext:value-type="string">
            <text:p>487.384</text:p>
          </table:table-cell>
          <table:table-cell office:value-type="string" calcext:value-type="string">
            <text:p>" x2="</text:p>
          </table:table-cell>
          <table:table-cell table:formula="of:=TEXT([.I216];&quot;000.000&quot;)" office:value-type="string" office:string-value="386.676" calcext:value-type="string">
            <text:p>386.676</text:p>
          </table:table-cell>
          <table:table-cell office:value-type="string" calcext:value-type="string">
            <text:p>" y2="</text:p>
          </table:table-cell>
          <table:table-cell table:formula="of:=TEXT([.J216];&quot;000.000&quot;)" office:value-type="string" office:string-value="471.322" calcext:value-type="string">
            <text:p>471.322</text:p>
          </table:table-cell>
          <table:table-cell office:value-type="string" calcext:value-type="string">
            <text:p>" style="</text:p>
          </table:table-cell>
          <table:table-cell table:formula="of:=stil" office:value-type="string" office:string-value="fill:none;stroke:#000000;stroke-width:0.75590551;stroke-miterlimit:4;stroke-dasharray:none" calcext:value-type="string">
            <text:p>fill:none;stroke:#000000;stroke-width:0.75590551;stroke-miterlimit:4;stroke-dasharray:none</text:p>
          </table:table-cell>
          <table:table-cell office:value-type="string" calcext:value-type="string">
            <text:p>" /&gt;</text:p>
          </table:table-cell>
          <table:table-cell table:formula="of:=COM.MICROSOFT.CONCAT([.K216:.U216])" office:value-type="string" office:string-value="&lt;line x1=&quot;394.802&quot; y1=&quot;487.384&quot; x2=&quot;386.676&quot; y2=&quot;471.322&quot; style=&quot;fill:none;stroke:#000000;stroke-width:0.75590551;stroke-miterlimit:4;stroke-dasharray:none&quot; /&gt;" calcext:value-type="string">
            <text:p>&lt;line x1="394.802" y1="487.384" x2="386.676" y2="471.322" style="fill:none;stroke:#000000;stroke-width:0.75590551;stroke-miterlimit:4;stroke-dasharray:none" /&gt;</text:p>
          </table:table-cell>
          <table:table-cell office:value-type="string" calcext:value-type="string">
            <text:p>&lt;text x="</text:p>
          </table:table-cell>
          <table:table-cell table:formula="of:=(xoff+radius-7*strich)*Mmfac" office:value-type="float" office:value="468" calcext:value-type="float">
            <text:p>468</text:p>
          </table:table-cell>
          <table:table-cell office:value-type="string" calcext:value-type="string">
            <text:p>" y="</text:p>
          </table:table-cell>
          <table:table-cell table:formula="of:=yoff*Mmfac+0.5*textheight" office:value-type="float" office:value="306" calcext:value-type="float">
            <text:p>306</text:p>
          </table:table-cell>
          <table:table-cell office:value-type="string" calcext:value-type="string">
            <text:p>" style="</text:p>
          </table:table-cell>
          <table:table-cell table:formula="of:=tstil" office:value-type="string" office:string-value="font-style:normal;font-variant:normal;font-weight:normal;font-stretch:normal;font-size:12px;line-height:1.25;font-family:'Droid Serif';-inkscape-font-specification:'Droid Serif'" calcext:value-type="string">
            <text:p>font-style:normal;font-variant:normal;font-weight:normal;font-stretch:normal;font-size:12px;line-height:1.25;font-family:'Droid Serif';-inkscape-font-specification:'Droid Serif'</text:p>
          </table:table-cell>
          <table:table-cell office:value-type="string" calcext:value-type="string">
            <text:p>" transform="rotate(</text:p>
          </table:table-cell>
          <table:table-cell table:formula="of:=TEXT( ((([.C216]*afact)*90)) / (0.5*PI());&quot;0.###&quot;)" office:value-type="string" office:string-value="423.164" calcext:value-type="string">
            <text:p>423.164</text:p>
          </table:table-cell>
          <table:table-cell office:value-type="string" calcext:value-type="string">
            <text:p>, </text:p>
          </table:table-cell>
          <table:table-cell table:formula="of:=TEXT(xoff*Mmfac;&quot;0.#&quot;)" office:value-type="string" office:string-value="300" calcext:value-type="string">
            <text:p>300</text:p>
          </table:table-cell>
          <table:table-cell office:value-type="string" calcext:value-type="string">
            <text:p>, </text:p>
          </table:table-cell>
          <table:table-cell table:formula="of:=TEXT(yoff*Mmfac;&quot;0.#&quot;)" office:value-type="string" office:string-value="300" calcext:value-type="string">
            <text:p>300</text:p>
          </table:table-cell>
          <table:table-cell office:value-type="string" calcext:value-type="string">
            <text:p>)"&gt;</text:p>
          </table:table-cell>
          <table:table-cell table:style-name="ce2" table:formula="of:=TEXT([.B216];&quot;#&quot;)" office:value-type="string" office:string-value="900" calcext:value-type="string">
            <text:p>900</text:p>
          </table:table-cell>
          <table:table-cell office:value-type="string" calcext:value-type="string">
            <text:p>&lt;/text&gt;</text:p>
          </table:table-cell>
          <table:table-cell table:formula="of:=IF(0=MOD([.B216];100);COM.MICROSOFT.CONCAT([.V216:.AK216]);[.V216])" office:value-type="string" office:string-value="&lt;line x1=&quot;394.802&quot; y1=&quot;487.384&quot; x2=&quot;386.676&quot; y2=&quot;471.322&quot; style=&quot;fill:none;stroke:#000000;stroke-width:0.75590551;stroke-miterlimit:4;stroke-dasharray:none&quot; /&gt;&lt;text x=&quot;468&quot; y=&quot;306&quot; style=&quot;font-style:normal;font-variant:normal;font-weight:normal;font-stretch:normal;font-size:12px;line-height:1.25;font-family:'Droid Serif';-inkscape-font-specification:'Droid Serif'&quot; transform=&quot;rotate(423.164, 300, 300)&quot;&gt;900&lt;/text&gt;" calcext:value-type="string">
            <text:p>&lt;line x1="394.802" y1="487.384" x2="386.676" y2="471.322" style="fill:none;stroke:#000000;stroke-width:0.75590551;stroke-miterlimit:4;stroke-dasharray:none" /&gt;&lt;text x="468" y="306" style="font-style:normal;font-variant:normal;font-weight:normal;font-stretch:normal;font-size:12px;line-height:1.25;font-family:'Droid Serif';-inkscape-font-specification:'Droid Serif'" transform="rotate(423.164, 300, 300)"&gt;900&lt;/text&gt;</text:p>
          </table:table-cell>
          <table:table-cell table:number-columns-repeated="986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28"/>
          <table:table-cell table:style-name="ce2"/>
          <table:table-cell table:number-columns-repeated="988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4"/>
          <table:table-cell table:style-name="ce1" office:value-type="string" calcext:value-type="string">
            <text:p>&lt;/svg&gt;</text:p>
          </table:table-cell>
          <table:table-cell table:number-columns-repeated="13"/>
          <table:table-cell table:style-name="ce2"/>
          <table:table-cell/>
          <table:table-cell table:formula="of:=IF(0=MOD([.B219];50);COM.MICROSOFT.CONCAT([.V219:.AK219]);[.V219])" office:value-type="string" office:string-value="&lt;/svg&gt;" calcext:value-type="string">
            <text:p>&lt;/svg&gt;</text:p>
          </table:table-cell>
          <table:table-cell table:number-columns-repeated="986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adius" table:base-cell-address="$DistCircle.$C$2" table:cell-range-address="$DistCircle.$C$2"/>
          <table:named-range table:name="strich" table:base-cell-address="$DistCircle.$C$3" table:cell-range-address="$DistCircle.$C$3"/>
          <table:named-range table:name="xoff" table:base-cell-address="$DistCircle.$C$4" table:cell-range-address="$DistCircle.$C$4"/>
          <table:named-range table:name="yoff" table:base-cell-address="$DistCircle.$C$5" table:cell-range-address="$DistCircle.$C$5"/>
        </table:named-expressions>
      </table:table>
      <table:named-expressions>
        <table:named-range table:name="afact" table:base-cell-address="$AngleCircle.$C$7" table:cell-range-address="$AngleCircle.$C$7"/>
        <table:named-range table:name="Mmfac" table:base-cell-address="$AngleCircle.$C$9" table:cell-range-address="$AngleCircle.$C$9"/>
        <table:named-range table:name="radius" table:base-cell-address="$AngleCircle.$C$2" table:cell-range-address="$AngleCircle.$C$2"/>
        <table:named-range table:name="stil" table:base-cell-address="$AngleCircle.$C$6" table:cell-range-address="$AngleCircle.$C$6"/>
        <table:named-range table:name="strich" table:base-cell-address="$AngleCircle.$C$3" table:cell-range-address="$AngleCircle.$C$3"/>
        <table:named-range table:name="style" table:base-cell-address="$AngleCircle.$C$6" table:cell-range-address="$AngleCircle.$C$6"/>
        <table:named-range table:name="textheight" table:base-cell-address="$AngleCircle.$C$10" table:cell-range-address="$AngleCircle.$C$10"/>
        <table:named-range table:name="tstil" table:base-cell-address="$AngleCircle.$C$8" table:cell-range-address="$AngleCircle.$C$8"/>
        <table:named-range table:name="xoff" table:base-cell-address="$AngleCircle.$C$4" table:cell-range-address="$AngleCircle.$C$4"/>
        <table:named-range table:name="yoff" table:base-cell-address="$AngleCircle.$C$5" table:cell-range-address="$AngleCircle.$C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 style:data-style-name="N2" text:time-value="17:10:26.649261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19:10.204463787</meta:creation-date>
    <meta:editing-duration>PT1H28M25S</meta:editing-duration>
    <meta:editing-cycles>23</meta:editing-cycles>
    <meta:generator>LibreOffice/7.1.8.1$Linux_X86_64 LibreOffice_project/10$Build-1</meta:generator>
    <dc:date>2021-12-19T17:14:12.111294189</dc:date>
    <meta:document-statistic meta:table-count="2" meta:cell-count="10957" meta:object-count="0"/>
  </office:meta>
</office:document-meta>
</file>